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41">
      <style:table-cell-properties fo:background-color="transparent"/>
    </style:style>
    <style:style style:name="ce36" style:family="table-cell" style:parent-style-name="Default" style:data-style-name="N10000">
      <style:table-cell-properties fo:background-color="transparent"/>
    </style:style>
    <style:style style:name="ce37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35"/>
        <table:table-column table:style-name="co2" table:default-cell-style-name="ce11"/>
        <table:table-column table:style-name="co1" table:default-cell-style-name="ce11"/>
        <table:table-column table:style-name="co2" table:number-columns-repeated="3" table:default-cell-style-name="ce36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table:style-name="Default" office:value-type="string" calcext:value-type="string">
            <text:p>hora</text:p>
          </table:table-cell>
          <table:table-cell table:style-name="Default" office:value-type="string" calcext:value-type="string">
            <text:p>incr</text:p>
          </table:table-cell>
          <table:table-cell table:style-name="Default" office:value-type="string" calcext:value-type="string">
            <text:p>dia</text:p>
          </table:table-cell>
          <table:table-cell table:style-name="Default" office:value-type="string" calcext:value-type="string">
            <text:p>hora dec</text:p>
          </table:table-cell>
          <table:table-cell table:style-name="Default" office:value-type="string" calcext:value-type="string">
            <text:p>tag</text:p>
          </table:table-cell>
          <table:table-cell table:style-name="Default"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16:00:00" calcext:value-type="date">
            <text:p>2019-10-07 16:00:00</text:p>
          </table:table-cell>
          <table:table-cell table:style-name="ce5" table:number-columns-repeated="3"/>
          <table:table-cell table:style-name="ce8" table:formula="of:=150+40" office:value-type="float" office:value="190" calcext:value-type="float">
            <text:p>190</text:p>
          </table:table-cell>
          <table:table-cell table:style-name="ce8" table:number-columns-repeated="2"/>
          <table:table-cell table:style-name="ce10" office:value-type="float" office:value="30" calcext:value-type="float">
            <text:p>3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662" calcext:value-type="float">
            <text:p>662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43745" calcext:value-type="float">
            <text:p>43745</text:p>
          </table:table-cell>
          <table:table-cell table:style-name="ce35" table:number-columns-repeated="2"/>
          <table:table-cell table:style-name="ce11" office:value-type="string" calcext:value-type="string">
            <text:p>extendido?</text:p>
          </table:table-cell>
          <table:table-cell table:style-name="ce35" office:value-type="time" office:time-value="PT18H00M00S" calcext:value-type="time">
            <text:p>18:00:00</text:p>
          </table:table-cell>
          <table:table-cell table:formula="of:=(([.R2]-[.L2])/[.T2])*[.J2]+2" office:value-type="float" office:value="530" calcext:value-type="float">
            <text:p>530</text:p>
          </table:table-cell>
          <table:table-cell table:style-name="ce35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15:38:44.123154" calcext:value-type="date">
            <text:p>2019-10-07 15:38:44</text:p>
          </table:table-cell>
          <table:table-cell table:style-name="ce7" table:formula="of:=[.A3]" office:value-type="date" office:date-value="2019-10-07T15:38:44.123154" calcext:value-type="date">
            <text:p>2019-10-07 15:38:44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15:38:44.1231537424" calcext:value-type="date">
            <text:p>12/30/99 03:38 PM</text:p>
          </table:table-cell>
          <table:table-cell table:formula="of:=MOD([.E2]-[.$E$2];[.$H$2])+1+[.$E$2]"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formula="of:=SUM(MOD(SUM([.L2]-[.L$2];[.T$2]);[.R$2]-[.L$2]);[.L$2])" office:value-type="time" office:time-value="PT14H10M00S" calcext:value-type="time">
            <text:p>14:10:00</text:p>
          </table:table-cell>
          <table:table-cell table:formula="of:=IF([.L3]&lt;[.L2];[.M2]+[.H$2];[.M2])" office:value-type="float" office:value="0" calcext:value-type="float">
            <text:p>0</text:p>
          </table:table-cell>
          <table:table-cell table:formula="of:=OFFSET([.C$4];[.M3];0)" office:value-type="float" office:value="43745" calcext:value-type="float">
            <text:p>43745</text:p>
          </table:table-cell>
          <table:table-cell table:formula="of:=[.L3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3];0)&lt;=[.O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15:47:13.631241" calcext:value-type="date">
            <text:p>2019-10-07 15:47:14</text:p>
          </table:table-cell>
          <table:table-cell table:style-name="ce7" table:formula="of:=[.A4]" office:value-type="date" office:date-value="2019-10-07T15:47:13.631241" calcext:value-type="date">
            <text:p>2019-10-07 15:47:14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15:47:13.63124057651" calcext:value-type="date">
            <text:p>12/30/99 03:47 PM</text:p>
          </table:table-cell>
          <table:table-cell table:formula="of:=MOD([.E3]-[.$E$2];[.$H$2])+1+[.$E$2]" office:value-type="float" office:value="192" calcext:value-type="float">
            <text:p>192</text:p>
          </table:table-cell>
          <table:table-cell table:formula="of:=MOD([.F3]+1/[.$H$2];5)" office:value-type="float" office:value="0.0333333333333333" calcext:value-type="float">
            <text:p>0,033333333333333</text:p>
          </table:table-cell>
          <table:table-cell table:formula="of:=IF([.F4]&lt;0.000001;[.G3]+2+1/[.$H$2];[.G3]+1/[.$H$2])" office:value-type="float" office:value="0.0333333333333333" calcext:value-type="float">
            <text:p>0,033333333333333</text:p>
          </table:table-cell>
          <table:table-cell table:number-columns-repeated="2"/>
          <table:table-cell table:style-name="ce13"/>
          <table:table-cell table:style-name="ce26"/>
          <table:table-cell table:formula="of:=SUM(MOD(SUM([.L3]-[.L$2];[.T$2]);[.R$2]-[.L$2]);[.L$2])" office:value-type="time" office:time-value="PT14H20M00S" calcext:value-type="time">
            <text:p>14:20:00</text:p>
          </table:table-cell>
          <table:table-cell table:formula="of:=IF([.L4]&lt;[.L3];[.M3]+[.H$2];[.M3])" office:value-type="float" office:value="0" calcext:value-type="float">
            <text:p>0</text:p>
          </table:table-cell>
          <table:table-cell table:formula="of:=OFFSET([.C$4];[.M4];0)" office:value-type="float" office:value="43745" calcext:value-type="float">
            <text:p>43745</text:p>
          </table:table-cell>
          <table:table-cell table:formula="of:=[.L4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4];0)&lt;=[.O4];0;1)" office:value-type="float" office:value="1" calcext:value-type="float">
            <text:p>1</text:p>
          </table:table-cell>
          <table:table-cell table:style-name="ce37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16:09:48.686359" calcext:value-type="date">
            <text:p>2019-10-07 16:09:49</text:p>
          </table:table-cell>
          <table:table-cell table:style-name="ce7" table:formula="of:=[.A5]" office:value-type="date" office:date-value="2019-10-07T16:09:48.686359" calcext:value-type="date">
            <text:p>2019-10-07 16:09:49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16:09:48.686358626" calcext:value-type="date">
            <text:p>12/30/99 04:09 PM</text:p>
          </table:table-cell>
          <table:table-cell table:formula="of:=MOD([.E4]-[.$E$2];[.$H$2])+1+[.$E$2]" office:value-type="float" office:value="193" calcext:value-type="float">
            <text:p>193</text:p>
          </table:table-cell>
          <table:table-cell table:formula="of:=MOD([.F4]+1/[.$H$2];5)" office:value-type="float" office:value="0.0666666666666667" calcext:value-type="float">
            <text:p>0,066666666666667</text:p>
          </table:table-cell>
          <table:table-cell table:formula="of:=IF([.F5]&lt;0.000001;[.G4]+2+1/[.$H$2];[.G4]+1/[.$H$2])" office:value-type="float" office:value="0.0666666666666667" calcext:value-type="float">
            <text:p>0,066666666666667</text:p>
          </table:table-cell>
          <table:table-cell table:number-columns-repeated="2"/>
          <table:table-cell table:style-name="ce13"/>
          <table:table-cell table:style-name="ce26"/>
          <table:table-cell table:formula="of:=SUM(MOD(SUM([.L4]-[.L$2];[.T$2]);[.R$2]-[.L$2]);[.L$2])" office:value-type="time" office:time-value="PT14H30M00S" calcext:value-type="time">
            <text:p>14:30:00</text:p>
          </table:table-cell>
          <table:table-cell table:formula="of:=IF([.L5]&lt;[.L4];[.M4]+[.H$2];[.M4])" office:value-type="float" office:value="0" calcext:value-type="float">
            <text:p>0</text:p>
          </table:table-cell>
          <table:table-cell table:formula="of:=OFFSET([.C$4];[.M5];0)" office:value-type="float" office:value="43745" calcext:value-type="float">
            <text:p>43745</text:p>
          </table:table-cell>
          <table:table-cell table:formula="of:=[.L5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5];0)&lt;=[.O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15:49:30.12987" calcext:value-type="date">
            <text:p>2019-10-07 15:49:30</text:p>
          </table:table-cell>
          <table:table-cell table:style-name="ce7" table:formula="of:=[.A6]" office:value-type="date" office:date-value="2019-10-07T15:49:30.12987" calcext:value-type="date">
            <text:p>2019-10-07 15:49:30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15:49:30.12987029739" calcext:value-type="date">
            <text:p>12/30/99 03:49 PM</text:p>
          </table:table-cell>
          <table:table-cell table:formula="of:=MOD([.E5]-[.$E$2];[.$H$2])+1+[.$E$2]" office:value-type="float" office:value="194" calcext:value-type="float">
            <text:p>194</text:p>
          </table:table-cell>
          <table:table-cell table:formula="of:=MOD([.F5]+1/[.$H$2];5)" office:value-type="float" office:value="0.1" calcext:value-type="float">
            <text:p>0,1</text:p>
          </table:table-cell>
          <table:table-cell table:formula="of:=IF([.F6]&lt;0.000001;[.G5]+2+1/[.$H$2];[.G5]+1/[.$H$2])" office:value-type="float" office:value="0.1" calcext:value-type="float">
            <text:p>0,1</text:p>
          </table:table-cell>
          <table:table-cell table:number-columns-repeated="2"/>
          <table:table-cell table:style-name="ce13"/>
          <table:table-cell table:style-name="ce26"/>
          <table:table-cell table:formula="of:=SUM(MOD(SUM([.L5]-[.L$2];[.T$2]);[.R$2]-[.L$2]);[.L$2])" office:value-type="time" office:time-value="PT14H40M00S" calcext:value-type="time">
            <text:p>14:40:00</text:p>
          </table:table-cell>
          <table:table-cell table:formula="of:=IF([.L6]&lt;[.L5];[.M5]+[.H$2];[.M5])" office:value-type="float" office:value="0" calcext:value-type="float">
            <text:p>0</text:p>
          </table:table-cell>
          <table:table-cell table:formula="of:=OFFSET([.C$4];[.M6];0)" office:value-type="float" office:value="43745" calcext:value-type="float">
            <text:p>43745</text:p>
          </table:table-cell>
          <table:table-cell table:formula="of:=[.L6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6];0)&lt;=[.O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15:59:15.803801" calcext:value-type="date">
            <text:p>2019-10-07 15:59:16</text:p>
          </table:table-cell>
          <table:table-cell table:style-name="ce7" table:formula="of:=[.A7]" office:value-type="date" office:date-value="2019-10-07T15:59:15.803801" calcext:value-type="date">
            <text:p>2019-10-07 15:59:16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15:59:15.80380142201" calcext:value-type="date">
            <text:p>12/30/99 03:59 PM</text:p>
          </table:table-cell>
          <table:table-cell table:formula="of:=MOD([.E6]-[.$E$2];[.$H$2])+1+[.$E$2]" office:value-type="float" office:value="195" calcext:value-type="float">
            <text:p>195</text:p>
          </table:table-cell>
          <table:table-cell table:formula="of:=MOD([.F6]+1/[.$H$2];5)" office:value-type="float" office:value="0.133333333333333" calcext:value-type="float">
            <text:p>0,133333333333333</text:p>
          </table:table-cell>
          <table:table-cell table:formula="of:=IF([.F7]&lt;0.000001;[.G6]+2+1/[.$H$2];[.G6]+1/[.$H$2])" office:value-type="float" office:value="0.133333333333333" calcext:value-type="float">
            <text:p>0,133333333333333</text:p>
          </table:table-cell>
          <table:table-cell table:number-columns-repeated="2"/>
          <table:table-cell table:style-name="ce13"/>
          <table:table-cell table:style-name="ce26"/>
          <table:table-cell table:formula="of:=SUM(MOD(SUM([.L6]-[.L$2];[.T$2]);[.R$2]-[.L$2]);[.L$2])" office:value-type="time" office:time-value="PT14H50M00S" calcext:value-type="time">
            <text:p>14:50:00</text:p>
          </table:table-cell>
          <table:table-cell table:formula="of:=IF([.L7]&lt;[.L6];[.M6]+[.H$2];[.M6])" office:value-type="float" office:value="0" calcext:value-type="float">
            <text:p>0</text:p>
          </table:table-cell>
          <table:table-cell table:formula="of:=OFFSET([.C$4];[.M7];0)" office:value-type="float" office:value="43745" calcext:value-type="float">
            <text:p>43745</text:p>
          </table:table-cell>
          <table:table-cell table:formula="of:=[.L7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7];0)&lt;=[.O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16:16:52.810248" calcext:value-type="date">
            <text:p>2019-10-07 16:16:53</text:p>
          </table:table-cell>
          <table:table-cell table:style-name="ce7" table:formula="of:=[.A8]" office:value-type="date" office:date-value="2019-10-07T16:16:52.810248" calcext:value-type="date">
            <text:p>2019-10-07 16:16:53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16:16:52.81024755444" calcext:value-type="date">
            <text:p>12/30/99 04:16 PM</text:p>
          </table:table-cell>
          <table:table-cell table:formula="of:=MOD([.E7]-[.$E$2];[.$H$2])+1+[.$E$2]" office:value-type="float" office:value="196" calcext:value-type="float">
            <text:p>196</text:p>
          </table:table-cell>
          <table:table-cell table:formula="of:=MOD([.F7]+1/[.$H$2];5)" office:value-type="float" office:value="0.166666666666667" calcext:value-type="float">
            <text:p>0,166666666666667</text:p>
          </table:table-cell>
          <table:table-cell table:formula="of:=IF([.F8]&lt;0.000001;[.G7]+2+1/[.$H$2];[.G7]+1/[.$H$2])" office:value-type="float" office:value="0.166666666666667" calcext:value-type="float">
            <text:p>0,1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7]-[.L$2];[.T$2]);[.R$2]-[.L$2]);[.L$2])" office:value-type="time" office:time-value="PT15H00M00S" calcext:value-type="time">
            <text:p>15:00:00</text:p>
          </table:table-cell>
          <table:table-cell table:formula="of:=IF([.L8]&lt;[.L7];[.M7]+[.H$2];[.M7])" office:value-type="float" office:value="0" calcext:value-type="float">
            <text:p>0</text:p>
          </table:table-cell>
          <table:table-cell table:formula="of:=OFFSET([.C$4];[.M8];0)" office:value-type="float" office:value="43745" calcext:value-type="float">
            <text:p>43745</text:p>
          </table:table-cell>
          <table:table-cell table:formula="of:=[.L8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8];0)&lt;=[.O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16:07:30.335067" calcext:value-type="date">
            <text:p>2019-10-07 16:07:30</text:p>
          </table:table-cell>
          <table:table-cell table:style-name="ce7" table:formula="of:=[.A9]" office:value-type="date" office:date-value="2019-10-07T16:07:30.335067" calcext:value-type="date">
            <text:p>2019-10-07 16:07:30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16:07:30.33506657928" calcext:value-type="date">
            <text:p>12/30/99 04:07 PM</text:p>
          </table:table-cell>
          <table:table-cell table:formula="of:=MOD([.E8]-[.$E$2];[.$H$2])+1+[.$E$2]" office:value-type="float" office:value="197" calcext:value-type="float">
            <text:p>197</text:p>
          </table:table-cell>
          <table:table-cell table:formula="of:=MOD([.F8]+1/[.$H$2];5)" office:value-type="float" office:value="0.2" calcext:value-type="float">
            <text:p>0,2</text:p>
          </table:table-cell>
          <table:table-cell table:formula="of:=IF([.F9]&lt;0.000001;[.G8]+2+1/[.$H$2];[.G8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 table:number-columns-repeated="2"/>
          <table:table-cell table:formula="of:=SUM(MOD(SUM([.L8]-[.L$2];[.T$2]);[.R$2]-[.L$2]);[.L$2])" office:value-type="time" office:time-value="PT15H10M00S" calcext:value-type="time">
            <text:p>15:10:00</text:p>
          </table:table-cell>
          <table:table-cell table:formula="of:=IF([.L9]&lt;[.L8];[.M8]+[.H$2];[.M8])" office:value-type="float" office:value="0" calcext:value-type="float">
            <text:p>0</text:p>
          </table:table-cell>
          <table:table-cell table:formula="of:=OFFSET([.C$4];[.M9];0)" office:value-type="float" office:value="43745" calcext:value-type="float">
            <text:p>43745</text:p>
          </table:table-cell>
          <table:table-cell table:formula="of:=[.L9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9];0)&lt;=[.O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15:45:43.177431" calcext:value-type="date">
            <text:p>2019-10-07 15:45:43</text:p>
          </table:table-cell>
          <table:table-cell table:style-name="ce7" table:formula="of:=[.A10]" office:value-type="date" office:date-value="2019-10-07T15:45:43.177431" calcext:value-type="date">
            <text:p>2019-10-07 15:45:43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15:45:43.17743126303" calcext:value-type="date">
            <text:p>12/30/99 03:45 PM</text:p>
          </table:table-cell>
          <table:table-cell table:formula="of:=MOD([.E9]-[.$E$2];[.$H$2])+1+[.$E$2]" office:value-type="float" office:value="198" calcext:value-type="float">
            <text:p>198</text:p>
          </table:table-cell>
          <table:table-cell table:formula="of:=MOD([.F9]+1/[.$H$2];5)" office:value-type="float" office:value="0.233333333333333" calcext:value-type="float">
            <text:p>0,233333333333333</text:p>
          </table:table-cell>
          <table:table-cell table:formula="of:=IF([.F10]&lt;0.000001;[.G9]+2+1/[.$H$2];[.G9]+1/[.$H$2])" office:value-type="float" office:value="0.233333333333333" calcext:value-type="float">
            <text:p>0,2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9]-[.L$2];[.T$2]);[.R$2]-[.L$2]);[.L$2])" office:value-type="time" office:time-value="PT15H20M00S" calcext:value-type="time">
            <text:p>15:20:00</text:p>
          </table:table-cell>
          <table:table-cell table:formula="of:=IF([.L10]&lt;[.L9];[.M9]+[.H$2];[.M9])" office:value-type="float" office:value="0" calcext:value-type="float">
            <text:p>0</text:p>
          </table:table-cell>
          <table:table-cell table:formula="of:=OFFSET([.C$4];[.M10];0)" office:value-type="float" office:value="43745" calcext:value-type="float">
            <text:p>43745</text:p>
          </table:table-cell>
          <table:table-cell table:formula="of:=[.L10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0];0)&lt;=[.O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15:47:07.090249" calcext:value-type="date">
            <text:p>2019-10-07 15:47:07</text:p>
          </table:table-cell>
          <table:table-cell table:style-name="ce7" table:formula="of:=[.A11]" office:value-type="date" office:date-value="2019-10-07T15:47:07.090249" calcext:value-type="date">
            <text:p>2019-10-07 15:47:07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15:47:07.09024935029" calcext:value-type="date">
            <text:p>12/30/99 03:47 PM</text:p>
          </table:table-cell>
          <table:table-cell table:formula="of:=MOD([.E10]-[.$E$2];[.$H$2])+1+[.$E$2]" office:value-type="float" office:value="199" calcext:value-type="float">
            <text:p>199</text:p>
          </table:table-cell>
          <table:table-cell table:formula="of:=MOD([.F10]+1/[.$H$2];5)" office:value-type="float" office:value="0.266666666666667" calcext:value-type="float">
            <text:p>0,266666666666667</text:p>
          </table:table-cell>
          <table:table-cell table:formula="of:=IF([.F11]&lt;0.000001;[.G10]+2+1/[.$H$2];[.G10]+1/[.$H$2])" office:value-type="float" office:value="0.266666666666667" calcext:value-type="float">
            <text:p>0,2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0]-[.L$2];[.T$2]);[.R$2]-[.L$2]);[.L$2])" office:value-type="time" office:time-value="PT15H30M00S" calcext:value-type="time">
            <text:p>15:30:00</text:p>
          </table:table-cell>
          <table:table-cell table:formula="of:=IF([.L11]&lt;[.L10];[.M10]+[.H$2];[.M10])" office:value-type="float" office:value="0" calcext:value-type="float">
            <text:p>0</text:p>
          </table:table-cell>
          <table:table-cell table:formula="of:=OFFSET([.C$4];[.M11];0)" office:value-type="float" office:value="43745" calcext:value-type="float">
            <text:p>43745</text:p>
          </table:table-cell>
          <table:table-cell table:formula="of:=[.L11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1];0)&lt;=[.O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15:57:49.730934" calcext:value-type="date">
            <text:p>2019-10-07 15:57:50</text:p>
          </table:table-cell>
          <table:table-cell table:style-name="ce7" table:formula="of:=[.A12]" office:value-type="date" office:date-value="2019-10-07T15:57:49.730934" calcext:value-type="date">
            <text:p>2019-10-07 15:57:50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15:57:49.73093419801" calcext:value-type="date">
            <text:p>12/30/99 03:57 PM</text:p>
          </table:table-cell>
          <table:table-cell table:formula="of:=MOD([.E11]-[.$E$2];[.$H$2])+1+[.$E$2]" office:value-type="float" office:value="200" calcext:value-type="float">
            <text:p>200</text:p>
          </table:table-cell>
          <table:table-cell table:formula="of:=MOD([.F11]+1/[.$H$2];5)" office:value-type="float" office:value="0.3" calcext:value-type="float">
            <text:p>0,3</text:p>
          </table:table-cell>
          <table:table-cell table:formula="of:=IF([.F12]&lt;0.000001;[.G11]+2+1/[.$H$2];[.G11]+1/[.$H$2])" office:value-type="float" office:value="0.3" calcext:value-type="float">
            <text:p>0,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1]-[.L$2];[.T$2]);[.R$2]-[.L$2]);[.L$2])" office:value-type="time" office:time-value="PT15H40M00S" calcext:value-type="time">
            <text:p>15:40:00</text:p>
          </table:table-cell>
          <table:table-cell table:formula="of:=IF([.L12]&lt;[.L11];[.M11]+[.H$2];[.M11])" office:value-type="float" office:value="0" calcext:value-type="float">
            <text:p>0</text:p>
          </table:table-cell>
          <table:table-cell table:formula="of:=OFFSET([.C$4];[.M12];0)" office:value-type="float" office:value="43745" calcext:value-type="float">
            <text:p>43745</text:p>
          </table:table-cell>
          <table:table-cell table:formula="of:=[.L12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2];0)&lt;=[.O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15:19:38.736095" calcext:value-type="date">
            <text:p>2019-10-07 15:19:39</text:p>
          </table:table-cell>
          <table:table-cell table:style-name="ce7" table:formula="of:=[.A13]" office:value-type="date" office:date-value="2019-10-07T15:19:38.736095" calcext:value-type="date">
            <text:p>2019-10-07 15:19:39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15:19:38.7360947812" calcext:value-type="date">
            <text:p>12/30/99 03:19 PM</text:p>
          </table:table-cell>
          <table:table-cell table:formula="of:=MOD([.E12]-[.$E$2];[.$H$2])+1+[.$E$2]" office:value-type="float" office:value="201" calcext:value-type="float">
            <text:p>201</text:p>
          </table:table-cell>
          <table:table-cell table:formula="of:=MOD([.F12]+1/[.$H$2];5)" office:value-type="float" office:value="0.333333333333333" calcext:value-type="float">
            <text:p>0,333333333333333</text:p>
          </table:table-cell>
          <table:table-cell table:formula="of:=IF([.F13]&lt;0.000001;[.G12]+2+1/[.$H$2];[.G12]+1/[.$H$2])" office:value-type="float" office:value="0.333333333333333" calcext:value-type="float">
            <text:p>0,3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2]-[.L$2];[.T$2]);[.R$2]-[.L$2]);[.L$2])" office:value-type="time" office:time-value="PT15H50M00S" calcext:value-type="time">
            <text:p>15:50:00</text:p>
          </table:table-cell>
          <table:table-cell table:formula="of:=IF([.L13]&lt;[.L12];[.M12]+[.H$2];[.M12])" office:value-type="float" office:value="0" calcext:value-type="float">
            <text:p>0</text:p>
          </table:table-cell>
          <table:table-cell table:formula="of:=OFFSET([.C$4];[.M13];0)" office:value-type="float" office:value="43745" calcext:value-type="float">
            <text:p>43745</text:p>
          </table:table-cell>
          <table:table-cell table:formula="of:=[.L13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3];0)&lt;=[.O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15:42:58.627051" calcext:value-type="date">
            <text:p>2019-10-07 15:42:59</text:p>
          </table:table-cell>
          <table:table-cell table:style-name="ce7" table:formula="of:=[.A14]" office:value-type="date" office:date-value="2019-10-07T15:42:58.627051" calcext:value-type="date">
            <text:p>2019-10-07 15:42:59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15:42:58.62705141306" calcext:value-type="date">
            <text:p>12/30/99 03:42 PM</text:p>
          </table:table-cell>
          <table:table-cell table:formula="of:=MOD([.E13]-[.$E$2];[.$H$2])+1+[.$E$2]" office:value-type="float" office:value="202" calcext:value-type="float">
            <text:p>202</text:p>
          </table:table-cell>
          <table:table-cell table:formula="of:=MOD([.F13]+1/[.$H$2];5)" office:value-type="float" office:value="0.366666666666667" calcext:value-type="float">
            <text:p>0,366666666666667</text:p>
          </table:table-cell>
          <table:table-cell table:formula="of:=IF([.F14]&lt;0.000001;[.G13]+2+1/[.$H$2];[.G13]+1/[.$H$2])" office:value-type="float" office:value="0.366666666666667" calcext:value-type="float">
            <text:p>0,366666666666667</text:p>
          </table:table-cell>
          <table:table-cell table:style-name="ce11" table:number-columns-repeated="2"/>
          <table:table-cell table:style-name="ce13" table:number-columns-repeated="2"/>
          <table:table-cell table:formula="of:=SUM(MOD(SUM([.L13]-[.L$2];[.T$2]);[.R$2]-[.L$2]);[.L$2])" office:value-type="time" office:time-value="PT16H00M00S" calcext:value-type="time">
            <text:p>16:00:00</text:p>
          </table:table-cell>
          <table:table-cell table:formula="of:=IF([.L14]&lt;[.L13];[.M13]+[.H$2];[.M13])" office:value-type="float" office:value="0" calcext:value-type="float">
            <text:p>0</text:p>
          </table:table-cell>
          <table:table-cell table:formula="of:=OFFSET([.C$4];[.M14];0)" office:value-type="float" office:value="43745" calcext:value-type="float">
            <text:p>43745</text:p>
          </table:table-cell>
          <table:table-cell table:formula="of:=[.L14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4];0)&lt;=[.O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15:51:08.637834" calcext:value-type="date">
            <text:p>2019-10-07 15:51:09</text:p>
          </table:table-cell>
          <table:table-cell table:style-name="ce7" table:formula="of:=[.A15]" office:value-type="date" office:date-value="2019-10-07T15:51:08.637834" calcext:value-type="date">
            <text:p>2019-10-07 15:51:09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15:51:08.63783402368" calcext:value-type="date">
            <text:p>12/30/99 03:51 PM</text:p>
          </table:table-cell>
          <table:table-cell table:formula="of:=MOD([.E14]-[.$E$2];[.$H$2])+1+[.$E$2]" office:value-type="float" office:value="203" calcext:value-type="float">
            <text:p>203</text:p>
          </table:table-cell>
          <table:table-cell table:formula="of:=MOD([.F14]+1/[.$H$2];5)" office:value-type="float" office:value="0.4" calcext:value-type="float">
            <text:p>0,4</text:p>
          </table:table-cell>
          <table:table-cell table:formula="of:=IF([.F15]&lt;0.000001;[.G14]+2+1/[.$H$2];[.G14]+1/[.$H$2])" office:value-type="float" office:value="0.4" calcext:value-type="float">
            <text:p>0,4</text:p>
          </table:table-cell>
          <table:table-cell table:style-name="ce11" table:number-columns-repeated="2"/>
          <table:table-cell table:style-name="ce13" table:number-columns-repeated="2"/>
          <table:table-cell table:formula="of:=SUM(MOD(SUM([.L14]-[.L$2];[.T$2]);[.R$2]-[.L$2]);[.L$2])" office:value-type="time" office:time-value="PT16H10M00S" calcext:value-type="time">
            <text:p>16:10:00</text:p>
          </table:table-cell>
          <table:table-cell table:formula="of:=IF([.L15]&lt;[.L14];[.M14]+[.H$2];[.M14])" office:value-type="float" office:value="0" calcext:value-type="float">
            <text:p>0</text:p>
          </table:table-cell>
          <table:table-cell table:formula="of:=OFFSET([.C$4];[.M15];0)" office:value-type="float" office:value="43745" calcext:value-type="float">
            <text:p>43745</text:p>
          </table:table-cell>
          <table:table-cell table:formula="of:=[.L15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5];0)&lt;=[.O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15:47:33.381744" calcext:value-type="date">
            <text:p>2019-10-07 15:47:33</text:p>
          </table:table-cell>
          <table:table-cell table:style-name="ce7" table:formula="of:=[.A16]" office:value-type="date" office:date-value="2019-10-07T15:47:33.381744" calcext:value-type="date">
            <text:p>2019-10-07 15:47:33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15:47:33.38174386416" calcext:value-type="date">
            <text:p>12/30/99 03:47 PM</text:p>
          </table:table-cell>
          <table:table-cell table:formula="of:=MOD([.E15]-[.$E$2];[.$H$2])+1+[.$E$2]" office:value-type="float" office:value="204" calcext:value-type="float">
            <text:p>204</text:p>
          </table:table-cell>
          <table:table-cell table:formula="of:=MOD([.F15]+1/[.$H$2];5)" office:value-type="float" office:value="0.433333333333333" calcext:value-type="float">
            <text:p>0,433333333333333</text:p>
          </table:table-cell>
          <table:table-cell table:formula="of:=IF([.F16]&lt;0.000001;[.G15]+2+1/[.$H$2];[.G15]+1/[.$H$2])" office:value-type="float" office:value="0.433333333333333" calcext:value-type="float">
            <text:p>0,433333333333333</text:p>
          </table:table-cell>
          <table:table-cell table:style-name="ce11"/>
          <table:table-cell/>
          <table:table-cell table:style-name="ce22"/>
          <table:table-cell table:style-name="ce13"/>
          <table:table-cell table:formula="of:=SUM(MOD(SUM([.L15]-[.L$2];[.T$2]);[.R$2]-[.L$2]);[.L$2])" office:value-type="time" office:time-value="PT16H20M00S" calcext:value-type="time">
            <text:p>16:20:00</text:p>
          </table:table-cell>
          <table:table-cell table:formula="of:=IF([.L16]&lt;[.L15];[.M15]+[.H$2];[.M15])" office:value-type="float" office:value="0" calcext:value-type="float">
            <text:p>0</text:p>
          </table:table-cell>
          <table:table-cell table:formula="of:=OFFSET([.C$4];[.M16];0)" office:value-type="float" office:value="43745" calcext:value-type="float">
            <text:p>43745</text:p>
          </table:table-cell>
          <table:table-cell table:formula="of:=[.L16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6];0)&lt;=[.O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15:51:28.833585" calcext:value-type="date">
            <text:p>2019-10-07 15:51:29</text:p>
          </table:table-cell>
          <table:table-cell table:style-name="ce7" table:formula="of:=[.A17]" office:value-type="date" office:date-value="2019-10-07T15:51:28.833585" calcext:value-type="date">
            <text:p>2019-10-07 15:51:29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15:51:28.833584846" calcext:value-type="date">
            <text:p>12/30/99 03:51 PM</text:p>
          </table:table-cell>
          <table:table-cell table:formula="of:=MOD([.E16]-[.$E$2];[.$H$2])+1+[.$E$2]" office:value-type="float" office:value="205" calcext:value-type="float">
            <text:p>205</text:p>
          </table:table-cell>
          <table:table-cell table:formula="of:=MOD([.F16]+1/[.$H$2];5)" office:value-type="float" office:value="0.466666666666667" calcext:value-type="float">
            <text:p>0,466666666666667</text:p>
          </table:table-cell>
          <table:table-cell table:formula="of:=IF([.F17]&lt;0.000001;[.G16]+2+1/[.$H$2];[.G16]+1/[.$H$2])" office:value-type="float" office:value="0.466666666666667" calcext:value-type="float">
            <text:p>0,466666666666667</text:p>
          </table:table-cell>
          <table:table-cell table:number-columns-repeated="2"/>
          <table:table-cell table:style-name="ce2" table:number-columns-repeated="2"/>
          <table:table-cell table:formula="of:=SUM(MOD(SUM([.L16]-[.L$2];[.T$2]);[.R$2]-[.L$2]);[.L$2])" office:value-type="time" office:time-value="PT16H30M00S" calcext:value-type="time">
            <text:p>16:30:00</text:p>
          </table:table-cell>
          <table:table-cell table:formula="of:=IF([.L17]&lt;[.L16];[.M16]+[.H$2];[.M16])" office:value-type="float" office:value="0" calcext:value-type="float">
            <text:p>0</text:p>
          </table:table-cell>
          <table:table-cell table:formula="of:=OFFSET([.C$4];[.M17];0)" office:value-type="float" office:value="43745" calcext:value-type="float">
            <text:p>43745</text:p>
          </table:table-cell>
          <table:table-cell table:formula="of:=[.L17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17];0)&lt;=[.O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15:56:15.439333" calcext:value-type="date">
            <text:p>2019-10-07 15:56:15</text:p>
          </table:table-cell>
          <table:table-cell table:style-name="ce7" table:formula="of:=[.A18]" office:value-type="date" office:date-value="2019-10-07T15:56:15.439333" calcext:value-type="date">
            <text:p>2019-10-07 15:56:15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15:56:15.43933326378" calcext:value-type="date">
            <text:p>12/30/99 03:56 PM</text:p>
          </table:table-cell>
          <table:table-cell table:formula="of:=MOD([.E17]-[.$E$2];[.$H$2])+1+[.$E$2]" office:value-type="float" office:value="206" calcext:value-type="float">
            <text:p>206</text:p>
          </table:table-cell>
          <table:table-cell table:formula="of:=MOD([.F17]+1/[.$H$2];5)" office:value-type="float" office:value="0.5" calcext:value-type="float">
            <text:p>0,5</text:p>
          </table:table-cell>
          <table:table-cell table:formula="of:=IF([.F18]&lt;0.000001;[.G17]+2+1/[.$H$2];[.G17]+1/[.$H$2])" office:value-type="float" office:value="0.5" calcext:value-type="float">
            <text:p>0,5</text:p>
          </table:table-cell>
          <table:table-cell table:number-columns-repeated="2"/>
          <table:table-cell table:style-name="ce2" table:number-columns-repeated="2"/>
          <table:table-cell table:formula="of:=SUM(MOD(SUM([.L17]-[.L$2];[.T$2]);[.R$2]-[.L$2]);[.L$2])" office:value-type="time" office:time-value="PT16H40M00S" calcext:value-type="time">
            <text:p>16:40:00</text:p>
          </table:table-cell>
          <table:table-cell table:formula="of:=IF([.L18]&lt;[.L17];[.M17]+[.H$2];[.M17])" office:value-type="float" office:value="0" calcext:value-type="float">
            <text:p>0</text:p>
          </table:table-cell>
          <table:table-cell table:formula="of:=OFFSET([.C$4];[.M18];0)" office:value-type="float" office:value="43745" calcext:value-type="float">
            <text:p>43745</text:p>
          </table:table-cell>
          <table:table-cell table:formula="of:=[.L18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8];0)&lt;=[.O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15:39:39.393895" calcext:value-type="date">
            <text:p>2019-10-07 15:39:39</text:p>
          </table:table-cell>
          <table:table-cell table:style-name="ce7" table:formula="of:=[.A19]" office:value-type="date" office:date-value="2019-10-07T15:39:39.393895" calcext:value-type="date">
            <text:p>2019-10-07 15:39:39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15:39:39.39389473759" calcext:value-type="date">
            <text:p>12/30/99 03:39 PM</text:p>
          </table:table-cell>
          <table:table-cell table:formula="of:=MOD([.E18]-[.$E$2];[.$H$2])+1+[.$E$2]" office:value-type="float" office:value="207" calcext:value-type="float">
            <text:p>207</text:p>
          </table:table-cell>
          <table:table-cell table:formula="of:=MOD([.F18]+1/[.$H$2];5)" office:value-type="float" office:value="0.533333333333333" calcext:value-type="float">
            <text:p>0,533333333333333</text:p>
          </table:table-cell>
          <table:table-cell table:formula="of:=IF([.F19]&lt;0.000001;[.G18]+2+1/[.$H$2];[.G18]+1/[.$H$2])" office:value-type="float" office:value="0.533333333333333" calcext:value-type="float">
            <text:p>0,533333333333333</text:p>
          </table:table-cell>
          <table:table-cell table:number-columns-repeated="2"/>
          <table:table-cell table:style-name="ce2" table:number-columns-repeated="2"/>
          <table:table-cell table:formula="of:=SUM(MOD(SUM([.L18]-[.L$2];[.T$2]);[.R$2]-[.L$2]);[.L$2])" office:value-type="time" office:time-value="PT16H50M00S" calcext:value-type="time">
            <text:p>16:50:00</text:p>
          </table:table-cell>
          <table:table-cell table:formula="of:=IF([.L19]&lt;[.L18];[.M18]+[.H$2];[.M18])" office:value-type="float" office:value="0" calcext:value-type="float">
            <text:p>0</text:p>
          </table:table-cell>
          <table:table-cell table:formula="of:=OFFSET([.C$4];[.M19];0)" office:value-type="float" office:value="43745" calcext:value-type="float">
            <text:p>43745</text:p>
          </table:table-cell>
          <table:table-cell table:formula="of:=[.L19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9];0)&lt;=[.O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16:36:54.622326" calcext:value-type="date">
            <text:p>2019-10-07 16:36:55</text:p>
          </table:table-cell>
          <table:table-cell table:style-name="ce7" table:formula="of:=[.A20]" office:value-type="date" office:date-value="2019-10-07T16:36:54.622326" calcext:value-type="date">
            <text:p>2019-10-07 16:36:55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16:36:54.62232610211" calcext:value-type="date">
            <text:p>12/30/99 04:36 PM</text:p>
          </table:table-cell>
          <table:table-cell table:formula="of:=MOD([.E19]-[.$E$2];[.$H$2])+1+[.$E$2]" office:value-type="float" office:value="208" calcext:value-type="float">
            <text:p>208</text:p>
          </table:table-cell>
          <table:table-cell table:formula="of:=MOD([.F19]+1/[.$H$2];5)" office:value-type="float" office:value="0.566666666666667" calcext:value-type="float">
            <text:p>0,566666666666667</text:p>
          </table:table-cell>
          <table:table-cell table:formula="of:=IF([.F20]&lt;0.000001;[.G19]+2+1/[.$H$2];[.G19]+1/[.$H$2])" office:value-type="float" office:value="0.566666666666667" calcext:value-type="float">
            <text:p>0,566666666666667</text:p>
          </table:table-cell>
          <table:table-cell table:number-columns-repeated="2"/>
          <table:table-cell table:style-name="ce2" table:number-columns-repeated="2"/>
          <table:table-cell table:formula="of:=SUM(MOD(SUM([.L19]-[.L$2];[.T$2]);[.R$2]-[.L$2]);[.L$2])" office:value-type="time" office:time-value="PT17H00M00S" calcext:value-type="time">
            <text:p>17:00:00</text:p>
          </table:table-cell>
          <table:table-cell table:formula="of:=IF([.L20]&lt;[.L19];[.M19]+[.H$2];[.M19])" office:value-type="float" office:value="0" calcext:value-type="float">
            <text:p>0</text:p>
          </table:table-cell>
          <table:table-cell table:formula="of:=OFFSET([.C$4];[.M20];0)" office:value-type="float" office:value="43745" calcext:value-type="float">
            <text:p>43745</text:p>
          </table:table-cell>
          <table:table-cell table:formula="of:=[.L20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0];0)&lt;=[.O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16:08:35.662012" calcext:value-type="date">
            <text:p>2019-10-07 16:08:36</text:p>
          </table:table-cell>
          <table:table-cell table:style-name="ce7" table:formula="of:=[.A21]" office:value-type="date" office:date-value="2019-10-07T16:08:35.662012" calcext:value-type="date">
            <text:p>2019-10-07 16:08:36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16:08:35.66201245878" calcext:value-type="date">
            <text:p>12/30/99 04:08 PM</text:p>
          </table:table-cell>
          <table:table-cell table:formula="of:=MOD([.E20]-[.$E$2];[.$H$2])+1+[.$E$2]" office:value-type="float" office:value="209" calcext:value-type="float">
            <text:p>209</text:p>
          </table:table-cell>
          <table:table-cell table:formula="of:=MOD([.F20]+1/[.$H$2];5)" office:value-type="float" office:value="0.6" calcext:value-type="float">
            <text:p>0,6</text:p>
          </table:table-cell>
          <table:table-cell table:formula="of:=IF([.F21]&lt;0.000001;[.G20]+2+1/[.$H$2];[.G20]+1/[.$H$2])" office:value-type="float" office:value="0.6" calcext:value-type="float">
            <text:p>0,6</text:p>
          </table:table-cell>
          <table:table-cell table:number-columns-repeated="2"/>
          <table:table-cell table:style-name="ce2" table:number-columns-repeated="2"/>
          <table:table-cell table:formula="of:=SUM(MOD(SUM([.L20]-[.L$2];[.T$2]);[.R$2]-[.L$2]);[.L$2])" office:value-type="time" office:time-value="PT17H10M00S" calcext:value-type="time">
            <text:p>17:10:00</text:p>
          </table:table-cell>
          <table:table-cell table:formula="of:=IF([.L21]&lt;[.L20];[.M20]+[.H$2];[.M20])" office:value-type="float" office:value="0" calcext:value-type="float">
            <text:p>0</text:p>
          </table:table-cell>
          <table:table-cell table:formula="of:=OFFSET([.C$4];[.M21];0)" office:value-type="float" office:value="43745" calcext:value-type="float">
            <text:p>43745</text:p>
          </table:table-cell>
          <table:table-cell table:formula="of:=[.L21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1];0)&lt;=[.O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15:54:11.785478" calcext:value-type="date">
            <text:p>2019-10-07 15:54:12</text:p>
          </table:table-cell>
          <table:table-cell table:style-name="ce7" table:formula="of:=[.A22]" office:value-type="date" office:date-value="2019-10-07T15:54:11.785478" calcext:value-type="date">
            <text:p>2019-10-07 15:54:12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15:54:11.78547834512" calcext:value-type="date">
            <text:p>12/30/99 03:54 PM</text:p>
          </table:table-cell>
          <table:table-cell table:formula="of:=MOD([.E21]-[.$E$2];[.$H$2])+1+[.$E$2]" office:value-type="float" office:value="210" calcext:value-type="float">
            <text:p>210</text:p>
          </table:table-cell>
          <table:table-cell table:formula="of:=MOD([.F21]+1/[.$H$2];5)" office:value-type="float" office:value="0.633333333333333" calcext:value-type="float">
            <text:p>0,633333333333333</text:p>
          </table:table-cell>
          <table:table-cell table:formula="of:=IF([.F22]&lt;0.000001;[.G21]+2+1/[.$H$2];[.G21]+1/[.$H$2])" office:value-type="float" office:value="0.633333333333333" calcext:value-type="float">
            <text:p>0,633333333333333</text:p>
          </table:table-cell>
          <table:table-cell table:number-columns-repeated="2"/>
          <table:table-cell table:style-name="ce15"/>
          <table:table-cell table:style-name="ce2"/>
          <table:table-cell table:formula="of:=SUM(MOD(SUM([.L21]-[.L$2];[.T$2]);[.R$2]-[.L$2]);[.L$2])" office:value-type="time" office:time-value="PT17H20M00S" calcext:value-type="time">
            <text:p>17:20:00</text:p>
          </table:table-cell>
          <table:table-cell table:formula="of:=IF([.L22]&lt;[.L21];[.M21]+[.H$2];[.M21])" office:value-type="float" office:value="0" calcext:value-type="float">
            <text:p>0</text:p>
          </table:table-cell>
          <table:table-cell table:formula="of:=OFFSET([.C$4];[.M22];0)" office:value-type="float" office:value="43745" calcext:value-type="float">
            <text:p>43745</text:p>
          </table:table-cell>
          <table:table-cell table:formula="of:=[.L22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2];0)&lt;=[.O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15:58:16.57945" calcext:value-type="date">
            <text:p>2019-10-07 15:58:17</text:p>
          </table:table-cell>
          <table:table-cell table:style-name="ce7" table:formula="of:=[.A23]" office:value-type="date" office:date-value="2019-10-07T15:58:16.57945" calcext:value-type="date">
            <text:p>2019-10-07 15:58:17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15:58:16.57945018262" calcext:value-type="date">
            <text:p>12/30/99 03:58 PM</text:p>
          </table:table-cell>
          <table:table-cell table:formula="of:=MOD([.E22]-[.$E$2];[.$H$2])+1+[.$E$2]" office:value-type="float" office:value="211" calcext:value-type="float">
            <text:p>211</text:p>
          </table:table-cell>
          <table:table-cell table:formula="of:=MOD([.F22]+1/[.$H$2];5)" office:value-type="float" office:value="0.666666666666667" calcext:value-type="float">
            <text:p>0,666666666666667</text:p>
          </table:table-cell>
          <table:table-cell table:formula="of:=IF([.F23]&lt;0.000001;[.G22]+2+1/[.$H$2];[.G22]+1/[.$H$2])" office:value-type="float" office:value="0.666666666666667" calcext:value-type="float">
            <text:p>0,666666666666667</text:p>
          </table:table-cell>
          <table:table-cell table:number-columns-repeated="2"/>
          <table:table-cell table:style-name="ce15"/>
          <table:table-cell table:style-name="ce2"/>
          <table:table-cell table:formula="of:=SUM(MOD(SUM([.L22]-[.L$2];[.T$2]);[.R$2]-[.L$2]);[.L$2])" office:value-type="time" office:time-value="PT17H30M00S" calcext:value-type="time">
            <text:p>17:30:00</text:p>
          </table:table-cell>
          <table:table-cell table:formula="of:=IF([.L23]&lt;[.L22];[.M22]+[.H$2];[.M22])" office:value-type="float" office:value="0" calcext:value-type="float">
            <text:p>0</text:p>
          </table:table-cell>
          <table:table-cell table:formula="of:=OFFSET([.C$4];[.M23];0)" office:value-type="float" office:value="43745" calcext:value-type="float">
            <text:p>43745</text:p>
          </table:table-cell>
          <table:table-cell table:formula="of:=[.L23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3];0)&lt;=[.O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15:52:54.599027" calcext:value-type="date">
            <text:p>2019-10-07 15:52:55</text:p>
          </table:table-cell>
          <table:table-cell table:style-name="ce7" table:formula="of:=[.A24]" office:value-type="date" office:date-value="2019-10-07T15:52:54.599027" calcext:value-type="date">
            <text:p>2019-10-07 15:52:55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15:52:54.59902691189" calcext:value-type="date">
            <text:p>12/30/99 03:52 PM</text:p>
          </table:table-cell>
          <table:table-cell table:formula="of:=MOD([.E23]-[.$E$2];[.$H$2])+1+[.$E$2]" office:value-type="float" office:value="212" calcext:value-type="float">
            <text:p>212</text:p>
          </table:table-cell>
          <table:table-cell table:formula="of:=MOD([.F23]+1/[.$H$2];5)" office:value-type="float" office:value="0.7" calcext:value-type="float">
            <text:p>0,7</text:p>
          </table:table-cell>
          <table:table-cell table:formula="of:=IF([.F24]&lt;0.000001;[.G23]+2+1/[.$H$2];[.G23]+1/[.$H$2])" office:value-type="float" office:value="0.7" calcext:value-type="float">
            <text:p>0,7</text:p>
          </table:table-cell>
          <table:table-cell table:number-columns-repeated="2"/>
          <table:table-cell table:style-name="ce16"/>
          <table:table-cell/>
          <table:table-cell table:formula="of:=SUM(MOD(SUM([.L23]-[.L$2];[.T$2]);[.R$2]-[.L$2]);[.L$2])" office:value-type="time" office:time-value="PT17H40M00S" calcext:value-type="time">
            <text:p>17:40:00</text:p>
          </table:table-cell>
          <table:table-cell table:formula="of:=IF([.L24]&lt;[.L23];[.M23]+[.H$2];[.M23])" office:value-type="float" office:value="0" calcext:value-type="float">
            <text:p>0</text:p>
          </table:table-cell>
          <table:table-cell table:formula="of:=OFFSET([.C$4];[.M24];0)" office:value-type="float" office:value="43745" calcext:value-type="float">
            <text:p>43745</text:p>
          </table:table-cell>
          <table:table-cell table:formula="of:=[.L24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4];0)&lt;=[.O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15:51:52.792126" calcext:value-type="date">
            <text:p>2019-10-07 15:51:53</text:p>
          </table:table-cell>
          <table:table-cell table:style-name="ce7" table:formula="of:=[.A25]" office:value-type="date" office:date-value="2019-10-07T15:51:52.792126" calcext:value-type="date">
            <text:p>2019-10-07 15:51:53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15:51:52.79212580994" calcext:value-type="date">
            <text:p>12/30/99 03:51 PM</text:p>
          </table:table-cell>
          <table:table-cell table:formula="of:=MOD([.E24]-[.$E$2];[.$H$2])+1+[.$E$2]" office:value-type="float" office:value="213" calcext:value-type="float">
            <text:p>213</text:p>
          </table:table-cell>
          <table:table-cell table:formula="of:=MOD([.F24]+1/[.$H$2];5)" office:value-type="float" office:value="0.733333333333333" calcext:value-type="float">
            <text:p>0,733333333333333</text:p>
          </table:table-cell>
          <table:table-cell table:formula="of:=IF([.F25]&lt;0.000001;[.G24]+2+1/[.$H$2];[.G24]+1/[.$H$2])" office:value-type="float" office:value="0.733333333333333" calcext:value-type="float">
            <text:p>0,733333333333333</text:p>
          </table:table-cell>
          <table:table-cell table:number-columns-repeated="2"/>
          <table:table-cell table:style-name="ce16"/>
          <table:table-cell/>
          <table:table-cell table:formula="of:=SUM(MOD(SUM([.L24]-[.L$2];[.T$2]);[.R$2]-[.L$2]);[.L$2])" office:value-type="time" office:time-value="PT17H50M00S" calcext:value-type="time">
            <text:p>17:50:00</text:p>
          </table:table-cell>
          <table:table-cell table:formula="of:=IF([.L25]&lt;[.L24];[.M24]+[.H$2];[.M24])" office:value-type="float" office:value="0" calcext:value-type="float">
            <text:p>0</text:p>
          </table:table-cell>
          <table:table-cell table:formula="of:=OFFSET([.C$4];[.M25];0)" office:value-type="float" office:value="43745" calcext:value-type="float">
            <text:p>43745</text:p>
          </table:table-cell>
          <table:table-cell table:formula="of:=[.L25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25];0)&lt;=[.O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16:29:57.934649" calcext:value-type="date">
            <text:p>2019-10-07 16:29:58</text:p>
          </table:table-cell>
          <table:table-cell table:style-name="ce7" table:formula="of:=[.A26]" office:value-type="date" office:date-value="2019-10-07T16:29:57.934649" calcext:value-type="date">
            <text:p>2019-10-07 16:29:58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16:29:57.93464897666" calcext:value-type="date">
            <text:p>12/30/99 04:29 PM</text:p>
          </table:table-cell>
          <table:table-cell table:formula="of:=MOD([.E25]-[.$E$2];[.$H$2])+1+[.$E$2]" office:value-type="float" office:value="214" calcext:value-type="float">
            <text:p>214</text:p>
          </table:table-cell>
          <table:table-cell table:formula="of:=MOD([.F25]+1/[.$H$2];5)" office:value-type="float" office:value="0.766666666666667" calcext:value-type="float">
            <text:p>0,766666666666667</text:p>
          </table:table-cell>
          <table:table-cell table:formula="of:=IF([.F26]&lt;0.000001;[.G25]+2+1/[.$H$2];[.G25]+1/[.$H$2])" office:value-type="float" office:value="0.766666666666667" calcext:value-type="float">
            <text:p>0,766666666666667</text:p>
          </table:table-cell>
          <table:table-cell table:number-columns-repeated="2"/>
          <table:table-cell table:style-name="ce16"/>
          <table:table-cell/>
          <table:table-cell table:formula="of:=SUM(MOD(SUM([.L25]-[.L$2];[.T$2]);[.R$2]-[.L$2]);[.L$2])" office:value-type="time" office:time-value="PT18H00M00S" calcext:value-type="time">
            <text:p>18:00:00</text:p>
          </table:table-cell>
          <table:table-cell table:formula="of:=IF([.L26]&lt;[.L25];[.M25]+[.H$2];[.M25])" office:value-type="float" office:value="0" calcext:value-type="float">
            <text:p>0</text:p>
          </table:table-cell>
          <table:table-cell table:formula="of:=OFFSET([.C$4];[.M26];0)" office:value-type="float" office:value="43745" calcext:value-type="float">
            <text:p>43745</text:p>
          </table:table-cell>
          <table:table-cell table:formula="of:=[.L26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26];0)&lt;=[.O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15:47:51.882088" calcext:value-type="date">
            <text:p>2019-10-07 15:47:52</text:p>
          </table:table-cell>
          <table:table-cell table:style-name="ce7" table:formula="of:=[.A27]" office:value-type="date" office:date-value="2019-10-07T15:47:51.882088" calcext:value-type="date">
            <text:p>2019-10-07 15:47:52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15:47:51.88208797015" calcext:value-type="date">
            <text:p>12/30/99 03:47 PM</text:p>
          </table:table-cell>
          <table:table-cell table:formula="of:=MOD([.E26]-[.$E$2];[.$H$2])+1+[.$E$2]" office:value-type="float" office:value="215" calcext:value-type="float">
            <text:p>215</text:p>
          </table:table-cell>
          <table:table-cell table:formula="of:=MOD([.F26]+1/[.$H$2];5)" office:value-type="float" office:value="0.8" calcext:value-type="float">
            <text:p>0,8</text:p>
          </table:table-cell>
          <table:table-cell table:formula="of:=IF([.F27]&lt;0.000001;[.G26]+2+1/[.$H$2];[.G26]+1/[.$H$2])" office:value-type="float" office:value="0.8" calcext:value-type="float">
            <text:p>0,8</text:p>
          </table:table-cell>
          <table:table-cell table:number-columns-repeated="4"/>
          <table:table-cell table:formula="of:=SUM(MOD(SUM([.L26]-[.L$2];[.T$2]);[.R$2]-[.L$2]);[.L$2])" office:value-type="time" office:time-value="PT14H10M00S" calcext:value-type="time">
            <text:p>14:10:00</text:p>
          </table:table-cell>
          <table:table-cell table:formula="of:=IF([.L27]&lt;[.L26];[.M26]+[.H$2];[.M26])" office:value-type="float" office:value="30" calcext:value-type="float">
            <text:p>30</text:p>
          </table:table-cell>
          <table:table-cell table:formula="of:=OFFSET([.C$4];[.M27];0)" office:value-type="float" office:value="43746" calcext:value-type="float">
            <text:p>43746</text:p>
          </table:table-cell>
          <table:table-cell table:formula="of:=[.L27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7];0)&lt;=[.O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16:18:58.142834" calcext:value-type="date">
            <text:p>2019-10-07 16:18:58</text:p>
          </table:table-cell>
          <table:table-cell table:style-name="ce7" table:formula="of:=[.A28]" office:value-type="date" office:date-value="2019-10-07T16:18:58.142834" calcext:value-type="date">
            <text:p>2019-10-07 16:18:58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16:18:58.14283381216" calcext:value-type="date">
            <text:p>12/30/99 04:18 PM</text:p>
          </table:table-cell>
          <table:table-cell table:formula="of:=MOD([.E27]-[.$E$2];[.$H$2])+1+[.$E$2]" office:value-type="float" office:value="216" calcext:value-type="float">
            <text:p>216</text:p>
          </table:table-cell>
          <table:table-cell table:formula="of:=MOD([.F27]+1/[.$H$2];5)" office:value-type="float" office:value="0.833333333333333" calcext:value-type="float">
            <text:p>0,833333333333333</text:p>
          </table:table-cell>
          <table:table-cell table:formula="of:=IF([.F28]&lt;0.000001;[.G27]+2+1/[.$H$2];[.G27]+1/[.$H$2])" office:value-type="float" office:value="0.833333333333333" calcext:value-type="float">
            <text:p>0,833333333333333</text:p>
          </table:table-cell>
          <table:table-cell table:number-columns-repeated="4"/>
          <table:table-cell table:formula="of:=SUM(MOD(SUM([.L27]-[.L$2];[.T$2]);[.R$2]-[.L$2]);[.L$2])" office:value-type="time" office:time-value="PT14H20M00S" calcext:value-type="time">
            <text:p>14:20:00</text:p>
          </table:table-cell>
          <table:table-cell table:formula="of:=IF([.L28]&lt;[.L27];[.M27]+[.H$2];[.M27])" office:value-type="float" office:value="30" calcext:value-type="float">
            <text:p>30</text:p>
          </table:table-cell>
          <table:table-cell table:formula="of:=OFFSET([.C$4];[.M28];0)" office:value-type="float" office:value="43746" calcext:value-type="float">
            <text:p>43746</text:p>
          </table:table-cell>
          <table:table-cell table:formula="of:=[.L28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8];0)&lt;=[.O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16:02:18.178388" calcext:value-type="date">
            <text:p>2019-10-07 16:02:18</text:p>
          </table:table-cell>
          <table:table-cell table:style-name="ce7" table:formula="of:=[.A29]" office:value-type="date" office:date-value="2019-10-07T16:02:18.178388" calcext:value-type="date">
            <text:p>2019-10-07 16:02:18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16:02:18.17838805262" calcext:value-type="date">
            <text:p>12/30/99 04:02 PM</text:p>
          </table:table-cell>
          <table:table-cell table:formula="of:=MOD([.E28]-[.$E$2];[.$H$2])+1+[.$E$2]" office:value-type="float" office:value="217" calcext:value-type="float">
            <text:p>217</text:p>
          </table:table-cell>
          <table:table-cell table:formula="of:=MOD([.F28]+1/[.$H$2];5)" office:value-type="float" office:value="0.866666666666667" calcext:value-type="float">
            <text:p>0,866666666666667</text:p>
          </table:table-cell>
          <table:table-cell table:formula="of:=IF([.F29]&lt;0.000001;[.G28]+2+1/[.$H$2];[.G28]+1/[.$H$2])" office:value-type="float" office:value="0.866666666666667" calcext:value-type="float">
            <text:p>0,866666666666667</text:p>
          </table:table-cell>
          <table:table-cell table:number-columns-repeated="4"/>
          <table:table-cell table:formula="of:=SUM(MOD(SUM([.L28]-[.L$2];[.T$2]);[.R$2]-[.L$2]);[.L$2])" office:value-type="time" office:time-value="PT14H30M00S" calcext:value-type="time">
            <text:p>14:30:00</text:p>
          </table:table-cell>
          <table:table-cell table:formula="of:=IF([.L29]&lt;[.L28];[.M28]+[.H$2];[.M28])" office:value-type="float" office:value="30" calcext:value-type="float">
            <text:p>30</text:p>
          </table:table-cell>
          <table:table-cell table:formula="of:=OFFSET([.C$4];[.M29];0)" office:value-type="float" office:value="43746" calcext:value-type="float">
            <text:p>43746</text:p>
          </table:table-cell>
          <table:table-cell table:formula="of:=[.L29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9];0)&lt;=[.O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15:45:59.491103" calcext:value-type="date">
            <text:p>2019-10-07 15:45:59</text:p>
          </table:table-cell>
          <table:table-cell table:style-name="ce7" table:formula="of:=[.A30]" office:value-type="date" office:date-value="2019-10-07T15:45:59.491103" calcext:value-type="date">
            <text:p>2019-10-07 15:45:59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15:45:59.49110321235" calcext:value-type="date">
            <text:p>12/30/99 03:45 PM</text:p>
          </table:table-cell>
          <table:table-cell table:formula="of:=MOD([.E29]-[.$E$2];[.$H$2])+1+[.$E$2]" office:value-type="float" office:value="218" calcext:value-type="float">
            <text:p>218</text:p>
          </table:table-cell>
          <table:table-cell table:formula="of:=MOD([.F29]+1/[.$H$2];5)" office:value-type="float" office:value="0.9" calcext:value-type="float">
            <text:p>0,9</text:p>
          </table:table-cell>
          <table:table-cell table:formula="of:=IF([.F30]&lt;0.000001;[.G29]+2+1/[.$H$2];[.G29]+1/[.$H$2])" office:value-type="float" office:value="0.9" calcext:value-type="float">
            <text:p>0,9</text:p>
          </table:table-cell>
          <table:table-cell table:number-columns-repeated="4"/>
          <table:table-cell table:formula="of:=SUM(MOD(SUM([.L29]-[.L$2];[.T$2]);[.R$2]-[.L$2]);[.L$2])" office:value-type="time" office:time-value="PT14H40M00S" calcext:value-type="time">
            <text:p>14:40:00</text:p>
          </table:table-cell>
          <table:table-cell table:formula="of:=IF([.L30]&lt;[.L29];[.M29]+[.H$2];[.M29])" office:value-type="float" office:value="30" calcext:value-type="float">
            <text:p>30</text:p>
          </table:table-cell>
          <table:table-cell table:formula="of:=OFFSET([.C$4];[.M30];0)" office:value-type="float" office:value="43746" calcext:value-type="float">
            <text:p>43746</text:p>
          </table:table-cell>
          <table:table-cell table:formula="of:=[.L30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0];0)&lt;=[.O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16:15:29.159169" calcext:value-type="date">
            <text:p>2019-10-07 16:15:29</text:p>
          </table:table-cell>
          <table:table-cell table:formula="of:=[.A31]" office:value-type="float" office:value="43745.6774208237" calcext:value-type="float">
            <text:p>43745.6774208237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677420823718421" calcext:value-type="float">
            <text:p>0.677420823718421</text:p>
          </table:table-cell>
          <table:table-cell table:formula="of:=MOD([.E30]-[.$E$2];[.$H$2])+1+[.$E$2]" office:value-type="float" office:value="219" calcext:value-type="float">
            <text:p>219</text:p>
          </table:table-cell>
          <table:table-cell table:formula="of:=MOD([.F30]+1/[.$H$2];5)" office:value-type="float" office:value="0.933333333333333" calcext:value-type="float">
            <text:p>0,933333333333333</text:p>
          </table:table-cell>
          <table:table-cell table:formula="of:=IF([.F31]&lt;0.000001;[.G30]+2+1/[.$H$2];[.G30]+1/[.$H$2])" office:value-type="float" office:value="0.933333333333333" calcext:value-type="float">
            <text:p>0,933333333333333</text:p>
          </table:table-cell>
          <table:table-cell table:number-columns-repeated="4"/>
          <table:table-cell table:formula="of:=SUM(MOD(SUM([.L30]-[.L$2];[.T$2]);[.R$2]-[.L$2]);[.L$2])" office:value-type="time" office:time-value="PT14H50M00S" calcext:value-type="time">
            <text:p>14:50:00</text:p>
          </table:table-cell>
          <table:table-cell table:formula="of:=IF([.L31]&lt;[.L30];[.M30]+[.H$2];[.M30])" office:value-type="float" office:value="30" calcext:value-type="float">
            <text:p>30</text:p>
          </table:table-cell>
          <table:table-cell table:formula="of:=OFFSET([.C$4];[.M31];0)" office:value-type="float" office:value="43746" calcext:value-type="float">
            <text:p>43746</text:p>
          </table:table-cell>
          <table:table-cell table:formula="of:=[.L31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31];0)&lt;=[.O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15:49:47.7612" calcext:value-type="date">
            <text:p>2019-10-07 15:49:48</text:p>
          </table:table-cell>
          <table:table-cell table:formula="of:=[.A32]" office:value-type="float" office:value="43745.6595805694" calcext:value-type="float">
            <text:p>43745.6595805694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659580569445097" calcext:value-type="float">
            <text:p>0.659580569445097</text:p>
          </table:table-cell>
          <table:table-cell table:formula="of:=MOD([.E31]-[.$E$2];[.$H$2])+1+[.$E$2]" office:value-type="float" office:value="220" calcext:value-type="float">
            <text:p>220</text:p>
          </table:table-cell>
          <table:table-cell table:formula="of:=MOD([.F31]+1/[.$H$2];5)" office:value-type="float" office:value="0.966666666666666" calcext:value-type="float">
            <text:p>0,966666666666666</text:p>
          </table:table-cell>
          <table:table-cell table:formula="of:=IF([.F32]&lt;0.000001;[.G31]+2+1/[.$H$2];[.G31]+1/[.$H$2])" office:value-type="float" office:value="0.966666666666666" calcext:value-type="float">
            <text:p>0,966666666666666</text:p>
          </table:table-cell>
          <table:table-cell table:number-columns-repeated="4"/>
          <table:table-cell table:formula="of:=SUM(MOD(SUM([.L31]-[.L$2];[.T$2]);[.R$2]-[.L$2]);[.L$2])" office:value-type="time" office:time-value="PT15H00M00S" calcext:value-type="time">
            <text:p>15:00:00</text:p>
          </table:table-cell>
          <table:table-cell table:formula="of:=IF([.L32]&lt;[.L31];[.M31]+[.H$2];[.M31])" office:value-type="float" office:value="30" calcext:value-type="float">
            <text:p>30</text:p>
          </table:table-cell>
          <table:table-cell table:formula="of:=OFFSET([.C$4];[.M32];0)" office:value-type="float" office:value="43746" calcext:value-type="float">
            <text:p>43746</text:p>
          </table:table-cell>
          <table:table-cell table:formula="of:=[.L32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32];0)&lt;=[.O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8T15:50:43.216604" calcext:value-type="date">
            <text:p>2019-10-08 15:50:43</text:p>
          </table:table-cell>
          <table:table-cell table:formula="of:=[.A33]" office:value-type="float" office:value="43746.6602224144" calcext:value-type="float">
            <text:p>43746.6602224144</text:p>
          </table:table-cell>
          <table:table-cell table:formula="of:=TRUNC([.A33])" office:value-type="float" office:value="43746" calcext:value-type="float">
            <text:p>43746</text:p>
          </table:table-cell>
          <table:table-cell table:formula="of:=[.B33]-[.C33]" office:value-type="float" office:value="0.660222414393502" calcext:value-type="float">
            <text:p>0.660222414393502</text:p>
          </table:table-cell>
          <table:table-cell table:formula="of:=MOD([.E32]-[.$E$2];[.$H$2])+1+[.$E$2]" office:value-type="float" office:value="191" calcext:value-type="float">
            <text:p>191</text:p>
          </table:table-cell>
          <table:table-cell table:formula="of:=MOD([.F32]+1/[.$H$2];5)" office:value-type="float" office:value="1" calcext:value-type="float">
            <text:p>1</text:p>
          </table:table-cell>
          <table:table-cell table:formula="of:=IF([.F33]&lt;0.000001;[.G32]+2+1/[.$H$2];[.G32]+1/[.$H$2])" office:value-type="float" office:value="1" calcext:value-type="float">
            <text:p>1</text:p>
          </table:table-cell>
          <table:table-cell table:number-columns-repeated="4"/>
          <table:table-cell table:formula="of:=SUM(MOD(SUM([.L32]-[.L$2];[.T$2]);[.R$2]-[.L$2]);[.L$2])" office:value-type="time" office:time-value="PT15H10M00S" calcext:value-type="time">
            <text:p>15:10:00</text:p>
          </table:table-cell>
          <table:table-cell table:formula="of:=IF([.L33]&lt;[.L32];[.M32]+[.H$2];[.M32])" office:value-type="float" office:value="30" calcext:value-type="float">
            <text:p>30</text:p>
          </table:table-cell>
          <table:table-cell table:formula="of:=OFFSET([.C$4];[.M33];0)" office:value-type="float" office:value="43746" calcext:value-type="float">
            <text:p>43746</text:p>
          </table:table-cell>
          <table:table-cell table:formula="of:=[.L33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33];0)&lt;=[.O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8T15:43:51.230615" calcext:value-type="date">
            <text:p>2019-10-08 15:43:51</text:p>
          </table:table-cell>
          <table:table-cell table:style-name="ce7" table:formula="of:=[.A34]" office:value-type="date" office:date-value="2019-10-08T15:43:51.230615" calcext:value-type="date">
            <text:p>2019-10-08 15:43:51</text:p>
          </table:table-cell>
          <table:table-cell table:formula="of:=TRUNC([.A34])" office:value-type="float" office:value="43746" calcext:value-type="float">
            <text:p>43746</text:p>
          </table:table-cell>
          <table:table-cell table:style-name="ce12" table:formula="of:=[.B34]-[.C34]" office:value-type="date" office:date-value="1899-12-30T15:43:51.23061528895" calcext:value-type="date">
            <text:p>12/30/99 03:43 PM</text:p>
          </table:table-cell>
          <table:table-cell table:formula="of:=MOD([.E33]-[.$E$2];[.$H$2])+1+[.$E$2]" office:value-type="float" office:value="192" calcext:value-type="float">
            <text:p>192</text:p>
          </table:table-cell>
          <table:table-cell table:formula="of:=MOD([.F33]+1/[.$H$2];5)" office:value-type="float" office:value="1.03333333333333" calcext:value-type="float">
            <text:p>1,03333333333333</text:p>
          </table:table-cell>
          <table:table-cell table:formula="of:=IF([.F34]&lt;0.000001;[.G33]+2+1/[.$H$2];[.G33]+1/[.$H$2])" office:value-type="float" office:value="1.03333333333333" calcext:value-type="float">
            <text:p>1,03333333333333</text:p>
          </table:table-cell>
          <table:table-cell table:number-columns-repeated="4"/>
          <table:table-cell table:formula="of:=SUM(MOD(SUM([.L33]-[.L$2];[.T$2]);[.R$2]-[.L$2]);[.L$2])" office:value-type="time" office:time-value="PT15H20M00S" calcext:value-type="time">
            <text:p>15:20:00</text:p>
          </table:table-cell>
          <table:table-cell table:formula="of:=IF([.L34]&lt;[.L33];[.M33]+[.H$2];[.M33])" office:value-type="float" office:value="30" calcext:value-type="float">
            <text:p>30</text:p>
          </table:table-cell>
          <table:table-cell table:formula="of:=OFFSET([.C$4];[.M34];0)" office:value-type="float" office:value="43746" calcext:value-type="float">
            <text:p>43746</text:p>
          </table:table-cell>
          <table:table-cell table:formula="of:=[.L34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34];0)&lt;=[.O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8T16:12:09.77857" calcext:value-type="date">
            <text:p>2019-10-08 16:12:10</text:p>
          </table:table-cell>
          <table:table-cell table:formula="of:=[.A35]" office:value-type="float" office:value="43746.6751131779" calcext:value-type="float">
            <text:p>43746.6751131779</text:p>
          </table:table-cell>
          <table:table-cell table:formula="of:=TRUNC([.A35])" office:value-type="float" office:value="43746" calcext:value-type="float">
            <text:p>43746</text:p>
          </table:table-cell>
          <table:table-cell table:formula="of:=[.B35]-[.C35]" office:value-type="float" office:value="0.675113177894673" calcext:value-type="float">
            <text:p>0.675113177894673</text:p>
          </table:table-cell>
          <table:table-cell table:formula="of:=MOD([.E34]-[.$E$2];[.$H$2])+1+[.$E$2]" office:value-type="float" office:value="193" calcext:value-type="float">
            <text:p>193</text:p>
          </table:table-cell>
          <table:table-cell table:formula="of:=MOD([.F34]+1/[.$H$2];5)" office:value-type="float" office:value="1.06666666666667" calcext:value-type="float">
            <text:p>1,06666666666667</text:p>
          </table:table-cell>
          <table:table-cell table:formula="of:=IF([.F35]&lt;0.000001;[.G34]+2+1/[.$H$2];[.G34]+1/[.$H$2])" office:value-type="float" office:value="1.06666666666667" calcext:value-type="float">
            <text:p>1,06666666666667</text:p>
          </table:table-cell>
          <table:table-cell table:number-columns-repeated="4"/>
          <table:table-cell table:formula="of:=SUM(MOD(SUM([.L34]-[.L$2];[.T$2]);[.R$2]-[.L$2]);[.L$2])" office:value-type="time" office:time-value="PT15H30M00S" calcext:value-type="time">
            <text:p>15:30:00</text:p>
          </table:table-cell>
          <table:table-cell table:formula="of:=IF([.L35]&lt;[.L34];[.M34]+[.H$2];[.M34])" office:value-type="float" office:value="30" calcext:value-type="float">
            <text:p>30</text:p>
          </table:table-cell>
          <table:table-cell table:formula="of:=OFFSET([.C$4];[.M35];0)" office:value-type="float" office:value="43746" calcext:value-type="float">
            <text:p>43746</text:p>
          </table:table-cell>
          <table:table-cell table:formula="of:=[.L35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35];0)&lt;=[.O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8T16:03:20.131517" calcext:value-type="date">
            <text:p>2019-10-08 16:03:20</text:p>
          </table:table-cell>
          <table:table-cell table:formula="of:=[.A36]" office:value-type="float" office:value="43746.6689830037" calcext:value-type="float">
            <text:p>43746.6689830037</text:p>
          </table:table-cell>
          <table:table-cell table:formula="of:=TRUNC([.A36])" office:value-type="float" office:value="43746" calcext:value-type="float">
            <text:p>43746</text:p>
          </table:table-cell>
          <table:table-cell table:formula="of:=[.B36]-[.C36]" office:value-type="float" office:value="0.668983003670292" calcext:value-type="float">
            <text:p>0.668983003670292</text:p>
          </table:table-cell>
          <table:table-cell table:formula="of:=MOD([.E35]-[.$E$2];[.$H$2])+1+[.$E$2]" office:value-type="float" office:value="194" calcext:value-type="float">
            <text:p>194</text:p>
          </table:table-cell>
          <table:table-cell table:formula="of:=MOD([.F35]+1/[.$H$2];5)" office:value-type="float" office:value="1.1" calcext:value-type="float">
            <text:p>1,1</text:p>
          </table:table-cell>
          <table:table-cell table:formula="of:=IF([.F36]&lt;0.000001;[.G35]+2+1/[.$H$2];[.G35]+1/[.$H$2])" office:value-type="float" office:value="1.1" calcext:value-type="float">
            <text:p>1,1</text:p>
          </table:table-cell>
          <table:table-cell table:number-columns-repeated="4"/>
          <table:table-cell table:formula="of:=SUM(MOD(SUM([.L35]-[.L$2];[.T$2]);[.R$2]-[.L$2]);[.L$2])" office:value-type="time" office:time-value="PT15H40M00S" calcext:value-type="time">
            <text:p>15:40:00</text:p>
          </table:table-cell>
          <table:table-cell table:formula="of:=IF([.L36]&lt;[.L35];[.M35]+[.H$2];[.M35])" office:value-type="float" office:value="30" calcext:value-type="float">
            <text:p>30</text:p>
          </table:table-cell>
          <table:table-cell table:formula="of:=OFFSET([.C$4];[.M36];0)" office:value-type="float" office:value="43746" calcext:value-type="float">
            <text:p>43746</text:p>
          </table:table-cell>
          <table:table-cell table:formula="of:=[.L36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36];0)&lt;=[.O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8T16:06:03.029529" calcext:value-type="date">
            <text:p>2019-10-08 16:06:03</text:p>
          </table:table-cell>
          <table:table-cell table:formula="of:=[.A37]" office:value-type="float" office:value="43746.6708683973" calcext:value-type="float">
            <text:p>43746.6708683973</text:p>
          </table:table-cell>
          <table:table-cell table:formula="of:=TRUNC([.A37])" office:value-type="float" office:value="43746" calcext:value-type="float">
            <text:p>43746</text:p>
          </table:table-cell>
          <table:table-cell table:formula="of:=[.B37]-[.C37]" office:value-type="float" office:value="0.670868397326558" calcext:value-type="float">
            <text:p>0.670868397326558</text:p>
          </table:table-cell>
          <table:table-cell table:formula="of:=MOD([.E36]-[.$E$2];[.$H$2])+1+[.$E$2]" office:value-type="float" office:value="195" calcext:value-type="float">
            <text:p>195</text:p>
          </table:table-cell>
          <table:table-cell table:formula="of:=MOD([.F36]+1/[.$H$2];5)" office:value-type="float" office:value="1.13333333333333" calcext:value-type="float">
            <text:p>1,13333333333333</text:p>
          </table:table-cell>
          <table:table-cell table:formula="of:=IF([.F37]&lt;0.000001;[.G36]+2+1/[.$H$2];[.G36]+1/[.$H$2])" office:value-type="float" office:value="1.13333333333333" calcext:value-type="float">
            <text:p>1,13333333333333</text:p>
          </table:table-cell>
          <table:table-cell table:number-columns-repeated="4"/>
          <table:table-cell table:formula="of:=SUM(MOD(SUM([.L36]-[.L$2];[.T$2]);[.R$2]-[.L$2]);[.L$2])" office:value-type="time" office:time-value="PT15H50M00S" calcext:value-type="time">
            <text:p>15:50:00</text:p>
          </table:table-cell>
          <table:table-cell table:formula="of:=IF([.L37]&lt;[.L36];[.M36]+[.H$2];[.M36])" office:value-type="float" office:value="30" calcext:value-type="float">
            <text:p>30</text:p>
          </table:table-cell>
          <table:table-cell table:formula="of:=OFFSET([.C$4];[.M37];0)" office:value-type="float" office:value="43746" calcext:value-type="float">
            <text:p>43746</text:p>
          </table:table-cell>
          <table:table-cell table:formula="of:=[.L37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37];0)&lt;=[.O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8T15:51:41.313198" calcext:value-type="date">
            <text:p>2019-10-08 15:51:41</text:p>
          </table:table-cell>
          <table:table-cell table:formula="of:=[.A38]" office:value-type="float" office:value="43746.6608948287" calcext:value-type="float">
            <text:p>43746.6608948287</text:p>
          </table:table-cell>
          <table:table-cell table:formula="of:=TRUNC([.A38])" office:value-type="float" office:value="43746" calcext:value-type="float">
            <text:p>43746</text:p>
          </table:table-cell>
          <table:table-cell table:formula="of:=[.B38]-[.C38]" office:value-type="float" office:value="0.660894828681194" calcext:value-type="float">
            <text:p>0.660894828681194</text:p>
          </table:table-cell>
          <table:table-cell table:formula="of:=MOD([.E37]-[.$E$2];[.$H$2])+1+[.$E$2]" office:value-type="float" office:value="196" calcext:value-type="float">
            <text:p>196</text:p>
          </table:table-cell>
          <table:table-cell table:formula="of:=MOD([.F37]+1/[.$H$2];5)" office:value-type="float" office:value="1.16666666666667" calcext:value-type="float">
            <text:p>1,16666666666667</text:p>
          </table:table-cell>
          <table:table-cell table:formula="of:=IF([.F38]&lt;0.000001;[.G37]+2+1/[.$H$2];[.G37]+1/[.$H$2])" office:value-type="float" office:value="1.16666666666667" calcext:value-type="float">
            <text:p>1,16666666666667</text:p>
          </table:table-cell>
          <table:table-cell table:number-columns-repeated="4"/>
          <table:table-cell table:formula="of:=SUM(MOD(SUM([.L37]-[.L$2];[.T$2]);[.R$2]-[.L$2]);[.L$2])" office:value-type="time" office:time-value="PT16H00M00S" calcext:value-type="time">
            <text:p>16:00:00</text:p>
          </table:table-cell>
          <table:table-cell table:formula="of:=IF([.L38]&lt;[.L37];[.M37]+[.H$2];[.M37])" office:value-type="float" office:value="30" calcext:value-type="float">
            <text:p>30</text:p>
          </table:table-cell>
          <table:table-cell table:formula="of:=OFFSET([.C$4];[.M38];0)" office:value-type="float" office:value="43746" calcext:value-type="float">
            <text:p>43746</text:p>
          </table:table-cell>
          <table:table-cell table:formula="of:=[.L38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38];0)&lt;=[.O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8T15:43:53.601484" calcext:value-type="date">
            <text:p>2019-10-08 15:43:54</text:p>
          </table:table-cell>
          <table:table-cell table:formula="of:=[.A39]" office:value-type="float" office:value="43746.6554814987" calcext:value-type="float">
            <text:p>43746.6554814987</text:p>
          </table:table-cell>
          <table:table-cell table:formula="of:=TRUNC([.A39])" office:value-type="float" office:value="43746" calcext:value-type="float">
            <text:p>43746</text:p>
          </table:table-cell>
          <table:table-cell table:formula="of:=[.B39]-[.C39]" office:value-type="float" office:value="0.65548149865208" calcext:value-type="float">
            <text:p>0.65548149865208</text:p>
          </table:table-cell>
          <table:table-cell table:formula="of:=MOD([.E38]-[.$E$2];[.$H$2])+1+[.$E$2]" office:value-type="float" office:value="197" calcext:value-type="float">
            <text:p>197</text:p>
          </table:table-cell>
          <table:table-cell table:formula="of:=MOD([.F38]+1/[.$H$2];5)" office:value-type="float" office:value="1.2" calcext:value-type="float">
            <text:p>1,2</text:p>
          </table:table-cell>
          <table:table-cell table:formula="of:=IF([.F39]&lt;0.000001;[.G38]+2+1/[.$H$2];[.G38]+1/[.$H$2])" office:value-type="float" office:value="1.2" calcext:value-type="float">
            <text:p>1,2</text:p>
          </table:table-cell>
          <table:table-cell table:number-columns-repeated="4"/>
          <table:table-cell table:formula="of:=SUM(MOD(SUM([.L38]-[.L$2];[.T$2]);[.R$2]-[.L$2]);[.L$2])" office:value-type="time" office:time-value="PT16H10M00S" calcext:value-type="time">
            <text:p>16:10:00</text:p>
          </table:table-cell>
          <table:table-cell table:formula="of:=IF([.L39]&lt;[.L38];[.M38]+[.H$2];[.M38])" office:value-type="float" office:value="30" calcext:value-type="float">
            <text:p>30</text:p>
          </table:table-cell>
          <table:table-cell table:formula="of:=OFFSET([.C$4];[.M39];0)" office:value-type="float" office:value="43746" calcext:value-type="float">
            <text:p>43746</text:p>
          </table:table-cell>
          <table:table-cell table:formula="of:=[.L39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9];0)&lt;=[.O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8T15:35:16.757706" calcext:value-type="date">
            <text:p>2019-10-08 15:35:17</text:p>
          </table:table-cell>
          <table:table-cell table:formula="of:=[.A40]" office:value-type="float" office:value="43746.6494995105" calcext:value-type="float">
            <text:p>43746.6494995105</text:p>
          </table:table-cell>
          <table:table-cell table:formula="of:=TRUNC([.A40])" office:value-type="float" office:value="43746" calcext:value-type="float">
            <text:p>43746</text:p>
          </table:table-cell>
          <table:table-cell table:formula="of:=[.B40]-[.C40]" office:value-type="float" office:value="0.649499510487658" calcext:value-type="float">
            <text:p>0.649499510487658</text:p>
          </table:table-cell>
          <table:table-cell table:formula="of:=MOD([.E39]-[.$E$2];[.$H$2])+1+[.$E$2]" office:value-type="float" office:value="198" calcext:value-type="float">
            <text:p>198</text:p>
          </table:table-cell>
          <table:table-cell table:formula="of:=MOD([.F39]+1/[.$H$2];5)" office:value-type="float" office:value="1.23333333333333" calcext:value-type="float">
            <text:p>1,23333333333333</text:p>
          </table:table-cell>
          <table:table-cell table:formula="of:=IF([.F40]&lt;0.000001;[.G39]+2+1/[.$H$2];[.G39]+1/[.$H$2])" office:value-type="float" office:value="1.23333333333333" calcext:value-type="float">
            <text:p>1,23333333333333</text:p>
          </table:table-cell>
          <table:table-cell table:number-columns-repeated="4"/>
          <table:table-cell table:formula="of:=SUM(MOD(SUM([.L39]-[.L$2];[.T$2]);[.R$2]-[.L$2]);[.L$2])" office:value-type="time" office:time-value="PT16H20M00S" calcext:value-type="time">
            <text:p>16:20:00</text:p>
          </table:table-cell>
          <table:table-cell table:formula="of:=IF([.L40]&lt;[.L39];[.M39]+[.H$2];[.M39])" office:value-type="float" office:value="30" calcext:value-type="float">
            <text:p>30</text:p>
          </table:table-cell>
          <table:table-cell table:formula="of:=OFFSET([.C$4];[.M40];0)" office:value-type="float" office:value="43746" calcext:value-type="float">
            <text:p>43746</text:p>
          </table:table-cell>
          <table:table-cell table:formula="of:=[.L40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40];0)&lt;=[.O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8T15:59:56.113009" calcext:value-type="date">
            <text:p>2019-10-08 15:59:56</text:p>
          </table:table-cell>
          <table:table-cell table:formula="of:=[.A41]" office:value-type="float" office:value="43746.6666216784" calcext:value-type="float">
            <text:p>43746.6666216784</text:p>
          </table:table-cell>
          <table:table-cell table:formula="of:=TRUNC([.A41])" office:value-type="float" office:value="43746" calcext:value-type="float">
            <text:p>43746</text:p>
          </table:table-cell>
          <table:table-cell table:formula="of:=[.B41]-[.C41]" office:value-type="float" office:value="0.666621678348747" calcext:value-type="float">
            <text:p>0.666621678348747</text:p>
          </table:table-cell>
          <table:table-cell table:formula="of:=MOD([.E40]-[.$E$2];[.$H$2])+1+[.$E$2]" office:value-type="float" office:value="199" calcext:value-type="float">
            <text:p>199</text:p>
          </table:table-cell>
          <table:table-cell table:formula="of:=MOD([.F40]+1/[.$H$2];5)" office:value-type="float" office:value="1.26666666666667" calcext:value-type="float">
            <text:p>1,26666666666667</text:p>
          </table:table-cell>
          <table:table-cell table:formula="of:=IF([.F41]&lt;0.000001;[.G40]+2+1/[.$H$2];[.G40]+1/[.$H$2])" office:value-type="float" office:value="1.26666666666667" calcext:value-type="float">
            <text:p>1,26666666666667</text:p>
          </table:table-cell>
          <table:table-cell table:number-columns-repeated="4"/>
          <table:table-cell table:formula="of:=SUM(MOD(SUM([.L40]-[.L$2];[.T$2]);[.R$2]-[.L$2]);[.L$2])" office:value-type="time" office:time-value="PT16H30M00S" calcext:value-type="time">
            <text:p>16:30:00</text:p>
          </table:table-cell>
          <table:table-cell table:formula="of:=IF([.L41]&lt;[.L40];[.M40]+[.H$2];[.M40])" office:value-type="float" office:value="30" calcext:value-type="float">
            <text:p>30</text:p>
          </table:table-cell>
          <table:table-cell table:formula="of:=OFFSET([.C$4];[.M41];0)" office:value-type="float" office:value="43746" calcext:value-type="float">
            <text:p>43746</text:p>
          </table:table-cell>
          <table:table-cell table:formula="of:=[.L41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41];0)&lt;=[.O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8T16:05:03.711502" calcext:value-type="date">
            <text:p>2019-10-08 16:05:04</text:p>
          </table:table-cell>
          <table:table-cell table:formula="of:=[.A42]" office:value-type="float" office:value="43746.6701818461" calcext:value-type="float">
            <text:p>43746.6701818461</text:p>
          </table:table-cell>
          <table:table-cell table:formula="of:=TRUNC([.A42])" office:value-type="float" office:value="43746" calcext:value-type="float">
            <text:p>43746</text:p>
          </table:table-cell>
          <table:table-cell table:formula="of:=[.B42]-[.C42]" office:value-type="float" office:value="0.670181846093328" calcext:value-type="float">
            <text:p>0.670181846093328</text:p>
          </table:table-cell>
          <table:table-cell table:formula="of:=MOD([.E41]-[.$E$2];[.$H$2])+1+[.$E$2]" office:value-type="float" office:value="200" calcext:value-type="float">
            <text:p>200</text:p>
          </table:table-cell>
          <table:table-cell table:formula="of:=MOD([.F41]+1/[.$H$2];5)" office:value-type="float" office:value="1.3" calcext:value-type="float">
            <text:p>1,3</text:p>
          </table:table-cell>
          <table:table-cell table:formula="of:=IF([.F42]&lt;0.000001;[.G41]+2+1/[.$H$2];[.G41]+1/[.$H$2])" office:value-type="float" office:value="1.3" calcext:value-type="float">
            <text:p>1,3</text:p>
          </table:table-cell>
          <table:table-cell table:number-columns-repeated="4"/>
          <table:table-cell table:formula="of:=SUM(MOD(SUM([.L41]-[.L$2];[.T$2]);[.R$2]-[.L$2]);[.L$2])" office:value-type="time" office:time-value="PT16H40M00S" calcext:value-type="time">
            <text:p>16:40:00</text:p>
          </table:table-cell>
          <table:table-cell table:formula="of:=IF([.L42]&lt;[.L41];[.M41]+[.H$2];[.M41])" office:value-type="float" office:value="30" calcext:value-type="float">
            <text:p>30</text:p>
          </table:table-cell>
          <table:table-cell table:formula="of:=OFFSET([.C$4];[.M42];0)" office:value-type="float" office:value="43746" calcext:value-type="float">
            <text:p>43746</text:p>
          </table:table-cell>
          <table:table-cell table:formula="of:=[.L42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42];0)&lt;=[.O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8T15:46:54.913938" calcext:value-type="date">
            <text:p>2019-10-08 15:46:55</text:p>
          </table:table-cell>
          <table:table-cell table:formula="of:=[.A43]" office:value-type="float" office:value="43746.6575800224" calcext:value-type="float">
            <text:p>43746.6575800224</text:p>
          </table:table-cell>
          <table:table-cell table:formula="of:=TRUNC([.A43])" office:value-type="float" office:value="43746" calcext:value-type="float">
            <text:p>43746</text:p>
          </table:table-cell>
          <table:table-cell table:formula="of:=[.B43]-[.C43]" office:value-type="float" office:value="0.657580022430921" calcext:value-type="float">
            <text:p>0.657580022430921</text:p>
          </table:table-cell>
          <table:table-cell table:formula="of:=MOD([.E42]-[.$E$2];[.$H$2])+1+[.$E$2]" office:value-type="float" office:value="201" calcext:value-type="float">
            <text:p>201</text:p>
          </table:table-cell>
          <table:table-cell table:formula="of:=MOD([.F42]+1/[.$H$2];5)" office:value-type="float" office:value="1.33333333333333" calcext:value-type="float">
            <text:p>1,33333333333333</text:p>
          </table:table-cell>
          <table:table-cell table:formula="of:=IF([.F43]&lt;0.000001;[.G42]+2+1/[.$H$2];[.G42]+1/[.$H$2])" office:value-type="float" office:value="1.33333333333333" calcext:value-type="float">
            <text:p>1,33333333333333</text:p>
          </table:table-cell>
          <table:table-cell table:number-columns-repeated="4"/>
          <table:table-cell table:formula="of:=SUM(MOD(SUM([.L42]-[.L$2];[.T$2]);[.R$2]-[.L$2]);[.L$2])" office:value-type="time" office:time-value="PT16H50M00S" calcext:value-type="time">
            <text:p>16:50:00</text:p>
          </table:table-cell>
          <table:table-cell table:formula="of:=IF([.L43]&lt;[.L42];[.M42]+[.H$2];[.M42])" office:value-type="float" office:value="30" calcext:value-type="float">
            <text:p>30</text:p>
          </table:table-cell>
          <table:table-cell table:formula="of:=OFFSET([.C$4];[.M43];0)" office:value-type="float" office:value="43746" calcext:value-type="float">
            <text:p>43746</text:p>
          </table:table-cell>
          <table:table-cell table:formula="of:=[.L43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43];0)&lt;=[.O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8T15:59:29.11515" calcext:value-type="date">
            <text:p>2019-10-08 15:59:29</text:p>
          </table:table-cell>
          <table:table-cell table:style-name="ce7" table:formula="of:=[.A44]" office:value-type="date" office:date-value="2019-10-08T15:59:29.11515" calcext:value-type="date">
            <text:p>2019-10-08 15:59:29</text:p>
          </table:table-cell>
          <table:table-cell table:formula="of:=TRUNC([.A44])" office:value-type="float" office:value="43746" calcext:value-type="float">
            <text:p>43746</text:p>
          </table:table-cell>
          <table:table-cell table:style-name="ce12" table:formula="of:=[.B44]-[.C44]" office:value-type="date" office:date-value="1899-12-30T15:59:29.11514983512" calcext:value-type="date">
            <text:p>12/30/99 03:59 PM</text:p>
          </table:table-cell>
          <table:table-cell table:formula="of:=MOD([.E43]-[.$E$2];[.$H$2])+1+[.$E$2]" office:value-type="float" office:value="202" calcext:value-type="float">
            <text:p>202</text:p>
          </table:table-cell>
          <table:table-cell table:formula="of:=MOD([.F43]+1/[.$H$2];5)" office:value-type="float" office:value="1.36666666666667" calcext:value-type="float">
            <text:p>1,36666666666667</text:p>
          </table:table-cell>
          <table:table-cell table:formula="of:=IF([.F44]&lt;0.000001;[.G43]+2+1/[.$H$2];[.G43]+1/[.$H$2])" office:value-type="float" office:value="1.36666666666667" calcext:value-type="float">
            <text:p>1,36666666666667</text:p>
          </table:table-cell>
          <table:table-cell table:number-columns-repeated="4"/>
          <table:table-cell table:formula="of:=SUM(MOD(SUM([.L43]-[.L$2];[.T$2]);[.R$2]-[.L$2]);[.L$2])" office:value-type="time" office:time-value="PT17H00M00S" calcext:value-type="time">
            <text:p>17:00:00</text:p>
          </table:table-cell>
          <table:table-cell table:formula="of:=IF([.L44]&lt;[.L43];[.M43]+[.H$2];[.M43])" office:value-type="float" office:value="30" calcext:value-type="float">
            <text:p>30</text:p>
          </table:table-cell>
          <table:table-cell table:formula="of:=OFFSET([.C$4];[.M44];0)" office:value-type="float" office:value="43746" calcext:value-type="float">
            <text:p>43746</text:p>
          </table:table-cell>
          <table:table-cell table:formula="of:=[.L44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44];0)&lt;=[.O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8T16:04:10.828365" calcext:value-type="date">
            <text:p>2019-10-08 16:04:11</text:p>
          </table:table-cell>
          <table:table-cell table:formula="of:=[.A45]" office:value-type="float" office:value="43746.6695697727" calcext:value-type="float">
            <text:p>43746.6695697727</text:p>
          </table:table-cell>
          <table:table-cell table:formula="of:=TRUNC([.A45])" office:value-type="float" office:value="43746" calcext:value-type="float">
            <text:p>43746</text:p>
          </table:table-cell>
          <table:table-cell table:formula="of:=[.B45]-[.C45]" office:value-type="float" office:value="0.669569772740942" calcext:value-type="float">
            <text:p>0.669569772740942</text:p>
          </table:table-cell>
          <table:table-cell table:formula="of:=MOD([.E44]-[.$E$2];[.$H$2])+1+[.$E$2]" office:value-type="float" office:value="203" calcext:value-type="float">
            <text:p>203</text:p>
          </table:table-cell>
          <table:table-cell table:formula="of:=MOD([.F44]+1/[.$H$2];5)" office:value-type="float" office:value="1.4" calcext:value-type="float">
            <text:p>1,4</text:p>
          </table:table-cell>
          <table:table-cell table:formula="of:=IF([.F45]&lt;0.000001;[.G44]+2+1/[.$H$2];[.G44]+1/[.$H$2])" office:value-type="float" office:value="1.4" calcext:value-type="float">
            <text:p>1,4</text:p>
          </table:table-cell>
          <table:table-cell table:number-columns-repeated="4"/>
          <table:table-cell table:formula="of:=SUM(MOD(SUM([.L44]-[.L$2];[.T$2]);[.R$2]-[.L$2]);[.L$2])" office:value-type="time" office:time-value="PT17H10M00S" calcext:value-type="time">
            <text:p>17:10:00</text:p>
          </table:table-cell>
          <table:table-cell table:formula="of:=IF([.L45]&lt;[.L44];[.M44]+[.H$2];[.M44])" office:value-type="float" office:value="30" calcext:value-type="float">
            <text:p>30</text:p>
          </table:table-cell>
          <table:table-cell table:formula="of:=OFFSET([.C$4];[.M45];0)" office:value-type="float" office:value="43746" calcext:value-type="float">
            <text:p>43746</text:p>
          </table:table-cell>
          <table:table-cell table:formula="of:=[.L45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45];0)&lt;=[.O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8T16:34:44.306232" calcext:value-type="date">
            <text:p>2019-10-08 16:34:44</text:p>
          </table:table-cell>
          <table:table-cell table:formula="of:=[.A46]" office:value-type="float" office:value="43746.6907905814" calcext:value-type="float">
            <text:p>43746.6907905814</text:p>
          </table:table-cell>
          <table:table-cell table:formula="of:=TRUNC([.A46])" office:value-type="float" office:value="43746" calcext:value-type="float">
            <text:p>43746</text:p>
          </table:table-cell>
          <table:table-cell table:formula="of:=[.B46]-[.C46]" office:value-type="float" office:value="0.690790581385954" calcext:value-type="float">
            <text:p>0.690790581385954</text:p>
          </table:table-cell>
          <table:table-cell table:formula="of:=MOD([.E45]-[.$E$2];[.$H$2])+1+[.$E$2]" office:value-type="float" office:value="204" calcext:value-type="float">
            <text:p>204</text:p>
          </table:table-cell>
          <table:table-cell table:formula="of:=MOD([.F45]+1/[.$H$2];5)" office:value-type="float" office:value="1.43333333333333" calcext:value-type="float">
            <text:p>1,43333333333333</text:p>
          </table:table-cell>
          <table:table-cell table:formula="of:=IF([.F46]&lt;0.000001;[.G45]+2+1/[.$H$2];[.G45]+1/[.$H$2])" office:value-type="float" office:value="1.43333333333333" calcext:value-type="float">
            <text:p>1,43333333333333</text:p>
          </table:table-cell>
          <table:table-cell table:number-columns-repeated="4"/>
          <table:table-cell table:formula="of:=SUM(MOD(SUM([.L45]-[.L$2];[.T$2]);[.R$2]-[.L$2]);[.L$2])" office:value-type="time" office:time-value="PT17H20M00S" calcext:value-type="time">
            <text:p>17:20:00</text:p>
          </table:table-cell>
          <table:table-cell table:formula="of:=IF([.L46]&lt;[.L45];[.M45]+[.H$2];[.M45])" office:value-type="float" office:value="30" calcext:value-type="float">
            <text:p>30</text:p>
          </table:table-cell>
          <table:table-cell table:formula="of:=OFFSET([.C$4];[.M46];0)" office:value-type="float" office:value="43746" calcext:value-type="float">
            <text:p>43746</text:p>
          </table:table-cell>
          <table:table-cell table:formula="of:=[.L46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46];0)&lt;=[.O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8T16:00:38.613028" calcext:value-type="date">
            <text:p>2019-10-08 16:00:39</text:p>
          </table:table-cell>
          <table:table-cell table:formula="of:=[.A47]" office:value-type="float" office:value="43746.6671135767" calcext:value-type="float">
            <text:p>43746.6671135767</text:p>
          </table:table-cell>
          <table:table-cell table:formula="of:=TRUNC([.A47])" office:value-type="float" office:value="43746" calcext:value-type="float">
            <text:p>43746</text:p>
          </table:table-cell>
          <table:table-cell table:formula="of:=[.B47]-[.C47]" office:value-type="float" office:value="0.667113576710108" calcext:value-type="float">
            <text:p>0.667113576710108</text:p>
          </table:table-cell>
          <table:table-cell table:formula="of:=MOD([.E46]-[.$E$2];[.$H$2])+1+[.$E$2]" office:value-type="float" office:value="205" calcext:value-type="float">
            <text:p>205</text:p>
          </table:table-cell>
          <table:table-cell table:formula="of:=MOD([.F46]+1/[.$H$2];5)" office:value-type="float" office:value="1.46666666666667" calcext:value-type="float">
            <text:p>1,46666666666667</text:p>
          </table:table-cell>
          <table:table-cell table:formula="of:=IF([.F47]&lt;0.000001;[.G46]+2+1/[.$H$2];[.G46]+1/[.$H$2])" office:value-type="float" office:value="1.46666666666667" calcext:value-type="float">
            <text:p>1,46666666666667</text:p>
          </table:table-cell>
          <table:table-cell table:number-columns-repeated="4"/>
          <table:table-cell table:formula="of:=SUM(MOD(SUM([.L46]-[.L$2];[.T$2]);[.R$2]-[.L$2]);[.L$2])" office:value-type="time" office:time-value="PT17H30M00S" calcext:value-type="time">
            <text:p>17:30:00</text:p>
          </table:table-cell>
          <table:table-cell table:formula="of:=IF([.L47]&lt;[.L46];[.M46]+[.H$2];[.M46])" office:value-type="float" office:value="30" calcext:value-type="float">
            <text:p>30</text:p>
          </table:table-cell>
          <table:table-cell table:formula="of:=OFFSET([.C$4];[.M47];0)" office:value-type="float" office:value="43746" calcext:value-type="float">
            <text:p>43746</text:p>
          </table:table-cell>
          <table:table-cell table:formula="of:=[.L47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47];0)&lt;=[.O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8T15:52:01.481905" calcext:value-type="date">
            <text:p>2019-10-08 15:52:01</text:p>
          </table:table-cell>
          <table:table-cell table:formula="of:=[.A48]" office:value-type="float" office:value="43746.6611282628" calcext:value-type="float">
            <text:p>43746.6611282628</text:p>
          </table:table-cell>
          <table:table-cell table:formula="of:=TRUNC([.A48])" office:value-type="float" office:value="43746" calcext:value-type="float">
            <text:p>43746</text:p>
          </table:table-cell>
          <table:table-cell table:formula="of:=[.B48]-[.C48]" office:value-type="float" office:value="0.661128262792772" calcext:value-type="float">
            <text:p>0.661128262792772</text:p>
          </table:table-cell>
          <table:table-cell table:formula="of:=MOD([.E47]-[.$E$2];[.$H$2])+1+[.$E$2]" office:value-type="float" office:value="206" calcext:value-type="float">
            <text:p>206</text:p>
          </table:table-cell>
          <table:table-cell table:formula="of:=MOD([.F47]+1/[.$H$2];5)" office:value-type="float" office:value="1.5" calcext:value-type="float">
            <text:p>1,5</text:p>
          </table:table-cell>
          <table:table-cell table:formula="of:=IF([.F48]&lt;0.000001;[.G47]+2+1/[.$H$2];[.G47]+1/[.$H$2])" office:value-type="float" office:value="1.5" calcext:value-type="float">
            <text:p>1,5</text:p>
          </table:table-cell>
          <table:table-cell table:number-columns-repeated="4"/>
          <table:table-cell table:formula="of:=SUM(MOD(SUM([.L47]-[.L$2];[.T$2]);[.R$2]-[.L$2]);[.L$2])" office:value-type="time" office:time-value="PT17H40M00S" calcext:value-type="time">
            <text:p>17:40:00</text:p>
          </table:table-cell>
          <table:table-cell table:formula="of:=IF([.L48]&lt;[.L47];[.M47]+[.H$2];[.M47])" office:value-type="float" office:value="30" calcext:value-type="float">
            <text:p>30</text:p>
          </table:table-cell>
          <table:table-cell table:formula="of:=OFFSET([.C$4];[.M48];0)" office:value-type="float" office:value="43746" calcext:value-type="float">
            <text:p>43746</text:p>
          </table:table-cell>
          <table:table-cell table:formula="of:=[.L48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8];0)&lt;=[.O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8T15:30:45.611124" calcext:value-type="date">
            <text:p>2019-10-08 15:30:46</text:p>
          </table:table-cell>
          <table:table-cell table:formula="of:=[.A49]" office:value-type="float" office:value="43746.6463612399" calcext:value-type="float">
            <text:p>43746.6463612399</text:p>
          </table:table-cell>
          <table:table-cell table:formula="of:=TRUNC([.A49])" office:value-type="float" office:value="43746" calcext:value-type="float">
            <text:p>43746</text:p>
          </table:table-cell>
          <table:table-cell table:formula="of:=[.B49]-[.C49]" office:value-type="float" office:value="0.646361239858379" calcext:value-type="float">
            <text:p>0.646361239858379</text:p>
          </table:table-cell>
          <table:table-cell table:formula="of:=MOD([.E48]-[.$E$2];[.$H$2])+1+[.$E$2]" office:value-type="float" office:value="207" calcext:value-type="float">
            <text:p>207</text:p>
          </table:table-cell>
          <table:table-cell table:formula="of:=MOD([.F48]+1/[.$H$2];5)" office:value-type="float" office:value="1.53333333333333" calcext:value-type="float">
            <text:p>1,53333333333333</text:p>
          </table:table-cell>
          <table:table-cell table:formula="of:=IF([.F49]&lt;0.000001;[.G48]+2+1/[.$H$2];[.G48]+1/[.$H$2])" office:value-type="float" office:value="1.53333333333333" calcext:value-type="float">
            <text:p>1,53333333333333</text:p>
          </table:table-cell>
          <table:table-cell table:number-columns-repeated="4"/>
          <table:table-cell table:formula="of:=SUM(MOD(SUM([.L48]-[.L$2];[.T$2]);[.R$2]-[.L$2]);[.L$2])" office:value-type="time" office:time-value="PT17H50M00S" calcext:value-type="time">
            <text:p>17:50:00</text:p>
          </table:table-cell>
          <table:table-cell table:formula="of:=IF([.L49]&lt;[.L48];[.M48]+[.H$2];[.M48])" office:value-type="float" office:value="30" calcext:value-type="float">
            <text:p>30</text:p>
          </table:table-cell>
          <table:table-cell table:formula="of:=OFFSET([.C$4];[.M49];0)" office:value-type="float" office:value="43746" calcext:value-type="float">
            <text:p>43746</text:p>
          </table:table-cell>
          <table:table-cell table:formula="of:=[.L49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49];0)&lt;=[.O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8T15:55:07.484531" calcext:value-type="date">
            <text:p>2019-10-08 15:55:07</text:p>
          </table:table-cell>
          <table:table-cell table:formula="of:=[.A50]" office:value-type="float" office:value="43746.663281071" calcext:value-type="float">
            <text:p>43746.663281071</text:p>
          </table:table-cell>
          <table:table-cell table:formula="of:=TRUNC([.A50])" office:value-type="float" office:value="43746" calcext:value-type="float">
            <text:p>43746</text:p>
          </table:table-cell>
          <table:table-cell table:formula="of:=[.B50]-[.C50]" office:value-type="float" office:value="0.663281070963421" calcext:value-type="float">
            <text:p>0.663281070963421</text:p>
          </table:table-cell>
          <table:table-cell table:formula="of:=MOD([.E49]-[.$E$2];[.$H$2])+1+[.$E$2]" office:value-type="float" office:value="208" calcext:value-type="float">
            <text:p>208</text:p>
          </table:table-cell>
          <table:table-cell table:formula="of:=MOD([.F49]+1/[.$H$2];5)" office:value-type="float" office:value="1.56666666666667" calcext:value-type="float">
            <text:p>1,56666666666667</text:p>
          </table:table-cell>
          <table:table-cell table:formula="of:=IF([.F50]&lt;0.000001;[.G49]+2+1/[.$H$2];[.G49]+1/[.$H$2])" office:value-type="float" office:value="1.56666666666667" calcext:value-type="float">
            <text:p>1,56666666666667</text:p>
          </table:table-cell>
          <table:table-cell table:number-columns-repeated="4"/>
          <table:table-cell table:formula="of:=SUM(MOD(SUM([.L49]-[.L$2];[.T$2]);[.R$2]-[.L$2]);[.L$2])" office:value-type="time" office:time-value="PT18H00M00S" calcext:value-type="time">
            <text:p>18:00:00</text:p>
          </table:table-cell>
          <table:table-cell table:formula="of:=IF([.L50]&lt;[.L49];[.M49]+[.H$2];[.M49])" office:value-type="float" office:value="30" calcext:value-type="float">
            <text:p>30</text:p>
          </table:table-cell>
          <table:table-cell table:formula="of:=OFFSET([.C$4];[.M50];0)" office:value-type="float" office:value="43746" calcext:value-type="float">
            <text:p>43746</text:p>
          </table:table-cell>
          <table:table-cell table:formula="of:=[.L50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50];0)&lt;=[.O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8T15:59:46.974942" calcext:value-type="date">
            <text:p>2019-10-08 15:59:47</text:p>
          </table:table-cell>
          <table:table-cell table:formula="of:=[.A51]" office:value-type="float" office:value="43746.6665159137" calcext:value-type="float">
            <text:p>43746.6665159137</text:p>
          </table:table-cell>
          <table:table-cell table:formula="of:=TRUNC([.A51])" office:value-type="float" office:value="43746" calcext:value-type="float">
            <text:p>43746</text:p>
          </table:table-cell>
          <table:table-cell table:formula="of:=[.B51]-[.C51]" office:value-type="float" office:value="0.666515913682815" calcext:value-type="float">
            <text:p>0.666515913682815</text:p>
          </table:table-cell>
          <table:table-cell table:formula="of:=MOD([.E50]-[.$E$2];[.$H$2])+1+[.$E$2]" office:value-type="float" office:value="209" calcext:value-type="float">
            <text:p>209</text:p>
          </table:table-cell>
          <table:table-cell table:formula="of:=MOD([.F50]+1/[.$H$2];5)" office:value-type="float" office:value="1.6" calcext:value-type="float">
            <text:p>1,6</text:p>
          </table:table-cell>
          <table:table-cell table:formula="of:=IF([.F51]&lt;0.000001;[.G50]+2+1/[.$H$2];[.G50]+1/[.$H$2])" office:value-type="float" office:value="1.6" calcext:value-type="float">
            <text:p>1,6</text:p>
          </table:table-cell>
          <table:table-cell table:number-columns-repeated="4"/>
          <table:table-cell table:formula="of:=SUM(MOD(SUM([.L50]-[.L$2];[.T$2]);[.R$2]-[.L$2]);[.L$2])" office:value-type="time" office:time-value="PT14H10M00S" calcext:value-type="time">
            <text:p>14:10:00</text:p>
          </table:table-cell>
          <table:table-cell table:formula="of:=IF([.L51]&lt;[.L50];[.M50]+[.H$2];[.M50])" office:value-type="float" office:value="60" calcext:value-type="float">
            <text:p>60</text:p>
          </table:table-cell>
          <table:table-cell table:formula="of:=OFFSET([.C$4];[.M51];0)" office:value-type="float" office:value="43747" calcext:value-type="float">
            <text:p>43747</text:p>
          </table:table-cell>
          <table:table-cell table:formula="of:=[.L51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51];0)&lt;=[.O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8T15:53:52.309467" calcext:value-type="date">
            <text:p>2019-10-08 15:53:52</text:p>
          </table:table-cell>
          <table:table-cell table:formula="of:=[.A52]" office:value-type="float" office:value="43746.6624109892" calcext:value-type="float">
            <text:p>43746.6624109892</text:p>
          </table:table-cell>
          <table:table-cell table:formula="of:=TRUNC([.A52])" office:value-type="float" office:value="43746" calcext:value-type="float">
            <text:p>43746</text:p>
          </table:table-cell>
          <table:table-cell table:formula="of:=[.B52]-[.C52]" office:value-type="float" office:value="0.662410989199998" calcext:value-type="float">
            <text:p>0.662410989199998</text:p>
          </table:table-cell>
          <table:table-cell table:formula="of:=MOD([.E51]-[.$E$2];[.$H$2])+1+[.$E$2]" office:value-type="float" office:value="210" calcext:value-type="float">
            <text:p>210</text:p>
          </table:table-cell>
          <table:table-cell table:formula="of:=MOD([.F51]+1/[.$H$2];5)" office:value-type="float" office:value="1.63333333333334" calcext:value-type="float">
            <text:p>1,63333333333334</text:p>
          </table:table-cell>
          <table:table-cell table:formula="of:=IF([.F52]&lt;0.000001;[.G51]+2+1/[.$H$2];[.G51]+1/[.$H$2])" office:value-type="float" office:value="1.63333333333334" calcext:value-type="float">
            <text:p>1,63333333333334</text:p>
          </table:table-cell>
          <table:table-cell table:number-columns-repeated="4"/>
          <table:table-cell table:formula="of:=SUM(MOD(SUM([.L51]-[.L$2];[.T$2]);[.R$2]-[.L$2]);[.L$2])" office:value-type="time" office:time-value="PT14H20M00S" calcext:value-type="time">
            <text:p>14:20:00</text:p>
          </table:table-cell>
          <table:table-cell table:formula="of:=IF([.L52]&lt;[.L51];[.M51]+[.H$2];[.M51])" office:value-type="float" office:value="60" calcext:value-type="float">
            <text:p>60</text:p>
          </table:table-cell>
          <table:table-cell table:formula="of:=OFFSET([.C$4];[.M52];0)" office:value-type="float" office:value="43747" calcext:value-type="float">
            <text:p>43747</text:p>
          </table:table-cell>
          <table:table-cell table:formula="of:=[.L52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52];0)&lt;=[.O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8T16:06:31.347805" calcext:value-type="date">
            <text:p>2019-10-08 16:06:31</text:p>
          </table:table-cell>
          <table:table-cell table:formula="of:=[.A53]" office:value-type="float" office:value="43746.6711961551" calcext:value-type="float">
            <text:p>43746.6711961551</text:p>
          </table:table-cell>
          <table:table-cell table:formula="of:=TRUNC([.A53])" office:value-type="float" office:value="43746" calcext:value-type="float">
            <text:p>43746</text:p>
          </table:table-cell>
          <table:table-cell table:formula="of:=[.B53]-[.C53]" office:value-type="float" office:value="0.671196155148209" calcext:value-type="float">
            <text:p>0.671196155148209</text:p>
          </table:table-cell>
          <table:table-cell table:formula="of:=MOD([.E52]-[.$E$2];[.$H$2])+1+[.$E$2]" office:value-type="float" office:value="211" calcext:value-type="float">
            <text:p>211</text:p>
          </table:table-cell>
          <table:table-cell table:formula="of:=MOD([.F52]+1/[.$H$2];5)" office:value-type="float" office:value="1.66666666666667" calcext:value-type="float">
            <text:p>1,66666666666667</text:p>
          </table:table-cell>
          <table:table-cell table:formula="of:=IF([.F53]&lt;0.000001;[.G52]+2+1/[.$H$2];[.G52]+1/[.$H$2])" office:value-type="float" office:value="1.66666666666667" calcext:value-type="float">
            <text:p>1,66666666666667</text:p>
          </table:table-cell>
          <table:table-cell table:number-columns-repeated="4"/>
          <table:table-cell table:formula="of:=SUM(MOD(SUM([.L52]-[.L$2];[.T$2]);[.R$2]-[.L$2]);[.L$2])" office:value-type="time" office:time-value="PT14H30M00S" calcext:value-type="time">
            <text:p>14:30:00</text:p>
          </table:table-cell>
          <table:table-cell table:formula="of:=IF([.L53]&lt;[.L52];[.M52]+[.H$2];[.M52])" office:value-type="float" office:value="60" calcext:value-type="float">
            <text:p>60</text:p>
          </table:table-cell>
          <table:table-cell table:formula="of:=OFFSET([.C$4];[.M53];0)" office:value-type="float" office:value="43747" calcext:value-type="float">
            <text:p>43747</text:p>
          </table:table-cell>
          <table:table-cell table:formula="of:=[.L53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53];0)&lt;=[.O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8T15:52:52.919074" calcext:value-type="date">
            <text:p>2019-10-08 15:52:53</text:p>
          </table:table-cell>
          <table:table-cell table:formula="of:=[.A54]" office:value-type="float" office:value="43746.6617236004" calcext:value-type="float">
            <text:p>43746.6617236004</text:p>
          </table:table-cell>
          <table:table-cell table:formula="of:=TRUNC([.A54])" office:value-type="float" office:value="43746" calcext:value-type="float">
            <text:p>43746</text:p>
          </table:table-cell>
          <table:table-cell table:formula="of:=[.B54]-[.C54]" office:value-type="float" office:value="0.661723600394907" calcext:value-type="float">
            <text:p>0.661723600394907</text:p>
          </table:table-cell>
          <table:table-cell table:formula="of:=MOD([.E53]-[.$E$2];[.$H$2])+1+[.$E$2]" office:value-type="float" office:value="212" calcext:value-type="float">
            <text:p>212</text:p>
          </table:table-cell>
          <table:table-cell table:formula="of:=MOD([.F53]+1/[.$H$2];5)" office:value-type="float" office:value="1.7" calcext:value-type="float">
            <text:p>1,7</text:p>
          </table:table-cell>
          <table:table-cell table:formula="of:=IF([.F54]&lt;0.000001;[.G53]+2+1/[.$H$2];[.G53]+1/[.$H$2])" office:value-type="float" office:value="1.7" calcext:value-type="float">
            <text:p>1,7</text:p>
          </table:table-cell>
          <table:table-cell table:number-columns-repeated="4"/>
          <table:table-cell table:formula="of:=SUM(MOD(SUM([.L53]-[.L$2];[.T$2]);[.R$2]-[.L$2]);[.L$2])" office:value-type="time" office:time-value="PT14H40M00S" calcext:value-type="time">
            <text:p>14:40:00</text:p>
          </table:table-cell>
          <table:table-cell table:formula="of:=IF([.L54]&lt;[.L53];[.M53]+[.H$2];[.M53])" office:value-type="float" office:value="60" calcext:value-type="float">
            <text:p>60</text:p>
          </table:table-cell>
          <table:table-cell table:formula="of:=OFFSET([.C$4];[.M54];0)" office:value-type="float" office:value="43747" calcext:value-type="float">
            <text:p>43747</text:p>
          </table:table-cell>
          <table:table-cell table:formula="of:=[.L54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54];0)&lt;=[.O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8T15:58:03.301789" calcext:value-type="date">
            <text:p>2019-10-08 15:58:03</text:p>
          </table:table-cell>
          <table:table-cell table:formula="of:=[.A55]" office:value-type="float" office:value="43746.6653159929" calcext:value-type="float">
            <text:p>43746.6653159929</text:p>
          </table:table-cell>
          <table:table-cell table:formula="of:=TRUNC([.A55])" office:value-type="float" office:value="43746" calcext:value-type="float">
            <text:p>43746</text:p>
          </table:table-cell>
          <table:table-cell table:formula="of:=[.B55]-[.C55]" office:value-type="float" office:value="0.66531599292648" calcext:value-type="float">
            <text:p>0.66531599292648</text:p>
          </table:table-cell>
          <table:table-cell table:formula="of:=MOD([.E54]-[.$E$2];[.$H$2])+1+[.$E$2]" office:value-type="float" office:value="213" calcext:value-type="float">
            <text:p>213</text:p>
          </table:table-cell>
          <table:table-cell table:formula="of:=MOD([.F54]+1/[.$H$2];5)" office:value-type="float" office:value="1.73333333333334" calcext:value-type="float">
            <text:p>1,73333333333334</text:p>
          </table:table-cell>
          <table:table-cell table:formula="of:=IF([.F55]&lt;0.000001;[.G54]+2+1/[.$H$2];[.G54]+1/[.$H$2])" office:value-type="float" office:value="1.73333333333334" calcext:value-type="float">
            <text:p>1,73333333333334</text:p>
          </table:table-cell>
          <table:table-cell table:number-columns-repeated="4"/>
          <table:table-cell table:formula="of:=SUM(MOD(SUM([.L54]-[.L$2];[.T$2]);[.R$2]-[.L$2]);[.L$2])" office:value-type="time" office:time-value="PT14H50M00S" calcext:value-type="time">
            <text:p>14:50:00</text:p>
          </table:table-cell>
          <table:table-cell table:formula="of:=IF([.L55]&lt;[.L54];[.M54]+[.H$2];[.M54])" office:value-type="float" office:value="60" calcext:value-type="float">
            <text:p>60</text:p>
          </table:table-cell>
          <table:table-cell table:formula="of:=OFFSET([.C$4];[.M55];0)" office:value-type="float" office:value="43747" calcext:value-type="float">
            <text:p>43747</text:p>
          </table:table-cell>
          <table:table-cell table:formula="of:=[.L55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55];0)&lt;=[.O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8T15:55:34.683077" calcext:value-type="date">
            <text:p>2019-10-08 15:55:35</text:p>
          </table:table-cell>
          <table:table-cell table:formula="of:=[.A56]" office:value-type="float" office:value="43746.6635958689" calcext:value-type="float">
            <text:p>43746.6635958689</text:p>
          </table:table-cell>
          <table:table-cell table:formula="of:=TRUNC([.A56])" office:value-type="float" office:value="43746" calcext:value-type="float">
            <text:p>43746</text:p>
          </table:table-cell>
          <table:table-cell table:formula="of:=[.B56]-[.C56]" office:value-type="float" office:value="0.663595868943958" calcext:value-type="float">
            <text:p>0.663595868943958</text:p>
          </table:table-cell>
          <table:table-cell table:formula="of:=MOD([.E55]-[.$E$2];[.$H$2])+1+[.$E$2]" office:value-type="float" office:value="214" calcext:value-type="float">
            <text:p>214</text:p>
          </table:table-cell>
          <table:table-cell table:formula="of:=MOD([.F55]+1/[.$H$2];5)" office:value-type="float" office:value="1.76666666666667" calcext:value-type="float">
            <text:p>1,76666666666667</text:p>
          </table:table-cell>
          <table:table-cell table:formula="of:=IF([.F56]&lt;0.000001;[.G55]+2+1/[.$H$2];[.G55]+1/[.$H$2])" office:value-type="float" office:value="1.76666666666667" calcext:value-type="float">
            <text:p>1,76666666666667</text:p>
          </table:table-cell>
          <table:table-cell table:number-columns-repeated="4"/>
          <table:table-cell table:formula="of:=SUM(MOD(SUM([.L55]-[.L$2];[.T$2]);[.R$2]-[.L$2]);[.L$2])" office:value-type="time" office:time-value="PT15H00M00S" calcext:value-type="time">
            <text:p>15:00:00</text:p>
          </table:table-cell>
          <table:table-cell table:formula="of:=IF([.L56]&lt;[.L55];[.M55]+[.H$2];[.M55])" office:value-type="float" office:value="60" calcext:value-type="float">
            <text:p>60</text:p>
          </table:table-cell>
          <table:table-cell table:formula="of:=OFFSET([.C$4];[.M56];0)" office:value-type="float" office:value="43747" calcext:value-type="float">
            <text:p>43747</text:p>
          </table:table-cell>
          <table:table-cell table:formula="of:=[.L56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56];0)&lt;=[.O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8T15:52:57.198939" calcext:value-type="date">
            <text:p>2019-10-08 15:52:57</text:p>
          </table:table-cell>
          <table:table-cell table:formula="of:=[.A57]" office:value-type="float" office:value="43746.6617731359" calcext:value-type="float">
            <text:p>43746.6617731359</text:p>
          </table:table-cell>
          <table:table-cell table:formula="of:=TRUNC([.A57])" office:value-type="float" office:value="43746" calcext:value-type="float">
            <text:p>43746</text:p>
          </table:table-cell>
          <table:table-cell table:formula="of:=[.B57]-[.C57]" office:value-type="float" office:value="0.661773135863768" calcext:value-type="float">
            <text:p>0.661773135863768</text:p>
          </table:table-cell>
          <table:table-cell table:formula="of:=MOD([.E56]-[.$E$2];[.$H$2])+1+[.$E$2]" office:value-type="float" office:value="215" calcext:value-type="float">
            <text:p>215</text:p>
          </table:table-cell>
          <table:table-cell table:formula="of:=MOD([.F56]+1/[.$H$2];5)" office:value-type="float" office:value="1.8" calcext:value-type="float">
            <text:p>1,8</text:p>
          </table:table-cell>
          <table:table-cell table:formula="of:=IF([.F57]&lt;0.000001;[.G56]+2+1/[.$H$2];[.G56]+1/[.$H$2])" office:value-type="float" office:value="1.8" calcext:value-type="float">
            <text:p>1,8</text:p>
          </table:table-cell>
          <table:table-cell table:number-columns-repeated="4"/>
          <table:table-cell table:formula="of:=SUM(MOD(SUM([.L56]-[.L$2];[.T$2]);[.R$2]-[.L$2]);[.L$2])" office:value-type="time" office:time-value="PT15H10M00S" calcext:value-type="time">
            <text:p>15:10:00</text:p>
          </table:table-cell>
          <table:table-cell table:formula="of:=IF([.L57]&lt;[.L56];[.M56]+[.H$2];[.M56])" office:value-type="float" office:value="60" calcext:value-type="float">
            <text:p>60</text:p>
          </table:table-cell>
          <table:table-cell table:formula="of:=OFFSET([.C$4];[.M57];0)" office:value-type="float" office:value="43747" calcext:value-type="float">
            <text:p>43747</text:p>
          </table:table-cell>
          <table:table-cell table:formula="of:=[.L57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57];0)&lt;=[.O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8T16:30:22.920703" calcext:value-type="date">
            <text:p>2019-10-08 16:30:23</text:p>
          </table:table-cell>
          <table:table-cell table:formula="of:=[.A58]" office:value-type="float" office:value="43746.6877652859" calcext:value-type="float">
            <text:p>43746.6877652859</text:p>
          </table:table-cell>
          <table:table-cell table:formula="of:=TRUNC([.A58])" office:value-type="float" office:value="43746" calcext:value-type="float">
            <text:p>43746</text:p>
          </table:table-cell>
          <table:table-cell table:formula="of:=[.B58]-[.C58]" office:value-type="float" office:value="0.687765285911155" calcext:value-type="float">
            <text:p>0.687765285911155</text:p>
          </table:table-cell>
          <table:table-cell table:formula="of:=MOD([.E57]-[.$E$2];[.$H$2])+1+[.$E$2]" office:value-type="float" office:value="216" calcext:value-type="float">
            <text:p>216</text:p>
          </table:table-cell>
          <table:table-cell table:formula="of:=MOD([.F57]+1/[.$H$2];5)" office:value-type="float" office:value="1.83333333333334" calcext:value-type="float">
            <text:p>1,83333333333334</text:p>
          </table:table-cell>
          <table:table-cell table:formula="of:=IF([.F58]&lt;0.000001;[.G57]+2+1/[.$H$2];[.G57]+1/[.$H$2])" office:value-type="float" office:value="1.83333333333334" calcext:value-type="float">
            <text:p>1,83333333333334</text:p>
          </table:table-cell>
          <table:table-cell table:number-columns-repeated="4"/>
          <table:table-cell table:formula="of:=SUM(MOD(SUM([.L57]-[.L$2];[.T$2]);[.R$2]-[.L$2]);[.L$2])" office:value-type="time" office:time-value="PT15H20M00S" calcext:value-type="time">
            <text:p>15:20:00</text:p>
          </table:table-cell>
          <table:table-cell table:formula="of:=IF([.L58]&lt;[.L57];[.M57]+[.H$2];[.M57])" office:value-type="float" office:value="60" calcext:value-type="float">
            <text:p>60</text:p>
          </table:table-cell>
          <table:table-cell table:formula="of:=OFFSET([.C$4];[.M58];0)" office:value-type="float" office:value="43747" calcext:value-type="float">
            <text:p>43747</text:p>
          </table:table-cell>
          <table:table-cell table:formula="of:=[.L58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58];0)&lt;=[.O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8T16:21:17.835784" calcext:value-type="date">
            <text:p>2019-10-08 16:21:18</text:p>
          </table:table-cell>
          <table:table-cell table:formula="of:=[.A59]" office:value-type="float" office:value="43746.6814564327" calcext:value-type="float">
            <text:p>43746.6814564327</text:p>
          </table:table-cell>
          <table:table-cell table:formula="of:=TRUNC([.A59])" office:value-type="float" office:value="43746" calcext:value-type="float">
            <text:p>43746</text:p>
          </table:table-cell>
          <table:table-cell table:formula="of:=[.B59]-[.C59]" office:value-type="float" office:value="0.681456432685081" calcext:value-type="float">
            <text:p>0.681456432685081</text:p>
          </table:table-cell>
          <table:table-cell table:formula="of:=MOD([.E58]-[.$E$2];[.$H$2])+1+[.$E$2]" office:value-type="float" office:value="217" calcext:value-type="float">
            <text:p>217</text:p>
          </table:table-cell>
          <table:table-cell table:formula="of:=MOD([.F58]+1/[.$H$2];5)" office:value-type="float" office:value="1.86666666666667" calcext:value-type="float">
            <text:p>1,86666666666667</text:p>
          </table:table-cell>
          <table:table-cell table:formula="of:=IF([.F59]&lt;0.000001;[.G58]+2+1/[.$H$2];[.G58]+1/[.$H$2])" office:value-type="float" office:value="1.86666666666667" calcext:value-type="float">
            <text:p>1,86666666666667</text:p>
          </table:table-cell>
          <table:table-cell table:number-columns-repeated="4"/>
          <table:table-cell table:formula="of:=SUM(MOD(SUM([.L58]-[.L$2];[.T$2]);[.R$2]-[.L$2]);[.L$2])" office:value-type="time" office:time-value="PT15H30M00S" calcext:value-type="time">
            <text:p>15:30:00</text:p>
          </table:table-cell>
          <table:table-cell table:formula="of:=IF([.L59]&lt;[.L58];[.M58]+[.H$2];[.M58])" office:value-type="float" office:value="60" calcext:value-type="float">
            <text:p>60</text:p>
          </table:table-cell>
          <table:table-cell table:formula="of:=OFFSET([.C$4];[.M59];0)" office:value-type="float" office:value="43747" calcext:value-type="float">
            <text:p>43747</text:p>
          </table:table-cell>
          <table:table-cell table:formula="of:=[.L59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59];0)&lt;=[.O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8T15:44:56.969256" calcext:value-type="date">
            <text:p>2019-10-08 15:44:57</text:p>
          </table:table-cell>
          <table:table-cell table:formula="of:=[.A60]" office:value-type="float" office:value="43746.6562149219" calcext:value-type="float">
            <text:p>43746.6562149219</text:p>
          </table:table-cell>
          <table:table-cell table:formula="of:=TRUNC([.A60])" office:value-type="float" office:value="43746" calcext:value-type="float">
            <text:p>43746</text:p>
          </table:table-cell>
          <table:table-cell table:formula="of:=[.B60]-[.C60]" office:value-type="float" office:value="0.656214921938954" calcext:value-type="float">
            <text:p>0.656214921938954</text:p>
          </table:table-cell>
          <table:table-cell table:formula="of:=MOD([.E59]-[.$E$2];[.$H$2])+1+[.$E$2]" office:value-type="float" office:value="218" calcext:value-type="float">
            <text:p>218</text:p>
          </table:table-cell>
          <table:table-cell table:formula="of:=MOD([.F59]+1/[.$H$2];5)" office:value-type="float" office:value="1.9" calcext:value-type="float">
            <text:p>1,9</text:p>
          </table:table-cell>
          <table:table-cell table:formula="of:=IF([.F60]&lt;0.000001;[.G59]+2+1/[.$H$2];[.G59]+1/[.$H$2])" office:value-type="float" office:value="1.9" calcext:value-type="float">
            <text:p>1,9</text:p>
          </table:table-cell>
          <table:table-cell table:number-columns-repeated="4"/>
          <table:table-cell table:formula="of:=SUM(MOD(SUM([.L59]-[.L$2];[.T$2]);[.R$2]-[.L$2]);[.L$2])" office:value-type="time" office:time-value="PT15H40M00S" calcext:value-type="time">
            <text:p>15:40:00</text:p>
          </table:table-cell>
          <table:table-cell table:formula="of:=IF([.L60]&lt;[.L59];[.M59]+[.H$2];[.M59])" office:value-type="float" office:value="60" calcext:value-type="float">
            <text:p>60</text:p>
          </table:table-cell>
          <table:table-cell table:formula="of:=OFFSET([.C$4];[.M60];0)" office:value-type="float" office:value="43747" calcext:value-type="float">
            <text:p>43747</text:p>
          </table:table-cell>
          <table:table-cell table:formula="of:=[.L60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60];0)&lt;=[.O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8T15:49:38.962257" calcext:value-type="date">
            <text:p>2019-10-08 15:49:39</text:p>
          </table:table-cell>
          <table:table-cell table:formula="of:=[.A61]" office:value-type="float" office:value="43746.6594787298" calcext:value-type="float">
            <text:p>43746.6594787298</text:p>
          </table:table-cell>
          <table:table-cell table:formula="of:=TRUNC([.A61])" office:value-type="float" office:value="43746" calcext:value-type="float">
            <text:p>43746</text:p>
          </table:table-cell>
          <table:table-cell table:formula="of:=[.B61]-[.C61]" office:value-type="float" office:value="0.659478729823604" calcext:value-type="float">
            <text:p>0.659478729823604</text:p>
          </table:table-cell>
          <table:table-cell table:formula="of:=MOD([.E60]-[.$E$2];[.$H$2])+1+[.$E$2]" office:value-type="float" office:value="219" calcext:value-type="float">
            <text:p>219</text:p>
          </table:table-cell>
          <table:table-cell table:formula="of:=MOD([.F60]+1/[.$H$2];5)" office:value-type="float" office:value="1.93333333333334" calcext:value-type="float">
            <text:p>1,93333333333334</text:p>
          </table:table-cell>
          <table:table-cell table:formula="of:=IF([.F61]&lt;0.000001;[.G60]+2+1/[.$H$2];[.G60]+1/[.$H$2])" office:value-type="float" office:value="1.93333333333334" calcext:value-type="float">
            <text:p>1,93333333333334</text:p>
          </table:table-cell>
          <table:table-cell table:number-columns-repeated="4"/>
          <table:table-cell table:formula="of:=SUM(MOD(SUM([.L60]-[.L$2];[.T$2]);[.R$2]-[.L$2]);[.L$2])" office:value-type="time" office:time-value="PT15H50M00S" calcext:value-type="time">
            <text:p>15:50:00</text:p>
          </table:table-cell>
          <table:table-cell table:formula="of:=IF([.L61]&lt;[.L60];[.M60]+[.H$2];[.M60])" office:value-type="float" office:value="60" calcext:value-type="float">
            <text:p>60</text:p>
          </table:table-cell>
          <table:table-cell table:formula="of:=OFFSET([.C$4];[.M61];0)" office:value-type="float" office:value="43747" calcext:value-type="float">
            <text:p>43747</text:p>
          </table:table-cell>
          <table:table-cell table:formula="of:=[.L61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61];0)&lt;=[.O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8T16:12:39.998094" calcext:value-type="date">
            <text:p>2019-10-08 16:12:40</text:p>
          </table:table-cell>
          <table:table-cell table:formula="of:=[.A62]" office:value-type="float" office:value="43746.6754629409" calcext:value-type="float">
            <text:p>43746.6754629409</text:p>
          </table:table-cell>
          <table:table-cell table:formula="of:=TRUNC([.A62])" office:value-type="float" office:value="43746" calcext:value-type="float">
            <text:p>43746</text:p>
          </table:table-cell>
          <table:table-cell table:formula="of:=[.B62]-[.C62]" office:value-type="float" office:value="0.675462940904254" calcext:value-type="float">
            <text:p>0.675462940904254</text:p>
          </table:table-cell>
          <table:table-cell table:formula="of:=MOD([.E61]-[.$E$2];[.$H$2])+1+[.$E$2]" office:value-type="float" office:value="220" calcext:value-type="float">
            <text:p>220</text:p>
          </table:table-cell>
          <table:table-cell table:formula="of:=MOD([.F61]+1/[.$H$2];5)" office:value-type="float" office:value="1.96666666666667" calcext:value-type="float">
            <text:p>1,96666666666667</text:p>
          </table:table-cell>
          <table:table-cell table:formula="of:=IF([.F62]&lt;0.000001;[.G61]+2+1/[.$H$2];[.G61]+1/[.$H$2])" office:value-type="float" office:value="1.96666666666667" calcext:value-type="float">
            <text:p>1,96666666666667</text:p>
          </table:table-cell>
          <table:table-cell table:number-columns-repeated="4"/>
          <table:table-cell table:formula="of:=SUM(MOD(SUM([.L61]-[.L$2];[.T$2]);[.R$2]-[.L$2]);[.L$2])" office:value-type="time" office:time-value="PT16H00M00S" calcext:value-type="time">
            <text:p>16:00:00</text:p>
          </table:table-cell>
          <table:table-cell table:formula="of:=IF([.L62]&lt;[.L61];[.M61]+[.H$2];[.M61])" office:value-type="float" office:value="60" calcext:value-type="float">
            <text:p>60</text:p>
          </table:table-cell>
          <table:table-cell table:formula="of:=OFFSET([.C$4];[.M62];0)" office:value-type="float" office:value="43747" calcext:value-type="float">
            <text:p>43747</text:p>
          </table:table-cell>
          <table:table-cell table:formula="of:=[.L62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62];0)&lt;=[.O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9T16:07:20.231185" calcext:value-type="date">
            <text:p>2019-10-09 16:07:20</text:p>
          </table:table-cell>
          <table:table-cell table:formula="of:=[.A63]" office:value-type="float" office:value="43747.671761935" calcext:value-type="float">
            <text:p>43747.671761935</text:p>
          </table:table-cell>
          <table:table-cell table:formula="of:=TRUNC([.A63])" office:value-type="float" office:value="43747" calcext:value-type="float">
            <text:p>43747</text:p>
          </table:table-cell>
          <table:table-cell table:formula="of:=[.B63]-[.C63]" office:value-type="float" office:value="0.671761935016548" calcext:value-type="float">
            <text:p>0.671761935016548</text:p>
          </table:table-cell>
          <table:table-cell table:formula="of:=MOD([.E62]-[.$E$2];[.$H$2])+1+[.$E$2]" office:value-type="float" office:value="191" calcext:value-type="float">
            <text:p>191</text:p>
          </table:table-cell>
          <table:table-cell table:formula="of:=MOD([.F62]+1/[.$H$2];5)" office:value-type="float" office:value="2" calcext:value-type="float">
            <text:p>2</text:p>
          </table:table-cell>
          <table:table-cell table:formula="of:=IF([.F63]&lt;0.000001;[.G62]+2+1/[.$H$2];[.G62]+1/[.$H$2])" office:value-type="float" office:value="2" calcext:value-type="float">
            <text:p>2</text:p>
          </table:table-cell>
          <table:table-cell table:number-columns-repeated="4"/>
          <table:table-cell table:formula="of:=SUM(MOD(SUM([.L62]-[.L$2];[.T$2]);[.R$2]-[.L$2]);[.L$2])" office:value-type="time" office:time-value="PT16H10M00S" calcext:value-type="time">
            <text:p>16:10:00</text:p>
          </table:table-cell>
          <table:table-cell table:formula="of:=IF([.L63]&lt;[.L62];[.M62]+[.H$2];[.M62])" office:value-type="float" office:value="60" calcext:value-type="float">
            <text:p>60</text:p>
          </table:table-cell>
          <table:table-cell table:formula="of:=OFFSET([.C$4];[.M63];0)" office:value-type="float" office:value="43747" calcext:value-type="float">
            <text:p>43747</text:p>
          </table:table-cell>
          <table:table-cell table:formula="of:=[.L63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63];0)&lt;=[.O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9T15:28:23.710268" calcext:value-type="date">
            <text:p>2019-10-09 15:28:24</text:p>
          </table:table-cell>
          <table:table-cell table:style-name="ce7" table:formula="of:=[.A64]" office:value-type="date" office:date-value="2019-10-09T15:28:23.710268" calcext:value-type="date">
            <text:p>2019-10-09 15:28:24</text:p>
          </table:table-cell>
          <table:table-cell table:formula="of:=TRUNC([.A64])" office:value-type="float" office:value="43747" calcext:value-type="float">
            <text:p>43747</text:p>
          </table:table-cell>
          <table:table-cell table:style-name="ce12" table:formula="of:=[.B64]-[.C64]" office:value-type="date" office:date-value="1899-12-30T15:28:23.7102683913" calcext:value-type="date">
            <text:p>12/30/99 03:28 PM</text:p>
          </table:table-cell>
          <table:table-cell table:formula="of:=MOD([.E63]-[.$E$2];[.$H$2])+1+[.$E$2]" office:value-type="float" office:value="192" calcext:value-type="float">
            <text:p>192</text:p>
          </table:table-cell>
          <table:table-cell table:formula="of:=MOD([.F63]+1/[.$H$2];5)" office:value-type="float" office:value="2.03333333333334" calcext:value-type="float">
            <text:p>2,03333333333334</text:p>
          </table:table-cell>
          <table:table-cell table:formula="of:=IF([.F64]&lt;0.000001;[.G63]+2+1/[.$H$2];[.G63]+1/[.$H$2])" office:value-type="float" office:value="2.03333333333334" calcext:value-type="float">
            <text:p>2,03333333333334</text:p>
          </table:table-cell>
          <table:table-cell table:number-columns-repeated="4"/>
          <table:table-cell table:formula="of:=SUM(MOD(SUM([.L63]-[.L$2];[.T$2]);[.R$2]-[.L$2]);[.L$2])" office:value-type="time" office:time-value="PT16H20M00S" calcext:value-type="time">
            <text:p>16:20:00</text:p>
          </table:table-cell>
          <table:table-cell table:formula="of:=IF([.L64]&lt;[.L63];[.M63]+[.H$2];[.M63])" office:value-type="float" office:value="60" calcext:value-type="float">
            <text:p>60</text:p>
          </table:table-cell>
          <table:table-cell table:formula="of:=OFFSET([.C$4];[.M64];0)" office:value-type="float" office:value="43747" calcext:value-type="float">
            <text:p>43747</text:p>
          </table:table-cell>
          <table:table-cell table:formula="of:=[.L64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64];0)&lt;=[.O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9T15:59:07.485073" calcext:value-type="date">
            <text:p>2019-10-09 15:59:07</text:p>
          </table:table-cell>
          <table:table-cell table:formula="of:=[.A65]" office:value-type="float" office:value="43747.666058855" calcext:value-type="float">
            <text:p>43747.666058855</text:p>
          </table:table-cell>
          <table:table-cell table:formula="of:=TRUNC([.A65])" office:value-type="float" office:value="43747" calcext:value-type="float">
            <text:p>43747</text:p>
          </table:table-cell>
          <table:table-cell table:formula="of:=[.B65]-[.C65]" office:value-type="float" office:value="0.666058855007577" calcext:value-type="float">
            <text:p>0.666058855007577</text:p>
          </table:table-cell>
          <table:table-cell table:formula="of:=MOD([.E64]-[.$E$2];[.$H$2])+1+[.$E$2]" office:value-type="float" office:value="193" calcext:value-type="float">
            <text:p>193</text:p>
          </table:table-cell>
          <table:table-cell table:formula="of:=MOD([.F64]+1/[.$H$2];5)" office:value-type="float" office:value="2.06666666666667" calcext:value-type="float">
            <text:p>2,06666666666667</text:p>
          </table:table-cell>
          <table:table-cell table:formula="of:=IF([.F65]&lt;0.000001;[.G64]+2+1/[.$H$2];[.G64]+1/[.$H$2])" office:value-type="float" office:value="2.06666666666667" calcext:value-type="float">
            <text:p>2,06666666666667</text:p>
          </table:table-cell>
          <table:table-cell table:number-columns-repeated="4"/>
          <table:table-cell table:formula="of:=SUM(MOD(SUM([.L64]-[.L$2];[.T$2]);[.R$2]-[.L$2]);[.L$2])" office:value-type="time" office:time-value="PT16H30M00S" calcext:value-type="time">
            <text:p>16:30:00</text:p>
          </table:table-cell>
          <table:table-cell table:formula="of:=IF([.L65]&lt;[.L64];[.M64]+[.H$2];[.M64])" office:value-type="float" office:value="60" calcext:value-type="float">
            <text:p>60</text:p>
          </table:table-cell>
          <table:table-cell table:formula="of:=OFFSET([.C$4];[.M65];0)" office:value-type="float" office:value="43747" calcext:value-type="float">
            <text:p>43747</text:p>
          </table:table-cell>
          <table:table-cell table:formula="of:=[.L65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65];0)&lt;=[.O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9T16:06:51.443171" calcext:value-type="date">
            <text:p>2019-10-09 16:06:51</text:p>
          </table:table-cell>
          <table:table-cell table:formula="of:=[.A66]" office:value-type="float" office:value="43747.6714287404" calcext:value-type="float">
            <text:p>43747.6714287404</text:p>
          </table:table-cell>
          <table:table-cell table:formula="of:=TRUNC([.A66])" office:value-type="float" office:value="43747" calcext:value-type="float">
            <text:p>43747</text:p>
          </table:table-cell>
          <table:table-cell table:formula="of:=[.B66]-[.C66]" office:value-type="float" office:value="0.671428740410192" calcext:value-type="float">
            <text:p>0.671428740410192</text:p>
          </table:table-cell>
          <table:table-cell table:formula="of:=MOD([.E65]-[.$E$2];[.$H$2])+1+[.$E$2]" office:value-type="float" office:value="194" calcext:value-type="float">
            <text:p>194</text:p>
          </table:table-cell>
          <table:table-cell table:formula="of:=MOD([.F65]+1/[.$H$2];5)" office:value-type="float" office:value="2.1" calcext:value-type="float">
            <text:p>2,1</text:p>
          </table:table-cell>
          <table:table-cell table:formula="of:=IF([.F66]&lt;0.000001;[.G65]+2+1/[.$H$2];[.G65]+1/[.$H$2])" office:value-type="float" office:value="2.1" calcext:value-type="float">
            <text:p>2,1</text:p>
          </table:table-cell>
          <table:table-cell table:number-columns-repeated="4"/>
          <table:table-cell table:formula="of:=SUM(MOD(SUM([.L65]-[.L$2];[.T$2]);[.R$2]-[.L$2]);[.L$2])" office:value-type="time" office:time-value="PT16H40M00S" calcext:value-type="time">
            <text:p>16:40:00</text:p>
          </table:table-cell>
          <table:table-cell table:formula="of:=IF([.L66]&lt;[.L65];[.M65]+[.H$2];[.M65])" office:value-type="float" office:value="60" calcext:value-type="float">
            <text:p>60</text:p>
          </table:table-cell>
          <table:table-cell table:formula="of:=OFFSET([.C$4];[.M66];0)" office:value-type="float" office:value="43747" calcext:value-type="float">
            <text:p>43747</text:p>
          </table:table-cell>
          <table:table-cell table:formula="of:=[.L66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66];0)&lt;=[.O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9T16:17:26.184809" calcext:value-type="date">
            <text:p>2019-10-09 16:17:26</text:p>
          </table:table-cell>
          <table:table-cell table:formula="of:=[.A67]" office:value-type="float" office:value="43747.6787752872" calcext:value-type="float">
            <text:p>43747.6787752872</text:p>
          </table:table-cell>
          <table:table-cell table:formula="of:=TRUNC([.A67])" office:value-type="float" office:value="43747" calcext:value-type="float">
            <text:p>43747</text:p>
          </table:table-cell>
          <table:table-cell table:formula="of:=[.B67]-[.C67]" office:value-type="float" office:value="0.678775287145982" calcext:value-type="float">
            <text:p>0.678775287145982</text:p>
          </table:table-cell>
          <table:table-cell table:formula="of:=MOD([.E66]-[.$E$2];[.$H$2])+1+[.$E$2]" office:value-type="float" office:value="195" calcext:value-type="float">
            <text:p>195</text:p>
          </table:table-cell>
          <table:table-cell table:formula="of:=MOD([.F66]+1/[.$H$2];5)" office:value-type="float" office:value="2.13333333333334" calcext:value-type="float">
            <text:p>2,13333333333334</text:p>
          </table:table-cell>
          <table:table-cell table:formula="of:=IF([.F67]&lt;0.000001;[.G66]+2+1/[.$H$2];[.G66]+1/[.$H$2])" office:value-type="float" office:value="2.13333333333334" calcext:value-type="float">
            <text:p>2,13333333333334</text:p>
          </table:table-cell>
          <table:table-cell table:number-columns-repeated="4"/>
          <table:table-cell table:formula="of:=SUM(MOD(SUM([.L66]-[.L$2];[.T$2]);[.R$2]-[.L$2]);[.L$2])" office:value-type="time" office:time-value="PT16H50M00S" calcext:value-type="time">
            <text:p>16:50:00</text:p>
          </table:table-cell>
          <table:table-cell table:formula="of:=IF([.L67]&lt;[.L66];[.M66]+[.H$2];[.M66])" office:value-type="float" office:value="60" calcext:value-type="float">
            <text:p>60</text:p>
          </table:table-cell>
          <table:table-cell table:formula="of:=OFFSET([.C$4];[.M67];0)" office:value-type="float" office:value="43747" calcext:value-type="float">
            <text:p>43747</text:p>
          </table:table-cell>
          <table:table-cell table:formula="of:=[.L67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67];0)&lt;=[.O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9T16:03:48.140518" calcext:value-type="date">
            <text:p>2019-10-09 16:03:48</text:p>
          </table:table-cell>
          <table:table-cell table:formula="of:=[.A68]" office:value-type="float" office:value="43747.6693071819" calcext:value-type="float">
            <text:p>43747.6693071819</text:p>
          </table:table-cell>
          <table:table-cell table:formula="of:=TRUNC([.A68])" office:value-type="float" office:value="43747" calcext:value-type="float">
            <text:p>43747</text:p>
          </table:table-cell>
          <table:table-cell table:formula="of:=[.B68]-[.C68]" office:value-type="float" office:value="0.669307181924523" calcext:value-type="float">
            <text:p>0.669307181924523</text:p>
          </table:table-cell>
          <table:table-cell table:formula="of:=MOD([.E67]-[.$E$2];[.$H$2])+1+[.$E$2]" office:value-type="float" office:value="196" calcext:value-type="float">
            <text:p>196</text:p>
          </table:table-cell>
          <table:table-cell table:formula="of:=MOD([.F67]+1/[.$H$2];5)" office:value-type="float" office:value="2.16666666666667" calcext:value-type="float">
            <text:p>2,16666666666667</text:p>
          </table:table-cell>
          <table:table-cell table:formula="of:=IF([.F68]&lt;0.000001;[.G67]+2+1/[.$H$2];[.G67]+1/[.$H$2])" office:value-type="float" office:value="2.16666666666667" calcext:value-type="float">
            <text:p>2,16666666666667</text:p>
          </table:table-cell>
          <table:table-cell table:number-columns-repeated="4"/>
          <table:table-cell table:formula="of:=SUM(MOD(SUM([.L67]-[.L$2];[.T$2]);[.R$2]-[.L$2]);[.L$2])" office:value-type="time" office:time-value="PT17H00M00S" calcext:value-type="time">
            <text:p>17:00:00</text:p>
          </table:table-cell>
          <table:table-cell table:formula="of:=IF([.L68]&lt;[.L67];[.M67]+[.H$2];[.M67])" office:value-type="float" office:value="60" calcext:value-type="float">
            <text:p>60</text:p>
          </table:table-cell>
          <table:table-cell table:formula="of:=OFFSET([.C$4];[.M68];0)" office:value-type="float" office:value="43747" calcext:value-type="float">
            <text:p>43747</text:p>
          </table:table-cell>
          <table:table-cell table:formula="of:=[.L68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68];0)&lt;=[.O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9T16:02:13.207745" calcext:value-type="date">
            <text:p>2019-10-09 16:02:13</text:p>
          </table:table-cell>
          <table:table-cell table:formula="of:=[.A69]" office:value-type="float" office:value="43747.668208423" calcext:value-type="float">
            <text:p>43747.668208423</text:p>
          </table:table-cell>
          <table:table-cell table:formula="of:=TRUNC([.A69])" office:value-type="float" office:value="43747" calcext:value-type="float">
            <text:p>43747</text:p>
          </table:table-cell>
          <table:table-cell table:formula="of:=[.B69]-[.C69]" office:value-type="float" office:value="0.668208422976022" calcext:value-type="float">
            <text:p>0.668208422976022</text:p>
          </table:table-cell>
          <table:table-cell table:formula="of:=MOD([.E68]-[.$E$2];[.$H$2])+1+[.$E$2]" office:value-type="float" office:value="197" calcext:value-type="float">
            <text:p>197</text:p>
          </table:table-cell>
          <table:table-cell table:formula="of:=MOD([.F68]+1/[.$H$2];5)" office:value-type="float" office:value="2.2" calcext:value-type="float">
            <text:p>2,2</text:p>
          </table:table-cell>
          <table:table-cell table:formula="of:=IF([.F69]&lt;0.000001;[.G68]+2+1/[.$H$2];[.G68]+1/[.$H$2])" office:value-type="float" office:value="2.2" calcext:value-type="float">
            <text:p>2,2</text:p>
          </table:table-cell>
          <table:table-cell table:number-columns-repeated="4"/>
          <table:table-cell table:formula="of:=SUM(MOD(SUM([.L68]-[.L$2];[.T$2]);[.R$2]-[.L$2]);[.L$2])" office:value-type="time" office:time-value="PT17H10M00S" calcext:value-type="time">
            <text:p>17:10:00</text:p>
          </table:table-cell>
          <table:table-cell table:formula="of:=IF([.L69]&lt;[.L68];[.M68]+[.H$2];[.M68])" office:value-type="float" office:value="60" calcext:value-type="float">
            <text:p>60</text:p>
          </table:table-cell>
          <table:table-cell table:formula="of:=OFFSET([.C$4];[.M69];0)" office:value-type="float" office:value="43747" calcext:value-type="float">
            <text:p>43747</text:p>
          </table:table-cell>
          <table:table-cell table:formula="of:=[.L69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69];0)&lt;=[.O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9T15:57:28.234114" calcext:value-type="date">
            <text:p>2019-10-09 15:57:28</text:p>
          </table:table-cell>
          <table:table-cell table:formula="of:=[.A70]" office:value-type="float" office:value="43747.6649101171" calcext:value-type="float">
            <text:p>43747.6649101171</text:p>
          </table:table-cell>
          <table:table-cell table:formula="of:=TRUNC([.A70])" office:value-type="float" office:value="43747" calcext:value-type="float">
            <text:p>43747</text:p>
          </table:table-cell>
          <table:table-cell table:formula="of:=[.B70]-[.C70]" office:value-type="float" office:value="0.664910117055115" calcext:value-type="float">
            <text:p>0.664910117055115</text:p>
          </table:table-cell>
          <table:table-cell table:formula="of:=MOD([.E69]-[.$E$2];[.$H$2])+1+[.$E$2]" office:value-type="float" office:value="198" calcext:value-type="float">
            <text:p>198</text:p>
          </table:table-cell>
          <table:table-cell table:formula="of:=MOD([.F69]+1/[.$H$2];5)" office:value-type="float" office:value="2.23333333333334" calcext:value-type="float">
            <text:p>2,23333333333334</text:p>
          </table:table-cell>
          <table:table-cell table:formula="of:=IF([.F70]&lt;0.000001;[.G69]+2+1/[.$H$2];[.G69]+1/[.$H$2])" office:value-type="float" office:value="2.23333333333334" calcext:value-type="float">
            <text:p>2,23333333333334</text:p>
          </table:table-cell>
          <table:table-cell table:number-columns-repeated="4"/>
          <table:table-cell table:formula="of:=SUM(MOD(SUM([.L69]-[.L$2];[.T$2]);[.R$2]-[.L$2]);[.L$2])" office:value-type="time" office:time-value="PT17H20M00S" calcext:value-type="time">
            <text:p>17:20:00</text:p>
          </table:table-cell>
          <table:table-cell table:formula="of:=IF([.L70]&lt;[.L69];[.M69]+[.H$2];[.M69])" office:value-type="float" office:value="60" calcext:value-type="float">
            <text:p>60</text:p>
          </table:table-cell>
          <table:table-cell table:formula="of:=OFFSET([.C$4];[.M70];0)" office:value-type="float" office:value="43747" calcext:value-type="float">
            <text:p>43747</text:p>
          </table:table-cell>
          <table:table-cell table:formula="of:=[.L70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70];0)&lt;=[.O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9T16:13:42.692536" calcext:value-type="date">
            <text:p>2019-10-09 16:13:43</text:p>
          </table:table-cell>
          <table:table-cell table:formula="of:=[.A71]" office:value-type="float" office:value="43747.676188571" calcext:value-type="float">
            <text:p>43747.676188571</text:p>
          </table:table-cell>
          <table:table-cell table:formula="of:=TRUNC([.A71])" office:value-type="float" office:value="43747" calcext:value-type="float">
            <text:p>43747</text:p>
          </table:table-cell>
          <table:table-cell table:formula="of:=[.B71]-[.C71]" office:value-type="float" office:value="0.676188571014791" calcext:value-type="float">
            <text:p>0.676188571014791</text:p>
          </table:table-cell>
          <table:table-cell table:formula="of:=MOD([.E70]-[.$E$2];[.$H$2])+1+[.$E$2]" office:value-type="float" office:value="199" calcext:value-type="float">
            <text:p>199</text:p>
          </table:table-cell>
          <table:table-cell table:formula="of:=MOD([.F70]+1/[.$H$2];5)" office:value-type="float" office:value="2.26666666666667" calcext:value-type="float">
            <text:p>2,26666666666667</text:p>
          </table:table-cell>
          <table:table-cell table:formula="of:=IF([.F71]&lt;0.000001;[.G70]+2+1/[.$H$2];[.G70]+1/[.$H$2])" office:value-type="float" office:value="2.26666666666667" calcext:value-type="float">
            <text:p>2,26666666666667</text:p>
          </table:table-cell>
          <table:table-cell table:number-columns-repeated="4"/>
          <table:table-cell table:formula="of:=SUM(MOD(SUM([.L70]-[.L$2];[.T$2]);[.R$2]-[.L$2]);[.L$2])" office:value-type="time" office:time-value="PT17H30M00S" calcext:value-type="time">
            <text:p>17:30:00</text:p>
          </table:table-cell>
          <table:table-cell table:formula="of:=IF([.L71]&lt;[.L70];[.M70]+[.H$2];[.M70])" office:value-type="float" office:value="60" calcext:value-type="float">
            <text:p>60</text:p>
          </table:table-cell>
          <table:table-cell table:formula="of:=OFFSET([.C$4];[.M71];0)" office:value-type="float" office:value="43747" calcext:value-type="float">
            <text:p>43747</text:p>
          </table:table-cell>
          <table:table-cell table:formula="of:=[.L71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71];0)&lt;=[.O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9T15:55:06.736155" calcext:value-type="date">
            <text:p>2019-10-09 15:55:07</text:p>
          </table:table-cell>
          <table:table-cell table:formula="of:=[.A72]" office:value-type="float" office:value="43747.6632724092" calcext:value-type="float">
            <text:p>43747.6632724092</text:p>
          </table:table-cell>
          <table:table-cell table:formula="of:=TRUNC([.A72])" office:value-type="float" office:value="43747" calcext:value-type="float">
            <text:p>43747</text:p>
          </table:table-cell>
          <table:table-cell table:formula="of:=[.B72]-[.C72]" office:value-type="float" office:value="0.663272409205092" calcext:value-type="float">
            <text:p>0.663272409205092</text:p>
          </table:table-cell>
          <table:table-cell table:formula="of:=MOD([.E71]-[.$E$2];[.$H$2])+1+[.$E$2]" office:value-type="float" office:value="200" calcext:value-type="float">
            <text:p>200</text:p>
          </table:table-cell>
          <table:table-cell table:formula="of:=MOD([.F71]+1/[.$H$2];5)" office:value-type="float" office:value="2.3" calcext:value-type="float">
            <text:p>2,3</text:p>
          </table:table-cell>
          <table:table-cell table:formula="of:=IF([.F72]&lt;0.000001;[.G71]+2+1/[.$H$2];[.G71]+1/[.$H$2])" office:value-type="float" office:value="2.3" calcext:value-type="float">
            <text:p>2,3</text:p>
          </table:table-cell>
          <table:table-cell table:number-columns-repeated="4"/>
          <table:table-cell table:formula="of:=SUM(MOD(SUM([.L71]-[.L$2];[.T$2]);[.R$2]-[.L$2]);[.L$2])" office:value-type="time" office:time-value="PT17H40M00S" calcext:value-type="time">
            <text:p>17:40:00</text:p>
          </table:table-cell>
          <table:table-cell table:formula="of:=IF([.L72]&lt;[.L71];[.M71]+[.H$2];[.M71])" office:value-type="float" office:value="60" calcext:value-type="float">
            <text:p>60</text:p>
          </table:table-cell>
          <table:table-cell table:formula="of:=OFFSET([.C$4];[.M72];0)" office:value-type="float" office:value="43747" calcext:value-type="float">
            <text:p>43747</text:p>
          </table:table-cell>
          <table:table-cell table:formula="of:=[.L72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72];0)&lt;=[.O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9T16:04:41.956089" calcext:value-type="date">
            <text:p>2019-10-09 16:04:42</text:p>
          </table:table-cell>
          <table:table-cell table:formula="of:=[.A73]" office:value-type="float" office:value="43747.6699300473" calcext:value-type="float">
            <text:p>43747.6699300473</text:p>
          </table:table-cell>
          <table:table-cell table:formula="of:=TRUNC([.A73])" office:value-type="float" office:value="43747" calcext:value-type="float">
            <text:p>43747</text:p>
          </table:table-cell>
          <table:table-cell table:formula="of:=[.B73]-[.C73]" office:value-type="float" office:value="0.669930047326488" calcext:value-type="float">
            <text:p>0.669930047326488</text:p>
          </table:table-cell>
          <table:table-cell table:formula="of:=MOD([.E72]-[.$E$2];[.$H$2])+1+[.$E$2]" office:value-type="float" office:value="201" calcext:value-type="float">
            <text:p>201</text:p>
          </table:table-cell>
          <table:table-cell table:formula="of:=MOD([.F72]+1/[.$H$2];5)" office:value-type="float" office:value="2.33333333333333" calcext:value-type="float">
            <text:p>2,33333333333333</text:p>
          </table:table-cell>
          <table:table-cell table:formula="of:=IF([.F73]&lt;0.000001;[.G72]+2+1/[.$H$2];[.G72]+1/[.$H$2])" office:value-type="float" office:value="2.33333333333333" calcext:value-type="float">
            <text:p>2,33333333333333</text:p>
          </table:table-cell>
          <table:table-cell table:number-columns-repeated="4"/>
          <table:table-cell table:formula="of:=SUM(MOD(SUM([.L72]-[.L$2];[.T$2]);[.R$2]-[.L$2]);[.L$2])" office:value-type="time" office:time-value="PT17H50M00S" calcext:value-type="time">
            <text:p>17:50:00</text:p>
          </table:table-cell>
          <table:table-cell table:formula="of:=IF([.L73]&lt;[.L72];[.M72]+[.H$2];[.M72])" office:value-type="float" office:value="60" calcext:value-type="float">
            <text:p>60</text:p>
          </table:table-cell>
          <table:table-cell table:formula="of:=OFFSET([.C$4];[.M73];0)" office:value-type="float" office:value="43747" calcext:value-type="float">
            <text:p>43747</text:p>
          </table:table-cell>
          <table:table-cell table:formula="of:=[.L73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73];0)&lt;=[.O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9T15:46:47.009927" calcext:value-type="date">
            <text:p>2019-10-09 15:46:47</text:p>
          </table:table-cell>
          <table:table-cell table:formula="of:=[.A74]" office:value-type="float" office:value="43747.6574885408" calcext:value-type="float">
            <text:p>43747.6574885408</text:p>
          </table:table-cell>
          <table:table-cell table:formula="of:=TRUNC([.A74])" office:value-type="float" office:value="43747" calcext:value-type="float">
            <text:p>43747</text:p>
          </table:table-cell>
          <table:table-cell table:formula="of:=[.B74]-[.C74]" office:value-type="float" office:value="0.657488540819031" calcext:value-type="float">
            <text:p>0.657488540819031</text:p>
          </table:table-cell>
          <table:table-cell table:formula="of:=MOD([.E73]-[.$E$2];[.$H$2])+1+[.$E$2]" office:value-type="float" office:value="202" calcext:value-type="float">
            <text:p>202</text:p>
          </table:table-cell>
          <table:table-cell table:formula="of:=MOD([.F73]+1/[.$H$2];5)" office:value-type="float" office:value="2.36666666666667" calcext:value-type="float">
            <text:p>2,36666666666667</text:p>
          </table:table-cell>
          <table:table-cell table:formula="of:=IF([.F74]&lt;0.000001;[.G73]+2+1/[.$H$2];[.G73]+1/[.$H$2])" office:value-type="float" office:value="2.36666666666667" calcext:value-type="float">
            <text:p>2,36666666666667</text:p>
          </table:table-cell>
          <table:table-cell table:number-columns-repeated="4"/>
          <table:table-cell table:formula="of:=SUM(MOD(SUM([.L73]-[.L$2];[.T$2]);[.R$2]-[.L$2]);[.L$2])" office:value-type="time" office:time-value="PT18H00M00S" calcext:value-type="time">
            <text:p>18:00:00</text:p>
          </table:table-cell>
          <table:table-cell table:formula="of:=IF([.L74]&lt;[.L73];[.M73]+[.H$2];[.M73])" office:value-type="float" office:value="60" calcext:value-type="float">
            <text:p>60</text:p>
          </table:table-cell>
          <table:table-cell table:formula="of:=OFFSET([.C$4];[.M74];0)" office:value-type="float" office:value="43747" calcext:value-type="float">
            <text:p>43747</text:p>
          </table:table-cell>
          <table:table-cell table:formula="of:=[.L74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74];0)&lt;=[.O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9T15:34:30.790272" calcext:value-type="date">
            <text:p>2019-10-09 15:34:31</text:p>
          </table:table-cell>
          <table:table-cell table:formula="of:=[.A75]" office:value-type="float" office:value="43747.64896748" calcext:value-type="float">
            <text:p>43747.64896748</text:p>
          </table:table-cell>
          <table:table-cell table:formula="of:=TRUNC([.A75])" office:value-type="float" office:value="43747" calcext:value-type="float">
            <text:p>43747</text:p>
          </table:table-cell>
          <table:table-cell table:formula="of:=[.B75]-[.C75]" office:value-type="float" office:value="0.648967479995918" calcext:value-type="float">
            <text:p>0.648967479995918</text:p>
          </table:table-cell>
          <table:table-cell table:formula="of:=MOD([.E74]-[.$E$2];[.$H$2])+1+[.$E$2]" office:value-type="float" office:value="203" calcext:value-type="float">
            <text:p>203</text:p>
          </table:table-cell>
          <table:table-cell table:formula="of:=MOD([.F74]+1/[.$H$2];5)" office:value-type="float" office:value="2.4" calcext:value-type="float">
            <text:p>2,4</text:p>
          </table:table-cell>
          <table:table-cell table:formula="of:=IF([.F75]&lt;0.000001;[.G74]+2+1/[.$H$2];[.G74]+1/[.$H$2])" office:value-type="float" office:value="2.4" calcext:value-type="float">
            <text:p>2,4</text:p>
          </table:table-cell>
          <table:table-cell table:number-columns-repeated="4"/>
          <table:table-cell table:formula="of:=SUM(MOD(SUM([.L74]-[.L$2];[.T$2]);[.R$2]-[.L$2]);[.L$2])" office:value-type="time" office:time-value="PT14H10M00S" calcext:value-type="time">
            <text:p>14:10:00</text:p>
          </table:table-cell>
          <table:table-cell table:formula="of:=IF([.L75]&lt;[.L74];[.M74]+[.H$2];[.M74])" office:value-type="float" office:value="90" calcext:value-type="float">
            <text:p>90</text:p>
          </table:table-cell>
          <table:table-cell table:formula="of:=OFFSET([.C$4];[.M75];0)" office:value-type="float" office:value="43748" calcext:value-type="float">
            <text:p>43748</text:p>
          </table:table-cell>
          <table:table-cell table:formula="of:=[.L75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75];0)&lt;=[.O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9T15:49:24.761129" calcext:value-type="date">
            <text:p>2019-10-09 15:49:25</text:p>
          </table:table-cell>
          <table:table-cell table:formula="of:=[.A76]" office:value-type="float" office:value="43747.6593143649" calcext:value-type="float">
            <text:p>43747.6593143649</text:p>
          </table:table-cell>
          <table:table-cell table:formula="of:=TRUNC([.A76])" office:value-type="float" office:value="43747" calcext:value-type="float">
            <text:p>43747</text:p>
          </table:table-cell>
          <table:table-cell table:formula="of:=[.B76]-[.C76]" office:value-type="float" office:value="0.65931436491519" calcext:value-type="float">
            <text:p>0.65931436491519</text:p>
          </table:table-cell>
          <table:table-cell table:formula="of:=MOD([.E75]-[.$E$2];[.$H$2])+1+[.$E$2]" office:value-type="float" office:value="204" calcext:value-type="float">
            <text:p>204</text:p>
          </table:table-cell>
          <table:table-cell table:formula="of:=MOD([.F75]+1/[.$H$2];5)" office:value-type="float" office:value="2.43333333333333" calcext:value-type="float">
            <text:p>2,43333333333333</text:p>
          </table:table-cell>
          <table:table-cell table:formula="of:=IF([.F76]&lt;0.000001;[.G75]+2+1/[.$H$2];[.G75]+1/[.$H$2])" office:value-type="float" office:value="2.43333333333333" calcext:value-type="float">
            <text:p>2,43333333333333</text:p>
          </table:table-cell>
          <table:table-cell table:number-columns-repeated="4"/>
          <table:table-cell table:formula="of:=SUM(MOD(SUM([.L75]-[.L$2];[.T$2]);[.R$2]-[.L$2]);[.L$2])" office:value-type="time" office:time-value="PT14H20M00S" calcext:value-type="time">
            <text:p>14:20:00</text:p>
          </table:table-cell>
          <table:table-cell table:formula="of:=IF([.L76]&lt;[.L75];[.M75]+[.H$2];[.M75])" office:value-type="float" office:value="90" calcext:value-type="float">
            <text:p>90</text:p>
          </table:table-cell>
          <table:table-cell table:formula="of:=OFFSET([.C$4];[.M76];0)" office:value-type="float" office:value="43748" calcext:value-type="float">
            <text:p>43748</text:p>
          </table:table-cell>
          <table:table-cell table:formula="of:=[.L76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76];0)&lt;=[.O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9T15:59:59.765053" calcext:value-type="date">
            <text:p>2019-10-09 16:00:00</text:p>
          </table:table-cell>
          <table:table-cell table:formula="of:=[.A77]" office:value-type="float" office:value="43747.6666639474" calcext:value-type="float">
            <text:p>43747.6666639474</text:p>
          </table:table-cell>
          <table:table-cell table:formula="of:=TRUNC([.A77])" office:value-type="float" office:value="43747" calcext:value-type="float">
            <text:p>43747</text:p>
          </table:table-cell>
          <table:table-cell table:formula="of:=[.B77]-[.C77]" office:value-type="float" office:value="0.666663947369671" calcext:value-type="float">
            <text:p>0.666663947369671</text:p>
          </table:table-cell>
          <table:table-cell table:formula="of:=MOD([.E76]-[.$E$2];[.$H$2])+1+[.$E$2]" office:value-type="float" office:value="205" calcext:value-type="float">
            <text:p>205</text:p>
          </table:table-cell>
          <table:table-cell table:formula="of:=MOD([.F76]+1/[.$H$2];5)" office:value-type="float" office:value="2.46666666666667" calcext:value-type="float">
            <text:p>2,46666666666667</text:p>
          </table:table-cell>
          <table:table-cell table:formula="of:=IF([.F77]&lt;0.000001;[.G76]+2+1/[.$H$2];[.G76]+1/[.$H$2])" office:value-type="float" office:value="2.46666666666667" calcext:value-type="float">
            <text:p>2,46666666666667</text:p>
          </table:table-cell>
          <table:table-cell table:number-columns-repeated="4"/>
          <table:table-cell table:formula="of:=SUM(MOD(SUM([.L76]-[.L$2];[.T$2]);[.R$2]-[.L$2]);[.L$2])" office:value-type="time" office:time-value="PT14H30M00S" calcext:value-type="time">
            <text:p>14:30:00</text:p>
          </table:table-cell>
          <table:table-cell table:formula="of:=IF([.L77]&lt;[.L76];[.M76]+[.H$2];[.M76])" office:value-type="float" office:value="90" calcext:value-type="float">
            <text:p>90</text:p>
          </table:table-cell>
          <table:table-cell table:formula="of:=OFFSET([.C$4];[.M77];0)" office:value-type="float" office:value="43748" calcext:value-type="float">
            <text:p>43748</text:p>
          </table:table-cell>
          <table:table-cell table:formula="of:=[.L77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77];0)&lt;=[.O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9T16:03:08.47719" calcext:value-type="date">
            <text:p>2019-10-09 16:03:08</text:p>
          </table:table-cell>
          <table:table-cell table:formula="of:=[.A78]" office:value-type="float" office:value="43747.6688481156" calcext:value-type="float">
            <text:p>43747.6688481156</text:p>
          </table:table-cell>
          <table:table-cell table:formula="of:=TRUNC([.A78])" office:value-type="float" office:value="43747" calcext:value-type="float">
            <text:p>43747</text:p>
          </table:table-cell>
          <table:table-cell table:formula="of:=[.B78]-[.C78]" office:value-type="float" office:value="0.668848115630681" calcext:value-type="float">
            <text:p>0.668848115630681</text:p>
          </table:table-cell>
          <table:table-cell table:formula="of:=MOD([.E77]-[.$E$2];[.$H$2])+1+[.$E$2]" office:value-type="float" office:value="206" calcext:value-type="float">
            <text:p>206</text:p>
          </table:table-cell>
          <table:table-cell table:formula="of:=MOD([.F77]+1/[.$H$2];5)" office:value-type="float" office:value="2.5" calcext:value-type="float">
            <text:p>2,5</text:p>
          </table:table-cell>
          <table:table-cell table:formula="of:=IF([.F78]&lt;0.000001;[.G77]+2+1/[.$H$2];[.G77]+1/[.$H$2])" office:value-type="float" office:value="2.5" calcext:value-type="float">
            <text:p>2,5</text:p>
          </table:table-cell>
          <table:table-cell table:number-columns-repeated="4"/>
          <table:table-cell table:formula="of:=SUM(MOD(SUM([.L77]-[.L$2];[.T$2]);[.R$2]-[.L$2]);[.L$2])" office:value-type="time" office:time-value="PT14H40M00S" calcext:value-type="time">
            <text:p>14:40:00</text:p>
          </table:table-cell>
          <table:table-cell table:formula="of:=IF([.L78]&lt;[.L77];[.M77]+[.H$2];[.M77])" office:value-type="float" office:value="90" calcext:value-type="float">
            <text:p>90</text:p>
          </table:table-cell>
          <table:table-cell table:formula="of:=OFFSET([.C$4];[.M78];0)" office:value-type="float" office:value="43748" calcext:value-type="float">
            <text:p>43748</text:p>
          </table:table-cell>
          <table:table-cell table:formula="of:=[.L78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78];0)&lt;=[.O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9T15:43:19.507295" calcext:value-type="date">
            <text:p>2019-10-09 15:43:20</text:p>
          </table:table-cell>
          <table:table-cell table:formula="of:=[.A79]" office:value-type="float" office:value="43747.65508689" calcext:value-type="float">
            <text:p>43747.65508689</text:p>
          </table:table-cell>
          <table:table-cell table:formula="of:=TRUNC([.A79])" office:value-type="float" office:value="43747" calcext:value-type="float">
            <text:p>43747</text:p>
          </table:table-cell>
          <table:table-cell table:formula="of:=[.B79]-[.C79]" office:value-type="float" office:value="0.655086889993981" calcext:value-type="float">
            <text:p>0.655086889993981</text:p>
          </table:table-cell>
          <table:table-cell table:formula="of:=MOD([.E78]-[.$E$2];[.$H$2])+1+[.$E$2]" office:value-type="float" office:value="207" calcext:value-type="float">
            <text:p>207</text:p>
          </table:table-cell>
          <table:table-cell table:formula="of:=MOD([.F78]+1/[.$H$2];5)" office:value-type="float" office:value="2.53333333333333" calcext:value-type="float">
            <text:p>2,53333333333333</text:p>
          </table:table-cell>
          <table:table-cell table:formula="of:=IF([.F79]&lt;0.000001;[.G78]+2+1/[.$H$2];[.G78]+1/[.$H$2])" office:value-type="float" office:value="2.53333333333333" calcext:value-type="float">
            <text:p>2,53333333333333</text:p>
          </table:table-cell>
          <table:table-cell table:number-columns-repeated="4"/>
          <table:table-cell table:formula="of:=SUM(MOD(SUM([.L78]-[.L$2];[.T$2]);[.R$2]-[.L$2]);[.L$2])" office:value-type="time" office:time-value="PT14H50M00S" calcext:value-type="time">
            <text:p>14:50:00</text:p>
          </table:table-cell>
          <table:table-cell table:formula="of:=IF([.L79]&lt;[.L78];[.M78]+[.H$2];[.M78])" office:value-type="float" office:value="90" calcext:value-type="float">
            <text:p>90</text:p>
          </table:table-cell>
          <table:table-cell table:formula="of:=OFFSET([.C$4];[.M79];0)" office:value-type="float" office:value="43748" calcext:value-type="float">
            <text:p>43748</text:p>
          </table:table-cell>
          <table:table-cell table:formula="of:=[.L79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79];0)&lt;=[.O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9T15:58:42.883202" calcext:value-type="date">
            <text:p>2019-10-09 15:58:43</text:p>
          </table:table-cell>
          <table:table-cell table:formula="of:=[.A80]" office:value-type="float" office:value="43747.6657741111" calcext:value-type="float">
            <text:p>43747.6657741111</text:p>
          </table:table-cell>
          <table:table-cell table:formula="of:=TRUNC([.A80])" office:value-type="float" office:value="43747" calcext:value-type="float">
            <text:p>43747</text:p>
          </table:table-cell>
          <table:table-cell table:formula="of:=[.B80]-[.C80]" office:value-type="float" office:value="0.665774111133942" calcext:value-type="float">
            <text:p>0.665774111133942</text:p>
          </table:table-cell>
          <table:table-cell table:formula="of:=MOD([.E79]-[.$E$2];[.$H$2])+1+[.$E$2]" office:value-type="float" office:value="208" calcext:value-type="float">
            <text:p>208</text:p>
          </table:table-cell>
          <table:table-cell table:formula="of:=MOD([.F79]+1/[.$H$2];5)" office:value-type="float" office:value="2.56666666666667" calcext:value-type="float">
            <text:p>2,56666666666667</text:p>
          </table:table-cell>
          <table:table-cell table:formula="of:=IF([.F80]&lt;0.000001;[.G79]+2+1/[.$H$2];[.G79]+1/[.$H$2])" office:value-type="float" office:value="2.56666666666667" calcext:value-type="float">
            <text:p>2,56666666666667</text:p>
          </table:table-cell>
          <table:table-cell table:number-columns-repeated="4"/>
          <table:table-cell table:formula="of:=SUM(MOD(SUM([.L79]-[.L$2];[.T$2]);[.R$2]-[.L$2]);[.L$2])" office:value-type="time" office:time-value="PT15H00M00S" calcext:value-type="time">
            <text:p>15:00:00</text:p>
          </table:table-cell>
          <table:table-cell table:formula="of:=IF([.L80]&lt;[.L79];[.M79]+[.H$2];[.M79])" office:value-type="float" office:value="90" calcext:value-type="float">
            <text:p>90</text:p>
          </table:table-cell>
          <table:table-cell table:formula="of:=OFFSET([.C$4];[.M80];0)" office:value-type="float" office:value="43748" calcext:value-type="float">
            <text:p>43748</text:p>
          </table:table-cell>
          <table:table-cell table:formula="of:=[.L80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80];0)&lt;=[.O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9T15:53:51.955553" calcext:value-type="date">
            <text:p>2019-10-09 15:53:52</text:p>
          </table:table-cell>
          <table:table-cell table:formula="of:=[.A81]" office:value-type="float" office:value="43747.662406893" calcext:value-type="float">
            <text:p>43747.662406893</text:p>
          </table:table-cell>
          <table:table-cell table:formula="of:=TRUNC([.A81])" office:value-type="float" office:value="43747" calcext:value-type="float">
            <text:p>43747</text:p>
          </table:table-cell>
          <table:table-cell table:formula="of:=[.B81]-[.C81]" office:value-type="float" office:value="0.662406892974104" calcext:value-type="float">
            <text:p>0.662406892974104</text:p>
          </table:table-cell>
          <table:table-cell table:formula="of:=MOD([.E80]-[.$E$2];[.$H$2])+1+[.$E$2]" office:value-type="float" office:value="209" calcext:value-type="float">
            <text:p>209</text:p>
          </table:table-cell>
          <table:table-cell table:formula="of:=MOD([.F80]+1/[.$H$2];5)" office:value-type="float" office:value="2.6" calcext:value-type="float">
            <text:p>2,6</text:p>
          </table:table-cell>
          <table:table-cell table:formula="of:=IF([.F81]&lt;0.000001;[.G80]+2+1/[.$H$2];[.G80]+1/[.$H$2])" office:value-type="float" office:value="2.6" calcext:value-type="float">
            <text:p>2,6</text:p>
          </table:table-cell>
          <table:table-cell table:number-columns-repeated="4"/>
          <table:table-cell table:formula="of:=SUM(MOD(SUM([.L80]-[.L$2];[.T$2]);[.R$2]-[.L$2]);[.L$2])" office:value-type="time" office:time-value="PT15H10M00S" calcext:value-type="time">
            <text:p>15:10:00</text:p>
          </table:table-cell>
          <table:table-cell table:formula="of:=IF([.L81]&lt;[.L80];[.M80]+[.H$2];[.M80])" office:value-type="float" office:value="90" calcext:value-type="float">
            <text:p>90</text:p>
          </table:table-cell>
          <table:table-cell table:formula="of:=OFFSET([.C$4];[.M81];0)" office:value-type="float" office:value="43748" calcext:value-type="float">
            <text:p>43748</text:p>
          </table:table-cell>
          <table:table-cell table:formula="of:=[.L81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81];0)&lt;=[.O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9T15:52:19.168829" calcext:value-type="date">
            <text:p>2019-10-09 15:52:19</text:p>
          </table:table-cell>
          <table:table-cell table:style-name="ce7" table:formula="of:=[.A82]" office:value-type="date" office:date-value="2019-10-09T15:52:19.168829" calcext:value-type="date">
            <text:p>2019-10-09 15:52:19</text:p>
          </table:table-cell>
          <table:table-cell table:formula="of:=TRUNC([.A82])" office:value-type="float" office:value="43747" calcext:value-type="float">
            <text:p>43747</text:p>
          </table:table-cell>
          <table:table-cell table:style-name="ce12" table:formula="of:=[.B82]-[.C82]" office:value-type="date" office:date-value="1899-12-30T15:52:19.16882907506" calcext:value-type="date">
            <text:p>12/30/99 03:52 PM</text:p>
          </table:table-cell>
          <table:table-cell table:formula="of:=MOD([.E81]-[.$E$2];[.$H$2])+1+[.$E$2]" office:value-type="float" office:value="210" calcext:value-type="float">
            <text:p>210</text:p>
          </table:table-cell>
          <table:table-cell table:formula="of:=MOD([.F81]+1/[.$H$2];5)" office:value-type="float" office:value="2.63333333333333" calcext:value-type="float">
            <text:p>2,63333333333333</text:p>
          </table:table-cell>
          <table:table-cell table:formula="of:=IF([.F82]&lt;0.000001;[.G81]+2+1/[.$H$2];[.G81]+1/[.$H$2])" office:value-type="float" office:value="2.63333333333333" calcext:value-type="float">
            <text:p>2,63333333333333</text:p>
          </table:table-cell>
          <table:table-cell table:number-columns-repeated="4"/>
          <table:table-cell table:formula="of:=SUM(MOD(SUM([.L81]-[.L$2];[.T$2]);[.R$2]-[.L$2]);[.L$2])" office:value-type="time" office:time-value="PT15H20M00S" calcext:value-type="time">
            <text:p>15:20:00</text:p>
          </table:table-cell>
          <table:table-cell table:formula="of:=IF([.L82]&lt;[.L81];[.M81]+[.H$2];[.M81])" office:value-type="float" office:value="90" calcext:value-type="float">
            <text:p>90</text:p>
          </table:table-cell>
          <table:table-cell table:formula="of:=OFFSET([.C$4];[.M82];0)" office:value-type="float" office:value="43748" calcext:value-type="float">
            <text:p>43748</text:p>
          </table:table-cell>
          <table:table-cell table:formula="of:=[.L82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82];0)&lt;=[.O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9T15:44:47.007411" calcext:value-type="date">
            <text:p>2019-10-09 15:44:47</text:p>
          </table:table-cell>
          <table:table-cell table:style-name="ce7" table:formula="of:=[.A83]" office:value-type="date" office:date-value="2019-10-09T15:44:47.007411" calcext:value-type="date">
            <text:p>2019-10-09 15:44:47</text:p>
          </table:table-cell>
          <table:table-cell table:formula="of:=TRUNC([.A83])" office:value-type="float" office:value="43747" calcext:value-type="float">
            <text:p>43747</text:p>
          </table:table-cell>
          <table:table-cell table:style-name="ce12" table:formula="of:=[.B83]-[.C83]" office:value-type="date" office:date-value="1899-12-30T15:44:47.00741117354" calcext:value-type="date">
            <text:p>12/30/99 03:44 PM</text:p>
          </table:table-cell>
          <table:table-cell table:formula="of:=MOD([.E82]-[.$E$2];[.$H$2])+1+[.$E$2]" office:value-type="float" office:value="211" calcext:value-type="float">
            <text:p>211</text:p>
          </table:table-cell>
          <table:table-cell table:formula="of:=MOD([.F82]+1/[.$H$2];5)" office:value-type="float" office:value="2.66666666666667" calcext:value-type="float">
            <text:p>2,66666666666667</text:p>
          </table:table-cell>
          <table:table-cell table:formula="of:=IF([.F83]&lt;0.000001;[.G82]+2+1/[.$H$2];[.G82]+1/[.$H$2])" office:value-type="float" office:value="2.66666666666667" calcext:value-type="float">
            <text:p>2,66666666666667</text:p>
          </table:table-cell>
          <table:table-cell table:number-columns-repeated="4"/>
          <table:table-cell table:formula="of:=SUM(MOD(SUM([.L82]-[.L$2];[.T$2]);[.R$2]-[.L$2]);[.L$2])" office:value-type="time" office:time-value="PT15H30M00S" calcext:value-type="time">
            <text:p>15:30:00</text:p>
          </table:table-cell>
          <table:table-cell table:formula="of:=IF([.L83]&lt;[.L82];[.M82]+[.H$2];[.M82])" office:value-type="float" office:value="90" calcext:value-type="float">
            <text:p>90</text:p>
          </table:table-cell>
          <table:table-cell table:formula="of:=OFFSET([.C$4];[.M83];0)" office:value-type="float" office:value="43748" calcext:value-type="float">
            <text:p>43748</text:p>
          </table:table-cell>
          <table:table-cell table:formula="of:=[.L83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83];0)&lt;=[.O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9T16:20:49.846978" calcext:value-type="date">
            <text:p>2019-10-09 16:20:50</text:p>
          </table:table-cell>
          <table:table-cell table:style-name="ce7" table:formula="of:=[.A84]" office:value-type="date" office:date-value="2019-10-09T16:20:49.846978" calcext:value-type="date">
            <text:p>2019-10-09 16:20:50</text:p>
          </table:table-cell>
          <table:table-cell table:formula="of:=TRUNC([.A84])" office:value-type="float" office:value="43747" calcext:value-type="float">
            <text:p>43747</text:p>
          </table:table-cell>
          <table:table-cell table:style-name="ce12" table:formula="of:=[.B84]-[.C84]" office:value-type="date" office:date-value="1899-12-30T16:20:49.84697797336" calcext:value-type="date">
            <text:p>12/30/99 04:20 PM</text:p>
          </table:table-cell>
          <table:table-cell table:formula="of:=MOD([.E83]-[.$E$2];[.$H$2])+1+[.$E$2]" office:value-type="float" office:value="212" calcext:value-type="float">
            <text:p>212</text:p>
          </table:table-cell>
          <table:table-cell table:formula="of:=MOD([.F83]+1/[.$H$2];5)" office:value-type="float" office:value="2.7" calcext:value-type="float">
            <text:p>2,7</text:p>
          </table:table-cell>
          <table:table-cell table:formula="of:=IF([.F84]&lt;0.000001;[.G83]+2+1/[.$H$2];[.G83]+1/[.$H$2])" office:value-type="float" office:value="2.7" calcext:value-type="float">
            <text:p>2,7</text:p>
          </table:table-cell>
          <table:table-cell table:number-columns-repeated="4"/>
          <table:table-cell table:formula="of:=SUM(MOD(SUM([.L83]-[.L$2];[.T$2]);[.R$2]-[.L$2]);[.L$2])" office:value-type="time" office:time-value="PT15H40M00S" calcext:value-type="time">
            <text:p>15:40:00</text:p>
          </table:table-cell>
          <table:table-cell table:formula="of:=IF([.L84]&lt;[.L83];[.M83]+[.H$2];[.M83])" office:value-type="float" office:value="90" calcext:value-type="float">
            <text:p>90</text:p>
          </table:table-cell>
          <table:table-cell table:formula="of:=OFFSET([.C$4];[.M84];0)" office:value-type="float" office:value="43748" calcext:value-type="float">
            <text:p>43748</text:p>
          </table:table-cell>
          <table:table-cell table:formula="of:=[.L84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84];0)&lt;=[.O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9T16:02:58.007001" calcext:value-type="date">
            <text:p>2019-10-09 16:02:58</text:p>
          </table:table-cell>
          <table:table-cell table:style-name="ce7" table:formula="of:=[.A85]" office:value-type="date" office:date-value="2019-10-09T16:02:58.007001" calcext:value-type="date">
            <text:p>2019-10-09 16:02:58</text:p>
          </table:table-cell>
          <table:table-cell table:formula="of:=TRUNC([.A85])" office:value-type="float" office:value="43747" calcext:value-type="float">
            <text:p>43747</text:p>
          </table:table-cell>
          <table:table-cell table:style-name="ce12" table:formula="of:=[.B85]-[.C85]" office:value-type="date" office:date-value="1899-12-30T16:02:58.00700110383" calcext:value-type="date">
            <text:p>12/30/99 04:02 PM</text:p>
          </table:table-cell>
          <table:table-cell table:formula="of:=MOD([.E84]-[.$E$2];[.$H$2])+1+[.$E$2]" office:value-type="float" office:value="213" calcext:value-type="float">
            <text:p>213</text:p>
          </table:table-cell>
          <table:table-cell table:formula="of:=MOD([.F84]+1/[.$H$2];5)" office:value-type="float" office:value="2.73333333333333" calcext:value-type="float">
            <text:p>2,73333333333333</text:p>
          </table:table-cell>
          <table:table-cell table:formula="of:=IF([.F85]&lt;0.000001;[.G84]+2+1/[.$H$2];[.G84]+1/[.$H$2])" office:value-type="float" office:value="2.73333333333333" calcext:value-type="float">
            <text:p>2,73333333333333</text:p>
          </table:table-cell>
          <table:table-cell table:number-columns-repeated="4"/>
          <table:table-cell table:formula="of:=SUM(MOD(SUM([.L84]-[.L$2];[.T$2]);[.R$2]-[.L$2]);[.L$2])" office:value-type="time" office:time-value="PT15H50M00S" calcext:value-type="time">
            <text:p>15:50:00</text:p>
          </table:table-cell>
          <table:table-cell table:formula="of:=IF([.L85]&lt;[.L84];[.M84]+[.H$2];[.M84])" office:value-type="float" office:value="90" calcext:value-type="float">
            <text:p>90</text:p>
          </table:table-cell>
          <table:table-cell table:formula="of:=OFFSET([.C$4];[.M85];0)" office:value-type="float" office:value="43748" calcext:value-type="float">
            <text:p>43748</text:p>
          </table:table-cell>
          <table:table-cell table:formula="of:=[.L85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85];0)&lt;=[.O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9T15:50:12.038313" calcext:value-type="date">
            <text:p>2019-10-09 15:50:12</text:p>
          </table:table-cell>
          <table:table-cell table:style-name="ce7" table:formula="of:=[.A86]" office:value-type="date" office:date-value="2019-10-09T15:50:12.038313" calcext:value-type="date">
            <text:p>2019-10-09 15:50:12</text:p>
          </table:table-cell>
          <table:table-cell table:formula="of:=TRUNC([.A86])" office:value-type="float" office:value="43747" calcext:value-type="float">
            <text:p>43747</text:p>
          </table:table-cell>
          <table:table-cell table:style-name="ce12" table:formula="of:=[.B86]-[.C86]" office:value-type="date" office:date-value="1899-12-30T15:50:12.03831327148" calcext:value-type="date">
            <text:p>12/30/99 03:50 PM</text:p>
          </table:table-cell>
          <table:table-cell table:formula="of:=MOD([.E85]-[.$E$2];[.$H$2])+1+[.$E$2]" office:value-type="float" office:value="214" calcext:value-type="float">
            <text:p>214</text:p>
          </table:table-cell>
          <table:table-cell table:formula="of:=MOD([.F85]+1/[.$H$2];5)" office:value-type="float" office:value="2.76666666666667" calcext:value-type="float">
            <text:p>2,76666666666667</text:p>
          </table:table-cell>
          <table:table-cell table:formula="of:=IF([.F86]&lt;0.000001;[.G85]+2+1/[.$H$2];[.G85]+1/[.$H$2])" office:value-type="float" office:value="2.76666666666667" calcext:value-type="float">
            <text:p>2,76666666666667</text:p>
          </table:table-cell>
          <table:table-cell table:number-columns-repeated="4"/>
          <table:table-cell table:formula="of:=SUM(MOD(SUM([.L85]-[.L$2];[.T$2]);[.R$2]-[.L$2]);[.L$2])" office:value-type="time" office:time-value="PT16H00M00S" calcext:value-type="time">
            <text:p>16:00:00</text:p>
          </table:table-cell>
          <table:table-cell table:formula="of:=IF([.L86]&lt;[.L85];[.M85]+[.H$2];[.M85])" office:value-type="float" office:value="90" calcext:value-type="float">
            <text:p>90</text:p>
          </table:table-cell>
          <table:table-cell table:formula="of:=OFFSET([.C$4];[.M86];0)" office:value-type="float" office:value="43748" calcext:value-type="float">
            <text:p>43748</text:p>
          </table:table-cell>
          <table:table-cell table:formula="of:=[.L86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86];0)&lt;=[.O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9T16:09:51.597957" calcext:value-type="date">
            <text:p>2019-10-09 16:09:52</text:p>
          </table:table-cell>
          <table:table-cell table:style-name="ce7" table:formula="of:=[.A87]" office:value-type="date" office:date-value="2019-10-09T16:09:51.597957" calcext:value-type="date">
            <text:p>2019-10-09 16:09:52</text:p>
          </table:table-cell>
          <table:table-cell table:formula="of:=TRUNC([.A87])" office:value-type="float" office:value="43747" calcext:value-type="float">
            <text:p>43747</text:p>
          </table:table-cell>
          <table:table-cell table:style-name="ce12" table:formula="of:=[.B87]-[.C87]" office:value-type="date" office:date-value="1899-12-30T16:09:51.59795707092" calcext:value-type="date">
            <text:p>12/30/99 04:09 PM</text:p>
          </table:table-cell>
          <table:table-cell table:formula="of:=MOD([.E86]-[.$E$2];[.$H$2])+1+[.$E$2]" office:value-type="float" office:value="215" calcext:value-type="float">
            <text:p>215</text:p>
          </table:table-cell>
          <table:table-cell table:formula="of:=MOD([.F86]+1/[.$H$2];5)" office:value-type="float" office:value="2.8" calcext:value-type="float">
            <text:p>2,8</text:p>
          </table:table-cell>
          <table:table-cell table:formula="of:=IF([.F87]&lt;0.000001;[.G86]+2+1/[.$H$2];[.G86]+1/[.$H$2])" office:value-type="float" office:value="2.8" calcext:value-type="float">
            <text:p>2,8</text:p>
          </table:table-cell>
          <table:table-cell table:number-columns-repeated="4"/>
          <table:table-cell table:formula="of:=SUM(MOD(SUM([.L86]-[.L$2];[.T$2]);[.R$2]-[.L$2]);[.L$2])" office:value-type="time" office:time-value="PT16H10M00S" calcext:value-type="time">
            <text:p>16:10:00</text:p>
          </table:table-cell>
          <table:table-cell table:formula="of:=IF([.L87]&lt;[.L86];[.M86]+[.H$2];[.M86])" office:value-type="float" office:value="90" calcext:value-type="float">
            <text:p>90</text:p>
          </table:table-cell>
          <table:table-cell table:formula="of:=OFFSET([.C$4];[.M87];0)" office:value-type="float" office:value="43748" calcext:value-type="float">
            <text:p>43748</text:p>
          </table:table-cell>
          <table:table-cell table:formula="of:=[.L87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87];0)&lt;=[.O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9T15:45:28.569796" calcext:value-type="date">
            <text:p>2019-10-09 15:45:29</text:p>
          </table:table-cell>
          <table:table-cell table:style-name="ce7" table:formula="of:=[.A88]" office:value-type="date" office:date-value="2019-10-09T15:45:28.569796" calcext:value-type="date">
            <text:p>2019-10-09 15:45:29</text:p>
          </table:table-cell>
          <table:table-cell table:formula="of:=TRUNC([.A88])" office:value-type="float" office:value="43747" calcext:value-type="float">
            <text:p>43747</text:p>
          </table:table-cell>
          <table:table-cell table:style-name="ce12" table:formula="of:=[.B88]-[.C88]" office:value-type="date" office:date-value="1899-12-30T15:45:28.56979637872" calcext:value-type="date">
            <text:p>12/30/99 03:45 PM</text:p>
          </table:table-cell>
          <table:table-cell table:formula="of:=MOD([.E87]-[.$E$2];[.$H$2])+1+[.$E$2]" office:value-type="float" office:value="216" calcext:value-type="float">
            <text:p>216</text:p>
          </table:table-cell>
          <table:table-cell table:formula="of:=MOD([.F87]+1/[.$H$2];5)" office:value-type="float" office:value="2.83333333333333" calcext:value-type="float">
            <text:p>2,83333333333333</text:p>
          </table:table-cell>
          <table:table-cell table:formula="of:=IF([.F88]&lt;0.000001;[.G87]+2+1/[.$H$2];[.G87]+1/[.$H$2])" office:value-type="float" office:value="2.83333333333333" calcext:value-type="float">
            <text:p>2,83333333333333</text:p>
          </table:table-cell>
          <table:table-cell table:number-columns-repeated="4"/>
          <table:table-cell table:formula="of:=SUM(MOD(SUM([.L87]-[.L$2];[.T$2]);[.R$2]-[.L$2]);[.L$2])" office:value-type="time" office:time-value="PT16H20M00S" calcext:value-type="time">
            <text:p>16:20:00</text:p>
          </table:table-cell>
          <table:table-cell table:formula="of:=IF([.L88]&lt;[.L87];[.M87]+[.H$2];[.M87])" office:value-type="float" office:value="90" calcext:value-type="float">
            <text:p>90</text:p>
          </table:table-cell>
          <table:table-cell table:formula="of:=OFFSET([.C$4];[.M88];0)" office:value-type="float" office:value="43748" calcext:value-type="float">
            <text:p>43748</text:p>
          </table:table-cell>
          <table:table-cell table:formula="of:=[.L88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88];0)&lt;=[.O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9T15:49:08.598753" calcext:value-type="date">
            <text:p>2019-10-09 15:49:09</text:p>
          </table:table-cell>
          <table:table-cell table:style-name="ce7" table:formula="of:=[.A89]" office:value-type="date" office:date-value="2019-10-09T15:49:08.598753" calcext:value-type="date">
            <text:p>2019-10-09 15:49:09</text:p>
          </table:table-cell>
          <table:table-cell table:formula="of:=TRUNC([.A89])" office:value-type="float" office:value="43747" calcext:value-type="float">
            <text:p>43747</text:p>
          </table:table-cell>
          <table:table-cell table:style-name="ce12" table:formula="of:=[.B89]-[.C89]" office:value-type="date" office:date-value="1899-12-30T15:49:08.59875279944" calcext:value-type="date">
            <text:p>12/30/99 03:49 PM</text:p>
          </table:table-cell>
          <table:table-cell table:formula="of:=MOD([.E88]-[.$E$2];[.$H$2])+1+[.$E$2]" office:value-type="float" office:value="217" calcext:value-type="float">
            <text:p>217</text:p>
          </table:table-cell>
          <table:table-cell table:formula="of:=MOD([.F88]+1/[.$H$2];5)" office:value-type="float" office:value="2.86666666666667" calcext:value-type="float">
            <text:p>2,86666666666667</text:p>
          </table:table-cell>
          <table:table-cell table:formula="of:=IF([.F89]&lt;0.000001;[.G88]+2+1/[.$H$2];[.G88]+1/[.$H$2])" office:value-type="float" office:value="2.86666666666667" calcext:value-type="float">
            <text:p>2,86666666666667</text:p>
          </table:table-cell>
          <table:table-cell table:number-columns-repeated="4"/>
          <table:table-cell table:formula="of:=SUM(MOD(SUM([.L88]-[.L$2];[.T$2]);[.R$2]-[.L$2]);[.L$2])" office:value-type="time" office:time-value="PT16H30M00S" calcext:value-type="time">
            <text:p>16:30:00</text:p>
          </table:table-cell>
          <table:table-cell table:formula="of:=IF([.L89]&lt;[.L88];[.M88]+[.H$2];[.M88])" office:value-type="float" office:value="90" calcext:value-type="float">
            <text:p>90</text:p>
          </table:table-cell>
          <table:table-cell table:formula="of:=OFFSET([.C$4];[.M89];0)" office:value-type="float" office:value="43748" calcext:value-type="float">
            <text:p>43748</text:p>
          </table:table-cell>
          <table:table-cell table:formula="of:=[.L89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89];0)&lt;=[.O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9T16:36:34.931898" calcext:value-type="date">
            <text:p>2019-10-09 16:36:35</text:p>
          </table:table-cell>
          <table:table-cell table:style-name="ce7" table:formula="of:=[.A90]" office:value-type="date" office:date-value="2019-10-09T16:36:34.931898" calcext:value-type="date">
            <text:p>2019-10-09 16:36:35</text:p>
          </table:table-cell>
          <table:table-cell table:formula="of:=TRUNC([.A90])" office:value-type="float" office:value="43747" calcext:value-type="float">
            <text:p>43747</text:p>
          </table:table-cell>
          <table:table-cell table:style-name="ce12" table:formula="of:=[.B90]-[.C90]" office:value-type="date" office:date-value="1899-12-30T16:36:34.93189842906" calcext:value-type="date">
            <text:p>12/30/99 04:36 PM</text:p>
          </table:table-cell>
          <table:table-cell table:formula="of:=MOD([.E89]-[.$E$2];[.$H$2])+1+[.$E$2]" office:value-type="float" office:value="218" calcext:value-type="float">
            <text:p>218</text:p>
          </table:table-cell>
          <table:table-cell table:formula="of:=MOD([.F89]+1/[.$H$2];5)" office:value-type="float" office:value="2.9" calcext:value-type="float">
            <text:p>2,9</text:p>
          </table:table-cell>
          <table:table-cell table:formula="of:=IF([.F90]&lt;0.000001;[.G89]+2+1/[.$H$2];[.G89]+1/[.$H$2])" office:value-type="float" office:value="2.9" calcext:value-type="float">
            <text:p>2,9</text:p>
          </table:table-cell>
          <table:table-cell table:number-columns-repeated="4"/>
          <table:table-cell table:formula="of:=SUM(MOD(SUM([.L89]-[.L$2];[.T$2]);[.R$2]-[.L$2]);[.L$2])" office:value-type="time" office:time-value="PT16H40M00S" calcext:value-type="time">
            <text:p>16:40:00</text:p>
          </table:table-cell>
          <table:table-cell table:formula="of:=IF([.L90]&lt;[.L89];[.M89]+[.H$2];[.M89])" office:value-type="float" office:value="90" calcext:value-type="float">
            <text:p>90</text:p>
          </table:table-cell>
          <table:table-cell table:formula="of:=OFFSET([.C$4];[.M90];0)" office:value-type="float" office:value="43748" calcext:value-type="float">
            <text:p>43748</text:p>
          </table:table-cell>
          <table:table-cell table:formula="of:=[.L90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90];0)&lt;=[.O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9T15:55:37.211802" calcext:value-type="date">
            <text:p>2019-10-09 15:55:37</text:p>
          </table:table-cell>
          <table:table-cell table:style-name="ce7" table:formula="of:=[.A91]" office:value-type="date" office:date-value="2019-10-09T15:55:37.211802" calcext:value-type="date">
            <text:p>2019-10-09 15:55:37</text:p>
          </table:table-cell>
          <table:table-cell table:formula="of:=TRUNC([.A91])" office:value-type="float" office:value="43747" calcext:value-type="float">
            <text:p>43747</text:p>
          </table:table-cell>
          <table:table-cell table:style-name="ce12" table:formula="of:=[.B91]-[.C91]" office:value-type="date" office:date-value="1899-12-30T15:55:37.21180160064" calcext:value-type="date">
            <text:p>12/30/99 03:55 PM</text:p>
          </table:table-cell>
          <table:table-cell table:formula="of:=MOD([.E90]-[.$E$2];[.$H$2])+1+[.$E$2]" office:value-type="float" office:value="219" calcext:value-type="float">
            <text:p>219</text:p>
          </table:table-cell>
          <table:table-cell table:formula="of:=MOD([.F90]+1/[.$H$2];5)" office:value-type="float" office:value="2.93333333333333" calcext:value-type="float">
            <text:p>2,93333333333333</text:p>
          </table:table-cell>
          <table:table-cell table:formula="of:=IF([.F91]&lt;0.000001;[.G90]+2+1/[.$H$2];[.G90]+1/[.$H$2])" office:value-type="float" office:value="2.93333333333333" calcext:value-type="float">
            <text:p>2,93333333333333</text:p>
          </table:table-cell>
          <table:table-cell table:number-columns-repeated="4"/>
          <table:table-cell table:formula="of:=SUM(MOD(SUM([.L90]-[.L$2];[.T$2]);[.R$2]-[.L$2]);[.L$2])" office:value-type="time" office:time-value="PT16H50M00S" calcext:value-type="time">
            <text:p>16:50:00</text:p>
          </table:table-cell>
          <table:table-cell table:formula="of:=IF([.L91]&lt;[.L90];[.M90]+[.H$2];[.M90])" office:value-type="float" office:value="90" calcext:value-type="float">
            <text:p>90</text:p>
          </table:table-cell>
          <table:table-cell table:formula="of:=OFFSET([.C$4];[.M91];0)" office:value-type="float" office:value="43748" calcext:value-type="float">
            <text:p>43748</text:p>
          </table:table-cell>
          <table:table-cell table:formula="of:=[.L91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91];0)&lt;=[.O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9T15:43:49.359351" calcext:value-type="date">
            <text:p>2019-10-09 15:43:49</text:p>
          </table:table-cell>
          <table:table-cell table:style-name="ce7" table:formula="of:=[.A92]" office:value-type="date" office:date-value="2019-10-09T15:43:49.359351" calcext:value-type="date">
            <text:p>2019-10-09 15:43:49</text:p>
          </table:table-cell>
          <table:table-cell table:formula="of:=TRUNC([.A92])" office:value-type="float" office:value="43747" calcext:value-type="float">
            <text:p>43747</text:p>
          </table:table-cell>
          <table:table-cell table:style-name="ce12" table:formula="of:=[.B92]-[.C92]" office:value-type="date" office:date-value="1899-12-30T15:43:49.35935079586" calcext:value-type="date">
            <text:p>12/30/99 03:43 PM</text:p>
          </table:table-cell>
          <table:table-cell table:formula="of:=MOD([.E91]-[.$E$2];[.$H$2])+1+[.$E$2]" office:value-type="float" office:value="220" calcext:value-type="float">
            <text:p>220</text:p>
          </table:table-cell>
          <table:table-cell table:formula="of:=MOD([.F91]+1/[.$H$2];5)" office:value-type="float" office:value="2.96666666666667" calcext:value-type="float">
            <text:p>2,96666666666667</text:p>
          </table:table-cell>
          <table:table-cell table:formula="of:=IF([.F92]&lt;0.000001;[.G91]+2+1/[.$H$2];[.G91]+1/[.$H$2])" office:value-type="float" office:value="2.96666666666667" calcext:value-type="float">
            <text:p>2,96666666666667</text:p>
          </table:table-cell>
          <table:table-cell table:number-columns-repeated="4"/>
          <table:table-cell table:formula="of:=SUM(MOD(SUM([.L91]-[.L$2];[.T$2]);[.R$2]-[.L$2]);[.L$2])" office:value-type="time" office:time-value="PT17H00M00S" calcext:value-type="time">
            <text:p>17:00:00</text:p>
          </table:table-cell>
          <table:table-cell table:formula="of:=IF([.L92]&lt;[.L91];[.M91]+[.H$2];[.M91])" office:value-type="float" office:value="90" calcext:value-type="float">
            <text:p>90</text:p>
          </table:table-cell>
          <table:table-cell table:formula="of:=OFFSET([.C$4];[.M92];0)" office:value-type="float" office:value="43748" calcext:value-type="float">
            <text:p>43748</text:p>
          </table:table-cell>
          <table:table-cell table:formula="of:=[.L92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92];0)&lt;=[.O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10T15:43:28.855756" calcext:value-type="date">
            <text:p>2019-10-10 15:43:29</text:p>
          </table:table-cell>
          <table:table-cell table:style-name="ce7" table:formula="of:=[.A93]" office:value-type="date" office:date-value="2019-10-10T15:43:28.855756" calcext:value-type="date">
            <text:p>2019-10-10 15:43:29</text:p>
          </table:table-cell>
          <table:table-cell table:formula="of:=TRUNC([.A93])" office:value-type="float" office:value="43748" calcext:value-type="float">
            <text:p>43748</text:p>
          </table:table-cell>
          <table:table-cell table:style-name="ce12" table:formula="of:=[.B93]-[.C93]" office:value-type="date" office:date-value="1899-12-30T15:43:28.85575551074" calcext:value-type="date">
            <text:p>12/30/99 03:43 PM</text:p>
          </table:table-cell>
          <table:table-cell table:formula="of:=MOD([.E92]-[.$E$2];[.$H$2])+1+[.$E$2]" office:value-type="float" office:value="191" calcext:value-type="float">
            <text:p>191</text:p>
          </table:table-cell>
          <table:table-cell table:formula="of:=MOD([.F92]+1/[.$H$2];5)" office:value-type="float" office:value="3" calcext:value-type="float">
            <text:p>3</text:p>
          </table:table-cell>
          <table:table-cell table:formula="of:=IF([.F93]&lt;0.000001;[.G92]+2+1/[.$H$2];[.G92]+1/[.$H$2])" office:value-type="float" office:value="3" calcext:value-type="float">
            <text:p>3</text:p>
          </table:table-cell>
          <table:table-cell table:number-columns-repeated="4"/>
          <table:table-cell table:formula="of:=SUM(MOD(SUM([.L92]-[.L$2];[.T$2]);[.R$2]-[.L$2]);[.L$2])" office:value-type="time" office:time-value="PT17H10M00S" calcext:value-type="time">
            <text:p>17:10:00</text:p>
          </table:table-cell>
          <table:table-cell table:formula="of:=IF([.L93]&lt;[.L92];[.M92]+[.H$2];[.M92])" office:value-type="float" office:value="90" calcext:value-type="float">
            <text:p>90</text:p>
          </table:table-cell>
          <table:table-cell table:formula="of:=OFFSET([.C$4];[.M93];0)" office:value-type="float" office:value="43748" calcext:value-type="float">
            <text:p>43748</text:p>
          </table:table-cell>
          <table:table-cell table:formula="of:=[.L93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93];0)&lt;=[.O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10T15:53:18.218123" calcext:value-type="date">
            <text:p>2019-10-10 15:53:18</text:p>
          </table:table-cell>
          <table:table-cell table:style-name="ce7" table:formula="of:=[.A94]" office:value-type="date" office:date-value="2019-10-10T15:53:18.218123" calcext:value-type="date">
            <text:p>2019-10-10 15:53:18</text:p>
          </table:table-cell>
          <table:table-cell table:formula="of:=TRUNC([.A94])" office:value-type="float" office:value="43748" calcext:value-type="float">
            <text:p>43748</text:p>
          </table:table-cell>
          <table:table-cell table:style-name="ce12" table:formula="of:=[.B94]-[.C94]" office:value-type="date" office:date-value="1899-12-30T15:53:18.21812279988" calcext:value-type="date">
            <text:p>12/30/99 03:53 PM</text:p>
          </table:table-cell>
          <table:table-cell table:formula="of:=MOD([.E93]-[.$E$2];[.$H$2])+1+[.$E$2]" office:value-type="float" office:value="192" calcext:value-type="float">
            <text:p>192</text:p>
          </table:table-cell>
          <table:table-cell table:formula="of:=MOD([.F93]+1/[.$H$2];5)" office:value-type="float" office:value="3.03333333333333" calcext:value-type="float">
            <text:p>3,03333333333333</text:p>
          </table:table-cell>
          <table:table-cell table:formula="of:=IF([.F94]&lt;0.000001;[.G93]+2+1/[.$H$2];[.G93]+1/[.$H$2])" office:value-type="float" office:value="3.03333333333333" calcext:value-type="float">
            <text:p>3,03333333333333</text:p>
          </table:table-cell>
          <table:table-cell table:number-columns-repeated="4"/>
          <table:table-cell table:formula="of:=SUM(MOD(SUM([.L93]-[.L$2];[.T$2]);[.R$2]-[.L$2]);[.L$2])" office:value-type="time" office:time-value="PT17H20M00S" calcext:value-type="time">
            <text:p>17:20:00</text:p>
          </table:table-cell>
          <table:table-cell table:formula="of:=IF([.L94]&lt;[.L93];[.M93]+[.H$2];[.M93])" office:value-type="float" office:value="90" calcext:value-type="float">
            <text:p>90</text:p>
          </table:table-cell>
          <table:table-cell table:formula="of:=OFFSET([.C$4];[.M94];0)" office:value-type="float" office:value="43748" calcext:value-type="float">
            <text:p>43748</text:p>
          </table:table-cell>
          <table:table-cell table:formula="of:=[.L94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94];0)&lt;=[.O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10T16:04:46.36732" calcext:value-type="date">
            <text:p>2019-10-10 16:04:46</text:p>
          </table:table-cell>
          <table:table-cell table:style-name="ce7" table:formula="of:=[.A95]" office:value-type="date" office:date-value="2019-10-10T16:04:46.36732" calcext:value-type="date">
            <text:p>2019-10-10 16:04:46</text:p>
          </table:table-cell>
          <table:table-cell table:formula="of:=TRUNC([.A95])" office:value-type="float" office:value="43748" calcext:value-type="float">
            <text:p>43748</text:p>
          </table:table-cell>
          <table:table-cell table:style-name="ce12" table:formula="of:=[.B95]-[.C95]" office:value-type="date" office:date-value="1899-12-30T16:04:46.36732036248" calcext:value-type="date">
            <text:p>12/30/99 04:04 PM</text:p>
          </table:table-cell>
          <table:table-cell table:formula="of:=MOD([.E94]-[.$E$2];[.$H$2])+1+[.$E$2]" office:value-type="float" office:value="193" calcext:value-type="float">
            <text:p>193</text:p>
          </table:table-cell>
          <table:table-cell table:formula="of:=MOD([.F94]+1/[.$H$2];5)" office:value-type="float" office:value="3.06666666666667" calcext:value-type="float">
            <text:p>3,06666666666667</text:p>
          </table:table-cell>
          <table:table-cell table:formula="of:=IF([.F95]&lt;0.000001;[.G94]+2+1/[.$H$2];[.G94]+1/[.$H$2])" office:value-type="float" office:value="3.06666666666667" calcext:value-type="float">
            <text:p>3,06666666666667</text:p>
          </table:table-cell>
          <table:table-cell table:number-columns-repeated="4"/>
          <table:table-cell table:formula="of:=SUM(MOD(SUM([.L94]-[.L$2];[.T$2]);[.R$2]-[.L$2]);[.L$2])" office:value-type="time" office:time-value="PT17H30M00S" calcext:value-type="time">
            <text:p>17:30:00</text:p>
          </table:table-cell>
          <table:table-cell table:formula="of:=IF([.L95]&lt;[.L94];[.M94]+[.H$2];[.M94])" office:value-type="float" office:value="90" calcext:value-type="float">
            <text:p>90</text:p>
          </table:table-cell>
          <table:table-cell table:formula="of:=OFFSET([.C$4];[.M95];0)" office:value-type="float" office:value="43748" calcext:value-type="float">
            <text:p>43748</text:p>
          </table:table-cell>
          <table:table-cell table:formula="of:=[.L95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95];0)&lt;=[.O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10T15:53:56.539918" calcext:value-type="date">
            <text:p>2019-10-10 15:53:57</text:p>
          </table:table-cell>
          <table:table-cell table:style-name="ce7" table:formula="of:=[.A96]" office:value-type="date" office:date-value="2019-10-10T15:53:56.539918" calcext:value-type="date">
            <text:p>2019-10-10 15:53:57</text:p>
          </table:table-cell>
          <table:table-cell table:formula="of:=TRUNC([.A96])" office:value-type="float" office:value="43748" calcext:value-type="float">
            <text:p>43748</text:p>
          </table:table-cell>
          <table:table-cell table:style-name="ce12" table:formula="of:=[.B96]-[.C96]" office:value-type="date" office:date-value="1899-12-30T15:53:56.53991818428" calcext:value-type="date">
            <text:p>12/30/99 03:53 PM</text:p>
          </table:table-cell>
          <table:table-cell table:formula="of:=MOD([.E95]-[.$E$2];[.$H$2])+1+[.$E$2]" office:value-type="float" office:value="194" calcext:value-type="float">
            <text:p>194</text:p>
          </table:table-cell>
          <table:table-cell table:formula="of:=MOD([.F95]+1/[.$H$2];5)" office:value-type="float" office:value="3.1" calcext:value-type="float">
            <text:p>3,1</text:p>
          </table:table-cell>
          <table:table-cell table:formula="of:=IF([.F96]&lt;0.000001;[.G95]+2+1/[.$H$2];[.G95]+1/[.$H$2])" office:value-type="float" office:value="3.1" calcext:value-type="float">
            <text:p>3,1</text:p>
          </table:table-cell>
          <table:table-cell table:number-columns-repeated="4"/>
          <table:table-cell table:formula="of:=SUM(MOD(SUM([.L95]-[.L$2];[.T$2]);[.R$2]-[.L$2]);[.L$2])" office:value-type="time" office:time-value="PT17H40M00S" calcext:value-type="time">
            <text:p>17:40:00</text:p>
          </table:table-cell>
          <table:table-cell table:formula="of:=IF([.L96]&lt;[.L95];[.M95]+[.H$2];[.M95])" office:value-type="float" office:value="90" calcext:value-type="float">
            <text:p>90</text:p>
          </table:table-cell>
          <table:table-cell table:formula="of:=OFFSET([.C$4];[.M96];0)" office:value-type="float" office:value="43748" calcext:value-type="float">
            <text:p>43748</text:p>
          </table:table-cell>
          <table:table-cell table:formula="of:=[.L96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96];0)&lt;=[.O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10T15:49:13.317374" calcext:value-type="date">
            <text:p>2019-10-10 15:49:13</text:p>
          </table:table-cell>
          <table:table-cell table:style-name="ce7" table:formula="of:=[.A97]" office:value-type="date" office:date-value="2019-10-10T15:49:13.317374" calcext:value-type="date">
            <text:p>2019-10-10 15:49:13</text:p>
          </table:table-cell>
          <table:table-cell table:formula="of:=TRUNC([.A97])" office:value-type="float" office:value="43748" calcext:value-type="float">
            <text:p>43748</text:p>
          </table:table-cell>
          <table:table-cell table:style-name="ce12" table:formula="of:=[.B97]-[.C97]" office:value-type="date" office:date-value="1899-12-30T15:49:13.31737410743" calcext:value-type="date">
            <text:p>12/30/99 03:49 PM</text:p>
          </table:table-cell>
          <table:table-cell table:formula="of:=MOD([.E96]-[.$E$2];[.$H$2])+1+[.$E$2]" office:value-type="float" office:value="195" calcext:value-type="float">
            <text:p>195</text:p>
          </table:table-cell>
          <table:table-cell table:formula="of:=MOD([.F96]+1/[.$H$2];5)" office:value-type="float" office:value="3.13333333333333" calcext:value-type="float">
            <text:p>3,13333333333333</text:p>
          </table:table-cell>
          <table:table-cell table:formula="of:=IF([.F97]&lt;0.000001;[.G96]+2+1/[.$H$2];[.G96]+1/[.$H$2])" office:value-type="float" office:value="3.13333333333333" calcext:value-type="float">
            <text:p>3,13333333333333</text:p>
          </table:table-cell>
          <table:table-cell table:number-columns-repeated="4"/>
          <table:table-cell table:formula="of:=SUM(MOD(SUM([.L96]-[.L$2];[.T$2]);[.R$2]-[.L$2]);[.L$2])" office:value-type="time" office:time-value="PT17H50M00S" calcext:value-type="time">
            <text:p>17:50:00</text:p>
          </table:table-cell>
          <table:table-cell table:formula="of:=IF([.L97]&lt;[.L96];[.M96]+[.H$2];[.M96])" office:value-type="float" office:value="90" calcext:value-type="float">
            <text:p>90</text:p>
          </table:table-cell>
          <table:table-cell table:formula="of:=OFFSET([.C$4];[.M97];0)" office:value-type="float" office:value="43748" calcext:value-type="float">
            <text:p>43748</text:p>
          </table:table-cell>
          <table:table-cell table:formula="of:=[.L97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97];0)&lt;=[.O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10T15:46:57.874683" calcext:value-type="date">
            <text:p>2019-10-10 15:46:58</text:p>
          </table:table-cell>
          <table:table-cell table:style-name="ce7" table:formula="of:=[.A98]" office:value-type="date" office:date-value="2019-10-10T15:46:57.874683" calcext:value-type="date">
            <text:p>2019-10-10 15:46:58</text:p>
          </table:table-cell>
          <table:table-cell table:formula="of:=TRUNC([.A98])" office:value-type="float" office:value="43748" calcext:value-type="float">
            <text:p>43748</text:p>
          </table:table-cell>
          <table:table-cell table:style-name="ce12" table:formula="of:=[.B98]-[.C98]" office:value-type="date" office:date-value="1899-12-30T15:46:57.87468250841" calcext:value-type="date">
            <text:p>12/30/99 03:46 PM</text:p>
          </table:table-cell>
          <table:table-cell table:formula="of:=MOD([.E97]-[.$E$2];[.$H$2])+1+[.$E$2]" office:value-type="float" office:value="196" calcext:value-type="float">
            <text:p>196</text:p>
          </table:table-cell>
          <table:table-cell table:formula="of:=MOD([.F97]+1/[.$H$2];5)" office:value-type="float" office:value="3.16666666666667" calcext:value-type="float">
            <text:p>3,16666666666667</text:p>
          </table:table-cell>
          <table:table-cell table:formula="of:=IF([.F98]&lt;0.000001;[.G97]+2+1/[.$H$2];[.G97]+1/[.$H$2])" office:value-type="float" office:value="3.16666666666667" calcext:value-type="float">
            <text:p>3,16666666666667</text:p>
          </table:table-cell>
          <table:table-cell table:number-columns-repeated="4"/>
          <table:table-cell table:formula="of:=SUM(MOD(SUM([.L97]-[.L$2];[.T$2]);[.R$2]-[.L$2]);[.L$2])" office:value-type="time" office:time-value="PT18H00M00S" calcext:value-type="time">
            <text:p>18:00:00</text:p>
          </table:table-cell>
          <table:table-cell table:formula="of:=IF([.L98]&lt;[.L97];[.M97]+[.H$2];[.M97])" office:value-type="float" office:value="90" calcext:value-type="float">
            <text:p>90</text:p>
          </table:table-cell>
          <table:table-cell table:formula="of:=OFFSET([.C$4];[.M98];0)" office:value-type="float" office:value="43748" calcext:value-type="float">
            <text:p>43748</text:p>
          </table:table-cell>
          <table:table-cell table:formula="of:=[.L98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98];0)&lt;=[.O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10T16:05:42.980946" calcext:value-type="date">
            <text:p>2019-10-10 16:05:43</text:p>
          </table:table-cell>
          <table:table-cell table:style-name="ce7" table:formula="of:=[.A99]" office:value-type="date" office:date-value="2019-10-10T16:05:42.980946" calcext:value-type="date">
            <text:p>2019-10-10 16:05:43</text:p>
          </table:table-cell>
          <table:table-cell table:formula="of:=TRUNC([.A99])" office:value-type="float" office:value="43748" calcext:value-type="float">
            <text:p>43748</text:p>
          </table:table-cell>
          <table:table-cell table:style-name="ce12" table:formula="of:=[.B99]-[.C99]" office:value-type="date" office:date-value="1899-12-30T16:05:42.98094597179" calcext:value-type="date">
            <text:p>12/30/99 04:05 PM</text:p>
          </table:table-cell>
          <table:table-cell table:formula="of:=MOD([.E98]-[.$E$2];[.$H$2])+1+[.$E$2]" office:value-type="float" office:value="197" calcext:value-type="float">
            <text:p>197</text:p>
          </table:table-cell>
          <table:table-cell table:formula="of:=MOD([.F98]+1/[.$H$2];5)" office:value-type="float" office:value="3.2" calcext:value-type="float">
            <text:p>3,2</text:p>
          </table:table-cell>
          <table:table-cell table:formula="of:=IF([.F99]&lt;0.000001;[.G98]+2+1/[.$H$2];[.G98]+1/[.$H$2])" office:value-type="float" office:value="3.2" calcext:value-type="float">
            <text:p>3,2</text:p>
          </table:table-cell>
          <table:table-cell table:number-columns-repeated="4"/>
          <table:table-cell table:formula="of:=SUM(MOD(SUM([.L98]-[.L$2];[.T$2]);[.R$2]-[.L$2]);[.L$2])" office:value-type="time" office:time-value="PT14H10M00S" calcext:value-type="time">
            <text:p>14:10:00</text:p>
          </table:table-cell>
          <table:table-cell table:formula="of:=IF([.L99]&lt;[.L98];[.M98]+[.H$2];[.M98])" office:value-type="float" office:value="120" calcext:value-type="float">
            <text:p>120</text:p>
          </table:table-cell>
          <table:table-cell table:formula="of:=OFFSET([.C$4];[.M99];0)" office:value-type="float" office:value="43749" calcext:value-type="float">
            <text:p>43749</text:p>
          </table:table-cell>
          <table:table-cell table:formula="of:=[.L99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99];0)&lt;=[.O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10T15:30:29.974136" calcext:value-type="date">
            <text:p>2019-10-10 15:30:30</text:p>
          </table:table-cell>
          <table:table-cell table:style-name="ce7" table:formula="of:=[.A100]" office:value-type="date" office:date-value="2019-10-10T15:30:29.974136" calcext:value-type="date">
            <text:p>2019-10-10 15:30:30</text:p>
          </table:table-cell>
          <table:table-cell table:formula="of:=TRUNC([.A100])" office:value-type="float" office:value="43748" calcext:value-type="float">
            <text:p>43748</text:p>
          </table:table-cell>
          <table:table-cell table:style-name="ce12" table:formula="of:=[.B100]-[.C100]" office:value-type="date" office:date-value="1899-12-30T15:30:29.97413605917" calcext:value-type="date">
            <text:p>12/30/99 03:30 PM</text:p>
          </table:table-cell>
          <table:table-cell table:formula="of:=MOD([.E99]-[.$E$2];[.$H$2])+1+[.$E$2]" office:value-type="float" office:value="198" calcext:value-type="float">
            <text:p>198</text:p>
          </table:table-cell>
          <table:table-cell table:formula="of:=MOD([.F99]+1/[.$H$2];5)" office:value-type="float" office:value="3.23333333333333" calcext:value-type="float">
            <text:p>3,23333333333333</text:p>
          </table:table-cell>
          <table:table-cell table:formula="of:=IF([.F100]&lt;0.000001;[.G99]+2+1/[.$H$2];[.G99]+1/[.$H$2])" office:value-type="float" office:value="3.23333333333333" calcext:value-type="float">
            <text:p>3,23333333333333</text:p>
          </table:table-cell>
          <table:table-cell table:number-columns-repeated="4"/>
          <table:table-cell table:formula="of:=SUM(MOD(SUM([.L99]-[.L$2];[.T$2]);[.R$2]-[.L$2]);[.L$2])" office:value-type="time" office:time-value="PT14H20M00S" calcext:value-type="time">
            <text:p>14:20:00</text:p>
          </table:table-cell>
          <table:table-cell table:formula="of:=IF([.L100]&lt;[.L99];[.M99]+[.H$2];[.M99])" office:value-type="float" office:value="120" calcext:value-type="float">
            <text:p>120</text:p>
          </table:table-cell>
          <table:table-cell table:formula="of:=OFFSET([.C$4];[.M100];0)" office:value-type="float" office:value="43749" calcext:value-type="float">
            <text:p>43749</text:p>
          </table:table-cell>
          <table:table-cell table:formula="of:=[.L100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00];0)&lt;=[.O1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10T15:57:03.641155" calcext:value-type="date">
            <text:p>2019-10-10 15:57:04</text:p>
          </table:table-cell>
          <table:table-cell table:style-name="ce7" table:formula="of:=[.A101]" office:value-type="date" office:date-value="2019-10-10T15:57:03.641155" calcext:value-type="date">
            <text:p>2019-10-10 15:57:04</text:p>
          </table:table-cell>
          <table:table-cell table:formula="of:=TRUNC([.A101])" office:value-type="float" office:value="43748" calcext:value-type="float">
            <text:p>43748</text:p>
          </table:table-cell>
          <table:table-cell table:style-name="ce12" table:formula="of:=[.B101]-[.C101]" office:value-type="date" office:date-value="1899-12-30T15:57:03.64115451928" calcext:value-type="date">
            <text:p>12/30/99 03:57 PM</text:p>
          </table:table-cell>
          <table:table-cell table:formula="of:=MOD([.E100]-[.$E$2];[.$H$2])+1+[.$E$2]" office:value-type="float" office:value="199" calcext:value-type="float">
            <text:p>199</text:p>
          </table:table-cell>
          <table:table-cell table:formula="of:=MOD([.F100]+1/[.$H$2];5)" office:value-type="float" office:value="3.26666666666666" calcext:value-type="float">
            <text:p>3,26666666666666</text:p>
          </table:table-cell>
          <table:table-cell table:formula="of:=IF([.F101]&lt;0.000001;[.G100]+2+1/[.$H$2];[.G100]+1/[.$H$2])" office:value-type="float" office:value="3.26666666666666" calcext:value-type="float">
            <text:p>3,26666666666666</text:p>
          </table:table-cell>
          <table:table-cell table:number-columns-repeated="4"/>
          <table:table-cell table:formula="of:=SUM(MOD(SUM([.L100]-[.L$2];[.T$2]);[.R$2]-[.L$2]);[.L$2])" office:value-type="time" office:time-value="PT14H30M00S" calcext:value-type="time">
            <text:p>14:30:00</text:p>
          </table:table-cell>
          <table:table-cell table:formula="of:=IF([.L101]&lt;[.L100];[.M100]+[.H$2];[.M100])" office:value-type="float" office:value="120" calcext:value-type="float">
            <text:p>120</text:p>
          </table:table-cell>
          <table:table-cell table:formula="of:=OFFSET([.C$4];[.M101];0)" office:value-type="float" office:value="43749" calcext:value-type="float">
            <text:p>43749</text:p>
          </table:table-cell>
          <table:table-cell table:formula="of:=[.L101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01];0)&lt;=[.O1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10T16:02:47.879883" calcext:value-type="date">
            <text:p>2019-10-10 16:02:48</text:p>
          </table:table-cell>
          <table:table-cell table:style-name="ce7" table:formula="of:=[.A102]" office:value-type="date" office:date-value="2019-10-10T16:02:47.879883" calcext:value-type="date">
            <text:p>2019-10-10 16:02:48</text:p>
          </table:table-cell>
          <table:table-cell table:formula="of:=TRUNC([.A102])" office:value-type="float" office:value="43748" calcext:value-type="float">
            <text:p>43748</text:p>
          </table:table-cell>
          <table:table-cell table:style-name="ce12" table:formula="of:=[.B102]-[.C102]" office:value-type="date" office:date-value="1899-12-30T16:02:47.87988343276" calcext:value-type="date">
            <text:p>12/30/99 04:02 PM</text:p>
          </table:table-cell>
          <table:table-cell table:formula="of:=MOD([.E101]-[.$E$2];[.$H$2])+1+[.$E$2]" office:value-type="float" office:value="200" calcext:value-type="float">
            <text:p>200</text:p>
          </table:table-cell>
          <table:table-cell table:formula="of:=MOD([.F101]+1/[.$H$2];5)" office:value-type="float" office:value="3.3" calcext:value-type="float">
            <text:p>3,3</text:p>
          </table:table-cell>
          <table:table-cell table:formula="of:=IF([.F102]&lt;0.000001;[.G101]+2+1/[.$H$2];[.G101]+1/[.$H$2])" office:value-type="float" office:value="3.3" calcext:value-type="float">
            <text:p>3,3</text:p>
          </table:table-cell>
          <table:table-cell table:number-columns-repeated="4"/>
          <table:table-cell table:formula="of:=SUM(MOD(SUM([.L101]-[.L$2];[.T$2]);[.R$2]-[.L$2]);[.L$2])" office:value-type="time" office:time-value="PT14H40M00S" calcext:value-type="time">
            <text:p>14:40:00</text:p>
          </table:table-cell>
          <table:table-cell table:formula="of:=IF([.L102]&lt;[.L101];[.M101]+[.H$2];[.M101])" office:value-type="float" office:value="120" calcext:value-type="float">
            <text:p>120</text:p>
          </table:table-cell>
          <table:table-cell table:formula="of:=OFFSET([.C$4];[.M102];0)" office:value-type="float" office:value="43749" calcext:value-type="float">
            <text:p>43749</text:p>
          </table:table-cell>
          <table:table-cell table:formula="of:=[.L102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02];0)&lt;=[.O10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10T16:08:05.914257" calcext:value-type="date">
            <text:p>2019-10-10 16:08:06</text:p>
          </table:table-cell>
          <table:table-cell table:style-name="ce7" table:formula="of:=[.A103]" office:value-type="date" office:date-value="2019-10-10T16:08:05.914257" calcext:value-type="date">
            <text:p>2019-10-10 16:08:06</text:p>
          </table:table-cell>
          <table:table-cell table:formula="of:=TRUNC([.A103])" office:value-type="float" office:value="43748" calcext:value-type="float">
            <text:p>43748</text:p>
          </table:table-cell>
          <table:table-cell table:style-name="ce12" table:formula="of:=[.B103]-[.C103]" office:value-type="date" office:date-value="1899-12-30T16:08:05.91425714549" calcext:value-type="date">
            <text:p>12/30/99 04:08 PM</text:p>
          </table:table-cell>
          <table:table-cell table:formula="of:=MOD([.E102]-[.$E$2];[.$H$2])+1+[.$E$2]" office:value-type="float" office:value="201" calcext:value-type="float">
            <text:p>201</text:p>
          </table:table-cell>
          <table:table-cell table:formula="of:=MOD([.F102]+1/[.$H$2];5)" office:value-type="float" office:value="3.33333333333333" calcext:value-type="float">
            <text:p>3,33333333333333</text:p>
          </table:table-cell>
          <table:table-cell table:formula="of:=IF([.F103]&lt;0.000001;[.G102]+2+1/[.$H$2];[.G102]+1/[.$H$2])" office:value-type="float" office:value="3.33333333333333" calcext:value-type="float">
            <text:p>3,33333333333333</text:p>
          </table:table-cell>
          <table:table-cell table:number-columns-repeated="4"/>
          <table:table-cell table:formula="of:=SUM(MOD(SUM([.L102]-[.L$2];[.T$2]);[.R$2]-[.L$2]);[.L$2])" office:value-type="time" office:time-value="PT14H50M00S" calcext:value-type="time">
            <text:p>14:50:00</text:p>
          </table:table-cell>
          <table:table-cell table:formula="of:=IF([.L103]&lt;[.L102];[.M102]+[.H$2];[.M102])" office:value-type="float" office:value="120" calcext:value-type="float">
            <text:p>120</text:p>
          </table:table-cell>
          <table:table-cell table:formula="of:=OFFSET([.C$4];[.M103];0)" office:value-type="float" office:value="43749" calcext:value-type="float">
            <text:p>43749</text:p>
          </table:table-cell>
          <table:table-cell table:formula="of:=[.L103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03];0)&lt;=[.O10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10T15:47:24.954645" calcext:value-type="date">
            <text:p>2019-10-10 15:47:25</text:p>
          </table:table-cell>
          <table:table-cell table:style-name="ce7" table:formula="of:=[.A104]" office:value-type="date" office:date-value="2019-10-10T15:47:24.954645" calcext:value-type="date">
            <text:p>2019-10-10 15:47:25</text:p>
          </table:table-cell>
          <table:table-cell table:formula="of:=TRUNC([.A104])" office:value-type="float" office:value="43748" calcext:value-type="float">
            <text:p>43748</text:p>
          </table:table-cell>
          <table:table-cell table:style-name="ce12" table:formula="of:=[.B104]-[.C104]" office:value-type="date" office:date-value="1899-12-30T15:47:24.95464463253" calcext:value-type="date">
            <text:p>12/30/99 03:47 PM</text:p>
          </table:table-cell>
          <table:table-cell table:formula="of:=MOD([.E103]-[.$E$2];[.$H$2])+1+[.$E$2]" office:value-type="float" office:value="202" calcext:value-type="float">
            <text:p>202</text:p>
          </table:table-cell>
          <table:table-cell table:formula="of:=MOD([.F103]+1/[.$H$2];5)" office:value-type="float" office:value="3.36666666666666" calcext:value-type="float">
            <text:p>3,36666666666666</text:p>
          </table:table-cell>
          <table:table-cell table:formula="of:=IF([.F104]&lt;0.000001;[.G103]+2+1/[.$H$2];[.G103]+1/[.$H$2])" office:value-type="float" office:value="3.36666666666666" calcext:value-type="float">
            <text:p>3,36666666666666</text:p>
          </table:table-cell>
          <table:table-cell table:number-columns-repeated="4"/>
          <table:table-cell table:formula="of:=SUM(MOD(SUM([.L103]-[.L$2];[.T$2]);[.R$2]-[.L$2]);[.L$2])" office:value-type="time" office:time-value="PT15H00M00S" calcext:value-type="time">
            <text:p>15:00:00</text:p>
          </table:table-cell>
          <table:table-cell table:formula="of:=IF([.L104]&lt;[.L103];[.M103]+[.H$2];[.M103])" office:value-type="float" office:value="120" calcext:value-type="float">
            <text:p>120</text:p>
          </table:table-cell>
          <table:table-cell table:formula="of:=OFFSET([.C$4];[.M104];0)" office:value-type="float" office:value="43749" calcext:value-type="float">
            <text:p>43749</text:p>
          </table:table-cell>
          <table:table-cell table:formula="of:=[.L104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104];0)&lt;=[.O10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10T15:47:50.793888" calcext:value-type="date">
            <text:p>2019-10-10 15:47:51</text:p>
          </table:table-cell>
          <table:table-cell table:style-name="ce7" table:formula="of:=[.A105]" office:value-type="date" office:date-value="2019-10-10T15:47:50.793888" calcext:value-type="date">
            <text:p>2019-10-10 15:47:51</text:p>
          </table:table-cell>
          <table:table-cell table:formula="of:=TRUNC([.A105])" office:value-type="float" office:value="43748" calcext:value-type="float">
            <text:p>43748</text:p>
          </table:table-cell>
          <table:table-cell table:style-name="ce12" table:formula="of:=[.B105]-[.C105]" office:value-type="date" office:date-value="1899-12-30T15:47:50.79388790298" calcext:value-type="date">
            <text:p>12/30/99 03:47 PM</text:p>
          </table:table-cell>
          <table:table-cell table:formula="of:=MOD([.E104]-[.$E$2];[.$H$2])+1+[.$E$2]" office:value-type="float" office:value="203" calcext:value-type="float">
            <text:p>203</text:p>
          </table:table-cell>
          <table:table-cell table:formula="of:=MOD([.F104]+1/[.$H$2];5)" office:value-type="float" office:value="3.4" calcext:value-type="float">
            <text:p>3,4</text:p>
          </table:table-cell>
          <table:table-cell table:formula="of:=IF([.F105]&lt;0.000001;[.G104]+2+1/[.$H$2];[.G104]+1/[.$H$2])" office:value-type="float" office:value="3.4" calcext:value-type="float">
            <text:p>3,4</text:p>
          </table:table-cell>
          <table:table-cell table:number-columns-repeated="4"/>
          <table:table-cell table:formula="of:=SUM(MOD(SUM([.L104]-[.L$2];[.T$2]);[.R$2]-[.L$2]);[.L$2])" office:value-type="time" office:time-value="PT15H10M00S" calcext:value-type="time">
            <text:p>15:10:00</text:p>
          </table:table-cell>
          <table:table-cell table:formula="of:=IF([.L105]&lt;[.L104];[.M104]+[.H$2];[.M104])" office:value-type="float" office:value="120" calcext:value-type="float">
            <text:p>120</text:p>
          </table:table-cell>
          <table:table-cell table:formula="of:=OFFSET([.C$4];[.M105];0)" office:value-type="float" office:value="43749" calcext:value-type="float">
            <text:p>43749</text:p>
          </table:table-cell>
          <table:table-cell table:formula="of:=[.L105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05];0)&lt;=[.O10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10T16:11:29.37832" calcext:value-type="date">
            <text:p>2019-10-10 16:11:29</text:p>
          </table:table-cell>
          <table:table-cell table:style-name="ce7" table:formula="of:=[.A106]" office:value-type="date" office:date-value="2019-10-10T16:11:29.37832" calcext:value-type="date">
            <text:p>2019-10-10 16:11:29</text:p>
          </table:table-cell>
          <table:table-cell table:formula="of:=TRUNC([.A106])" office:value-type="float" office:value="43748" calcext:value-type="float">
            <text:p>43748</text:p>
          </table:table-cell>
          <table:table-cell table:style-name="ce12" table:formula="of:=[.B106]-[.C106]" office:value-type="date" office:date-value="1899-12-30T16:11:29.37832026277" calcext:value-type="date">
            <text:p>12/30/99 04:11 PM</text:p>
          </table:table-cell>
          <table:table-cell table:formula="of:=MOD([.E105]-[.$E$2];[.$H$2])+1+[.$E$2]" office:value-type="float" office:value="204" calcext:value-type="float">
            <text:p>204</text:p>
          </table:table-cell>
          <table:table-cell table:formula="of:=MOD([.F105]+1/[.$H$2];5)" office:value-type="float" office:value="3.43333333333333" calcext:value-type="float">
            <text:p>3,43333333333333</text:p>
          </table:table-cell>
          <table:table-cell table:formula="of:=IF([.F106]&lt;0.000001;[.G105]+2+1/[.$H$2];[.G105]+1/[.$H$2])" office:value-type="float" office:value="3.43333333333333" calcext:value-type="float">
            <text:p>3,43333333333333</text:p>
          </table:table-cell>
          <table:table-cell table:number-columns-repeated="4"/>
          <table:table-cell table:formula="of:=SUM(MOD(SUM([.L105]-[.L$2];[.T$2]);[.R$2]-[.L$2]);[.L$2])" office:value-type="time" office:time-value="PT15H20M00S" calcext:value-type="time">
            <text:p>15:20:00</text:p>
          </table:table-cell>
          <table:table-cell table:formula="of:=IF([.L106]&lt;[.L105];[.M105]+[.H$2];[.M105])" office:value-type="float" office:value="120" calcext:value-type="float">
            <text:p>120</text:p>
          </table:table-cell>
          <table:table-cell table:formula="of:=OFFSET([.C$4];[.M106];0)" office:value-type="float" office:value="43749" calcext:value-type="float">
            <text:p>43749</text:p>
          </table:table-cell>
          <table:table-cell table:formula="of:=[.L106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06];0)&lt;=[.O10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10T16:02:41.436238" calcext:value-type="date">
            <text:p>2019-10-10 16:02:41</text:p>
          </table:table-cell>
          <table:table-cell table:style-name="ce7" table:formula="of:=[.A107]" office:value-type="date" office:date-value="2019-10-10T16:02:41.436238" calcext:value-type="date">
            <text:p>2019-10-10 16:02:41</text:p>
          </table:table-cell>
          <table:table-cell table:formula="of:=TRUNC([.A107])" office:value-type="float" office:value="43748" calcext:value-type="float">
            <text:p>43748</text:p>
          </table:table-cell>
          <table:table-cell table:style-name="ce12" table:formula="of:=[.B107]-[.C107]" office:value-type="date" office:date-value="1899-12-30T16:02:41.43623753451" calcext:value-type="date">
            <text:p>12/30/99 04:02 PM</text:p>
          </table:table-cell>
          <table:table-cell table:formula="of:=MOD([.E106]-[.$E$2];[.$H$2])+1+[.$E$2]" office:value-type="float" office:value="205" calcext:value-type="float">
            <text:p>205</text:p>
          </table:table-cell>
          <table:table-cell table:formula="of:=MOD([.F106]+1/[.$H$2];5)" office:value-type="float" office:value="3.46666666666666" calcext:value-type="float">
            <text:p>3,46666666666666</text:p>
          </table:table-cell>
          <table:table-cell table:formula="of:=IF([.F107]&lt;0.000001;[.G106]+2+1/[.$H$2];[.G106]+1/[.$H$2])" office:value-type="float" office:value="3.46666666666666" calcext:value-type="float">
            <text:p>3,46666666666666</text:p>
          </table:table-cell>
          <table:table-cell table:number-columns-repeated="4"/>
          <table:table-cell table:formula="of:=SUM(MOD(SUM([.L106]-[.L$2];[.T$2]);[.R$2]-[.L$2]);[.L$2])" office:value-type="time" office:time-value="PT15H30M00S" calcext:value-type="time">
            <text:p>15:30:00</text:p>
          </table:table-cell>
          <table:table-cell table:formula="of:=IF([.L107]&lt;[.L106];[.M106]+[.H$2];[.M106])" office:value-type="float" office:value="120" calcext:value-type="float">
            <text:p>120</text:p>
          </table:table-cell>
          <table:table-cell table:formula="of:=OFFSET([.C$4];[.M107];0)" office:value-type="float" office:value="43749" calcext:value-type="float">
            <text:p>43749</text:p>
          </table:table-cell>
          <table:table-cell table:formula="of:=[.L107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07];0)&lt;=[.O10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10T16:08:47.937397" calcext:value-type="date">
            <text:p>2019-10-10 16:08:48</text:p>
          </table:table-cell>
          <table:table-cell table:style-name="ce7" table:formula="of:=[.A108]" office:value-type="date" office:date-value="2019-10-10T16:08:47.937397" calcext:value-type="date">
            <text:p>2019-10-10 16:08:48</text:p>
          </table:table-cell>
          <table:table-cell table:formula="of:=TRUNC([.A108])" office:value-type="float" office:value="43748" calcext:value-type="float">
            <text:p>43748</text:p>
          </table:table-cell>
          <table:table-cell table:style-name="ce12" table:formula="of:=[.B108]-[.C108]" office:value-type="date" office:date-value="1899-12-30T16:08:47.93739661574" calcext:value-type="date">
            <text:p>12/30/99 04:08 PM</text:p>
          </table:table-cell>
          <table:table-cell table:formula="of:=MOD([.E107]-[.$E$2];[.$H$2])+1+[.$E$2]" office:value-type="float" office:value="206" calcext:value-type="float">
            <text:p>206</text:p>
          </table:table-cell>
          <table:table-cell table:formula="of:=MOD([.F107]+1/[.$H$2];5)" office:value-type="float" office:value="3.5" calcext:value-type="float">
            <text:p>3,5</text:p>
          </table:table-cell>
          <table:table-cell table:formula="of:=IF([.F108]&lt;0.000001;[.G107]+2+1/[.$H$2];[.G107]+1/[.$H$2])" office:value-type="float" office:value="3.5" calcext:value-type="float">
            <text:p>3,5</text:p>
          </table:table-cell>
          <table:table-cell table:number-columns-repeated="4"/>
          <table:table-cell table:formula="of:=SUM(MOD(SUM([.L107]-[.L$2];[.T$2]);[.R$2]-[.L$2]);[.L$2])" office:value-type="time" office:time-value="PT15H40M00S" calcext:value-type="time">
            <text:p>15:40:00</text:p>
          </table:table-cell>
          <table:table-cell table:formula="of:=IF([.L108]&lt;[.L107];[.M107]+[.H$2];[.M107])" office:value-type="float" office:value="120" calcext:value-type="float">
            <text:p>120</text:p>
          </table:table-cell>
          <table:table-cell table:formula="of:=OFFSET([.C$4];[.M108];0)" office:value-type="float" office:value="43749" calcext:value-type="float">
            <text:p>43749</text:p>
          </table:table-cell>
          <table:table-cell table:formula="of:=[.L108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08];0)&lt;=[.O1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10T16:10:18.732469" calcext:value-type="date">
            <text:p>2019-10-10 16:10:19</text:p>
          </table:table-cell>
          <table:table-cell table:style-name="ce7" table:formula="of:=[.A109]" office:value-type="date" office:date-value="2019-10-10T16:10:18.732469" calcext:value-type="date">
            <text:p>2019-10-10 16:10:19</text:p>
          </table:table-cell>
          <table:table-cell table:formula="of:=TRUNC([.A109])" office:value-type="float" office:value="43748" calcext:value-type="float">
            <text:p>43748</text:p>
          </table:table-cell>
          <table:table-cell table:style-name="ce12" table:formula="of:=[.B109]-[.C109]" office:value-type="date" office:date-value="1899-12-30T16:10:18.73246903997" calcext:value-type="date">
            <text:p>12/30/99 04:10 PM</text:p>
          </table:table-cell>
          <table:table-cell table:formula="of:=MOD([.E108]-[.$E$2];[.$H$2])+1+[.$E$2]" office:value-type="float" office:value="207" calcext:value-type="float">
            <text:p>207</text:p>
          </table:table-cell>
          <table:table-cell table:formula="of:=MOD([.F108]+1/[.$H$2];5)" office:value-type="float" office:value="3.53333333333333" calcext:value-type="float">
            <text:p>3,53333333333333</text:p>
          </table:table-cell>
          <table:table-cell table:formula="of:=IF([.F109]&lt;0.000001;[.G108]+2+1/[.$H$2];[.G108]+1/[.$H$2])" office:value-type="float" office:value="3.53333333333333" calcext:value-type="float">
            <text:p>3,53333333333333</text:p>
          </table:table-cell>
          <table:table-cell table:number-columns-repeated="4"/>
          <table:table-cell table:formula="of:=SUM(MOD(SUM([.L108]-[.L$2];[.T$2]);[.R$2]-[.L$2]);[.L$2])" office:value-type="time" office:time-value="PT15H50M00S" calcext:value-type="time">
            <text:p>15:50:00</text:p>
          </table:table-cell>
          <table:table-cell table:formula="of:=IF([.L109]&lt;[.L108];[.M108]+[.H$2];[.M108])" office:value-type="float" office:value="120" calcext:value-type="float">
            <text:p>120</text:p>
          </table:table-cell>
          <table:table-cell table:formula="of:=OFFSET([.C$4];[.M109];0)" office:value-type="float" office:value="43749" calcext:value-type="float">
            <text:p>43749</text:p>
          </table:table-cell>
          <table:table-cell table:formula="of:=[.L109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09];0)&lt;=[.O1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10T16:10:43.923776" calcext:value-type="date">
            <text:p>2019-10-10 16:10:44</text:p>
          </table:table-cell>
          <table:table-cell table:style-name="ce7" table:formula="of:=[.A110]" office:value-type="date" office:date-value="2019-10-10T16:10:43.923776" calcext:value-type="date">
            <text:p>2019-10-10 16:10:44</text:p>
          </table:table-cell>
          <table:table-cell table:formula="of:=TRUNC([.A110])" office:value-type="float" office:value="43748" calcext:value-type="float">
            <text:p>43748</text:p>
          </table:table-cell>
          <table:table-cell table:style-name="ce12" table:formula="of:=[.B110]-[.C110]" office:value-type="date" office:date-value="1899-12-30T16:10:43.92377589829" calcext:value-type="date">
            <text:p>12/30/99 04:10 PM</text:p>
          </table:table-cell>
          <table:table-cell table:formula="of:=MOD([.E109]-[.$E$2];[.$H$2])+1+[.$E$2]" office:value-type="float" office:value="208" calcext:value-type="float">
            <text:p>208</text:p>
          </table:table-cell>
          <table:table-cell table:formula="of:=MOD([.F109]+1/[.$H$2];5)" office:value-type="float" office:value="3.56666666666666" calcext:value-type="float">
            <text:p>3,56666666666666</text:p>
          </table:table-cell>
          <table:table-cell table:formula="of:=IF([.F110]&lt;0.000001;[.G109]+2+1/[.$H$2];[.G109]+1/[.$H$2])" office:value-type="float" office:value="3.56666666666666" calcext:value-type="float">
            <text:p>3,56666666666666</text:p>
          </table:table-cell>
          <table:table-cell table:number-columns-repeated="4"/>
          <table:table-cell table:formula="of:=SUM(MOD(SUM([.L109]-[.L$2];[.T$2]);[.R$2]-[.L$2]);[.L$2])" office:value-type="time" office:time-value="PT16H00M00S" calcext:value-type="time">
            <text:p>16:00:00</text:p>
          </table:table-cell>
          <table:table-cell table:formula="of:=IF([.L110]&lt;[.L109];[.M109]+[.H$2];[.M109])" office:value-type="float" office:value="120" calcext:value-type="float">
            <text:p>120</text:p>
          </table:table-cell>
          <table:table-cell table:formula="of:=OFFSET([.C$4];[.M110];0)" office:value-type="float" office:value="43749" calcext:value-type="float">
            <text:p>43749</text:p>
          </table:table-cell>
          <table:table-cell table:formula="of:=[.L110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10];0)&lt;=[.O1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10T16:07:10.403489" calcext:value-type="date">
            <text:p>2019-10-10 16:07:10</text:p>
          </table:table-cell>
          <table:table-cell table:style-name="ce7" table:formula="of:=[.A111]" office:value-type="date" office:date-value="2019-10-10T16:07:10.403489" calcext:value-type="date">
            <text:p>2019-10-10 16:07:10</text:p>
          </table:table-cell>
          <table:table-cell table:formula="of:=TRUNC([.A111])" office:value-type="float" office:value="43748" calcext:value-type="float">
            <text:p>43748</text:p>
          </table:table-cell>
          <table:table-cell table:style-name="ce12" table:formula="of:=[.B111]-[.C111]" office:value-type="date" office:date-value="1899-12-30T16:07:10.40348903742" calcext:value-type="date">
            <text:p>12/30/99 04:07 PM</text:p>
          </table:table-cell>
          <table:table-cell table:formula="of:=MOD([.E110]-[.$E$2];[.$H$2])+1+[.$E$2]" office:value-type="float" office:value="209" calcext:value-type="float">
            <text:p>209</text:p>
          </table:table-cell>
          <table:table-cell table:formula="of:=MOD([.F110]+1/[.$H$2];5)" office:value-type="float" office:value="3.6" calcext:value-type="float">
            <text:p>3,6</text:p>
          </table:table-cell>
          <table:table-cell table:formula="of:=IF([.F111]&lt;0.000001;[.G110]+2+1/[.$H$2];[.G110]+1/[.$H$2])" office:value-type="float" office:value="3.6" calcext:value-type="float">
            <text:p>3,6</text:p>
          </table:table-cell>
          <table:table-cell table:number-columns-repeated="4"/>
          <table:table-cell table:formula="of:=SUM(MOD(SUM([.L110]-[.L$2];[.T$2]);[.R$2]-[.L$2]);[.L$2])" office:value-type="time" office:time-value="PT16H10M00S" calcext:value-type="time">
            <text:p>16:10:00</text:p>
          </table:table-cell>
          <table:table-cell table:formula="of:=IF([.L111]&lt;[.L110];[.M110]+[.H$2];[.M110])" office:value-type="float" office:value="120" calcext:value-type="float">
            <text:p>120</text:p>
          </table:table-cell>
          <table:table-cell table:formula="of:=OFFSET([.C$4];[.M111];0)" office:value-type="float" office:value="43749" calcext:value-type="float">
            <text:p>43749</text:p>
          </table:table-cell>
          <table:table-cell table:formula="of:=[.L111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11];0)&lt;=[.O1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10T16:26:54.918594" calcext:value-type="date">
            <text:p>2019-10-10 16:26:55</text:p>
          </table:table-cell>
          <table:table-cell table:style-name="ce7" table:formula="of:=[.A112]" office:value-type="date" office:date-value="2019-10-10T16:26:54.918594" calcext:value-type="date">
            <text:p>2019-10-10 16:26:55</text:p>
          </table:table-cell>
          <table:table-cell table:formula="of:=TRUNC([.A112])" office:value-type="float" office:value="43748" calcext:value-type="float">
            <text:p>43748</text:p>
          </table:table-cell>
          <table:table-cell table:style-name="ce12" table:formula="of:=[.B112]-[.C112]" office:value-type="date" office:date-value="1899-12-30T16:26:54.91859403905" calcext:value-type="date">
            <text:p>12/30/99 04:26 PM</text:p>
          </table:table-cell>
          <table:table-cell table:formula="of:=MOD([.E111]-[.$E$2];[.$H$2])+1+[.$E$2]" office:value-type="float" office:value="210" calcext:value-type="float">
            <text:p>210</text:p>
          </table:table-cell>
          <table:table-cell table:formula="of:=MOD([.F111]+1/[.$H$2];5)" office:value-type="float" office:value="3.63333333333333" calcext:value-type="float">
            <text:p>3,63333333333333</text:p>
          </table:table-cell>
          <table:table-cell table:formula="of:=IF([.F112]&lt;0.000001;[.G111]+2+1/[.$H$2];[.G111]+1/[.$H$2])" office:value-type="float" office:value="3.63333333333333" calcext:value-type="float">
            <text:p>3,63333333333333</text:p>
          </table:table-cell>
          <table:table-cell table:number-columns-repeated="4"/>
          <table:table-cell table:formula="of:=SUM(MOD(SUM([.L111]-[.L$2];[.T$2]);[.R$2]-[.L$2]);[.L$2])" office:value-type="time" office:time-value="PT16H20M00S" calcext:value-type="time">
            <text:p>16:20:00</text:p>
          </table:table-cell>
          <table:table-cell table:formula="of:=IF([.L112]&lt;[.L111];[.M111]+[.H$2];[.M111])" office:value-type="float" office:value="120" calcext:value-type="float">
            <text:p>120</text:p>
          </table:table-cell>
          <table:table-cell table:formula="of:=OFFSET([.C$4];[.M112];0)" office:value-type="float" office:value="43749" calcext:value-type="float">
            <text:p>43749</text:p>
          </table:table-cell>
          <table:table-cell table:formula="of:=[.L112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12];0)&lt;=[.O1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10T15:46:31.898012" calcext:value-type="date">
            <text:p>2019-10-10 15:46:32</text:p>
          </table:table-cell>
          <table:table-cell table:style-name="ce7" table:formula="of:=[.A113]" office:value-type="date" office:date-value="2019-10-10T15:46:31.898012" calcext:value-type="date">
            <text:p>2019-10-10 15:46:32</text:p>
          </table:table-cell>
          <table:table-cell table:formula="of:=TRUNC([.A113])" office:value-type="float" office:value="43748" calcext:value-type="float">
            <text:p>43748</text:p>
          </table:table-cell>
          <table:table-cell table:style-name="ce12" table:formula="of:=[.B113]-[.C113]" office:value-type="date" office:date-value="1899-12-30T15:46:31.89801164903" calcext:value-type="date">
            <text:p>12/30/99 03:46 PM</text:p>
          </table:table-cell>
          <table:table-cell table:formula="of:=MOD([.E112]-[.$E$2];[.$H$2])+1+[.$E$2]" office:value-type="float" office:value="211" calcext:value-type="float">
            <text:p>211</text:p>
          </table:table-cell>
          <table:table-cell table:formula="of:=MOD([.F112]+1/[.$H$2];5)" office:value-type="float" office:value="3.66666666666666" calcext:value-type="float">
            <text:p>3,66666666666666</text:p>
          </table:table-cell>
          <table:table-cell table:formula="of:=IF([.F113]&lt;0.000001;[.G112]+2+1/[.$H$2];[.G112]+1/[.$H$2])" office:value-type="float" office:value="3.66666666666666" calcext:value-type="float">
            <text:p>3,66666666666666</text:p>
          </table:table-cell>
          <table:table-cell table:number-columns-repeated="4"/>
          <table:table-cell table:formula="of:=SUM(MOD(SUM([.L112]-[.L$2];[.T$2]);[.R$2]-[.L$2]);[.L$2])" office:value-type="time" office:time-value="PT16H30M00S" calcext:value-type="time">
            <text:p>16:30:00</text:p>
          </table:table-cell>
          <table:table-cell table:formula="of:=IF([.L113]&lt;[.L112];[.M112]+[.H$2];[.M112])" office:value-type="float" office:value="120" calcext:value-type="float">
            <text:p>120</text:p>
          </table:table-cell>
          <table:table-cell table:formula="of:=OFFSET([.C$4];[.M113];0)" office:value-type="float" office:value="43749" calcext:value-type="float">
            <text:p>43749</text:p>
          </table:table-cell>
          <table:table-cell table:formula="of:=[.L113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113];0)&lt;=[.O1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10T15:33:46.93004" calcext:value-type="date">
            <text:p>2019-10-10 15:33:47</text:p>
          </table:table-cell>
          <table:table-cell table:style-name="ce7" table:formula="of:=[.A114]" office:value-type="date" office:date-value="2019-10-10T15:33:46.93004" calcext:value-type="date">
            <text:p>2019-10-10 15:33:47</text:p>
          </table:table-cell>
          <table:table-cell table:formula="of:=TRUNC([.A114])" office:value-type="float" office:value="43748" calcext:value-type="float">
            <text:p>43748</text:p>
          </table:table-cell>
          <table:table-cell table:style-name="ce12" table:formula="of:=[.B114]-[.C114]" office:value-type="date" office:date-value="1899-12-30T15:33:46.93004007451" calcext:value-type="date">
            <text:p>12/30/99 03:33 PM</text:p>
          </table:table-cell>
          <table:table-cell table:formula="of:=MOD([.E113]-[.$E$2];[.$H$2])+1+[.$E$2]" office:value-type="float" office:value="212" calcext:value-type="float">
            <text:p>212</text:p>
          </table:table-cell>
          <table:table-cell table:formula="of:=MOD([.F113]+1/[.$H$2];5)" office:value-type="float" office:value="3.7" calcext:value-type="float">
            <text:p>3,7</text:p>
          </table:table-cell>
          <table:table-cell table:formula="of:=IF([.F114]&lt;0.000001;[.G113]+2+1/[.$H$2];[.G113]+1/[.$H$2])" office:value-type="float" office:value="3.7" calcext:value-type="float">
            <text:p>3,7</text:p>
          </table:table-cell>
          <table:table-cell table:number-columns-repeated="4"/>
          <table:table-cell table:formula="of:=SUM(MOD(SUM([.L113]-[.L$2];[.T$2]);[.R$2]-[.L$2]);[.L$2])" office:value-type="time" office:time-value="PT16H40M00S" calcext:value-type="time">
            <text:p>16:40:00</text:p>
          </table:table-cell>
          <table:table-cell table:formula="of:=IF([.L114]&lt;[.L113];[.M113]+[.H$2];[.M113])" office:value-type="float" office:value="120" calcext:value-type="float">
            <text:p>120</text:p>
          </table:table-cell>
          <table:table-cell table:formula="of:=OFFSET([.C$4];[.M114];0)" office:value-type="float" office:value="43749" calcext:value-type="float">
            <text:p>43749</text:p>
          </table:table-cell>
          <table:table-cell table:formula="of:=[.L114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14];0)&lt;=[.O1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10T15:55:58.311522" calcext:value-type="date">
            <text:p>2019-10-10 15:55:58</text:p>
          </table:table-cell>
          <table:table-cell table:style-name="ce7" table:formula="of:=[.A115]" office:value-type="date" office:date-value="2019-10-10T15:55:58.311522" calcext:value-type="date">
            <text:p>2019-10-10 15:55:58</text:p>
          </table:table-cell>
          <table:table-cell table:formula="of:=TRUNC([.A115])" office:value-type="float" office:value="43748" calcext:value-type="float">
            <text:p>43748</text:p>
          </table:table-cell>
          <table:table-cell table:style-name="ce12" table:formula="of:=[.B115]-[.C115]" office:value-type="date" office:date-value="1899-12-30T15:55:58.31152182072" calcext:value-type="date">
            <text:p>12/30/99 03:55 PM</text:p>
          </table:table-cell>
          <table:table-cell table:formula="of:=MOD([.E114]-[.$E$2];[.$H$2])+1+[.$E$2]" office:value-type="float" office:value="213" calcext:value-type="float">
            <text:p>213</text:p>
          </table:table-cell>
          <table:table-cell table:formula="of:=MOD([.F114]+1/[.$H$2];5)" office:value-type="float" office:value="3.73333333333333" calcext:value-type="float">
            <text:p>3,73333333333333</text:p>
          </table:table-cell>
          <table:table-cell table:formula="of:=IF([.F115]&lt;0.000001;[.G114]+2+1/[.$H$2];[.G114]+1/[.$H$2])" office:value-type="float" office:value="3.73333333333333" calcext:value-type="float">
            <text:p>3,73333333333333</text:p>
          </table:table-cell>
          <table:table-cell table:number-columns-repeated="4"/>
          <table:table-cell table:formula="of:=SUM(MOD(SUM([.L114]-[.L$2];[.T$2]);[.R$2]-[.L$2]);[.L$2])" office:value-type="time" office:time-value="PT16H50M00S" calcext:value-type="time">
            <text:p>16:50:00</text:p>
          </table:table-cell>
          <table:table-cell table:formula="of:=IF([.L115]&lt;[.L114];[.M114]+[.H$2];[.M114])" office:value-type="float" office:value="120" calcext:value-type="float">
            <text:p>120</text:p>
          </table:table-cell>
          <table:table-cell table:formula="of:=OFFSET([.C$4];[.M115];0)" office:value-type="float" office:value="43749" calcext:value-type="float">
            <text:p>43749</text:p>
          </table:table-cell>
          <table:table-cell table:formula="of:=[.L115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15];0)&lt;=[.O1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10T15:54:40.309627" calcext:value-type="date">
            <text:p>2019-10-10 15:54:40</text:p>
          </table:table-cell>
          <table:table-cell table:style-name="ce7" table:formula="of:=[.A116]" office:value-type="date" office:date-value="2019-10-10T15:54:40.309627" calcext:value-type="date">
            <text:p>2019-10-10 15:54:40</text:p>
          </table:table-cell>
          <table:table-cell table:formula="of:=TRUNC([.A116])" office:value-type="float" office:value="43748" calcext:value-type="float">
            <text:p>43748</text:p>
          </table:table-cell>
          <table:table-cell table:style-name="ce12" table:formula="of:=[.B116]-[.C116]" office:value-type="date" office:date-value="1899-12-30T15:54:40.30962708872" calcext:value-type="date">
            <text:p>12/30/99 03:54 PM</text:p>
          </table:table-cell>
          <table:table-cell table:formula="of:=MOD([.E115]-[.$E$2];[.$H$2])+1+[.$E$2]" office:value-type="float" office:value="214" calcext:value-type="float">
            <text:p>214</text:p>
          </table:table-cell>
          <table:table-cell table:formula="of:=MOD([.F115]+1/[.$H$2];5)" office:value-type="float" office:value="3.76666666666666" calcext:value-type="float">
            <text:p>3,76666666666666</text:p>
          </table:table-cell>
          <table:table-cell table:formula="of:=IF([.F116]&lt;0.000001;[.G115]+2+1/[.$H$2];[.G115]+1/[.$H$2])" office:value-type="float" office:value="3.76666666666666" calcext:value-type="float">
            <text:p>3,76666666666666</text:p>
          </table:table-cell>
          <table:table-cell table:number-columns-repeated="4"/>
          <table:table-cell table:formula="of:=SUM(MOD(SUM([.L115]-[.L$2];[.T$2]);[.R$2]-[.L$2]);[.L$2])" office:value-type="time" office:time-value="PT17H00M00S" calcext:value-type="time">
            <text:p>17:00:00</text:p>
          </table:table-cell>
          <table:table-cell table:formula="of:=IF([.L116]&lt;[.L115];[.M115]+[.H$2];[.M115])" office:value-type="float" office:value="120" calcext:value-type="float">
            <text:p>120</text:p>
          </table:table-cell>
          <table:table-cell table:formula="of:=OFFSET([.C$4];[.M116];0)" office:value-type="float" office:value="43749" calcext:value-type="float">
            <text:p>43749</text:p>
          </table:table-cell>
          <table:table-cell table:formula="of:=[.L116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16];0)&lt;=[.O1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10T15:33:24.131777" calcext:value-type="date">
            <text:p>2019-10-10 15:33:24</text:p>
          </table:table-cell>
          <table:table-cell table:style-name="ce7" table:formula="of:=[.A117]" office:value-type="date" office:date-value="2019-10-10T15:33:24.131777" calcext:value-type="date">
            <text:p>2019-10-10 15:33:24</text:p>
          </table:table-cell>
          <table:table-cell table:formula="of:=TRUNC([.A117])" office:value-type="float" office:value="43748" calcext:value-type="float">
            <text:p>43748</text:p>
          </table:table-cell>
          <table:table-cell table:style-name="ce12" table:formula="of:=[.B117]-[.C117]" office:value-type="date" office:date-value="1899-12-30T15:33:24.13177683949" calcext:value-type="date">
            <text:p>12/30/99 03:33 PM</text:p>
          </table:table-cell>
          <table:table-cell table:formula="of:=MOD([.E116]-[.$E$2];[.$H$2])+1+[.$E$2]" office:value-type="float" office:value="215" calcext:value-type="float">
            <text:p>215</text:p>
          </table:table-cell>
          <table:table-cell table:formula="of:=MOD([.F116]+1/[.$H$2];5)" office:value-type="float" office:value="3.8" calcext:value-type="float">
            <text:p>3,8</text:p>
          </table:table-cell>
          <table:table-cell table:formula="of:=IF([.F117]&lt;0.000001;[.G116]+2+1/[.$H$2];[.G116]+1/[.$H$2])" office:value-type="float" office:value="3.8" calcext:value-type="float">
            <text:p>3,8</text:p>
          </table:table-cell>
          <table:table-cell table:number-columns-repeated="4"/>
          <table:table-cell table:formula="of:=SUM(MOD(SUM([.L116]-[.L$2];[.T$2]);[.R$2]-[.L$2]);[.L$2])" office:value-type="time" office:time-value="PT17H10M00S" calcext:value-type="time">
            <text:p>17:10:00</text:p>
          </table:table-cell>
          <table:table-cell table:formula="of:=IF([.L117]&lt;[.L116];[.M116]+[.H$2];[.M116])" office:value-type="float" office:value="120" calcext:value-type="float">
            <text:p>120</text:p>
          </table:table-cell>
          <table:table-cell table:formula="of:=OFFSET([.C$4];[.M117];0)" office:value-type="float" office:value="43749" calcext:value-type="float">
            <text:p>43749</text:p>
          </table:table-cell>
          <table:table-cell table:formula="of:=[.L117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17];0)&lt;=[.O1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10T16:31:28.994615" calcext:value-type="date">
            <text:p>2019-10-10 16:31:29</text:p>
          </table:table-cell>
          <table:table-cell table:style-name="ce7" table:formula="of:=[.A118]" office:value-type="date" office:date-value="2019-10-10T16:31:28.994615" calcext:value-type="date">
            <text:p>2019-10-10 16:31:29</text:p>
          </table:table-cell>
          <table:table-cell table:formula="of:=TRUNC([.A118])" office:value-type="float" office:value="43748" calcext:value-type="float">
            <text:p>43748</text:p>
          </table:table-cell>
          <table:table-cell table:style-name="ce12" table:formula="of:=[.B118]-[.C118]" office:value-type="date" office:date-value="1899-12-30T16:31:28.99461510591" calcext:value-type="date">
            <text:p>12/30/99 04:31 PM</text:p>
          </table:table-cell>
          <table:table-cell table:formula="of:=MOD([.E117]-[.$E$2];[.$H$2])+1+[.$E$2]" office:value-type="float" office:value="216" calcext:value-type="float">
            <text:p>216</text:p>
          </table:table-cell>
          <table:table-cell table:formula="of:=MOD([.F117]+1/[.$H$2];5)" office:value-type="float" office:value="3.83333333333333" calcext:value-type="float">
            <text:p>3,83333333333333</text:p>
          </table:table-cell>
          <table:table-cell table:formula="of:=IF([.F118]&lt;0.000001;[.G117]+2+1/[.$H$2];[.G117]+1/[.$H$2])" office:value-type="float" office:value="3.83333333333333" calcext:value-type="float">
            <text:p>3,83333333333333</text:p>
          </table:table-cell>
          <table:table-cell table:number-columns-repeated="4"/>
          <table:table-cell table:formula="of:=SUM(MOD(SUM([.L117]-[.L$2];[.T$2]);[.R$2]-[.L$2]);[.L$2])" office:value-type="time" office:time-value="PT17H20M00S" calcext:value-type="time">
            <text:p>17:20:00</text:p>
          </table:table-cell>
          <table:table-cell table:formula="of:=IF([.L118]&lt;[.L117];[.M117]+[.H$2];[.M117])" office:value-type="float" office:value="120" calcext:value-type="float">
            <text:p>120</text:p>
          </table:table-cell>
          <table:table-cell table:formula="of:=OFFSET([.C$4];[.M118];0)" office:value-type="float" office:value="43749" calcext:value-type="float">
            <text:p>43749</text:p>
          </table:table-cell>
          <table:table-cell table:formula="of:=[.L118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18];0)&lt;=[.O1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10T15:35:55.062705" calcext:value-type="date">
            <text:p>2019-10-10 15:35:55</text:p>
          </table:table-cell>
          <table:table-cell table:style-name="ce7" table:formula="of:=[.A119]" office:value-type="date" office:date-value="2019-10-10T15:35:55.062705" calcext:value-type="date">
            <text:p>2019-10-10 15:35:55</text:p>
          </table:table-cell>
          <table:table-cell table:formula="of:=TRUNC([.A119])" office:value-type="float" office:value="43748" calcext:value-type="float">
            <text:p>43748</text:p>
          </table:table-cell>
          <table:table-cell table:style-name="ce12" table:formula="of:=[.B119]-[.C119]" office:value-type="date" office:date-value="1899-12-30T15:35:55.06270544138" calcext:value-type="date">
            <text:p>12/30/99 03:35 PM</text:p>
          </table:table-cell>
          <table:table-cell table:formula="of:=MOD([.E118]-[.$E$2];[.$H$2])+1+[.$E$2]" office:value-type="float" office:value="217" calcext:value-type="float">
            <text:p>217</text:p>
          </table:table-cell>
          <table:table-cell table:formula="of:=MOD([.F118]+1/[.$H$2];5)" office:value-type="float" office:value="3.86666666666666" calcext:value-type="float">
            <text:p>3,86666666666666</text:p>
          </table:table-cell>
          <table:table-cell table:formula="of:=IF([.F119]&lt;0.000001;[.G118]+2+1/[.$H$2];[.G118]+1/[.$H$2])" office:value-type="float" office:value="3.86666666666666" calcext:value-type="float">
            <text:p>3,86666666666666</text:p>
          </table:table-cell>
          <table:table-cell table:number-columns-repeated="4"/>
          <table:table-cell table:formula="of:=SUM(MOD(SUM([.L118]-[.L$2];[.T$2]);[.R$2]-[.L$2]);[.L$2])" office:value-type="time" office:time-value="PT17H30M00S" calcext:value-type="time">
            <text:p>17:30:00</text:p>
          </table:table-cell>
          <table:table-cell table:formula="of:=IF([.L119]&lt;[.L118];[.M118]+[.H$2];[.M118])" office:value-type="float" office:value="120" calcext:value-type="float">
            <text:p>120</text:p>
          </table:table-cell>
          <table:table-cell table:formula="of:=OFFSET([.C$4];[.M119];0)" office:value-type="float" office:value="43749" calcext:value-type="float">
            <text:p>43749</text:p>
          </table:table-cell>
          <table:table-cell table:formula="of:=[.L119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19];0)&lt;=[.O1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10T15:41:49.184934" calcext:value-type="date">
            <text:p>2019-10-10 15:41:49</text:p>
          </table:table-cell>
          <table:table-cell table:style-name="ce7" table:formula="of:=[.A120]" office:value-type="date" office:date-value="2019-10-10T15:41:49.184934" calcext:value-type="date">
            <text:p>2019-10-10 15:41:49</text:p>
          </table:table-cell>
          <table:table-cell table:formula="of:=TRUNC([.A120])" office:value-type="float" office:value="43748" calcext:value-type="float">
            <text:p>43748</text:p>
          </table:table-cell>
          <table:table-cell table:style-name="ce12" table:formula="of:=[.B120]-[.C120]" office:value-type="date" office:date-value="1899-12-30T15:41:49.18493410572" calcext:value-type="date">
            <text:p>12/30/99 03:41 PM</text:p>
          </table:table-cell>
          <table:table-cell table:formula="of:=MOD([.E119]-[.$E$2];[.$H$2])+1+[.$E$2]" office:value-type="float" office:value="218" calcext:value-type="float">
            <text:p>218</text:p>
          </table:table-cell>
          <table:table-cell table:formula="of:=MOD([.F119]+1/[.$H$2];5)" office:value-type="float" office:value="3.9" calcext:value-type="float">
            <text:p>3,9</text:p>
          </table:table-cell>
          <table:table-cell table:formula="of:=IF([.F120]&lt;0.000001;[.G119]+2+1/[.$H$2];[.G119]+1/[.$H$2])" office:value-type="float" office:value="3.9" calcext:value-type="float">
            <text:p>3,9</text:p>
          </table:table-cell>
          <table:table-cell table:number-columns-repeated="4"/>
          <table:table-cell table:formula="of:=SUM(MOD(SUM([.L119]-[.L$2];[.T$2]);[.R$2]-[.L$2]);[.L$2])" office:value-type="time" office:time-value="PT17H40M00S" calcext:value-type="time">
            <text:p>17:40:00</text:p>
          </table:table-cell>
          <table:table-cell table:formula="of:=IF([.L120]&lt;[.L119];[.M119]+[.H$2];[.M119])" office:value-type="float" office:value="120" calcext:value-type="float">
            <text:p>120</text:p>
          </table:table-cell>
          <table:table-cell table:formula="of:=OFFSET([.C$4];[.M120];0)" office:value-type="float" office:value="43749" calcext:value-type="float">
            <text:p>43749</text:p>
          </table:table-cell>
          <table:table-cell table:formula="of:=[.L120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20];0)&lt;=[.O1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10T16:18:05.607235" calcext:value-type="date">
            <text:p>2019-10-10 16:18:06</text:p>
          </table:table-cell>
          <table:table-cell table:style-name="ce7" table:formula="of:=[.A121]" office:value-type="date" office:date-value="2019-10-10T16:18:05.607235" calcext:value-type="date">
            <text:p>2019-10-10 16:18:06</text:p>
          </table:table-cell>
          <table:table-cell table:formula="of:=TRUNC([.A121])" office:value-type="float" office:value="43748" calcext:value-type="float">
            <text:p>43748</text:p>
          </table:table-cell>
          <table:table-cell table:style-name="ce12" table:formula="of:=[.B121]-[.C121]" office:value-type="date" office:date-value="1899-12-30T16:18:05.60723501723" calcext:value-type="date">
            <text:p>12/30/99 04:18 PM</text:p>
          </table:table-cell>
          <table:table-cell table:formula="of:=MOD([.E120]-[.$E$2];[.$H$2])+1+[.$E$2]" office:value-type="float" office:value="219" calcext:value-type="float">
            <text:p>219</text:p>
          </table:table-cell>
          <table:table-cell table:formula="of:=MOD([.F120]+1/[.$H$2];5)" office:value-type="float" office:value="3.93333333333333" calcext:value-type="float">
            <text:p>3,93333333333333</text:p>
          </table:table-cell>
          <table:table-cell table:formula="of:=IF([.F121]&lt;0.000001;[.G120]+2+1/[.$H$2];[.G120]+1/[.$H$2])" office:value-type="float" office:value="3.93333333333333" calcext:value-type="float">
            <text:p>3,93333333333333</text:p>
          </table:table-cell>
          <table:table-cell table:number-columns-repeated="4"/>
          <table:table-cell table:formula="of:=SUM(MOD(SUM([.L120]-[.L$2];[.T$2]);[.R$2]-[.L$2]);[.L$2])" office:value-type="time" office:time-value="PT17H50M00S" calcext:value-type="time">
            <text:p>17:50:00</text:p>
          </table:table-cell>
          <table:table-cell table:formula="of:=IF([.L121]&lt;[.L120];[.M120]+[.H$2];[.M120])" office:value-type="float" office:value="120" calcext:value-type="float">
            <text:p>120</text:p>
          </table:table-cell>
          <table:table-cell table:formula="of:=OFFSET([.C$4];[.M121];0)" office:value-type="float" office:value="43749" calcext:value-type="float">
            <text:p>43749</text:p>
          </table:table-cell>
          <table:table-cell table:formula="of:=[.L121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21];0)&lt;=[.O1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10T15:55:14.507808" calcext:value-type="date">
            <text:p>2019-10-10 15:55:15</text:p>
          </table:table-cell>
          <table:table-cell table:style-name="ce7" table:formula="of:=[.A122]" office:value-type="date" office:date-value="2019-10-10T15:55:14.507808" calcext:value-type="date">
            <text:p>2019-10-10 15:55:15</text:p>
          </table:table-cell>
          <table:table-cell table:formula="of:=TRUNC([.A122])" office:value-type="float" office:value="43748" calcext:value-type="float">
            <text:p>43748</text:p>
          </table:table-cell>
          <table:table-cell table:style-name="ce12" table:formula="of:=[.B122]-[.C122]" office:value-type="date" office:date-value="1899-12-30T15:55:14.50780774467" calcext:value-type="date">
            <text:p>12/30/99 03:55 PM</text:p>
          </table:table-cell>
          <table:table-cell table:formula="of:=MOD([.E121]-[.$E$2];[.$H$2])+1+[.$E$2]" office:value-type="float" office:value="220" calcext:value-type="float">
            <text:p>220</text:p>
          </table:table-cell>
          <table:table-cell table:formula="of:=MOD([.F121]+1/[.$H$2];5)" office:value-type="float" office:value="3.96666666666666" calcext:value-type="float">
            <text:p>3,96666666666666</text:p>
          </table:table-cell>
          <table:table-cell table:formula="of:=IF([.F122]&lt;0.000001;[.G121]+2+1/[.$H$2];[.G121]+1/[.$H$2])" office:value-type="float" office:value="3.96666666666666" calcext:value-type="float">
            <text:p>3,96666666666666</text:p>
          </table:table-cell>
          <table:table-cell table:number-columns-repeated="4"/>
          <table:table-cell table:formula="of:=SUM(MOD(SUM([.L121]-[.L$2];[.T$2]);[.R$2]-[.L$2]);[.L$2])" office:value-type="time" office:time-value="PT18H00M00S" calcext:value-type="time">
            <text:p>18:00:00</text:p>
          </table:table-cell>
          <table:table-cell table:formula="of:=IF([.L122]&lt;[.L121];[.M121]+[.H$2];[.M121])" office:value-type="float" office:value="120" calcext:value-type="float">
            <text:p>120</text:p>
          </table:table-cell>
          <table:table-cell table:formula="of:=OFFSET([.C$4];[.M122];0)" office:value-type="float" office:value="43749" calcext:value-type="float">
            <text:p>43749</text:p>
          </table:table-cell>
          <table:table-cell table:formula="of:=[.L122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122];0)&lt;=[.O1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11T15:39:22.007067" calcext:value-type="date">
            <text:p>2019-10-11 15:39:22</text:p>
          </table:table-cell>
          <table:table-cell table:style-name="ce7" table:formula="of:=[.A123]" office:value-type="date" office:date-value="2019-10-11T15:39:22.007067" calcext:value-type="date">
            <text:p>2019-10-11 15:39:22</text:p>
          </table:table-cell>
          <table:table-cell table:formula="of:=TRUNC([.A123])" office:value-type="float" office:value="43749" calcext:value-type="float">
            <text:p>43749</text:p>
          </table:table-cell>
          <table:table-cell table:style-name="ce12" table:formula="of:=[.B123]-[.C123]" office:value-type="date" office:date-value="1899-12-30T15:39:22.00706677046" calcext:value-type="date">
            <text:p>12/30/99 03:39 PM</text:p>
          </table:table-cell>
          <table:table-cell table:formula="of:=MOD([.E122]-[.$E$2];[.$H$2])+1+[.$E$2]" office:value-type="float" office:value="191" calcext:value-type="float">
            <text:p>191</text:p>
          </table:table-cell>
          <table:table-cell table:formula="of:=MOD([.F122]+1/[.$H$2];5)" office:value-type="float" office:value="4" calcext:value-type="float">
            <text:p>4</text:p>
          </table:table-cell>
          <table:table-cell table:formula="of:=IF([.F123]&lt;0.000001;[.G122]+2+1/[.$H$2];[.G122]+1/[.$H$2])" office:value-type="float" office:value="4" calcext:value-type="float">
            <text:p>4</text:p>
          </table:table-cell>
          <table:table-cell table:number-columns-repeated="4"/>
          <table:table-cell table:formula="of:=SUM(MOD(SUM([.L122]-[.L$2];[.T$2]);[.R$2]-[.L$2]);[.L$2])" office:value-type="time" office:time-value="PT14H10M00S" calcext:value-type="time">
            <text:p>14:10:00</text:p>
          </table:table-cell>
          <table:table-cell table:formula="of:=IF([.L123]&lt;[.L122];[.M122]+[.H$2];[.M122])" office:value-type="float" office:value="150" calcext:value-type="float">
            <text:p>150</text:p>
          </table:table-cell>
          <table:table-cell table:formula="of:=OFFSET([.C$4];[.M123];0)" office:value-type="float" office:value="43750" calcext:value-type="float">
            <text:p>43750</text:p>
          </table:table-cell>
          <table:table-cell table:formula="of:=[.L123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23];0)&lt;=[.O1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11T16:07:15.536929" calcext:value-type="date">
            <text:p>2019-10-11 16:07:16</text:p>
          </table:table-cell>
          <table:table-cell table:style-name="ce7" table:formula="of:=[.A124]" office:value-type="date" office:date-value="2019-10-11T16:07:15.536929" calcext:value-type="date">
            <text:p>2019-10-11 16:07:16</text:p>
          </table:table-cell>
          <table:table-cell table:formula="of:=TRUNC([.A124])" office:value-type="float" office:value="43749" calcext:value-type="float">
            <text:p>43749</text:p>
          </table:table-cell>
          <table:table-cell table:style-name="ce12" table:formula="of:=[.B124]-[.C124]" office:value-type="date" office:date-value="1899-12-30T16:07:15.53692905698" calcext:value-type="date">
            <text:p>12/30/99 04:07 PM</text:p>
          </table:table-cell>
          <table:table-cell table:formula="of:=MOD([.E123]-[.$E$2];[.$H$2])+1+[.$E$2]" office:value-type="float" office:value="192" calcext:value-type="float">
            <text:p>192</text:p>
          </table:table-cell>
          <table:table-cell table:formula="of:=MOD([.F123]+1/[.$H$2];5)" office:value-type="float" office:value="4.03333333333333" calcext:value-type="float">
            <text:p>4,03333333333333</text:p>
          </table:table-cell>
          <table:table-cell table:formula="of:=IF([.F124]&lt;0.000001;[.G123]+2+1/[.$H$2];[.G123]+1/[.$H$2])" office:value-type="float" office:value="4.03333333333333" calcext:value-type="float">
            <text:p>4,03333333333333</text:p>
          </table:table-cell>
          <table:table-cell table:number-columns-repeated="4"/>
          <table:table-cell table:formula="of:=SUM(MOD(SUM([.L123]-[.L$2];[.T$2]);[.R$2]-[.L$2]);[.L$2])" office:value-type="time" office:time-value="PT14H20M00S" calcext:value-type="time">
            <text:p>14:20:00</text:p>
          </table:table-cell>
          <table:table-cell table:formula="of:=IF([.L124]&lt;[.L123];[.M123]+[.H$2];[.M123])" office:value-type="float" office:value="150" calcext:value-type="float">
            <text:p>150</text:p>
          </table:table-cell>
          <table:table-cell table:formula="of:=OFFSET([.C$4];[.M124];0)" office:value-type="float" office:value="43750" calcext:value-type="float">
            <text:p>43750</text:p>
          </table:table-cell>
          <table:table-cell table:formula="of:=[.L124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24];0)&lt;=[.O1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11T16:13:48.556092" calcext:value-type="date">
            <text:p>2019-10-11 16:13:49</text:p>
          </table:table-cell>
          <table:table-cell table:style-name="ce7" table:formula="of:=[.A125]" office:value-type="date" office:date-value="2019-10-11T16:13:48.556092" calcext:value-type="date">
            <text:p>2019-10-11 16:13:49</text:p>
          </table:table-cell>
          <table:table-cell table:formula="of:=TRUNC([.A125])" office:value-type="float" office:value="43749" calcext:value-type="float">
            <text:p>43749</text:p>
          </table:table-cell>
          <table:table-cell table:style-name="ce12" table:formula="of:=[.B125]-[.C125]" office:value-type="date" office:date-value="1899-12-30T16:13:48.55609206017" calcext:value-type="date">
            <text:p>12/30/99 04:13 PM</text:p>
          </table:table-cell>
          <table:table-cell table:formula="of:=MOD([.E124]-[.$E$2];[.$H$2])+1+[.$E$2]" office:value-type="float" office:value="193" calcext:value-type="float">
            <text:p>193</text:p>
          </table:table-cell>
          <table:table-cell table:formula="of:=MOD([.F124]+1/[.$H$2];5)" office:value-type="float" office:value="4.06666666666666" calcext:value-type="float">
            <text:p>4,06666666666666</text:p>
          </table:table-cell>
          <table:table-cell table:formula="of:=IF([.F125]&lt;0.000001;[.G124]+2+1/[.$H$2];[.G124]+1/[.$H$2])" office:value-type="float" office:value="4.06666666666666" calcext:value-type="float">
            <text:p>4,06666666666666</text:p>
          </table:table-cell>
          <table:table-cell table:number-columns-repeated="4"/>
          <table:table-cell table:formula="of:=SUM(MOD(SUM([.L124]-[.L$2];[.T$2]);[.R$2]-[.L$2]);[.L$2])" office:value-type="time" office:time-value="PT14H30M00S" calcext:value-type="time">
            <text:p>14:30:00</text:p>
          </table:table-cell>
          <table:table-cell table:formula="of:=IF([.L125]&lt;[.L124];[.M124]+[.H$2];[.M124])" office:value-type="float" office:value="150" calcext:value-type="float">
            <text:p>150</text:p>
          </table:table-cell>
          <table:table-cell table:formula="of:=OFFSET([.C$4];[.M125];0)" office:value-type="float" office:value="43750" calcext:value-type="float">
            <text:p>43750</text:p>
          </table:table-cell>
          <table:table-cell table:formula="of:=[.L125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25];0)&lt;=[.O1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11T16:13:56.70155" calcext:value-type="date">
            <text:p>2019-10-11 16:13:57</text:p>
          </table:table-cell>
          <table:table-cell table:style-name="ce7" table:formula="of:=[.A126]" office:value-type="date" office:date-value="2019-10-11T16:13:56.70155" calcext:value-type="date">
            <text:p>2019-10-11 16:13:57</text:p>
          </table:table-cell>
          <table:table-cell table:formula="of:=TRUNC([.A126])" office:value-type="float" office:value="43749" calcext:value-type="float">
            <text:p>43749</text:p>
          </table:table-cell>
          <table:table-cell table:style-name="ce12" table:formula="of:=[.B126]-[.C126]" office:value-type="date" office:date-value="1899-12-30T16:13:56.7015499156" calcext:value-type="date">
            <text:p>12/30/99 04:13 PM</text:p>
          </table:table-cell>
          <table:table-cell table:formula="of:=MOD([.E125]-[.$E$2];[.$H$2])+1+[.$E$2]" office:value-type="float" office:value="194" calcext:value-type="float">
            <text:p>194</text:p>
          </table:table-cell>
          <table:table-cell table:formula="of:=MOD([.F125]+1/[.$H$2];5)" office:value-type="float" office:value="4.1" calcext:value-type="float">
            <text:p>4,1</text:p>
          </table:table-cell>
          <table:table-cell table:formula="of:=IF([.F126]&lt;0.000001;[.G125]+2+1/[.$H$2];[.G125]+1/[.$H$2])" office:value-type="float" office:value="4.1" calcext:value-type="float">
            <text:p>4,1</text:p>
          </table:table-cell>
          <table:table-cell table:number-columns-repeated="4"/>
          <table:table-cell table:formula="of:=SUM(MOD(SUM([.L125]-[.L$2];[.T$2]);[.R$2]-[.L$2]);[.L$2])" office:value-type="time" office:time-value="PT14H40M00S" calcext:value-type="time">
            <text:p>14:40:00</text:p>
          </table:table-cell>
          <table:table-cell table:formula="of:=IF([.L126]&lt;[.L125];[.M125]+[.H$2];[.M125])" office:value-type="float" office:value="150" calcext:value-type="float">
            <text:p>150</text:p>
          </table:table-cell>
          <table:table-cell table:formula="of:=OFFSET([.C$4];[.M126];0)" office:value-type="float" office:value="43750" calcext:value-type="float">
            <text:p>43750</text:p>
          </table:table-cell>
          <table:table-cell table:formula="of:=[.L126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26];0)&lt;=[.O1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11T16:17:04.743703" calcext:value-type="date">
            <text:p>2019-10-11 16:17:05</text:p>
          </table:table-cell>
          <table:table-cell table:style-name="ce7" table:formula="of:=[.A127]" office:value-type="date" office:date-value="2019-10-11T16:17:04.743703" calcext:value-type="date">
            <text:p>2019-10-11 16:17:05</text:p>
          </table:table-cell>
          <table:table-cell table:formula="of:=TRUNC([.A127])" office:value-type="float" office:value="43749" calcext:value-type="float">
            <text:p>43749</text:p>
          </table:table-cell>
          <table:table-cell table:style-name="ce12" table:formula="of:=[.B127]-[.C127]" office:value-type="date" office:date-value="1899-12-30T16:17:04.74370349664" calcext:value-type="date">
            <text:p>12/30/99 04:17 PM</text:p>
          </table:table-cell>
          <table:table-cell table:formula="of:=MOD([.E126]-[.$E$2];[.$H$2])+1+[.$E$2]" office:value-type="float" office:value="195" calcext:value-type="float">
            <text:p>195</text:p>
          </table:table-cell>
          <table:table-cell table:formula="of:=MOD([.F126]+1/[.$H$2];5)" office:value-type="float" office:value="4.13333333333333" calcext:value-type="float">
            <text:p>4,13333333333333</text:p>
          </table:table-cell>
          <table:table-cell table:formula="of:=IF([.F127]&lt;0.000001;[.G126]+2+1/[.$H$2];[.G126]+1/[.$H$2])" office:value-type="float" office:value="4.13333333333333" calcext:value-type="float">
            <text:p>4,13333333333333</text:p>
          </table:table-cell>
          <table:table-cell table:number-columns-repeated="4"/>
          <table:table-cell table:formula="of:=SUM(MOD(SUM([.L126]-[.L$2];[.T$2]);[.R$2]-[.L$2]);[.L$2])" office:value-type="time" office:time-value="PT14H50M00S" calcext:value-type="time">
            <text:p>14:50:00</text:p>
          </table:table-cell>
          <table:table-cell table:formula="of:=IF([.L127]&lt;[.L126];[.M126]+[.H$2];[.M126])" office:value-type="float" office:value="150" calcext:value-type="float">
            <text:p>150</text:p>
          </table:table-cell>
          <table:table-cell table:formula="of:=OFFSET([.C$4];[.M127];0)" office:value-type="float" office:value="43750" calcext:value-type="float">
            <text:p>43750</text:p>
          </table:table-cell>
          <table:table-cell table:formula="of:=[.L127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27];0)&lt;=[.O1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11T16:01:44.898376" calcext:value-type="date">
            <text:p>2019-10-11 16:01:45</text:p>
          </table:table-cell>
          <table:table-cell table:style-name="ce7" table:formula="of:=[.A128]" office:value-type="date" office:date-value="2019-10-11T16:01:44.898376" calcext:value-type="date">
            <text:p>2019-10-11 16:01:45</text:p>
          </table:table-cell>
          <table:table-cell table:formula="of:=TRUNC([.A128])" office:value-type="float" office:value="43749" calcext:value-type="float">
            <text:p>43749</text:p>
          </table:table-cell>
          <table:table-cell table:style-name="ce12" table:formula="of:=[.B128]-[.C128]" office:value-type="date" office:date-value="1899-12-30T16:01:44.89837594796" calcext:value-type="date">
            <text:p>12/30/99 04:01 PM</text:p>
          </table:table-cell>
          <table:table-cell table:formula="of:=MOD([.E127]-[.$E$2];[.$H$2])+1+[.$E$2]" office:value-type="float" office:value="196" calcext:value-type="float">
            <text:p>196</text:p>
          </table:table-cell>
          <table:table-cell table:formula="of:=MOD([.F127]+1/[.$H$2];5)" office:value-type="float" office:value="4.16666666666666" calcext:value-type="float">
            <text:p>4,16666666666666</text:p>
          </table:table-cell>
          <table:table-cell table:formula="of:=IF([.F128]&lt;0.000001;[.G127]+2+1/[.$H$2];[.G127]+1/[.$H$2])" office:value-type="float" office:value="4.16666666666666" calcext:value-type="float">
            <text:p>4,16666666666666</text:p>
          </table:table-cell>
          <table:table-cell table:number-columns-repeated="4"/>
          <table:table-cell table:formula="of:=SUM(MOD(SUM([.L127]-[.L$2];[.T$2]);[.R$2]-[.L$2]);[.L$2])" office:value-type="time" office:time-value="PT15H00M00S" calcext:value-type="time">
            <text:p>15:00:00</text:p>
          </table:table-cell>
          <table:table-cell table:formula="of:=IF([.L128]&lt;[.L127];[.M127]+[.H$2];[.M127])" office:value-type="float" office:value="150" calcext:value-type="float">
            <text:p>150</text:p>
          </table:table-cell>
          <table:table-cell table:formula="of:=OFFSET([.C$4];[.M128];0)" office:value-type="float" office:value="43750" calcext:value-type="float">
            <text:p>43750</text:p>
          </table:table-cell>
          <table:table-cell table:formula="of:=[.L128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128];0)&lt;=[.O1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11T16:04:55.95556" calcext:value-type="date">
            <text:p>2019-10-11 16:04:56</text:p>
          </table:table-cell>
          <table:table-cell table:style-name="ce7" table:formula="of:=[.A129]" office:value-type="date" office:date-value="2019-10-11T16:04:55.95556" calcext:value-type="date">
            <text:p>2019-10-11 16:04:56</text:p>
          </table:table-cell>
          <table:table-cell table:formula="of:=TRUNC([.A129])" office:value-type="float" office:value="43749" calcext:value-type="float">
            <text:p>43749</text:p>
          </table:table-cell>
          <table:table-cell table:style-name="ce12" table:formula="of:=[.B129]-[.C129]" office:value-type="date" office:date-value="1899-12-30T16:04:55.95555982087" calcext:value-type="date">
            <text:p>12/30/99 04:04 PM</text:p>
          </table:table-cell>
          <table:table-cell table:formula="of:=MOD([.E128]-[.$E$2];[.$H$2])+1+[.$E$2]" office:value-type="float" office:value="197" calcext:value-type="float">
            <text:p>197</text:p>
          </table:table-cell>
          <table:table-cell table:formula="of:=MOD([.F128]+1/[.$H$2];5)" office:value-type="float" office:value="4.2" calcext:value-type="float">
            <text:p>4,2</text:p>
          </table:table-cell>
          <table:table-cell table:formula="of:=IF([.F129]&lt;0.000001;[.G128]+2+1/[.$H$2];[.G128]+1/[.$H$2])" office:value-type="float" office:value="4.2" calcext:value-type="float">
            <text:p>4,2</text:p>
          </table:table-cell>
          <table:table-cell table:number-columns-repeated="4"/>
          <table:table-cell table:formula="of:=SUM(MOD(SUM([.L128]-[.L$2];[.T$2]);[.R$2]-[.L$2]);[.L$2])" office:value-type="time" office:time-value="PT15H10M00S" calcext:value-type="time">
            <text:p>15:10:00</text:p>
          </table:table-cell>
          <table:table-cell table:formula="of:=IF([.L129]&lt;[.L128];[.M128]+[.H$2];[.M128])" office:value-type="float" office:value="150" calcext:value-type="float">
            <text:p>150</text:p>
          </table:table-cell>
          <table:table-cell table:formula="of:=OFFSET([.C$4];[.M129];0)" office:value-type="float" office:value="43750" calcext:value-type="float">
            <text:p>43750</text:p>
          </table:table-cell>
          <table:table-cell table:formula="of:=[.L129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29];0)&lt;=[.O1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11T16:01:04.944569" calcext:value-type="date">
            <text:p>2019-10-11 16:01:05</text:p>
          </table:table-cell>
          <table:table-cell table:style-name="ce7" table:formula="of:=[.A130]" office:value-type="date" office:date-value="2019-10-11T16:01:04.944569" calcext:value-type="date">
            <text:p>2019-10-11 16:01:05</text:p>
          </table:table-cell>
          <table:table-cell table:formula="of:=TRUNC([.A130])" office:value-type="float" office:value="43749" calcext:value-type="float">
            <text:p>43749</text:p>
          </table:table-cell>
          <table:table-cell table:style-name="ce12" table:formula="of:=[.B130]-[.C130]" office:value-type="date" office:date-value="1899-12-30T16:01:04.94456932414" calcext:value-type="date">
            <text:p>12/30/99 04:01 PM</text:p>
          </table:table-cell>
          <table:table-cell table:formula="of:=MOD([.E129]-[.$E$2];[.$H$2])+1+[.$E$2]" office:value-type="float" office:value="198" calcext:value-type="float">
            <text:p>198</text:p>
          </table:table-cell>
          <table:table-cell table:formula="of:=MOD([.F129]+1/[.$H$2];5)" office:value-type="float" office:value="4.23333333333333" calcext:value-type="float">
            <text:p>4,23333333333333</text:p>
          </table:table-cell>
          <table:table-cell table:formula="of:=IF([.F130]&lt;0.000001;[.G129]+2+1/[.$H$2];[.G129]+1/[.$H$2])" office:value-type="float" office:value="4.23333333333333" calcext:value-type="float">
            <text:p>4,23333333333333</text:p>
          </table:table-cell>
          <table:table-cell table:number-columns-repeated="4"/>
          <table:table-cell table:formula="of:=SUM(MOD(SUM([.L129]-[.L$2];[.T$2]);[.R$2]-[.L$2]);[.L$2])" office:value-type="time" office:time-value="PT15H20M00S" calcext:value-type="time">
            <text:p>15:20:00</text:p>
          </table:table-cell>
          <table:table-cell table:formula="of:=IF([.L130]&lt;[.L129];[.M129]+[.H$2];[.M129])" office:value-type="float" office:value="150" calcext:value-type="float">
            <text:p>150</text:p>
          </table:table-cell>
          <table:table-cell table:formula="of:=OFFSET([.C$4];[.M130];0)" office:value-type="float" office:value="43750" calcext:value-type="float">
            <text:p>43750</text:p>
          </table:table-cell>
          <table:table-cell table:formula="of:=[.L130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30];0)&lt;=[.O1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11T15:46:23.22842" calcext:value-type="date">
            <text:p>2019-10-11 15:46:23</text:p>
          </table:table-cell>
          <table:table-cell table:style-name="ce7" table:formula="of:=[.A131]" office:value-type="date" office:date-value="2019-10-11T15:46:23.22842" calcext:value-type="date">
            <text:p>2019-10-11 15:46:23</text:p>
          </table:table-cell>
          <table:table-cell table:formula="of:=TRUNC([.A131])" office:value-type="float" office:value="43749" calcext:value-type="float">
            <text:p>43749</text:p>
          </table:table-cell>
          <table:table-cell table:style-name="ce12" table:formula="of:=[.B131]-[.C131]" office:value-type="date" office:date-value="1899-12-30T15:46:23.22841976769" calcext:value-type="date">
            <text:p>12/30/99 03:46 PM</text:p>
          </table:table-cell>
          <table:table-cell table:formula="of:=MOD([.E130]-[.$E$2];[.$H$2])+1+[.$E$2]" office:value-type="float" office:value="199" calcext:value-type="float">
            <text:p>199</text:p>
          </table:table-cell>
          <table:table-cell table:formula="of:=MOD([.F130]+1/[.$H$2];5)" office:value-type="float" office:value="4.26666666666666" calcext:value-type="float">
            <text:p>4,26666666666666</text:p>
          </table:table-cell>
          <table:table-cell table:formula="of:=IF([.F131]&lt;0.000001;[.G130]+2+1/[.$H$2];[.G130]+1/[.$H$2])" office:value-type="float" office:value="4.26666666666666" calcext:value-type="float">
            <text:p>4,26666666666666</text:p>
          </table:table-cell>
          <table:table-cell table:number-columns-repeated="4"/>
          <table:table-cell table:formula="of:=SUM(MOD(SUM([.L130]-[.L$2];[.T$2]);[.R$2]-[.L$2]);[.L$2])" office:value-type="time" office:time-value="PT15H30M00S" calcext:value-type="time">
            <text:p>15:30:00</text:p>
          </table:table-cell>
          <table:table-cell table:formula="of:=IF([.L131]&lt;[.L130];[.M130]+[.H$2];[.M130])" office:value-type="float" office:value="150" calcext:value-type="float">
            <text:p>150</text:p>
          </table:table-cell>
          <table:table-cell table:formula="of:=OFFSET([.C$4];[.M131];0)" office:value-type="float" office:value="43750" calcext:value-type="float">
            <text:p>43750</text:p>
          </table:table-cell>
          <table:table-cell table:formula="of:=[.L131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31];0)&lt;=[.O1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11T15:52:28.886431" calcext:value-type="date">
            <text:p>2019-10-11 15:52:29</text:p>
          </table:table-cell>
          <table:table-cell table:style-name="ce7" table:formula="of:=[.A132]" office:value-type="date" office:date-value="2019-10-11T15:52:28.886431" calcext:value-type="date">
            <text:p>2019-10-11 15:52:29</text:p>
          </table:table-cell>
          <table:table-cell table:formula="of:=TRUNC([.A132])" office:value-type="float" office:value="43749" calcext:value-type="float">
            <text:p>43749</text:p>
          </table:table-cell>
          <table:table-cell table:style-name="ce12" table:formula="of:=[.B132]-[.C132]" office:value-type="date" office:date-value="1899-12-30T15:52:28.88643126469" calcext:value-type="date">
            <text:p>12/30/99 03:52 PM</text:p>
          </table:table-cell>
          <table:table-cell table:formula="of:=MOD([.E131]-[.$E$2];[.$H$2])+1+[.$E$2]" office:value-type="float" office:value="200" calcext:value-type="float">
            <text:p>200</text:p>
          </table:table-cell>
          <table:table-cell table:formula="of:=MOD([.F131]+1/[.$H$2];5)" office:value-type="float" office:value="4.29999999999999" calcext:value-type="float">
            <text:p>4,29999999999999</text:p>
          </table:table-cell>
          <table:table-cell table:formula="of:=IF([.F132]&lt;0.000001;[.G131]+2+1/[.$H$2];[.G131]+1/[.$H$2])" office:value-type="float" office:value="4.29999999999999" calcext:value-type="float">
            <text:p>4,29999999999999</text:p>
          </table:table-cell>
          <table:table-cell table:number-columns-repeated="4"/>
          <table:table-cell table:formula="of:=SUM(MOD(SUM([.L131]-[.L$2];[.T$2]);[.R$2]-[.L$2]);[.L$2])" office:value-type="time" office:time-value="PT15H40M00S" calcext:value-type="time">
            <text:p>15:40:00</text:p>
          </table:table-cell>
          <table:table-cell table:formula="of:=IF([.L132]&lt;[.L131];[.M131]+[.H$2];[.M131])" office:value-type="float" office:value="150" calcext:value-type="float">
            <text:p>150</text:p>
          </table:table-cell>
          <table:table-cell table:formula="of:=OFFSET([.C$4];[.M132];0)" office:value-type="float" office:value="43750" calcext:value-type="float">
            <text:p>43750</text:p>
          </table:table-cell>
          <table:table-cell table:formula="of:=[.L132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32];0)&lt;=[.O1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11T16:07:36.352417" calcext:value-type="date">
            <text:p>2019-10-11 16:07:36</text:p>
          </table:table-cell>
          <table:table-cell table:style-name="ce7" table:formula="of:=[.A133]" office:value-type="date" office:date-value="2019-10-11T16:07:36.352417" calcext:value-type="date">
            <text:p>2019-10-11 16:07:36</text:p>
          </table:table-cell>
          <table:table-cell table:formula="of:=TRUNC([.A133])" office:value-type="float" office:value="43749" calcext:value-type="float">
            <text:p>43749</text:p>
          </table:table-cell>
          <table:table-cell table:style-name="ce12" table:formula="of:=[.B133]-[.C133]" office:value-type="date" office:date-value="1899-12-30T16:07:36.35241726413" calcext:value-type="date">
            <text:p>12/30/99 04:07 PM</text:p>
          </table:table-cell>
          <table:table-cell table:formula="of:=MOD([.E132]-[.$E$2];[.$H$2])+1+[.$E$2]" office:value-type="float" office:value="201" calcext:value-type="float">
            <text:p>201</text:p>
          </table:table-cell>
          <table:table-cell table:formula="of:=MOD([.F132]+1/[.$H$2];5)" office:value-type="float" office:value="4.33333333333333" calcext:value-type="float">
            <text:p>4,33333333333333</text:p>
          </table:table-cell>
          <table:table-cell table:formula="of:=IF([.F133]&lt;0.000001;[.G132]+2+1/[.$H$2];[.G132]+1/[.$H$2])" office:value-type="float" office:value="4.33333333333333" calcext:value-type="float">
            <text:p>4,33333333333333</text:p>
          </table:table-cell>
          <table:table-cell table:number-columns-repeated="4"/>
          <table:table-cell table:formula="of:=SUM(MOD(SUM([.L132]-[.L$2];[.T$2]);[.R$2]-[.L$2]);[.L$2])" office:value-type="time" office:time-value="PT15H50M00S" calcext:value-type="time">
            <text:p>15:50:00</text:p>
          </table:table-cell>
          <table:table-cell table:formula="of:=IF([.L133]&lt;[.L132];[.M132]+[.H$2];[.M132])" office:value-type="float" office:value="150" calcext:value-type="float">
            <text:p>150</text:p>
          </table:table-cell>
          <table:table-cell table:formula="of:=OFFSET([.C$4];[.M133];0)" office:value-type="float" office:value="43750" calcext:value-type="float">
            <text:p>43750</text:p>
          </table:table-cell>
          <table:table-cell table:formula="of:=[.L133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33];0)&lt;=[.O1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11T15:36:39.293572" calcext:value-type="date">
            <text:p>2019-10-11 15:36:39</text:p>
          </table:table-cell>
          <table:table-cell table:style-name="ce7" table:formula="of:=[.A134]" office:value-type="date" office:date-value="2019-10-11T15:36:39.293572" calcext:value-type="date">
            <text:p>2019-10-11 15:36:39</text:p>
          </table:table-cell>
          <table:table-cell table:formula="of:=TRUNC([.A134])" office:value-type="float" office:value="43749" calcext:value-type="float">
            <text:p>43749</text:p>
          </table:table-cell>
          <table:table-cell table:style-name="ce12" table:formula="of:=[.B134]-[.C134]" office:value-type="date" office:date-value="1899-12-30T15:36:39.29357219953" calcext:value-type="date">
            <text:p>12/30/99 03:36 PM</text:p>
          </table:table-cell>
          <table:table-cell table:formula="of:=MOD([.E133]-[.$E$2];[.$H$2])+1+[.$E$2]" office:value-type="float" office:value="202" calcext:value-type="float">
            <text:p>202</text:p>
          </table:table-cell>
          <table:table-cell table:formula="of:=MOD([.F133]+1/[.$H$2];5)" office:value-type="float" office:value="4.36666666666666" calcext:value-type="float">
            <text:p>4,36666666666666</text:p>
          </table:table-cell>
          <table:table-cell table:formula="of:=IF([.F134]&lt;0.000001;[.G133]+2+1/[.$H$2];[.G133]+1/[.$H$2])" office:value-type="float" office:value="4.36666666666666" calcext:value-type="float">
            <text:p>4,36666666666666</text:p>
          </table:table-cell>
          <table:table-cell table:number-columns-repeated="4"/>
          <table:table-cell table:formula="of:=SUM(MOD(SUM([.L133]-[.L$2];[.T$2]);[.R$2]-[.L$2]);[.L$2])" office:value-type="time" office:time-value="PT16H00M00S" calcext:value-type="time">
            <text:p>16:00:00</text:p>
          </table:table-cell>
          <table:table-cell table:formula="of:=IF([.L134]&lt;[.L133];[.M133]+[.H$2];[.M133])" office:value-type="float" office:value="150" calcext:value-type="float">
            <text:p>150</text:p>
          </table:table-cell>
          <table:table-cell table:formula="of:=OFFSET([.C$4];[.M134];0)" office:value-type="float" office:value="43750" calcext:value-type="float">
            <text:p>43750</text:p>
          </table:table-cell>
          <table:table-cell table:formula="of:=[.L134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34];0)&lt;=[.O1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11T16:17:02.424018" calcext:value-type="date">
            <text:p>2019-10-11 16:17:02</text:p>
          </table:table-cell>
          <table:table-cell table:style-name="ce7" table:formula="of:=[.A135]" office:value-type="date" office:date-value="2019-10-11T16:17:02.424018" calcext:value-type="date">
            <text:p>2019-10-11 16:17:02</text:p>
          </table:table-cell>
          <table:table-cell table:formula="of:=TRUNC([.A135])" office:value-type="float" office:value="43749" calcext:value-type="float">
            <text:p>43749</text:p>
          </table:table-cell>
          <table:table-cell table:style-name="ce12" table:formula="of:=[.B135]-[.C135]" office:value-type="date" office:date-value="1899-12-30T16:17:02.42401808035" calcext:value-type="date">
            <text:p>12/30/99 04:17 PM</text:p>
          </table:table-cell>
          <table:table-cell table:formula="of:=MOD([.E134]-[.$E$2];[.$H$2])+1+[.$E$2]" office:value-type="float" office:value="203" calcext:value-type="float">
            <text:p>203</text:p>
          </table:table-cell>
          <table:table-cell table:formula="of:=MOD([.F134]+1/[.$H$2];5)" office:value-type="float" office:value="4.39999999999999" calcext:value-type="float">
            <text:p>4,39999999999999</text:p>
          </table:table-cell>
          <table:table-cell table:formula="of:=IF([.F135]&lt;0.000001;[.G134]+2+1/[.$H$2];[.G134]+1/[.$H$2])" office:value-type="float" office:value="4.39999999999999" calcext:value-type="float">
            <text:p>4,39999999999999</text:p>
          </table:table-cell>
          <table:table-cell table:number-columns-repeated="4"/>
          <table:table-cell table:formula="of:=SUM(MOD(SUM([.L134]-[.L$2];[.T$2]);[.R$2]-[.L$2]);[.L$2])" office:value-type="time" office:time-value="PT16H10M00S" calcext:value-type="time">
            <text:p>16:10:00</text:p>
          </table:table-cell>
          <table:table-cell table:formula="of:=IF([.L135]&lt;[.L134];[.M134]+[.H$2];[.M134])" office:value-type="float" office:value="150" calcext:value-type="float">
            <text:p>150</text:p>
          </table:table-cell>
          <table:table-cell table:formula="of:=OFFSET([.C$4];[.M135];0)" office:value-type="float" office:value="43750" calcext:value-type="float">
            <text:p>43750</text:p>
          </table:table-cell>
          <table:table-cell table:formula="of:=[.L135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35];0)&lt;=[.O1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11T16:31:34.596684" calcext:value-type="date">
            <text:p>2019-10-11 16:31:35</text:p>
          </table:table-cell>
          <table:table-cell table:style-name="ce7" table:formula="of:=[.A136]" office:value-type="date" office:date-value="2019-10-11T16:31:34.596684" calcext:value-type="date">
            <text:p>2019-10-11 16:31:35</text:p>
          </table:table-cell>
          <table:table-cell table:formula="of:=TRUNC([.A136])" office:value-type="float" office:value="43749" calcext:value-type="float">
            <text:p>43749</text:p>
          </table:table-cell>
          <table:table-cell table:style-name="ce12" table:formula="of:=[.B136]-[.C136]" office:value-type="date" office:date-value="1899-12-30T16:31:34.59668439813" calcext:value-type="date">
            <text:p>12/30/99 04:31 PM</text:p>
          </table:table-cell>
          <table:table-cell table:formula="of:=MOD([.E135]-[.$E$2];[.$H$2])+1+[.$E$2]" office:value-type="float" office:value="204" calcext:value-type="float">
            <text:p>204</text:p>
          </table:table-cell>
          <table:table-cell table:formula="of:=MOD([.F135]+1/[.$H$2];5)" office:value-type="float" office:value="4.43333333333333" calcext:value-type="float">
            <text:p>4,43333333333333</text:p>
          </table:table-cell>
          <table:table-cell table:formula="of:=IF([.F136]&lt;0.000001;[.G135]+2+1/[.$H$2];[.G135]+1/[.$H$2])" office:value-type="float" office:value="4.43333333333333" calcext:value-type="float">
            <text:p>4,43333333333333</text:p>
          </table:table-cell>
          <table:table-cell table:number-columns-repeated="4"/>
          <table:table-cell table:formula="of:=SUM(MOD(SUM([.L135]-[.L$2];[.T$2]);[.R$2]-[.L$2]);[.L$2])" office:value-type="time" office:time-value="PT16H20M00S" calcext:value-type="time">
            <text:p>16:20:00</text:p>
          </table:table-cell>
          <table:table-cell table:formula="of:=IF([.L136]&lt;[.L135];[.M135]+[.H$2];[.M135])" office:value-type="float" office:value="150" calcext:value-type="float">
            <text:p>150</text:p>
          </table:table-cell>
          <table:table-cell table:formula="of:=OFFSET([.C$4];[.M136];0)" office:value-type="float" office:value="43750" calcext:value-type="float">
            <text:p>43750</text:p>
          </table:table-cell>
          <table:table-cell table:formula="of:=[.L136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36];0)&lt;=[.O1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11T16:01:12.094568" calcext:value-type="date">
            <text:p>2019-10-11 16:01:12</text:p>
          </table:table-cell>
          <table:table-cell table:style-name="ce7" table:formula="of:=[.A137]" office:value-type="date" office:date-value="2019-10-11T16:01:12.094568" calcext:value-type="date">
            <text:p>2019-10-11 16:01:12</text:p>
          </table:table-cell>
          <table:table-cell table:formula="of:=TRUNC([.A137])" office:value-type="float" office:value="43749" calcext:value-type="float">
            <text:p>43749</text:p>
          </table:table-cell>
          <table:table-cell table:style-name="ce12" table:formula="of:=[.B137]-[.C137]" office:value-type="date" office:date-value="1899-12-30T16:01:12.0945676323" calcext:value-type="date">
            <text:p>12/30/99 04:01 PM</text:p>
          </table:table-cell>
          <table:table-cell table:formula="of:=MOD([.E136]-[.$E$2];[.$H$2])+1+[.$E$2]" office:value-type="float" office:value="205" calcext:value-type="float">
            <text:p>205</text:p>
          </table:table-cell>
          <table:table-cell table:formula="of:=MOD([.F136]+1/[.$H$2];5)" office:value-type="float" office:value="4.46666666666666" calcext:value-type="float">
            <text:p>4,46666666666666</text:p>
          </table:table-cell>
          <table:table-cell table:formula="of:=IF([.F137]&lt;0.000001;[.G136]+2+1/[.$H$2];[.G136]+1/[.$H$2])" office:value-type="float" office:value="4.46666666666666" calcext:value-type="float">
            <text:p>4,46666666666666</text:p>
          </table:table-cell>
          <table:table-cell table:number-columns-repeated="4"/>
          <table:table-cell table:formula="of:=SUM(MOD(SUM([.L136]-[.L$2];[.T$2]);[.R$2]-[.L$2]);[.L$2])" office:value-type="time" office:time-value="PT16H30M00S" calcext:value-type="time">
            <text:p>16:30:00</text:p>
          </table:table-cell>
          <table:table-cell table:formula="of:=IF([.L137]&lt;[.L136];[.M136]+[.H$2];[.M136])" office:value-type="float" office:value="150" calcext:value-type="float">
            <text:p>150</text:p>
          </table:table-cell>
          <table:table-cell table:formula="of:=OFFSET([.C$4];[.M137];0)" office:value-type="float" office:value="43750" calcext:value-type="float">
            <text:p>43750</text:p>
          </table:table-cell>
          <table:table-cell table:formula="of:=[.L137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137];0)&lt;=[.O1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11T16:01:33.071533" calcext:value-type="date">
            <text:p>2019-10-11 16:01:33</text:p>
          </table:table-cell>
          <table:table-cell table:style-name="ce7" table:formula="of:=[.A138]" office:value-type="date" office:date-value="2019-10-11T16:01:33.071533" calcext:value-type="date">
            <text:p>2019-10-11 16:01:33</text:p>
          </table:table-cell>
          <table:table-cell table:formula="of:=TRUNC([.A138])" office:value-type="float" office:value="43749" calcext:value-type="float">
            <text:p>43749</text:p>
          </table:table-cell>
          <table:table-cell table:style-name="ce12" table:formula="of:=[.B138]-[.C138]" office:value-type="date" office:date-value="1899-12-30T16:01:33.0715334136" calcext:value-type="date">
            <text:p>12/30/99 04:01 PM</text:p>
          </table:table-cell>
          <table:table-cell table:formula="of:=MOD([.E137]-[.$E$2];[.$H$2])+1+[.$E$2]" office:value-type="float" office:value="206" calcext:value-type="float">
            <text:p>206</text:p>
          </table:table-cell>
          <table:table-cell table:formula="of:=MOD([.F137]+1/[.$H$2];5)" office:value-type="float" office:value="4.49999999999999" calcext:value-type="float">
            <text:p>4,49999999999999</text:p>
          </table:table-cell>
          <table:table-cell table:formula="of:=IF([.F138]&lt;0.000001;[.G137]+2+1/[.$H$2];[.G137]+1/[.$H$2])" office:value-type="float" office:value="4.49999999999999" calcext:value-type="float">
            <text:p>4,49999999999999</text:p>
          </table:table-cell>
          <table:table-cell table:number-columns-repeated="4"/>
          <table:table-cell table:formula="of:=SUM(MOD(SUM([.L137]-[.L$2];[.T$2]);[.R$2]-[.L$2]);[.L$2])" office:value-type="time" office:time-value="PT16H40M00S" calcext:value-type="time">
            <text:p>16:40:00</text:p>
          </table:table-cell>
          <table:table-cell table:formula="of:=IF([.L138]&lt;[.L137];[.M137]+[.H$2];[.M137])" office:value-type="float" office:value="150" calcext:value-type="float">
            <text:p>150</text:p>
          </table:table-cell>
          <table:table-cell table:formula="of:=OFFSET([.C$4];[.M138];0)" office:value-type="float" office:value="43750" calcext:value-type="float">
            <text:p>43750</text:p>
          </table:table-cell>
          <table:table-cell table:formula="of:=[.L138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38];0)&lt;=[.O1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11T15:47:15.77362" calcext:value-type="date">
            <text:p>2019-10-11 15:47:16</text:p>
          </table:table-cell>
          <table:table-cell table:style-name="ce7" table:formula="of:=[.A139]" office:value-type="date" office:date-value="2019-10-11T15:47:15.77362" calcext:value-type="date">
            <text:p>2019-10-11 15:47:16</text:p>
          </table:table-cell>
          <table:table-cell table:formula="of:=TRUNC([.A139])" office:value-type="float" office:value="43749" calcext:value-type="float">
            <text:p>43749</text:p>
          </table:table-cell>
          <table:table-cell table:style-name="ce12" table:formula="of:=[.B139]-[.C139]" office:value-type="date" office:date-value="1899-12-30T15:47:15.77361982316" calcext:value-type="date">
            <text:p>12/30/99 03:47 PM</text:p>
          </table:table-cell>
          <table:table-cell table:formula="of:=MOD([.E138]-[.$E$2];[.$H$2])+1+[.$E$2]" office:value-type="float" office:value="207" calcext:value-type="float">
            <text:p>207</text:p>
          </table:table-cell>
          <table:table-cell table:formula="of:=MOD([.F138]+1/[.$H$2];5)" office:value-type="float" office:value="4.53333333333333" calcext:value-type="float">
            <text:p>4,53333333333333</text:p>
          </table:table-cell>
          <table:table-cell table:formula="of:=IF([.F139]&lt;0.000001;[.G138]+2+1/[.$H$2];[.G138]+1/[.$H$2])" office:value-type="float" office:value="4.53333333333333" calcext:value-type="float">
            <text:p>4,53333333333333</text:p>
          </table:table-cell>
          <table:table-cell table:number-columns-repeated="4"/>
          <table:table-cell table:formula="of:=SUM(MOD(SUM([.L138]-[.L$2];[.T$2]);[.R$2]-[.L$2]);[.L$2])" office:value-type="time" office:time-value="PT16H50M00S" calcext:value-type="time">
            <text:p>16:50:00</text:p>
          </table:table-cell>
          <table:table-cell table:formula="of:=IF([.L139]&lt;[.L138];[.M138]+[.H$2];[.M138])" office:value-type="float" office:value="150" calcext:value-type="float">
            <text:p>150</text:p>
          </table:table-cell>
          <table:table-cell table:formula="of:=OFFSET([.C$4];[.M139];0)" office:value-type="float" office:value="43750" calcext:value-type="float">
            <text:p>43750</text:p>
          </table:table-cell>
          <table:table-cell table:formula="of:=[.L139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39];0)&lt;=[.O1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11T15:57:58.883686" calcext:value-type="date">
            <text:p>2019-10-11 15:57:59</text:p>
          </table:table-cell>
          <table:table-cell table:style-name="ce7" table:formula="of:=[.A140]" office:value-type="date" office:date-value="2019-10-11T15:57:58.883686" calcext:value-type="date">
            <text:p>2019-10-11 15:57:59</text:p>
          </table:table-cell>
          <table:table-cell table:formula="of:=TRUNC([.A140])" office:value-type="float" office:value="43749" calcext:value-type="float">
            <text:p>43749</text:p>
          </table:table-cell>
          <table:table-cell table:style-name="ce12" table:formula="of:=[.B140]-[.C140]" office:value-type="date" office:date-value="1899-12-30T15:57:58.88368642889" calcext:value-type="date">
            <text:p>12/30/99 03:57 PM</text:p>
          </table:table-cell>
          <table:table-cell table:formula="of:=MOD([.E139]-[.$E$2];[.$H$2])+1+[.$E$2]" office:value-type="float" office:value="208" calcext:value-type="float">
            <text:p>208</text:p>
          </table:table-cell>
          <table:table-cell table:formula="of:=MOD([.F139]+1/[.$H$2];5)" office:value-type="float" office:value="4.56666666666666" calcext:value-type="float">
            <text:p>4,56666666666666</text:p>
          </table:table-cell>
          <table:table-cell table:formula="of:=IF([.F140]&lt;0.000001;[.G139]+2+1/[.$H$2];[.G139]+1/[.$H$2])" office:value-type="float" office:value="4.56666666666666" calcext:value-type="float">
            <text:p>4,56666666666666</text:p>
          </table:table-cell>
          <table:table-cell table:number-columns-repeated="4"/>
          <table:table-cell table:formula="of:=SUM(MOD(SUM([.L139]-[.L$2];[.T$2]);[.R$2]-[.L$2]);[.L$2])" office:value-type="time" office:time-value="PT17H00M00S" calcext:value-type="time">
            <text:p>17:00:00</text:p>
          </table:table-cell>
          <table:table-cell table:formula="of:=IF([.L140]&lt;[.L139];[.M139]+[.H$2];[.M139])" office:value-type="float" office:value="150" calcext:value-type="float">
            <text:p>150</text:p>
          </table:table-cell>
          <table:table-cell table:formula="of:=OFFSET([.C$4];[.M140];0)" office:value-type="float" office:value="43750" calcext:value-type="float">
            <text:p>43750</text:p>
          </table:table-cell>
          <table:table-cell table:formula="of:=[.L140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40];0)&lt;=[.O1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11T15:52:53.432698" calcext:value-type="date">
            <text:p>2019-10-11 15:52:53</text:p>
          </table:table-cell>
          <table:table-cell table:style-name="ce7" table:formula="of:=[.A141]" office:value-type="date" office:date-value="2019-10-11T15:52:53.432698" calcext:value-type="date">
            <text:p>2019-10-11 15:52:53</text:p>
          </table:table-cell>
          <table:table-cell table:formula="of:=TRUNC([.A141])" office:value-type="float" office:value="43749" calcext:value-type="float">
            <text:p>43749</text:p>
          </table:table-cell>
          <table:table-cell table:style-name="ce12" table:formula="of:=[.B141]-[.C141]" office:value-type="date" office:date-value="1899-12-30T15:52:53.43269786797" calcext:value-type="date">
            <text:p>12/30/99 03:52 PM</text:p>
          </table:table-cell>
          <table:table-cell table:formula="of:=MOD([.E140]-[.$E$2];[.$H$2])+1+[.$E$2]" office:value-type="float" office:value="209" calcext:value-type="float">
            <text:p>209</text:p>
          </table:table-cell>
          <table:table-cell table:formula="of:=MOD([.F140]+1/[.$H$2];5)" office:value-type="float" office:value="4.59999999999999" calcext:value-type="float">
            <text:p>4,59999999999999</text:p>
          </table:table-cell>
          <table:table-cell table:formula="of:=IF([.F141]&lt;0.000001;[.G140]+2+1/[.$H$2];[.G140]+1/[.$H$2])" office:value-type="float" office:value="4.59999999999999" calcext:value-type="float">
            <text:p>4,59999999999999</text:p>
          </table:table-cell>
          <table:table-cell table:number-columns-repeated="4"/>
          <table:table-cell table:formula="of:=SUM(MOD(SUM([.L140]-[.L$2];[.T$2]);[.R$2]-[.L$2]);[.L$2])" office:value-type="time" office:time-value="PT17H10M00S" calcext:value-type="time">
            <text:p>17:10:00</text:p>
          </table:table-cell>
          <table:table-cell table:formula="of:=IF([.L141]&lt;[.L140];[.M140]+[.H$2];[.M140])" office:value-type="float" office:value="150" calcext:value-type="float">
            <text:p>150</text:p>
          </table:table-cell>
          <table:table-cell table:formula="of:=OFFSET([.C$4];[.M141];0)" office:value-type="float" office:value="43750" calcext:value-type="float">
            <text:p>43750</text:p>
          </table:table-cell>
          <table:table-cell table:formula="of:=[.L141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41];0)&lt;=[.O1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11T16:07:47.538023" calcext:value-type="date">
            <text:p>2019-10-11 16:07:48</text:p>
          </table:table-cell>
          <table:table-cell table:style-name="ce7" table:formula="of:=[.A142]" office:value-type="date" office:date-value="2019-10-11T16:07:47.538023" calcext:value-type="date">
            <text:p>2019-10-11 16:07:48</text:p>
          </table:table-cell>
          <table:table-cell table:formula="of:=TRUNC([.A142])" office:value-type="float" office:value="43749" calcext:value-type="float">
            <text:p>43749</text:p>
          </table:table-cell>
          <table:table-cell table:style-name="ce12" table:formula="of:=[.B142]-[.C142]" office:value-type="date" office:date-value="1899-12-30T16:07:47.53802283201" calcext:value-type="date">
            <text:p>12/30/99 04:07 PM</text:p>
          </table:table-cell>
          <table:table-cell table:formula="of:=MOD([.E141]-[.$E$2];[.$H$2])+1+[.$E$2]" office:value-type="float" office:value="210" calcext:value-type="float">
            <text:p>210</text:p>
          </table:table-cell>
          <table:table-cell table:formula="of:=MOD([.F141]+1/[.$H$2];5)" office:value-type="float" office:value="4.63333333333333" calcext:value-type="float">
            <text:p>4,63333333333333</text:p>
          </table:table-cell>
          <table:table-cell table:formula="of:=IF([.F142]&lt;0.000001;[.G141]+2+1/[.$H$2];[.G141]+1/[.$H$2])" office:value-type="float" office:value="4.63333333333333" calcext:value-type="float">
            <text:p>4,63333333333333</text:p>
          </table:table-cell>
          <table:table-cell table:number-columns-repeated="4"/>
          <table:table-cell table:formula="of:=SUM(MOD(SUM([.L141]-[.L$2];[.T$2]);[.R$2]-[.L$2]);[.L$2])" office:value-type="time" office:time-value="PT17H20M00S" calcext:value-type="time">
            <text:p>17:20:00</text:p>
          </table:table-cell>
          <table:table-cell table:formula="of:=IF([.L142]&lt;[.L141];[.M141]+[.H$2];[.M141])" office:value-type="float" office:value="150" calcext:value-type="float">
            <text:p>150</text:p>
          </table:table-cell>
          <table:table-cell table:formula="of:=OFFSET([.C$4];[.M142];0)" office:value-type="float" office:value="43750" calcext:value-type="float">
            <text:p>43750</text:p>
          </table:table-cell>
          <table:table-cell table:formula="of:=[.L142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42];0)&lt;=[.O1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11T16:05:24.264069" calcext:value-type="date">
            <text:p>2019-10-11 16:05:24</text:p>
          </table:table-cell>
          <table:table-cell table:style-name="ce7" table:formula="of:=[.A143]" office:value-type="date" office:date-value="2019-10-11T16:05:24.264069" calcext:value-type="date">
            <text:p>2019-10-11 16:05:24</text:p>
          </table:table-cell>
          <table:table-cell table:formula="of:=TRUNC([.A143])" office:value-type="float" office:value="43749" calcext:value-type="float">
            <text:p>43749</text:p>
          </table:table-cell>
          <table:table-cell table:style-name="ce12" table:formula="of:=[.B143]-[.C143]" office:value-type="date" office:date-value="1899-12-30T16:05:24.26406901795" calcext:value-type="date">
            <text:p>12/30/99 04:05 PM</text:p>
          </table:table-cell>
          <table:table-cell table:formula="of:=MOD([.E142]-[.$E$2];[.$H$2])+1+[.$E$2]" office:value-type="float" office:value="211" calcext:value-type="float">
            <text:p>211</text:p>
          </table:table-cell>
          <table:table-cell table:formula="of:=MOD([.F142]+1/[.$H$2];5)" office:value-type="float" office:value="4.66666666666666" calcext:value-type="float">
            <text:p>4,66666666666666</text:p>
          </table:table-cell>
          <table:table-cell table:formula="of:=IF([.F143]&lt;0.000001;[.G142]+2+1/[.$H$2];[.G142]+1/[.$H$2])" office:value-type="float" office:value="4.66666666666666" calcext:value-type="float">
            <text:p>4,66666666666666</text:p>
          </table:table-cell>
          <table:table-cell table:number-columns-repeated="4"/>
          <table:table-cell table:formula="of:=SUM(MOD(SUM([.L142]-[.L$2];[.T$2]);[.R$2]-[.L$2]);[.L$2])" office:value-type="time" office:time-value="PT17H30M00S" calcext:value-type="time">
            <text:p>17:30:00</text:p>
          </table:table-cell>
          <table:table-cell table:formula="of:=IF([.L143]&lt;[.L142];[.M142]+[.H$2];[.M142])" office:value-type="float" office:value="150" calcext:value-type="float">
            <text:p>150</text:p>
          </table:table-cell>
          <table:table-cell table:formula="of:=OFFSET([.C$4];[.M143];0)" office:value-type="float" office:value="43750" calcext:value-type="float">
            <text:p>43750</text:p>
          </table:table-cell>
          <table:table-cell table:formula="of:=[.L143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43];0)&lt;=[.O1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11T15:59:13.840517" calcext:value-type="date">
            <text:p>2019-10-11 15:59:14</text:p>
          </table:table-cell>
          <table:table-cell table:style-name="ce7" table:formula="of:=[.A144]" office:value-type="date" office:date-value="2019-10-11T15:59:13.840517" calcext:value-type="date">
            <text:p>2019-10-11 15:59:14</text:p>
          </table:table-cell>
          <table:table-cell table:formula="of:=TRUNC([.A144])" office:value-type="float" office:value="43749" calcext:value-type="float">
            <text:p>43749</text:p>
          </table:table-cell>
          <table:table-cell table:style-name="ce12" table:formula="of:=[.B144]-[.C144]" office:value-type="date" office:date-value="1899-12-30T15:59:13.84051683359" calcext:value-type="date">
            <text:p>12/30/99 03:59 PM</text:p>
          </table:table-cell>
          <table:table-cell table:formula="of:=MOD([.E143]-[.$E$2];[.$H$2])+1+[.$E$2]" office:value-type="float" office:value="212" calcext:value-type="float">
            <text:p>212</text:p>
          </table:table-cell>
          <table:table-cell table:formula="of:=MOD([.F143]+1/[.$H$2];5)" office:value-type="float" office:value="4.69999999999999" calcext:value-type="float">
            <text:p>4,69999999999999</text:p>
          </table:table-cell>
          <table:table-cell table:formula="of:=IF([.F144]&lt;0.000001;[.G143]+2+1/[.$H$2];[.G143]+1/[.$H$2])" office:value-type="float" office:value="4.69999999999999" calcext:value-type="float">
            <text:p>4,69999999999999</text:p>
          </table:table-cell>
          <table:table-cell table:number-columns-repeated="4"/>
          <table:table-cell table:formula="of:=SUM(MOD(SUM([.L143]-[.L$2];[.T$2]);[.R$2]-[.L$2]);[.L$2])" office:value-type="time" office:time-value="PT17H40M00S" calcext:value-type="time">
            <text:p>17:40:00</text:p>
          </table:table-cell>
          <table:table-cell table:formula="of:=IF([.L144]&lt;[.L143];[.M143]+[.H$2];[.M143])" office:value-type="float" office:value="150" calcext:value-type="float">
            <text:p>150</text:p>
          </table:table-cell>
          <table:table-cell table:formula="of:=OFFSET([.C$4];[.M144];0)" office:value-type="float" office:value="43750" calcext:value-type="float">
            <text:p>43750</text:p>
          </table:table-cell>
          <table:table-cell table:formula="of:=[.L144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44];0)&lt;=[.O1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11T16:04:32.421026" calcext:value-type="date">
            <text:p>2019-10-11 16:04:32</text:p>
          </table:table-cell>
          <table:table-cell table:style-name="ce7" table:formula="of:=[.A145]" office:value-type="date" office:date-value="2019-10-11T16:04:32.421026" calcext:value-type="date">
            <text:p>2019-10-11 16:04:32</text:p>
          </table:table-cell>
          <table:table-cell table:formula="of:=TRUNC([.A145])" office:value-type="float" office:value="43749" calcext:value-type="float">
            <text:p>43749</text:p>
          </table:table-cell>
          <table:table-cell table:style-name="ce12" table:formula="of:=[.B145]-[.C145]" office:value-type="date" office:date-value="1899-12-30T16:04:32.42102643941" calcext:value-type="date">
            <text:p>12/30/99 04:04 PM</text:p>
          </table:table-cell>
          <table:table-cell table:formula="of:=MOD([.E144]-[.$E$2];[.$H$2])+1+[.$E$2]" office:value-type="float" office:value="213" calcext:value-type="float">
            <text:p>213</text:p>
          </table:table-cell>
          <table:table-cell table:formula="of:=MOD([.F144]+1/[.$H$2];5)" office:value-type="float" office:value="4.73333333333333" calcext:value-type="float">
            <text:p>4,73333333333333</text:p>
          </table:table-cell>
          <table:table-cell table:formula="of:=IF([.F145]&lt;0.000001;[.G144]+2+1/[.$H$2];[.G144]+1/[.$H$2])" office:value-type="float" office:value="4.73333333333333" calcext:value-type="float">
            <text:p>4,73333333333333</text:p>
          </table:table-cell>
          <table:table-cell table:number-columns-repeated="4"/>
          <table:table-cell table:formula="of:=SUM(MOD(SUM([.L144]-[.L$2];[.T$2]);[.R$2]-[.L$2]);[.L$2])" office:value-type="time" office:time-value="PT17H50M00S" calcext:value-type="time">
            <text:p>17:50:00</text:p>
          </table:table-cell>
          <table:table-cell table:formula="of:=IF([.L145]&lt;[.L144];[.M144]+[.H$2];[.M144])" office:value-type="float" office:value="150" calcext:value-type="float">
            <text:p>150</text:p>
          </table:table-cell>
          <table:table-cell table:formula="of:=OFFSET([.C$4];[.M145];0)" office:value-type="float" office:value="43750" calcext:value-type="float">
            <text:p>43750</text:p>
          </table:table-cell>
          <table:table-cell table:formula="of:=[.L145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45];0)&lt;=[.O1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11T15:51:17.018956" calcext:value-type="date">
            <text:p>2019-10-11 15:51:17</text:p>
          </table:table-cell>
          <table:table-cell table:style-name="ce7" table:formula="of:=[.A146]" office:value-type="date" office:date-value="2019-10-11T15:51:17.018956" calcext:value-type="date">
            <text:p>2019-10-11 15:51:17</text:p>
          </table:table-cell>
          <table:table-cell table:formula="of:=TRUNC([.A146])" office:value-type="float" office:value="43749" calcext:value-type="float">
            <text:p>43749</text:p>
          </table:table-cell>
          <table:table-cell table:style-name="ce12" table:formula="of:=[.B146]-[.C146]" office:value-type="date" office:date-value="1899-12-30T15:51:17.01895558275" calcext:value-type="date">
            <text:p>12/30/99 03:51 PM</text:p>
          </table:table-cell>
          <table:table-cell table:formula="of:=MOD([.E145]-[.$E$2];[.$H$2])+1+[.$E$2]" office:value-type="float" office:value="214" calcext:value-type="float">
            <text:p>214</text:p>
          </table:table-cell>
          <table:table-cell table:formula="of:=MOD([.F145]+1/[.$H$2];5)" office:value-type="float" office:value="4.76666666666666" calcext:value-type="float">
            <text:p>4,76666666666666</text:p>
          </table:table-cell>
          <table:table-cell table:formula="of:=IF([.F146]&lt;0.000001;[.G145]+2+1/[.$H$2];[.G145]+1/[.$H$2])" office:value-type="float" office:value="4.76666666666666" calcext:value-type="float">
            <text:p>4,76666666666666</text:p>
          </table:table-cell>
          <table:table-cell table:number-columns-repeated="4"/>
          <table:table-cell table:formula="of:=SUM(MOD(SUM([.L145]-[.L$2];[.T$2]);[.R$2]-[.L$2]);[.L$2])" office:value-type="time" office:time-value="PT18H00M00S" calcext:value-type="time">
            <text:p>18:00:00</text:p>
          </table:table-cell>
          <table:table-cell table:formula="of:=IF([.L146]&lt;[.L145];[.M145]+[.H$2];[.M145])" office:value-type="float" office:value="150" calcext:value-type="float">
            <text:p>150</text:p>
          </table:table-cell>
          <table:table-cell table:formula="of:=OFFSET([.C$4];[.M146];0)" office:value-type="float" office:value="43750" calcext:value-type="float">
            <text:p>43750</text:p>
          </table:table-cell>
          <table:table-cell table:formula="of:=[.L146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146];0)&lt;=[.O1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11T16:03:09.424593" calcext:value-type="date">
            <text:p>2019-10-11 16:03:09</text:p>
          </table:table-cell>
          <table:table-cell table:style-name="ce7" table:formula="of:=[.A147]" office:value-type="date" office:date-value="2019-10-11T16:03:09.424593" calcext:value-type="date">
            <text:p>2019-10-11 16:03:09</text:p>
          </table:table-cell>
          <table:table-cell table:formula="of:=TRUNC([.A147])" office:value-type="float" office:value="43749" calcext:value-type="float">
            <text:p>43749</text:p>
          </table:table-cell>
          <table:table-cell table:style-name="ce12" table:formula="of:=[.B147]-[.C147]" office:value-type="date" office:date-value="1899-12-30T16:03:09.42459281534" calcext:value-type="date">
            <text:p>12/30/99 04:03 PM</text:p>
          </table:table-cell>
          <table:table-cell table:formula="of:=MOD([.E146]-[.$E$2];[.$H$2])+1+[.$E$2]" office:value-type="float" office:value="215" calcext:value-type="float">
            <text:p>215</text:p>
          </table:table-cell>
          <table:table-cell table:formula="of:=MOD([.F146]+1/[.$H$2];5)" office:value-type="float" office:value="4.79999999999999" calcext:value-type="float">
            <text:p>4,79999999999999</text:p>
          </table:table-cell>
          <table:table-cell table:formula="of:=IF([.F147]&lt;0.000001;[.G146]+2+1/[.$H$2];[.G146]+1/[.$H$2])" office:value-type="float" office:value="4.79999999999999" calcext:value-type="float">
            <text:p>4,79999999999999</text:p>
          </table:table-cell>
          <table:table-cell table:number-columns-repeated="4"/>
          <table:table-cell table:formula="of:=SUM(MOD(SUM([.L146]-[.L$2];[.T$2]);[.R$2]-[.L$2]);[.L$2])" office:value-type="time" office:time-value="PT14H10M00S" calcext:value-type="time">
            <text:p>14:10:00</text:p>
          </table:table-cell>
          <table:table-cell table:formula="of:=IF([.L147]&lt;[.L146];[.M146]+[.H$2];[.M146])" office:value-type="float" office:value="180" calcext:value-type="float">
            <text:p>180</text:p>
          </table:table-cell>
          <table:table-cell table:formula="of:=OFFSET([.C$4];[.M147];0)" office:value-type="float" office:value="43751" calcext:value-type="float">
            <text:p>43751</text:p>
          </table:table-cell>
          <table:table-cell table:formula="of:=[.L147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47];0)&lt;=[.O1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11T16:01:52.976149" calcext:value-type="date">
            <text:p>2019-10-11 16:01:53</text:p>
          </table:table-cell>
          <table:table-cell table:style-name="ce7" table:formula="of:=[.A148]" office:value-type="date" office:date-value="2019-10-11T16:01:52.976149" calcext:value-type="date">
            <text:p>2019-10-11 16:01:53</text:p>
          </table:table-cell>
          <table:table-cell table:formula="of:=TRUNC([.A148])" office:value-type="float" office:value="43749" calcext:value-type="float">
            <text:p>43749</text:p>
          </table:table-cell>
          <table:table-cell table:style-name="ce12" table:formula="of:=[.B148]-[.C148]" office:value-type="date" office:date-value="1899-12-30T16:01:52.97614909708" calcext:value-type="date">
            <text:p>12/30/99 04:01 PM</text:p>
          </table:table-cell>
          <table:table-cell table:formula="of:=MOD([.E147]-[.$E$2];[.$H$2])+1+[.$E$2]" office:value-type="float" office:value="216" calcext:value-type="float">
            <text:p>216</text:p>
          </table:table-cell>
          <table:table-cell table:formula="of:=MOD([.F147]+1/[.$H$2];5)" office:value-type="float" office:value="4.83333333333333" calcext:value-type="float">
            <text:p>4,83333333333333</text:p>
          </table:table-cell>
          <table:table-cell table:formula="of:=IF([.F148]&lt;0.000001;[.G147]+2+1/[.$H$2];[.G147]+1/[.$H$2])" office:value-type="float" office:value="4.83333333333333" calcext:value-type="float">
            <text:p>4,83333333333333</text:p>
          </table:table-cell>
          <table:table-cell table:number-columns-repeated="4"/>
          <table:table-cell table:formula="of:=SUM(MOD(SUM([.L147]-[.L$2];[.T$2]);[.R$2]-[.L$2]);[.L$2])" office:value-type="time" office:time-value="PT14H20M00S" calcext:value-type="time">
            <text:p>14:20:00</text:p>
          </table:table-cell>
          <table:table-cell table:formula="of:=IF([.L148]&lt;[.L147];[.M147]+[.H$2];[.M147])" office:value-type="float" office:value="180" calcext:value-type="float">
            <text:p>180</text:p>
          </table:table-cell>
          <table:table-cell table:formula="of:=OFFSET([.C$4];[.M148];0)" office:value-type="float" office:value="43751" calcext:value-type="float">
            <text:p>43751</text:p>
          </table:table-cell>
          <table:table-cell table:formula="of:=[.L148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48];0)&lt;=[.O1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11T15:29:06.681873" calcext:value-type="date">
            <text:p>2019-10-11 15:29:07</text:p>
          </table:table-cell>
          <table:table-cell table:style-name="ce7" table:formula="of:=[.A149]" office:value-type="date" office:date-value="2019-10-11T15:29:06.681873" calcext:value-type="date">
            <text:p>2019-10-11 15:29:07</text:p>
          </table:table-cell>
          <table:table-cell table:formula="of:=TRUNC([.A149])" office:value-type="float" office:value="43749" calcext:value-type="float">
            <text:p>43749</text:p>
          </table:table-cell>
          <table:table-cell table:style-name="ce12" table:formula="of:=[.B149]-[.C149]" office:value-type="date" office:date-value="1899-12-30T15:29:06.68187322095" calcext:value-type="date">
            <text:p>12/30/99 03:29 PM</text:p>
          </table:table-cell>
          <table:table-cell table:formula="of:=MOD([.E148]-[.$E$2];[.$H$2])+1+[.$E$2]" office:value-type="float" office:value="217" calcext:value-type="float">
            <text:p>217</text:p>
          </table:table-cell>
          <table:table-cell table:formula="of:=MOD([.F148]+1/[.$H$2];5)" office:value-type="float" office:value="4.86666666666666" calcext:value-type="float">
            <text:p>4,86666666666666</text:p>
          </table:table-cell>
          <table:table-cell table:formula="of:=IF([.F149]&lt;0.000001;[.G148]+2+1/[.$H$2];[.G148]+1/[.$H$2])" office:value-type="float" office:value="4.86666666666666" calcext:value-type="float">
            <text:p>4,86666666666666</text:p>
          </table:table-cell>
          <table:table-cell table:number-columns-repeated="4"/>
          <table:table-cell table:formula="of:=SUM(MOD(SUM([.L148]-[.L$2];[.T$2]);[.R$2]-[.L$2]);[.L$2])" office:value-type="time" office:time-value="PT14H30M00S" calcext:value-type="time">
            <text:p>14:30:00</text:p>
          </table:table-cell>
          <table:table-cell table:formula="of:=IF([.L149]&lt;[.L148];[.M148]+[.H$2];[.M148])" office:value-type="float" office:value="180" calcext:value-type="float">
            <text:p>180</text:p>
          </table:table-cell>
          <table:table-cell table:formula="of:=OFFSET([.C$4];[.M149];0)" office:value-type="float" office:value="43751" calcext:value-type="float">
            <text:p>43751</text:p>
          </table:table-cell>
          <table:table-cell table:formula="of:=[.L149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49];0)&lt;=[.O1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11T16:20:09.779446" calcext:value-type="date">
            <text:p>2019-10-11 16:20:10</text:p>
          </table:table-cell>
          <table:table-cell table:style-name="ce7" table:formula="of:=[.A150]" office:value-type="date" office:date-value="2019-10-11T16:20:09.779446" calcext:value-type="date">
            <text:p>2019-10-11 16:20:10</text:p>
          </table:table-cell>
          <table:table-cell table:formula="of:=TRUNC([.A150])" office:value-type="float" office:value="43749" calcext:value-type="float">
            <text:p>43749</text:p>
          </table:table-cell>
          <table:table-cell table:style-name="ce12" table:formula="of:=[.B150]-[.C150]" office:value-type="date" office:date-value="1899-12-30T16:20:09.7794461064" calcext:value-type="date">
            <text:p>12/30/99 04:20 PM</text:p>
          </table:table-cell>
          <table:table-cell table:formula="of:=MOD([.E149]-[.$E$2];[.$H$2])+1+[.$E$2]" office:value-type="float" office:value="218" calcext:value-type="float">
            <text:p>218</text:p>
          </table:table-cell>
          <table:table-cell table:formula="of:=MOD([.F149]+1/[.$H$2];5)" office:value-type="float" office:value="4.89999999999999" calcext:value-type="float">
            <text:p>4,89999999999999</text:p>
          </table:table-cell>
          <table:table-cell table:formula="of:=IF([.F150]&lt;0.000001;[.G149]+2+1/[.$H$2];[.G149]+1/[.$H$2])" office:value-type="float" office:value="4.89999999999999" calcext:value-type="float">
            <text:p>4,89999999999999</text:p>
          </table:table-cell>
          <table:table-cell table:number-columns-repeated="4"/>
          <table:table-cell table:formula="of:=SUM(MOD(SUM([.L149]-[.L$2];[.T$2]);[.R$2]-[.L$2]);[.L$2])" office:value-type="time" office:time-value="PT14H40M00S" calcext:value-type="time">
            <text:p>14:40:00</text:p>
          </table:table-cell>
          <table:table-cell table:formula="of:=IF([.L150]&lt;[.L149];[.M149]+[.H$2];[.M149])" office:value-type="float" office:value="180" calcext:value-type="float">
            <text:p>180</text:p>
          </table:table-cell>
          <table:table-cell table:formula="of:=OFFSET([.C$4];[.M150];0)" office:value-type="float" office:value="43751" calcext:value-type="float">
            <text:p>43751</text:p>
          </table:table-cell>
          <table:table-cell table:formula="of:=[.L150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50];0)&lt;=[.O1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11T15:53:14.99193" calcext:value-type="date">
            <text:p>2019-10-11 15:53:15</text:p>
          </table:table-cell>
          <table:table-cell table:style-name="ce7" table:formula="of:=[.A151]" office:value-type="date" office:date-value="2019-10-11T15:53:14.99193" calcext:value-type="date">
            <text:p>2019-10-11 15:53:15</text:p>
          </table:table-cell>
          <table:table-cell table:formula="of:=TRUNC([.A151])" office:value-type="float" office:value="43749" calcext:value-type="float">
            <text:p>43749</text:p>
          </table:table-cell>
          <table:table-cell table:style-name="ce12" table:formula="of:=[.B151]-[.C151]" office:value-type="date" office:date-value="1899-12-30T15:53:14.99193015508" calcext:value-type="date">
            <text:p>12/30/99 03:53 PM</text:p>
          </table:table-cell>
          <table:table-cell table:formula="of:=MOD([.E150]-[.$E$2];[.$H$2])+1+[.$E$2]" office:value-type="float" office:value="219" calcext:value-type="float">
            <text:p>219</text:p>
          </table:table-cell>
          <table:table-cell table:formula="of:=MOD([.F150]+1/[.$H$2];5)" office:value-type="float" office:value="4.93333333333333" calcext:value-type="float">
            <text:p>4,93333333333333</text:p>
          </table:table-cell>
          <table:table-cell table:formula="of:=IF([.F151]&lt;0.000001;[.G150]+2+1/[.$H$2];[.G150]+1/[.$H$2])" office:value-type="float" office:value="4.93333333333333" calcext:value-type="float">
            <text:p>4,93333333333333</text:p>
          </table:table-cell>
          <table:table-cell table:number-columns-repeated="4"/>
          <table:table-cell table:formula="of:=SUM(MOD(SUM([.L150]-[.L$2];[.T$2]);[.R$2]-[.L$2]);[.L$2])" office:value-type="time" office:time-value="PT14H50M00S" calcext:value-type="time">
            <text:p>14:50:00</text:p>
          </table:table-cell>
          <table:table-cell table:formula="of:=IF([.L151]&lt;[.L150];[.M150]+[.H$2];[.M150])" office:value-type="float" office:value="180" calcext:value-type="float">
            <text:p>180</text:p>
          </table:table-cell>
          <table:table-cell table:formula="of:=OFFSET([.C$4];[.M151];0)" office:value-type="float" office:value="43751" calcext:value-type="float">
            <text:p>43751</text:p>
          </table:table-cell>
          <table:table-cell table:formula="of:=[.L151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51];0)&lt;=[.O1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11T15:53:04.373904" calcext:value-type="date">
            <text:p>2019-10-11 15:53:04</text:p>
          </table:table-cell>
          <table:table-cell table:style-name="ce7" table:formula="of:=[.A152]" office:value-type="date" office:date-value="2019-10-11T15:53:04.373904" calcext:value-type="date">
            <text:p>2019-10-11 15:53:04</text:p>
          </table:table-cell>
          <table:table-cell table:formula="of:=TRUNC([.A152])" office:value-type="float" office:value="43749" calcext:value-type="float">
            <text:p>43749</text:p>
          </table:table-cell>
          <table:table-cell table:style-name="ce12" table:formula="of:=[.B152]-[.C152]" office:value-type="date" office:date-value="1899-12-30T15:53:04.37390411273" calcext:value-type="date">
            <text:p>12/30/99 03:53 PM</text:p>
          </table:table-cell>
          <table:table-cell table:formula="of:=MOD([.E151]-[.$E$2];[.$H$2])+1+[.$E$2]" office:value-type="float" office:value="220" calcext:value-type="float">
            <text:p>220</text:p>
          </table:table-cell>
          <table:table-cell table:formula="of:=MOD([.F151]+1/[.$H$2];5)" office:value-type="float" office:value="4.96666666666666" calcext:value-type="float">
            <text:p>4,96666666666666</text:p>
          </table:table-cell>
          <table:table-cell table:formula="of:=IF([.F152]&lt;0.000001;[.G151]+2+1/[.$H$2];[.G151]+1/[.$H$2])" office:value-type="float" office:value="4.96666666666666" calcext:value-type="float">
            <text:p>4,96666666666666</text:p>
          </table:table-cell>
          <table:table-cell table:number-columns-repeated="4"/>
          <table:table-cell table:formula="of:=SUM(MOD(SUM([.L151]-[.L$2];[.T$2]);[.R$2]-[.L$2]);[.L$2])" office:value-type="time" office:time-value="PT15H00M00S" calcext:value-type="time">
            <text:p>15:00:00</text:p>
          </table:table-cell>
          <table:table-cell table:formula="of:=IF([.L152]&lt;[.L151];[.M151]+[.H$2];[.M151])" office:value-type="float" office:value="180" calcext:value-type="float">
            <text:p>180</text:p>
          </table:table-cell>
          <table:table-cell table:formula="of:=OFFSET([.C$4];[.M152];0)" office:value-type="float" office:value="43751" calcext:value-type="float">
            <text:p>43751</text:p>
          </table:table-cell>
          <table:table-cell table:formula="of:=[.L152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152];0)&lt;=[.O1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11T16:03:07.362437" calcext:value-type="date">
            <text:p>2019-10-11 16:03:07</text:p>
          </table:table-cell>
          <table:table-cell table:style-name="ce7" table:formula="of:=[.A153]" office:value-type="date" office:date-value="2019-10-11T16:03:07.362437" calcext:value-type="date">
            <text:p>2019-10-11 16:03:07</text:p>
          </table:table-cell>
          <table:table-cell table:formula="of:=TRUNC([.A153])" office:value-type="float" office:value="43749" calcext:value-type="float">
            <text:p>43749</text:p>
          </table:table-cell>
          <table:table-cell table:style-name="ce12" table:formula="of:=[.B153]-[.C153]" office:value-type="date" office:date-value="1899-12-30T16:03:07.36243655439" calcext:value-type="date">
            <text:p>12/30/99 04:03 PM</text:p>
          </table:table-cell>
          <table:table-cell table:formula="of:=MOD([.E152]-[.$E$2];[.$H$2])+1+[.$E$2]" office:value-type="float" office:value="191" calcext:value-type="float">
            <text:p>191</text:p>
          </table:table-cell>
          <table:table-cell table:formula="of:=MOD([.F152]+1/[.$H$2];5)" office:value-type="float" office:value="4.99999999999999" calcext:value-type="float">
            <text:p>4,99999999999999</text:p>
          </table:table-cell>
          <table:table-cell table:formula="of:=IF([.F153]&lt;0.000001;[.G152]+2+1/[.$H$2];[.G152]+1/[.$H$2])" office:value-type="float" office:value="4.99999999999999" calcext:value-type="float">
            <text:p>4,99999999999999</text:p>
          </table:table-cell>
          <table:table-cell table:number-columns-repeated="4"/>
          <table:table-cell table:formula="of:=SUM(MOD(SUM([.L152]-[.L$2];[.T$2]);[.R$2]-[.L$2]);[.L$2])" office:value-type="time" office:time-value="PT15H10M00S" calcext:value-type="time">
            <text:p>15:10:00</text:p>
          </table:table-cell>
          <table:table-cell table:formula="of:=IF([.L153]&lt;[.L152];[.M152]+[.H$2];[.M152])" office:value-type="float" office:value="180" calcext:value-type="float">
            <text:p>180</text:p>
          </table:table-cell>
          <table:table-cell table:formula="of:=OFFSET([.C$4];[.M153];0)" office:value-type="float" office:value="43751" calcext:value-type="float">
            <text:p>43751</text:p>
          </table:table-cell>
          <table:table-cell table:formula="of:=[.L153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53];0)&lt;=[.O1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12T15:43:12.161295" calcext:value-type="date">
            <text:p>2019-10-12 15:43:12</text:p>
          </table:table-cell>
          <table:table-cell table:style-name="ce7" table:formula="of:=[.A154]" office:value-type="date" office:date-value="2019-10-12T15:43:12.161295" calcext:value-type="date">
            <text:p>2019-10-12 15:43:12</text:p>
          </table:table-cell>
          <table:table-cell table:formula="of:=TRUNC([.A154])" office:value-type="float" office:value="43750" calcext:value-type="float">
            <text:p>43750</text:p>
          </table:table-cell>
          <table:table-cell table:style-name="ce12" table:formula="of:=[.B154]-[.C154]" office:value-type="date" office:date-value="1899-12-30T15:43:12.16129453853" calcext:value-type="date">
            <text:p>12/30/99 03:43 PM</text:p>
          </table:table-cell>
          <table:table-cell table:formula="of:=MOD([.E153]-[.$E$2];[.$H$2])+1+[.$E$2]" office:value-type="float" office:value="192" calcext:value-type="float">
            <text:p>192</text:p>
          </table:table-cell>
          <table:table-cell table:formula="of:=MOD([.F153]+1/[.$H$2];5)" office:value-type="float" office:value="0.0333333333333252" calcext:value-type="float">
            <text:p>0,033333333333325</text:p>
          </table:table-cell>
          <table:table-cell table:formula="of:=IF([.F154]&lt;0.000001;[.G153]+2+1/[.$H$2];[.G153]+1/[.$H$2])" office:value-type="float" office:value="5.03333333333333" calcext:value-type="float">
            <text:p>5,03333333333333</text:p>
          </table:table-cell>
          <table:table-cell table:number-columns-repeated="4"/>
          <table:table-cell table:formula="of:=SUM(MOD(SUM([.L153]-[.L$2];[.T$2]);[.R$2]-[.L$2]);[.L$2])" office:value-type="time" office:time-value="PT15H20M00S" calcext:value-type="time">
            <text:p>15:20:00</text:p>
          </table:table-cell>
          <table:table-cell table:formula="of:=IF([.L154]&lt;[.L153];[.M153]+[.H$2];[.M153])" office:value-type="float" office:value="180" calcext:value-type="float">
            <text:p>180</text:p>
          </table:table-cell>
          <table:table-cell table:formula="of:=OFFSET([.C$4];[.M154];0)" office:value-type="float" office:value="43751" calcext:value-type="float">
            <text:p>43751</text:p>
          </table:table-cell>
          <table:table-cell table:formula="of:=[.L154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54];0)&lt;=[.O1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12T15:54:59.331337" calcext:value-type="date">
            <text:p>2019-10-12 15:54:59</text:p>
          </table:table-cell>
          <table:table-cell table:style-name="ce7" table:formula="of:=[.A155]" office:value-type="date" office:date-value="2019-10-12T15:54:59.331337" calcext:value-type="date">
            <text:p>2019-10-12 15:54:59</text:p>
          </table:table-cell>
          <table:table-cell table:formula="of:=TRUNC([.A155])" office:value-type="float" office:value="43750" calcext:value-type="float">
            <text:p>43750</text:p>
          </table:table-cell>
          <table:table-cell table:style-name="ce12" table:formula="of:=[.B155]-[.C155]" office:value-type="date" office:date-value="1899-12-30T15:54:59.33133667801" calcext:value-type="date">
            <text:p>12/30/99 03:54 PM</text:p>
          </table:table-cell>
          <table:table-cell table:formula="of:=MOD([.E154]-[.$E$2];[.$H$2])+1+[.$E$2]" office:value-type="float" office:value="193" calcext:value-type="float">
            <text:p>193</text:p>
          </table:table-cell>
          <table:table-cell table:formula="of:=MOD([.F154]+1/[.$H$2];5)" office:value-type="float" office:value="0.0666666666666585" calcext:value-type="float">
            <text:p>0,066666666666659</text:p>
          </table:table-cell>
          <table:table-cell table:formula="of:=IF([.F155]&lt;0.000001;[.G154]+2+1/[.$H$2];[.G154]+1/[.$H$2])" office:value-type="float" office:value="5.06666666666666" calcext:value-type="float">
            <text:p>5,06666666666666</text:p>
          </table:table-cell>
          <table:table-cell table:number-columns-repeated="4"/>
          <table:table-cell table:formula="of:=SUM(MOD(SUM([.L154]-[.L$2];[.T$2]);[.R$2]-[.L$2]);[.L$2])" office:value-type="time" office:time-value="PT15H30M00S" calcext:value-type="time">
            <text:p>15:30:00</text:p>
          </table:table-cell>
          <table:table-cell table:formula="of:=IF([.L155]&lt;[.L154];[.M154]+[.H$2];[.M154])" office:value-type="float" office:value="180" calcext:value-type="float">
            <text:p>180</text:p>
          </table:table-cell>
          <table:table-cell table:formula="of:=OFFSET([.C$4];[.M155];0)" office:value-type="float" office:value="43751" calcext:value-type="float">
            <text:p>43751</text:p>
          </table:table-cell>
          <table:table-cell table:formula="of:=[.L155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55];0)&lt;=[.O1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12T15:44:56.18202" calcext:value-type="date">
            <text:p>2019-10-12 15:44:56</text:p>
          </table:table-cell>
          <table:table-cell table:style-name="ce7" table:formula="of:=[.A156]" office:value-type="date" office:date-value="2019-10-12T15:44:56.18202" calcext:value-type="date">
            <text:p>2019-10-12 15:44:56</text:p>
          </table:table-cell>
          <table:table-cell table:formula="of:=TRUNC([.A156])" office:value-type="float" office:value="43750" calcext:value-type="float">
            <text:p>43750</text:p>
          </table:table-cell>
          <table:table-cell table:style-name="ce12" table:formula="of:=[.B156]-[.C156]" office:value-type="date" office:date-value="1899-12-30T15:44:56.18202005513" calcext:value-type="date">
            <text:p>12/30/99 03:44 PM</text:p>
          </table:table-cell>
          <table:table-cell table:formula="of:=MOD([.E155]-[.$E$2];[.$H$2])+1+[.$E$2]" office:value-type="float" office:value="194" calcext:value-type="float">
            <text:p>194</text:p>
          </table:table-cell>
          <table:table-cell table:formula="of:=MOD([.F155]+1/[.$H$2];5)" office:value-type="float" office:value="0.0999999999999919" calcext:value-type="float">
            <text:p>0,099999999999992</text:p>
          </table:table-cell>
          <table:table-cell table:formula="of:=IF([.F156]&lt;0.000001;[.G155]+2+1/[.$H$2];[.G155]+1/[.$H$2])" office:value-type="float" office:value="5.09999999999999" calcext:value-type="float">
            <text:p>5,09999999999999</text:p>
          </table:table-cell>
          <table:table-cell table:number-columns-repeated="4"/>
          <table:table-cell table:formula="of:=SUM(MOD(SUM([.L155]-[.L$2];[.T$2]);[.R$2]-[.L$2]);[.L$2])" office:value-type="time" office:time-value="PT15H40M00S" calcext:value-type="time">
            <text:p>15:40:00</text:p>
          </table:table-cell>
          <table:table-cell table:formula="of:=IF([.L156]&lt;[.L155];[.M155]+[.H$2];[.M155])" office:value-type="float" office:value="180" calcext:value-type="float">
            <text:p>180</text:p>
          </table:table-cell>
          <table:table-cell table:formula="of:=OFFSET([.C$4];[.M156];0)" office:value-type="float" office:value="43751" calcext:value-type="float">
            <text:p>43751</text:p>
          </table:table-cell>
          <table:table-cell table:formula="of:=[.L156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56];0)&lt;=[.O1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12T15:38:12.994134" calcext:value-type="date">
            <text:p>2019-10-12 15:38:13</text:p>
          </table:table-cell>
          <table:table-cell table:style-name="ce7" table:formula="of:=[.A157]" office:value-type="date" office:date-value="2019-10-12T15:38:12.994134" calcext:value-type="date">
            <text:p>2019-10-12 15:38:13</text:p>
          </table:table-cell>
          <table:table-cell table:formula="of:=TRUNC([.A157])" office:value-type="float" office:value="43750" calcext:value-type="float">
            <text:p>43750</text:p>
          </table:table-cell>
          <table:table-cell table:style-name="ce12" table:formula="of:=[.B157]-[.C157]" office:value-type="date" office:date-value="1899-12-30T15:38:12.99413391855" calcext:value-type="date">
            <text:p>12/30/99 03:38 PM</text:p>
          </table:table-cell>
          <table:table-cell table:formula="of:=MOD([.E156]-[.$E$2];[.$H$2])+1+[.$E$2]" office:value-type="float" office:value="195" calcext:value-type="float">
            <text:p>195</text:p>
          </table:table-cell>
          <table:table-cell table:formula="of:=MOD([.F156]+1/[.$H$2];5)" office:value-type="float" office:value="0.133333333333325" calcext:value-type="float">
            <text:p>0,133333333333325</text:p>
          </table:table-cell>
          <table:table-cell table:formula="of:=IF([.F157]&lt;0.000001;[.G156]+2+1/[.$H$2];[.G156]+1/[.$H$2])" office:value-type="float" office:value="5.13333333333333" calcext:value-type="float">
            <text:p>5,13333333333333</text:p>
          </table:table-cell>
          <table:table-cell table:number-columns-repeated="4"/>
          <table:table-cell table:formula="of:=SUM(MOD(SUM([.L156]-[.L$2];[.T$2]);[.R$2]-[.L$2]);[.L$2])" office:value-type="time" office:time-value="PT15H50M00S" calcext:value-type="time">
            <text:p>15:50:00</text:p>
          </table:table-cell>
          <table:table-cell table:formula="of:=IF([.L157]&lt;[.L156];[.M156]+[.H$2];[.M156])" office:value-type="float" office:value="180" calcext:value-type="float">
            <text:p>180</text:p>
          </table:table-cell>
          <table:table-cell table:formula="of:=OFFSET([.C$4];[.M157];0)" office:value-type="float" office:value="43751" calcext:value-type="float">
            <text:p>43751</text:p>
          </table:table-cell>
          <table:table-cell table:formula="of:=[.L157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57];0)&lt;=[.O1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12T16:10:44.757838" calcext:value-type="date">
            <text:p>2019-10-12 16:10:45</text:p>
          </table:table-cell>
          <table:table-cell table:style-name="ce7" table:formula="of:=[.A158]" office:value-type="date" office:date-value="2019-10-12T16:10:44.757838" calcext:value-type="date">
            <text:p>2019-10-12 16:10:45</text:p>
          </table:table-cell>
          <table:table-cell table:formula="of:=TRUNC([.A158])" office:value-type="float" office:value="43750" calcext:value-type="float">
            <text:p>43750</text:p>
          </table:table-cell>
          <table:table-cell table:style-name="ce12" table:formula="of:=[.B158]-[.C158]" office:value-type="date" office:date-value="1899-12-30T16:10:44.75783833768" calcext:value-type="date">
            <text:p>12/30/99 04:10 PM</text:p>
          </table:table-cell>
          <table:table-cell table:formula="of:=MOD([.E157]-[.$E$2];[.$H$2])+1+[.$E$2]" office:value-type="float" office:value="196" calcext:value-type="float">
            <text:p>196</text:p>
          </table:table-cell>
          <table:table-cell table:formula="of:=MOD([.F157]+1/[.$H$2];5)" office:value-type="float" office:value="0.166666666666659" calcext:value-type="float">
            <text:p>0,166666666666659</text:p>
          </table:table-cell>
          <table:table-cell table:formula="of:=IF([.F158]&lt;0.000001;[.G157]+2+1/[.$H$2];[.G157]+1/[.$H$2])" office:value-type="float" office:value="5.16666666666666" calcext:value-type="float">
            <text:p>5,16666666666666</text:p>
          </table:table-cell>
          <table:table-cell table:number-columns-repeated="4"/>
          <table:table-cell table:formula="of:=SUM(MOD(SUM([.L157]-[.L$2];[.T$2]);[.R$2]-[.L$2]);[.L$2])" office:value-type="time" office:time-value="PT16H00M00S" calcext:value-type="time">
            <text:p>16:00:00</text:p>
          </table:table-cell>
          <table:table-cell table:formula="of:=IF([.L158]&lt;[.L157];[.M157]+[.H$2];[.M157])" office:value-type="float" office:value="180" calcext:value-type="float">
            <text:p>180</text:p>
          </table:table-cell>
          <table:table-cell table:formula="of:=OFFSET([.C$4];[.M158];0)" office:value-type="float" office:value="43751" calcext:value-type="float">
            <text:p>43751</text:p>
          </table:table-cell>
          <table:table-cell table:formula="of:=[.L158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58];0)&lt;=[.O1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12T15:45:29.552414" calcext:value-type="date">
            <text:p>2019-10-12 15:45:30</text:p>
          </table:table-cell>
          <table:table-cell table:style-name="ce7" table:formula="of:=[.A159]" office:value-type="date" office:date-value="2019-10-12T15:45:29.552414" calcext:value-type="date">
            <text:p>2019-10-12 15:45:30</text:p>
          </table:table-cell>
          <table:table-cell table:formula="of:=TRUNC([.A159])" office:value-type="float" office:value="43750" calcext:value-type="float">
            <text:p>43750</text:p>
          </table:table-cell>
          <table:table-cell table:style-name="ce12" table:formula="of:=[.B159]-[.C159]" office:value-type="date" office:date-value="1899-12-30T15:45:29.55241401214" calcext:value-type="date">
            <text:p>12/30/99 03:45 PM</text:p>
          </table:table-cell>
          <table:table-cell table:formula="of:=MOD([.E158]-[.$E$2];[.$H$2])+1+[.$E$2]" office:value-type="float" office:value="197" calcext:value-type="float">
            <text:p>197</text:p>
          </table:table-cell>
          <table:table-cell table:formula="of:=MOD([.F158]+1/[.$H$2];5)" office:value-type="float" office:value="0.199999999999992" calcext:value-type="float">
            <text:p>0,199999999999992</text:p>
          </table:table-cell>
          <table:table-cell table:formula="of:=IF([.F159]&lt;0.000001;[.G158]+2+1/[.$H$2];[.G158]+1/[.$H$2])" office:value-type="float" office:value="5.19999999999999" calcext:value-type="float">
            <text:p>5,19999999999999</text:p>
          </table:table-cell>
          <table:table-cell table:number-columns-repeated="4"/>
          <table:table-cell table:formula="of:=SUM(MOD(SUM([.L158]-[.L$2];[.T$2]);[.R$2]-[.L$2]);[.L$2])" office:value-type="time" office:time-value="PT16H10M00S" calcext:value-type="time">
            <text:p>16:10:00</text:p>
          </table:table-cell>
          <table:table-cell table:formula="of:=IF([.L159]&lt;[.L158];[.M158]+[.H$2];[.M158])" office:value-type="float" office:value="180" calcext:value-type="float">
            <text:p>180</text:p>
          </table:table-cell>
          <table:table-cell table:formula="of:=OFFSET([.C$4];[.M159];0)" office:value-type="float" office:value="43751" calcext:value-type="float">
            <text:p>43751</text:p>
          </table:table-cell>
          <table:table-cell table:formula="of:=[.L159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59];0)&lt;=[.O1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12T15:52:59.420101" calcext:value-type="date">
            <text:p>2019-10-12 15:52:59</text:p>
          </table:table-cell>
          <table:table-cell table:style-name="ce7" table:formula="of:=[.A160]" office:value-type="date" office:date-value="2019-10-12T15:52:59.420101" calcext:value-type="date">
            <text:p>2019-10-12 15:52:59</text:p>
          </table:table-cell>
          <table:table-cell table:formula="of:=TRUNC([.A160])" office:value-type="float" office:value="43750" calcext:value-type="float">
            <text:p>43750</text:p>
          </table:table-cell>
          <table:table-cell table:style-name="ce12" table:formula="of:=[.B160]-[.C160]" office:value-type="date" office:date-value="1899-12-30T15:52:59.42010064144" calcext:value-type="date">
            <text:p>12/30/99 03:52 PM</text:p>
          </table:table-cell>
          <table:table-cell table:formula="of:=MOD([.E159]-[.$E$2];[.$H$2])+1+[.$E$2]" office:value-type="float" office:value="198" calcext:value-type="float">
            <text:p>198</text:p>
          </table:table-cell>
          <table:table-cell table:formula="of:=MOD([.F159]+1/[.$H$2];5)" office:value-type="float" office:value="0.233333333333325" calcext:value-type="float">
            <text:p>0,233333333333325</text:p>
          </table:table-cell>
          <table:table-cell table:formula="of:=IF([.F160]&lt;0.000001;[.G159]+2+1/[.$H$2];[.G159]+1/[.$H$2])" office:value-type="float" office:value="5.23333333333332" calcext:value-type="float">
            <text:p>5,23333333333332</text:p>
          </table:table-cell>
          <table:table-cell table:number-columns-repeated="4"/>
          <table:table-cell table:formula="of:=SUM(MOD(SUM([.L159]-[.L$2];[.T$2]);[.R$2]-[.L$2]);[.L$2])" office:value-type="time" office:time-value="PT16H20M00S" calcext:value-type="time">
            <text:p>16:20:00</text:p>
          </table:table-cell>
          <table:table-cell table:formula="of:=IF([.L160]&lt;[.L159];[.M159]+[.H$2];[.M159])" office:value-type="float" office:value="180" calcext:value-type="float">
            <text:p>180</text:p>
          </table:table-cell>
          <table:table-cell table:formula="of:=OFFSET([.C$4];[.M160];0)" office:value-type="float" office:value="43751" calcext:value-type="float">
            <text:p>43751</text:p>
          </table:table-cell>
          <table:table-cell table:formula="of:=[.L160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60];0)&lt;=[.O1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12T16:06:03.592772" calcext:value-type="date">
            <text:p>2019-10-12 16:06:04</text:p>
          </table:table-cell>
          <table:table-cell table:style-name="ce7" table:formula="of:=[.A161]" office:value-type="date" office:date-value="2019-10-12T16:06:03.592772" calcext:value-type="date">
            <text:p>2019-10-12 16:06:04</text:p>
          </table:table-cell>
          <table:table-cell table:formula="of:=TRUNC([.A161])" office:value-type="float" office:value="43750" calcext:value-type="float">
            <text:p>43750</text:p>
          </table:table-cell>
          <table:table-cell table:style-name="ce12" table:formula="of:=[.B161]-[.C161]" office:value-type="date" office:date-value="1899-12-30T16:06:03.59277153388" calcext:value-type="date">
            <text:p>12/30/99 04:06 PM</text:p>
          </table:table-cell>
          <table:table-cell table:formula="of:=MOD([.E160]-[.$E$2];[.$H$2])+1+[.$E$2]" office:value-type="float" office:value="199" calcext:value-type="float">
            <text:p>199</text:p>
          </table:table-cell>
          <table:table-cell table:formula="of:=MOD([.F160]+1/[.$H$2];5)" office:value-type="float" office:value="0.266666666666658" calcext:value-type="float">
            <text:p>0,266666666666658</text:p>
          </table:table-cell>
          <table:table-cell table:formula="of:=IF([.F161]&lt;0.000001;[.G160]+2+1/[.$H$2];[.G160]+1/[.$H$2])" office:value-type="float" office:value="5.26666666666666" calcext:value-type="float">
            <text:p>5,26666666666666</text:p>
          </table:table-cell>
          <table:table-cell table:number-columns-repeated="4"/>
          <table:table-cell table:formula="of:=SUM(MOD(SUM([.L160]-[.L$2];[.T$2]);[.R$2]-[.L$2]);[.L$2])" office:value-type="time" office:time-value="PT16H30M00S" calcext:value-type="time">
            <text:p>16:30:00</text:p>
          </table:table-cell>
          <table:table-cell table:formula="of:=IF([.L161]&lt;[.L160];[.M160]+[.H$2];[.M160])" office:value-type="float" office:value="180" calcext:value-type="float">
            <text:p>180</text:p>
          </table:table-cell>
          <table:table-cell table:formula="of:=OFFSET([.C$4];[.M161];0)" office:value-type="float" office:value="43751" calcext:value-type="float">
            <text:p>43751</text:p>
          </table:table-cell>
          <table:table-cell table:formula="of:=[.L161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161];0)&lt;=[.O1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12T16:05:15.99259" calcext:value-type="date">
            <text:p>2019-10-12 16:05:16</text:p>
          </table:table-cell>
          <table:table-cell table:style-name="ce7" table:formula="of:=[.A162]" office:value-type="date" office:date-value="2019-10-12T16:05:15.99259" calcext:value-type="date">
            <text:p>2019-10-12 16:05:16</text:p>
          </table:table-cell>
          <table:table-cell table:formula="of:=TRUNC([.A162])" office:value-type="float" office:value="43750" calcext:value-type="float">
            <text:p>43750</text:p>
          </table:table-cell>
          <table:table-cell table:style-name="ce12" table:formula="of:=[.B162]-[.C162]" office:value-type="date" office:date-value="1899-12-30T16:05:15.99259029608" calcext:value-type="date">
            <text:p>12/30/99 04:05 PM</text:p>
          </table:table-cell>
          <table:table-cell table:formula="of:=MOD([.E161]-[.$E$2];[.$H$2])+1+[.$E$2]" office:value-type="float" office:value="200" calcext:value-type="float">
            <text:p>200</text:p>
          </table:table-cell>
          <table:table-cell table:formula="of:=MOD([.F161]+1/[.$H$2];5)" office:value-type="float" office:value="0.299999999999992" calcext:value-type="float">
            <text:p>0,299999999999992</text:p>
          </table:table-cell>
          <table:table-cell table:formula="of:=IF([.F162]&lt;0.000001;[.G161]+2+1/[.$H$2];[.G161]+1/[.$H$2])" office:value-type="float" office:value="5.29999999999999" calcext:value-type="float">
            <text:p>5,29999999999999</text:p>
          </table:table-cell>
          <table:table-cell table:number-columns-repeated="4"/>
          <table:table-cell table:formula="of:=SUM(MOD(SUM([.L161]-[.L$2];[.T$2]);[.R$2]-[.L$2]);[.L$2])" office:value-type="time" office:time-value="PT16H40M00S" calcext:value-type="time">
            <text:p>16:40:00</text:p>
          </table:table-cell>
          <table:table-cell table:formula="of:=IF([.L162]&lt;[.L161];[.M161]+[.H$2];[.M161])" office:value-type="float" office:value="180" calcext:value-type="float">
            <text:p>180</text:p>
          </table:table-cell>
          <table:table-cell table:formula="of:=OFFSET([.C$4];[.M162];0)" office:value-type="float" office:value="43751" calcext:value-type="float">
            <text:p>43751</text:p>
          </table:table-cell>
          <table:table-cell table:formula="of:=[.L162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62];0)&lt;=[.O1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12T15:54:00.204754" calcext:value-type="date">
            <text:p>2019-10-12 15:54:00</text:p>
          </table:table-cell>
          <table:table-cell table:style-name="ce7" table:formula="of:=[.A163]" office:value-type="date" office:date-value="2019-10-12T15:54:00.204754" calcext:value-type="date">
            <text:p>2019-10-12 15:54:00</text:p>
          </table:table-cell>
          <table:table-cell table:formula="of:=TRUNC([.A163])" office:value-type="float" office:value="43750" calcext:value-type="float">
            <text:p>43750</text:p>
          </table:table-cell>
          <table:table-cell table:style-name="ce12" table:formula="of:=[.B163]-[.C163]" office:value-type="date" office:date-value="1899-12-30T15:54:00.20475384314" calcext:value-type="date">
            <text:p>12/30/99 03:54 PM</text:p>
          </table:table-cell>
          <table:table-cell table:formula="of:=MOD([.E162]-[.$E$2];[.$H$2])+1+[.$E$2]" office:value-type="float" office:value="201" calcext:value-type="float">
            <text:p>201</text:p>
          </table:table-cell>
          <table:table-cell table:formula="of:=MOD([.F162]+1/[.$H$2];5)" office:value-type="float" office:value="0.333333333333325" calcext:value-type="float">
            <text:p>0,333333333333325</text:p>
          </table:table-cell>
          <table:table-cell table:formula="of:=IF([.F163]&lt;0.000001;[.G162]+2+1/[.$H$2];[.G162]+1/[.$H$2])" office:value-type="float" office:value="5.33333333333332" calcext:value-type="float">
            <text:p>5,33333333333332</text:p>
          </table:table-cell>
          <table:table-cell table:number-columns-repeated="4"/>
          <table:table-cell table:formula="of:=SUM(MOD(SUM([.L162]-[.L$2];[.T$2]);[.R$2]-[.L$2]);[.L$2])" office:value-type="time" office:time-value="PT16H50M00S" calcext:value-type="time">
            <text:p>16:50:00</text:p>
          </table:table-cell>
          <table:table-cell table:formula="of:=IF([.L163]&lt;[.L162];[.M162]+[.H$2];[.M162])" office:value-type="float" office:value="180" calcext:value-type="float">
            <text:p>180</text:p>
          </table:table-cell>
          <table:table-cell table:formula="of:=OFFSET([.C$4];[.M163];0)" office:value-type="float" office:value="43751" calcext:value-type="float">
            <text:p>43751</text:p>
          </table:table-cell>
          <table:table-cell table:formula="of:=[.L163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63];0)&lt;=[.O1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12T15:36:49.043745" calcext:value-type="date">
            <text:p>2019-10-12 15:36:49</text:p>
          </table:table-cell>
          <table:table-cell table:style-name="ce7" table:formula="of:=[.A164]" office:value-type="date" office:date-value="2019-10-12T15:36:49.043745" calcext:value-type="date">
            <text:p>2019-10-12 15:36:49</text:p>
          </table:table-cell>
          <table:table-cell table:formula="of:=TRUNC([.A164])" office:value-type="float" office:value="43750" calcext:value-type="float">
            <text:p>43750</text:p>
          </table:table-cell>
          <table:table-cell table:style-name="ce12" table:formula="of:=[.B164]-[.C164]" office:value-type="date" office:date-value="1899-12-30T15:36:49.04374499805" calcext:value-type="date">
            <text:p>12/30/99 03:36 PM</text:p>
          </table:table-cell>
          <table:table-cell table:formula="of:=MOD([.E163]-[.$E$2];[.$H$2])+1+[.$E$2]" office:value-type="float" office:value="202" calcext:value-type="float">
            <text:p>202</text:p>
          </table:table-cell>
          <table:table-cell table:formula="of:=MOD([.F163]+1/[.$H$2];5)" office:value-type="float" office:value="0.366666666666658" calcext:value-type="float">
            <text:p>0,366666666666658</text:p>
          </table:table-cell>
          <table:table-cell table:formula="of:=IF([.F164]&lt;0.000001;[.G163]+2+1/[.$H$2];[.G163]+1/[.$H$2])" office:value-type="float" office:value="5.36666666666666" calcext:value-type="float">
            <text:p>5,36666666666666</text:p>
          </table:table-cell>
          <table:table-cell table:number-columns-repeated="4"/>
          <table:table-cell table:formula="of:=SUM(MOD(SUM([.L163]-[.L$2];[.T$2]);[.R$2]-[.L$2]);[.L$2])" office:value-type="time" office:time-value="PT17H00M00S" calcext:value-type="time">
            <text:p>17:00:00</text:p>
          </table:table-cell>
          <table:table-cell table:formula="of:=IF([.L164]&lt;[.L163];[.M163]+[.H$2];[.M163])" office:value-type="float" office:value="180" calcext:value-type="float">
            <text:p>180</text:p>
          </table:table-cell>
          <table:table-cell table:formula="of:=OFFSET([.C$4];[.M164];0)" office:value-type="float" office:value="43751" calcext:value-type="float">
            <text:p>43751</text:p>
          </table:table-cell>
          <table:table-cell table:formula="of:=[.L164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64];0)&lt;=[.O1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12T16:12:22.667733" calcext:value-type="date">
            <text:p>2019-10-12 16:12:23</text:p>
          </table:table-cell>
          <table:table-cell table:style-name="ce7" table:formula="of:=[.A165]" office:value-type="date" office:date-value="2019-10-12T16:12:22.667733" calcext:value-type="date">
            <text:p>2019-10-12 16:12:23</text:p>
          </table:table-cell>
          <table:table-cell table:formula="of:=TRUNC([.A165])" office:value-type="float" office:value="43750" calcext:value-type="float">
            <text:p>43750</text:p>
          </table:table-cell>
          <table:table-cell table:style-name="ce12" table:formula="of:=[.B165]-[.C165]" office:value-type="date" office:date-value="1899-12-30T16:12:22.66773273703" calcext:value-type="date">
            <text:p>12/30/99 04:12 PM</text:p>
          </table:table-cell>
          <table:table-cell table:formula="of:=MOD([.E164]-[.$E$2];[.$H$2])+1+[.$E$2]" office:value-type="float" office:value="203" calcext:value-type="float">
            <text:p>203</text:p>
          </table:table-cell>
          <table:table-cell table:formula="of:=MOD([.F164]+1/[.$H$2];5)" office:value-type="float" office:value="0.399999999999992" calcext:value-type="float">
            <text:p>0,399999999999992</text:p>
          </table:table-cell>
          <table:table-cell table:formula="of:=IF([.F165]&lt;0.000001;[.G164]+2+1/[.$H$2];[.G164]+1/[.$H$2])" office:value-type="float" office:value="5.39999999999999" calcext:value-type="float">
            <text:p>5,39999999999999</text:p>
          </table:table-cell>
          <table:table-cell table:number-columns-repeated="4"/>
          <table:table-cell table:formula="of:=SUM(MOD(SUM([.L164]-[.L$2];[.T$2]);[.R$2]-[.L$2]);[.L$2])" office:value-type="time" office:time-value="PT17H10M00S" calcext:value-type="time">
            <text:p>17:10:00</text:p>
          </table:table-cell>
          <table:table-cell table:formula="of:=IF([.L165]&lt;[.L164];[.M164]+[.H$2];[.M164])" office:value-type="float" office:value="180" calcext:value-type="float">
            <text:p>180</text:p>
          </table:table-cell>
          <table:table-cell table:formula="of:=OFFSET([.C$4];[.M165];0)" office:value-type="float" office:value="43751" calcext:value-type="float">
            <text:p>43751</text:p>
          </table:table-cell>
          <table:table-cell table:formula="of:=[.L165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65];0)&lt;=[.O1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12T16:00:14.175493" calcext:value-type="date">
            <text:p>2019-10-12 16:00:14</text:p>
          </table:table-cell>
          <table:table-cell table:style-name="ce7" table:formula="of:=[.A166]" office:value-type="date" office:date-value="2019-10-12T16:00:14.175493" calcext:value-type="date">
            <text:p>2019-10-12 16:00:14</text:p>
          </table:table-cell>
          <table:table-cell table:formula="of:=TRUNC([.A166])" office:value-type="float" office:value="43750" calcext:value-type="float">
            <text:p>43750</text:p>
          </table:table-cell>
          <table:table-cell table:style-name="ce12" table:formula="of:=[.B166]-[.C166]" office:value-type="date" office:date-value="1899-12-30T16:00:14.17549308389" calcext:value-type="date">
            <text:p>12/30/99 04:00 PM</text:p>
          </table:table-cell>
          <table:table-cell table:formula="of:=MOD([.E165]-[.$E$2];[.$H$2])+1+[.$E$2]" office:value-type="float" office:value="204" calcext:value-type="float">
            <text:p>204</text:p>
          </table:table-cell>
          <table:table-cell table:formula="of:=MOD([.F165]+1/[.$H$2];5)" office:value-type="float" office:value="0.433333333333325" calcext:value-type="float">
            <text:p>0,433333333333325</text:p>
          </table:table-cell>
          <table:table-cell table:formula="of:=IF([.F166]&lt;0.000001;[.G165]+2+1/[.$H$2];[.G165]+1/[.$H$2])" office:value-type="float" office:value="5.43333333333332" calcext:value-type="float">
            <text:p>5,43333333333332</text:p>
          </table:table-cell>
          <table:table-cell table:number-columns-repeated="4"/>
          <table:table-cell table:formula="of:=SUM(MOD(SUM([.L165]-[.L$2];[.T$2]);[.R$2]-[.L$2]);[.L$2])" office:value-type="time" office:time-value="PT17H20M00S" calcext:value-type="time">
            <text:p>17:20:00</text:p>
          </table:table-cell>
          <table:table-cell table:formula="of:=IF([.L166]&lt;[.L165];[.M165]+[.H$2];[.M165])" office:value-type="float" office:value="180" calcext:value-type="float">
            <text:p>180</text:p>
          </table:table-cell>
          <table:table-cell table:formula="of:=OFFSET([.C$4];[.M166];0)" office:value-type="float" office:value="43751" calcext:value-type="float">
            <text:p>43751</text:p>
          </table:table-cell>
          <table:table-cell table:formula="of:=[.L166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66];0)&lt;=[.O1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12T15:43:24.137213" calcext:value-type="date">
            <text:p>2019-10-12 15:43:24</text:p>
          </table:table-cell>
          <table:table-cell table:style-name="ce7" table:formula="of:=[.A167]" office:value-type="date" office:date-value="2019-10-12T15:43:24.137213" calcext:value-type="date">
            <text:p>2019-10-12 15:43:24</text:p>
          </table:table-cell>
          <table:table-cell table:formula="of:=TRUNC([.A167])" office:value-type="float" office:value="43750" calcext:value-type="float">
            <text:p>43750</text:p>
          </table:table-cell>
          <table:table-cell table:style-name="ce12" table:formula="of:=[.B167]-[.C167]" office:value-type="date" office:date-value="1899-12-30T15:43:24.13721341174" calcext:value-type="date">
            <text:p>12/30/99 03:43 PM</text:p>
          </table:table-cell>
          <table:table-cell table:formula="of:=MOD([.E166]-[.$E$2];[.$H$2])+1+[.$E$2]" office:value-type="float" office:value="205" calcext:value-type="float">
            <text:p>205</text:p>
          </table:table-cell>
          <table:table-cell table:formula="of:=MOD([.F166]+1/[.$H$2];5)" office:value-type="float" office:value="0.466666666666658" calcext:value-type="float">
            <text:p>0,466666666666658</text:p>
          </table:table-cell>
          <table:table-cell table:formula="of:=IF([.F167]&lt;0.000001;[.G166]+2+1/[.$H$2];[.G166]+1/[.$H$2])" office:value-type="float" office:value="5.46666666666666" calcext:value-type="float">
            <text:p>5,46666666666666</text:p>
          </table:table-cell>
          <table:table-cell table:number-columns-repeated="4"/>
          <table:table-cell table:formula="of:=SUM(MOD(SUM([.L166]-[.L$2];[.T$2]);[.R$2]-[.L$2]);[.L$2])" office:value-type="time" office:time-value="PT17H30M00S" calcext:value-type="time">
            <text:p>17:30:00</text:p>
          </table:table-cell>
          <table:table-cell table:formula="of:=IF([.L167]&lt;[.L166];[.M166]+[.H$2];[.M166])" office:value-type="float" office:value="180" calcext:value-type="float">
            <text:p>180</text:p>
          </table:table-cell>
          <table:table-cell table:formula="of:=OFFSET([.C$4];[.M167];0)" office:value-type="float" office:value="43751" calcext:value-type="float">
            <text:p>43751</text:p>
          </table:table-cell>
          <table:table-cell table:formula="of:=[.L167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67];0)&lt;=[.O1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12T16:12:43.204636" calcext:value-type="date">
            <text:p>2019-10-12 16:12:43</text:p>
          </table:table-cell>
          <table:table-cell table:style-name="ce7" table:formula="of:=[.A168]" office:value-type="date" office:date-value="2019-10-12T16:12:43.204636" calcext:value-type="date">
            <text:p>2019-10-12 16:12:43</text:p>
          </table:table-cell>
          <table:table-cell table:formula="of:=TRUNC([.A168])" office:value-type="float" office:value="43750" calcext:value-type="float">
            <text:p>43750</text:p>
          </table:table-cell>
          <table:table-cell table:style-name="ce12" table:formula="of:=[.B168]-[.C168]" office:value-type="date" office:date-value="1899-12-30T16:12:43.20463602897" calcext:value-type="date">
            <text:p>12/30/99 04:12 PM</text:p>
          </table:table-cell>
          <table:table-cell table:formula="of:=MOD([.E167]-[.$E$2];[.$H$2])+1+[.$E$2]" office:value-type="float" office:value="206" calcext:value-type="float">
            <text:p>206</text:p>
          </table:table-cell>
          <table:table-cell table:formula="of:=MOD([.F167]+1/[.$H$2];5)" office:value-type="float" office:value="0.499999999999992" calcext:value-type="float">
            <text:p>0,499999999999992</text:p>
          </table:table-cell>
          <table:table-cell table:formula="of:=IF([.F168]&lt;0.000001;[.G167]+2+1/[.$H$2];[.G167]+1/[.$H$2])" office:value-type="float" office:value="5.49999999999999" calcext:value-type="float">
            <text:p>5,49999999999999</text:p>
          </table:table-cell>
          <table:table-cell table:number-columns-repeated="4"/>
          <table:table-cell table:formula="of:=SUM(MOD(SUM([.L167]-[.L$2];[.T$2]);[.R$2]-[.L$2]);[.L$2])" office:value-type="time" office:time-value="PT17H40M00S" calcext:value-type="time">
            <text:p>17:40:00</text:p>
          </table:table-cell>
          <table:table-cell table:formula="of:=IF([.L168]&lt;[.L167];[.M167]+[.H$2];[.M167])" office:value-type="float" office:value="180" calcext:value-type="float">
            <text:p>180</text:p>
          </table:table-cell>
          <table:table-cell table:formula="of:=OFFSET([.C$4];[.M168];0)" office:value-type="float" office:value="43751" calcext:value-type="float">
            <text:p>43751</text:p>
          </table:table-cell>
          <table:table-cell table:formula="of:=[.L168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68];0)&lt;=[.O1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12T15:40:15.781832" calcext:value-type="date">
            <text:p>2019-10-12 15:40:16</text:p>
          </table:table-cell>
          <table:table-cell table:style-name="ce7" table:formula="of:=[.A169]" office:value-type="date" office:date-value="2019-10-12T15:40:15.781832" calcext:value-type="date">
            <text:p>2019-10-12 15:40:16</text:p>
          </table:table-cell>
          <table:table-cell table:formula="of:=TRUNC([.A169])" office:value-type="float" office:value="43750" calcext:value-type="float">
            <text:p>43750</text:p>
          </table:table-cell>
          <table:table-cell table:style-name="ce12" table:formula="of:=[.B169]-[.C169]" office:value-type="date" office:date-value="1899-12-30T15:40:15.78183167148" calcext:value-type="date">
            <text:p>12/30/99 03:40 PM</text:p>
          </table:table-cell>
          <table:table-cell table:formula="of:=MOD([.E168]-[.$E$2];[.$H$2])+1+[.$E$2]" office:value-type="float" office:value="207" calcext:value-type="float">
            <text:p>207</text:p>
          </table:table-cell>
          <table:table-cell table:formula="of:=MOD([.F168]+1/[.$H$2];5)" office:value-type="float" office:value="0.533333333333325" calcext:value-type="float">
            <text:p>0,533333333333325</text:p>
          </table:table-cell>
          <table:table-cell table:formula="of:=IF([.F169]&lt;0.000001;[.G168]+2+1/[.$H$2];[.G168]+1/[.$H$2])" office:value-type="float" office:value="5.53333333333332" calcext:value-type="float">
            <text:p>5,53333333333332</text:p>
          </table:table-cell>
          <table:table-cell table:number-columns-repeated="4"/>
          <table:table-cell table:formula="of:=SUM(MOD(SUM([.L168]-[.L$2];[.T$2]);[.R$2]-[.L$2]);[.L$2])" office:value-type="time" office:time-value="PT17H50M00S" calcext:value-type="time">
            <text:p>17:50:00</text:p>
          </table:table-cell>
          <table:table-cell table:formula="of:=IF([.L169]&lt;[.L168];[.M168]+[.H$2];[.M168])" office:value-type="float" office:value="180" calcext:value-type="float">
            <text:p>180</text:p>
          </table:table-cell>
          <table:table-cell table:formula="of:=OFFSET([.C$4];[.M169];0)" office:value-type="float" office:value="43751" calcext:value-type="float">
            <text:p>43751</text:p>
          </table:table-cell>
          <table:table-cell table:formula="of:=[.L169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69];0)&lt;=[.O1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12T16:25:09.851815" calcext:value-type="date">
            <text:p>2019-10-12 16:25:10</text:p>
          </table:table-cell>
          <table:table-cell table:style-name="ce7" table:formula="of:=[.A170]" office:value-type="date" office:date-value="2019-10-12T16:25:09.851815" calcext:value-type="date">
            <text:p>2019-10-12 16:25:10</text:p>
          </table:table-cell>
          <table:table-cell table:formula="of:=TRUNC([.A170])" office:value-type="float" office:value="43750" calcext:value-type="float">
            <text:p>43750</text:p>
          </table:table-cell>
          <table:table-cell table:style-name="ce12" table:formula="of:=[.B170]-[.C170]" office:value-type="date" office:date-value="1899-12-30T16:25:09.85181455035" calcext:value-type="date">
            <text:p>12/30/99 04:25 PM</text:p>
          </table:table-cell>
          <table:table-cell table:formula="of:=MOD([.E169]-[.$E$2];[.$H$2])+1+[.$E$2]" office:value-type="float" office:value="208" calcext:value-type="float">
            <text:p>208</text:p>
          </table:table-cell>
          <table:table-cell table:formula="of:=MOD([.F169]+1/[.$H$2];5)" office:value-type="float" office:value="0.566666666666658" calcext:value-type="float">
            <text:p>0,566666666666658</text:p>
          </table:table-cell>
          <table:table-cell table:formula="of:=IF([.F170]&lt;0.000001;[.G169]+2+1/[.$H$2];[.G169]+1/[.$H$2])" office:value-type="float" office:value="5.56666666666666" calcext:value-type="float">
            <text:p>5,56666666666666</text:p>
          </table:table-cell>
          <table:table-cell table:number-columns-repeated="4"/>
          <table:table-cell table:formula="of:=SUM(MOD(SUM([.L169]-[.L$2];[.T$2]);[.R$2]-[.L$2]);[.L$2])" office:value-type="time" office:time-value="PT18H00M00S" calcext:value-type="time">
            <text:p>18:00:00</text:p>
          </table:table-cell>
          <table:table-cell table:formula="of:=IF([.L170]&lt;[.L169];[.M169]+[.H$2];[.M169])" office:value-type="float" office:value="180" calcext:value-type="float">
            <text:p>180</text:p>
          </table:table-cell>
          <table:table-cell table:formula="of:=OFFSET([.C$4];[.M170];0)" office:value-type="float" office:value="43751" calcext:value-type="float">
            <text:p>43751</text:p>
          </table:table-cell>
          <table:table-cell table:formula="of:=[.L170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170];0)&lt;=[.O1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12T15:55:55.39944" calcext:value-type="date">
            <text:p>2019-10-12 15:55:55</text:p>
          </table:table-cell>
          <table:table-cell table:style-name="ce7" table:formula="of:=[.A171]" office:value-type="date" office:date-value="2019-10-12T15:55:55.39944" calcext:value-type="date">
            <text:p>2019-10-12 15:55:55</text:p>
          </table:table-cell>
          <table:table-cell table:formula="of:=TRUNC([.A171])" office:value-type="float" office:value="43750" calcext:value-type="float">
            <text:p>43750</text:p>
          </table:table-cell>
          <table:table-cell table:style-name="ce12" table:formula="of:=[.B171]-[.C171]" office:value-type="date" office:date-value="1899-12-30T15:55:55.39943994954" calcext:value-type="date">
            <text:p>12/30/99 03:55 PM</text:p>
          </table:table-cell>
          <table:table-cell table:formula="of:=MOD([.E170]-[.$E$2];[.$H$2])+1+[.$E$2]" office:value-type="float" office:value="209" calcext:value-type="float">
            <text:p>209</text:p>
          </table:table-cell>
          <table:table-cell table:formula="of:=MOD([.F170]+1/[.$H$2];5)" office:value-type="float" office:value="0.599999999999992" calcext:value-type="float">
            <text:p>0,599999999999992</text:p>
          </table:table-cell>
          <table:table-cell table:formula="of:=IF([.F171]&lt;0.000001;[.G170]+2+1/[.$H$2];[.G170]+1/[.$H$2])" office:value-type="float" office:value="5.59999999999999" calcext:value-type="float">
            <text:p>5,59999999999999</text:p>
          </table:table-cell>
          <table:table-cell table:number-columns-repeated="4"/>
          <table:table-cell table:formula="of:=SUM(MOD(SUM([.L170]-[.L$2];[.T$2]);[.R$2]-[.L$2]);[.L$2])" office:value-type="time" office:time-value="PT14H10M00S" calcext:value-type="time">
            <text:p>14:10:00</text:p>
          </table:table-cell>
          <table:table-cell table:formula="of:=IF([.L171]&lt;[.L170];[.M170]+[.H$2];[.M170])" office:value-type="float" office:value="210" calcext:value-type="float">
            <text:p>210</text:p>
          </table:table-cell>
          <table:table-cell table:formula="of:=OFFSET([.C$4];[.M171];0)" office:value-type="float" office:value="43752" calcext:value-type="float">
            <text:p>43752</text:p>
          </table:table-cell>
          <table:table-cell table:formula="of:=[.L171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71];0)&lt;=[.O1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12T16:04:56.96974" calcext:value-type="date">
            <text:p>2019-10-12 16:04:57</text:p>
          </table:table-cell>
          <table:table-cell table:style-name="ce7" table:formula="of:=[.A172]" office:value-type="date" office:date-value="2019-10-12T16:04:56.96974" calcext:value-type="date">
            <text:p>2019-10-12 16:04:57</text:p>
          </table:table-cell>
          <table:table-cell table:formula="of:=TRUNC([.A172])" office:value-type="float" office:value="43750" calcext:value-type="float">
            <text:p>43750</text:p>
          </table:table-cell>
          <table:table-cell table:style-name="ce12" table:formula="of:=[.B172]-[.C172]" office:value-type="date" office:date-value="1899-12-30T16:04:56.96974034887" calcext:value-type="date">
            <text:p>12/30/99 04:04 PM</text:p>
          </table:table-cell>
          <table:table-cell table:formula="of:=MOD([.E171]-[.$E$2];[.$H$2])+1+[.$E$2]" office:value-type="float" office:value="210" calcext:value-type="float">
            <text:p>210</text:p>
          </table:table-cell>
          <table:table-cell table:formula="of:=MOD([.F171]+1/[.$H$2];5)" office:value-type="float" office:value="0.633333333333325" calcext:value-type="float">
            <text:p>0,633333333333325</text:p>
          </table:table-cell>
          <table:table-cell table:formula="of:=IF([.F172]&lt;0.000001;[.G171]+2+1/[.$H$2];[.G171]+1/[.$H$2])" office:value-type="float" office:value="5.63333333333332" calcext:value-type="float">
            <text:p>5,63333333333332</text:p>
          </table:table-cell>
          <table:table-cell table:number-columns-repeated="4"/>
          <table:table-cell table:formula="of:=SUM(MOD(SUM([.L171]-[.L$2];[.T$2]);[.R$2]-[.L$2]);[.L$2])" office:value-type="time" office:time-value="PT14H20M00S" calcext:value-type="time">
            <text:p>14:20:00</text:p>
          </table:table-cell>
          <table:table-cell table:formula="of:=IF([.L172]&lt;[.L171];[.M171]+[.H$2];[.M171])" office:value-type="float" office:value="210" calcext:value-type="float">
            <text:p>210</text:p>
          </table:table-cell>
          <table:table-cell table:formula="of:=OFFSET([.C$4];[.M172];0)" office:value-type="float" office:value="43752" calcext:value-type="float">
            <text:p>43752</text:p>
          </table:table-cell>
          <table:table-cell table:formula="of:=[.L172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72];0)&lt;=[.O1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12T15:53:04.957448" calcext:value-type="date">
            <text:p>2019-10-12 15:53:05</text:p>
          </table:table-cell>
          <table:table-cell table:style-name="ce7" table:formula="of:=[.A173]" office:value-type="date" office:date-value="2019-10-12T15:53:04.957448" calcext:value-type="date">
            <text:p>2019-10-12 15:53:05</text:p>
          </table:table-cell>
          <table:table-cell table:formula="of:=TRUNC([.A173])" office:value-type="float" office:value="43750" calcext:value-type="float">
            <text:p>43750</text:p>
          </table:table-cell>
          <table:table-cell table:style-name="ce12" table:formula="of:=[.B173]-[.C173]" office:value-type="date" office:date-value="1899-12-30T15:53:04.95744802058" calcext:value-type="date">
            <text:p>12/30/99 03:53 PM</text:p>
          </table:table-cell>
          <table:table-cell table:formula="of:=MOD([.E172]-[.$E$2];[.$H$2])+1+[.$E$2]" office:value-type="float" office:value="211" calcext:value-type="float">
            <text:p>211</text:p>
          </table:table-cell>
          <table:table-cell table:formula="of:=MOD([.F172]+1/[.$H$2];5)" office:value-type="float" office:value="0.666666666666658" calcext:value-type="float">
            <text:p>0,666666666666658</text:p>
          </table:table-cell>
          <table:table-cell table:formula="of:=IF([.F173]&lt;0.000001;[.G172]+2+1/[.$H$2];[.G172]+1/[.$H$2])" office:value-type="float" office:value="5.66666666666666" calcext:value-type="float">
            <text:p>5,66666666666666</text:p>
          </table:table-cell>
          <table:table-cell table:number-columns-repeated="4"/>
          <table:table-cell table:formula="of:=SUM(MOD(SUM([.L172]-[.L$2];[.T$2]);[.R$2]-[.L$2]);[.L$2])" office:value-type="time" office:time-value="PT14H30M00S" calcext:value-type="time">
            <text:p>14:30:00</text:p>
          </table:table-cell>
          <table:table-cell table:formula="of:=IF([.L173]&lt;[.L172];[.M172]+[.H$2];[.M172])" office:value-type="float" office:value="210" calcext:value-type="float">
            <text:p>210</text:p>
          </table:table-cell>
          <table:table-cell table:formula="of:=OFFSET([.C$4];[.M173];0)" office:value-type="float" office:value="43752" calcext:value-type="float">
            <text:p>43752</text:p>
          </table:table-cell>
          <table:table-cell table:formula="of:=[.L173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73];0)&lt;=[.O1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12T16:12:12.329065" calcext:value-type="date">
            <text:p>2019-10-12 16:12:12</text:p>
          </table:table-cell>
          <table:table-cell table:style-name="ce7" table:formula="of:=[.A174]" office:value-type="date" office:date-value="2019-10-12T16:12:12.329065" calcext:value-type="date">
            <text:p>2019-10-12 16:12:12</text:p>
          </table:table-cell>
          <table:table-cell table:formula="of:=TRUNC([.A174])" office:value-type="float" office:value="43750" calcext:value-type="float">
            <text:p>43750</text:p>
          </table:table-cell>
          <table:table-cell table:style-name="ce12" table:formula="of:=[.B174]-[.C174]" office:value-type="date" office:date-value="1899-12-30T16:12:12.32906546909" calcext:value-type="date">
            <text:p>12/30/99 04:12 PM</text:p>
          </table:table-cell>
          <table:table-cell table:formula="of:=MOD([.E173]-[.$E$2];[.$H$2])+1+[.$E$2]" office:value-type="float" office:value="212" calcext:value-type="float">
            <text:p>212</text:p>
          </table:table-cell>
          <table:table-cell table:formula="of:=MOD([.F173]+1/[.$H$2];5)" office:value-type="float" office:value="0.699999999999992" calcext:value-type="float">
            <text:p>0,699999999999992</text:p>
          </table:table-cell>
          <table:table-cell table:formula="of:=IF([.F174]&lt;0.000001;[.G173]+2+1/[.$H$2];[.G173]+1/[.$H$2])" office:value-type="float" office:value="5.69999999999999" calcext:value-type="float">
            <text:p>5,69999999999999</text:p>
          </table:table-cell>
          <table:table-cell table:number-columns-repeated="4"/>
          <table:table-cell table:formula="of:=SUM(MOD(SUM([.L173]-[.L$2];[.T$2]);[.R$2]-[.L$2]);[.L$2])" office:value-type="time" office:time-value="PT14H40M00S" calcext:value-type="time">
            <text:p>14:40:00</text:p>
          </table:table-cell>
          <table:table-cell table:formula="of:=IF([.L174]&lt;[.L173];[.M173]+[.H$2];[.M173])" office:value-type="float" office:value="210" calcext:value-type="float">
            <text:p>210</text:p>
          </table:table-cell>
          <table:table-cell table:formula="of:=OFFSET([.C$4];[.M174];0)" office:value-type="float" office:value="43752" calcext:value-type="float">
            <text:p>43752</text:p>
          </table:table-cell>
          <table:table-cell table:formula="of:=[.L174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74];0)&lt;=[.O1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12T15:51:54.70281" calcext:value-type="date">
            <text:p>2019-10-12 15:51:55</text:p>
          </table:table-cell>
          <table:table-cell table:style-name="ce7" table:formula="of:=[.A175]" office:value-type="date" office:date-value="2019-10-12T15:51:54.70281" calcext:value-type="date">
            <text:p>2019-10-12 15:51:55</text:p>
          </table:table-cell>
          <table:table-cell table:formula="of:=TRUNC([.A175])" office:value-type="float" office:value="43750" calcext:value-type="float">
            <text:p>43750</text:p>
          </table:table-cell>
          <table:table-cell table:style-name="ce12" table:formula="of:=[.B175]-[.C175]" office:value-type="date" office:date-value="1899-12-30T15:51:54.70280997455" calcext:value-type="date">
            <text:p>12/30/99 03:51 PM</text:p>
          </table:table-cell>
          <table:table-cell table:formula="of:=MOD([.E174]-[.$E$2];[.$H$2])+1+[.$E$2]" office:value-type="float" office:value="213" calcext:value-type="float">
            <text:p>213</text:p>
          </table:table-cell>
          <table:table-cell table:formula="of:=MOD([.F174]+1/[.$H$2];5)" office:value-type="float" office:value="0.733333333333325" calcext:value-type="float">
            <text:p>0,733333333333325</text:p>
          </table:table-cell>
          <table:table-cell table:formula="of:=IF([.F175]&lt;0.000001;[.G174]+2+1/[.$H$2];[.G174]+1/[.$H$2])" office:value-type="float" office:value="5.73333333333332" calcext:value-type="float">
            <text:p>5,73333333333332</text:p>
          </table:table-cell>
          <table:table-cell table:number-columns-repeated="4"/>
          <table:table-cell table:formula="of:=SUM(MOD(SUM([.L174]-[.L$2];[.T$2]);[.R$2]-[.L$2]);[.L$2])" office:value-type="time" office:time-value="PT14H50M00S" calcext:value-type="time">
            <text:p>14:50:00</text:p>
          </table:table-cell>
          <table:table-cell table:formula="of:=IF([.L175]&lt;[.L174];[.M174]+[.H$2];[.M174])" office:value-type="float" office:value="210" calcext:value-type="float">
            <text:p>210</text:p>
          </table:table-cell>
          <table:table-cell table:formula="of:=OFFSET([.C$4];[.M175];0)" office:value-type="float" office:value="43752" calcext:value-type="float">
            <text:p>43752</text:p>
          </table:table-cell>
          <table:table-cell table:formula="of:=[.L175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75];0)&lt;=[.O1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12T16:19:08.001661" calcext:value-type="date">
            <text:p>2019-10-12 16:19:08</text:p>
          </table:table-cell>
          <table:table-cell table:style-name="ce7" table:formula="of:=[.A176]" office:value-type="date" office:date-value="2019-10-12T16:19:08.001661" calcext:value-type="date">
            <text:p>2019-10-12 16:19:08</text:p>
          </table:table-cell>
          <table:table-cell table:formula="of:=TRUNC([.A176])" office:value-type="float" office:value="43750" calcext:value-type="float">
            <text:p>43750</text:p>
          </table:table-cell>
          <table:table-cell table:style-name="ce12" table:formula="of:=[.B176]-[.C176]" office:value-type="date" office:date-value="1899-12-30T16:19:08.0016612215" calcext:value-type="date">
            <text:p>12/30/99 04:19 PM</text:p>
          </table:table-cell>
          <table:table-cell table:formula="of:=MOD([.E175]-[.$E$2];[.$H$2])+1+[.$E$2]" office:value-type="float" office:value="214" calcext:value-type="float">
            <text:p>214</text:p>
          </table:table-cell>
          <table:table-cell table:formula="of:=MOD([.F175]+1/[.$H$2];5)" office:value-type="float" office:value="0.766666666666658" calcext:value-type="float">
            <text:p>0,766666666666658</text:p>
          </table:table-cell>
          <table:table-cell table:formula="of:=IF([.F176]&lt;0.000001;[.G175]+2+1/[.$H$2];[.G175]+1/[.$H$2])" office:value-type="float" office:value="5.76666666666666" calcext:value-type="float">
            <text:p>5,76666666666666</text:p>
          </table:table-cell>
          <table:table-cell table:number-columns-repeated="4"/>
          <table:table-cell table:formula="of:=SUM(MOD(SUM([.L175]-[.L$2];[.T$2]);[.R$2]-[.L$2]);[.L$2])" office:value-type="time" office:time-value="PT15H00M00S" calcext:value-type="time">
            <text:p>15:00:00</text:p>
          </table:table-cell>
          <table:table-cell table:formula="of:=IF([.L176]&lt;[.L175];[.M175]+[.H$2];[.M175])" office:value-type="float" office:value="210" calcext:value-type="float">
            <text:p>210</text:p>
          </table:table-cell>
          <table:table-cell table:formula="of:=OFFSET([.C$4];[.M176];0)" office:value-type="float" office:value="43752" calcext:value-type="float">
            <text:p>43752</text:p>
          </table:table-cell>
          <table:table-cell table:formula="of:=[.L176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176];0)&lt;=[.O1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12T15:44:50.977068" calcext:value-type="date">
            <text:p>2019-10-12 15:44:51</text:p>
          </table:table-cell>
          <table:table-cell table:style-name="ce7" table:formula="of:=[.A177]" office:value-type="date" office:date-value="2019-10-12T15:44:50.977068" calcext:value-type="date">
            <text:p>2019-10-12 15:44:51</text:p>
          </table:table-cell>
          <table:table-cell table:formula="of:=TRUNC([.A177])" office:value-type="float" office:value="43750" calcext:value-type="float">
            <text:p>43750</text:p>
          </table:table-cell>
          <table:table-cell table:style-name="ce12" table:formula="of:=[.B177]-[.C177]" office:value-type="date" office:date-value="1899-12-30T15:44:50.97706752364" calcext:value-type="date">
            <text:p>12/30/99 03:44 PM</text:p>
          </table:table-cell>
          <table:table-cell table:formula="of:=MOD([.E176]-[.$E$2];[.$H$2])+1+[.$E$2]" office:value-type="float" office:value="215" calcext:value-type="float">
            <text:p>215</text:p>
          </table:table-cell>
          <table:table-cell table:formula="of:=MOD([.F176]+1/[.$H$2];5)" office:value-type="float" office:value="0.799999999999992" calcext:value-type="float">
            <text:p>0,799999999999992</text:p>
          </table:table-cell>
          <table:table-cell table:formula="of:=IF([.F177]&lt;0.000001;[.G176]+2+1/[.$H$2];[.G176]+1/[.$H$2])" office:value-type="float" office:value="5.79999999999999" calcext:value-type="float">
            <text:p>5,79999999999999</text:p>
          </table:table-cell>
          <table:table-cell table:number-columns-repeated="4"/>
          <table:table-cell table:formula="of:=SUM(MOD(SUM([.L176]-[.L$2];[.T$2]);[.R$2]-[.L$2]);[.L$2])" office:value-type="time" office:time-value="PT15H10M00S" calcext:value-type="time">
            <text:p>15:10:00</text:p>
          </table:table-cell>
          <table:table-cell table:formula="of:=IF([.L177]&lt;[.L176];[.M176]+[.H$2];[.M176])" office:value-type="float" office:value="210" calcext:value-type="float">
            <text:p>210</text:p>
          </table:table-cell>
          <table:table-cell table:formula="of:=OFFSET([.C$4];[.M177];0)" office:value-type="float" office:value="43752" calcext:value-type="float">
            <text:p>43752</text:p>
          </table:table-cell>
          <table:table-cell table:formula="of:=[.L177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77];0)&lt;=[.O1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12T16:02:55.890626" calcext:value-type="date">
            <text:p>2019-10-12 16:02:56</text:p>
          </table:table-cell>
          <table:table-cell table:style-name="ce7" table:formula="of:=[.A178]" office:value-type="date" office:date-value="2019-10-12T16:02:55.890626" calcext:value-type="date">
            <text:p>2019-10-12 16:02:56</text:p>
          </table:table-cell>
          <table:table-cell table:formula="of:=TRUNC([.A178])" office:value-type="float" office:value="43750" calcext:value-type="float">
            <text:p>43750</text:p>
          </table:table-cell>
          <table:table-cell table:style-name="ce12" table:formula="of:=[.B178]-[.C178]" office:value-type="date" office:date-value="1899-12-30T16:02:55.89062629268" calcext:value-type="date">
            <text:p>12/30/99 04:02 PM</text:p>
          </table:table-cell>
          <table:table-cell table:formula="of:=MOD([.E177]-[.$E$2];[.$H$2])+1+[.$E$2]" office:value-type="float" office:value="216" calcext:value-type="float">
            <text:p>216</text:p>
          </table:table-cell>
          <table:table-cell table:formula="of:=MOD([.F177]+1/[.$H$2];5)" office:value-type="float" office:value="0.833333333333325" calcext:value-type="float">
            <text:p>0,833333333333325</text:p>
          </table:table-cell>
          <table:table-cell table:formula="of:=IF([.F178]&lt;0.000001;[.G177]+2+1/[.$H$2];[.G177]+1/[.$H$2])" office:value-type="float" office:value="5.83333333333332" calcext:value-type="float">
            <text:p>5,83333333333332</text:p>
          </table:table-cell>
          <table:table-cell table:number-columns-repeated="4"/>
          <table:table-cell table:formula="of:=SUM(MOD(SUM([.L177]-[.L$2];[.T$2]);[.R$2]-[.L$2]);[.L$2])" office:value-type="time" office:time-value="PT15H20M00S" calcext:value-type="time">
            <text:p>15:20:00</text:p>
          </table:table-cell>
          <table:table-cell table:formula="of:=IF([.L178]&lt;[.L177];[.M177]+[.H$2];[.M177])" office:value-type="float" office:value="210" calcext:value-type="float">
            <text:p>210</text:p>
          </table:table-cell>
          <table:table-cell table:formula="of:=OFFSET([.C$4];[.M178];0)" office:value-type="float" office:value="43752" calcext:value-type="float">
            <text:p>43752</text:p>
          </table:table-cell>
          <table:table-cell table:formula="of:=[.L178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78];0)&lt;=[.O1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12T16:22:19.79214" calcext:value-type="date">
            <text:p>2019-10-12 16:22:20</text:p>
          </table:table-cell>
          <table:table-cell table:style-name="ce7" table:formula="of:=[.A179]" office:value-type="date" office:date-value="2019-10-12T16:22:19.79214" calcext:value-type="date">
            <text:p>2019-10-12 16:22:20</text:p>
          </table:table-cell>
          <table:table-cell table:formula="of:=TRUNC([.A179])" office:value-type="float" office:value="43750" calcext:value-type="float">
            <text:p>43750</text:p>
          </table:table-cell>
          <table:table-cell table:style-name="ce12" table:formula="of:=[.B179]-[.C179]" office:value-type="date" office:date-value="1899-12-30T16:22:19.79213987477" calcext:value-type="date">
            <text:p>12/30/99 04:22 PM</text:p>
          </table:table-cell>
          <table:table-cell table:formula="of:=MOD([.E178]-[.$E$2];[.$H$2])+1+[.$E$2]" office:value-type="float" office:value="217" calcext:value-type="float">
            <text:p>217</text:p>
          </table:table-cell>
          <table:table-cell table:formula="of:=MOD([.F178]+1/[.$H$2];5)" office:value-type="float" office:value="0.866666666666658" calcext:value-type="float">
            <text:p>0,866666666666658</text:p>
          </table:table-cell>
          <table:table-cell table:formula="of:=IF([.F179]&lt;0.000001;[.G178]+2+1/[.$H$2];[.G178]+1/[.$H$2])" office:value-type="float" office:value="5.86666666666666" calcext:value-type="float">
            <text:p>5,86666666666666</text:p>
          </table:table-cell>
          <table:table-cell table:number-columns-repeated="4"/>
          <table:table-cell table:formula="of:=SUM(MOD(SUM([.L178]-[.L$2];[.T$2]);[.R$2]-[.L$2]);[.L$2])" office:value-type="time" office:time-value="PT15H30M00S" calcext:value-type="time">
            <text:p>15:30:00</text:p>
          </table:table-cell>
          <table:table-cell table:formula="of:=IF([.L179]&lt;[.L178];[.M178]+[.H$2];[.M178])" office:value-type="float" office:value="210" calcext:value-type="float">
            <text:p>210</text:p>
          </table:table-cell>
          <table:table-cell table:formula="of:=OFFSET([.C$4];[.M179];0)" office:value-type="float" office:value="43752" calcext:value-type="float">
            <text:p>43752</text:p>
          </table:table-cell>
          <table:table-cell table:formula="of:=[.L179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79];0)&lt;=[.O1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12T16:11:27.650657" calcext:value-type="date">
            <text:p>2019-10-12 16:11:28</text:p>
          </table:table-cell>
          <table:table-cell table:style-name="ce7" table:formula="of:=[.A180]" office:value-type="date" office:date-value="2019-10-12T16:11:27.650657" calcext:value-type="date">
            <text:p>2019-10-12 16:11:28</text:p>
          </table:table-cell>
          <table:table-cell table:formula="of:=TRUNC([.A180])" office:value-type="float" office:value="43750" calcext:value-type="float">
            <text:p>43750</text:p>
          </table:table-cell>
          <table:table-cell table:style-name="ce12" table:formula="of:=[.B180]-[.C180]" office:value-type="date" office:date-value="1899-12-30T16:11:27.65065725893" calcext:value-type="date">
            <text:p>12/30/99 04:11 PM</text:p>
          </table:table-cell>
          <table:table-cell table:formula="of:=MOD([.E179]-[.$E$2];[.$H$2])+1+[.$E$2]" office:value-type="float" office:value="218" calcext:value-type="float">
            <text:p>218</text:p>
          </table:table-cell>
          <table:table-cell table:formula="of:=MOD([.F179]+1/[.$H$2];5)" office:value-type="float" office:value="0.899999999999992" calcext:value-type="float">
            <text:p>0,899999999999992</text:p>
          </table:table-cell>
          <table:table-cell table:formula="of:=IF([.F180]&lt;0.000001;[.G179]+2+1/[.$H$2];[.G179]+1/[.$H$2])" office:value-type="float" office:value="5.89999999999999" calcext:value-type="float">
            <text:p>5,89999999999999</text:p>
          </table:table-cell>
          <table:table-cell table:number-columns-repeated="4"/>
          <table:table-cell table:formula="of:=SUM(MOD(SUM([.L179]-[.L$2];[.T$2]);[.R$2]-[.L$2]);[.L$2])" office:value-type="time" office:time-value="PT15H40M00S" calcext:value-type="time">
            <text:p>15:40:00</text:p>
          </table:table-cell>
          <table:table-cell table:formula="of:=IF([.L180]&lt;[.L179];[.M179]+[.H$2];[.M179])" office:value-type="float" office:value="210" calcext:value-type="float">
            <text:p>210</text:p>
          </table:table-cell>
          <table:table-cell table:formula="of:=OFFSET([.C$4];[.M180];0)" office:value-type="float" office:value="43752" calcext:value-type="float">
            <text:p>43752</text:p>
          </table:table-cell>
          <table:table-cell table:formula="of:=[.L180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80];0)&lt;=[.O1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12T15:54:27.296701" calcext:value-type="date">
            <text:p>2019-10-12 15:54:27</text:p>
          </table:table-cell>
          <table:table-cell table:style-name="ce7" table:formula="of:=[.A181]" office:value-type="date" office:date-value="2019-10-12T15:54:27.296701" calcext:value-type="date">
            <text:p>2019-10-12 15:54:27</text:p>
          </table:table-cell>
          <table:table-cell table:formula="of:=TRUNC([.A181])" office:value-type="float" office:value="43750" calcext:value-type="float">
            <text:p>43750</text:p>
          </table:table-cell>
          <table:table-cell table:style-name="ce12" table:formula="of:=[.B181]-[.C181]" office:value-type="date" office:date-value="1899-12-30T15:54:27.29670104105" calcext:value-type="date">
            <text:p>12/30/99 03:54 PM</text:p>
          </table:table-cell>
          <table:table-cell table:formula="of:=MOD([.E180]-[.$E$2];[.$H$2])+1+[.$E$2]" office:value-type="float" office:value="219" calcext:value-type="float">
            <text:p>219</text:p>
          </table:table-cell>
          <table:table-cell table:formula="of:=MOD([.F180]+1/[.$H$2];5)" office:value-type="float" office:value="0.933333333333325" calcext:value-type="float">
            <text:p>0,933333333333325</text:p>
          </table:table-cell>
          <table:table-cell table:formula="of:=IF([.F181]&lt;0.000001;[.G180]+2+1/[.$H$2];[.G180]+1/[.$H$2])" office:value-type="float" office:value="5.93333333333332" calcext:value-type="float">
            <text:p>5,93333333333332</text:p>
          </table:table-cell>
          <table:table-cell table:number-columns-repeated="4"/>
          <table:table-cell table:formula="of:=SUM(MOD(SUM([.L180]-[.L$2];[.T$2]);[.R$2]-[.L$2]);[.L$2])" office:value-type="time" office:time-value="PT15H50M00S" calcext:value-type="time">
            <text:p>15:50:00</text:p>
          </table:table-cell>
          <table:table-cell table:formula="of:=IF([.L181]&lt;[.L180];[.M180]+[.H$2];[.M180])" office:value-type="float" office:value="210" calcext:value-type="float">
            <text:p>210</text:p>
          </table:table-cell>
          <table:table-cell table:formula="of:=OFFSET([.C$4];[.M181];0)" office:value-type="float" office:value="43752" calcext:value-type="float">
            <text:p>43752</text:p>
          </table:table-cell>
          <table:table-cell table:formula="of:=[.L181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81];0)&lt;=[.O1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12T15:56:46.072672" calcext:value-type="date">
            <text:p>2019-10-12 15:56:46</text:p>
          </table:table-cell>
          <table:table-cell table:style-name="ce7" table:formula="of:=[.A182]" office:value-type="date" office:date-value="2019-10-12T15:56:46.072672" calcext:value-type="date">
            <text:p>2019-10-12 15:56:46</text:p>
          </table:table-cell>
          <table:table-cell table:formula="of:=TRUNC([.A182])" office:value-type="float" office:value="43750" calcext:value-type="float">
            <text:p>43750</text:p>
          </table:table-cell>
          <table:table-cell table:style-name="ce12" table:formula="of:=[.B182]-[.C182]" office:value-type="date" office:date-value="1899-12-30T15:56:46.07267206069" calcext:value-type="date">
            <text:p>12/30/99 03:56 PM</text:p>
          </table:table-cell>
          <table:table-cell table:formula="of:=MOD([.E181]-[.$E$2];[.$H$2])+1+[.$E$2]" office:value-type="float" office:value="220" calcext:value-type="float">
            <text:p>220</text:p>
          </table:table-cell>
          <table:table-cell table:formula="of:=MOD([.F181]+1/[.$H$2];5)" office:value-type="float" office:value="0.966666666666658" calcext:value-type="float">
            <text:p>0,966666666666658</text:p>
          </table:table-cell>
          <table:table-cell table:formula="of:=IF([.F182]&lt;0.000001;[.G181]+2+1/[.$H$2];[.G181]+1/[.$H$2])" office:value-type="float" office:value="5.96666666666666" calcext:value-type="float">
            <text:p>5,96666666666666</text:p>
          </table:table-cell>
          <table:table-cell table:number-columns-repeated="4"/>
          <table:table-cell table:formula="of:=SUM(MOD(SUM([.L181]-[.L$2];[.T$2]);[.R$2]-[.L$2]);[.L$2])" office:value-type="time" office:time-value="PT16H00M00S" calcext:value-type="time">
            <text:p>16:00:00</text:p>
          </table:table-cell>
          <table:table-cell table:formula="of:=IF([.L182]&lt;[.L181];[.M181]+[.H$2];[.M181])" office:value-type="float" office:value="210" calcext:value-type="float">
            <text:p>210</text:p>
          </table:table-cell>
          <table:table-cell table:formula="of:=OFFSET([.C$4];[.M182];0)" office:value-type="float" office:value="43752" calcext:value-type="float">
            <text:p>43752</text:p>
          </table:table-cell>
          <table:table-cell table:formula="of:=[.L182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82];0)&lt;=[.O1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12T16:00:08.496494" calcext:value-type="date">
            <text:p>2019-10-12 16:00:08</text:p>
          </table:table-cell>
          <table:table-cell table:style-name="ce7" table:formula="of:=[.A183]" office:value-type="date" office:date-value="2019-10-12T16:00:08.496494" calcext:value-type="date">
            <text:p>2019-10-12 16:00:08</text:p>
          </table:table-cell>
          <table:table-cell table:formula="of:=TRUNC([.A183])" office:value-type="float" office:value="43750" calcext:value-type="float">
            <text:p>43750</text:p>
          </table:table-cell>
          <table:table-cell table:style-name="ce12" table:formula="of:=[.B183]-[.C183]" office:value-type="date" office:date-value="1899-12-30T16:00:08.49649363663" calcext:value-type="date">
            <text:p>12/30/99 04:00 PM</text:p>
          </table:table-cell>
          <table:table-cell table:formula="of:=MOD([.E182]-[.$E$2];[.$H$2])+1+[.$E$2]" office:value-type="float" office:value="191" calcext:value-type="float">
            <text:p>191</text:p>
          </table:table-cell>
          <table:table-cell table:formula="of:=MOD([.F182]+1/[.$H$2];5)" office:value-type="float" office:value="0.999999999999992" calcext:value-type="float">
            <text:p>0,999999999999992</text:p>
          </table:table-cell>
          <table:table-cell table:formula="of:=IF([.F183]&lt;0.000001;[.G182]+2+1/[.$H$2];[.G182]+1/[.$H$2])" office:value-type="float" office:value="5.99999999999999" calcext:value-type="float">
            <text:p>5,99999999999999</text:p>
          </table:table-cell>
          <table:table-cell table:number-columns-repeated="4"/>
          <table:table-cell table:formula="of:=SUM(MOD(SUM([.L182]-[.L$2];[.T$2]);[.R$2]-[.L$2]);[.L$2])" office:value-type="time" office:time-value="PT16H10M00S" calcext:value-type="time">
            <text:p>16:10:00</text:p>
          </table:table-cell>
          <table:table-cell table:formula="of:=IF([.L183]&lt;[.L182];[.M182]+[.H$2];[.M182])" office:value-type="float" office:value="210" calcext:value-type="float">
            <text:p>210</text:p>
          </table:table-cell>
          <table:table-cell table:formula="of:=OFFSET([.C$4];[.M183];0)" office:value-type="float" office:value="43752" calcext:value-type="float">
            <text:p>43752</text:p>
          </table:table-cell>
          <table:table-cell table:formula="of:=[.L183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83];0)&lt;=[.O1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3T16:16:48.343423" calcext:value-type="date">
            <text:p>2019-10-13 16:16:48</text:p>
          </table:table-cell>
          <table:table-cell table:style-name="ce7" table:formula="of:=[.A184]" office:value-type="date" office:date-value="2019-10-13T16:16:48.343423" calcext:value-type="date">
            <text:p>2019-10-13 16:16:48</text:p>
          </table:table-cell>
          <table:table-cell table:formula="of:=TRUNC([.A184])" office:value-type="float" office:value="43751" calcext:value-type="float">
            <text:p>43751</text:p>
          </table:table-cell>
          <table:table-cell table:style-name="ce12" table:formula="of:=[.B184]-[.C184]" office:value-type="date" office:date-value="1899-12-30T16:16:48.34342343733" calcext:value-type="date">
            <text:p>12/30/99 04:16 PM</text:p>
          </table:table-cell>
          <table:table-cell table:formula="of:=MOD([.E183]-[.$E$2];[.$H$2])+1+[.$E$2]" office:value-type="float" office:value="192" calcext:value-type="float">
            <text:p>192</text:p>
          </table:table-cell>
          <table:table-cell table:formula="of:=MOD([.F183]+1/[.$H$2];5)" office:value-type="float" office:value="1.03333333333333" calcext:value-type="float">
            <text:p>1,03333333333333</text:p>
          </table:table-cell>
          <table:table-cell table:formula="of:=IF([.F184]&lt;0.000001;[.G183]+2+1/[.$H$2];[.G183]+1/[.$H$2])" office:value-type="float" office:value="6.03333333333332" calcext:value-type="float">
            <text:p>6,03333333333332</text:p>
          </table:table-cell>
          <table:table-cell table:number-columns-repeated="4"/>
          <table:table-cell table:formula="of:=SUM(MOD(SUM([.L183]-[.L$2];[.T$2]);[.R$2]-[.L$2]);[.L$2])" office:value-type="time" office:time-value="PT16H20M00S" calcext:value-type="time">
            <text:p>16:20:00</text:p>
          </table:table-cell>
          <table:table-cell table:formula="of:=IF([.L184]&lt;[.L183];[.M183]+[.H$2];[.M183])" office:value-type="float" office:value="210" calcext:value-type="float">
            <text:p>210</text:p>
          </table:table-cell>
          <table:table-cell table:formula="of:=OFFSET([.C$4];[.M184];0)" office:value-type="float" office:value="43752" calcext:value-type="float">
            <text:p>43752</text:p>
          </table:table-cell>
          <table:table-cell table:formula="of:=[.L184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84];0)&lt;=[.O1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3T16:11:18.530172" calcext:value-type="date">
            <text:p>2019-10-13 16:11:19</text:p>
          </table:table-cell>
          <table:table-cell table:style-name="ce7" table:formula="of:=[.A185]" office:value-type="date" office:date-value="2019-10-13T16:11:18.530172" calcext:value-type="date">
            <text:p>2019-10-13 16:11:19</text:p>
          </table:table-cell>
          <table:table-cell table:formula="of:=TRUNC([.A185])" office:value-type="float" office:value="43751" calcext:value-type="float">
            <text:p>43751</text:p>
          </table:table-cell>
          <table:table-cell table:style-name="ce12" table:formula="of:=[.B185]-[.C185]" office:value-type="date" office:date-value="1899-12-30T16:11:18.5301720025" calcext:value-type="date">
            <text:p>12/30/99 04:11 PM</text:p>
          </table:table-cell>
          <table:table-cell table:formula="of:=MOD([.E184]-[.$E$2];[.$H$2])+1+[.$E$2]" office:value-type="float" office:value="193" calcext:value-type="float">
            <text:p>193</text:p>
          </table:table-cell>
          <table:table-cell table:formula="of:=MOD([.F184]+1/[.$H$2];5)" office:value-type="float" office:value="1.06666666666666" calcext:value-type="float">
            <text:p>1,06666666666666</text:p>
          </table:table-cell>
          <table:table-cell table:formula="of:=IF([.F185]&lt;0.000001;[.G184]+2+1/[.$H$2];[.G184]+1/[.$H$2])" office:value-type="float" office:value="6.06666666666666" calcext:value-type="float">
            <text:p>6,06666666666666</text:p>
          </table:table-cell>
          <table:table-cell table:number-columns-repeated="4"/>
          <table:table-cell table:formula="of:=SUM(MOD(SUM([.L184]-[.L$2];[.T$2]);[.R$2]-[.L$2]);[.L$2])" office:value-type="time" office:time-value="PT16H30M00S" calcext:value-type="time">
            <text:p>16:30:00</text:p>
          </table:table-cell>
          <table:table-cell table:formula="of:=IF([.L185]&lt;[.L184];[.M184]+[.H$2];[.M184])" office:value-type="float" office:value="210" calcext:value-type="float">
            <text:p>210</text:p>
          </table:table-cell>
          <table:table-cell table:formula="of:=OFFSET([.C$4];[.M185];0)" office:value-type="float" office:value="43752" calcext:value-type="float">
            <text:p>43752</text:p>
          </table:table-cell>
          <table:table-cell table:formula="of:=[.L185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185];0)&lt;=[.O1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3T15:52:44.327506" calcext:value-type="date">
            <text:p>2019-10-13 15:52:44</text:p>
          </table:table-cell>
          <table:table-cell table:style-name="ce7" table:formula="of:=[.A186]" office:value-type="date" office:date-value="2019-10-13T15:52:44.327506" calcext:value-type="date">
            <text:p>2019-10-13 15:52:44</text:p>
          </table:table-cell>
          <table:table-cell table:formula="of:=TRUNC([.A186])" office:value-type="float" office:value="43751" calcext:value-type="float">
            <text:p>43751</text:p>
          </table:table-cell>
          <table:table-cell table:style-name="ce12" table:formula="of:=[.B186]-[.C186]" office:value-type="date" office:date-value="1899-12-30T15:52:44.32750560343" calcext:value-type="date">
            <text:p>12/30/99 03:52 PM</text:p>
          </table:table-cell>
          <table:table-cell table:formula="of:=MOD([.E185]-[.$E$2];[.$H$2])+1+[.$E$2]" office:value-type="float" office:value="194" calcext:value-type="float">
            <text:p>194</text:p>
          </table:table-cell>
          <table:table-cell table:formula="of:=MOD([.F185]+1/[.$H$2];5)" office:value-type="float" office:value="1.09999999999999" calcext:value-type="float">
            <text:p>1,09999999999999</text:p>
          </table:table-cell>
          <table:table-cell table:formula="of:=IF([.F186]&lt;0.000001;[.G185]+2+1/[.$H$2];[.G185]+1/[.$H$2])" office:value-type="float" office:value="6.09999999999999" calcext:value-type="float">
            <text:p>6,09999999999999</text:p>
          </table:table-cell>
          <table:table-cell table:number-columns-repeated="4"/>
          <table:table-cell table:formula="of:=SUM(MOD(SUM([.L185]-[.L$2];[.T$2]);[.R$2]-[.L$2]);[.L$2])" office:value-type="time" office:time-value="PT16H40M00S" calcext:value-type="time">
            <text:p>16:40:00</text:p>
          </table:table-cell>
          <table:table-cell table:formula="of:=IF([.L186]&lt;[.L185];[.M185]+[.H$2];[.M185])" office:value-type="float" office:value="210" calcext:value-type="float">
            <text:p>210</text:p>
          </table:table-cell>
          <table:table-cell table:formula="of:=OFFSET([.C$4];[.M186];0)" office:value-type="float" office:value="43752" calcext:value-type="float">
            <text:p>43752</text:p>
          </table:table-cell>
          <table:table-cell table:formula="of:=[.L186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86];0)&lt;=[.O1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3T15:35:08.988473" calcext:value-type="date">
            <text:p>2019-10-13 15:35:09</text:p>
          </table:table-cell>
          <table:table-cell table:style-name="ce7" table:formula="of:=[.A187]" office:value-type="date" office:date-value="2019-10-13T15:35:08.988473" calcext:value-type="date">
            <text:p>2019-10-13 15:35:09</text:p>
          </table:table-cell>
          <table:table-cell table:formula="of:=TRUNC([.A187])" office:value-type="float" office:value="43751" calcext:value-type="float">
            <text:p>43751</text:p>
          </table:table-cell>
          <table:table-cell table:style-name="ce12" table:formula="of:=[.B187]-[.C187]" office:value-type="date" office:date-value="1899-12-30T15:35:08.9884727262" calcext:value-type="date">
            <text:p>12/30/99 03:35 PM</text:p>
          </table:table-cell>
          <table:table-cell table:formula="of:=MOD([.E186]-[.$E$2];[.$H$2])+1+[.$E$2]" office:value-type="float" office:value="195" calcext:value-type="float">
            <text:p>195</text:p>
          </table:table-cell>
          <table:table-cell table:formula="of:=MOD([.F186]+1/[.$H$2];5)" office:value-type="float" office:value="1.13333333333333" calcext:value-type="float">
            <text:p>1,13333333333333</text:p>
          </table:table-cell>
          <table:table-cell table:formula="of:=IF([.F187]&lt;0.000001;[.G186]+2+1/[.$H$2];[.G186]+1/[.$H$2])" office:value-type="float" office:value="6.13333333333332" calcext:value-type="float">
            <text:p>6,13333333333332</text:p>
          </table:table-cell>
          <table:table-cell table:number-columns-repeated="4"/>
          <table:table-cell table:formula="of:=SUM(MOD(SUM([.L186]-[.L$2];[.T$2]);[.R$2]-[.L$2]);[.L$2])" office:value-type="time" office:time-value="PT16H50M00S" calcext:value-type="time">
            <text:p>16:50:00</text:p>
          </table:table-cell>
          <table:table-cell table:formula="of:=IF([.L187]&lt;[.L186];[.M186]+[.H$2];[.M186])" office:value-type="float" office:value="210" calcext:value-type="float">
            <text:p>210</text:p>
          </table:table-cell>
          <table:table-cell table:formula="of:=OFFSET([.C$4];[.M187];0)" office:value-type="float" office:value="43752" calcext:value-type="float">
            <text:p>43752</text:p>
          </table:table-cell>
          <table:table-cell table:formula="of:=[.L187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87];0)&lt;=[.O1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3T15:53:15.573744" calcext:value-type="date">
            <text:p>2019-10-13 15:53:16</text:p>
          </table:table-cell>
          <table:table-cell table:style-name="ce7" table:formula="of:=[.A188]" office:value-type="date" office:date-value="2019-10-13T15:53:15.573744" calcext:value-type="date">
            <text:p>2019-10-13 15:53:16</text:p>
          </table:table-cell>
          <table:table-cell table:formula="of:=TRUNC([.A188])" office:value-type="float" office:value="43751" calcext:value-type="float">
            <text:p>43751</text:p>
          </table:table-cell>
          <table:table-cell table:style-name="ce12" table:formula="of:=[.B188]-[.C188]" office:value-type="date" office:date-value="1899-12-30T15:53:15.57374403812" calcext:value-type="date">
            <text:p>12/30/99 03:53 PM</text:p>
          </table:table-cell>
          <table:table-cell table:formula="of:=MOD([.E187]-[.$E$2];[.$H$2])+1+[.$E$2]" office:value-type="float" office:value="196" calcext:value-type="float">
            <text:p>196</text:p>
          </table:table-cell>
          <table:table-cell table:formula="of:=MOD([.F187]+1/[.$H$2];5)" office:value-type="float" office:value="1.16666666666666" calcext:value-type="float">
            <text:p>1,16666666666666</text:p>
          </table:table-cell>
          <table:table-cell table:formula="of:=IF([.F188]&lt;0.000001;[.G187]+2+1/[.$H$2];[.G187]+1/[.$H$2])" office:value-type="float" office:value="6.16666666666665" calcext:value-type="float">
            <text:p>6,16666666666665</text:p>
          </table:table-cell>
          <table:table-cell table:number-columns-repeated="4"/>
          <table:table-cell table:formula="of:=SUM(MOD(SUM([.L187]-[.L$2];[.T$2]);[.R$2]-[.L$2]);[.L$2])" office:value-type="time" office:time-value="PT17H00M00S" calcext:value-type="time">
            <text:p>17:00:00</text:p>
          </table:table-cell>
          <table:table-cell table:formula="of:=IF([.L188]&lt;[.L187];[.M187]+[.H$2];[.M187])" office:value-type="float" office:value="210" calcext:value-type="float">
            <text:p>210</text:p>
          </table:table-cell>
          <table:table-cell table:formula="of:=OFFSET([.C$4];[.M188];0)" office:value-type="float" office:value="43752" calcext:value-type="float">
            <text:p>43752</text:p>
          </table:table-cell>
          <table:table-cell table:formula="of:=[.L188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88];0)&lt;=[.O1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3T16:00:46.714742" calcext:value-type="date">
            <text:p>2019-10-13 16:00:47</text:p>
          </table:table-cell>
          <table:table-cell table:style-name="ce7" table:formula="of:=[.A189]" office:value-type="date" office:date-value="2019-10-13T16:00:46.714742" calcext:value-type="date">
            <text:p>2019-10-13 16:00:47</text:p>
          </table:table-cell>
          <table:table-cell table:formula="of:=TRUNC([.A189])" office:value-type="float" office:value="43751" calcext:value-type="float">
            <text:p>43751</text:p>
          </table:table-cell>
          <table:table-cell table:style-name="ce12" table:formula="of:=[.B189]-[.C189]" office:value-type="date" office:date-value="1899-12-30T16:00:46.71474150382" calcext:value-type="date">
            <text:p>12/30/99 04:00 PM</text:p>
          </table:table-cell>
          <table:table-cell table:formula="of:=MOD([.E188]-[.$E$2];[.$H$2])+1+[.$E$2]" office:value-type="float" office:value="197" calcext:value-type="float">
            <text:p>197</text:p>
          </table:table-cell>
          <table:table-cell table:formula="of:=MOD([.F188]+1/[.$H$2];5)" office:value-type="float" office:value="1.19999999999999" calcext:value-type="float">
            <text:p>1,19999999999999</text:p>
          </table:table-cell>
          <table:table-cell table:formula="of:=IF([.F189]&lt;0.000001;[.G188]+2+1/[.$H$2];[.G188]+1/[.$H$2])" office:value-type="float" office:value="6.19999999999999" calcext:value-type="float">
            <text:p>6,19999999999999</text:p>
          </table:table-cell>
          <table:table-cell table:number-columns-repeated="4"/>
          <table:table-cell table:formula="of:=SUM(MOD(SUM([.L188]-[.L$2];[.T$2]);[.R$2]-[.L$2]);[.L$2])" office:value-type="time" office:time-value="PT17H10M00S" calcext:value-type="time">
            <text:p>17:10:00</text:p>
          </table:table-cell>
          <table:table-cell table:formula="of:=IF([.L189]&lt;[.L188];[.M188]+[.H$2];[.M188])" office:value-type="float" office:value="210" calcext:value-type="float">
            <text:p>210</text:p>
          </table:table-cell>
          <table:table-cell table:formula="of:=OFFSET([.C$4];[.M189];0)" office:value-type="float" office:value="43752" calcext:value-type="float">
            <text:p>43752</text:p>
          </table:table-cell>
          <table:table-cell table:formula="of:=[.L189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89];0)&lt;=[.O1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3T16:17:13.322138" calcext:value-type="date">
            <text:p>2019-10-13 16:17:13</text:p>
          </table:table-cell>
          <table:table-cell table:style-name="ce7" table:formula="of:=[.A190]" office:value-type="date" office:date-value="2019-10-13T16:17:13.322138" calcext:value-type="date">
            <text:p>2019-10-13 16:17:13</text:p>
          </table:table-cell>
          <table:table-cell table:formula="of:=TRUNC([.A190])" office:value-type="float" office:value="43751" calcext:value-type="float">
            <text:p>43751</text:p>
          </table:table-cell>
          <table:table-cell table:style-name="ce12" table:formula="of:=[.B190]-[.C190]" office:value-type="date" office:date-value="1899-12-30T16:17:13.32213778049" calcext:value-type="date">
            <text:p>12/30/99 04:17 PM</text:p>
          </table:table-cell>
          <table:table-cell table:formula="of:=MOD([.E189]-[.$E$2];[.$H$2])+1+[.$E$2]" office:value-type="float" office:value="198" calcext:value-type="float">
            <text:p>198</text:p>
          </table:table-cell>
          <table:table-cell table:formula="of:=MOD([.F189]+1/[.$H$2];5)" office:value-type="float" office:value="1.23333333333333" calcext:value-type="float">
            <text:p>1,23333333333333</text:p>
          </table:table-cell>
          <table:table-cell table:formula="of:=IF([.F190]&lt;0.000001;[.G189]+2+1/[.$H$2];[.G189]+1/[.$H$2])" office:value-type="float" office:value="6.23333333333332" calcext:value-type="float">
            <text:p>6,23333333333332</text:p>
          </table:table-cell>
          <table:table-cell table:number-columns-repeated="4"/>
          <table:table-cell table:formula="of:=SUM(MOD(SUM([.L189]-[.L$2];[.T$2]);[.R$2]-[.L$2]);[.L$2])" office:value-type="time" office:time-value="PT17H20M00S" calcext:value-type="time">
            <text:p>17:20:00</text:p>
          </table:table-cell>
          <table:table-cell table:formula="of:=IF([.L190]&lt;[.L189];[.M189]+[.H$2];[.M189])" office:value-type="float" office:value="210" calcext:value-type="float">
            <text:p>210</text:p>
          </table:table-cell>
          <table:table-cell table:formula="of:=OFFSET([.C$4];[.M190];0)" office:value-type="float" office:value="43752" calcext:value-type="float">
            <text:p>43752</text:p>
          </table:table-cell>
          <table:table-cell table:formula="of:=[.L190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90];0)&lt;=[.O1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3T15:59:44.585741" calcext:value-type="date">
            <text:p>2019-10-13 15:59:45</text:p>
          </table:table-cell>
          <table:table-cell table:style-name="ce7" table:formula="of:=[.A191]" office:value-type="date" office:date-value="2019-10-13T15:59:44.585741" calcext:value-type="date">
            <text:p>2019-10-13 15:59:45</text:p>
          </table:table-cell>
          <table:table-cell table:formula="of:=TRUNC([.A191])" office:value-type="float" office:value="43751" calcext:value-type="float">
            <text:p>43751</text:p>
          </table:table-cell>
          <table:table-cell table:style-name="ce12" table:formula="of:=[.B191]-[.C191]" office:value-type="date" office:date-value="1899-12-30T15:59:44.58574083634" calcext:value-type="date">
            <text:p>12/30/99 03:59 PM</text:p>
          </table:table-cell>
          <table:table-cell table:formula="of:=MOD([.E190]-[.$E$2];[.$H$2])+1+[.$E$2]" office:value-type="float" office:value="199" calcext:value-type="float">
            <text:p>199</text:p>
          </table:table-cell>
          <table:table-cell table:formula="of:=MOD([.F190]+1/[.$H$2];5)" office:value-type="float" office:value="1.26666666666666" calcext:value-type="float">
            <text:p>1,26666666666666</text:p>
          </table:table-cell>
          <table:table-cell table:formula="of:=IF([.F191]&lt;0.000001;[.G190]+2+1/[.$H$2];[.G190]+1/[.$H$2])" office:value-type="float" office:value="6.26666666666665" calcext:value-type="float">
            <text:p>6,26666666666665</text:p>
          </table:table-cell>
          <table:table-cell table:number-columns-repeated="4"/>
          <table:table-cell table:formula="of:=SUM(MOD(SUM([.L190]-[.L$2];[.T$2]);[.R$2]-[.L$2]);[.L$2])" office:value-type="time" office:time-value="PT17H30M00S" calcext:value-type="time">
            <text:p>17:30:00</text:p>
          </table:table-cell>
          <table:table-cell table:formula="of:=IF([.L191]&lt;[.L190];[.M190]+[.H$2];[.M190])" office:value-type="float" office:value="210" calcext:value-type="float">
            <text:p>210</text:p>
          </table:table-cell>
          <table:table-cell table:formula="of:=OFFSET([.C$4];[.M191];0)" office:value-type="float" office:value="43752" calcext:value-type="float">
            <text:p>43752</text:p>
          </table:table-cell>
          <table:table-cell table:formula="of:=[.L191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91];0)&lt;=[.O1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3T16:19:23.194959" calcext:value-type="date">
            <text:p>2019-10-13 16:19:23</text:p>
          </table:table-cell>
          <table:table-cell table:style-name="ce7" table:formula="of:=[.A192]" office:value-type="date" office:date-value="2019-10-13T16:19:23.194959" calcext:value-type="date">
            <text:p>2019-10-13 16:19:23</text:p>
          </table:table-cell>
          <table:table-cell table:formula="of:=TRUNC([.A192])" office:value-type="float" office:value="43751" calcext:value-type="float">
            <text:p>43751</text:p>
          </table:table-cell>
          <table:table-cell table:style-name="ce12" table:formula="of:=[.B192]-[.C192]" office:value-type="date" office:date-value="1899-12-30T16:19:23.19495916832" calcext:value-type="date">
            <text:p>12/30/99 04:19 PM</text:p>
          </table:table-cell>
          <table:table-cell table:formula="of:=MOD([.E191]-[.$E$2];[.$H$2])+1+[.$E$2]" office:value-type="float" office:value="200" calcext:value-type="float">
            <text:p>200</text:p>
          </table:table-cell>
          <table:table-cell table:formula="of:=MOD([.F191]+1/[.$H$2];5)" office:value-type="float" office:value="1.29999999999999" calcext:value-type="float">
            <text:p>1,29999999999999</text:p>
          </table:table-cell>
          <table:table-cell table:formula="of:=IF([.F192]&lt;0.000001;[.G191]+2+1/[.$H$2];[.G191]+1/[.$H$2])" office:value-type="float" office:value="6.29999999999999" calcext:value-type="float">
            <text:p>6,29999999999999</text:p>
          </table:table-cell>
          <table:table-cell table:number-columns-repeated="4"/>
          <table:table-cell table:formula="of:=SUM(MOD(SUM([.L191]-[.L$2];[.T$2]);[.R$2]-[.L$2]);[.L$2])" office:value-type="time" office:time-value="PT17H40M00S" calcext:value-type="time">
            <text:p>17:40:00</text:p>
          </table:table-cell>
          <table:table-cell table:formula="of:=IF([.L192]&lt;[.L191];[.M191]+[.H$2];[.M191])" office:value-type="float" office:value="210" calcext:value-type="float">
            <text:p>210</text:p>
          </table:table-cell>
          <table:table-cell table:formula="of:=OFFSET([.C$4];[.M192];0)" office:value-type="float" office:value="43752" calcext:value-type="float">
            <text:p>43752</text:p>
          </table:table-cell>
          <table:table-cell table:formula="of:=[.L192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92];0)&lt;=[.O1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3T16:31:57.817394" calcext:value-type="date">
            <text:p>2019-10-13 16:31:58</text:p>
          </table:table-cell>
          <table:table-cell table:style-name="ce7" table:formula="of:=[.A193]" office:value-type="date" office:date-value="2019-10-13T16:31:57.817394" calcext:value-type="date">
            <text:p>2019-10-13 16:31:58</text:p>
          </table:table-cell>
          <table:table-cell table:formula="of:=TRUNC([.A193])" office:value-type="float" office:value="43751" calcext:value-type="float">
            <text:p>43751</text:p>
          </table:table-cell>
          <table:table-cell table:style-name="ce12" table:formula="of:=[.B193]-[.C193]" office:value-type="date" office:date-value="1899-12-30T16:31:57.81739366706" calcext:value-type="date">
            <text:p>12/30/99 04:31 PM</text:p>
          </table:table-cell>
          <table:table-cell table:formula="of:=MOD([.E192]-[.$E$2];[.$H$2])+1+[.$E$2]" office:value-type="float" office:value="201" calcext:value-type="float">
            <text:p>201</text:p>
          </table:table-cell>
          <table:table-cell table:formula="of:=MOD([.F192]+1/[.$H$2];5)" office:value-type="float" office:value="1.33333333333333" calcext:value-type="float">
            <text:p>1,33333333333333</text:p>
          </table:table-cell>
          <table:table-cell table:formula="of:=IF([.F193]&lt;0.000001;[.G192]+2+1/[.$H$2];[.G192]+1/[.$H$2])" office:value-type="float" office:value="6.33333333333332" calcext:value-type="float">
            <text:p>6,33333333333332</text:p>
          </table:table-cell>
          <table:table-cell table:number-columns-repeated="4"/>
          <table:table-cell table:formula="of:=SUM(MOD(SUM([.L192]-[.L$2];[.T$2]);[.R$2]-[.L$2]);[.L$2])" office:value-type="time" office:time-value="PT17H50M00S" calcext:value-type="time">
            <text:p>17:50:00</text:p>
          </table:table-cell>
          <table:table-cell table:formula="of:=IF([.L193]&lt;[.L192];[.M192]+[.H$2];[.M192])" office:value-type="float" office:value="210" calcext:value-type="float">
            <text:p>210</text:p>
          </table:table-cell>
          <table:table-cell table:formula="of:=OFFSET([.C$4];[.M193];0)" office:value-type="float" office:value="43752" calcext:value-type="float">
            <text:p>43752</text:p>
          </table:table-cell>
          <table:table-cell table:formula="of:=[.L193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93];0)&lt;=[.O1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3T15:46:44.520934" calcext:value-type="date">
            <text:p>2019-10-13 15:46:45</text:p>
          </table:table-cell>
          <table:table-cell table:style-name="ce7" table:formula="of:=[.A194]" office:value-type="date" office:date-value="2019-10-13T15:46:44.520934" calcext:value-type="date">
            <text:p>2019-10-13 15:46:45</text:p>
          </table:table-cell>
          <table:table-cell table:formula="of:=TRUNC([.A194])" office:value-type="float" office:value="43751" calcext:value-type="float">
            <text:p>43751</text:p>
          </table:table-cell>
          <table:table-cell table:style-name="ce12" table:formula="of:=[.B194]-[.C194]" office:value-type="date" office:date-value="1899-12-30T15:46:44.52093402855" calcext:value-type="date">
            <text:p>12/30/99 03:46 PM</text:p>
          </table:table-cell>
          <table:table-cell table:formula="of:=MOD([.E193]-[.$E$2];[.$H$2])+1+[.$E$2]" office:value-type="float" office:value="202" calcext:value-type="float">
            <text:p>202</text:p>
          </table:table-cell>
          <table:table-cell table:formula="of:=MOD([.F193]+1/[.$H$2];5)" office:value-type="float" office:value="1.36666666666666" calcext:value-type="float">
            <text:p>1,36666666666666</text:p>
          </table:table-cell>
          <table:table-cell table:formula="of:=IF([.F194]&lt;0.000001;[.G193]+2+1/[.$H$2];[.G193]+1/[.$H$2])" office:value-type="float" office:value="6.36666666666665" calcext:value-type="float">
            <text:p>6,36666666666665</text:p>
          </table:table-cell>
          <table:table-cell table:number-columns-repeated="4"/>
          <table:table-cell table:formula="of:=SUM(MOD(SUM([.L193]-[.L$2];[.T$2]);[.R$2]-[.L$2]);[.L$2])" office:value-type="time" office:time-value="PT18H00M00S" calcext:value-type="time">
            <text:p>18:00:00</text:p>
          </table:table-cell>
          <table:table-cell table:formula="of:=IF([.L194]&lt;[.L193];[.M193]+[.H$2];[.M193])" office:value-type="float" office:value="210" calcext:value-type="float">
            <text:p>210</text:p>
          </table:table-cell>
          <table:table-cell table:formula="of:=OFFSET([.C$4];[.M194];0)" office:value-type="float" office:value="43752" calcext:value-type="float">
            <text:p>43752</text:p>
          </table:table-cell>
          <table:table-cell table:formula="of:=[.L194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194];0)&lt;=[.O1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3T15:33:31.14708" calcext:value-type="date">
            <text:p>2019-10-13 15:33:31</text:p>
          </table:table-cell>
          <table:table-cell table:style-name="ce7" table:formula="of:=[.A195]" office:value-type="date" office:date-value="2019-10-13T15:33:31.14708" calcext:value-type="date">
            <text:p>2019-10-13 15:33:31</text:p>
          </table:table-cell>
          <table:table-cell table:formula="of:=TRUNC([.A195])" office:value-type="float" office:value="43751" calcext:value-type="float">
            <text:p>43751</text:p>
          </table:table-cell>
          <table:table-cell table:style-name="ce12" table:formula="of:=[.B195]-[.C195]" office:value-type="date" office:date-value="1899-12-30T15:33:31.14708026871" calcext:value-type="date">
            <text:p>12/30/99 03:33 PM</text:p>
          </table:table-cell>
          <table:table-cell table:formula="of:=MOD([.E194]-[.$E$2];[.$H$2])+1+[.$E$2]" office:value-type="float" office:value="203" calcext:value-type="float">
            <text:p>203</text:p>
          </table:table-cell>
          <table:table-cell table:formula="of:=MOD([.F194]+1/[.$H$2];5)" office:value-type="float" office:value="1.39999999999999" calcext:value-type="float">
            <text:p>1,39999999999999</text:p>
          </table:table-cell>
          <table:table-cell table:formula="of:=IF([.F195]&lt;0.000001;[.G194]+2+1/[.$H$2];[.G194]+1/[.$H$2])" office:value-type="float" office:value="6.39999999999999" calcext:value-type="float">
            <text:p>6,39999999999999</text:p>
          </table:table-cell>
          <table:table-cell table:number-columns-repeated="4"/>
          <table:table-cell table:formula="of:=SUM(MOD(SUM([.L194]-[.L$2];[.T$2]);[.R$2]-[.L$2]);[.L$2])" office:value-type="time" office:time-value="PT14H10M00S" calcext:value-type="time">
            <text:p>14:10:00</text:p>
          </table:table-cell>
          <table:table-cell table:formula="of:=IF([.L195]&lt;[.L194];[.M194]+[.H$2];[.M194])" office:value-type="float" office:value="240" calcext:value-type="float">
            <text:p>240</text:p>
          </table:table-cell>
          <table:table-cell table:formula="of:=OFFSET([.C$4];[.M195];0)" office:value-type="float" office:value="43753" calcext:value-type="float">
            <text:p>43753</text:p>
          </table:table-cell>
          <table:table-cell table:formula="of:=[.L195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95];0)&lt;=[.O1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3T16:04:37.615112" calcext:value-type="date">
            <text:p>2019-10-13 16:04:38</text:p>
          </table:table-cell>
          <table:table-cell table:style-name="ce7" table:formula="of:=[.A196]" office:value-type="date" office:date-value="2019-10-13T16:04:37.615112" calcext:value-type="date">
            <text:p>2019-10-13 16:04:38</text:p>
          </table:table-cell>
          <table:table-cell table:formula="of:=TRUNC([.A196])" office:value-type="float" office:value="43751" calcext:value-type="float">
            <text:p>43751</text:p>
          </table:table-cell>
          <table:table-cell table:style-name="ce12" table:formula="of:=[.B196]-[.C196]" office:value-type="date" office:date-value="1899-12-30T16:04:37.61511162389" calcext:value-type="date">
            <text:p>12/30/99 04:04 PM</text:p>
          </table:table-cell>
          <table:table-cell table:formula="of:=MOD([.E195]-[.$E$2];[.$H$2])+1+[.$E$2]" office:value-type="float" office:value="204" calcext:value-type="float">
            <text:p>204</text:p>
          </table:table-cell>
          <table:table-cell table:formula="of:=MOD([.F195]+1/[.$H$2];5)" office:value-type="float" office:value="1.43333333333333" calcext:value-type="float">
            <text:p>1,43333333333333</text:p>
          </table:table-cell>
          <table:table-cell table:formula="of:=IF([.F196]&lt;0.000001;[.G195]+2+1/[.$H$2];[.G195]+1/[.$H$2])" office:value-type="float" office:value="6.43333333333332" calcext:value-type="float">
            <text:p>6,43333333333332</text:p>
          </table:table-cell>
          <table:table-cell table:number-columns-repeated="4"/>
          <table:table-cell table:formula="of:=SUM(MOD(SUM([.L195]-[.L$2];[.T$2]);[.R$2]-[.L$2]);[.L$2])" office:value-type="time" office:time-value="PT14H20M00S" calcext:value-type="time">
            <text:p>14:20:00</text:p>
          </table:table-cell>
          <table:table-cell table:formula="of:=IF([.L196]&lt;[.L195];[.M195]+[.H$2];[.M195])" office:value-type="float" office:value="240" calcext:value-type="float">
            <text:p>240</text:p>
          </table:table-cell>
          <table:table-cell table:formula="of:=OFFSET([.C$4];[.M196];0)" office:value-type="float" office:value="43753" calcext:value-type="float">
            <text:p>43753</text:p>
          </table:table-cell>
          <table:table-cell table:formula="of:=[.L196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96];0)&lt;=[.O1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3T15:40:57.34425" calcext:value-type="date">
            <text:p>2019-10-13 15:40:57</text:p>
          </table:table-cell>
          <table:table-cell table:style-name="ce7" table:formula="of:=[.A197]" office:value-type="date" office:date-value="2019-10-13T15:40:57.34425" calcext:value-type="date">
            <text:p>2019-10-13 15:40:57</text:p>
          </table:table-cell>
          <table:table-cell table:formula="of:=TRUNC([.A197])" office:value-type="float" office:value="43751" calcext:value-type="float">
            <text:p>43751</text:p>
          </table:table-cell>
          <table:table-cell table:style-name="ce12" table:formula="of:=[.B197]-[.C197]" office:value-type="date" office:date-value="1899-12-30T15:40:57.34424956609" calcext:value-type="date">
            <text:p>12/30/99 03:40 PM</text:p>
          </table:table-cell>
          <table:table-cell table:formula="of:=MOD([.E196]-[.$E$2];[.$H$2])+1+[.$E$2]" office:value-type="float" office:value="205" calcext:value-type="float">
            <text:p>205</text:p>
          </table:table-cell>
          <table:table-cell table:formula="of:=MOD([.F196]+1/[.$H$2];5)" office:value-type="float" office:value="1.46666666666666" calcext:value-type="float">
            <text:p>1,46666666666666</text:p>
          </table:table-cell>
          <table:table-cell table:formula="of:=IF([.F197]&lt;0.000001;[.G196]+2+1/[.$H$2];[.G196]+1/[.$H$2])" office:value-type="float" office:value="6.46666666666665" calcext:value-type="float">
            <text:p>6,46666666666665</text:p>
          </table:table-cell>
          <table:table-cell table:number-columns-repeated="4"/>
          <table:table-cell table:formula="of:=SUM(MOD(SUM([.L196]-[.L$2];[.T$2]);[.R$2]-[.L$2]);[.L$2])" office:value-type="time" office:time-value="PT14H30M00S" calcext:value-type="time">
            <text:p>14:30:00</text:p>
          </table:table-cell>
          <table:table-cell table:formula="of:=IF([.L197]&lt;[.L196];[.M196]+[.H$2];[.M196])" office:value-type="float" office:value="240" calcext:value-type="float">
            <text:p>240</text:p>
          </table:table-cell>
          <table:table-cell table:formula="of:=OFFSET([.C$4];[.M197];0)" office:value-type="float" office:value="43753" calcext:value-type="float">
            <text:p>43753</text:p>
          </table:table-cell>
          <table:table-cell table:formula="of:=[.L197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97];0)&lt;=[.O1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3T15:42:53.058147" calcext:value-type="date">
            <text:p>2019-10-13 15:42:53</text:p>
          </table:table-cell>
          <table:table-cell table:style-name="ce7" table:formula="of:=[.A198]" office:value-type="date" office:date-value="2019-10-13T15:42:53.058147" calcext:value-type="date">
            <text:p>2019-10-13 15:42:53</text:p>
          </table:table-cell>
          <table:table-cell table:formula="of:=TRUNC([.A198])" office:value-type="float" office:value="43751" calcext:value-type="float">
            <text:p>43751</text:p>
          </table:table-cell>
          <table:table-cell table:style-name="ce12" table:formula="of:=[.B198]-[.C198]" office:value-type="date" office:date-value="1899-12-30T15:42:53.05814679712" calcext:value-type="date">
            <text:p>12/30/99 03:42 PM</text:p>
          </table:table-cell>
          <table:table-cell table:formula="of:=MOD([.E197]-[.$E$2];[.$H$2])+1+[.$E$2]" office:value-type="float" office:value="206" calcext:value-type="float">
            <text:p>206</text:p>
          </table:table-cell>
          <table:table-cell table:formula="of:=MOD([.F197]+1/[.$H$2];5)" office:value-type="float" office:value="1.49999999999999" calcext:value-type="float">
            <text:p>1,49999999999999</text:p>
          </table:table-cell>
          <table:table-cell table:formula="of:=IF([.F198]&lt;0.000001;[.G197]+2+1/[.$H$2];[.G197]+1/[.$H$2])" office:value-type="float" office:value="6.49999999999999" calcext:value-type="float">
            <text:p>6,49999999999999</text:p>
          </table:table-cell>
          <table:table-cell table:number-columns-repeated="4"/>
          <table:table-cell table:formula="of:=SUM(MOD(SUM([.L197]-[.L$2];[.T$2]);[.R$2]-[.L$2]);[.L$2])" office:value-type="time" office:time-value="PT14H40M00S" calcext:value-type="time">
            <text:p>14:40:00</text:p>
          </table:table-cell>
          <table:table-cell table:formula="of:=IF([.L198]&lt;[.L197];[.M197]+[.H$2];[.M197])" office:value-type="float" office:value="240" calcext:value-type="float">
            <text:p>240</text:p>
          </table:table-cell>
          <table:table-cell table:formula="of:=OFFSET([.C$4];[.M198];0)" office:value-type="float" office:value="43753" calcext:value-type="float">
            <text:p>43753</text:p>
          </table:table-cell>
          <table:table-cell table:formula="of:=[.L198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98];0)&lt;=[.O1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3T16:12:00.339785" calcext:value-type="date">
            <text:p>2019-10-13 16:12:00</text:p>
          </table:table-cell>
          <table:table-cell table:style-name="ce7" table:formula="of:=[.A199]" office:value-type="date" office:date-value="2019-10-13T16:12:00.339785" calcext:value-type="date">
            <text:p>2019-10-13 16:12:00</text:p>
          </table:table-cell>
          <table:table-cell table:formula="of:=TRUNC([.A199])" office:value-type="float" office:value="43751" calcext:value-type="float">
            <text:p>43751</text:p>
          </table:table-cell>
          <table:table-cell table:style-name="ce12" table:formula="of:=[.B199]-[.C199]" office:value-type="date" office:date-value="1899-12-30T16:12:00.33978479449" calcext:value-type="date">
            <text:p>12/30/99 04:12 PM</text:p>
          </table:table-cell>
          <table:table-cell table:formula="of:=MOD([.E198]-[.$E$2];[.$H$2])+1+[.$E$2]" office:value-type="float" office:value="207" calcext:value-type="float">
            <text:p>207</text:p>
          </table:table-cell>
          <table:table-cell table:formula="of:=MOD([.F198]+1/[.$H$2];5)" office:value-type="float" office:value="1.53333333333333" calcext:value-type="float">
            <text:p>1,53333333333333</text:p>
          </table:table-cell>
          <table:table-cell table:formula="of:=IF([.F199]&lt;0.000001;[.G198]+2+1/[.$H$2];[.G198]+1/[.$H$2])" office:value-type="float" office:value="6.53333333333332" calcext:value-type="float">
            <text:p>6,53333333333332</text:p>
          </table:table-cell>
          <table:table-cell table:number-columns-repeated="4"/>
          <table:table-cell table:formula="of:=SUM(MOD(SUM([.L198]-[.L$2];[.T$2]);[.R$2]-[.L$2]);[.L$2])" office:value-type="time" office:time-value="PT14H50M00S" calcext:value-type="time">
            <text:p>14:50:00</text:p>
          </table:table-cell>
          <table:table-cell table:formula="of:=IF([.L199]&lt;[.L198];[.M198]+[.H$2];[.M198])" office:value-type="float" office:value="240" calcext:value-type="float">
            <text:p>240</text:p>
          </table:table-cell>
          <table:table-cell table:formula="of:=OFFSET([.C$4];[.M199];0)" office:value-type="float" office:value="43753" calcext:value-type="float">
            <text:p>43753</text:p>
          </table:table-cell>
          <table:table-cell table:formula="of:=[.L199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99];0)&lt;=[.O1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3T16:02:20.687609" calcext:value-type="date">
            <text:p>2019-10-13 16:02:21</text:p>
          </table:table-cell>
          <table:table-cell table:style-name="ce7" table:formula="of:=[.A200]" office:value-type="date" office:date-value="2019-10-13T16:02:20.687609" calcext:value-type="date">
            <text:p>2019-10-13 16:02:21</text:p>
          </table:table-cell>
          <table:table-cell table:formula="of:=TRUNC([.A200])" office:value-type="float" office:value="43751" calcext:value-type="float">
            <text:p>43751</text:p>
          </table:table-cell>
          <table:table-cell table:style-name="ce12" table:formula="of:=[.B200]-[.C200]" office:value-type="date" office:date-value="1899-12-30T16:02:20.68760925438" calcext:value-type="date">
            <text:p>12/30/99 04:02 PM</text:p>
          </table:table-cell>
          <table:table-cell table:formula="of:=MOD([.E199]-[.$E$2];[.$H$2])+1+[.$E$2]" office:value-type="float" office:value="208" calcext:value-type="float">
            <text:p>208</text:p>
          </table:table-cell>
          <table:table-cell table:formula="of:=MOD([.F199]+1/[.$H$2];5)" office:value-type="float" office:value="1.56666666666666" calcext:value-type="float">
            <text:p>1,56666666666666</text:p>
          </table:table-cell>
          <table:table-cell table:formula="of:=IF([.F200]&lt;0.000001;[.G199]+2+1/[.$H$2];[.G199]+1/[.$H$2])" office:value-type="float" office:value="6.56666666666665" calcext:value-type="float">
            <text:p>6,56666666666665</text:p>
          </table:table-cell>
          <table:table-cell table:number-columns-repeated="4"/>
          <table:table-cell table:formula="of:=SUM(MOD(SUM([.L199]-[.L$2];[.T$2]);[.R$2]-[.L$2]);[.L$2])" office:value-type="time" office:time-value="PT15H00M00S" calcext:value-type="time">
            <text:p>15:00:00</text:p>
          </table:table-cell>
          <table:table-cell table:formula="of:=IF([.L200]&lt;[.L199];[.M199]+[.H$2];[.M199])" office:value-type="float" office:value="240" calcext:value-type="float">
            <text:p>240</text:p>
          </table:table-cell>
          <table:table-cell table:formula="of:=OFFSET([.C$4];[.M200];0)" office:value-type="float" office:value="43753" calcext:value-type="float">
            <text:p>43753</text:p>
          </table:table-cell>
          <table:table-cell table:formula="of:=[.L200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200];0)&lt;=[.O2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3T16:07:58.269951" calcext:value-type="date">
            <text:p>2019-10-13 16:07:58</text:p>
          </table:table-cell>
          <table:table-cell table:style-name="ce7" table:formula="of:=[.A201]" office:value-type="date" office:date-value="2019-10-13T16:07:58.269951" calcext:value-type="date">
            <text:p>2019-10-13 16:07:58</text:p>
          </table:table-cell>
          <table:table-cell table:formula="of:=TRUNC([.A201])" office:value-type="float" office:value="43751" calcext:value-type="float">
            <text:p>43751</text:p>
          </table:table-cell>
          <table:table-cell table:style-name="ce12" table:formula="of:=[.B201]-[.C201]" office:value-type="date" office:date-value="1899-12-30T16:07:58.26995139476" calcext:value-type="date">
            <text:p>12/30/99 04:07 PM</text:p>
          </table:table-cell>
          <table:table-cell table:formula="of:=MOD([.E200]-[.$E$2];[.$H$2])+1+[.$E$2]" office:value-type="float" office:value="209" calcext:value-type="float">
            <text:p>209</text:p>
          </table:table-cell>
          <table:table-cell table:formula="of:=MOD([.F200]+1/[.$H$2];5)" office:value-type="float" office:value="1.59999999999999" calcext:value-type="float">
            <text:p>1,59999999999999</text:p>
          </table:table-cell>
          <table:table-cell table:formula="of:=IF([.F201]&lt;0.000001;[.G200]+2+1/[.$H$2];[.G200]+1/[.$H$2])" office:value-type="float" office:value="6.59999999999999" calcext:value-type="float">
            <text:p>6,59999999999999</text:p>
          </table:table-cell>
          <table:table-cell table:number-columns-repeated="4"/>
          <table:table-cell table:formula="of:=SUM(MOD(SUM([.L200]-[.L$2];[.T$2]);[.R$2]-[.L$2]);[.L$2])" office:value-type="time" office:time-value="PT15H10M00S" calcext:value-type="time">
            <text:p>15:10:00</text:p>
          </table:table-cell>
          <table:table-cell table:formula="of:=IF([.L201]&lt;[.L200];[.M200]+[.H$2];[.M200])" office:value-type="float" office:value="240" calcext:value-type="float">
            <text:p>240</text:p>
          </table:table-cell>
          <table:table-cell table:formula="of:=OFFSET([.C$4];[.M201];0)" office:value-type="float" office:value="43753" calcext:value-type="float">
            <text:p>43753</text:p>
          </table:table-cell>
          <table:table-cell table:formula="of:=[.L201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01];0)&lt;=[.O2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3T16:20:07.13561" calcext:value-type="date">
            <text:p>2019-10-13 16:20:07</text:p>
          </table:table-cell>
          <table:table-cell table:style-name="ce7" table:formula="of:=[.A202]" office:value-type="date" office:date-value="2019-10-13T16:20:07.13561" calcext:value-type="date">
            <text:p>2019-10-13 16:20:07</text:p>
          </table:table-cell>
          <table:table-cell table:formula="of:=TRUNC([.A202])" office:value-type="float" office:value="43751" calcext:value-type="float">
            <text:p>43751</text:p>
          </table:table-cell>
          <table:table-cell table:style-name="ce12" table:formula="of:=[.B202]-[.C202]" office:value-type="date" office:date-value="1899-12-30T16:20:07.13561049197" calcext:value-type="date">
            <text:p>12/30/99 04:20 PM</text:p>
          </table:table-cell>
          <table:table-cell table:formula="of:=MOD([.E201]-[.$E$2];[.$H$2])+1+[.$E$2]" office:value-type="float" office:value="210" calcext:value-type="float">
            <text:p>210</text:p>
          </table:table-cell>
          <table:table-cell table:formula="of:=MOD([.F201]+1/[.$H$2];5)" office:value-type="float" office:value="1.63333333333333" calcext:value-type="float">
            <text:p>1,63333333333333</text:p>
          </table:table-cell>
          <table:table-cell table:formula="of:=IF([.F202]&lt;0.000001;[.G201]+2+1/[.$H$2];[.G201]+1/[.$H$2])" office:value-type="float" office:value="6.63333333333332" calcext:value-type="float">
            <text:p>6,63333333333332</text:p>
          </table:table-cell>
          <table:table-cell table:number-columns-repeated="4"/>
          <table:table-cell table:formula="of:=SUM(MOD(SUM([.L201]-[.L$2];[.T$2]);[.R$2]-[.L$2]);[.L$2])" office:value-type="time" office:time-value="PT15H20M00S" calcext:value-type="time">
            <text:p>15:20:00</text:p>
          </table:table-cell>
          <table:table-cell table:formula="of:=IF([.L202]&lt;[.L201];[.M201]+[.H$2];[.M201])" office:value-type="float" office:value="240" calcext:value-type="float">
            <text:p>240</text:p>
          </table:table-cell>
          <table:table-cell table:formula="of:=OFFSET([.C$4];[.M202];0)" office:value-type="float" office:value="43753" calcext:value-type="float">
            <text:p>43753</text:p>
          </table:table-cell>
          <table:table-cell table:formula="of:=[.L202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02];0)&lt;=[.O20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3T16:12:47.804873" calcext:value-type="date">
            <text:p>2019-10-13 16:12:48</text:p>
          </table:table-cell>
          <table:table-cell table:style-name="ce7" table:formula="of:=[.A203]" office:value-type="date" office:date-value="2019-10-13T16:12:47.804873" calcext:value-type="date">
            <text:p>2019-10-13 16:12:48</text:p>
          </table:table-cell>
          <table:table-cell table:formula="of:=TRUNC([.A203])" office:value-type="float" office:value="43751" calcext:value-type="float">
            <text:p>43751</text:p>
          </table:table-cell>
          <table:table-cell table:style-name="ce12" table:formula="of:=[.B203]-[.C203]" office:value-type="date" office:date-value="1899-12-30T16:12:47.80487259384" calcext:value-type="date">
            <text:p>12/30/99 04:12 PM</text:p>
          </table:table-cell>
          <table:table-cell table:formula="of:=MOD([.E202]-[.$E$2];[.$H$2])+1+[.$E$2]" office:value-type="float" office:value="211" calcext:value-type="float">
            <text:p>211</text:p>
          </table:table-cell>
          <table:table-cell table:formula="of:=MOD([.F202]+1/[.$H$2];5)" office:value-type="float" office:value="1.66666666666666" calcext:value-type="float">
            <text:p>1,66666666666666</text:p>
          </table:table-cell>
          <table:table-cell table:formula="of:=IF([.F203]&lt;0.000001;[.G202]+2+1/[.$H$2];[.G202]+1/[.$H$2])" office:value-type="float" office:value="6.66666666666665" calcext:value-type="float">
            <text:p>6,66666666666665</text:p>
          </table:table-cell>
          <table:table-cell table:number-columns-repeated="4"/>
          <table:table-cell table:formula="of:=SUM(MOD(SUM([.L202]-[.L$2];[.T$2]);[.R$2]-[.L$2]);[.L$2])" office:value-type="time" office:time-value="PT15H30M00S" calcext:value-type="time">
            <text:p>15:30:00</text:p>
          </table:table-cell>
          <table:table-cell table:formula="of:=IF([.L203]&lt;[.L202];[.M202]+[.H$2];[.M202])" office:value-type="float" office:value="240" calcext:value-type="float">
            <text:p>240</text:p>
          </table:table-cell>
          <table:table-cell table:formula="of:=OFFSET([.C$4];[.M203];0)" office:value-type="float" office:value="43753" calcext:value-type="float">
            <text:p>43753</text:p>
          </table:table-cell>
          <table:table-cell table:formula="of:=[.L203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03];0)&lt;=[.O20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3T15:57:03.885688" calcext:value-type="date">
            <text:p>2019-10-13 15:57:04</text:p>
          </table:table-cell>
          <table:table-cell table:style-name="ce7" table:formula="of:=[.A204]" office:value-type="date" office:date-value="2019-10-13T15:57:03.885688" calcext:value-type="date">
            <text:p>2019-10-13 15:57:04</text:p>
          </table:table-cell>
          <table:table-cell table:formula="of:=TRUNC([.A204])" office:value-type="float" office:value="43751" calcext:value-type="float">
            <text:p>43751</text:p>
          </table:table-cell>
          <table:table-cell table:style-name="ce12" table:formula="of:=[.B204]-[.C204]" office:value-type="date" office:date-value="1899-12-30T15:57:03.88568774331" calcext:value-type="date">
            <text:p>12/30/99 03:57 PM</text:p>
          </table:table-cell>
          <table:table-cell table:formula="of:=MOD([.E203]-[.$E$2];[.$H$2])+1+[.$E$2]" office:value-type="float" office:value="212" calcext:value-type="float">
            <text:p>212</text:p>
          </table:table-cell>
          <table:table-cell table:formula="of:=MOD([.F203]+1/[.$H$2];5)" office:value-type="float" office:value="1.69999999999999" calcext:value-type="float">
            <text:p>1,69999999999999</text:p>
          </table:table-cell>
          <table:table-cell table:formula="of:=IF([.F204]&lt;0.000001;[.G203]+2+1/[.$H$2];[.G203]+1/[.$H$2])" office:value-type="float" office:value="6.69999999999999" calcext:value-type="float">
            <text:p>6,69999999999999</text:p>
          </table:table-cell>
          <table:table-cell table:number-columns-repeated="4"/>
          <table:table-cell table:formula="of:=SUM(MOD(SUM([.L203]-[.L$2];[.T$2]);[.R$2]-[.L$2]);[.L$2])" office:value-type="time" office:time-value="PT15H40M00S" calcext:value-type="time">
            <text:p>15:40:00</text:p>
          </table:table-cell>
          <table:table-cell table:formula="of:=IF([.L204]&lt;[.L203];[.M203]+[.H$2];[.M203])" office:value-type="float" office:value="240" calcext:value-type="float">
            <text:p>240</text:p>
          </table:table-cell>
          <table:table-cell table:formula="of:=OFFSET([.C$4];[.M204];0)" office:value-type="float" office:value="43753" calcext:value-type="float">
            <text:p>43753</text:p>
          </table:table-cell>
          <table:table-cell table:formula="of:=[.L204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04];0)&lt;=[.O20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3T16:19:33.760406" calcext:value-type="date">
            <text:p>2019-10-13 16:19:34</text:p>
          </table:table-cell>
          <table:table-cell table:style-name="ce7" table:formula="of:=[.A205]" office:value-type="date" office:date-value="2019-10-13T16:19:33.760406" calcext:value-type="date">
            <text:p>2019-10-13 16:19:34</text:p>
          </table:table-cell>
          <table:table-cell table:formula="of:=TRUNC([.A205])" office:value-type="float" office:value="43751" calcext:value-type="float">
            <text:p>43751</text:p>
          </table:table-cell>
          <table:table-cell table:style-name="ce12" table:formula="of:=[.B205]-[.C205]" office:value-type="date" office:date-value="1899-12-30T16:19:33.76040553208" calcext:value-type="date">
            <text:p>12/30/99 04:19 PM</text:p>
          </table:table-cell>
          <table:table-cell table:formula="of:=MOD([.E204]-[.$E$2];[.$H$2])+1+[.$E$2]" office:value-type="float" office:value="213" calcext:value-type="float">
            <text:p>213</text:p>
          </table:table-cell>
          <table:table-cell table:formula="of:=MOD([.F204]+1/[.$H$2];5)" office:value-type="float" office:value="1.73333333333333" calcext:value-type="float">
            <text:p>1,73333333333333</text:p>
          </table:table-cell>
          <table:table-cell table:formula="of:=IF([.F205]&lt;0.000001;[.G204]+2+1/[.$H$2];[.G204]+1/[.$H$2])" office:value-type="float" office:value="6.73333333333332" calcext:value-type="float">
            <text:p>6,73333333333332</text:p>
          </table:table-cell>
          <table:table-cell table:number-columns-repeated="4"/>
          <table:table-cell table:formula="of:=SUM(MOD(SUM([.L204]-[.L$2];[.T$2]);[.R$2]-[.L$2]);[.L$2])" office:value-type="time" office:time-value="PT15H50M00S" calcext:value-type="time">
            <text:p>15:50:00</text:p>
          </table:table-cell>
          <table:table-cell table:formula="of:=IF([.L205]&lt;[.L204];[.M204]+[.H$2];[.M204])" office:value-type="float" office:value="240" calcext:value-type="float">
            <text:p>240</text:p>
          </table:table-cell>
          <table:table-cell table:formula="of:=OFFSET([.C$4];[.M205];0)" office:value-type="float" office:value="43753" calcext:value-type="float">
            <text:p>43753</text:p>
          </table:table-cell>
          <table:table-cell table:formula="of:=[.L205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05];0)&lt;=[.O20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3T15:52:43.405828" calcext:value-type="date">
            <text:p>2019-10-13 15:52:43</text:p>
          </table:table-cell>
          <table:table-cell table:style-name="ce7" table:formula="of:=[.A206]" office:value-type="date" office:date-value="2019-10-13T15:52:43.405828" calcext:value-type="date">
            <text:p>2019-10-13 15:52:43</text:p>
          </table:table-cell>
          <table:table-cell table:formula="of:=TRUNC([.A206])" office:value-type="float" office:value="43751" calcext:value-type="float">
            <text:p>43751</text:p>
          </table:table-cell>
          <table:table-cell table:style-name="ce12" table:formula="of:=[.B206]-[.C206]" office:value-type="date" office:date-value="1899-12-30T15:52:43.40582796838" calcext:value-type="date">
            <text:p>12/30/99 03:52 PM</text:p>
          </table:table-cell>
          <table:table-cell table:formula="of:=MOD([.E205]-[.$E$2];[.$H$2])+1+[.$E$2]" office:value-type="float" office:value="214" calcext:value-type="float">
            <text:p>214</text:p>
          </table:table-cell>
          <table:table-cell table:formula="of:=MOD([.F205]+1/[.$H$2];5)" office:value-type="float" office:value="1.76666666666666" calcext:value-type="float">
            <text:p>1,76666666666666</text:p>
          </table:table-cell>
          <table:table-cell table:formula="of:=IF([.F206]&lt;0.000001;[.G205]+2+1/[.$H$2];[.G205]+1/[.$H$2])" office:value-type="float" office:value="6.76666666666665" calcext:value-type="float">
            <text:p>6,76666666666665</text:p>
          </table:table-cell>
          <table:table-cell table:number-columns-repeated="4"/>
          <table:table-cell table:formula="of:=SUM(MOD(SUM([.L205]-[.L$2];[.T$2]);[.R$2]-[.L$2]);[.L$2])" office:value-type="time" office:time-value="PT16H00M00S" calcext:value-type="time">
            <text:p>16:00:00</text:p>
          </table:table-cell>
          <table:table-cell table:formula="of:=IF([.L206]&lt;[.L205];[.M205]+[.H$2];[.M205])" office:value-type="float" office:value="240" calcext:value-type="float">
            <text:p>240</text:p>
          </table:table-cell>
          <table:table-cell table:formula="of:=OFFSET([.C$4];[.M206];0)" office:value-type="float" office:value="43753" calcext:value-type="float">
            <text:p>43753</text:p>
          </table:table-cell>
          <table:table-cell table:formula="of:=[.L206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06];0)&lt;=[.O20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3T16:24:49.186027" calcext:value-type="date">
            <text:p>2019-10-13 16:24:49</text:p>
          </table:table-cell>
          <table:table-cell table:style-name="ce7" table:formula="of:=[.A207]" office:value-type="date" office:date-value="2019-10-13T16:24:49.186027" calcext:value-type="date">
            <text:p>2019-10-13 16:24:49</text:p>
          </table:table-cell>
          <table:table-cell table:formula="of:=TRUNC([.A207])" office:value-type="float" office:value="43751" calcext:value-type="float">
            <text:p>43751</text:p>
          </table:table-cell>
          <table:table-cell table:style-name="ce12" table:formula="of:=[.B207]-[.C207]" office:value-type="date" office:date-value="1899-12-30T16:24:49.18602692429" calcext:value-type="date">
            <text:p>12/30/99 04:24 PM</text:p>
          </table:table-cell>
          <table:table-cell table:formula="of:=MOD([.E206]-[.$E$2];[.$H$2])+1+[.$E$2]" office:value-type="float" office:value="215" calcext:value-type="float">
            <text:p>215</text:p>
          </table:table-cell>
          <table:table-cell table:formula="of:=MOD([.F206]+1/[.$H$2];5)" office:value-type="float" office:value="1.79999999999999" calcext:value-type="float">
            <text:p>1,79999999999999</text:p>
          </table:table-cell>
          <table:table-cell table:formula="of:=IF([.F207]&lt;0.000001;[.G206]+2+1/[.$H$2];[.G206]+1/[.$H$2])" office:value-type="float" office:value="6.79999999999999" calcext:value-type="float">
            <text:p>6,79999999999999</text:p>
          </table:table-cell>
          <table:table-cell table:number-columns-repeated="4"/>
          <table:table-cell table:formula="of:=SUM(MOD(SUM([.L206]-[.L$2];[.T$2]);[.R$2]-[.L$2]);[.L$2])" office:value-type="time" office:time-value="PT16H10M00S" calcext:value-type="time">
            <text:p>16:10:00</text:p>
          </table:table-cell>
          <table:table-cell table:formula="of:=IF([.L207]&lt;[.L206];[.M206]+[.H$2];[.M206])" office:value-type="float" office:value="240" calcext:value-type="float">
            <text:p>240</text:p>
          </table:table-cell>
          <table:table-cell table:formula="of:=OFFSET([.C$4];[.M207];0)" office:value-type="float" office:value="43753" calcext:value-type="float">
            <text:p>43753</text:p>
          </table:table-cell>
          <table:table-cell table:formula="of:=[.L207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07];0)&lt;=[.O2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3T16:07:58.562852" calcext:value-type="date">
            <text:p>2019-10-13 16:07:59</text:p>
          </table:table-cell>
          <table:table-cell table:style-name="ce7" table:formula="of:=[.A208]" office:value-type="date" office:date-value="2019-10-13T16:07:58.562852" calcext:value-type="date">
            <text:p>2019-10-13 16:07:59</text:p>
          </table:table-cell>
          <table:table-cell table:formula="of:=TRUNC([.A208])" office:value-type="float" office:value="43751" calcext:value-type="float">
            <text:p>43751</text:p>
          </table:table-cell>
          <table:table-cell table:style-name="ce12" table:formula="of:=[.B208]-[.C208]" office:value-type="date" office:date-value="1899-12-30T16:07:58.56285239104" calcext:value-type="date">
            <text:p>12/30/99 04:07 PM</text:p>
          </table:table-cell>
          <table:table-cell table:formula="of:=MOD([.E207]-[.$E$2];[.$H$2])+1+[.$E$2]" office:value-type="float" office:value="216" calcext:value-type="float">
            <text:p>216</text:p>
          </table:table-cell>
          <table:table-cell table:formula="of:=MOD([.F207]+1/[.$H$2];5)" office:value-type="float" office:value="1.83333333333333" calcext:value-type="float">
            <text:p>1,83333333333333</text:p>
          </table:table-cell>
          <table:table-cell table:formula="of:=IF([.F208]&lt;0.000001;[.G207]+2+1/[.$H$2];[.G207]+1/[.$H$2])" office:value-type="float" office:value="6.83333333333332" calcext:value-type="float">
            <text:p>6,83333333333332</text:p>
          </table:table-cell>
          <table:table-cell table:number-columns-repeated="4"/>
          <table:table-cell table:formula="of:=SUM(MOD(SUM([.L207]-[.L$2];[.T$2]);[.R$2]-[.L$2]);[.L$2])" office:value-type="time" office:time-value="PT16H20M00S" calcext:value-type="time">
            <text:p>16:20:00</text:p>
          </table:table-cell>
          <table:table-cell table:formula="of:=IF([.L208]&lt;[.L207];[.M207]+[.H$2];[.M207])" office:value-type="float" office:value="240" calcext:value-type="float">
            <text:p>240</text:p>
          </table:table-cell>
          <table:table-cell table:formula="of:=OFFSET([.C$4];[.M208];0)" office:value-type="float" office:value="43753" calcext:value-type="float">
            <text:p>43753</text:p>
          </table:table-cell>
          <table:table-cell table:formula="of:=[.L208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208];0)&lt;=[.O2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3T15:56:56.058636" calcext:value-type="date">
            <text:p>2019-10-13 15:56:56</text:p>
          </table:table-cell>
          <table:table-cell table:style-name="ce7" table:formula="of:=[.A209]" office:value-type="date" office:date-value="2019-10-13T15:56:56.058636" calcext:value-type="date">
            <text:p>2019-10-13 15:56:56</text:p>
          </table:table-cell>
          <table:table-cell table:formula="of:=TRUNC([.A209])" office:value-type="float" office:value="43751" calcext:value-type="float">
            <text:p>43751</text:p>
          </table:table-cell>
          <table:table-cell table:style-name="ce12" table:formula="of:=[.B209]-[.C209]" office:value-type="date" office:date-value="1899-12-30T15:56:56.05863617733" calcext:value-type="date">
            <text:p>12/30/99 03:56 PM</text:p>
          </table:table-cell>
          <table:table-cell table:formula="of:=MOD([.E208]-[.$E$2];[.$H$2])+1+[.$E$2]" office:value-type="float" office:value="217" calcext:value-type="float">
            <text:p>217</text:p>
          </table:table-cell>
          <table:table-cell table:formula="of:=MOD([.F208]+1/[.$H$2];5)" office:value-type="float" office:value="1.86666666666666" calcext:value-type="float">
            <text:p>1,86666666666666</text:p>
          </table:table-cell>
          <table:table-cell table:formula="of:=IF([.F209]&lt;0.000001;[.G208]+2+1/[.$H$2];[.G208]+1/[.$H$2])" office:value-type="float" office:value="6.86666666666665" calcext:value-type="float">
            <text:p>6,86666666666665</text:p>
          </table:table-cell>
          <table:table-cell table:number-columns-repeated="4"/>
          <table:table-cell table:formula="of:=SUM(MOD(SUM([.L208]-[.L$2];[.T$2]);[.R$2]-[.L$2]);[.L$2])" office:value-type="time" office:time-value="PT16H30M00S" calcext:value-type="time">
            <text:p>16:30:00</text:p>
          </table:table-cell>
          <table:table-cell table:formula="of:=IF([.L209]&lt;[.L208];[.M208]+[.H$2];[.M208])" office:value-type="float" office:value="240" calcext:value-type="float">
            <text:p>240</text:p>
          </table:table-cell>
          <table:table-cell table:formula="of:=OFFSET([.C$4];[.M209];0)" office:value-type="float" office:value="43753" calcext:value-type="float">
            <text:p>43753</text:p>
          </table:table-cell>
          <table:table-cell table:formula="of:=[.L209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209];0)&lt;=[.O2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3T16:17:28.203674" calcext:value-type="date">
            <text:p>2019-10-13 16:17:28</text:p>
          </table:table-cell>
          <table:table-cell table:style-name="ce7" table:formula="of:=[.A210]" office:value-type="date" office:date-value="2019-10-13T16:17:28.203674" calcext:value-type="date">
            <text:p>2019-10-13 16:17:28</text:p>
          </table:table-cell>
          <table:table-cell table:formula="of:=TRUNC([.A210])" office:value-type="float" office:value="43751" calcext:value-type="float">
            <text:p>43751</text:p>
          </table:table-cell>
          <table:table-cell table:style-name="ce12" table:formula="of:=[.B210]-[.C210]" office:value-type="date" office:date-value="1899-12-30T16:17:28.20367419161" calcext:value-type="date">
            <text:p>12/30/99 04:17 PM</text:p>
          </table:table-cell>
          <table:table-cell table:formula="of:=MOD([.E209]-[.$E$2];[.$H$2])+1+[.$E$2]" office:value-type="float" office:value="218" calcext:value-type="float">
            <text:p>218</text:p>
          </table:table-cell>
          <table:table-cell table:formula="of:=MOD([.F209]+1/[.$H$2];5)" office:value-type="float" office:value="1.89999999999999" calcext:value-type="float">
            <text:p>1,89999999999999</text:p>
          </table:table-cell>
          <table:table-cell table:formula="of:=IF([.F210]&lt;0.000001;[.G209]+2+1/[.$H$2];[.G209]+1/[.$H$2])" office:value-type="float" office:value="6.89999999999999" calcext:value-type="float">
            <text:p>6,89999999999999</text:p>
          </table:table-cell>
          <table:table-cell table:number-columns-repeated="4"/>
          <table:table-cell table:formula="of:=SUM(MOD(SUM([.L209]-[.L$2];[.T$2]);[.R$2]-[.L$2]);[.L$2])" office:value-type="time" office:time-value="PT16H40M00S" calcext:value-type="time">
            <text:p>16:40:00</text:p>
          </table:table-cell>
          <table:table-cell table:formula="of:=IF([.L210]&lt;[.L209];[.M209]+[.H$2];[.M209])" office:value-type="float" office:value="240" calcext:value-type="float">
            <text:p>240</text:p>
          </table:table-cell>
          <table:table-cell table:formula="of:=OFFSET([.C$4];[.M210];0)" office:value-type="float" office:value="43753" calcext:value-type="float">
            <text:p>43753</text:p>
          </table:table-cell>
          <table:table-cell table:formula="of:=[.L210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10];0)&lt;=[.O2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3T16:09:04.480865" calcext:value-type="date">
            <text:p>2019-10-13 16:09:04</text:p>
          </table:table-cell>
          <table:table-cell table:style-name="ce7" table:formula="of:=[.A211]" office:value-type="date" office:date-value="2019-10-13T16:09:04.480865" calcext:value-type="date">
            <text:p>2019-10-13 16:09:04</text:p>
          </table:table-cell>
          <table:table-cell table:formula="of:=TRUNC([.A211])" office:value-type="float" office:value="43751" calcext:value-type="float">
            <text:p>43751</text:p>
          </table:table-cell>
          <table:table-cell table:style-name="ce12" table:formula="of:=[.B211]-[.C211]" office:value-type="date" office:date-value="1899-12-30T16:09:04.48086451739" calcext:value-type="date">
            <text:p>12/30/99 04:09 PM</text:p>
          </table:table-cell>
          <table:table-cell table:formula="of:=MOD([.E210]-[.$E$2];[.$H$2])+1+[.$E$2]" office:value-type="float" office:value="219" calcext:value-type="float">
            <text:p>219</text:p>
          </table:table-cell>
          <table:table-cell table:formula="of:=MOD([.F210]+1/[.$H$2];5)" office:value-type="float" office:value="1.93333333333333" calcext:value-type="float">
            <text:p>1,93333333333333</text:p>
          </table:table-cell>
          <table:table-cell table:formula="of:=IF([.F211]&lt;0.000001;[.G210]+2+1/[.$H$2];[.G210]+1/[.$H$2])" office:value-type="float" office:value="6.93333333333332" calcext:value-type="float">
            <text:p>6,93333333333332</text:p>
          </table:table-cell>
          <table:table-cell table:number-columns-repeated="4"/>
          <table:table-cell table:formula="of:=SUM(MOD(SUM([.L210]-[.L$2];[.T$2]);[.R$2]-[.L$2]);[.L$2])" office:value-type="time" office:time-value="PT16H50M00S" calcext:value-type="time">
            <text:p>16:50:00</text:p>
          </table:table-cell>
          <table:table-cell table:formula="of:=IF([.L211]&lt;[.L210];[.M210]+[.H$2];[.M210])" office:value-type="float" office:value="240" calcext:value-type="float">
            <text:p>240</text:p>
          </table:table-cell>
          <table:table-cell table:formula="of:=OFFSET([.C$4];[.M211];0)" office:value-type="float" office:value="43753" calcext:value-type="float">
            <text:p>43753</text:p>
          </table:table-cell>
          <table:table-cell table:formula="of:=[.L211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11];0)&lt;=[.O2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3T15:50:02.255728" calcext:value-type="date">
            <text:p>2019-10-13 15:50:02</text:p>
          </table:table-cell>
          <table:table-cell table:style-name="ce7" table:formula="of:=[.A212]" office:value-type="date" office:date-value="2019-10-13T15:50:02.255728" calcext:value-type="date">
            <text:p>2019-10-13 15:50:02</text:p>
          </table:table-cell>
          <table:table-cell table:formula="of:=TRUNC([.A212])" office:value-type="float" office:value="43751" calcext:value-type="float">
            <text:p>43751</text:p>
          </table:table-cell>
          <table:table-cell table:style-name="ce12" table:formula="of:=[.B212]-[.C212]" office:value-type="date" office:date-value="1899-12-30T15:50:02.25572828203" calcext:value-type="date">
            <text:p>12/30/99 03:50 PM</text:p>
          </table:table-cell>
          <table:table-cell table:formula="of:=MOD([.E211]-[.$E$2];[.$H$2])+1+[.$E$2]" office:value-type="float" office:value="220" calcext:value-type="float">
            <text:p>220</text:p>
          </table:table-cell>
          <table:table-cell table:formula="of:=MOD([.F211]+1/[.$H$2];5)" office:value-type="float" office:value="1.96666666666666" calcext:value-type="float">
            <text:p>1,96666666666666</text:p>
          </table:table-cell>
          <table:table-cell table:formula="of:=IF([.F212]&lt;0.000001;[.G211]+2+1/[.$H$2];[.G211]+1/[.$H$2])" office:value-type="float" office:value="6.96666666666665" calcext:value-type="float">
            <text:p>6,96666666666665</text:p>
          </table:table-cell>
          <table:table-cell table:number-columns-repeated="4"/>
          <table:table-cell table:formula="of:=SUM(MOD(SUM([.L211]-[.L$2];[.T$2]);[.R$2]-[.L$2]);[.L$2])" office:value-type="time" office:time-value="PT17H00M00S" calcext:value-type="time">
            <text:p>17:00:00</text:p>
          </table:table-cell>
          <table:table-cell table:formula="of:=IF([.L212]&lt;[.L211];[.M211]+[.H$2];[.M211])" office:value-type="float" office:value="240" calcext:value-type="float">
            <text:p>240</text:p>
          </table:table-cell>
          <table:table-cell table:formula="of:=OFFSET([.C$4];[.M212];0)" office:value-type="float" office:value="43753" calcext:value-type="float">
            <text:p>43753</text:p>
          </table:table-cell>
          <table:table-cell table:formula="of:=[.L212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12];0)&lt;=[.O2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3T16:12:11.993184" calcext:value-type="date">
            <text:p>2019-10-13 16:12:12</text:p>
          </table:table-cell>
          <table:table-cell table:style-name="ce7" table:formula="of:=[.A213]" office:value-type="date" office:date-value="2019-10-13T16:12:11.993184" calcext:value-type="date">
            <text:p>2019-10-13 16:12:12</text:p>
          </table:table-cell>
          <table:table-cell table:formula="of:=TRUNC([.A213])" office:value-type="float" office:value="43751" calcext:value-type="float">
            <text:p>43751</text:p>
          </table:table-cell>
          <table:table-cell table:style-name="ce12" table:formula="of:=[.B213]-[.C213]" office:value-type="date" office:date-value="1899-12-30T16:12:11.99318354018" calcext:value-type="date">
            <text:p>12/30/99 04:12 PM</text:p>
          </table:table-cell>
          <table:table-cell table:formula="of:=MOD([.E212]-[.$E$2];[.$H$2])+1+[.$E$2]" office:value-type="float" office:value="191" calcext:value-type="float">
            <text:p>191</text:p>
          </table:table-cell>
          <table:table-cell table:formula="of:=MOD([.F212]+1/[.$H$2];5)" office:value-type="float" office:value="2" calcext:value-type="float">
            <text:p>2</text:p>
          </table:table-cell>
          <table:table-cell table:formula="of:=IF([.F213]&lt;0.000001;[.G212]+2+1/[.$H$2];[.G212]+1/[.$H$2])" office:value-type="float" office:value="6.99999999999999" calcext:value-type="float">
            <text:p>6,99999999999999</text:p>
          </table:table-cell>
          <table:table-cell table:number-columns-repeated="4"/>
          <table:table-cell table:formula="of:=SUM(MOD(SUM([.L212]-[.L$2];[.T$2]);[.R$2]-[.L$2]);[.L$2])" office:value-type="time" office:time-value="PT17H10M00S" calcext:value-type="time">
            <text:p>17:10:00</text:p>
          </table:table-cell>
          <table:table-cell table:formula="of:=IF([.L213]&lt;[.L212];[.M212]+[.H$2];[.M212])" office:value-type="float" office:value="240" calcext:value-type="float">
            <text:p>240</text:p>
          </table:table-cell>
          <table:table-cell table:formula="of:=OFFSET([.C$4];[.M213];0)" office:value-type="float" office:value="43753" calcext:value-type="float">
            <text:p>43753</text:p>
          </table:table-cell>
          <table:table-cell table:formula="of:=[.L213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13];0)&lt;=[.O2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4T16:04:09.660731" calcext:value-type="date">
            <text:p>2019-10-14 16:04:10</text:p>
          </table:table-cell>
          <table:table-cell table:style-name="ce7" table:formula="of:=[.A214]" office:value-type="date" office:date-value="2019-10-14T16:04:09.660731" calcext:value-type="date">
            <text:p>2019-10-14 16:04:10</text:p>
          </table:table-cell>
          <table:table-cell table:formula="of:=TRUNC([.A214])" office:value-type="float" office:value="43752" calcext:value-type="float">
            <text:p>43752</text:p>
          </table:table-cell>
          <table:table-cell table:style-name="ce12" table:formula="of:=[.B214]-[.C214]" office:value-type="date" office:date-value="1899-12-30T16:04:09.66073071118" calcext:value-type="date">
            <text:p>12/30/99 04:04 PM</text:p>
          </table:table-cell>
          <table:table-cell table:formula="of:=MOD([.E213]-[.$E$2];[.$H$2])+1+[.$E$2]" office:value-type="float" office:value="192" calcext:value-type="float">
            <text:p>192</text:p>
          </table:table-cell>
          <table:table-cell table:formula="of:=MOD([.F213]+1/[.$H$2];5)" office:value-type="float" office:value="2.03333333333333" calcext:value-type="float">
            <text:p>2,03333333333333</text:p>
          </table:table-cell>
          <table:table-cell table:formula="of:=IF([.F214]&lt;0.000001;[.G213]+2+1/[.$H$2];[.G213]+1/[.$H$2])" office:value-type="float" office:value="7.03333333333332" calcext:value-type="float">
            <text:p>7,03333333333332</text:p>
          </table:table-cell>
          <table:table-cell table:number-columns-repeated="4"/>
          <table:table-cell table:formula="of:=SUM(MOD(SUM([.L213]-[.L$2];[.T$2]);[.R$2]-[.L$2]);[.L$2])" office:value-type="time" office:time-value="PT17H20M00S" calcext:value-type="time">
            <text:p>17:20:00</text:p>
          </table:table-cell>
          <table:table-cell table:formula="of:=IF([.L214]&lt;[.L213];[.M213]+[.H$2];[.M213])" office:value-type="float" office:value="240" calcext:value-type="float">
            <text:p>240</text:p>
          </table:table-cell>
          <table:table-cell table:formula="of:=OFFSET([.C$4];[.M214];0)" office:value-type="float" office:value="43753" calcext:value-type="float">
            <text:p>43753</text:p>
          </table:table-cell>
          <table:table-cell table:formula="of:=[.L214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14];0)&lt;=[.O2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4T15:56:40.333974" calcext:value-type="date">
            <text:p>2019-10-14 15:56:40</text:p>
          </table:table-cell>
          <table:table-cell table:style-name="ce7" table:formula="of:=[.A215]" office:value-type="date" office:date-value="2019-10-14T15:56:40.333974" calcext:value-type="date">
            <text:p>2019-10-14 15:56:40</text:p>
          </table:table-cell>
          <table:table-cell table:formula="of:=TRUNC([.A215])" office:value-type="float" office:value="43752" calcext:value-type="float">
            <text:p>43752</text:p>
          </table:table-cell>
          <table:table-cell table:style-name="ce12" table:formula="of:=[.B215]-[.C215]" office:value-type="date" office:date-value="1899-12-30T15:56:40.33397355583" calcext:value-type="date">
            <text:p>12/30/99 03:56 PM</text:p>
          </table:table-cell>
          <table:table-cell table:formula="of:=MOD([.E214]-[.$E$2];[.$H$2])+1+[.$E$2]" office:value-type="float" office:value="193" calcext:value-type="float">
            <text:p>193</text:p>
          </table:table-cell>
          <table:table-cell table:formula="of:=MOD([.F214]+1/[.$H$2];5)" office:value-type="float" office:value="2.06666666666666" calcext:value-type="float">
            <text:p>2,06666666666666</text:p>
          </table:table-cell>
          <table:table-cell table:formula="of:=IF([.F215]&lt;0.000001;[.G214]+2+1/[.$H$2];[.G214]+1/[.$H$2])" office:value-type="float" office:value="7.06666666666665" calcext:value-type="float">
            <text:p>7,06666666666665</text:p>
          </table:table-cell>
          <table:table-cell table:number-columns-repeated="4"/>
          <table:table-cell table:formula="of:=SUM(MOD(SUM([.L214]-[.L$2];[.T$2]);[.R$2]-[.L$2]);[.L$2])" office:value-type="time" office:time-value="PT17H30M00S" calcext:value-type="time">
            <text:p>17:30:00</text:p>
          </table:table-cell>
          <table:table-cell table:formula="of:=IF([.L215]&lt;[.L214];[.M214]+[.H$2];[.M214])" office:value-type="float" office:value="240" calcext:value-type="float">
            <text:p>240</text:p>
          </table:table-cell>
          <table:table-cell table:formula="of:=OFFSET([.C$4];[.M215];0)" office:value-type="float" office:value="43753" calcext:value-type="float">
            <text:p>43753</text:p>
          </table:table-cell>
          <table:table-cell table:formula="of:=[.L215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15];0)&lt;=[.O2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4T15:59:56.011259" calcext:value-type="date">
            <text:p>2019-10-14 15:59:56</text:p>
          </table:table-cell>
          <table:table-cell table:style-name="ce7" table:formula="of:=[.A216]" office:value-type="date" office:date-value="2019-10-14T15:59:56.011259" calcext:value-type="date">
            <text:p>2019-10-14 15:59:56</text:p>
          </table:table-cell>
          <table:table-cell table:formula="of:=TRUNC([.A216])" office:value-type="float" office:value="43752" calcext:value-type="float">
            <text:p>43752</text:p>
          </table:table-cell>
          <table:table-cell table:style-name="ce12" table:formula="of:=[.B216]-[.C216]" office:value-type="date" office:date-value="1899-12-30T15:59:56.01125910413" calcext:value-type="date">
            <text:p>12/30/99 03:59 PM</text:p>
          </table:table-cell>
          <table:table-cell table:formula="of:=MOD([.E215]-[.$E$2];[.$H$2])+1+[.$E$2]" office:value-type="float" office:value="194" calcext:value-type="float">
            <text:p>194</text:p>
          </table:table-cell>
          <table:table-cell table:formula="of:=MOD([.F215]+1/[.$H$2];5)" office:value-type="float" office:value="2.09999999999999" calcext:value-type="float">
            <text:p>2,09999999999999</text:p>
          </table:table-cell>
          <table:table-cell table:formula="of:=IF([.F216]&lt;0.000001;[.G215]+2+1/[.$H$2];[.G215]+1/[.$H$2])" office:value-type="float" office:value="7.09999999999998" calcext:value-type="float">
            <text:p>7,09999999999998</text:p>
          </table:table-cell>
          <table:table-cell table:number-columns-repeated="4"/>
          <table:table-cell table:formula="of:=SUM(MOD(SUM([.L215]-[.L$2];[.T$2]);[.R$2]-[.L$2]);[.L$2])" office:value-type="time" office:time-value="PT17H40M00S" calcext:value-type="time">
            <text:p>17:40:00</text:p>
          </table:table-cell>
          <table:table-cell table:formula="of:=IF([.L216]&lt;[.L215];[.M215]+[.H$2];[.M215])" office:value-type="float" office:value="240" calcext:value-type="float">
            <text:p>240</text:p>
          </table:table-cell>
          <table:table-cell table:formula="of:=OFFSET([.C$4];[.M216];0)" office:value-type="float" office:value="43753" calcext:value-type="float">
            <text:p>43753</text:p>
          </table:table-cell>
          <table:table-cell table:formula="of:=[.L216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16];0)&lt;=[.O2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4T16:04:35.124789" calcext:value-type="date">
            <text:p>2019-10-14 16:04:35</text:p>
          </table:table-cell>
          <table:table-cell table:style-name="ce7" table:formula="of:=[.A217]" office:value-type="date" office:date-value="2019-10-14T16:04:35.124789" calcext:value-type="date">
            <text:p>2019-10-14 16:04:35</text:p>
          </table:table-cell>
          <table:table-cell table:formula="of:=TRUNC([.A217])" office:value-type="float" office:value="43752" calcext:value-type="float">
            <text:p>43752</text:p>
          </table:table-cell>
          <table:table-cell table:style-name="ce12" table:formula="of:=[.B217]-[.C217]" office:value-type="date" office:date-value="1899-12-30T16:04:35.12478930876" calcext:value-type="date">
            <text:p>12/30/99 04:04 PM</text:p>
          </table:table-cell>
          <table:table-cell table:formula="of:=MOD([.E216]-[.$E$2];[.$H$2])+1+[.$E$2]" office:value-type="float" office:value="195" calcext:value-type="float">
            <text:p>195</text:p>
          </table:table-cell>
          <table:table-cell table:formula="of:=MOD([.F216]+1/[.$H$2];5)" office:value-type="float" office:value="2.13333333333333" calcext:value-type="float">
            <text:p>2,13333333333333</text:p>
          </table:table-cell>
          <table:table-cell table:formula="of:=IF([.F217]&lt;0.000001;[.G216]+2+1/[.$H$2];[.G216]+1/[.$H$2])" office:value-type="float" office:value="7.13333333333332" calcext:value-type="float">
            <text:p>7,13333333333332</text:p>
          </table:table-cell>
          <table:table-cell table:number-columns-repeated="4"/>
          <table:table-cell table:formula="of:=SUM(MOD(SUM([.L216]-[.L$2];[.T$2]);[.R$2]-[.L$2]);[.L$2])" office:value-type="time" office:time-value="PT17H50M00S" calcext:value-type="time">
            <text:p>17:50:00</text:p>
          </table:table-cell>
          <table:table-cell table:formula="of:=IF([.L217]&lt;[.L216];[.M216]+[.H$2];[.M216])" office:value-type="float" office:value="240" calcext:value-type="float">
            <text:p>240</text:p>
          </table:table-cell>
          <table:table-cell table:formula="of:=OFFSET([.C$4];[.M217];0)" office:value-type="float" office:value="43753" calcext:value-type="float">
            <text:p>43753</text:p>
          </table:table-cell>
          <table:table-cell table:formula="of:=[.L217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217];0)&lt;=[.O2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4T16:12:48.131656" calcext:value-type="date">
            <text:p>2019-10-14 16:12:48</text:p>
          </table:table-cell>
          <table:table-cell table:style-name="ce7" table:formula="of:=[.A218]" office:value-type="date" office:date-value="2019-10-14T16:12:48.131656" calcext:value-type="date">
            <text:p>2019-10-14 16:12:48</text:p>
          </table:table-cell>
          <table:table-cell table:formula="of:=TRUNC([.A218])" office:value-type="float" office:value="43752" calcext:value-type="float">
            <text:p>43752</text:p>
          </table:table-cell>
          <table:table-cell table:style-name="ce12" table:formula="of:=[.B218]-[.C218]" office:value-type="date" office:date-value="1899-12-30T16:12:48.13165554777" calcext:value-type="date">
            <text:p>12/30/99 04:12 PM</text:p>
          </table:table-cell>
          <table:table-cell table:formula="of:=MOD([.E217]-[.$E$2];[.$H$2])+1+[.$E$2]" office:value-type="float" office:value="196" calcext:value-type="float">
            <text:p>196</text:p>
          </table:table-cell>
          <table:table-cell table:formula="of:=MOD([.F217]+1/[.$H$2];5)" office:value-type="float" office:value="2.16666666666666" calcext:value-type="float">
            <text:p>2,16666666666666</text:p>
          </table:table-cell>
          <table:table-cell table:formula="of:=IF([.F218]&lt;0.000001;[.G217]+2+1/[.$H$2];[.G217]+1/[.$H$2])" office:value-type="float" office:value="7.16666666666665" calcext:value-type="float">
            <text:p>7,16666666666665</text:p>
          </table:table-cell>
          <table:table-cell table:number-columns-repeated="4"/>
          <table:table-cell table:formula="of:=SUM(MOD(SUM([.L217]-[.L$2];[.T$2]);[.R$2]-[.L$2]);[.L$2])" office:value-type="time" office:time-value="PT18H00M00S" calcext:value-type="time">
            <text:p>18:00:00</text:p>
          </table:table-cell>
          <table:table-cell table:formula="of:=IF([.L218]&lt;[.L217];[.M217]+[.H$2];[.M217])" office:value-type="float" office:value="240" calcext:value-type="float">
            <text:p>240</text:p>
          </table:table-cell>
          <table:table-cell table:formula="of:=OFFSET([.C$4];[.M218];0)" office:value-type="float" office:value="43753" calcext:value-type="float">
            <text:p>43753</text:p>
          </table:table-cell>
          <table:table-cell table:formula="of:=[.L218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218];0)&lt;=[.O2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4T16:25:17.271472" calcext:value-type="date">
            <text:p>2019-10-14 16:25:17</text:p>
          </table:table-cell>
          <table:table-cell table:style-name="ce7" table:formula="of:=[.A219]" office:value-type="date" office:date-value="2019-10-14T16:25:17.271472" calcext:value-type="date">
            <text:p>2019-10-14 16:25:17</text:p>
          </table:table-cell>
          <table:table-cell table:formula="of:=TRUNC([.A219])" office:value-type="float" office:value="43752" calcext:value-type="float">
            <text:p>43752</text:p>
          </table:table-cell>
          <table:table-cell table:style-name="ce12" table:formula="of:=[.B219]-[.C219]" office:value-type="date" office:date-value="1899-12-30T16:25:17.27147167549" calcext:value-type="date">
            <text:p>12/30/99 04:25 PM</text:p>
          </table:table-cell>
          <table:table-cell table:formula="of:=MOD([.E218]-[.$E$2];[.$H$2])+1+[.$E$2]" office:value-type="float" office:value="197" calcext:value-type="float">
            <text:p>197</text:p>
          </table:table-cell>
          <table:table-cell table:formula="of:=MOD([.F218]+1/[.$H$2];5)" office:value-type="float" office:value="2.19999999999999" calcext:value-type="float">
            <text:p>2,19999999999999</text:p>
          </table:table-cell>
          <table:table-cell table:formula="of:=IF([.F219]&lt;0.000001;[.G218]+2+1/[.$H$2];[.G218]+1/[.$H$2])" office:value-type="float" office:value="7.19999999999998" calcext:value-type="float">
            <text:p>7,19999999999998</text:p>
          </table:table-cell>
          <table:table-cell table:number-columns-repeated="4"/>
          <table:table-cell table:formula="of:=SUM(MOD(SUM([.L218]-[.L$2];[.T$2]);[.R$2]-[.L$2]);[.L$2])" office:value-type="time" office:time-value="PT14H10M00S" calcext:value-type="time">
            <text:p>14:10:00</text:p>
          </table:table-cell>
          <table:table-cell table:formula="of:=IF([.L219]&lt;[.L218];[.M218]+[.H$2];[.M218])" office:value-type="float" office:value="270" calcext:value-type="float">
            <text:p>270</text:p>
          </table:table-cell>
          <table:table-cell table:formula="of:=OFFSET([.C$4];[.M219];0)" office:value-type="float" office:value="43754" calcext:value-type="float">
            <text:p>43754</text:p>
          </table:table-cell>
          <table:table-cell table:formula="of:=[.L219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19];0)&lt;=[.O2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4T16:16:40.929845" calcext:value-type="date">
            <text:p>2019-10-14 16:16:41</text:p>
          </table:table-cell>
          <table:table-cell table:style-name="ce7" table:formula="of:=[.A220]" office:value-type="date" office:date-value="2019-10-14T16:16:40.929845" calcext:value-type="date">
            <text:p>2019-10-14 16:16:41</text:p>
          </table:table-cell>
          <table:table-cell table:formula="of:=TRUNC([.A220])" office:value-type="float" office:value="43752" calcext:value-type="float">
            <text:p>43752</text:p>
          </table:table-cell>
          <table:table-cell table:style-name="ce12" table:formula="of:=[.B220]-[.C220]" office:value-type="date" office:date-value="1899-12-30T16:16:40.92984528746" calcext:value-type="date">
            <text:p>12/30/99 04:16 PM</text:p>
          </table:table-cell>
          <table:table-cell table:formula="of:=MOD([.E219]-[.$E$2];[.$H$2])+1+[.$E$2]" office:value-type="float" office:value="198" calcext:value-type="float">
            <text:p>198</text:p>
          </table:table-cell>
          <table:table-cell table:formula="of:=MOD([.F219]+1/[.$H$2];5)" office:value-type="float" office:value="2.23333333333333" calcext:value-type="float">
            <text:p>2,23333333333333</text:p>
          </table:table-cell>
          <table:table-cell table:formula="of:=IF([.F220]&lt;0.000001;[.G219]+2+1/[.$H$2];[.G219]+1/[.$H$2])" office:value-type="float" office:value="7.23333333333332" calcext:value-type="float">
            <text:p>7,23333333333332</text:p>
          </table:table-cell>
          <table:table-cell table:number-columns-repeated="4"/>
          <table:table-cell table:formula="of:=SUM(MOD(SUM([.L219]-[.L$2];[.T$2]);[.R$2]-[.L$2]);[.L$2])" office:value-type="time" office:time-value="PT14H20M00S" calcext:value-type="time">
            <text:p>14:20:00</text:p>
          </table:table-cell>
          <table:table-cell table:formula="of:=IF([.L220]&lt;[.L219];[.M219]+[.H$2];[.M219])" office:value-type="float" office:value="270" calcext:value-type="float">
            <text:p>270</text:p>
          </table:table-cell>
          <table:table-cell table:formula="of:=OFFSET([.C$4];[.M220];0)" office:value-type="float" office:value="43754" calcext:value-type="float">
            <text:p>43754</text:p>
          </table:table-cell>
          <table:table-cell table:formula="of:=[.L220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20];0)&lt;=[.O2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4T15:44:11.571752" calcext:value-type="date">
            <text:p>2019-10-14 15:44:12</text:p>
          </table:table-cell>
          <table:table-cell table:style-name="ce7" table:formula="of:=[.A221]" office:value-type="date" office:date-value="2019-10-14T15:44:11.571752" calcext:value-type="date">
            <text:p>2019-10-14 15:44:12</text:p>
          </table:table-cell>
          <table:table-cell table:formula="of:=TRUNC([.A221])" office:value-type="float" office:value="43752" calcext:value-type="float">
            <text:p>43752</text:p>
          </table:table-cell>
          <table:table-cell table:style-name="ce12" table:formula="of:=[.B221]-[.C221]" office:value-type="date" office:date-value="1899-12-30T15:44:11.57175231725" calcext:value-type="date">
            <text:p>12/30/99 03:44 PM</text:p>
          </table:table-cell>
          <table:table-cell table:formula="of:=MOD([.E220]-[.$E$2];[.$H$2])+1+[.$E$2]" office:value-type="float" office:value="199" calcext:value-type="float">
            <text:p>199</text:p>
          </table:table-cell>
          <table:table-cell table:formula="of:=MOD([.F220]+1/[.$H$2];5)" office:value-type="float" office:value="2.26666666666666" calcext:value-type="float">
            <text:p>2,26666666666666</text:p>
          </table:table-cell>
          <table:table-cell table:formula="of:=IF([.F221]&lt;0.000001;[.G220]+2+1/[.$H$2];[.G220]+1/[.$H$2])" office:value-type="float" office:value="7.26666666666665" calcext:value-type="float">
            <text:p>7,26666666666665</text:p>
          </table:table-cell>
          <table:table-cell table:number-columns-repeated="4"/>
          <table:table-cell table:formula="of:=SUM(MOD(SUM([.L220]-[.L$2];[.T$2]);[.R$2]-[.L$2]);[.L$2])" office:value-type="time" office:time-value="PT14H30M00S" calcext:value-type="time">
            <text:p>14:30:00</text:p>
          </table:table-cell>
          <table:table-cell table:formula="of:=IF([.L221]&lt;[.L220];[.M220]+[.H$2];[.M220])" office:value-type="float" office:value="270" calcext:value-type="float">
            <text:p>270</text:p>
          </table:table-cell>
          <table:table-cell table:formula="of:=OFFSET([.C$4];[.M221];0)" office:value-type="float" office:value="43754" calcext:value-type="float">
            <text:p>43754</text:p>
          </table:table-cell>
          <table:table-cell table:formula="of:=[.L221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21];0)&lt;=[.O2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4T16:03:12.949599" calcext:value-type="date">
            <text:p>2019-10-14 16:03:13</text:p>
          </table:table-cell>
          <table:table-cell table:style-name="ce7" table:formula="of:=[.A222]" office:value-type="date" office:date-value="2019-10-14T16:03:12.949599" calcext:value-type="date">
            <text:p>2019-10-14 16:03:13</text:p>
          </table:table-cell>
          <table:table-cell table:formula="of:=TRUNC([.A222])" office:value-type="float" office:value="43752" calcext:value-type="float">
            <text:p>43752</text:p>
          </table:table-cell>
          <table:table-cell table:style-name="ce12" table:formula="of:=[.B222]-[.C222]" office:value-type="date" office:date-value="1899-12-30T16:03:12.94959884137" calcext:value-type="date">
            <text:p>12/30/99 04:03 PM</text:p>
          </table:table-cell>
          <table:table-cell table:formula="of:=MOD([.E221]-[.$E$2];[.$H$2])+1+[.$E$2]" office:value-type="float" office:value="200" calcext:value-type="float">
            <text:p>200</text:p>
          </table:table-cell>
          <table:table-cell table:formula="of:=MOD([.F221]+1/[.$H$2];5)" office:value-type="float" office:value="2.29999999999999" calcext:value-type="float">
            <text:p>2,29999999999999</text:p>
          </table:table-cell>
          <table:table-cell table:formula="of:=IF([.F222]&lt;0.000001;[.G221]+2+1/[.$H$2];[.G221]+1/[.$H$2])" office:value-type="float" office:value="7.29999999999998" calcext:value-type="float">
            <text:p>7,29999999999998</text:p>
          </table:table-cell>
          <table:table-cell table:number-columns-repeated="4"/>
          <table:table-cell table:formula="of:=SUM(MOD(SUM([.L221]-[.L$2];[.T$2]);[.R$2]-[.L$2]);[.L$2])" office:value-type="time" office:time-value="PT14H40M00S" calcext:value-type="time">
            <text:p>14:40:00</text:p>
          </table:table-cell>
          <table:table-cell table:formula="of:=IF([.L222]&lt;[.L221];[.M221]+[.H$2];[.M221])" office:value-type="float" office:value="270" calcext:value-type="float">
            <text:p>270</text:p>
          </table:table-cell>
          <table:table-cell table:formula="of:=OFFSET([.C$4];[.M222];0)" office:value-type="float" office:value="43754" calcext:value-type="float">
            <text:p>43754</text:p>
          </table:table-cell>
          <table:table-cell table:formula="of:=[.L222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22];0)&lt;=[.O2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4T16:14:30.517058" calcext:value-type="date">
            <text:p>2019-10-14 16:14:31</text:p>
          </table:table-cell>
          <table:table-cell table:style-name="ce7" table:formula="of:=[.A223]" office:value-type="date" office:date-value="2019-10-14T16:14:30.517058" calcext:value-type="date">
            <text:p>2019-10-14 16:14:31</text:p>
          </table:table-cell>
          <table:table-cell table:formula="of:=TRUNC([.A223])" office:value-type="float" office:value="43752" calcext:value-type="float">
            <text:p>43752</text:p>
          </table:table-cell>
          <table:table-cell table:style-name="ce12" table:formula="of:=[.B223]-[.C223]" office:value-type="date" office:date-value="1899-12-30T16:14:30.51705750637" calcext:value-type="date">
            <text:p>12/30/99 04:14 PM</text:p>
          </table:table-cell>
          <table:table-cell table:formula="of:=MOD([.E222]-[.$E$2];[.$H$2])+1+[.$E$2]" office:value-type="float" office:value="201" calcext:value-type="float">
            <text:p>201</text:p>
          </table:table-cell>
          <table:table-cell table:formula="of:=MOD([.F222]+1/[.$H$2];5)" office:value-type="float" office:value="2.33333333333333" calcext:value-type="float">
            <text:p>2,33333333333333</text:p>
          </table:table-cell>
          <table:table-cell table:formula="of:=IF([.F223]&lt;0.000001;[.G222]+2+1/[.$H$2];[.G222]+1/[.$H$2])" office:value-type="float" office:value="7.33333333333332" calcext:value-type="float">
            <text:p>7,33333333333332</text:p>
          </table:table-cell>
          <table:table-cell table:number-columns-repeated="4"/>
          <table:table-cell table:formula="of:=SUM(MOD(SUM([.L222]-[.L$2];[.T$2]);[.R$2]-[.L$2]);[.L$2])" office:value-type="time" office:time-value="PT14H50M00S" calcext:value-type="time">
            <text:p>14:50:00</text:p>
          </table:table-cell>
          <table:table-cell table:formula="of:=IF([.L223]&lt;[.L222];[.M222]+[.H$2];[.M222])" office:value-type="float" office:value="270" calcext:value-type="float">
            <text:p>270</text:p>
          </table:table-cell>
          <table:table-cell table:formula="of:=OFFSET([.C$4];[.M223];0)" office:value-type="float" office:value="43754" calcext:value-type="float">
            <text:p>43754</text:p>
          </table:table-cell>
          <table:table-cell table:formula="of:=[.L223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223];0)&lt;=[.O2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4T16:09:09.895515" calcext:value-type="date">
            <text:p>2019-10-14 16:09:10</text:p>
          </table:table-cell>
          <table:table-cell table:style-name="ce7" table:formula="of:=[.A224]" office:value-type="date" office:date-value="2019-10-14T16:09:09.895515" calcext:value-type="date">
            <text:p>2019-10-14 16:09:10</text:p>
          </table:table-cell>
          <table:table-cell table:formula="of:=TRUNC([.A224])" office:value-type="float" office:value="43752" calcext:value-type="float">
            <text:p>43752</text:p>
          </table:table-cell>
          <table:table-cell table:style-name="ce12" table:formula="of:=[.B224]-[.C224]" office:value-type="date" office:date-value="1899-12-30T16:09:09.89551466424" calcext:value-type="date">
            <text:p>12/30/99 04:09 PM</text:p>
          </table:table-cell>
          <table:table-cell table:formula="of:=MOD([.E223]-[.$E$2];[.$H$2])+1+[.$E$2]" office:value-type="float" office:value="202" calcext:value-type="float">
            <text:p>202</text:p>
          </table:table-cell>
          <table:table-cell table:formula="of:=MOD([.F223]+1/[.$H$2];5)" office:value-type="float" office:value="2.36666666666666" calcext:value-type="float">
            <text:p>2,36666666666666</text:p>
          </table:table-cell>
          <table:table-cell table:formula="of:=IF([.F224]&lt;0.000001;[.G223]+2+1/[.$H$2];[.G223]+1/[.$H$2])" office:value-type="float" office:value="7.36666666666665" calcext:value-type="float">
            <text:p>7,36666666666665</text:p>
          </table:table-cell>
          <table:table-cell table:number-columns-repeated="4"/>
          <table:table-cell table:formula="of:=SUM(MOD(SUM([.L223]-[.L$2];[.T$2]);[.R$2]-[.L$2]);[.L$2])" office:value-type="time" office:time-value="PT15H00M00S" calcext:value-type="time">
            <text:p>15:00:00</text:p>
          </table:table-cell>
          <table:table-cell table:formula="of:=IF([.L224]&lt;[.L223];[.M223]+[.H$2];[.M223])" office:value-type="float" office:value="270" calcext:value-type="float">
            <text:p>270</text:p>
          </table:table-cell>
          <table:table-cell table:formula="of:=OFFSET([.C$4];[.M224];0)" office:value-type="float" office:value="43754" calcext:value-type="float">
            <text:p>43754</text:p>
          </table:table-cell>
          <table:table-cell table:formula="of:=[.L224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224];0)&lt;=[.O2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4T16:08:46.994727" calcext:value-type="date">
            <text:p>2019-10-14 16:08:47</text:p>
          </table:table-cell>
          <table:table-cell table:style-name="ce7" table:formula="of:=[.A225]" office:value-type="date" office:date-value="2019-10-14T16:08:46.994727" calcext:value-type="date">
            <text:p>2019-10-14 16:08:47</text:p>
          </table:table-cell>
          <table:table-cell table:formula="of:=TRUNC([.A225])" office:value-type="float" office:value="43752" calcext:value-type="float">
            <text:p>43752</text:p>
          </table:table-cell>
          <table:table-cell table:style-name="ce12" table:formula="of:=[.B225]-[.C225]" office:value-type="date" office:date-value="1899-12-30T16:08:46.99472734239" calcext:value-type="date">
            <text:p>12/30/99 04:08 PM</text:p>
          </table:table-cell>
          <table:table-cell table:formula="of:=MOD([.E224]-[.$E$2];[.$H$2])+1+[.$E$2]" office:value-type="float" office:value="203" calcext:value-type="float">
            <text:p>203</text:p>
          </table:table-cell>
          <table:table-cell table:formula="of:=MOD([.F224]+1/[.$H$2];5)" office:value-type="float" office:value="2.39999999999999" calcext:value-type="float">
            <text:p>2,39999999999999</text:p>
          </table:table-cell>
          <table:table-cell table:formula="of:=IF([.F225]&lt;0.000001;[.G224]+2+1/[.$H$2];[.G224]+1/[.$H$2])" office:value-type="float" office:value="7.39999999999998" calcext:value-type="float">
            <text:p>7,39999999999998</text:p>
          </table:table-cell>
          <table:table-cell table:number-columns-repeated="4"/>
          <table:table-cell table:formula="of:=SUM(MOD(SUM([.L224]-[.L$2];[.T$2]);[.R$2]-[.L$2]);[.L$2])" office:value-type="time" office:time-value="PT15H10M00S" calcext:value-type="time">
            <text:p>15:10:00</text:p>
          </table:table-cell>
          <table:table-cell table:formula="of:=IF([.L225]&lt;[.L224];[.M224]+[.H$2];[.M224])" office:value-type="float" office:value="270" calcext:value-type="float">
            <text:p>270</text:p>
          </table:table-cell>
          <table:table-cell table:formula="of:=OFFSET([.C$4];[.M225];0)" office:value-type="float" office:value="43754" calcext:value-type="float">
            <text:p>43754</text:p>
          </table:table-cell>
          <table:table-cell table:formula="of:=[.L225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25];0)&lt;=[.O2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4T16:02:36.263693" calcext:value-type="date">
            <text:p>2019-10-14 16:02:36</text:p>
          </table:table-cell>
          <table:table-cell table:style-name="ce7" table:formula="of:=[.A226]" office:value-type="date" office:date-value="2019-10-14T16:02:36.263693" calcext:value-type="date">
            <text:p>2019-10-14 16:02:36</text:p>
          </table:table-cell>
          <table:table-cell table:formula="of:=TRUNC([.A226])" office:value-type="float" office:value="43752" calcext:value-type="float">
            <text:p>43752</text:p>
          </table:table-cell>
          <table:table-cell table:style-name="ce12" table:formula="of:=[.B226]-[.C226]" office:value-type="date" office:date-value="1899-12-30T16:02:36.26369342208" calcext:value-type="date">
            <text:p>12/30/99 04:02 PM</text:p>
          </table:table-cell>
          <table:table-cell table:formula="of:=MOD([.E225]-[.$E$2];[.$H$2])+1+[.$E$2]" office:value-type="float" office:value="204" calcext:value-type="float">
            <text:p>204</text:p>
          </table:table-cell>
          <table:table-cell table:formula="of:=MOD([.F225]+1/[.$H$2];5)" office:value-type="float" office:value="2.43333333333333" calcext:value-type="float">
            <text:p>2,43333333333333</text:p>
          </table:table-cell>
          <table:table-cell table:formula="of:=IF([.F226]&lt;0.000001;[.G225]+2+1/[.$H$2];[.G225]+1/[.$H$2])" office:value-type="float" office:value="7.43333333333332" calcext:value-type="float">
            <text:p>7,43333333333332</text:p>
          </table:table-cell>
          <table:table-cell table:number-columns-repeated="4"/>
          <table:table-cell table:formula="of:=SUM(MOD(SUM([.L225]-[.L$2];[.T$2]);[.R$2]-[.L$2]);[.L$2])" office:value-type="time" office:time-value="PT15H20M00S" calcext:value-type="time">
            <text:p>15:20:00</text:p>
          </table:table-cell>
          <table:table-cell table:formula="of:=IF([.L226]&lt;[.L225];[.M225]+[.H$2];[.M225])" office:value-type="float" office:value="270" calcext:value-type="float">
            <text:p>270</text:p>
          </table:table-cell>
          <table:table-cell table:formula="of:=OFFSET([.C$4];[.M226];0)" office:value-type="float" office:value="43754" calcext:value-type="float">
            <text:p>43754</text:p>
          </table:table-cell>
          <table:table-cell table:formula="of:=[.L226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26];0)&lt;=[.O2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4T15:55:46.472683" calcext:value-type="date">
            <text:p>2019-10-14 15:55:46</text:p>
          </table:table-cell>
          <table:table-cell table:style-name="ce7" table:formula="of:=[.A227]" office:value-type="date" office:date-value="2019-10-14T15:55:46.472683" calcext:value-type="date">
            <text:p>2019-10-14 15:55:46</text:p>
          </table:table-cell>
          <table:table-cell table:formula="of:=TRUNC([.A227])" office:value-type="float" office:value="43752" calcext:value-type="float">
            <text:p>43752</text:p>
          </table:table-cell>
          <table:table-cell table:style-name="ce12" table:formula="of:=[.B227]-[.C227]" office:value-type="date" office:date-value="1899-12-30T15:55:46.472682897" calcext:value-type="date">
            <text:p>12/30/99 03:55 PM</text:p>
          </table:table-cell>
          <table:table-cell table:formula="of:=MOD([.E226]-[.$E$2];[.$H$2])+1+[.$E$2]" office:value-type="float" office:value="205" calcext:value-type="float">
            <text:p>205</text:p>
          </table:table-cell>
          <table:table-cell table:formula="of:=MOD([.F226]+1/[.$H$2];5)" office:value-type="float" office:value="2.46666666666666" calcext:value-type="float">
            <text:p>2,46666666666666</text:p>
          </table:table-cell>
          <table:table-cell table:formula="of:=IF([.F227]&lt;0.000001;[.G226]+2+1/[.$H$2];[.G226]+1/[.$H$2])" office:value-type="float" office:value="7.46666666666665" calcext:value-type="float">
            <text:p>7,46666666666665</text:p>
          </table:table-cell>
          <table:table-cell table:number-columns-repeated="4"/>
          <table:table-cell table:formula="of:=SUM(MOD(SUM([.L226]-[.L$2];[.T$2]);[.R$2]-[.L$2]);[.L$2])" office:value-type="time" office:time-value="PT15H30M00S" calcext:value-type="time">
            <text:p>15:30:00</text:p>
          </table:table-cell>
          <table:table-cell table:formula="of:=IF([.L227]&lt;[.L226];[.M226]+[.H$2];[.M226])" office:value-type="float" office:value="270" calcext:value-type="float">
            <text:p>270</text:p>
          </table:table-cell>
          <table:table-cell table:formula="of:=OFFSET([.C$4];[.M227];0)" office:value-type="float" office:value="43754" calcext:value-type="float">
            <text:p>43754</text:p>
          </table:table-cell>
          <table:table-cell table:formula="of:=[.L227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27];0)&lt;=[.O2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4T16:04:11.541166" calcext:value-type="date">
            <text:p>2019-10-14 16:04:12</text:p>
          </table:table-cell>
          <table:table-cell table:style-name="ce7" table:formula="of:=[.A228]" office:value-type="date" office:date-value="2019-10-14T16:04:11.541166" calcext:value-type="date">
            <text:p>2019-10-14 16:04:12</text:p>
          </table:table-cell>
          <table:table-cell table:formula="of:=TRUNC([.A228])" office:value-type="float" office:value="43752" calcext:value-type="float">
            <text:p>43752</text:p>
          </table:table-cell>
          <table:table-cell table:style-name="ce12" table:formula="of:=[.B228]-[.C228]" office:value-type="date" office:date-value="1899-12-30T16:04:11.54116647318" calcext:value-type="date">
            <text:p>12/30/99 04:04 PM</text:p>
          </table:table-cell>
          <table:table-cell table:formula="of:=MOD([.E227]-[.$E$2];[.$H$2])+1+[.$E$2]" office:value-type="float" office:value="206" calcext:value-type="float">
            <text:p>206</text:p>
          </table:table-cell>
          <table:table-cell table:formula="of:=MOD([.F227]+1/[.$H$2];5)" office:value-type="float" office:value="2.49999999999999" calcext:value-type="float">
            <text:p>2,49999999999999</text:p>
          </table:table-cell>
          <table:table-cell table:formula="of:=IF([.F228]&lt;0.000001;[.G227]+2+1/[.$H$2];[.G227]+1/[.$H$2])" office:value-type="float" office:value="7.49999999999998" calcext:value-type="float">
            <text:p>7,49999999999998</text:p>
          </table:table-cell>
          <table:table-cell table:number-columns-repeated="4"/>
          <table:table-cell table:formula="of:=SUM(MOD(SUM([.L227]-[.L$2];[.T$2]);[.R$2]-[.L$2]);[.L$2])" office:value-type="time" office:time-value="PT15H40M00S" calcext:value-type="time">
            <text:p>15:40:00</text:p>
          </table:table-cell>
          <table:table-cell table:formula="of:=IF([.L228]&lt;[.L227];[.M227]+[.H$2];[.M227])" office:value-type="float" office:value="270" calcext:value-type="float">
            <text:p>270</text:p>
          </table:table-cell>
          <table:table-cell table:formula="of:=OFFSET([.C$4];[.M228];0)" office:value-type="float" office:value="43754" calcext:value-type="float">
            <text:p>43754</text:p>
          </table:table-cell>
          <table:table-cell table:formula="of:=[.L228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28];0)&lt;=[.O2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4T16:23:26.367336" calcext:value-type="date">
            <text:p>2019-10-14 16:23:26</text:p>
          </table:table-cell>
          <table:table-cell table:style-name="ce7" table:formula="of:=[.A229]" office:value-type="date" office:date-value="2019-10-14T16:23:26.367336" calcext:value-type="date">
            <text:p>2019-10-14 16:23:26</text:p>
          </table:table-cell>
          <table:table-cell table:formula="of:=TRUNC([.A229])" office:value-type="float" office:value="43752" calcext:value-type="float">
            <text:p>43752</text:p>
          </table:table-cell>
          <table:table-cell table:style-name="ce12" table:formula="of:=[.B229]-[.C229]" office:value-type="date" office:date-value="1899-12-30T16:23:26.36733637657" calcext:value-type="date">
            <text:p>12/30/99 04:23 PM</text:p>
          </table:table-cell>
          <table:table-cell table:formula="of:=MOD([.E228]-[.$E$2];[.$H$2])+1+[.$E$2]" office:value-type="float" office:value="207" calcext:value-type="float">
            <text:p>207</text:p>
          </table:table-cell>
          <table:table-cell table:formula="of:=MOD([.F228]+1/[.$H$2];5)" office:value-type="float" office:value="2.53333333333333" calcext:value-type="float">
            <text:p>2,53333333333333</text:p>
          </table:table-cell>
          <table:table-cell table:formula="of:=IF([.F229]&lt;0.000001;[.G228]+2+1/[.$H$2];[.G228]+1/[.$H$2])" office:value-type="float" office:value="7.53333333333332" calcext:value-type="float">
            <text:p>7,53333333333332</text:p>
          </table:table-cell>
          <table:table-cell table:number-columns-repeated="4"/>
          <table:table-cell table:formula="of:=SUM(MOD(SUM([.L228]-[.L$2];[.T$2]);[.R$2]-[.L$2]);[.L$2])" office:value-type="time" office:time-value="PT15H50M00S" calcext:value-type="time">
            <text:p>15:50:00</text:p>
          </table:table-cell>
          <table:table-cell table:formula="of:=IF([.L229]&lt;[.L228];[.M228]+[.H$2];[.M228])" office:value-type="float" office:value="270" calcext:value-type="float">
            <text:p>270</text:p>
          </table:table-cell>
          <table:table-cell table:formula="of:=OFFSET([.C$4];[.M229];0)" office:value-type="float" office:value="43754" calcext:value-type="float">
            <text:p>43754</text:p>
          </table:table-cell>
          <table:table-cell table:formula="of:=[.L229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29];0)&lt;=[.O2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4T16:16:56.525492" calcext:value-type="date">
            <text:p>2019-10-14 16:16:57</text:p>
          </table:table-cell>
          <table:table-cell table:style-name="ce7" table:formula="of:=[.A230]" office:value-type="date" office:date-value="2019-10-14T16:16:56.525492" calcext:value-type="date">
            <text:p>2019-10-14 16:16:57</text:p>
          </table:table-cell>
          <table:table-cell table:formula="of:=TRUNC([.A230])" office:value-type="float" office:value="43752" calcext:value-type="float">
            <text:p>43752</text:p>
          </table:table-cell>
          <table:table-cell table:style-name="ce12" table:formula="of:=[.B230]-[.C230]" office:value-type="date" office:date-value="1899-12-30T16:16:56.52549155988" calcext:value-type="date">
            <text:p>12/30/99 04:16 PM</text:p>
          </table:table-cell>
          <table:table-cell table:formula="of:=MOD([.E229]-[.$E$2];[.$H$2])+1+[.$E$2]" office:value-type="float" office:value="208" calcext:value-type="float">
            <text:p>208</text:p>
          </table:table-cell>
          <table:table-cell table:formula="of:=MOD([.F229]+1/[.$H$2];5)" office:value-type="float" office:value="2.56666666666666" calcext:value-type="float">
            <text:p>2,56666666666666</text:p>
          </table:table-cell>
          <table:table-cell table:formula="of:=IF([.F230]&lt;0.000001;[.G229]+2+1/[.$H$2];[.G229]+1/[.$H$2])" office:value-type="float" office:value="7.56666666666665" calcext:value-type="float">
            <text:p>7,56666666666665</text:p>
          </table:table-cell>
          <table:table-cell table:number-columns-repeated="4"/>
          <table:table-cell table:formula="of:=SUM(MOD(SUM([.L229]-[.L$2];[.T$2]);[.R$2]-[.L$2]);[.L$2])" office:value-type="time" office:time-value="PT16H00M00S" calcext:value-type="time">
            <text:p>16:00:00</text:p>
          </table:table-cell>
          <table:table-cell table:formula="of:=IF([.L230]&lt;[.L229];[.M229]+[.H$2];[.M229])" office:value-type="float" office:value="270" calcext:value-type="float">
            <text:p>270</text:p>
          </table:table-cell>
          <table:table-cell table:formula="of:=OFFSET([.C$4];[.M230];0)" office:value-type="float" office:value="43754" calcext:value-type="float">
            <text:p>43754</text:p>
          </table:table-cell>
          <table:table-cell table:formula="of:=[.L230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30];0)&lt;=[.O2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4T16:34:44.755392" calcext:value-type="date">
            <text:p>2019-10-14 16:34:45</text:p>
          </table:table-cell>
          <table:table-cell table:style-name="ce7" table:formula="of:=[.A231]" office:value-type="date" office:date-value="2019-10-14T16:34:44.755392" calcext:value-type="date">
            <text:p>2019-10-14 16:34:45</text:p>
          </table:table-cell>
          <table:table-cell table:formula="of:=TRUNC([.A231])" office:value-type="float" office:value="43752" calcext:value-type="float">
            <text:p>43752</text:p>
          </table:table-cell>
          <table:table-cell table:style-name="ce12" table:formula="of:=[.B231]-[.C231]" office:value-type="date" office:date-value="1899-12-30T16:34:44.75539195351" calcext:value-type="date">
            <text:p>12/30/99 04:34 PM</text:p>
          </table:table-cell>
          <table:table-cell table:formula="of:=MOD([.E230]-[.$E$2];[.$H$2])+1+[.$E$2]" office:value-type="float" office:value="209" calcext:value-type="float">
            <text:p>209</text:p>
          </table:table-cell>
          <table:table-cell table:formula="of:=MOD([.F230]+1/[.$H$2];5)" office:value-type="float" office:value="2.59999999999999" calcext:value-type="float">
            <text:p>2,59999999999999</text:p>
          </table:table-cell>
          <table:table-cell table:formula="of:=IF([.F231]&lt;0.000001;[.G230]+2+1/[.$H$2];[.G230]+1/[.$H$2])" office:value-type="float" office:value="7.59999999999998" calcext:value-type="float">
            <text:p>7,59999999999998</text:p>
          </table:table-cell>
          <table:table-cell table:number-columns-repeated="4"/>
          <table:table-cell table:formula="of:=SUM(MOD(SUM([.L230]-[.L$2];[.T$2]);[.R$2]-[.L$2]);[.L$2])" office:value-type="time" office:time-value="PT16H10M00S" calcext:value-type="time">
            <text:p>16:10:00</text:p>
          </table:table-cell>
          <table:table-cell table:formula="of:=IF([.L231]&lt;[.L230];[.M230]+[.H$2];[.M230])" office:value-type="float" office:value="270" calcext:value-type="float">
            <text:p>270</text:p>
          </table:table-cell>
          <table:table-cell table:formula="of:=OFFSET([.C$4];[.M231];0)" office:value-type="float" office:value="43754" calcext:value-type="float">
            <text:p>43754</text:p>
          </table:table-cell>
          <table:table-cell table:formula="of:=[.L231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31];0)&lt;=[.O2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4T15:44:11.743897" calcext:value-type="date">
            <text:p>2019-10-14 15:44:12</text:p>
          </table:table-cell>
          <table:table-cell table:style-name="ce7" table:formula="of:=[.A232]" office:value-type="date" office:date-value="2019-10-14T15:44:11.743897" calcext:value-type="date">
            <text:p>2019-10-14 15:44:12</text:p>
          </table:table-cell>
          <table:table-cell table:formula="of:=TRUNC([.A232])" office:value-type="float" office:value="43752" calcext:value-type="float">
            <text:p>43752</text:p>
          </table:table-cell>
          <table:table-cell table:style-name="ce12" table:formula="of:=[.B232]-[.C232]" office:value-type="date" office:date-value="1899-12-30T15:44:11.74389733002" calcext:value-type="date">
            <text:p>12/30/99 03:44 PM</text:p>
          </table:table-cell>
          <table:table-cell table:formula="of:=MOD([.E231]-[.$E$2];[.$H$2])+1+[.$E$2]" office:value-type="float" office:value="210" calcext:value-type="float">
            <text:p>210</text:p>
          </table:table-cell>
          <table:table-cell table:formula="of:=MOD([.F231]+1/[.$H$2];5)" office:value-type="float" office:value="2.63333333333333" calcext:value-type="float">
            <text:p>2,63333333333333</text:p>
          </table:table-cell>
          <table:table-cell table:formula="of:=IF([.F232]&lt;0.000001;[.G231]+2+1/[.$H$2];[.G231]+1/[.$H$2])" office:value-type="float" office:value="7.63333333333332" calcext:value-type="float">
            <text:p>7,63333333333332</text:p>
          </table:table-cell>
          <table:table-cell table:number-columns-repeated="4"/>
          <table:table-cell table:formula="of:=SUM(MOD(SUM([.L231]-[.L$2];[.T$2]);[.R$2]-[.L$2]);[.L$2])" office:value-type="time" office:time-value="PT16H20M00S" calcext:value-type="time">
            <text:p>16:20:00</text:p>
          </table:table-cell>
          <table:table-cell table:formula="of:=IF([.L232]&lt;[.L231];[.M231]+[.H$2];[.M231])" office:value-type="float" office:value="270" calcext:value-type="float">
            <text:p>270</text:p>
          </table:table-cell>
          <table:table-cell table:formula="of:=OFFSET([.C$4];[.M232];0)" office:value-type="float" office:value="43754" calcext:value-type="float">
            <text:p>43754</text:p>
          </table:table-cell>
          <table:table-cell table:formula="of:=[.L232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232];0)&lt;=[.O2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4T16:16:43.615284" calcext:value-type="date">
            <text:p>2019-10-14 16:16:44</text:p>
          </table:table-cell>
          <table:table-cell table:style-name="ce7" table:formula="of:=[.A233]" office:value-type="date" office:date-value="2019-10-14T16:16:43.615284" calcext:value-type="date">
            <text:p>2019-10-14 16:16:44</text:p>
          </table:table-cell>
          <table:table-cell table:formula="of:=TRUNC([.A233])" office:value-type="float" office:value="43752" calcext:value-type="float">
            <text:p>43752</text:p>
          </table:table-cell>
          <table:table-cell table:style-name="ce12" table:formula="of:=[.B233]-[.C233]" office:value-type="date" office:date-value="1899-12-30T16:16:43.61528447829" calcext:value-type="date">
            <text:p>12/30/99 04:16 PM</text:p>
          </table:table-cell>
          <table:table-cell table:formula="of:=MOD([.E232]-[.$E$2];[.$H$2])+1+[.$E$2]" office:value-type="float" office:value="211" calcext:value-type="float">
            <text:p>211</text:p>
          </table:table-cell>
          <table:table-cell table:formula="of:=MOD([.F232]+1/[.$H$2];5)" office:value-type="float" office:value="2.66666666666666" calcext:value-type="float">
            <text:p>2,66666666666666</text:p>
          </table:table-cell>
          <table:table-cell table:formula="of:=IF([.F233]&lt;0.000001;[.G232]+2+1/[.$H$2];[.G232]+1/[.$H$2])" office:value-type="float" office:value="7.66666666666665" calcext:value-type="float">
            <text:p>7,66666666666665</text:p>
          </table:table-cell>
          <table:table-cell table:number-columns-repeated="4"/>
          <table:table-cell table:formula="of:=SUM(MOD(SUM([.L232]-[.L$2];[.T$2]);[.R$2]-[.L$2]);[.L$2])" office:value-type="time" office:time-value="PT16H30M00S" calcext:value-type="time">
            <text:p>16:30:00</text:p>
          </table:table-cell>
          <table:table-cell table:formula="of:=IF([.L233]&lt;[.L232];[.M232]+[.H$2];[.M232])" office:value-type="float" office:value="270" calcext:value-type="float">
            <text:p>270</text:p>
          </table:table-cell>
          <table:table-cell table:formula="of:=OFFSET([.C$4];[.M233];0)" office:value-type="float" office:value="43754" calcext:value-type="float">
            <text:p>43754</text:p>
          </table:table-cell>
          <table:table-cell table:formula="of:=[.L233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233];0)&lt;=[.O2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4T15:52:25.925106" calcext:value-type="date">
            <text:p>2019-10-14 15:52:26</text:p>
          </table:table-cell>
          <table:table-cell table:style-name="ce7" table:formula="of:=[.A234]" office:value-type="date" office:date-value="2019-10-14T15:52:25.925106" calcext:value-type="date">
            <text:p>2019-10-14 15:52:26</text:p>
          </table:table-cell>
          <table:table-cell table:formula="of:=TRUNC([.A234])" office:value-type="float" office:value="43752" calcext:value-type="float">
            <text:p>43752</text:p>
          </table:table-cell>
          <table:table-cell table:style-name="ce12" table:formula="of:=[.B234]-[.C234]" office:value-type="date" office:date-value="1899-12-30T15:52:25.92510592192" calcext:value-type="date">
            <text:p>12/30/99 03:52 PM</text:p>
          </table:table-cell>
          <table:table-cell table:formula="of:=MOD([.E233]-[.$E$2];[.$H$2])+1+[.$E$2]" office:value-type="float" office:value="212" calcext:value-type="float">
            <text:p>212</text:p>
          </table:table-cell>
          <table:table-cell table:formula="of:=MOD([.F233]+1/[.$H$2];5)" office:value-type="float" office:value="2.69999999999999" calcext:value-type="float">
            <text:p>2,69999999999999</text:p>
          </table:table-cell>
          <table:table-cell table:formula="of:=IF([.F234]&lt;0.000001;[.G233]+2+1/[.$H$2];[.G233]+1/[.$H$2])" office:value-type="float" office:value="7.69999999999998" calcext:value-type="float">
            <text:p>7,69999999999998</text:p>
          </table:table-cell>
          <table:table-cell table:number-columns-repeated="4"/>
          <table:table-cell table:formula="of:=SUM(MOD(SUM([.L233]-[.L$2];[.T$2]);[.R$2]-[.L$2]);[.L$2])" office:value-type="time" office:time-value="PT16H40M00S" calcext:value-type="time">
            <text:p>16:40:00</text:p>
          </table:table-cell>
          <table:table-cell table:formula="of:=IF([.L234]&lt;[.L233];[.M233]+[.H$2];[.M233])" office:value-type="float" office:value="270" calcext:value-type="float">
            <text:p>270</text:p>
          </table:table-cell>
          <table:table-cell table:formula="of:=OFFSET([.C$4];[.M234];0)" office:value-type="float" office:value="43754" calcext:value-type="float">
            <text:p>43754</text:p>
          </table:table-cell>
          <table:table-cell table:formula="of:=[.L234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34];0)&lt;=[.O2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4T16:03:56.343355" calcext:value-type="date">
            <text:p>2019-10-14 16:03:56</text:p>
          </table:table-cell>
          <table:table-cell table:style-name="ce7" table:formula="of:=[.A235]" office:value-type="date" office:date-value="2019-10-14T16:03:56.343355" calcext:value-type="date">
            <text:p>2019-10-14 16:03:56</text:p>
          </table:table-cell>
          <table:table-cell table:formula="of:=TRUNC([.A235])" office:value-type="float" office:value="43752" calcext:value-type="float">
            <text:p>43752</text:p>
          </table:table-cell>
          <table:table-cell table:style-name="ce12" table:formula="of:=[.B235]-[.C235]" office:value-type="date" office:date-value="1899-12-30T16:03:56.3433548715" calcext:value-type="date">
            <text:p>12/30/99 04:03 PM</text:p>
          </table:table-cell>
          <table:table-cell table:formula="of:=MOD([.E234]-[.$E$2];[.$H$2])+1+[.$E$2]" office:value-type="float" office:value="213" calcext:value-type="float">
            <text:p>213</text:p>
          </table:table-cell>
          <table:table-cell table:formula="of:=MOD([.F234]+1/[.$H$2];5)" office:value-type="float" office:value="2.73333333333333" calcext:value-type="float">
            <text:p>2,73333333333333</text:p>
          </table:table-cell>
          <table:table-cell table:formula="of:=IF([.F235]&lt;0.000001;[.G234]+2+1/[.$H$2];[.G234]+1/[.$H$2])" office:value-type="float" office:value="7.73333333333332" calcext:value-type="float">
            <text:p>7,73333333333332</text:p>
          </table:table-cell>
          <table:table-cell table:number-columns-repeated="4"/>
          <table:table-cell table:formula="of:=SUM(MOD(SUM([.L234]-[.L$2];[.T$2]);[.R$2]-[.L$2]);[.L$2])" office:value-type="time" office:time-value="PT16H50M00S" calcext:value-type="time">
            <text:p>16:50:00</text:p>
          </table:table-cell>
          <table:table-cell table:formula="of:=IF([.L235]&lt;[.L234];[.M234]+[.H$2];[.M234])" office:value-type="float" office:value="270" calcext:value-type="float">
            <text:p>270</text:p>
          </table:table-cell>
          <table:table-cell table:formula="of:=OFFSET([.C$4];[.M235];0)" office:value-type="float" office:value="43754" calcext:value-type="float">
            <text:p>43754</text:p>
          </table:table-cell>
          <table:table-cell table:formula="of:=[.L235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35];0)&lt;=[.O2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4T16:10:05.117496" calcext:value-type="date">
            <text:p>2019-10-14 16:10:05</text:p>
          </table:table-cell>
          <table:table-cell table:style-name="ce7" table:formula="of:=[.A236]" office:value-type="date" office:date-value="2019-10-14T16:10:05.117496" calcext:value-type="date">
            <text:p>2019-10-14 16:10:05</text:p>
          </table:table-cell>
          <table:table-cell table:formula="of:=TRUNC([.A236])" office:value-type="float" office:value="43752" calcext:value-type="float">
            <text:p>43752</text:p>
          </table:table-cell>
          <table:table-cell table:style-name="ce12" table:formula="of:=[.B236]-[.C236]" office:value-type="date" office:date-value="1899-12-30T16:10:05.11749624275" calcext:value-type="date">
            <text:p>12/30/99 04:10 PM</text:p>
          </table:table-cell>
          <table:table-cell table:formula="of:=MOD([.E235]-[.$E$2];[.$H$2])+1+[.$E$2]" office:value-type="float" office:value="214" calcext:value-type="float">
            <text:p>214</text:p>
          </table:table-cell>
          <table:table-cell table:formula="of:=MOD([.F235]+1/[.$H$2];5)" office:value-type="float" office:value="2.76666666666666" calcext:value-type="float">
            <text:p>2,76666666666666</text:p>
          </table:table-cell>
          <table:table-cell table:formula="of:=IF([.F236]&lt;0.000001;[.G235]+2+1/[.$H$2];[.G235]+1/[.$H$2])" office:value-type="float" office:value="7.76666666666665" calcext:value-type="float">
            <text:p>7,76666666666665</text:p>
          </table:table-cell>
          <table:table-cell table:number-columns-repeated="4"/>
          <table:table-cell table:formula="of:=SUM(MOD(SUM([.L235]-[.L$2];[.T$2]);[.R$2]-[.L$2]);[.L$2])" office:value-type="time" office:time-value="PT17H00M00S" calcext:value-type="time">
            <text:p>17:00:00</text:p>
          </table:table-cell>
          <table:table-cell table:formula="of:=IF([.L236]&lt;[.L235];[.M235]+[.H$2];[.M235])" office:value-type="float" office:value="270" calcext:value-type="float">
            <text:p>270</text:p>
          </table:table-cell>
          <table:table-cell table:formula="of:=OFFSET([.C$4];[.M236];0)" office:value-type="float" office:value="43754" calcext:value-type="float">
            <text:p>43754</text:p>
          </table:table-cell>
          <table:table-cell table:formula="of:=[.L236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36];0)&lt;=[.O2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4T16:07:48.643653" calcext:value-type="date">
            <text:p>2019-10-14 16:07:49</text:p>
          </table:table-cell>
          <table:table-cell table:style-name="ce7" table:formula="of:=[.A237]" office:value-type="date" office:date-value="2019-10-14T16:07:48.643653" calcext:value-type="date">
            <text:p>2019-10-14 16:07:49</text:p>
          </table:table-cell>
          <table:table-cell table:formula="of:=TRUNC([.A237])" office:value-type="float" office:value="43752" calcext:value-type="float">
            <text:p>43752</text:p>
          </table:table-cell>
          <table:table-cell table:style-name="ce12" table:formula="of:=[.B237]-[.C237]" office:value-type="date" office:date-value="1899-12-30T16:07:48.64365327638" calcext:value-type="date">
            <text:p>12/30/99 04:07 PM</text:p>
          </table:table-cell>
          <table:table-cell table:formula="of:=MOD([.E236]-[.$E$2];[.$H$2])+1+[.$E$2]" office:value-type="float" office:value="215" calcext:value-type="float">
            <text:p>215</text:p>
          </table:table-cell>
          <table:table-cell table:formula="of:=MOD([.F236]+1/[.$H$2];5)" office:value-type="float" office:value="2.79999999999999" calcext:value-type="float">
            <text:p>2,79999999999999</text:p>
          </table:table-cell>
          <table:table-cell table:formula="of:=IF([.F237]&lt;0.000001;[.G236]+2+1/[.$H$2];[.G236]+1/[.$H$2])" office:value-type="float" office:value="7.79999999999998" calcext:value-type="float">
            <text:p>7,79999999999998</text:p>
          </table:table-cell>
          <table:table-cell table:number-columns-repeated="4"/>
          <table:table-cell table:formula="of:=SUM(MOD(SUM([.L236]-[.L$2];[.T$2]);[.R$2]-[.L$2]);[.L$2])" office:value-type="time" office:time-value="PT17H10M00S" calcext:value-type="time">
            <text:p>17:10:00</text:p>
          </table:table-cell>
          <table:table-cell table:formula="of:=IF([.L237]&lt;[.L236];[.M236]+[.H$2];[.M236])" office:value-type="float" office:value="270" calcext:value-type="float">
            <text:p>270</text:p>
          </table:table-cell>
          <table:table-cell table:formula="of:=OFFSET([.C$4];[.M237];0)" office:value-type="float" office:value="43754" calcext:value-type="float">
            <text:p>43754</text:p>
          </table:table-cell>
          <table:table-cell table:formula="of:=[.L237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37];0)&lt;=[.O2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4T16:14:10.830641" calcext:value-type="date">
            <text:p>2019-10-14 16:14:11</text:p>
          </table:table-cell>
          <table:table-cell table:style-name="ce7" table:formula="of:=[.A238]" office:value-type="date" office:date-value="2019-10-14T16:14:10.830641" calcext:value-type="date">
            <text:p>2019-10-14 16:14:11</text:p>
          </table:table-cell>
          <table:table-cell table:formula="of:=TRUNC([.A238])" office:value-type="float" office:value="43752" calcext:value-type="float">
            <text:p>43752</text:p>
          </table:table-cell>
          <table:table-cell table:style-name="ce12" table:formula="of:=[.B238]-[.C238]" office:value-type="date" office:date-value="1899-12-30T16:14:10.83064057399" calcext:value-type="date">
            <text:p>12/30/99 04:14 PM</text:p>
          </table:table-cell>
          <table:table-cell table:formula="of:=MOD([.E237]-[.$E$2];[.$H$2])+1+[.$E$2]" office:value-type="float" office:value="216" calcext:value-type="float">
            <text:p>216</text:p>
          </table:table-cell>
          <table:table-cell table:formula="of:=MOD([.F237]+1/[.$H$2];5)" office:value-type="float" office:value="2.83333333333333" calcext:value-type="float">
            <text:p>2,83333333333333</text:p>
          </table:table-cell>
          <table:table-cell table:formula="of:=IF([.F238]&lt;0.000001;[.G237]+2+1/[.$H$2];[.G237]+1/[.$H$2])" office:value-type="float" office:value="7.83333333333332" calcext:value-type="float">
            <text:p>7,83333333333332</text:p>
          </table:table-cell>
          <table:table-cell table:number-columns-repeated="4"/>
          <table:table-cell table:formula="of:=SUM(MOD(SUM([.L237]-[.L$2];[.T$2]);[.R$2]-[.L$2]);[.L$2])" office:value-type="time" office:time-value="PT17H20M00S" calcext:value-type="time">
            <text:p>17:20:00</text:p>
          </table:table-cell>
          <table:table-cell table:formula="of:=IF([.L238]&lt;[.L237];[.M237]+[.H$2];[.M237])" office:value-type="float" office:value="270" calcext:value-type="float">
            <text:p>270</text:p>
          </table:table-cell>
          <table:table-cell table:formula="of:=OFFSET([.C$4];[.M238];0)" office:value-type="float" office:value="43754" calcext:value-type="float">
            <text:p>43754</text:p>
          </table:table-cell>
          <table:table-cell table:formula="of:=[.L238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38];0)&lt;=[.O2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4T15:23:31.660581" calcext:value-type="date">
            <text:p>2019-10-14 15:23:32</text:p>
          </table:table-cell>
          <table:table-cell table:style-name="ce7" table:formula="of:=[.A239]" office:value-type="date" office:date-value="2019-10-14T15:23:31.660581" calcext:value-type="date">
            <text:p>2019-10-14 15:23:32</text:p>
          </table:table-cell>
          <table:table-cell table:formula="of:=TRUNC([.A239])" office:value-type="float" office:value="43752" calcext:value-type="float">
            <text:p>43752</text:p>
          </table:table-cell>
          <table:table-cell table:style-name="ce12" table:formula="of:=[.B239]-[.C239]" office:value-type="date" office:date-value="1899-12-30T15:23:31.6605813615" calcext:value-type="date">
            <text:p>12/30/99 03:23 PM</text:p>
          </table:table-cell>
          <table:table-cell table:formula="of:=MOD([.E238]-[.$E$2];[.$H$2])+1+[.$E$2]" office:value-type="float" office:value="217" calcext:value-type="float">
            <text:p>217</text:p>
          </table:table-cell>
          <table:table-cell table:formula="of:=MOD([.F238]+1/[.$H$2];5)" office:value-type="float" office:value="2.86666666666666" calcext:value-type="float">
            <text:p>2,86666666666666</text:p>
          </table:table-cell>
          <table:table-cell table:formula="of:=IF([.F239]&lt;0.000001;[.G238]+2+1/[.$H$2];[.G238]+1/[.$H$2])" office:value-type="float" office:value="7.86666666666665" calcext:value-type="float">
            <text:p>7,86666666666665</text:p>
          </table:table-cell>
          <table:table-cell table:number-columns-repeated="4"/>
          <table:table-cell table:formula="of:=SUM(MOD(SUM([.L238]-[.L$2];[.T$2]);[.R$2]-[.L$2]);[.L$2])" office:value-type="time" office:time-value="PT17H30M00S" calcext:value-type="time">
            <text:p>17:30:00</text:p>
          </table:table-cell>
          <table:table-cell table:formula="of:=IF([.L239]&lt;[.L238];[.M238]+[.H$2];[.M238])" office:value-type="float" office:value="270" calcext:value-type="float">
            <text:p>270</text:p>
          </table:table-cell>
          <table:table-cell table:formula="of:=OFFSET([.C$4];[.M239];0)" office:value-type="float" office:value="43754" calcext:value-type="float">
            <text:p>43754</text:p>
          </table:table-cell>
          <table:table-cell table:formula="of:=[.L239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39];0)&lt;=[.O2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4T15:37:16.980709" calcext:value-type="date">
            <text:p>2019-10-14 15:37:17</text:p>
          </table:table-cell>
          <table:table-cell table:style-name="ce7" table:formula="of:=[.A240]" office:value-type="date" office:date-value="2019-10-14T15:37:16.980709" calcext:value-type="date">
            <text:p>2019-10-14 15:37:17</text:p>
          </table:table-cell>
          <table:table-cell table:formula="of:=TRUNC([.A240])" office:value-type="float" office:value="43752" calcext:value-type="float">
            <text:p>43752</text:p>
          </table:table-cell>
          <table:table-cell table:style-name="ce12" table:formula="of:=[.B240]-[.C240]" office:value-type="date" office:date-value="1899-12-30T15:37:16.98070873506" calcext:value-type="date">
            <text:p>12/30/99 03:37 PM</text:p>
          </table:table-cell>
          <table:table-cell table:formula="of:=MOD([.E239]-[.$E$2];[.$H$2])+1+[.$E$2]" office:value-type="float" office:value="218" calcext:value-type="float">
            <text:p>218</text:p>
          </table:table-cell>
          <table:table-cell table:formula="of:=MOD([.F239]+1/[.$H$2];5)" office:value-type="float" office:value="2.89999999999999" calcext:value-type="float">
            <text:p>2,89999999999999</text:p>
          </table:table-cell>
          <table:table-cell table:formula="of:=IF([.F240]&lt;0.000001;[.G239]+2+1/[.$H$2];[.G239]+1/[.$H$2])" office:value-type="float" office:value="7.89999999999998" calcext:value-type="float">
            <text:p>7,89999999999998</text:p>
          </table:table-cell>
          <table:table-cell table:number-columns-repeated="4"/>
          <table:table-cell table:formula="of:=SUM(MOD(SUM([.L239]-[.L$2];[.T$2]);[.R$2]-[.L$2]);[.L$2])" office:value-type="time" office:time-value="PT17H40M00S" calcext:value-type="time">
            <text:p>17:40:00</text:p>
          </table:table-cell>
          <table:table-cell table:formula="of:=IF([.L240]&lt;[.L239];[.M239]+[.H$2];[.M239])" office:value-type="float" office:value="270" calcext:value-type="float">
            <text:p>270</text:p>
          </table:table-cell>
          <table:table-cell table:formula="of:=OFFSET([.C$4];[.M240];0)" office:value-type="float" office:value="43754" calcext:value-type="float">
            <text:p>43754</text:p>
          </table:table-cell>
          <table:table-cell table:formula="of:=[.L240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40];0)&lt;=[.O2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4T15:43:47.474089" calcext:value-type="date">
            <text:p>2019-10-14 15:43:47</text:p>
          </table:table-cell>
          <table:table-cell table:style-name="ce7" table:formula="of:=[.A241]" office:value-type="date" office:date-value="2019-10-14T15:43:47.474089" calcext:value-type="date">
            <text:p>2019-10-14 15:43:47</text:p>
          </table:table-cell>
          <table:table-cell table:formula="of:=TRUNC([.A241])" office:value-type="float" office:value="43752" calcext:value-type="float">
            <text:p>43752</text:p>
          </table:table-cell>
          <table:table-cell table:style-name="ce12" table:formula="of:=[.B241]-[.C241]" office:value-type="date" office:date-value="1899-12-30T15:43:47.47408894356" calcext:value-type="date">
            <text:p>12/30/99 03:43 PM</text:p>
          </table:table-cell>
          <table:table-cell table:formula="of:=MOD([.E240]-[.$E$2];[.$H$2])+1+[.$E$2]" office:value-type="float" office:value="219" calcext:value-type="float">
            <text:p>219</text:p>
          </table:table-cell>
          <table:table-cell table:formula="of:=MOD([.F240]+1/[.$H$2];5)" office:value-type="float" office:value="2.93333333333332" calcext:value-type="float">
            <text:p>2,93333333333332</text:p>
          </table:table-cell>
          <table:table-cell table:formula="of:=IF([.F241]&lt;0.000001;[.G240]+2+1/[.$H$2];[.G240]+1/[.$H$2])" office:value-type="float" office:value="7.93333333333332" calcext:value-type="float">
            <text:p>7,93333333333332</text:p>
          </table:table-cell>
          <table:table-cell table:number-columns-repeated="4"/>
          <table:table-cell table:formula="of:=SUM(MOD(SUM([.L240]-[.L$2];[.T$2]);[.R$2]-[.L$2]);[.L$2])" office:value-type="time" office:time-value="PT17H50M00S" calcext:value-type="time">
            <text:p>17:50:00</text:p>
          </table:table-cell>
          <table:table-cell table:formula="of:=IF([.L241]&lt;[.L240];[.M240]+[.H$2];[.M240])" office:value-type="float" office:value="270" calcext:value-type="float">
            <text:p>270</text:p>
          </table:table-cell>
          <table:table-cell table:formula="of:=OFFSET([.C$4];[.M241];0)" office:value-type="float" office:value="43754" calcext:value-type="float">
            <text:p>43754</text:p>
          </table:table-cell>
          <table:table-cell table:formula="of:=[.L241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241];0)&lt;=[.O2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4T16:26:54.411523" calcext:value-type="date">
            <text:p>2019-10-14 16:26:54</text:p>
          </table:table-cell>
          <table:table-cell table:style-name="ce7" table:formula="of:=[.A242]" office:value-type="date" office:date-value="2019-10-14T16:26:54.411523" calcext:value-type="date">
            <text:p>2019-10-14 16:26:54</text:p>
          </table:table-cell>
          <table:table-cell table:formula="of:=TRUNC([.A242])" office:value-type="float" office:value="43752" calcext:value-type="float">
            <text:p>43752</text:p>
          </table:table-cell>
          <table:table-cell table:style-name="ce12" table:formula="of:=[.B242]-[.C242]" office:value-type="date" office:date-value="1899-12-30T16:26:54.41152263433" calcext:value-type="date">
            <text:p>12/30/99 04:26 PM</text:p>
          </table:table-cell>
          <table:table-cell table:formula="of:=MOD([.E241]-[.$E$2];[.$H$2])+1+[.$E$2]" office:value-type="float" office:value="220" calcext:value-type="float">
            <text:p>220</text:p>
          </table:table-cell>
          <table:table-cell table:formula="of:=MOD([.F241]+1/[.$H$2];5)" office:value-type="float" office:value="2.96666666666666" calcext:value-type="float">
            <text:p>2,96666666666666</text:p>
          </table:table-cell>
          <table:table-cell table:formula="of:=IF([.F242]&lt;0.000001;[.G241]+2+1/[.$H$2];[.G241]+1/[.$H$2])" office:value-type="float" office:value="7.96666666666665" calcext:value-type="float">
            <text:p>7,96666666666665</text:p>
          </table:table-cell>
          <table:table-cell table:number-columns-repeated="4"/>
          <table:table-cell table:formula="of:=SUM(MOD(SUM([.L241]-[.L$2];[.T$2]);[.R$2]-[.L$2]);[.L$2])" office:value-type="time" office:time-value="PT18H00M00S" calcext:value-type="time">
            <text:p>18:00:00</text:p>
          </table:table-cell>
          <table:table-cell table:formula="of:=IF([.L242]&lt;[.L241];[.M241]+[.H$2];[.M241])" office:value-type="float" office:value="270" calcext:value-type="float">
            <text:p>270</text:p>
          </table:table-cell>
          <table:table-cell table:formula="of:=OFFSET([.C$4];[.M242];0)" office:value-type="float" office:value="43754" calcext:value-type="float">
            <text:p>43754</text:p>
          </table:table-cell>
          <table:table-cell table:formula="of:=[.L242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242];0)&lt;=[.O2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4T16:05:02.785653" calcext:value-type="date">
            <text:p>2019-10-14 16:05:03</text:p>
          </table:table-cell>
          <table:table-cell table:style-name="ce7" table:formula="of:=[.A243]" office:value-type="date" office:date-value="2019-10-14T16:05:02.785653" calcext:value-type="date">
            <text:p>2019-10-14 16:05:03</text:p>
          </table:table-cell>
          <table:table-cell table:formula="of:=TRUNC([.A243])" office:value-type="float" office:value="43752" calcext:value-type="float">
            <text:p>43752</text:p>
          </table:table-cell>
          <table:table-cell table:style-name="ce12" table:formula="of:=[.B243]-[.C243]" office:value-type="date" office:date-value="1899-12-30T16:05:02.78565252665" calcext:value-type="date">
            <text:p>12/30/99 04:05 PM</text:p>
          </table:table-cell>
          <table:table-cell table:formula="of:=MOD([.E242]-[.$E$2];[.$H$2])+1+[.$E$2]" office:value-type="float" office:value="191" calcext:value-type="float">
            <text:p>191</text:p>
          </table:table-cell>
          <table:table-cell table:formula="of:=MOD([.F242]+1/[.$H$2];5)" office:value-type="float" office:value="2.99999999999999" calcext:value-type="float">
            <text:p>2,99999999999999</text:p>
          </table:table-cell>
          <table:table-cell table:formula="of:=IF([.F243]&lt;0.000001;[.G242]+2+1/[.$H$2];[.G242]+1/[.$H$2])" office:value-type="float" office:value="7.99999999999998" calcext:value-type="float">
            <text:p>7,99999999999998</text:p>
          </table:table-cell>
          <table:table-cell table:number-columns-repeated="4"/>
          <table:table-cell table:formula="of:=SUM(MOD(SUM([.L242]-[.L$2];[.T$2]);[.R$2]-[.L$2]);[.L$2])" office:value-type="time" office:time-value="PT14H10M00S" calcext:value-type="time">
            <text:p>14:10:00</text:p>
          </table:table-cell>
          <table:table-cell table:formula="of:=IF([.L243]&lt;[.L242];[.M242]+[.H$2];[.M242])" office:value-type="float" office:value="300" calcext:value-type="float">
            <text:p>300</text:p>
          </table:table-cell>
          <table:table-cell table:formula="of:=OFFSET([.C$4];[.M243];0)" office:value-type="float" office:value="43755" calcext:value-type="float">
            <text:p>43755</text:p>
          </table:table-cell>
          <table:table-cell table:formula="of:=[.L243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43];0)&lt;=[.O2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5T16:05:42.473234" calcext:value-type="date">
            <text:p>2019-10-15 16:05:42</text:p>
          </table:table-cell>
          <table:table-cell table:style-name="ce7" table:formula="of:=[.A244]" office:value-type="date" office:date-value="2019-10-15T16:05:42.473234" calcext:value-type="date">
            <text:p>2019-10-15 16:05:42</text:p>
          </table:table-cell>
          <table:table-cell table:formula="of:=TRUNC([.A244])" office:value-type="float" office:value="43753" calcext:value-type="float">
            <text:p>43753</text:p>
          </table:table-cell>
          <table:table-cell table:style-name="ce12" table:formula="of:=[.B244]-[.C244]" office:value-type="date" office:date-value="1899-12-30T16:05:42.47323398013" calcext:value-type="date">
            <text:p>12/30/99 04:05 PM</text:p>
          </table:table-cell>
          <table:table-cell table:formula="of:=MOD([.E243]-[.$E$2];[.$H$2])+1+[.$E$2]" office:value-type="float" office:value="192" calcext:value-type="float">
            <text:p>192</text:p>
          </table:table-cell>
          <table:table-cell table:formula="of:=MOD([.F243]+1/[.$H$2];5)" office:value-type="float" office:value="3.03333333333332" calcext:value-type="float">
            <text:p>3,03333333333332</text:p>
          </table:table-cell>
          <table:table-cell table:formula="of:=IF([.F244]&lt;0.000001;[.G243]+2+1/[.$H$2];[.G243]+1/[.$H$2])" office:value-type="float" office:value="8.03333333333332" calcext:value-type="float">
            <text:p>8,03333333333332</text:p>
          </table:table-cell>
          <table:table-cell table:number-columns-repeated="4"/>
          <table:table-cell table:formula="of:=SUM(MOD(SUM([.L243]-[.L$2];[.T$2]);[.R$2]-[.L$2]);[.L$2])" office:value-type="time" office:time-value="PT14H20M00S" calcext:value-type="time">
            <text:p>14:20:00</text:p>
          </table:table-cell>
          <table:table-cell table:formula="of:=IF([.L244]&lt;[.L243];[.M243]+[.H$2];[.M243])" office:value-type="float" office:value="300" calcext:value-type="float">
            <text:p>300</text:p>
          </table:table-cell>
          <table:table-cell table:formula="of:=OFFSET([.C$4];[.M244];0)" office:value-type="float" office:value="43755" calcext:value-type="float">
            <text:p>43755</text:p>
          </table:table-cell>
          <table:table-cell table:formula="of:=[.L244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44];0)&lt;=[.O2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5T15:59:28.411707" calcext:value-type="date">
            <text:p>2019-10-15 15:59:28</text:p>
          </table:table-cell>
          <table:table-cell table:style-name="ce7" table:formula="of:=[.A245]" office:value-type="date" office:date-value="2019-10-15T15:59:28.411707" calcext:value-type="date">
            <text:p>2019-10-15 15:59:28</text:p>
          </table:table-cell>
          <table:table-cell table:formula="of:=TRUNC([.A245])" office:value-type="float" office:value="43753" calcext:value-type="float">
            <text:p>43753</text:p>
          </table:table-cell>
          <table:table-cell table:style-name="ce12" table:formula="of:=[.B245]-[.C245]" office:value-type="date" office:date-value="1899-12-30T15:59:28.41170678381" calcext:value-type="date">
            <text:p>12/30/99 03:59 PM</text:p>
          </table:table-cell>
          <table:table-cell table:formula="of:=MOD([.E244]-[.$E$2];[.$H$2])+1+[.$E$2]" office:value-type="float" office:value="193" calcext:value-type="float">
            <text:p>193</text:p>
          </table:table-cell>
          <table:table-cell table:formula="of:=MOD([.F244]+1/[.$H$2];5)" office:value-type="float" office:value="3.06666666666666" calcext:value-type="float">
            <text:p>3,06666666666666</text:p>
          </table:table-cell>
          <table:table-cell table:formula="of:=IF([.F245]&lt;0.000001;[.G244]+2+1/[.$H$2];[.G244]+1/[.$H$2])" office:value-type="float" office:value="8.06666666666665" calcext:value-type="float">
            <text:p>8,06666666666665</text:p>
          </table:table-cell>
          <table:table-cell table:number-columns-repeated="4"/>
          <table:table-cell table:formula="of:=SUM(MOD(SUM([.L244]-[.L$2];[.T$2]);[.R$2]-[.L$2]);[.L$2])" office:value-type="time" office:time-value="PT14H30M00S" calcext:value-type="time">
            <text:p>14:30:00</text:p>
          </table:table-cell>
          <table:table-cell table:formula="of:=IF([.L245]&lt;[.L244];[.M244]+[.H$2];[.M244])" office:value-type="float" office:value="300" calcext:value-type="float">
            <text:p>300</text:p>
          </table:table-cell>
          <table:table-cell table:formula="of:=OFFSET([.C$4];[.M245];0)" office:value-type="float" office:value="43755" calcext:value-type="float">
            <text:p>43755</text:p>
          </table:table-cell>
          <table:table-cell table:formula="of:=[.L245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45];0)&lt;=[.O2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5T16:42:29.053004" calcext:value-type="date">
            <text:p>2019-10-15 16:42:29</text:p>
          </table:table-cell>
          <table:table-cell table:style-name="ce7" table:formula="of:=[.A246]" office:value-type="date" office:date-value="2019-10-15T16:42:29.053004" calcext:value-type="date">
            <text:p>2019-10-15 16:42:29</text:p>
          </table:table-cell>
          <table:table-cell table:formula="of:=TRUNC([.A246])" office:value-type="float" office:value="43753" calcext:value-type="float">
            <text:p>43753</text:p>
          </table:table-cell>
          <table:table-cell table:style-name="ce12" table:formula="of:=[.B246]-[.C246]" office:value-type="date" office:date-value="1899-12-30T16:42:29.05300370883" calcext:value-type="date">
            <text:p>12/30/99 04:42 PM</text:p>
          </table:table-cell>
          <table:table-cell table:formula="of:=MOD([.E245]-[.$E$2];[.$H$2])+1+[.$E$2]" office:value-type="float" office:value="194" calcext:value-type="float">
            <text:p>194</text:p>
          </table:table-cell>
          <table:table-cell table:formula="of:=MOD([.F245]+1/[.$H$2];5)" office:value-type="float" office:value="3.09999999999999" calcext:value-type="float">
            <text:p>3,09999999999999</text:p>
          </table:table-cell>
          <table:table-cell table:formula="of:=IF([.F246]&lt;0.000001;[.G245]+2+1/[.$H$2];[.G245]+1/[.$H$2])" office:value-type="float" office:value="8.09999999999998" calcext:value-type="float">
            <text:p>8,09999999999998</text:p>
          </table:table-cell>
          <table:table-cell table:number-columns-repeated="4"/>
          <table:table-cell table:formula="of:=SUM(MOD(SUM([.L245]-[.L$2];[.T$2]);[.R$2]-[.L$2]);[.L$2])" office:value-type="time" office:time-value="PT14H40M00S" calcext:value-type="time">
            <text:p>14:40:00</text:p>
          </table:table-cell>
          <table:table-cell table:formula="of:=IF([.L246]&lt;[.L245];[.M245]+[.H$2];[.M245])" office:value-type="float" office:value="300" calcext:value-type="float">
            <text:p>300</text:p>
          </table:table-cell>
          <table:table-cell table:formula="of:=OFFSET([.C$4];[.M246];0)" office:value-type="float" office:value="43755" calcext:value-type="float">
            <text:p>43755</text:p>
          </table:table-cell>
          <table:table-cell table:formula="of:=[.L246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46];0)&lt;=[.O2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5T15:25:02.453963" calcext:value-type="date">
            <text:p>2019-10-15 15:25:02</text:p>
          </table:table-cell>
          <table:table-cell table:style-name="ce7" table:formula="of:=[.A247]" office:value-type="date" office:date-value="2019-10-15T15:25:02.453963" calcext:value-type="date">
            <text:p>2019-10-15 15:25:02</text:p>
          </table:table-cell>
          <table:table-cell table:formula="of:=TRUNC([.A247])" office:value-type="float" office:value="43753" calcext:value-type="float">
            <text:p>43753</text:p>
          </table:table-cell>
          <table:table-cell table:style-name="ce12" table:formula="of:=[.B247]-[.C247]" office:value-type="date" office:date-value="1899-12-30T15:25:02.45396336541" calcext:value-type="date">
            <text:p>12/30/99 03:25 PM</text:p>
          </table:table-cell>
          <table:table-cell table:formula="of:=MOD([.E246]-[.$E$2];[.$H$2])+1+[.$E$2]" office:value-type="float" office:value="195" calcext:value-type="float">
            <text:p>195</text:p>
          </table:table-cell>
          <table:table-cell table:formula="of:=MOD([.F246]+1/[.$H$2];5)" office:value-type="float" office:value="3.13333333333332" calcext:value-type="float">
            <text:p>3,13333333333332</text:p>
          </table:table-cell>
          <table:table-cell table:formula="of:=IF([.F247]&lt;0.000001;[.G246]+2+1/[.$H$2];[.G246]+1/[.$H$2])" office:value-type="float" office:value="8.13333333333332" calcext:value-type="float">
            <text:p>8,13333333333332</text:p>
          </table:table-cell>
          <table:table-cell table:number-columns-repeated="4"/>
          <table:table-cell table:formula="of:=SUM(MOD(SUM([.L246]-[.L$2];[.T$2]);[.R$2]-[.L$2]);[.L$2])" office:value-type="time" office:time-value="PT14H50M00S" calcext:value-type="time">
            <text:p>14:50:00</text:p>
          </table:table-cell>
          <table:table-cell table:formula="of:=IF([.L247]&lt;[.L246];[.M246]+[.H$2];[.M246])" office:value-type="float" office:value="300" calcext:value-type="float">
            <text:p>300</text:p>
          </table:table-cell>
          <table:table-cell table:formula="of:=OFFSET([.C$4];[.M247];0)" office:value-type="float" office:value="43755" calcext:value-type="float">
            <text:p>43755</text:p>
          </table:table-cell>
          <table:table-cell table:formula="of:=[.L247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247];0)&lt;=[.O2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5T16:24:49.936919" calcext:value-type="date">
            <text:p>2019-10-15 16:24:50</text:p>
          </table:table-cell>
          <table:table-cell table:style-name="ce7" table:formula="of:=[.A248]" office:value-type="date" office:date-value="2019-10-15T16:24:49.936919" calcext:value-type="date">
            <text:p>2019-10-15 16:24:50</text:p>
          </table:table-cell>
          <table:table-cell table:formula="of:=TRUNC([.A248])" office:value-type="float" office:value="43753" calcext:value-type="float">
            <text:p>43753</text:p>
          </table:table-cell>
          <table:table-cell table:style-name="ce12" table:formula="of:=[.B248]-[.C248]" office:value-type="date" office:date-value="1899-12-30T16:24:49.93691930082" calcext:value-type="date">
            <text:p>12/30/99 04:24 PM</text:p>
          </table:table-cell>
          <table:table-cell table:formula="of:=MOD([.E247]-[.$E$2];[.$H$2])+1+[.$E$2]" office:value-type="float" office:value="196" calcext:value-type="float">
            <text:p>196</text:p>
          </table:table-cell>
          <table:table-cell table:formula="of:=MOD([.F247]+1/[.$H$2];5)" office:value-type="float" office:value="3.16666666666666" calcext:value-type="float">
            <text:p>3,16666666666666</text:p>
          </table:table-cell>
          <table:table-cell table:formula="of:=IF([.F248]&lt;0.000001;[.G247]+2+1/[.$H$2];[.G247]+1/[.$H$2])" office:value-type="float" office:value="8.16666666666665" calcext:value-type="float">
            <text:p>8,16666666666665</text:p>
          </table:table-cell>
          <table:table-cell table:number-columns-repeated="4"/>
          <table:table-cell table:formula="of:=SUM(MOD(SUM([.L247]-[.L$2];[.T$2]);[.R$2]-[.L$2]);[.L$2])" office:value-type="time" office:time-value="PT15H00M00S" calcext:value-type="time">
            <text:p>15:00:00</text:p>
          </table:table-cell>
          <table:table-cell table:formula="of:=IF([.L248]&lt;[.L247];[.M247]+[.H$2];[.M247])" office:value-type="float" office:value="300" calcext:value-type="float">
            <text:p>300</text:p>
          </table:table-cell>
          <table:table-cell table:formula="of:=OFFSET([.C$4];[.M248];0)" office:value-type="float" office:value="43755" calcext:value-type="float">
            <text:p>43755</text:p>
          </table:table-cell>
          <table:table-cell table:formula="of:=[.L248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248];0)&lt;=[.O2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5T15:51:36.787624" calcext:value-type="date">
            <text:p>2019-10-15 15:51:37</text:p>
          </table:table-cell>
          <table:table-cell table:style-name="ce7" table:formula="of:=[.A249]" office:value-type="date" office:date-value="2019-10-15T15:51:36.787624" calcext:value-type="date">
            <text:p>2019-10-15 15:51:37</text:p>
          </table:table-cell>
          <table:table-cell table:formula="of:=TRUNC([.A249])" office:value-type="float" office:value="43753" calcext:value-type="float">
            <text:p>43753</text:p>
          </table:table-cell>
          <table:table-cell table:style-name="ce12" table:formula="of:=[.B249]-[.C249]" office:value-type="date" office:date-value="1899-12-30T15:51:36.78762350231" calcext:value-type="date">
            <text:p>12/30/99 03:51 PM</text:p>
          </table:table-cell>
          <table:table-cell table:formula="of:=MOD([.E248]-[.$E$2];[.$H$2])+1+[.$E$2]" office:value-type="float" office:value="197" calcext:value-type="float">
            <text:p>197</text:p>
          </table:table-cell>
          <table:table-cell table:formula="of:=MOD([.F248]+1/[.$H$2];5)" office:value-type="float" office:value="3.19999999999999" calcext:value-type="float">
            <text:p>3,19999999999999</text:p>
          </table:table-cell>
          <table:table-cell table:formula="of:=IF([.F249]&lt;0.000001;[.G248]+2+1/[.$H$2];[.G248]+1/[.$H$2])" office:value-type="float" office:value="8.19999999999998" calcext:value-type="float">
            <text:p>8,19999999999998</text:p>
          </table:table-cell>
          <table:table-cell table:number-columns-repeated="4"/>
          <table:table-cell table:formula="of:=SUM(MOD(SUM([.L248]-[.L$2];[.T$2]);[.R$2]-[.L$2]);[.L$2])" office:value-type="time" office:time-value="PT15H10M00S" calcext:value-type="time">
            <text:p>15:10:00</text:p>
          </table:table-cell>
          <table:table-cell table:formula="of:=IF([.L249]&lt;[.L248];[.M248]+[.H$2];[.M248])" office:value-type="float" office:value="300" calcext:value-type="float">
            <text:p>300</text:p>
          </table:table-cell>
          <table:table-cell table:formula="of:=OFFSET([.C$4];[.M249];0)" office:value-type="float" office:value="43755" calcext:value-type="float">
            <text:p>43755</text:p>
          </table:table-cell>
          <table:table-cell table:formula="of:=[.L249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49];0)&lt;=[.O2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5T16:12:28.352128" calcext:value-type="date">
            <text:p>2019-10-15 16:12:28</text:p>
          </table:table-cell>
          <table:table-cell table:style-name="ce7" table:formula="of:=[.A250]" office:value-type="date" office:date-value="2019-10-15T16:12:28.352128" calcext:value-type="date">
            <text:p>2019-10-15 16:12:28</text:p>
          </table:table-cell>
          <table:table-cell table:formula="of:=TRUNC([.A250])" office:value-type="float" office:value="43753" calcext:value-type="float">
            <text:p>43753</text:p>
          </table:table-cell>
          <table:table-cell table:style-name="ce12" table:formula="of:=[.B250]-[.C250]" office:value-type="date" office:date-value="1899-12-30T16:12:28.35212782491" calcext:value-type="date">
            <text:p>12/30/99 04:12 PM</text:p>
          </table:table-cell>
          <table:table-cell table:formula="of:=MOD([.E249]-[.$E$2];[.$H$2])+1+[.$E$2]" office:value-type="float" office:value="198" calcext:value-type="float">
            <text:p>198</text:p>
          </table:table-cell>
          <table:table-cell table:formula="of:=MOD([.F249]+1/[.$H$2];5)" office:value-type="float" office:value="3.23333333333332" calcext:value-type="float">
            <text:p>3,23333333333332</text:p>
          </table:table-cell>
          <table:table-cell table:formula="of:=IF([.F250]&lt;0.000001;[.G249]+2+1/[.$H$2];[.G249]+1/[.$H$2])" office:value-type="float" office:value="8.23333333333332" calcext:value-type="float">
            <text:p>8,23333333333332</text:p>
          </table:table-cell>
          <table:table-cell table:number-columns-repeated="4"/>
          <table:table-cell table:formula="of:=SUM(MOD(SUM([.L249]-[.L$2];[.T$2]);[.R$2]-[.L$2]);[.L$2])" office:value-type="time" office:time-value="PT15H20M00S" calcext:value-type="time">
            <text:p>15:20:00</text:p>
          </table:table-cell>
          <table:table-cell table:formula="of:=IF([.L250]&lt;[.L249];[.M249]+[.H$2];[.M249])" office:value-type="float" office:value="300" calcext:value-type="float">
            <text:p>300</text:p>
          </table:table-cell>
          <table:table-cell table:formula="of:=OFFSET([.C$4];[.M250];0)" office:value-type="float" office:value="43755" calcext:value-type="float">
            <text:p>43755</text:p>
          </table:table-cell>
          <table:table-cell table:formula="of:=[.L250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50];0)&lt;=[.O2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5T16:00:11.133056" calcext:value-type="date">
            <text:p>2019-10-15 16:00:11</text:p>
          </table:table-cell>
          <table:table-cell table:style-name="ce7" table:formula="of:=[.A251]" office:value-type="date" office:date-value="2019-10-15T16:00:11.133056" calcext:value-type="date">
            <text:p>2019-10-15 16:00:11</text:p>
          </table:table-cell>
          <table:table-cell table:formula="of:=TRUNC([.A251])" office:value-type="float" office:value="43753" calcext:value-type="float">
            <text:p>43753</text:p>
          </table:table-cell>
          <table:table-cell table:style-name="ce12" table:formula="of:=[.B251]-[.C251]" office:value-type="date" office:date-value="1899-12-30T16:00:11.13305648323" calcext:value-type="date">
            <text:p>12/30/99 04:00 PM</text:p>
          </table:table-cell>
          <table:table-cell table:formula="of:=MOD([.E250]-[.$E$2];[.$H$2])+1+[.$E$2]" office:value-type="float" office:value="199" calcext:value-type="float">
            <text:p>199</text:p>
          </table:table-cell>
          <table:table-cell table:formula="of:=MOD([.F250]+1/[.$H$2];5)" office:value-type="float" office:value="3.26666666666666" calcext:value-type="float">
            <text:p>3,26666666666666</text:p>
          </table:table-cell>
          <table:table-cell table:formula="of:=IF([.F251]&lt;0.000001;[.G250]+2+1/[.$H$2];[.G250]+1/[.$H$2])" office:value-type="float" office:value="8.26666666666665" calcext:value-type="float">
            <text:p>8,26666666666665</text:p>
          </table:table-cell>
          <table:table-cell table:number-columns-repeated="4"/>
          <table:table-cell table:formula="of:=SUM(MOD(SUM([.L250]-[.L$2];[.T$2]);[.R$2]-[.L$2]);[.L$2])" office:value-type="time" office:time-value="PT15H30M00S" calcext:value-type="time">
            <text:p>15:30:00</text:p>
          </table:table-cell>
          <table:table-cell table:formula="of:=IF([.L251]&lt;[.L250];[.M250]+[.H$2];[.M250])" office:value-type="float" office:value="300" calcext:value-type="float">
            <text:p>300</text:p>
          </table:table-cell>
          <table:table-cell table:formula="of:=OFFSET([.C$4];[.M251];0)" office:value-type="float" office:value="43755" calcext:value-type="float">
            <text:p>43755</text:p>
          </table:table-cell>
          <table:table-cell table:formula="of:=[.L251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51];0)&lt;=[.O2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5T16:00:02.946885" calcext:value-type="date">
            <text:p>2019-10-15 16:00:03</text:p>
          </table:table-cell>
          <table:table-cell table:style-name="ce7" table:formula="of:=[.A252]" office:value-type="date" office:date-value="2019-10-15T16:00:02.946885" calcext:value-type="date">
            <text:p>2019-10-15 16:00:03</text:p>
          </table:table-cell>
          <table:table-cell table:formula="of:=TRUNC([.A252])" office:value-type="float" office:value="43753" calcext:value-type="float">
            <text:p>43753</text:p>
          </table:table-cell>
          <table:table-cell table:style-name="ce12" table:formula="of:=[.B252]-[.C252]" office:value-type="date" office:date-value="1899-12-30T16:00:02.94688458089" calcext:value-type="date">
            <text:p>12/30/99 04:00 PM</text:p>
          </table:table-cell>
          <table:table-cell table:formula="of:=MOD([.E251]-[.$E$2];[.$H$2])+1+[.$E$2]" office:value-type="float" office:value="200" calcext:value-type="float">
            <text:p>200</text:p>
          </table:table-cell>
          <table:table-cell table:formula="of:=MOD([.F251]+1/[.$H$2];5)" office:value-type="float" office:value="3.29999999999999" calcext:value-type="float">
            <text:p>3,29999999999999</text:p>
          </table:table-cell>
          <table:table-cell table:formula="of:=IF([.F252]&lt;0.000001;[.G251]+2+1/[.$H$2];[.G251]+1/[.$H$2])" office:value-type="float" office:value="8.29999999999998" calcext:value-type="float">
            <text:p>8,29999999999998</text:p>
          </table:table-cell>
          <table:table-cell table:number-columns-repeated="4"/>
          <table:table-cell table:formula="of:=SUM(MOD(SUM([.L251]-[.L$2];[.T$2]);[.R$2]-[.L$2]);[.L$2])" office:value-type="time" office:time-value="PT15H40M00S" calcext:value-type="time">
            <text:p>15:40:00</text:p>
          </table:table-cell>
          <table:table-cell table:formula="of:=IF([.L252]&lt;[.L251];[.M251]+[.H$2];[.M251])" office:value-type="float" office:value="300" calcext:value-type="float">
            <text:p>300</text:p>
          </table:table-cell>
          <table:table-cell table:formula="of:=OFFSET([.C$4];[.M252];0)" office:value-type="float" office:value="43755" calcext:value-type="float">
            <text:p>43755</text:p>
          </table:table-cell>
          <table:table-cell table:formula="of:=[.L252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52];0)&lt;=[.O2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5T16:12:07.390314" calcext:value-type="date">
            <text:p>2019-10-15 16:12:07</text:p>
          </table:table-cell>
          <table:table-cell table:style-name="ce7" table:formula="of:=[.A253]" office:value-type="date" office:date-value="2019-10-15T16:12:07.390314" calcext:value-type="date">
            <text:p>2019-10-15 16:12:07</text:p>
          </table:table-cell>
          <table:table-cell table:formula="of:=TRUNC([.A253])" office:value-type="float" office:value="43753" calcext:value-type="float">
            <text:p>43753</text:p>
          </table:table-cell>
          <table:table-cell table:style-name="ce12" table:formula="of:=[.B253]-[.C253]" office:value-type="date" office:date-value="1899-12-30T16:12:07.39031421952" calcext:value-type="date">
            <text:p>12/30/99 04:12 PM</text:p>
          </table:table-cell>
          <table:table-cell table:formula="of:=MOD([.E252]-[.$E$2];[.$H$2])+1+[.$E$2]" office:value-type="float" office:value="201" calcext:value-type="float">
            <text:p>201</text:p>
          </table:table-cell>
          <table:table-cell table:formula="of:=MOD([.F252]+1/[.$H$2];5)" office:value-type="float" office:value="3.33333333333332" calcext:value-type="float">
            <text:p>3,33333333333332</text:p>
          </table:table-cell>
          <table:table-cell table:formula="of:=IF([.F253]&lt;0.000001;[.G252]+2+1/[.$H$2];[.G252]+1/[.$H$2])" office:value-type="float" office:value="8.33333333333331" calcext:value-type="float">
            <text:p>8,33333333333331</text:p>
          </table:table-cell>
          <table:table-cell table:number-columns-repeated="4"/>
          <table:table-cell table:formula="of:=SUM(MOD(SUM([.L252]-[.L$2];[.T$2]);[.R$2]-[.L$2]);[.L$2])" office:value-type="time" office:time-value="PT15H49M59.999999999S" calcext:value-type="time">
            <text:p>15:50:00</text:p>
          </table:table-cell>
          <table:table-cell table:formula="of:=IF([.L253]&lt;[.L252];[.M252]+[.H$2];[.M252])" office:value-type="float" office:value="300" calcext:value-type="float">
            <text:p>300</text:p>
          </table:table-cell>
          <table:table-cell table:formula="of:=OFFSET([.C$4];[.M253];0)" office:value-type="float" office:value="43755" calcext:value-type="float">
            <text:p>43755</text:p>
          </table:table-cell>
          <table:table-cell table:formula="of:=[.L253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53];0)&lt;=[.O2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5T15:55:41.273068" calcext:value-type="date">
            <text:p>2019-10-15 15:55:41</text:p>
          </table:table-cell>
          <table:table-cell table:style-name="ce7" table:formula="of:=[.A254]" office:value-type="date" office:date-value="2019-10-15T15:55:41.273068" calcext:value-type="date">
            <text:p>2019-10-15 15:55:41</text:p>
          </table:table-cell>
          <table:table-cell table:formula="of:=TRUNC([.A254])" office:value-type="float" office:value="43753" calcext:value-type="float">
            <text:p>43753</text:p>
          </table:table-cell>
          <table:table-cell table:style-name="ce12" table:formula="of:=[.B254]-[.C254]" office:value-type="date" office:date-value="1899-12-30T15:55:41.27306817099" calcext:value-type="date">
            <text:p>12/30/99 03:55 PM</text:p>
          </table:table-cell>
          <table:table-cell table:formula="of:=MOD([.E253]-[.$E$2];[.$H$2])+1+[.$E$2]" office:value-type="float" office:value="202" calcext:value-type="float">
            <text:p>202</text:p>
          </table:table-cell>
          <table:table-cell table:formula="of:=MOD([.F253]+1/[.$H$2];5)" office:value-type="float" office:value="3.36666666666666" calcext:value-type="float">
            <text:p>3,36666666666666</text:p>
          </table:table-cell>
          <table:table-cell table:formula="of:=IF([.F254]&lt;0.000001;[.G253]+2+1/[.$H$2];[.G253]+1/[.$H$2])" office:value-type="float" office:value="8.36666666666665" calcext:value-type="float">
            <text:p>8,36666666666665</text:p>
          </table:table-cell>
          <table:table-cell table:number-columns-repeated="4"/>
          <table:table-cell table:formula="of:=SUM(MOD(SUM([.L253]-[.L$2];[.T$2]);[.R$2]-[.L$2]);[.L$2])" office:value-type="time" office:time-value="PT16H00M00S" calcext:value-type="time">
            <text:p>16:00:00</text:p>
          </table:table-cell>
          <table:table-cell table:formula="of:=IF([.L254]&lt;[.L253];[.M253]+[.H$2];[.M253])" office:value-type="float" office:value="300" calcext:value-type="float">
            <text:p>300</text:p>
          </table:table-cell>
          <table:table-cell table:formula="of:=OFFSET([.C$4];[.M254];0)" office:value-type="float" office:value="43755" calcext:value-type="float">
            <text:p>43755</text:p>
          </table:table-cell>
          <table:table-cell table:formula="of:=[.L254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54];0)&lt;=[.O2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5T15:53:36.908281" calcext:value-type="date">
            <text:p>2019-10-15 15:53:37</text:p>
          </table:table-cell>
          <table:table-cell table:style-name="ce7" table:formula="of:=[.A255]" office:value-type="date" office:date-value="2019-10-15T15:53:36.908281" calcext:value-type="date">
            <text:p>2019-10-15 15:53:37</text:p>
          </table:table-cell>
          <table:table-cell table:formula="of:=TRUNC([.A255])" office:value-type="float" office:value="43753" calcext:value-type="float">
            <text:p>43753</text:p>
          </table:table-cell>
          <table:table-cell table:style-name="ce12" table:formula="of:=[.B255]-[.C255]" office:value-type="date" office:date-value="1899-12-30T15:53:36.90828118008" calcext:value-type="date">
            <text:p>12/30/99 03:53 PM</text:p>
          </table:table-cell>
          <table:table-cell table:formula="of:=MOD([.E254]-[.$E$2];[.$H$2])+1+[.$E$2]" office:value-type="float" office:value="203" calcext:value-type="float">
            <text:p>203</text:p>
          </table:table-cell>
          <table:table-cell table:formula="of:=MOD([.F254]+1/[.$H$2];5)" office:value-type="float" office:value="3.39999999999999" calcext:value-type="float">
            <text:p>3,39999999999999</text:p>
          </table:table-cell>
          <table:table-cell table:formula="of:=IF([.F255]&lt;0.000001;[.G254]+2+1/[.$H$2];[.G254]+1/[.$H$2])" office:value-type="float" office:value="8.39999999999998" calcext:value-type="float">
            <text:p>8,39999999999998</text:p>
          </table:table-cell>
          <table:table-cell table:number-columns-repeated="4"/>
          <table:table-cell table:formula="of:=SUM(MOD(SUM([.L254]-[.L$2];[.T$2]);[.R$2]-[.L$2]);[.L$2])" office:value-type="time" office:time-value="PT16H09M59.999999999S" calcext:value-type="time">
            <text:p>16:10:00</text:p>
          </table:table-cell>
          <table:table-cell table:formula="of:=IF([.L255]&lt;[.L254];[.M254]+[.H$2];[.M254])" office:value-type="float" office:value="300" calcext:value-type="float">
            <text:p>300</text:p>
          </table:table-cell>
          <table:table-cell table:formula="of:=OFFSET([.C$4];[.M255];0)" office:value-type="float" office:value="43755" calcext:value-type="float">
            <text:p>43755</text:p>
          </table:table-cell>
          <table:table-cell table:formula="of:=[.L255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255];0)&lt;=[.O2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5T15:45:18.831753" calcext:value-type="date">
            <text:p>2019-10-15 15:45:19</text:p>
          </table:table-cell>
          <table:table-cell table:style-name="ce7" table:formula="of:=[.A256]" office:value-type="date" office:date-value="2019-10-15T15:45:18.831753" calcext:value-type="date">
            <text:p>2019-10-15 15:45:19</text:p>
          </table:table-cell>
          <table:table-cell table:formula="of:=TRUNC([.A256])" office:value-type="float" office:value="43753" calcext:value-type="float">
            <text:p>43753</text:p>
          </table:table-cell>
          <table:table-cell table:style-name="ce12" table:formula="of:=[.B256]-[.C256]" office:value-type="date" office:date-value="1899-12-30T15:45:18.83175324183" calcext:value-type="date">
            <text:p>12/30/99 03:45 PM</text:p>
          </table:table-cell>
          <table:table-cell table:formula="of:=MOD([.E255]-[.$E$2];[.$H$2])+1+[.$E$2]" office:value-type="float" office:value="204" calcext:value-type="float">
            <text:p>204</text:p>
          </table:table-cell>
          <table:table-cell table:formula="of:=MOD([.F255]+1/[.$H$2];5)" office:value-type="float" office:value="3.43333333333332" calcext:value-type="float">
            <text:p>3,43333333333332</text:p>
          </table:table-cell>
          <table:table-cell table:formula="of:=IF([.F256]&lt;0.000001;[.G255]+2+1/[.$H$2];[.G255]+1/[.$H$2])" office:value-type="float" office:value="8.43333333333331" calcext:value-type="float">
            <text:p>8,43333333333331</text:p>
          </table:table-cell>
          <table:table-cell table:number-columns-repeated="4"/>
          <table:table-cell table:formula="of:=SUM(MOD(SUM([.L255]-[.L$2];[.T$2]);[.R$2]-[.L$2]);[.L$2])" office:value-type="time" office:time-value="PT16H19M59.999999999S" calcext:value-type="time">
            <text:p>16:20:00</text:p>
          </table:table-cell>
          <table:table-cell table:formula="of:=IF([.L256]&lt;[.L255];[.M255]+[.H$2];[.M255])" office:value-type="float" office:value="300" calcext:value-type="float">
            <text:p>300</text:p>
          </table:table-cell>
          <table:table-cell table:formula="of:=OFFSET([.C$4];[.M256];0)" office:value-type="float" office:value="43755" calcext:value-type="float">
            <text:p>43755</text:p>
          </table:table-cell>
          <table:table-cell table:formula="of:=[.L256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56];0)&lt;=[.O2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5T15:51:14.767875" calcext:value-type="date">
            <text:p>2019-10-15 15:51:15</text:p>
          </table:table-cell>
          <table:table-cell table:style-name="ce7" table:formula="of:=[.A257]" office:value-type="date" office:date-value="2019-10-15T15:51:14.767875" calcext:value-type="date">
            <text:p>2019-10-15 15:51:15</text:p>
          </table:table-cell>
          <table:table-cell table:formula="of:=TRUNC([.A257])" office:value-type="float" office:value="43753" calcext:value-type="float">
            <text:p>43753</text:p>
          </table:table-cell>
          <table:table-cell table:style-name="ce12" table:formula="of:=[.B257]-[.C257]" office:value-type="date" office:date-value="1899-12-30T15:51:14.76787457708" calcext:value-type="date">
            <text:p>12/30/99 03:51 PM</text:p>
          </table:table-cell>
          <table:table-cell table:formula="of:=MOD([.E256]-[.$E$2];[.$H$2])+1+[.$E$2]" office:value-type="float" office:value="205" calcext:value-type="float">
            <text:p>205</text:p>
          </table:table-cell>
          <table:table-cell table:formula="of:=MOD([.F256]+1/[.$H$2];5)" office:value-type="float" office:value="3.46666666666666" calcext:value-type="float">
            <text:p>3,46666666666666</text:p>
          </table:table-cell>
          <table:table-cell table:formula="of:=IF([.F257]&lt;0.000001;[.G256]+2+1/[.$H$2];[.G256]+1/[.$H$2])" office:value-type="float" office:value="8.46666666666665" calcext:value-type="float">
            <text:p>8,46666666666665</text:p>
          </table:table-cell>
          <table:table-cell table:number-columns-repeated="4"/>
          <table:table-cell table:formula="of:=SUM(MOD(SUM([.L256]-[.L$2];[.T$2]);[.R$2]-[.L$2]);[.L$2])" office:value-type="time" office:time-value="PT16H29M59.999999999S" calcext:value-type="time">
            <text:p>16:30:00</text:p>
          </table:table-cell>
          <table:table-cell table:formula="of:=IF([.L257]&lt;[.L256];[.M256]+[.H$2];[.M256])" office:value-type="float" office:value="300" calcext:value-type="float">
            <text:p>300</text:p>
          </table:table-cell>
          <table:table-cell table:formula="of:=OFFSET([.C$4];[.M257];0)" office:value-type="float" office:value="43755" calcext:value-type="float">
            <text:p>43755</text:p>
          </table:table-cell>
          <table:table-cell table:formula="of:=[.L257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57];0)&lt;=[.O2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5T16:11:49.953596" calcext:value-type="date">
            <text:p>2019-10-15 16:11:50</text:p>
          </table:table-cell>
          <table:table-cell table:style-name="ce7" table:formula="of:=[.A258]" office:value-type="date" office:date-value="2019-10-15T16:11:49.953596" calcext:value-type="date">
            <text:p>2019-10-15 16:11:50</text:p>
          </table:table-cell>
          <table:table-cell table:formula="of:=TRUNC([.A258])" office:value-type="float" office:value="43753" calcext:value-type="float">
            <text:p>43753</text:p>
          </table:table-cell>
          <table:table-cell table:style-name="ce12" table:formula="of:=[.B258]-[.C258]" office:value-type="date" office:date-value="1899-12-30T16:11:49.95359590743" calcext:value-type="date">
            <text:p>12/30/99 04:11 PM</text:p>
          </table:table-cell>
          <table:table-cell table:formula="of:=MOD([.E257]-[.$E$2];[.$H$2])+1+[.$E$2]" office:value-type="float" office:value="206" calcext:value-type="float">
            <text:p>206</text:p>
          </table:table-cell>
          <table:table-cell table:formula="of:=MOD([.F257]+1/[.$H$2];5)" office:value-type="float" office:value="3.49999999999999" calcext:value-type="float">
            <text:p>3,49999999999999</text:p>
          </table:table-cell>
          <table:table-cell table:formula="of:=IF([.F258]&lt;0.000001;[.G257]+2+1/[.$H$2];[.G257]+1/[.$H$2])" office:value-type="float" office:value="8.49999999999998" calcext:value-type="float">
            <text:p>8,49999999999998</text:p>
          </table:table-cell>
          <table:table-cell table:number-columns-repeated="4"/>
          <table:table-cell table:formula="of:=SUM(MOD(SUM([.L257]-[.L$2];[.T$2]);[.R$2]-[.L$2]);[.L$2])" office:value-type="time" office:time-value="PT16H39M59.999999999S" calcext:value-type="time">
            <text:p>16:40:00</text:p>
          </table:table-cell>
          <table:table-cell table:formula="of:=IF([.L258]&lt;[.L257];[.M257]+[.H$2];[.M257])" office:value-type="float" office:value="300" calcext:value-type="float">
            <text:p>300</text:p>
          </table:table-cell>
          <table:table-cell table:formula="of:=OFFSET([.C$4];[.M258];0)" office:value-type="float" office:value="43755" calcext:value-type="float">
            <text:p>43755</text:p>
          </table:table-cell>
          <table:table-cell table:formula="of:=[.L258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58];0)&lt;=[.O2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5T16:00:37.315559" calcext:value-type="date">
            <text:p>2019-10-15 16:00:37</text:p>
          </table:table-cell>
          <table:table-cell table:style-name="ce7" table:formula="of:=[.A259]" office:value-type="date" office:date-value="2019-10-15T16:00:37.315559" calcext:value-type="date">
            <text:p>2019-10-15 16:00:37</text:p>
          </table:table-cell>
          <table:table-cell table:formula="of:=TRUNC([.A259])" office:value-type="float" office:value="43753" calcext:value-type="float">
            <text:p>43753</text:p>
          </table:table-cell>
          <table:table-cell table:style-name="ce12" table:formula="of:=[.B259]-[.C259]" office:value-type="date" office:date-value="1899-12-30T16:00:37.31555880513" calcext:value-type="date">
            <text:p>12/30/99 04:00 PM</text:p>
          </table:table-cell>
          <table:table-cell table:formula="of:=MOD([.E258]-[.$E$2];[.$H$2])+1+[.$E$2]" office:value-type="float" office:value="207" calcext:value-type="float">
            <text:p>207</text:p>
          </table:table-cell>
          <table:table-cell table:formula="of:=MOD([.F258]+1/[.$H$2];5)" office:value-type="float" office:value="3.53333333333332" calcext:value-type="float">
            <text:p>3,53333333333332</text:p>
          </table:table-cell>
          <table:table-cell table:formula="of:=IF([.F259]&lt;0.000001;[.G258]+2+1/[.$H$2];[.G258]+1/[.$H$2])" office:value-type="float" office:value="8.53333333333331" calcext:value-type="float">
            <text:p>8,53333333333331</text:p>
          </table:table-cell>
          <table:table-cell table:number-columns-repeated="4"/>
          <table:table-cell table:formula="of:=SUM(MOD(SUM([.L258]-[.L$2];[.T$2]);[.R$2]-[.L$2]);[.L$2])" office:value-type="time" office:time-value="PT16H49M59.999999999S" calcext:value-type="time">
            <text:p>16:50:00</text:p>
          </table:table-cell>
          <table:table-cell table:formula="of:=IF([.L259]&lt;[.L258];[.M258]+[.H$2];[.M258])" office:value-type="float" office:value="300" calcext:value-type="float">
            <text:p>300</text:p>
          </table:table-cell>
          <table:table-cell table:formula="of:=OFFSET([.C$4];[.M259];0)" office:value-type="float" office:value="43755" calcext:value-type="float">
            <text:p>43755</text:p>
          </table:table-cell>
          <table:table-cell table:formula="of:=[.L259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59];0)&lt;=[.O2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5T16:12:03.978591" calcext:value-type="date">
            <text:p>2019-10-15 16:12:04</text:p>
          </table:table-cell>
          <table:table-cell table:style-name="ce7" table:formula="of:=[.A260]" office:value-type="date" office:date-value="2019-10-15T16:12:03.978591" calcext:value-type="date">
            <text:p>2019-10-15 16:12:04</text:p>
          </table:table-cell>
          <table:table-cell table:formula="of:=TRUNC([.A260])" office:value-type="float" office:value="43753" calcext:value-type="float">
            <text:p>43753</text:p>
          </table:table-cell>
          <table:table-cell table:style-name="ce12" table:formula="of:=[.B260]-[.C260]" office:value-type="date" office:date-value="1899-12-30T16:12:03.97859087214" calcext:value-type="date">
            <text:p>12/30/99 04:12 PM</text:p>
          </table:table-cell>
          <table:table-cell table:formula="of:=MOD([.E259]-[.$E$2];[.$H$2])+1+[.$E$2]" office:value-type="float" office:value="208" calcext:value-type="float">
            <text:p>208</text:p>
          </table:table-cell>
          <table:table-cell table:formula="of:=MOD([.F259]+1/[.$H$2];5)" office:value-type="float" office:value="3.56666666666666" calcext:value-type="float">
            <text:p>3,56666666666666</text:p>
          </table:table-cell>
          <table:table-cell table:formula="of:=IF([.F260]&lt;0.000001;[.G259]+2+1/[.$H$2];[.G259]+1/[.$H$2])" office:value-type="float" office:value="8.56666666666665" calcext:value-type="float">
            <text:p>8,56666666666665</text:p>
          </table:table-cell>
          <table:table-cell table:number-columns-repeated="4"/>
          <table:table-cell table:formula="of:=SUM(MOD(SUM([.L259]-[.L$2];[.T$2]);[.R$2]-[.L$2]);[.L$2])" office:value-type="time" office:time-value="PT16H59M59.999999999S" calcext:value-type="time">
            <text:p>17:00:00</text:p>
          </table:table-cell>
          <table:table-cell table:formula="of:=IF([.L260]&lt;[.L259];[.M259]+[.H$2];[.M259])" office:value-type="float" office:value="300" calcext:value-type="float">
            <text:p>300</text:p>
          </table:table-cell>
          <table:table-cell table:formula="of:=OFFSET([.C$4];[.M260];0)" office:value-type="float" office:value="43755" calcext:value-type="float">
            <text:p>43755</text:p>
          </table:table-cell>
          <table:table-cell table:formula="of:=[.L260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60];0)&lt;=[.O2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5T16:00:27.195391" calcext:value-type="date">
            <text:p>2019-10-15 16:00:27</text:p>
          </table:table-cell>
          <table:table-cell table:style-name="ce7" table:formula="of:=[.A261]" office:value-type="date" office:date-value="2019-10-15T16:00:27.195391" calcext:value-type="date">
            <text:p>2019-10-15 16:00:27</text:p>
          </table:table-cell>
          <table:table-cell table:formula="of:=TRUNC([.A261])" office:value-type="float" office:value="43753" calcext:value-type="float">
            <text:p>43753</text:p>
          </table:table-cell>
          <table:table-cell table:style-name="ce12" table:formula="of:=[.B261]-[.C261]" office:value-type="date" office:date-value="1899-12-30T16:00:27.19539077953" calcext:value-type="date">
            <text:p>12/30/99 04:00 PM</text:p>
          </table:table-cell>
          <table:table-cell table:formula="of:=MOD([.E260]-[.$E$2];[.$H$2])+1+[.$E$2]" office:value-type="float" office:value="209" calcext:value-type="float">
            <text:p>209</text:p>
          </table:table-cell>
          <table:table-cell table:formula="of:=MOD([.F260]+1/[.$H$2];5)" office:value-type="float" office:value="3.59999999999999" calcext:value-type="float">
            <text:p>3,59999999999999</text:p>
          </table:table-cell>
          <table:table-cell table:formula="of:=IF([.F261]&lt;0.000001;[.G260]+2+1/[.$H$2];[.G260]+1/[.$H$2])" office:value-type="float" office:value="8.59999999999998" calcext:value-type="float">
            <text:p>8,59999999999998</text:p>
          </table:table-cell>
          <table:table-cell table:number-columns-repeated="4"/>
          <table:table-cell table:formula="of:=SUM(MOD(SUM([.L260]-[.L$2];[.T$2]);[.R$2]-[.L$2]);[.L$2])" office:value-type="time" office:time-value="PT17H09M59.999999999S" calcext:value-type="time">
            <text:p>17:10:00</text:p>
          </table:table-cell>
          <table:table-cell table:formula="of:=IF([.L261]&lt;[.L260];[.M260]+[.H$2];[.M260])" office:value-type="float" office:value="300" calcext:value-type="float">
            <text:p>300</text:p>
          </table:table-cell>
          <table:table-cell table:formula="of:=OFFSET([.C$4];[.M261];0)" office:value-type="float" office:value="43755" calcext:value-type="float">
            <text:p>43755</text:p>
          </table:table-cell>
          <table:table-cell table:formula="of:=[.L261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61];0)&lt;=[.O2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5T16:03:56.35124" calcext:value-type="date">
            <text:p>2019-10-15 16:03:56</text:p>
          </table:table-cell>
          <table:table-cell table:style-name="ce7" table:formula="of:=[.A262]" office:value-type="date" office:date-value="2019-10-15T16:03:56.35124" calcext:value-type="date">
            <text:p>2019-10-15 16:03:56</text:p>
          </table:table-cell>
          <table:table-cell table:formula="of:=TRUNC([.A262])" office:value-type="float" office:value="43753" calcext:value-type="float">
            <text:p>43753</text:p>
          </table:table-cell>
          <table:table-cell table:style-name="ce12" table:formula="of:=[.B262]-[.C262]" office:value-type="date" office:date-value="1899-12-30T16:03:56.35123993736" calcext:value-type="date">
            <text:p>12/30/99 04:03 PM</text:p>
          </table:table-cell>
          <table:table-cell table:formula="of:=MOD([.E261]-[.$E$2];[.$H$2])+1+[.$E$2]" office:value-type="float" office:value="210" calcext:value-type="float">
            <text:p>210</text:p>
          </table:table-cell>
          <table:table-cell table:formula="of:=MOD([.F261]+1/[.$H$2];5)" office:value-type="float" office:value="3.63333333333332" calcext:value-type="float">
            <text:p>3,63333333333332</text:p>
          </table:table-cell>
          <table:table-cell table:formula="of:=IF([.F262]&lt;0.000001;[.G261]+2+1/[.$H$2];[.G261]+1/[.$H$2])" office:value-type="float" office:value="8.63333333333331" calcext:value-type="float">
            <text:p>8,63333333333331</text:p>
          </table:table-cell>
          <table:table-cell table:number-columns-repeated="4"/>
          <table:table-cell table:formula="of:=SUM(MOD(SUM([.L261]-[.L$2];[.T$2]);[.R$2]-[.L$2]);[.L$2])" office:value-type="time" office:time-value="PT17H19M59.999999999S" calcext:value-type="time">
            <text:p>17:20:00</text:p>
          </table:table-cell>
          <table:table-cell table:formula="of:=IF([.L262]&lt;[.L261];[.M261]+[.H$2];[.M261])" office:value-type="float" office:value="300" calcext:value-type="float">
            <text:p>300</text:p>
          </table:table-cell>
          <table:table-cell table:formula="of:=OFFSET([.C$4];[.M262];0)" office:value-type="float" office:value="43755" calcext:value-type="float">
            <text:p>43755</text:p>
          </table:table-cell>
          <table:table-cell table:formula="of:=[.L262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62];0)&lt;=[.O2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5T16:11:38.326625" calcext:value-type="date">
            <text:p>2019-10-15 16:11:38</text:p>
          </table:table-cell>
          <table:table-cell table:style-name="ce7" table:formula="of:=[.A263]" office:value-type="date" office:date-value="2019-10-15T16:11:38.326625" calcext:value-type="date">
            <text:p>2019-10-15 16:11:38</text:p>
          </table:table-cell>
          <table:table-cell table:formula="of:=TRUNC([.A263])" office:value-type="float" office:value="43753" calcext:value-type="float">
            <text:p>43753</text:p>
          </table:table-cell>
          <table:table-cell table:style-name="ce12" table:formula="of:=[.B263]-[.C263]" office:value-type="date" office:date-value="1899-12-30T16:11:38.32662467379" calcext:value-type="date">
            <text:p>12/30/99 04:11 PM</text:p>
          </table:table-cell>
          <table:table-cell table:formula="of:=MOD([.E262]-[.$E$2];[.$H$2])+1+[.$E$2]" office:value-type="float" office:value="211" calcext:value-type="float">
            <text:p>211</text:p>
          </table:table-cell>
          <table:table-cell table:formula="of:=MOD([.F262]+1/[.$H$2];5)" office:value-type="float" office:value="3.66666666666666" calcext:value-type="float">
            <text:p>3,66666666666666</text:p>
          </table:table-cell>
          <table:table-cell table:formula="of:=IF([.F263]&lt;0.000001;[.G262]+2+1/[.$H$2];[.G262]+1/[.$H$2])" office:value-type="float" office:value="8.66666666666665" calcext:value-type="float">
            <text:p>8,66666666666665</text:p>
          </table:table-cell>
          <table:table-cell table:number-columns-repeated="4"/>
          <table:table-cell table:formula="of:=SUM(MOD(SUM([.L262]-[.L$2];[.T$2]);[.R$2]-[.L$2]);[.L$2])" office:value-type="time" office:time-value="PT17H29M59.999999999S" calcext:value-type="time">
            <text:p>17:30:00</text:p>
          </table:table-cell>
          <table:table-cell table:formula="of:=IF([.L263]&lt;[.L262];[.M262]+[.H$2];[.M262])" office:value-type="float" office:value="300" calcext:value-type="float">
            <text:p>300</text:p>
          </table:table-cell>
          <table:table-cell table:formula="of:=OFFSET([.C$4];[.M263];0)" office:value-type="float" office:value="43755" calcext:value-type="float">
            <text:p>43755</text:p>
          </table:table-cell>
          <table:table-cell table:formula="of:=[.L263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63];0)&lt;=[.O2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5T15:54:34.532041" calcext:value-type="date">
            <text:p>2019-10-15 15:54:35</text:p>
          </table:table-cell>
          <table:table-cell table:style-name="ce7" table:formula="of:=[.A264]" office:value-type="date" office:date-value="2019-10-15T15:54:34.532041" calcext:value-type="date">
            <text:p>2019-10-15 15:54:35</text:p>
          </table:table-cell>
          <table:table-cell table:formula="of:=TRUNC([.A264])" office:value-type="float" office:value="43753" calcext:value-type="float">
            <text:p>43753</text:p>
          </table:table-cell>
          <table:table-cell table:style-name="ce12" table:formula="of:=[.B264]-[.C264]" office:value-type="date" office:date-value="1899-12-30T15:54:34.53204137273" calcext:value-type="date">
            <text:p>12/30/99 03:54 PM</text:p>
          </table:table-cell>
          <table:table-cell table:formula="of:=MOD([.E263]-[.$E$2];[.$H$2])+1+[.$E$2]" office:value-type="float" office:value="212" calcext:value-type="float">
            <text:p>212</text:p>
          </table:table-cell>
          <table:table-cell table:formula="of:=MOD([.F263]+1/[.$H$2];5)" office:value-type="float" office:value="3.69999999999999" calcext:value-type="float">
            <text:p>3,69999999999999</text:p>
          </table:table-cell>
          <table:table-cell table:formula="of:=IF([.F264]&lt;0.000001;[.G263]+2+1/[.$H$2];[.G263]+1/[.$H$2])" office:value-type="float" office:value="8.69999999999998" calcext:value-type="float">
            <text:p>8,69999999999998</text:p>
          </table:table-cell>
          <table:table-cell table:number-columns-repeated="4"/>
          <table:table-cell table:formula="of:=SUM(MOD(SUM([.L263]-[.L$2];[.T$2]);[.R$2]-[.L$2]);[.L$2])" office:value-type="time" office:time-value="PT17H39M59.999999999S" calcext:value-type="time">
            <text:p>17:40:00</text:p>
          </table:table-cell>
          <table:table-cell table:formula="of:=IF([.L264]&lt;[.L263];[.M263]+[.H$2];[.M263])" office:value-type="float" office:value="300" calcext:value-type="float">
            <text:p>300</text:p>
          </table:table-cell>
          <table:table-cell table:formula="of:=OFFSET([.C$4];[.M264];0)" office:value-type="float" office:value="43755" calcext:value-type="float">
            <text:p>43755</text:p>
          </table:table-cell>
          <table:table-cell table:formula="of:=[.L264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64];0)&lt;=[.O2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5T15:53:20.575834" calcext:value-type="date">
            <text:p>2019-10-15 15:53:21</text:p>
          </table:table-cell>
          <table:table-cell table:style-name="ce7" table:formula="of:=[.A265]" office:value-type="date" office:date-value="2019-10-15T15:53:20.575834" calcext:value-type="date">
            <text:p>2019-10-15 15:53:21</text:p>
          </table:table-cell>
          <table:table-cell table:formula="of:=TRUNC([.A265])" office:value-type="float" office:value="43753" calcext:value-type="float">
            <text:p>43753</text:p>
          </table:table-cell>
          <table:table-cell table:style-name="ce12" table:formula="of:=[.B265]-[.C265]" office:value-type="date" office:date-value="1899-12-30T15:53:20.57583418675" calcext:value-type="date">
            <text:p>12/30/99 03:53 PM</text:p>
          </table:table-cell>
          <table:table-cell table:formula="of:=MOD([.E264]-[.$E$2];[.$H$2])+1+[.$E$2]" office:value-type="float" office:value="213" calcext:value-type="float">
            <text:p>213</text:p>
          </table:table-cell>
          <table:table-cell table:formula="of:=MOD([.F264]+1/[.$H$2];5)" office:value-type="float" office:value="3.73333333333332" calcext:value-type="float">
            <text:p>3,73333333333332</text:p>
          </table:table-cell>
          <table:table-cell table:formula="of:=IF([.F265]&lt;0.000001;[.G264]+2+1/[.$H$2];[.G264]+1/[.$H$2])" office:value-type="float" office:value="8.73333333333331" calcext:value-type="float">
            <text:p>8,73333333333331</text:p>
          </table:table-cell>
          <table:table-cell table:number-columns-repeated="4"/>
          <table:table-cell table:formula="of:=SUM(MOD(SUM([.L264]-[.L$2];[.T$2]);[.R$2]-[.L$2]);[.L$2])" office:value-type="time" office:time-value="PT17H49M59.999999999S" calcext:value-type="time">
            <text:p>17:50:00</text:p>
          </table:table-cell>
          <table:table-cell table:formula="of:=IF([.L265]&lt;[.L264];[.M264]+[.H$2];[.M264])" office:value-type="float" office:value="300" calcext:value-type="float">
            <text:p>300</text:p>
          </table:table-cell>
          <table:table-cell table:formula="of:=OFFSET([.C$4];[.M265];0)" office:value-type="float" office:value="43755" calcext:value-type="float">
            <text:p>43755</text:p>
          </table:table-cell>
          <table:table-cell table:formula="of:=[.L265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65];0)&lt;=[.O2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5T15:48:19.765314" calcext:value-type="date">
            <text:p>2019-10-15 15:48:20</text:p>
          </table:table-cell>
          <table:table-cell table:style-name="ce7" table:formula="of:=[.A266]" office:value-type="date" office:date-value="2019-10-15T15:48:19.765314" calcext:value-type="date">
            <text:p>2019-10-15 15:48:20</text:p>
          </table:table-cell>
          <table:table-cell table:formula="of:=TRUNC([.A266])" office:value-type="float" office:value="43753" calcext:value-type="float">
            <text:p>43753</text:p>
          </table:table-cell>
          <table:table-cell table:style-name="ce12" table:formula="of:=[.B266]-[.C266]" office:value-type="date" office:date-value="1899-12-30T15:48:19.76531406865" calcext:value-type="date">
            <text:p>12/30/99 03:48 PM</text:p>
          </table:table-cell>
          <table:table-cell table:formula="of:=MOD([.E265]-[.$E$2];[.$H$2])+1+[.$E$2]" office:value-type="float" office:value="214" calcext:value-type="float">
            <text:p>214</text:p>
          </table:table-cell>
          <table:table-cell table:formula="of:=MOD([.F265]+1/[.$H$2];5)" office:value-type="float" office:value="3.76666666666665" calcext:value-type="float">
            <text:p>3,76666666666665</text:p>
          </table:table-cell>
          <table:table-cell table:formula="of:=IF([.F266]&lt;0.000001;[.G265]+2+1/[.$H$2];[.G265]+1/[.$H$2])" office:value-type="float" office:value="8.76666666666665" calcext:value-type="float">
            <text:p>8,76666666666665</text:p>
          </table:table-cell>
          <table:table-cell table:number-columns-repeated="4"/>
          <table:table-cell table:formula="of:=SUM(MOD(SUM([.L265]-[.L$2];[.T$2]);[.R$2]-[.L$2]);[.L$2])" office:value-type="time" office:time-value="PT17H59M59.999999999S" calcext:value-type="time">
            <text:p>18:00:00</text:p>
          </table:table-cell>
          <table:table-cell table:formula="of:=IF([.L266]&lt;[.L265];[.M265]+[.H$2];[.M265])" office:value-type="float" office:value="300" calcext:value-type="float">
            <text:p>300</text:p>
          </table:table-cell>
          <table:table-cell table:formula="of:=OFFSET([.C$4];[.M266];0)" office:value-type="float" office:value="43755" calcext:value-type="float">
            <text:p>43755</text:p>
          </table:table-cell>
          <table:table-cell table:formula="of:=[.L266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66];0)&lt;=[.O2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5T15:57:41.023121" calcext:value-type="date">
            <text:p>2019-10-15 15:57:41</text:p>
          </table:table-cell>
          <table:table-cell table:style-name="ce7" table:formula="of:=[.A267]" office:value-type="date" office:date-value="2019-10-15T15:57:41.023121" calcext:value-type="date">
            <text:p>2019-10-15 15:57:41</text:p>
          </table:table-cell>
          <table:table-cell table:formula="of:=TRUNC([.A267])" office:value-type="float" office:value="43753" calcext:value-type="float">
            <text:p>43753</text:p>
          </table:table-cell>
          <table:table-cell table:style-name="ce12" table:formula="of:=[.B267]-[.C267]" office:value-type="date" office:date-value="1899-12-30T15:57:41.02312083822" calcext:value-type="date">
            <text:p>12/30/99 03:57 PM</text:p>
          </table:table-cell>
          <table:table-cell table:formula="of:=MOD([.E266]-[.$E$2];[.$H$2])+1+[.$E$2]" office:value-type="float" office:value="215" calcext:value-type="float">
            <text:p>215</text:p>
          </table:table-cell>
          <table:table-cell table:formula="of:=MOD([.F266]+1/[.$H$2];5)" office:value-type="float" office:value="3.79999999999999" calcext:value-type="float">
            <text:p>3,79999999999999</text:p>
          </table:table-cell>
          <table:table-cell table:formula="of:=IF([.F267]&lt;0.000001;[.G266]+2+1/[.$H$2];[.G266]+1/[.$H$2])" office:value-type="float" office:value="8.79999999999998" calcext:value-type="float">
            <text:p>8,79999999999998</text:p>
          </table:table-cell>
          <table:table-cell table:number-columns-repeated="4"/>
          <table:table-cell table:formula="of:=SUM(MOD(SUM([.L266]-[.L$2];[.T$2]);[.R$2]-[.L$2]);[.L$2])" office:value-type="time" office:time-value="PT14H09M59.999999999S" calcext:value-type="time">
            <text:p>14:10:00</text:p>
          </table:table-cell>
          <table:table-cell table:formula="of:=IF([.L267]&lt;[.L266];[.M266]+[.H$2];[.M266])" office:value-type="float" office:value="330" calcext:value-type="float">
            <text:p>330</text:p>
          </table:table-cell>
          <table:table-cell table:formula="of:=OFFSET([.C$4];[.M267];0)" office:value-type="float" office:value="43756" calcext:value-type="float">
            <text:p>43756</text:p>
          </table:table-cell>
          <table:table-cell table:formula="of:=[.L267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67];0)&lt;=[.O2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5T16:08:33.264269" calcext:value-type="date">
            <text:p>2019-10-15 16:08:33</text:p>
          </table:table-cell>
          <table:table-cell table:style-name="ce7" table:formula="of:=[.A268]" office:value-type="date" office:date-value="2019-10-15T16:08:33.264269" calcext:value-type="date">
            <text:p>2019-10-15 16:08:33</text:p>
          </table:table-cell>
          <table:table-cell table:formula="of:=TRUNC([.A268])" office:value-type="float" office:value="43753" calcext:value-type="float">
            <text:p>43753</text:p>
          </table:table-cell>
          <table:table-cell table:style-name="ce12" table:formula="of:=[.B268]-[.C268]" office:value-type="date" office:date-value="1899-12-30T16:08:33.26426910236" calcext:value-type="date">
            <text:p>12/30/99 04:08 PM</text:p>
          </table:table-cell>
          <table:table-cell table:formula="of:=MOD([.E267]-[.$E$2];[.$H$2])+1+[.$E$2]" office:value-type="float" office:value="216" calcext:value-type="float">
            <text:p>216</text:p>
          </table:table-cell>
          <table:table-cell table:formula="of:=MOD([.F267]+1/[.$H$2];5)" office:value-type="float" office:value="3.83333333333332" calcext:value-type="float">
            <text:p>3,83333333333332</text:p>
          </table:table-cell>
          <table:table-cell table:formula="of:=IF([.F268]&lt;0.000001;[.G267]+2+1/[.$H$2];[.G267]+1/[.$H$2])" office:value-type="float" office:value="8.83333333333331" calcext:value-type="float">
            <text:p>8,83333333333331</text:p>
          </table:table-cell>
          <table:table-cell table:number-columns-repeated="4"/>
          <table:table-cell table:formula="of:=SUM(MOD(SUM([.L267]-[.L$2];[.T$2]);[.R$2]-[.L$2]);[.L$2])" office:value-type="time" office:time-value="PT14H19M59.999999999S" calcext:value-type="time">
            <text:p>14:20:00</text:p>
          </table:table-cell>
          <table:table-cell table:formula="of:=IF([.L268]&lt;[.L267];[.M267]+[.H$2];[.M267])" office:value-type="float" office:value="330" calcext:value-type="float">
            <text:p>330</text:p>
          </table:table-cell>
          <table:table-cell table:formula="of:=OFFSET([.C$4];[.M268];0)" office:value-type="float" office:value="43756" calcext:value-type="float">
            <text:p>43756</text:p>
          </table:table-cell>
          <table:table-cell table:formula="of:=[.L268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68];0)&lt;=[.O2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5T15:56:32.513949" calcext:value-type="date">
            <text:p>2019-10-15 15:56:33</text:p>
          </table:table-cell>
          <table:table-cell table:style-name="ce7" table:formula="of:=[.A269]" office:value-type="date" office:date-value="2019-10-15T15:56:32.513949" calcext:value-type="date">
            <text:p>2019-10-15 15:56:33</text:p>
          </table:table-cell>
          <table:table-cell table:formula="of:=TRUNC([.A269])" office:value-type="float" office:value="43753" calcext:value-type="float">
            <text:p>43753</text:p>
          </table:table-cell>
          <table:table-cell table:style-name="ce12" table:formula="of:=[.B269]-[.C269]" office:value-type="date" office:date-value="1899-12-30T15:56:32.51394895837" calcext:value-type="date">
            <text:p>12/30/99 03:56 PM</text:p>
          </table:table-cell>
          <table:table-cell table:formula="of:=MOD([.E268]-[.$E$2];[.$H$2])+1+[.$E$2]" office:value-type="float" office:value="217" calcext:value-type="float">
            <text:p>217</text:p>
          </table:table-cell>
          <table:table-cell table:formula="of:=MOD([.F268]+1/[.$H$2];5)" office:value-type="float" office:value="3.86666666666665" calcext:value-type="float">
            <text:p>3,86666666666665</text:p>
          </table:table-cell>
          <table:table-cell table:formula="of:=IF([.F269]&lt;0.000001;[.G268]+2+1/[.$H$2];[.G268]+1/[.$H$2])" office:value-type="float" office:value="8.86666666666665" calcext:value-type="float">
            <text:p>8,86666666666665</text:p>
          </table:table-cell>
          <table:table-cell table:number-columns-repeated="4"/>
          <table:table-cell table:formula="of:=SUM(MOD(SUM([.L268]-[.L$2];[.T$2]);[.R$2]-[.L$2]);[.L$2])" office:value-type="time" office:time-value="PT14H29M59.999999999S" calcext:value-type="time">
            <text:p>14:30:00</text:p>
          </table:table-cell>
          <table:table-cell table:formula="of:=IF([.L269]&lt;[.L268];[.M268]+[.H$2];[.M268])" office:value-type="float" office:value="330" calcext:value-type="float">
            <text:p>330</text:p>
          </table:table-cell>
          <table:table-cell table:formula="of:=OFFSET([.C$4];[.M269];0)" office:value-type="float" office:value="43756" calcext:value-type="float">
            <text:p>43756</text:p>
          </table:table-cell>
          <table:table-cell table:formula="of:=[.L269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69];0)&lt;=[.O2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5T15:54:28.013444" calcext:value-type="date">
            <text:p>2019-10-15 15:54:28</text:p>
          </table:table-cell>
          <table:table-cell table:style-name="ce7" table:formula="of:=[.A270]" office:value-type="date" office:date-value="2019-10-15T15:54:28.013444" calcext:value-type="date">
            <text:p>2019-10-15 15:54:28</text:p>
          </table:table-cell>
          <table:table-cell table:formula="of:=TRUNC([.A270])" office:value-type="float" office:value="43753" calcext:value-type="float">
            <text:p>43753</text:p>
          </table:table-cell>
          <table:table-cell table:style-name="ce12" table:formula="of:=[.B270]-[.C270]" office:value-type="date" office:date-value="1899-12-30T15:54:28.01344365813" calcext:value-type="date">
            <text:p>12/30/99 03:54 PM</text:p>
          </table:table-cell>
          <table:table-cell table:formula="of:=MOD([.E269]-[.$E$2];[.$H$2])+1+[.$E$2]" office:value-type="float" office:value="218" calcext:value-type="float">
            <text:p>218</text:p>
          </table:table-cell>
          <table:table-cell table:formula="of:=MOD([.F269]+1/[.$H$2];5)" office:value-type="float" office:value="3.89999999999999" calcext:value-type="float">
            <text:p>3,89999999999999</text:p>
          </table:table-cell>
          <table:table-cell table:formula="of:=IF([.F270]&lt;0.000001;[.G269]+2+1/[.$H$2];[.G269]+1/[.$H$2])" office:value-type="float" office:value="8.89999999999998" calcext:value-type="float">
            <text:p>8,89999999999998</text:p>
          </table:table-cell>
          <table:table-cell table:number-columns-repeated="4"/>
          <table:table-cell table:formula="of:=SUM(MOD(SUM([.L269]-[.L$2];[.T$2]);[.R$2]-[.L$2]);[.L$2])" office:value-type="time" office:time-value="PT14H39M59.999999999S" calcext:value-type="time">
            <text:p>14:40:00</text:p>
          </table:table-cell>
          <table:table-cell table:formula="of:=IF([.L270]&lt;[.L269];[.M269]+[.H$2];[.M269])" office:value-type="float" office:value="330" calcext:value-type="float">
            <text:p>330</text:p>
          </table:table-cell>
          <table:table-cell table:formula="of:=OFFSET([.C$4];[.M270];0)" office:value-type="float" office:value="43756" calcext:value-type="float">
            <text:p>43756</text:p>
          </table:table-cell>
          <table:table-cell table:formula="of:=[.L270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70];0)&lt;=[.O2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5T16:06:08.353357" calcext:value-type="date">
            <text:p>2019-10-15 16:06:08</text:p>
          </table:table-cell>
          <table:table-cell table:style-name="ce7" table:formula="of:=[.A271]" office:value-type="date" office:date-value="2019-10-15T16:06:08.353357" calcext:value-type="date">
            <text:p>2019-10-15 16:06:08</text:p>
          </table:table-cell>
          <table:table-cell table:formula="of:=TRUNC([.A271])" office:value-type="float" office:value="43753" calcext:value-type="float">
            <text:p>43753</text:p>
          </table:table-cell>
          <table:table-cell table:style-name="ce12" table:formula="of:=[.B271]-[.C271]" office:value-type="date" office:date-value="1899-12-30T16:06:08.35335725918" calcext:value-type="date">
            <text:p>12/30/99 04:06 PM</text:p>
          </table:table-cell>
          <table:table-cell table:formula="of:=MOD([.E270]-[.$E$2];[.$H$2])+1+[.$E$2]" office:value-type="float" office:value="219" calcext:value-type="float">
            <text:p>219</text:p>
          </table:table-cell>
          <table:table-cell table:formula="of:=MOD([.F270]+1/[.$H$2];5)" office:value-type="float" office:value="3.93333333333332" calcext:value-type="float">
            <text:p>3,93333333333332</text:p>
          </table:table-cell>
          <table:table-cell table:formula="of:=IF([.F271]&lt;0.000001;[.G270]+2+1/[.$H$2];[.G270]+1/[.$H$2])" office:value-type="float" office:value="8.93333333333331" calcext:value-type="float">
            <text:p>8,93333333333331</text:p>
          </table:table-cell>
          <table:table-cell table:number-columns-repeated="4"/>
          <table:table-cell table:formula="of:=SUM(MOD(SUM([.L270]-[.L$2];[.T$2]);[.R$2]-[.L$2]);[.L$2])" office:value-type="time" office:time-value="PT14H49M59.999999999S" calcext:value-type="time">
            <text:p>14:50:00</text:p>
          </table:table-cell>
          <table:table-cell table:formula="of:=IF([.L271]&lt;[.L270];[.M270]+[.H$2];[.M270])" office:value-type="float" office:value="330" calcext:value-type="float">
            <text:p>330</text:p>
          </table:table-cell>
          <table:table-cell table:formula="of:=OFFSET([.C$4];[.M271];0)" office:value-type="float" office:value="43756" calcext:value-type="float">
            <text:p>43756</text:p>
          </table:table-cell>
          <table:table-cell table:formula="of:=[.L271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71];0)&lt;=[.O2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5T16:03:20.541064" calcext:value-type="date">
            <text:p>2019-10-15 16:03:21</text:p>
          </table:table-cell>
          <table:table-cell table:style-name="ce7" table:formula="of:=[.A272]" office:value-type="date" office:date-value="2019-10-15T16:03:20.541064" calcext:value-type="date">
            <text:p>2019-10-15 16:03:21</text:p>
          </table:table-cell>
          <table:table-cell table:formula="of:=TRUNC([.A272])" office:value-type="float" office:value="43753" calcext:value-type="float">
            <text:p>43753</text:p>
          </table:table-cell>
          <table:table-cell table:style-name="ce12" table:formula="of:=[.B272]-[.C272]" office:value-type="date" office:date-value="1899-12-30T16:03:20.54106402677" calcext:value-type="date">
            <text:p>12/30/99 04:03 PM</text:p>
          </table:table-cell>
          <table:table-cell table:formula="of:=MOD([.E271]-[.$E$2];[.$H$2])+1+[.$E$2]" office:value-type="float" office:value="220" calcext:value-type="float">
            <text:p>220</text:p>
          </table:table-cell>
          <table:table-cell table:formula="of:=MOD([.F271]+1/[.$H$2];5)" office:value-type="float" office:value="3.96666666666665" calcext:value-type="float">
            <text:p>3,96666666666665</text:p>
          </table:table-cell>
          <table:table-cell table:formula="of:=IF([.F272]&lt;0.000001;[.G271]+2+1/[.$H$2];[.G271]+1/[.$H$2])" office:value-type="float" office:value="8.96666666666665" calcext:value-type="float">
            <text:p>8,96666666666665</text:p>
          </table:table-cell>
          <table:table-cell table:number-columns-repeated="4"/>
          <table:table-cell table:formula="of:=SUM(MOD(SUM([.L271]-[.L$2];[.T$2]);[.R$2]-[.L$2]);[.L$2])" office:value-type="time" office:time-value="PT14H59M59.999999999S" calcext:value-type="time">
            <text:p>15:00:00</text:p>
          </table:table-cell>
          <table:table-cell table:formula="of:=IF([.L272]&lt;[.L271];[.M271]+[.H$2];[.M271])" office:value-type="float" office:value="330" calcext:value-type="float">
            <text:p>330</text:p>
          </table:table-cell>
          <table:table-cell table:formula="of:=OFFSET([.C$4];[.M272];0)" office:value-type="float" office:value="43756" calcext:value-type="float">
            <text:p>43756</text:p>
          </table:table-cell>
          <table:table-cell table:formula="of:=[.L272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72];0)&lt;=[.O2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5T15:41:24.370767" calcext:value-type="date">
            <text:p>2019-10-15 15:41:24</text:p>
          </table:table-cell>
          <table:table-cell table:style-name="ce7" table:formula="of:=[.A273]" office:value-type="date" office:date-value="2019-10-15T15:41:24.370767" calcext:value-type="date">
            <text:p>2019-10-15 15:41:24</text:p>
          </table:table-cell>
          <table:table-cell table:formula="of:=TRUNC([.A273])" office:value-type="float" office:value="43753" calcext:value-type="float">
            <text:p>43753</text:p>
          </table:table-cell>
          <table:table-cell table:style-name="ce12" table:formula="of:=[.B273]-[.C273]" office:value-type="date" office:date-value="1899-12-30T15:41:24.3707669992" calcext:value-type="date">
            <text:p>12/30/99 03:41 PM</text:p>
          </table:table-cell>
          <table:table-cell table:formula="of:=MOD([.E272]-[.$E$2];[.$H$2])+1+[.$E$2]" office:value-type="float" office:value="191" calcext:value-type="float">
            <text:p>191</text:p>
          </table:table-cell>
          <table:table-cell table:formula="of:=MOD([.F272]+1/[.$H$2];5)" office:value-type="float" office:value="3.99999999999999" calcext:value-type="float">
            <text:p>3,99999999999999</text:p>
          </table:table-cell>
          <table:table-cell table:formula="of:=IF([.F273]&lt;0.000001;[.G272]+2+1/[.$H$2];[.G272]+1/[.$H$2])" office:value-type="float" office:value="8.99999999999998" calcext:value-type="float">
            <text:p>8,99999999999998</text:p>
          </table:table-cell>
          <table:table-cell table:number-columns-repeated="4"/>
          <table:table-cell table:formula="of:=SUM(MOD(SUM([.L272]-[.L$2];[.T$2]);[.R$2]-[.L$2]);[.L$2])" office:value-type="time" office:time-value="PT15H09M59.999999999S" calcext:value-type="time">
            <text:p>15:10:00</text:p>
          </table:table-cell>
          <table:table-cell table:formula="of:=IF([.L273]&lt;[.L272];[.M272]+[.H$2];[.M272])" office:value-type="float" office:value="330" calcext:value-type="float">
            <text:p>330</text:p>
          </table:table-cell>
          <table:table-cell table:formula="of:=OFFSET([.C$4];[.M273];0)" office:value-type="float" office:value="43756" calcext:value-type="float">
            <text:p>43756</text:p>
          </table:table-cell>
          <table:table-cell table:formula="of:=[.L273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73];0)&lt;=[.O2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6T15:48:10.890265" calcext:value-type="date">
            <text:p>2019-10-16 15:48:11</text:p>
          </table:table-cell>
          <table:table-cell table:style-name="ce7" table:formula="of:=[.A274]" office:value-type="date" office:date-value="2019-10-16T15:48:10.890265" calcext:value-type="date">
            <text:p>2019-10-16 15:48:11</text:p>
          </table:table-cell>
          <table:table-cell table:formula="of:=TRUNC([.A274])" office:value-type="float" office:value="43754" calcext:value-type="float">
            <text:p>43754</text:p>
          </table:table-cell>
          <table:table-cell table:style-name="ce12" table:formula="of:=[.B274]-[.C274]" office:value-type="date" office:date-value="1899-12-30T15:48:10.89026539586" calcext:value-type="date">
            <text:p>12/30/99 03:48 PM</text:p>
          </table:table-cell>
          <table:table-cell table:formula="of:=MOD([.E273]-[.$E$2];[.$H$2])+1+[.$E$2]" office:value-type="float" office:value="192" calcext:value-type="float">
            <text:p>192</text:p>
          </table:table-cell>
          <table:table-cell table:formula="of:=MOD([.F273]+1/[.$H$2];5)" office:value-type="float" office:value="4.03333333333332" calcext:value-type="float">
            <text:p>4,03333333333332</text:p>
          </table:table-cell>
          <table:table-cell table:formula="of:=IF([.F274]&lt;0.000001;[.G273]+2+1/[.$H$2];[.G273]+1/[.$H$2])" office:value-type="float" office:value="9.03333333333331" calcext:value-type="float">
            <text:p>9,03333333333331</text:p>
          </table:table-cell>
          <table:table-cell table:number-columns-repeated="4"/>
          <table:table-cell table:formula="of:=SUM(MOD(SUM([.L273]-[.L$2];[.T$2]);[.R$2]-[.L$2]);[.L$2])" office:value-type="time" office:time-value="PT15H19M59.999999999S" calcext:value-type="time">
            <text:p>15:20:00</text:p>
          </table:table-cell>
          <table:table-cell table:formula="of:=IF([.L274]&lt;[.L273];[.M273]+[.H$2];[.M273])" office:value-type="float" office:value="330" calcext:value-type="float">
            <text:p>330</text:p>
          </table:table-cell>
          <table:table-cell table:formula="of:=OFFSET([.C$4];[.M274];0)" office:value-type="float" office:value="43756" calcext:value-type="float">
            <text:p>43756</text:p>
          </table:table-cell>
          <table:table-cell table:formula="of:=[.L274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74];0)&lt;=[.O2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6T16:10:15.225603" calcext:value-type="date">
            <text:p>2019-10-16 16:10:15</text:p>
          </table:table-cell>
          <table:table-cell table:style-name="ce7" table:formula="of:=[.A275]" office:value-type="date" office:date-value="2019-10-16T16:10:15.225603" calcext:value-type="date">
            <text:p>2019-10-16 16:10:15</text:p>
          </table:table-cell>
          <table:table-cell table:formula="of:=TRUNC([.A275])" office:value-type="float" office:value="43754" calcext:value-type="float">
            <text:p>43754</text:p>
          </table:table-cell>
          <table:table-cell table:style-name="ce12" table:formula="of:=[.B275]-[.C275]" office:value-type="date" office:date-value="1899-12-30T16:10:15.22560312878" calcext:value-type="date">
            <text:p>12/30/99 04:10 PM</text:p>
          </table:table-cell>
          <table:table-cell table:formula="of:=MOD([.E274]-[.$E$2];[.$H$2])+1+[.$E$2]" office:value-type="float" office:value="193" calcext:value-type="float">
            <text:p>193</text:p>
          </table:table-cell>
          <table:table-cell table:formula="of:=MOD([.F274]+1/[.$H$2];5)" office:value-type="float" office:value="4.06666666666665" calcext:value-type="float">
            <text:p>4,06666666666665</text:p>
          </table:table-cell>
          <table:table-cell table:formula="of:=IF([.F275]&lt;0.000001;[.G274]+2+1/[.$H$2];[.G274]+1/[.$H$2])" office:value-type="float" office:value="9.06666666666665" calcext:value-type="float">
            <text:p>9,06666666666665</text:p>
          </table:table-cell>
          <table:table-cell table:number-columns-repeated="4"/>
          <table:table-cell table:formula="of:=SUM(MOD(SUM([.L274]-[.L$2];[.T$2]);[.R$2]-[.L$2]);[.L$2])" office:value-type="time" office:time-value="PT15H29M59.999999999S" calcext:value-type="time">
            <text:p>15:30:00</text:p>
          </table:table-cell>
          <table:table-cell table:formula="of:=IF([.L275]&lt;[.L274];[.M274]+[.H$2];[.M274])" office:value-type="float" office:value="330" calcext:value-type="float">
            <text:p>330</text:p>
          </table:table-cell>
          <table:table-cell table:formula="of:=OFFSET([.C$4];[.M275];0)" office:value-type="float" office:value="43756" calcext:value-type="float">
            <text:p>43756</text:p>
          </table:table-cell>
          <table:table-cell table:formula="of:=[.L275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75];0)&lt;=[.O2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6T15:48:47.857915" calcext:value-type="date">
            <text:p>2019-10-16 15:48:48</text:p>
          </table:table-cell>
          <table:table-cell table:style-name="ce7" table:formula="of:=[.A276]" office:value-type="date" office:date-value="2019-10-16T15:48:47.857915" calcext:value-type="date">
            <text:p>2019-10-16 15:48:48</text:p>
          </table:table-cell>
          <table:table-cell table:formula="of:=TRUNC([.A276])" office:value-type="float" office:value="43754" calcext:value-type="float">
            <text:p>43754</text:p>
          </table:table-cell>
          <table:table-cell table:style-name="ce12" table:formula="of:=[.B276]-[.C276]" office:value-type="date" office:date-value="1899-12-30T15:48:47.85791466013" calcext:value-type="date">
            <text:p>12/30/99 03:48 PM</text:p>
          </table:table-cell>
          <table:table-cell table:formula="of:=MOD([.E275]-[.$E$2];[.$H$2])+1+[.$E$2]" office:value-type="float" office:value="194" calcext:value-type="float">
            <text:p>194</text:p>
          </table:table-cell>
          <table:table-cell table:formula="of:=MOD([.F275]+1/[.$H$2];5)" office:value-type="float" office:value="4.09999999999999" calcext:value-type="float">
            <text:p>4,09999999999999</text:p>
          </table:table-cell>
          <table:table-cell table:formula="of:=IF([.F276]&lt;0.000001;[.G275]+2+1/[.$H$2];[.G275]+1/[.$H$2])" office:value-type="float" office:value="9.09999999999998" calcext:value-type="float">
            <text:p>9,09999999999998</text:p>
          </table:table-cell>
          <table:table-cell table:number-columns-repeated="4"/>
          <table:table-cell table:formula="of:=SUM(MOD(SUM([.L275]-[.L$2];[.T$2]);[.R$2]-[.L$2]);[.L$2])" office:value-type="time" office:time-value="PT15H39M59.999999999S" calcext:value-type="time">
            <text:p>15:40:00</text:p>
          </table:table-cell>
          <table:table-cell table:formula="of:=IF([.L276]&lt;[.L275];[.M275]+[.H$2];[.M275])" office:value-type="float" office:value="330" calcext:value-type="float">
            <text:p>330</text:p>
          </table:table-cell>
          <table:table-cell table:formula="of:=OFFSET([.C$4];[.M276];0)" office:value-type="float" office:value="43756" calcext:value-type="float">
            <text:p>43756</text:p>
          </table:table-cell>
          <table:table-cell table:formula="of:=[.L276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76];0)&lt;=[.O2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6T16:03:00.792547" calcext:value-type="date">
            <text:p>2019-10-16 16:03:01</text:p>
          </table:table-cell>
          <table:table-cell table:style-name="ce7" table:formula="of:=[.A277]" office:value-type="date" office:date-value="2019-10-16T16:03:00.792547" calcext:value-type="date">
            <text:p>2019-10-16 16:03:01</text:p>
          </table:table-cell>
          <table:table-cell table:formula="of:=TRUNC([.A277])" office:value-type="float" office:value="43754" calcext:value-type="float">
            <text:p>43754</text:p>
          </table:table-cell>
          <table:table-cell table:style-name="ce12" table:formula="of:=[.B277]-[.C277]" office:value-type="date" office:date-value="1899-12-30T16:03:00.79254662152" calcext:value-type="date">
            <text:p>12/30/99 04:03 PM</text:p>
          </table:table-cell>
          <table:table-cell table:formula="of:=MOD([.E276]-[.$E$2];[.$H$2])+1+[.$E$2]" office:value-type="float" office:value="195" calcext:value-type="float">
            <text:p>195</text:p>
          </table:table-cell>
          <table:table-cell table:formula="of:=MOD([.F276]+1/[.$H$2];5)" office:value-type="float" office:value="4.13333333333332" calcext:value-type="float">
            <text:p>4,13333333333332</text:p>
          </table:table-cell>
          <table:table-cell table:formula="of:=IF([.F277]&lt;0.000001;[.G276]+2+1/[.$H$2];[.G276]+1/[.$H$2])" office:value-type="float" office:value="9.13333333333331" calcext:value-type="float">
            <text:p>9,13333333333331</text:p>
          </table:table-cell>
          <table:table-cell table:number-columns-repeated="4"/>
          <table:table-cell table:formula="of:=SUM(MOD(SUM([.L276]-[.L$2];[.T$2]);[.R$2]-[.L$2]);[.L$2])" office:value-type="time" office:time-value="PT15H49M59.999999999S" calcext:value-type="time">
            <text:p>15:50:00</text:p>
          </table:table-cell>
          <table:table-cell table:formula="of:=IF([.L277]&lt;[.L276];[.M276]+[.H$2];[.M276])" office:value-type="float" office:value="330" calcext:value-type="float">
            <text:p>330</text:p>
          </table:table-cell>
          <table:table-cell table:formula="of:=OFFSET([.C$4];[.M277];0)" office:value-type="float" office:value="43756" calcext:value-type="float">
            <text:p>43756</text:p>
          </table:table-cell>
          <table:table-cell table:formula="of:=[.L277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77];0)&lt;=[.O2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6T15:49:41.80224" calcext:value-type="date">
            <text:p>2019-10-16 15:49:42</text:p>
          </table:table-cell>
          <table:table-cell table:style-name="ce7" table:formula="of:=[.A278]" office:value-type="date" office:date-value="2019-10-16T15:49:41.80224" calcext:value-type="date">
            <text:p>2019-10-16 15:49:42</text:p>
          </table:table-cell>
          <table:table-cell table:formula="of:=TRUNC([.A278])" office:value-type="float" office:value="43754" calcext:value-type="float">
            <text:p>43754</text:p>
          </table:table-cell>
          <table:table-cell table:style-name="ce12" table:formula="of:=[.B278]-[.C278]" office:value-type="date" office:date-value="1899-12-30T15:49:41.80223959498" calcext:value-type="date">
            <text:p>12/30/99 03:49 PM</text:p>
          </table:table-cell>
          <table:table-cell table:formula="of:=MOD([.E277]-[.$E$2];[.$H$2])+1+[.$E$2]" office:value-type="float" office:value="196" calcext:value-type="float">
            <text:p>196</text:p>
          </table:table-cell>
          <table:table-cell table:formula="of:=MOD([.F277]+1/[.$H$2];5)" office:value-type="float" office:value="4.16666666666665" calcext:value-type="float">
            <text:p>4,16666666666665</text:p>
          </table:table-cell>
          <table:table-cell table:formula="of:=IF([.F278]&lt;0.000001;[.G277]+2+1/[.$H$2];[.G277]+1/[.$H$2])" office:value-type="float" office:value="9.16666666666665" calcext:value-type="float">
            <text:p>9,16666666666665</text:p>
          </table:table-cell>
          <table:table-cell table:number-columns-repeated="4"/>
          <table:table-cell table:formula="of:=SUM(MOD(SUM([.L277]-[.L$2];[.T$2]);[.R$2]-[.L$2]);[.L$2])" office:value-type="time" office:time-value="PT15H59M59.999999999S" calcext:value-type="time">
            <text:p>16:00:00</text:p>
          </table:table-cell>
          <table:table-cell table:formula="of:=IF([.L278]&lt;[.L277];[.M277]+[.H$2];[.M277])" office:value-type="float" office:value="330" calcext:value-type="float">
            <text:p>330</text:p>
          </table:table-cell>
          <table:table-cell table:formula="of:=OFFSET([.C$4];[.M278];0)" office:value-type="float" office:value="43756" calcext:value-type="float">
            <text:p>43756</text:p>
          </table:table-cell>
          <table:table-cell table:formula="of:=[.L278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78];0)&lt;=[.O2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6T15:53:15.718583" calcext:value-type="date">
            <text:p>2019-10-16 15:53:16</text:p>
          </table:table-cell>
          <table:table-cell table:style-name="ce7" table:formula="of:=[.A279]" office:value-type="date" office:date-value="2019-10-16T15:53:15.718583" calcext:value-type="date">
            <text:p>2019-10-16 15:53:16</text:p>
          </table:table-cell>
          <table:table-cell table:formula="of:=TRUNC([.A279])" office:value-type="float" office:value="43754" calcext:value-type="float">
            <text:p>43754</text:p>
          </table:table-cell>
          <table:table-cell table:style-name="ce12" table:formula="of:=[.B279]-[.C279]" office:value-type="date" office:date-value="1899-12-30T15:53:15.71858332492" calcext:value-type="date">
            <text:p>12/30/99 03:53 PM</text:p>
          </table:table-cell>
          <table:table-cell table:formula="of:=MOD([.E278]-[.$E$2];[.$H$2])+1+[.$E$2]" office:value-type="float" office:value="197" calcext:value-type="float">
            <text:p>197</text:p>
          </table:table-cell>
          <table:table-cell table:formula="of:=MOD([.F278]+1/[.$H$2];5)" office:value-type="float" office:value="4.19999999999999" calcext:value-type="float">
            <text:p>4,19999999999999</text:p>
          </table:table-cell>
          <table:table-cell table:formula="of:=IF([.F279]&lt;0.000001;[.G278]+2+1/[.$H$2];[.G278]+1/[.$H$2])" office:value-type="float" office:value="9.19999999999998" calcext:value-type="float">
            <text:p>9,19999999999998</text:p>
          </table:table-cell>
          <table:table-cell table:number-columns-repeated="4"/>
          <table:table-cell table:formula="of:=SUM(MOD(SUM([.L278]-[.L$2];[.T$2]);[.R$2]-[.L$2]);[.L$2])" office:value-type="time" office:time-value="PT16H09M59.999999999S" calcext:value-type="time">
            <text:p>16:10:00</text:p>
          </table:table-cell>
          <table:table-cell table:formula="of:=IF([.L279]&lt;[.L278];[.M278]+[.H$2];[.M278])" office:value-type="float" office:value="330" calcext:value-type="float">
            <text:p>330</text:p>
          </table:table-cell>
          <table:table-cell table:formula="of:=OFFSET([.C$4];[.M279];0)" office:value-type="float" office:value="43756" calcext:value-type="float">
            <text:p>43756</text:p>
          </table:table-cell>
          <table:table-cell table:formula="of:=[.L279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279];0)&lt;=[.O2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6T16:26:15.16334" calcext:value-type="date">
            <text:p>2019-10-16 16:26:15</text:p>
          </table:table-cell>
          <table:table-cell table:style-name="ce7" table:formula="of:=[.A280]" office:value-type="date" office:date-value="2019-10-16T16:26:15.16334" calcext:value-type="date">
            <text:p>2019-10-16 16:26:15</text:p>
          </table:table-cell>
          <table:table-cell table:formula="of:=TRUNC([.A280])" office:value-type="float" office:value="43754" calcext:value-type="float">
            <text:p>43754</text:p>
          </table:table-cell>
          <table:table-cell table:style-name="ce12" table:formula="of:=[.B280]-[.C280]" office:value-type="date" office:date-value="1899-12-30T16:26:15.16334045213" calcext:value-type="date">
            <text:p>12/30/99 04:26 PM</text:p>
          </table:table-cell>
          <table:table-cell table:formula="of:=MOD([.E279]-[.$E$2];[.$H$2])+1+[.$E$2]" office:value-type="float" office:value="198" calcext:value-type="float">
            <text:p>198</text:p>
          </table:table-cell>
          <table:table-cell table:formula="of:=MOD([.F279]+1/[.$H$2];5)" office:value-type="float" office:value="4.23333333333332" calcext:value-type="float">
            <text:p>4,23333333333332</text:p>
          </table:table-cell>
          <table:table-cell table:formula="of:=IF([.F280]&lt;0.000001;[.G279]+2+1/[.$H$2];[.G279]+1/[.$H$2])" office:value-type="float" office:value="9.23333333333331" calcext:value-type="float">
            <text:p>9,23333333333331</text:p>
          </table:table-cell>
          <table:table-cell table:number-columns-repeated="4"/>
          <table:table-cell table:formula="of:=SUM(MOD(SUM([.L279]-[.L$2];[.T$2]);[.R$2]-[.L$2]);[.L$2])" office:value-type="time" office:time-value="PT16H19M59.999999999S" calcext:value-type="time">
            <text:p>16:20:00</text:p>
          </table:table-cell>
          <table:table-cell table:formula="of:=IF([.L280]&lt;[.L279];[.M279]+[.H$2];[.M279])" office:value-type="float" office:value="330" calcext:value-type="float">
            <text:p>330</text:p>
          </table:table-cell>
          <table:table-cell table:formula="of:=OFFSET([.C$4];[.M280];0)" office:value-type="float" office:value="43756" calcext:value-type="float">
            <text:p>43756</text:p>
          </table:table-cell>
          <table:table-cell table:formula="of:=[.L280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80];0)&lt;=[.O2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6T15:53:01.528968" calcext:value-type="date">
            <text:p>2019-10-16 15:53:02</text:p>
          </table:table-cell>
          <table:table-cell table:style-name="ce7" table:formula="of:=[.A281]" office:value-type="date" office:date-value="2019-10-16T15:53:01.528968" calcext:value-type="date">
            <text:p>2019-10-16 15:53:02</text:p>
          </table:table-cell>
          <table:table-cell table:formula="of:=TRUNC([.A281])" office:value-type="float" office:value="43754" calcext:value-type="float">
            <text:p>43754</text:p>
          </table:table-cell>
          <table:table-cell table:style-name="ce12" table:formula="of:=[.B281]-[.C281]" office:value-type="date" office:date-value="1899-12-30T15:53:01.52896820102" calcext:value-type="date">
            <text:p>12/30/99 03:53 PM</text:p>
          </table:table-cell>
          <table:table-cell table:formula="of:=MOD([.E280]-[.$E$2];[.$H$2])+1+[.$E$2]" office:value-type="float" office:value="199" calcext:value-type="float">
            <text:p>199</text:p>
          </table:table-cell>
          <table:table-cell table:formula="of:=MOD([.F280]+1/[.$H$2];5)" office:value-type="float" office:value="4.26666666666665" calcext:value-type="float">
            <text:p>4,26666666666665</text:p>
          </table:table-cell>
          <table:table-cell table:formula="of:=IF([.F281]&lt;0.000001;[.G280]+2+1/[.$H$2];[.G280]+1/[.$H$2])" office:value-type="float" office:value="9.26666666666664" calcext:value-type="float">
            <text:p>9,26666666666664</text:p>
          </table:table-cell>
          <table:table-cell table:number-columns-repeated="4"/>
          <table:table-cell table:formula="of:=SUM(MOD(SUM([.L280]-[.L$2];[.T$2]);[.R$2]-[.L$2]);[.L$2])" office:value-type="time" office:time-value="PT16H29M59.999999999S" calcext:value-type="time">
            <text:p>16:30:00</text:p>
          </table:table-cell>
          <table:table-cell table:formula="of:=IF([.L281]&lt;[.L280];[.M280]+[.H$2];[.M280])" office:value-type="float" office:value="330" calcext:value-type="float">
            <text:p>330</text:p>
          </table:table-cell>
          <table:table-cell table:formula="of:=OFFSET([.C$4];[.M281];0)" office:value-type="float" office:value="43756" calcext:value-type="float">
            <text:p>43756</text:p>
          </table:table-cell>
          <table:table-cell table:formula="of:=[.L281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81];0)&lt;=[.O2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6T15:51:58.554595" calcext:value-type="date">
            <text:p>2019-10-16 15:51:59</text:p>
          </table:table-cell>
          <table:table-cell table:style-name="ce7" table:formula="of:=[.A282]" office:value-type="date" office:date-value="2019-10-16T15:51:58.554595" calcext:value-type="date">
            <text:p>2019-10-16 15:51:59</text:p>
          </table:table-cell>
          <table:table-cell table:formula="of:=TRUNC([.A282])" office:value-type="float" office:value="43754" calcext:value-type="float">
            <text:p>43754</text:p>
          </table:table-cell>
          <table:table-cell table:style-name="ce12" table:formula="of:=[.B282]-[.C282]" office:value-type="date" office:date-value="1899-12-30T15:51:58.55459518265" calcext:value-type="date">
            <text:p>12/30/99 03:51 PM</text:p>
          </table:table-cell>
          <table:table-cell table:formula="of:=MOD([.E281]-[.$E$2];[.$H$2])+1+[.$E$2]" office:value-type="float" office:value="200" calcext:value-type="float">
            <text:p>200</text:p>
          </table:table-cell>
          <table:table-cell table:formula="of:=MOD([.F281]+1/[.$H$2];5)" office:value-type="float" office:value="4.29999999999999" calcext:value-type="float">
            <text:p>4,29999999999999</text:p>
          </table:table-cell>
          <table:table-cell table:formula="of:=IF([.F282]&lt;0.000001;[.G281]+2+1/[.$H$2];[.G281]+1/[.$H$2])" office:value-type="float" office:value="9.29999999999998" calcext:value-type="float">
            <text:p>9,29999999999998</text:p>
          </table:table-cell>
          <table:table-cell table:number-columns-repeated="4"/>
          <table:table-cell table:formula="of:=SUM(MOD(SUM([.L281]-[.L$2];[.T$2]);[.R$2]-[.L$2]);[.L$2])" office:value-type="time" office:time-value="PT16H39M59.999999999S" calcext:value-type="time">
            <text:p>16:40:00</text:p>
          </table:table-cell>
          <table:table-cell table:formula="of:=IF([.L282]&lt;[.L281];[.M281]+[.H$2];[.M281])" office:value-type="float" office:value="330" calcext:value-type="float">
            <text:p>330</text:p>
          </table:table-cell>
          <table:table-cell table:formula="of:=OFFSET([.C$4];[.M282];0)" office:value-type="float" office:value="43756" calcext:value-type="float">
            <text:p>43756</text:p>
          </table:table-cell>
          <table:table-cell table:formula="of:=[.L282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82];0)&lt;=[.O2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6T16:05:11.985242" calcext:value-type="date">
            <text:p>2019-10-16 16:05:12</text:p>
          </table:table-cell>
          <table:table-cell table:style-name="ce7" table:formula="of:=[.A283]" office:value-type="date" office:date-value="2019-10-16T16:05:11.985242" calcext:value-type="date">
            <text:p>2019-10-16 16:05:12</text:p>
          </table:table-cell>
          <table:table-cell table:formula="of:=TRUNC([.A283])" office:value-type="float" office:value="43754" calcext:value-type="float">
            <text:p>43754</text:p>
          </table:table-cell>
          <table:table-cell table:style-name="ce12" table:formula="of:=[.B283]-[.C283]" office:value-type="date" office:date-value="1899-12-30T16:05:11.98524178471" calcext:value-type="date">
            <text:p>12/30/99 04:05 PM</text:p>
          </table:table-cell>
          <table:table-cell table:formula="of:=MOD([.E282]-[.$E$2];[.$H$2])+1+[.$E$2]" office:value-type="float" office:value="201" calcext:value-type="float">
            <text:p>201</text:p>
          </table:table-cell>
          <table:table-cell table:formula="of:=MOD([.F282]+1/[.$H$2];5)" office:value-type="float" office:value="4.33333333333332" calcext:value-type="float">
            <text:p>4,33333333333332</text:p>
          </table:table-cell>
          <table:table-cell table:formula="of:=IF([.F283]&lt;0.000001;[.G282]+2+1/[.$H$2];[.G282]+1/[.$H$2])" office:value-type="float" office:value="9.33333333333331" calcext:value-type="float">
            <text:p>9,33333333333331</text:p>
          </table:table-cell>
          <table:table-cell table:number-columns-repeated="4"/>
          <table:table-cell table:formula="of:=SUM(MOD(SUM([.L282]-[.L$2];[.T$2]);[.R$2]-[.L$2]);[.L$2])" office:value-type="time" office:time-value="PT16H49M59.999999999S" calcext:value-type="time">
            <text:p>16:50:00</text:p>
          </table:table-cell>
          <table:table-cell table:formula="of:=IF([.L283]&lt;[.L282];[.M282]+[.H$2];[.M282])" office:value-type="float" office:value="330" calcext:value-type="float">
            <text:p>330</text:p>
          </table:table-cell>
          <table:table-cell table:formula="of:=OFFSET([.C$4];[.M283];0)" office:value-type="float" office:value="43756" calcext:value-type="float">
            <text:p>43756</text:p>
          </table:table-cell>
          <table:table-cell table:formula="of:=[.L283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83];0)&lt;=[.O2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6T15:34:27.945491" calcext:value-type="date">
            <text:p>2019-10-16 15:34:28</text:p>
          </table:table-cell>
          <table:table-cell table:style-name="ce7" table:formula="of:=[.A284]" office:value-type="date" office:date-value="2019-10-16T15:34:27.945491" calcext:value-type="date">
            <text:p>2019-10-16 15:34:28</text:p>
          </table:table-cell>
          <table:table-cell table:formula="of:=TRUNC([.A284])" office:value-type="float" office:value="43754" calcext:value-type="float">
            <text:p>43754</text:p>
          </table:table-cell>
          <table:table-cell table:style-name="ce12" table:formula="of:=[.B284]-[.C284]" office:value-type="date" office:date-value="1899-12-30T15:34:27.94549101032" calcext:value-type="date">
            <text:p>12/30/99 03:34 PM</text:p>
          </table:table-cell>
          <table:table-cell table:formula="of:=MOD([.E283]-[.$E$2];[.$H$2])+1+[.$E$2]" office:value-type="float" office:value="202" calcext:value-type="float">
            <text:p>202</text:p>
          </table:table-cell>
          <table:table-cell table:formula="of:=MOD([.F283]+1/[.$H$2];5)" office:value-type="float" office:value="4.36666666666665" calcext:value-type="float">
            <text:p>4,36666666666665</text:p>
          </table:table-cell>
          <table:table-cell table:formula="of:=IF([.F284]&lt;0.000001;[.G283]+2+1/[.$H$2];[.G283]+1/[.$H$2])" office:value-type="float" office:value="9.36666666666664" calcext:value-type="float">
            <text:p>9,36666666666664</text:p>
          </table:table-cell>
          <table:table-cell table:number-columns-repeated="4"/>
          <table:table-cell table:formula="of:=SUM(MOD(SUM([.L283]-[.L$2];[.T$2]);[.R$2]-[.L$2]);[.L$2])" office:value-type="time" office:time-value="PT16H59M59.999999999S" calcext:value-type="time">
            <text:p>17:00:00</text:p>
          </table:table-cell>
          <table:table-cell table:formula="of:=IF([.L284]&lt;[.L283];[.M283]+[.H$2];[.M283])" office:value-type="float" office:value="330" calcext:value-type="float">
            <text:p>330</text:p>
          </table:table-cell>
          <table:table-cell table:formula="of:=OFFSET([.C$4];[.M284];0)" office:value-type="float" office:value="43756" calcext:value-type="float">
            <text:p>43756</text:p>
          </table:table-cell>
          <table:table-cell table:formula="of:=[.L284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84];0)&lt;=[.O2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6T15:45:40.800126" calcext:value-type="date">
            <text:p>2019-10-16 15:45:41</text:p>
          </table:table-cell>
          <table:table-cell table:style-name="ce7" table:formula="of:=[.A285]" office:value-type="date" office:date-value="2019-10-16T15:45:40.800126" calcext:value-type="date">
            <text:p>2019-10-16 15:45:41</text:p>
          </table:table-cell>
          <table:table-cell table:formula="of:=TRUNC([.A285])" office:value-type="float" office:value="43754" calcext:value-type="float">
            <text:p>43754</text:p>
          </table:table-cell>
          <table:table-cell table:style-name="ce12" table:formula="of:=[.B285]-[.C285]" office:value-type="date" office:date-value="1899-12-30T15:45:40.80012633931" calcext:value-type="date">
            <text:p>12/30/99 03:45 PM</text:p>
          </table:table-cell>
          <table:table-cell table:formula="of:=MOD([.E284]-[.$E$2];[.$H$2])+1+[.$E$2]" office:value-type="float" office:value="203" calcext:value-type="float">
            <text:p>203</text:p>
          </table:table-cell>
          <table:table-cell table:formula="of:=MOD([.F284]+1/[.$H$2];5)" office:value-type="float" office:value="4.39999999999999" calcext:value-type="float">
            <text:p>4,39999999999999</text:p>
          </table:table-cell>
          <table:table-cell table:formula="of:=IF([.F285]&lt;0.000001;[.G284]+2+1/[.$H$2];[.G284]+1/[.$H$2])" office:value-type="float" office:value="9.39999999999998" calcext:value-type="float">
            <text:p>9,39999999999998</text:p>
          </table:table-cell>
          <table:table-cell table:number-columns-repeated="4"/>
          <table:table-cell table:formula="of:=SUM(MOD(SUM([.L284]-[.L$2];[.T$2]);[.R$2]-[.L$2]);[.L$2])" office:value-type="time" office:time-value="PT17H09M59.999999999S" calcext:value-type="time">
            <text:p>17:10:00</text:p>
          </table:table-cell>
          <table:table-cell table:formula="of:=IF([.L285]&lt;[.L284];[.M284]+[.H$2];[.M284])" office:value-type="float" office:value="330" calcext:value-type="float">
            <text:p>330</text:p>
          </table:table-cell>
          <table:table-cell table:formula="of:=OFFSET([.C$4];[.M285];0)" office:value-type="float" office:value="43756" calcext:value-type="float">
            <text:p>43756</text:p>
          </table:table-cell>
          <table:table-cell table:formula="of:=[.L285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85];0)&lt;=[.O2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6T16:08:02.083105" calcext:value-type="date">
            <text:p>2019-10-16 16:08:02</text:p>
          </table:table-cell>
          <table:table-cell table:style-name="ce7" table:formula="of:=[.A286]" office:value-type="date" office:date-value="2019-10-16T16:08:02.083105" calcext:value-type="date">
            <text:p>2019-10-16 16:08:02</text:p>
          </table:table-cell>
          <table:table-cell table:formula="of:=TRUNC([.A286])" office:value-type="float" office:value="43754" calcext:value-type="float">
            <text:p>43754</text:p>
          </table:table-cell>
          <table:table-cell table:style-name="ce12" table:formula="of:=[.B286]-[.C286]" office:value-type="date" office:date-value="1899-12-30T16:08:02.08310462069" calcext:value-type="date">
            <text:p>12/30/99 04:08 PM</text:p>
          </table:table-cell>
          <table:table-cell table:formula="of:=MOD([.E285]-[.$E$2];[.$H$2])+1+[.$E$2]" office:value-type="float" office:value="204" calcext:value-type="float">
            <text:p>204</text:p>
          </table:table-cell>
          <table:table-cell table:formula="of:=MOD([.F285]+1/[.$H$2];5)" office:value-type="float" office:value="4.43333333333332" calcext:value-type="float">
            <text:p>4,43333333333332</text:p>
          </table:table-cell>
          <table:table-cell table:formula="of:=IF([.F286]&lt;0.000001;[.G285]+2+1/[.$H$2];[.G285]+1/[.$H$2])" office:value-type="float" office:value="9.43333333333331" calcext:value-type="float">
            <text:p>9,43333333333331</text:p>
          </table:table-cell>
          <table:table-cell table:number-columns-repeated="4"/>
          <table:table-cell table:formula="of:=SUM(MOD(SUM([.L285]-[.L$2];[.T$2]);[.R$2]-[.L$2]);[.L$2])" office:value-type="time" office:time-value="PT17H19M59.999999999S" calcext:value-type="time">
            <text:p>17:20:00</text:p>
          </table:table-cell>
          <table:table-cell table:formula="of:=IF([.L286]&lt;[.L285];[.M285]+[.H$2];[.M285])" office:value-type="float" office:value="330" calcext:value-type="float">
            <text:p>330</text:p>
          </table:table-cell>
          <table:table-cell table:formula="of:=OFFSET([.C$4];[.M286];0)" office:value-type="float" office:value="43756" calcext:value-type="float">
            <text:p>43756</text:p>
          </table:table-cell>
          <table:table-cell table:formula="of:=[.L286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86];0)&lt;=[.O2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6T16:05:00.178968" calcext:value-type="date">
            <text:p>2019-10-16 16:05:00</text:p>
          </table:table-cell>
          <table:table-cell table:style-name="ce7" table:formula="of:=[.A287]" office:value-type="date" office:date-value="2019-10-16T16:05:00.178968" calcext:value-type="date">
            <text:p>2019-10-16 16:05:00</text:p>
          </table:table-cell>
          <table:table-cell table:formula="of:=TRUNC([.A287])" office:value-type="float" office:value="43754" calcext:value-type="float">
            <text:p>43754</text:p>
          </table:table-cell>
          <table:table-cell table:style-name="ce12" table:formula="of:=[.B287]-[.C287]" office:value-type="date" office:date-value="1899-12-30T16:05:00.1789678121" calcext:value-type="date">
            <text:p>12/30/99 04:05 PM</text:p>
          </table:table-cell>
          <table:table-cell table:formula="of:=MOD([.E286]-[.$E$2];[.$H$2])+1+[.$E$2]" office:value-type="float" office:value="205" calcext:value-type="float">
            <text:p>205</text:p>
          </table:table-cell>
          <table:table-cell table:formula="of:=MOD([.F286]+1/[.$H$2];5)" office:value-type="float" office:value="4.46666666666665" calcext:value-type="float">
            <text:p>4,46666666666665</text:p>
          </table:table-cell>
          <table:table-cell table:formula="of:=IF([.F287]&lt;0.000001;[.G286]+2+1/[.$H$2];[.G286]+1/[.$H$2])" office:value-type="float" office:value="9.46666666666664" calcext:value-type="float">
            <text:p>9,46666666666664</text:p>
          </table:table-cell>
          <table:table-cell table:number-columns-repeated="4"/>
          <table:table-cell table:formula="of:=SUM(MOD(SUM([.L286]-[.L$2];[.T$2]);[.R$2]-[.L$2]);[.L$2])" office:value-type="time" office:time-value="PT17H29M59.999999999S" calcext:value-type="time">
            <text:p>17:30:00</text:p>
          </table:table-cell>
          <table:table-cell table:formula="of:=IF([.L287]&lt;[.L286];[.M286]+[.H$2];[.M286])" office:value-type="float" office:value="330" calcext:value-type="float">
            <text:p>330</text:p>
          </table:table-cell>
          <table:table-cell table:formula="of:=OFFSET([.C$4];[.M287];0)" office:value-type="float" office:value="43756" calcext:value-type="float">
            <text:p>43756</text:p>
          </table:table-cell>
          <table:table-cell table:formula="of:=[.L287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87];0)&lt;=[.O2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6T15:59:36.290977" calcext:value-type="date">
            <text:p>2019-10-16 15:59:36</text:p>
          </table:table-cell>
          <table:table-cell table:style-name="ce7" table:formula="of:=[.A288]" office:value-type="date" office:date-value="2019-10-16T15:59:36.290977" calcext:value-type="date">
            <text:p>2019-10-16 15:59:36</text:p>
          </table:table-cell>
          <table:table-cell table:formula="of:=TRUNC([.A288])" office:value-type="float" office:value="43754" calcext:value-type="float">
            <text:p>43754</text:p>
          </table:table-cell>
          <table:table-cell table:style-name="ce12" table:formula="of:=[.B288]-[.C288]" office:value-type="date" office:date-value="1899-12-30T15:59:36.29097655881" calcext:value-type="date">
            <text:p>12/30/99 03:59 PM</text:p>
          </table:table-cell>
          <table:table-cell table:formula="of:=MOD([.E287]-[.$E$2];[.$H$2])+1+[.$E$2]" office:value-type="float" office:value="206" calcext:value-type="float">
            <text:p>206</text:p>
          </table:table-cell>
          <table:table-cell table:formula="of:=MOD([.F287]+1/[.$H$2];5)" office:value-type="float" office:value="4.49999999999999" calcext:value-type="float">
            <text:p>4,49999999999999</text:p>
          </table:table-cell>
          <table:table-cell table:formula="of:=IF([.F288]&lt;0.000001;[.G287]+2+1/[.$H$2];[.G287]+1/[.$H$2])" office:value-type="float" office:value="9.49999999999998" calcext:value-type="float">
            <text:p>9,49999999999998</text:p>
          </table:table-cell>
          <table:table-cell table:number-columns-repeated="4"/>
          <table:table-cell table:formula="of:=SUM(MOD(SUM([.L287]-[.L$2];[.T$2]);[.R$2]-[.L$2]);[.L$2])" office:value-type="time" office:time-value="PT17H39M59.999999999S" calcext:value-type="time">
            <text:p>17:40:00</text:p>
          </table:table-cell>
          <table:table-cell table:formula="of:=IF([.L288]&lt;[.L287];[.M287]+[.H$2];[.M287])" office:value-type="float" office:value="330" calcext:value-type="float">
            <text:p>330</text:p>
          </table:table-cell>
          <table:table-cell table:formula="of:=OFFSET([.C$4];[.M288];0)" office:value-type="float" office:value="43756" calcext:value-type="float">
            <text:p>43756</text:p>
          </table:table-cell>
          <table:table-cell table:formula="of:=[.L288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88];0)&lt;=[.O2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6T16:06:21.673849" calcext:value-type="date">
            <text:p>2019-10-16 16:06:22</text:p>
          </table:table-cell>
          <table:table-cell table:style-name="ce7" table:formula="of:=[.A289]" office:value-type="date" office:date-value="2019-10-16T16:06:21.673849" calcext:value-type="date">
            <text:p>2019-10-16 16:06:22</text:p>
          </table:table-cell>
          <table:table-cell table:formula="of:=TRUNC([.A289])" office:value-type="float" office:value="43754" calcext:value-type="float">
            <text:p>43754</text:p>
          </table:table-cell>
          <table:table-cell table:style-name="ce12" table:formula="of:=[.B289]-[.C289]" office:value-type="date" office:date-value="1899-12-30T16:06:21.67384865228" calcext:value-type="date">
            <text:p>12/30/99 04:06 PM</text:p>
          </table:table-cell>
          <table:table-cell table:formula="of:=MOD([.E288]-[.$E$2];[.$H$2])+1+[.$E$2]" office:value-type="float" office:value="207" calcext:value-type="float">
            <text:p>207</text:p>
          </table:table-cell>
          <table:table-cell table:formula="of:=MOD([.F288]+1/[.$H$2];5)" office:value-type="float" office:value="4.53333333333332" calcext:value-type="float">
            <text:p>4,53333333333332</text:p>
          </table:table-cell>
          <table:table-cell table:formula="of:=IF([.F289]&lt;0.000001;[.G288]+2+1/[.$H$2];[.G288]+1/[.$H$2])" office:value-type="float" office:value="9.53333333333331" calcext:value-type="float">
            <text:p>9,53333333333331</text:p>
          </table:table-cell>
          <table:table-cell table:number-columns-repeated="4"/>
          <table:table-cell table:formula="of:=SUM(MOD(SUM([.L288]-[.L$2];[.T$2]);[.R$2]-[.L$2]);[.L$2])" office:value-type="time" office:time-value="PT17H49M59.999999999S" calcext:value-type="time">
            <text:p>17:50:00</text:p>
          </table:table-cell>
          <table:table-cell table:formula="of:=IF([.L289]&lt;[.L288];[.M288]+[.H$2];[.M288])" office:value-type="float" office:value="330" calcext:value-type="float">
            <text:p>330</text:p>
          </table:table-cell>
          <table:table-cell table:formula="of:=OFFSET([.C$4];[.M289];0)" office:value-type="float" office:value="43756" calcext:value-type="float">
            <text:p>43756</text:p>
          </table:table-cell>
          <table:table-cell table:formula="of:=[.L289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89];0)&lt;=[.O2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6T15:57:47.483089" calcext:value-type="date">
            <text:p>2019-10-16 15:57:47</text:p>
          </table:table-cell>
          <table:table-cell table:style-name="ce7" table:formula="of:=[.A290]" office:value-type="date" office:date-value="2019-10-16T15:57:47.483089" calcext:value-type="date">
            <text:p>2019-10-16 15:57:47</text:p>
          </table:table-cell>
          <table:table-cell table:formula="of:=TRUNC([.A290])" office:value-type="float" office:value="43754" calcext:value-type="float">
            <text:p>43754</text:p>
          </table:table-cell>
          <table:table-cell table:style-name="ce12" table:formula="of:=[.B290]-[.C290]" office:value-type="date" office:date-value="1899-12-30T15:57:47.48308881652" calcext:value-type="date">
            <text:p>12/30/99 03:57 PM</text:p>
          </table:table-cell>
          <table:table-cell table:formula="of:=MOD([.E289]-[.$E$2];[.$H$2])+1+[.$E$2]" office:value-type="float" office:value="208" calcext:value-type="float">
            <text:p>208</text:p>
          </table:table-cell>
          <table:table-cell table:formula="of:=MOD([.F289]+1/[.$H$2];5)" office:value-type="float" office:value="4.56666666666665" calcext:value-type="float">
            <text:p>4,56666666666665</text:p>
          </table:table-cell>
          <table:table-cell table:formula="of:=IF([.F290]&lt;0.000001;[.G289]+2+1/[.$H$2];[.G289]+1/[.$H$2])" office:value-type="float" office:value="9.56666666666664" calcext:value-type="float">
            <text:p>9,56666666666664</text:p>
          </table:table-cell>
          <table:table-cell table:number-columns-repeated="4"/>
          <table:table-cell table:formula="of:=SUM(MOD(SUM([.L289]-[.L$2];[.T$2]);[.R$2]-[.L$2]);[.L$2])" office:value-type="time" office:time-value="PT17H59M59.999999999S" calcext:value-type="time">
            <text:p>18:00:00</text:p>
          </table:table-cell>
          <table:table-cell table:formula="of:=IF([.L290]&lt;[.L289];[.M289]+[.H$2];[.M289])" office:value-type="float" office:value="330" calcext:value-type="float">
            <text:p>330</text:p>
          </table:table-cell>
          <table:table-cell table:formula="of:=OFFSET([.C$4];[.M290];0)" office:value-type="float" office:value="43756" calcext:value-type="float">
            <text:p>43756</text:p>
          </table:table-cell>
          <table:table-cell table:formula="of:=[.L290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90];0)&lt;=[.O2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6T16:13:43.617885" calcext:value-type="date">
            <text:p>2019-10-16 16:13:44</text:p>
          </table:table-cell>
          <table:table-cell table:style-name="ce7" table:formula="of:=[.A291]" office:value-type="date" office:date-value="2019-10-16T16:13:43.617885" calcext:value-type="date">
            <text:p>2019-10-16 16:13:44</text:p>
          </table:table-cell>
          <table:table-cell table:formula="of:=TRUNC([.A291])" office:value-type="float" office:value="43754" calcext:value-type="float">
            <text:p>43754</text:p>
          </table:table-cell>
          <table:table-cell table:style-name="ce12" table:formula="of:=[.B291]-[.C291]" office:value-type="date" office:date-value="1899-12-30T16:13:43.61788521521" calcext:value-type="date">
            <text:p>12/30/99 04:13 PM</text:p>
          </table:table-cell>
          <table:table-cell table:formula="of:=MOD([.E290]-[.$E$2];[.$H$2])+1+[.$E$2]" office:value-type="float" office:value="209" calcext:value-type="float">
            <text:p>209</text:p>
          </table:table-cell>
          <table:table-cell table:formula="of:=MOD([.F290]+1/[.$H$2];5)" office:value-type="float" office:value="4.59999999999999" calcext:value-type="float">
            <text:p>4,59999999999999</text:p>
          </table:table-cell>
          <table:table-cell table:formula="of:=IF([.F291]&lt;0.000001;[.G290]+2+1/[.$H$2];[.G290]+1/[.$H$2])" office:value-type="float" office:value="9.59999999999998" calcext:value-type="float">
            <text:p>9,59999999999998</text:p>
          </table:table-cell>
          <table:table-cell table:number-columns-repeated="4"/>
          <table:table-cell table:formula="of:=SUM(MOD(SUM([.L290]-[.L$2];[.T$2]);[.R$2]-[.L$2]);[.L$2])" office:value-type="time" office:time-value="PT14H09M59.999999999S" calcext:value-type="time">
            <text:p>14:10:00</text:p>
          </table:table-cell>
          <table:table-cell table:formula="of:=IF([.L291]&lt;[.L290];[.M290]+[.H$2];[.M290])" office:value-type="float" office:value="360" calcext:value-type="float">
            <text:p>360</text:p>
          </table:table-cell>
          <table:table-cell table:formula="of:=OFFSET([.C$4];[.M291];0)" office:value-type="float" office:value="43757" calcext:value-type="float">
            <text:p>43757</text:p>
          </table:table-cell>
          <table:table-cell table:formula="of:=[.L291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91];0)&lt;=[.O2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6T15:34:12.180035" calcext:value-type="date">
            <text:p>2019-10-16 15:34:12</text:p>
          </table:table-cell>
          <table:table-cell table:style-name="ce7" table:formula="of:=[.A292]" office:value-type="date" office:date-value="2019-10-16T15:34:12.180035" calcext:value-type="date">
            <text:p>2019-10-16 15:34:12</text:p>
          </table:table-cell>
          <table:table-cell table:formula="of:=TRUNC([.A292])" office:value-type="float" office:value="43754" calcext:value-type="float">
            <text:p>43754</text:p>
          </table:table-cell>
          <table:table-cell table:style-name="ce12" table:formula="of:=[.B292]-[.C292]" office:value-type="date" office:date-value="1899-12-30T15:34:12.18003513291" calcext:value-type="date">
            <text:p>12/30/99 03:34 PM</text:p>
          </table:table-cell>
          <table:table-cell table:formula="of:=MOD([.E291]-[.$E$2];[.$H$2])+1+[.$E$2]" office:value-type="float" office:value="210" calcext:value-type="float">
            <text:p>210</text:p>
          </table:table-cell>
          <table:table-cell table:formula="of:=MOD([.F291]+1/[.$H$2];5)" office:value-type="float" office:value="4.63333333333332" calcext:value-type="float">
            <text:p>4,63333333333332</text:p>
          </table:table-cell>
          <table:table-cell table:formula="of:=IF([.F292]&lt;0.000001;[.G291]+2+1/[.$H$2];[.G291]+1/[.$H$2])" office:value-type="float" office:value="9.63333333333331" calcext:value-type="float">
            <text:p>9,63333333333331</text:p>
          </table:table-cell>
          <table:table-cell table:number-columns-repeated="4"/>
          <table:table-cell table:formula="of:=SUM(MOD(SUM([.L291]-[.L$2];[.T$2]);[.R$2]-[.L$2]);[.L$2])" office:value-type="time" office:time-value="PT14H19M59.999999999S" calcext:value-type="time">
            <text:p>14:20:00</text:p>
          </table:table-cell>
          <table:table-cell table:formula="of:=IF([.L292]&lt;[.L291];[.M291]+[.H$2];[.M291])" office:value-type="float" office:value="360" calcext:value-type="float">
            <text:p>360</text:p>
          </table:table-cell>
          <table:table-cell table:formula="of:=OFFSET([.C$4];[.M292];0)" office:value-type="float" office:value="43757" calcext:value-type="float">
            <text:p>43757</text:p>
          </table:table-cell>
          <table:table-cell table:formula="of:=[.L292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92];0)&lt;=[.O2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6T15:57:42.364659" calcext:value-type="date">
            <text:p>2019-10-16 15:57:42</text:p>
          </table:table-cell>
          <table:table-cell table:style-name="ce7" table:formula="of:=[.A293]" office:value-type="date" office:date-value="2019-10-16T15:57:42.364659" calcext:value-type="date">
            <text:p>2019-10-16 15:57:42</text:p>
          </table:table-cell>
          <table:table-cell table:formula="of:=TRUNC([.A293])" office:value-type="float" office:value="43754" calcext:value-type="float">
            <text:p>43754</text:p>
          </table:table-cell>
          <table:table-cell table:style-name="ce12" table:formula="of:=[.B293]-[.C293]" office:value-type="date" office:date-value="1899-12-30T15:57:42.36465889961" calcext:value-type="date">
            <text:p>12/30/99 03:57 PM</text:p>
          </table:table-cell>
          <table:table-cell table:formula="of:=MOD([.E292]-[.$E$2];[.$H$2])+1+[.$E$2]" office:value-type="float" office:value="211" calcext:value-type="float">
            <text:p>211</text:p>
          </table:table-cell>
          <table:table-cell table:formula="of:=MOD([.F292]+1/[.$H$2];5)" office:value-type="float" office:value="4.66666666666665" calcext:value-type="float">
            <text:p>4,66666666666665</text:p>
          </table:table-cell>
          <table:table-cell table:formula="of:=IF([.F293]&lt;0.000001;[.G292]+2+1/[.$H$2];[.G292]+1/[.$H$2])" office:value-type="float" office:value="9.66666666666664" calcext:value-type="float">
            <text:p>9,66666666666664</text:p>
          </table:table-cell>
          <table:table-cell table:number-columns-repeated="4"/>
          <table:table-cell table:formula="of:=SUM(MOD(SUM([.L292]-[.L$2];[.T$2]);[.R$2]-[.L$2]);[.L$2])" office:value-type="time" office:time-value="PT14H29M59.999999999S" calcext:value-type="time">
            <text:p>14:30:00</text:p>
          </table:table-cell>
          <table:table-cell table:formula="of:=IF([.L293]&lt;[.L292];[.M292]+[.H$2];[.M292])" office:value-type="float" office:value="360" calcext:value-type="float">
            <text:p>360</text:p>
          </table:table-cell>
          <table:table-cell table:formula="of:=OFFSET([.C$4];[.M293];0)" office:value-type="float" office:value="43757" calcext:value-type="float">
            <text:p>43757</text:p>
          </table:table-cell>
          <table:table-cell table:formula="of:=[.L293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93];0)&lt;=[.O2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6T16:09:02.284814" calcext:value-type="date">
            <text:p>2019-10-16 16:09:02</text:p>
          </table:table-cell>
          <table:table-cell table:style-name="ce7" table:formula="of:=[.A294]" office:value-type="date" office:date-value="2019-10-16T16:09:02.284814" calcext:value-type="date">
            <text:p>2019-10-16 16:09:02</text:p>
          </table:table-cell>
          <table:table-cell table:formula="of:=TRUNC([.A294])" office:value-type="float" office:value="43754" calcext:value-type="float">
            <text:p>43754</text:p>
          </table:table-cell>
          <table:table-cell table:style-name="ce12" table:formula="of:=[.B294]-[.C294]" office:value-type="date" office:date-value="1899-12-30T16:09:02.28481363971" calcext:value-type="date">
            <text:p>12/30/99 04:09 PM</text:p>
          </table:table-cell>
          <table:table-cell table:formula="of:=MOD([.E293]-[.$E$2];[.$H$2])+1+[.$E$2]" office:value-type="float" office:value="212" calcext:value-type="float">
            <text:p>212</text:p>
          </table:table-cell>
          <table:table-cell table:formula="of:=MOD([.F293]+1/[.$H$2];5)" office:value-type="float" office:value="4.69999999999999" calcext:value-type="float">
            <text:p>4,69999999999999</text:p>
          </table:table-cell>
          <table:table-cell table:formula="of:=IF([.F294]&lt;0.000001;[.G293]+2+1/[.$H$2];[.G293]+1/[.$H$2])" office:value-type="float" office:value="9.69999999999998" calcext:value-type="float">
            <text:p>9,69999999999998</text:p>
          </table:table-cell>
          <table:table-cell table:number-columns-repeated="4"/>
          <table:table-cell table:formula="of:=SUM(MOD(SUM([.L293]-[.L$2];[.T$2]);[.R$2]-[.L$2]);[.L$2])" office:value-type="time" office:time-value="PT14H39M59.999999999S" calcext:value-type="time">
            <text:p>14:40:00</text:p>
          </table:table-cell>
          <table:table-cell table:formula="of:=IF([.L294]&lt;[.L293];[.M293]+[.H$2];[.M293])" office:value-type="float" office:value="360" calcext:value-type="float">
            <text:p>360</text:p>
          </table:table-cell>
          <table:table-cell table:formula="of:=OFFSET([.C$4];[.M294];0)" office:value-type="float" office:value="43757" calcext:value-type="float">
            <text:p>43757</text:p>
          </table:table-cell>
          <table:table-cell table:formula="of:=[.L294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94];0)&lt;=[.O2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6T16:17:56.773425" calcext:value-type="date">
            <text:p>2019-10-16 16:17:57</text:p>
          </table:table-cell>
          <table:table-cell table:style-name="ce7" table:formula="of:=[.A295]" office:value-type="date" office:date-value="2019-10-16T16:17:56.773425" calcext:value-type="date">
            <text:p>2019-10-16 16:17:57</text:p>
          </table:table-cell>
          <table:table-cell table:formula="of:=TRUNC([.A295])" office:value-type="float" office:value="43754" calcext:value-type="float">
            <text:p>43754</text:p>
          </table:table-cell>
          <table:table-cell table:style-name="ce12" table:formula="of:=[.B295]-[.C295]" office:value-type="date" office:date-value="1899-12-30T16:17:56.77342467941" calcext:value-type="date">
            <text:p>12/30/99 04:17 PM</text:p>
          </table:table-cell>
          <table:table-cell table:formula="of:=MOD([.E294]-[.$E$2];[.$H$2])+1+[.$E$2]" office:value-type="float" office:value="213" calcext:value-type="float">
            <text:p>213</text:p>
          </table:table-cell>
          <table:table-cell table:formula="of:=MOD([.F294]+1/[.$H$2];5)" office:value-type="float" office:value="4.73333333333332" calcext:value-type="float">
            <text:p>4,73333333333332</text:p>
          </table:table-cell>
          <table:table-cell table:formula="of:=IF([.F295]&lt;0.000001;[.G294]+2+1/[.$H$2];[.G294]+1/[.$H$2])" office:value-type="float" office:value="9.73333333333331" calcext:value-type="float">
            <text:p>9,73333333333331</text:p>
          </table:table-cell>
          <table:table-cell table:number-columns-repeated="4"/>
          <table:table-cell table:formula="of:=SUM(MOD(SUM([.L294]-[.L$2];[.T$2]);[.R$2]-[.L$2]);[.L$2])" office:value-type="time" office:time-value="PT14H49M59.999999999S" calcext:value-type="time">
            <text:p>14:50:00</text:p>
          </table:table-cell>
          <table:table-cell table:formula="of:=IF([.L295]&lt;[.L294];[.M294]+[.H$2];[.M294])" office:value-type="float" office:value="360" calcext:value-type="float">
            <text:p>360</text:p>
          </table:table-cell>
          <table:table-cell table:formula="of:=OFFSET([.C$4];[.M295];0)" office:value-type="float" office:value="43757" calcext:value-type="float">
            <text:p>43757</text:p>
          </table:table-cell>
          <table:table-cell table:formula="of:=[.L295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95];0)&lt;=[.O2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6T15:42:41.375521" calcext:value-type="date">
            <text:p>2019-10-16 15:42:41</text:p>
          </table:table-cell>
          <table:table-cell table:style-name="ce7" table:formula="of:=[.A296]" office:value-type="date" office:date-value="2019-10-16T15:42:41.375521" calcext:value-type="date">
            <text:p>2019-10-16 15:42:41</text:p>
          </table:table-cell>
          <table:table-cell table:formula="of:=TRUNC([.A296])" office:value-type="float" office:value="43754" calcext:value-type="float">
            <text:p>43754</text:p>
          </table:table-cell>
          <table:table-cell table:style-name="ce12" table:formula="of:=[.B296]-[.C296]" office:value-type="date" office:date-value="1899-12-30T15:42:41.37552119326" calcext:value-type="date">
            <text:p>12/30/99 03:42 PM</text:p>
          </table:table-cell>
          <table:table-cell table:formula="of:=MOD([.E295]-[.$E$2];[.$H$2])+1+[.$E$2]" office:value-type="float" office:value="214" calcext:value-type="float">
            <text:p>214</text:p>
          </table:table-cell>
          <table:table-cell table:formula="of:=MOD([.F295]+1/[.$H$2];5)" office:value-type="float" office:value="4.76666666666665" calcext:value-type="float">
            <text:p>4,76666666666665</text:p>
          </table:table-cell>
          <table:table-cell table:formula="of:=IF([.F296]&lt;0.000001;[.G295]+2+1/[.$H$2];[.G295]+1/[.$H$2])" office:value-type="float" office:value="9.76666666666664" calcext:value-type="float">
            <text:p>9,76666666666664</text:p>
          </table:table-cell>
          <table:table-cell table:number-columns-repeated="4"/>
          <table:table-cell table:formula="of:=SUM(MOD(SUM([.L295]-[.L$2];[.T$2]);[.R$2]-[.L$2]);[.L$2])" office:value-type="time" office:time-value="PT14H59M59.999999999S" calcext:value-type="time">
            <text:p>15:00:00</text:p>
          </table:table-cell>
          <table:table-cell table:formula="of:=IF([.L296]&lt;[.L295];[.M295]+[.H$2];[.M295])" office:value-type="float" office:value="360" calcext:value-type="float">
            <text:p>360</text:p>
          </table:table-cell>
          <table:table-cell table:formula="of:=OFFSET([.C$4];[.M296];0)" office:value-type="float" office:value="43757" calcext:value-type="float">
            <text:p>43757</text:p>
          </table:table-cell>
          <table:table-cell table:formula="of:=[.L296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96];0)&lt;=[.O2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6T16:10:47.889223" calcext:value-type="date">
            <text:p>2019-10-16 16:10:48</text:p>
          </table:table-cell>
          <table:table-cell table:style-name="ce7" table:formula="of:=[.A297]" office:value-type="date" office:date-value="2019-10-16T16:10:47.889223" calcext:value-type="date">
            <text:p>2019-10-16 16:10:48</text:p>
          </table:table-cell>
          <table:table-cell table:formula="of:=TRUNC([.A297])" office:value-type="float" office:value="43754" calcext:value-type="float">
            <text:p>43754</text:p>
          </table:table-cell>
          <table:table-cell table:style-name="ce12" table:formula="of:=[.B297]-[.C297]" office:value-type="date" office:date-value="1899-12-30T16:10:47.88922348525" calcext:value-type="date">
            <text:p>12/30/99 04:10 PM</text:p>
          </table:table-cell>
          <table:table-cell table:formula="of:=MOD([.E296]-[.$E$2];[.$H$2])+1+[.$E$2]" office:value-type="float" office:value="215" calcext:value-type="float">
            <text:p>215</text:p>
          </table:table-cell>
          <table:table-cell table:formula="of:=MOD([.F296]+1/[.$H$2];5)" office:value-type="float" office:value="4.79999999999999" calcext:value-type="float">
            <text:p>4,79999999999999</text:p>
          </table:table-cell>
          <table:table-cell table:formula="of:=IF([.F297]&lt;0.000001;[.G296]+2+1/[.$H$2];[.G296]+1/[.$H$2])" office:value-type="float" office:value="9.79999999999998" calcext:value-type="float">
            <text:p>9,79999999999998</text:p>
          </table:table-cell>
          <table:table-cell table:number-columns-repeated="4"/>
          <table:table-cell table:formula="of:=SUM(MOD(SUM([.L296]-[.L$2];[.T$2]);[.R$2]-[.L$2]);[.L$2])" office:value-type="time" office:time-value="PT15H09M59.999999999S" calcext:value-type="time">
            <text:p>15:10:00</text:p>
          </table:table-cell>
          <table:table-cell table:formula="of:=IF([.L297]&lt;[.L296];[.M296]+[.H$2];[.M296])" office:value-type="float" office:value="360" calcext:value-type="float">
            <text:p>360</text:p>
          </table:table-cell>
          <table:table-cell table:formula="of:=OFFSET([.C$4];[.M297];0)" office:value-type="float" office:value="43757" calcext:value-type="float">
            <text:p>43757</text:p>
          </table:table-cell>
          <table:table-cell table:formula="of:=[.L297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97];0)&lt;=[.O2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6T16:06:20.851073" calcext:value-type="date">
            <text:p>2019-10-16 16:06:21</text:p>
          </table:table-cell>
          <table:table-cell table:style-name="ce7" table:formula="of:=[.A298]" office:value-type="date" office:date-value="2019-10-16T16:06:20.851073" calcext:value-type="date">
            <text:p>2019-10-16 16:06:21</text:p>
          </table:table-cell>
          <table:table-cell table:formula="of:=TRUNC([.A298])" office:value-type="float" office:value="43754" calcext:value-type="float">
            <text:p>43754</text:p>
          </table:table-cell>
          <table:table-cell table:style-name="ce12" table:formula="of:=[.B298]-[.C298]" office:value-type="date" office:date-value="1899-12-30T16:06:20.85107349325" calcext:value-type="date">
            <text:p>12/30/99 04:06 PM</text:p>
          </table:table-cell>
          <table:table-cell table:formula="of:=MOD([.E297]-[.$E$2];[.$H$2])+1+[.$E$2]" office:value-type="float" office:value="216" calcext:value-type="float">
            <text:p>216</text:p>
          </table:table-cell>
          <table:table-cell table:formula="of:=MOD([.F297]+1/[.$H$2];5)" office:value-type="float" office:value="4.83333333333332" calcext:value-type="float">
            <text:p>4,83333333333332</text:p>
          </table:table-cell>
          <table:table-cell table:formula="of:=IF([.F298]&lt;0.000001;[.G297]+2+1/[.$H$2];[.G297]+1/[.$H$2])" office:value-type="float" office:value="9.83333333333331" calcext:value-type="float">
            <text:p>9,83333333333331</text:p>
          </table:table-cell>
          <table:table-cell table:number-columns-repeated="4"/>
          <table:table-cell table:formula="of:=SUM(MOD(SUM([.L297]-[.L$2];[.T$2]);[.R$2]-[.L$2]);[.L$2])" office:value-type="time" office:time-value="PT15H19M59.999999999S" calcext:value-type="time">
            <text:p>15:20:00</text:p>
          </table:table-cell>
          <table:table-cell table:formula="of:=IF([.L298]&lt;[.L297];[.M297]+[.H$2];[.M297])" office:value-type="float" office:value="360" calcext:value-type="float">
            <text:p>360</text:p>
          </table:table-cell>
          <table:table-cell table:formula="of:=OFFSET([.C$4];[.M298];0)" office:value-type="float" office:value="43757" calcext:value-type="float">
            <text:p>43757</text:p>
          </table:table-cell>
          <table:table-cell table:formula="of:=[.L298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98];0)&lt;=[.O2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6T16:14:27.957249" calcext:value-type="date">
            <text:p>2019-10-16 16:14:28</text:p>
          </table:table-cell>
          <table:table-cell table:style-name="ce7" table:formula="of:=[.A299]" office:value-type="date" office:date-value="2019-10-16T16:14:27.957249" calcext:value-type="date">
            <text:p>2019-10-16 16:14:28</text:p>
          </table:table-cell>
          <table:table-cell table:formula="of:=TRUNC([.A299])" office:value-type="float" office:value="43754" calcext:value-type="float">
            <text:p>43754</text:p>
          </table:table-cell>
          <table:table-cell table:style-name="ce12" table:formula="of:=[.B299]-[.C299]" office:value-type="date" office:date-value="1899-12-30T16:14:27.95724942349" calcext:value-type="date">
            <text:p>12/30/99 04:14 PM</text:p>
          </table:table-cell>
          <table:table-cell table:formula="of:=MOD([.E298]-[.$E$2];[.$H$2])+1+[.$E$2]" office:value-type="float" office:value="217" calcext:value-type="float">
            <text:p>217</text:p>
          </table:table-cell>
          <table:table-cell table:formula="of:=MOD([.F298]+1/[.$H$2];5)" office:value-type="float" office:value="4.86666666666665" calcext:value-type="float">
            <text:p>4,86666666666665</text:p>
          </table:table-cell>
          <table:table-cell table:formula="of:=IF([.F299]&lt;0.000001;[.G298]+2+1/[.$H$2];[.G298]+1/[.$H$2])" office:value-type="float" office:value="9.86666666666664" calcext:value-type="float">
            <text:p>9,86666666666664</text:p>
          </table:table-cell>
          <table:table-cell table:number-columns-repeated="4"/>
          <table:table-cell table:formula="of:=SUM(MOD(SUM([.L298]-[.L$2];[.T$2]);[.R$2]-[.L$2]);[.L$2])" office:value-type="time" office:time-value="PT15H29M59.999999999S" calcext:value-type="time">
            <text:p>15:30:00</text:p>
          </table:table-cell>
          <table:table-cell table:formula="of:=IF([.L299]&lt;[.L298];[.M298]+[.H$2];[.M298])" office:value-type="float" office:value="360" calcext:value-type="float">
            <text:p>360</text:p>
          </table:table-cell>
          <table:table-cell table:formula="of:=OFFSET([.C$4];[.M299];0)" office:value-type="float" office:value="43757" calcext:value-type="float">
            <text:p>43757</text:p>
          </table:table-cell>
          <table:table-cell table:formula="of:=[.L299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99];0)&lt;=[.O2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6T15:40:51.365768" calcext:value-type="date">
            <text:p>2019-10-16 15:40:51</text:p>
          </table:table-cell>
          <table:table-cell table:style-name="ce7" table:formula="of:=[.A300]" office:value-type="date" office:date-value="2019-10-16T15:40:51.365768" calcext:value-type="date">
            <text:p>2019-10-16 15:40:51</text:p>
          </table:table-cell>
          <table:table-cell table:formula="of:=TRUNC([.A300])" office:value-type="float" office:value="43754" calcext:value-type="float">
            <text:p>43754</text:p>
          </table:table-cell>
          <table:table-cell table:style-name="ce12" table:formula="of:=[.B300]-[.C300]" office:value-type="date" office:date-value="1899-12-30T15:40:51.36576786172" calcext:value-type="date">
            <text:p>12/30/99 03:40 PM</text:p>
          </table:table-cell>
          <table:table-cell table:formula="of:=MOD([.E299]-[.$E$2];[.$H$2])+1+[.$E$2]" office:value-type="float" office:value="218" calcext:value-type="float">
            <text:p>218</text:p>
          </table:table-cell>
          <table:table-cell table:formula="of:=MOD([.F299]+1/[.$H$2];5)" office:value-type="float" office:value="4.89999999999998" calcext:value-type="float">
            <text:p>4,89999999999998</text:p>
          </table:table-cell>
          <table:table-cell table:formula="of:=IF([.F300]&lt;0.000001;[.G299]+2+1/[.$H$2];[.G299]+1/[.$H$2])" office:value-type="float" office:value="9.89999999999998" calcext:value-type="float">
            <text:p>9,89999999999998</text:p>
          </table:table-cell>
          <table:table-cell table:number-columns-repeated="4"/>
          <table:table-cell table:formula="of:=SUM(MOD(SUM([.L299]-[.L$2];[.T$2]);[.R$2]-[.L$2]);[.L$2])" office:value-type="time" office:time-value="PT15H39M59.999999999S" calcext:value-type="time">
            <text:p>15:40:00</text:p>
          </table:table-cell>
          <table:table-cell table:formula="of:=IF([.L300]&lt;[.L299];[.M299]+[.H$2];[.M299])" office:value-type="float" office:value="360" calcext:value-type="float">
            <text:p>360</text:p>
          </table:table-cell>
          <table:table-cell table:formula="of:=OFFSET([.C$4];[.M300];0)" office:value-type="float" office:value="43757" calcext:value-type="float">
            <text:p>43757</text:p>
          </table:table-cell>
          <table:table-cell table:formula="of:=[.L300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00];0)&lt;=[.O3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6T16:05:02.908828" calcext:value-type="date">
            <text:p>2019-10-16 16:05:03</text:p>
          </table:table-cell>
          <table:table-cell table:style-name="ce7" table:formula="of:=[.A301]" office:value-type="date" office:date-value="2019-10-16T16:05:02.908828" calcext:value-type="date">
            <text:p>2019-10-16 16:05:03</text:p>
          </table:table-cell>
          <table:table-cell table:formula="of:=TRUNC([.A301])" office:value-type="float" office:value="43754" calcext:value-type="float">
            <text:p>43754</text:p>
          </table:table-cell>
          <table:table-cell table:style-name="ce12" table:formula="of:=[.B301]-[.C301]" office:value-type="date" office:date-value="1899-12-30T16:05:02.90882815607" calcext:value-type="date">
            <text:p>12/30/99 04:05 PM</text:p>
          </table:table-cell>
          <table:table-cell table:formula="of:=MOD([.E300]-[.$E$2];[.$H$2])+1+[.$E$2]" office:value-type="float" office:value="219" calcext:value-type="float">
            <text:p>219</text:p>
          </table:table-cell>
          <table:table-cell table:formula="of:=MOD([.F300]+1/[.$H$2];5)" office:value-type="float" office:value="4.93333333333332" calcext:value-type="float">
            <text:p>4,93333333333332</text:p>
          </table:table-cell>
          <table:table-cell table:formula="of:=IF([.F301]&lt;0.000001;[.G300]+2+1/[.$H$2];[.G300]+1/[.$H$2])" office:value-type="float" office:value="9.93333333333331" calcext:value-type="float">
            <text:p>9,93333333333331</text:p>
          </table:table-cell>
          <table:table-cell table:number-columns-repeated="4"/>
          <table:table-cell table:formula="of:=SUM(MOD(SUM([.L300]-[.L$2];[.T$2]);[.R$2]-[.L$2]);[.L$2])" office:value-type="time" office:time-value="PT15H49M59.999999999S" calcext:value-type="time">
            <text:p>15:50:00</text:p>
          </table:table-cell>
          <table:table-cell table:formula="of:=IF([.L301]&lt;[.L300];[.M300]+[.H$2];[.M300])" office:value-type="float" office:value="360" calcext:value-type="float">
            <text:p>360</text:p>
          </table:table-cell>
          <table:table-cell table:formula="of:=OFFSET([.C$4];[.M301];0)" office:value-type="float" office:value="43757" calcext:value-type="float">
            <text:p>43757</text:p>
          </table:table-cell>
          <table:table-cell table:formula="of:=[.L301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01];0)&lt;=[.O3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6T16:08:18.519411" calcext:value-type="date">
            <text:p>2019-10-16 16:08:19</text:p>
          </table:table-cell>
          <table:table-cell table:style-name="ce7" table:formula="of:=[.A302]" office:value-type="date" office:date-value="2019-10-16T16:08:18.519411" calcext:value-type="date">
            <text:p>2019-10-16 16:08:19</text:p>
          </table:table-cell>
          <table:table-cell table:formula="of:=TRUNC([.A302])" office:value-type="float" office:value="43754" calcext:value-type="float">
            <text:p>43754</text:p>
          </table:table-cell>
          <table:table-cell table:style-name="ce12" table:formula="of:=[.B302]-[.C302]" office:value-type="date" office:date-value="1899-12-30T16:08:18.51941093802" calcext:value-type="date">
            <text:p>12/30/99 04:08 PM</text:p>
          </table:table-cell>
          <table:table-cell table:formula="of:=MOD([.E301]-[.$E$2];[.$H$2])+1+[.$E$2]" office:value-type="float" office:value="220" calcext:value-type="float">
            <text:p>220</text:p>
          </table:table-cell>
          <table:table-cell table:formula="of:=MOD([.F301]+1/[.$H$2];5)" office:value-type="float" office:value="4.96666666666665" calcext:value-type="float">
            <text:p>4,96666666666665</text:p>
          </table:table-cell>
          <table:table-cell table:formula="of:=IF([.F302]&lt;0.000001;[.G301]+2+1/[.$H$2];[.G301]+1/[.$H$2])" office:value-type="float" office:value="9.96666666666664" calcext:value-type="float">
            <text:p>9,96666666666664</text:p>
          </table:table-cell>
          <table:table-cell table:number-columns-repeated="4"/>
          <table:table-cell table:formula="of:=SUM(MOD(SUM([.L301]-[.L$2];[.T$2]);[.R$2]-[.L$2]);[.L$2])" office:value-type="time" office:time-value="PT15H59M59.999999999S" calcext:value-type="time">
            <text:p>16:00:00</text:p>
          </table:table-cell>
          <table:table-cell table:formula="of:=IF([.L302]&lt;[.L301];[.M301]+[.H$2];[.M301])" office:value-type="float" office:value="360" calcext:value-type="float">
            <text:p>360</text:p>
          </table:table-cell>
          <table:table-cell table:formula="of:=OFFSET([.C$4];[.M302];0)" office:value-type="float" office:value="43757" calcext:value-type="float">
            <text:p>43757</text:p>
          </table:table-cell>
          <table:table-cell table:formula="of:=[.L302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02];0)&lt;=[.O30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6T16:13:51.301415" calcext:value-type="date">
            <text:p>2019-10-16 16:13:51</text:p>
          </table:table-cell>
          <table:table-cell table:style-name="ce7" table:formula="of:=[.A303]" office:value-type="date" office:date-value="2019-10-16T16:13:51.301415" calcext:value-type="date">
            <text:p>2019-10-16 16:13:51</text:p>
          </table:table-cell>
          <table:table-cell table:formula="of:=TRUNC([.A303])" office:value-type="float" office:value="43754" calcext:value-type="float">
            <text:p>43754</text:p>
          </table:table-cell>
          <table:table-cell table:style-name="ce12" table:formula="of:=[.B303]-[.C303]" office:value-type="date" office:date-value="1899-12-30T16:13:51.30141512956" calcext:value-type="date">
            <text:p>12/30/99 04:13 PM</text:p>
          </table:table-cell>
          <table:table-cell table:formula="of:=MOD([.E302]-[.$E$2];[.$H$2])+1+[.$E$2]" office:value-type="float" office:value="191" calcext:value-type="float">
            <text:p>191</text:p>
          </table:table-cell>
          <table:table-cell table:formula="of:=MOD([.F302]+1/[.$H$2];5)" office:value-type="float" office:value="4.99999999999998" calcext:value-type="float">
            <text:p>4,99999999999998</text:p>
          </table:table-cell>
          <table:table-cell table:formula="of:=IF([.F303]&lt;0.000001;[.G302]+2+1/[.$H$2];[.G302]+1/[.$H$2])" office:value-type="float" office:value="9.99999999999998" calcext:value-type="float">
            <text:p>9,99999999999998</text:p>
          </table:table-cell>
          <table:table-cell table:number-columns-repeated="4"/>
          <table:table-cell table:formula="of:=SUM(MOD(SUM([.L302]-[.L$2];[.T$2]);[.R$2]-[.L$2]);[.L$2])" office:value-type="time" office:time-value="PT16H09M59.999999999S" calcext:value-type="time">
            <text:p>16:10:00</text:p>
          </table:table-cell>
          <table:table-cell table:formula="of:=IF([.L303]&lt;[.L302];[.M302]+[.H$2];[.M302])" office:value-type="float" office:value="360" calcext:value-type="float">
            <text:p>360</text:p>
          </table:table-cell>
          <table:table-cell table:formula="of:=OFFSET([.C$4];[.M303];0)" office:value-type="float" office:value="43757" calcext:value-type="float">
            <text:p>43757</text:p>
          </table:table-cell>
          <table:table-cell table:formula="of:=[.L303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303];0)&lt;=[.O30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7T15:47:07.296586" calcext:value-type="date">
            <text:p>2019-10-17 15:47:07</text:p>
          </table:table-cell>
          <table:table-cell table:style-name="ce7" table:formula="of:=[.A304]" office:value-type="date" office:date-value="2019-10-17T15:47:07.296586" calcext:value-type="date">
            <text:p>2019-10-17 15:47:07</text:p>
          </table:table-cell>
          <table:table-cell table:formula="of:=TRUNC([.A304])" office:value-type="float" office:value="43755" calcext:value-type="float">
            <text:p>43755</text:p>
          </table:table-cell>
          <table:table-cell table:style-name="ce12" table:formula="of:=[.B304]-[.C304]" office:value-type="date" office:date-value="1899-12-30T15:47:07.29658624157" calcext:value-type="date">
            <text:p>12/30/99 03:47 PM</text:p>
          </table:table-cell>
          <table:table-cell table:formula="of:=MOD([.E303]-[.$E$2];[.$H$2])+1+[.$E$2]" office:value-type="float" office:value="192" calcext:value-type="float">
            <text:p>192</text:p>
          </table:table-cell>
          <table:table-cell table:formula="of:=MOD([.F303]+1/[.$H$2];5)" office:value-type="float" office:value="0.0333333333333172" calcext:value-type="float">
            <text:p>0,033333333333317</text:p>
          </table:table-cell>
          <table:table-cell table:formula="of:=IF([.F304]&lt;0.000001;[.G303]+2+1/[.$H$2];[.G303]+1/[.$H$2])" office:value-type="float" office:value="10.0333333333333" calcext:value-type="float">
            <text:p>10,0333333333333</text:p>
          </table:table-cell>
          <table:table-cell table:number-columns-repeated="4"/>
          <table:table-cell table:formula="of:=SUM(MOD(SUM([.L303]-[.L$2];[.T$2]);[.R$2]-[.L$2]);[.L$2])" office:value-type="time" office:time-value="PT16H19M59.999999999S" calcext:value-type="time">
            <text:p>16:20:00</text:p>
          </table:table-cell>
          <table:table-cell table:formula="of:=IF([.L304]&lt;[.L303];[.M303]+[.H$2];[.M303])" office:value-type="float" office:value="360" calcext:value-type="float">
            <text:p>360</text:p>
          </table:table-cell>
          <table:table-cell table:formula="of:=OFFSET([.C$4];[.M304];0)" office:value-type="float" office:value="43757" calcext:value-type="float">
            <text:p>43757</text:p>
          </table:table-cell>
          <table:table-cell table:formula="of:=[.L304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04];0)&lt;=[.O3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7T16:09:12.003797" calcext:value-type="date">
            <text:p>2019-10-17 16:09:12</text:p>
          </table:table-cell>
          <table:table-cell table:style-name="ce7" table:formula="of:=[.A305]" office:value-type="date" office:date-value="2019-10-17T16:09:12.003797" calcext:value-type="date">
            <text:p>2019-10-17 16:09:12</text:p>
          </table:table-cell>
          <table:table-cell table:formula="of:=TRUNC([.A305])" office:value-type="float" office:value="43755" calcext:value-type="float">
            <text:p>43755</text:p>
          </table:table-cell>
          <table:table-cell table:style-name="ce12" table:formula="of:=[.B305]-[.C305]" office:value-type="date" office:date-value="1899-12-30T16:09:12.00379695743" calcext:value-type="date">
            <text:p>12/30/99 04:09 PM</text:p>
          </table:table-cell>
          <table:table-cell table:formula="of:=MOD([.E304]-[.$E$2];[.$H$2])+1+[.$E$2]" office:value-type="float" office:value="193" calcext:value-type="float">
            <text:p>193</text:p>
          </table:table-cell>
          <table:table-cell table:formula="of:=MOD([.F304]+1/[.$H$2];5)" office:value-type="float" office:value="0.0666666666666506" calcext:value-type="float">
            <text:p>0,066666666666651</text:p>
          </table:table-cell>
          <table:table-cell table:formula="of:=IF([.F305]&lt;0.000001;[.G304]+2+1/[.$H$2];[.G304]+1/[.$H$2])" office:value-type="float" office:value="10.0666666666666" calcext:value-type="float">
            <text:p>10,0666666666666</text:p>
          </table:table-cell>
          <table:table-cell table:number-columns-repeated="4"/>
          <table:table-cell table:formula="of:=SUM(MOD(SUM([.L304]-[.L$2];[.T$2]);[.R$2]-[.L$2]);[.L$2])" office:value-type="time" office:time-value="PT16H29M59.999999999S" calcext:value-type="time">
            <text:p>16:30:00</text:p>
          </table:table-cell>
          <table:table-cell table:formula="of:=IF([.L305]&lt;[.L304];[.M304]+[.H$2];[.M304])" office:value-type="float" office:value="360" calcext:value-type="float">
            <text:p>360</text:p>
          </table:table-cell>
          <table:table-cell table:formula="of:=OFFSET([.C$4];[.M305];0)" office:value-type="float" office:value="43757" calcext:value-type="float">
            <text:p>43757</text:p>
          </table:table-cell>
          <table:table-cell table:formula="of:=[.L305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05];0)&lt;=[.O3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7T15:53:59.51006" calcext:value-type="date">
            <text:p>2019-10-17 15:54:00</text:p>
          </table:table-cell>
          <table:table-cell table:style-name="ce7" table:formula="of:=[.A306]" office:value-type="date" office:date-value="2019-10-17T15:53:59.51006" calcext:value-type="date">
            <text:p>2019-10-17 15:54:00</text:p>
          </table:table-cell>
          <table:table-cell table:formula="of:=TRUNC([.A306])" office:value-type="float" office:value="43755" calcext:value-type="float">
            <text:p>43755</text:p>
          </table:table-cell>
          <table:table-cell table:style-name="ce12" table:formula="of:=[.B306]-[.C306]" office:value-type="date" office:date-value="1899-12-30T15:53:59.5100596128" calcext:value-type="date">
            <text:p>12/30/99 03:54 PM</text:p>
          </table:table-cell>
          <table:table-cell table:formula="of:=MOD([.E305]-[.$E$2];[.$H$2])+1+[.$E$2]" office:value-type="float" office:value="194" calcext:value-type="float">
            <text:p>194</text:p>
          </table:table-cell>
          <table:table-cell table:formula="of:=MOD([.F305]+1/[.$H$2];5)" office:value-type="float" office:value="0.0999999999999839" calcext:value-type="float">
            <text:p>0,099999999999984</text:p>
          </table:table-cell>
          <table:table-cell table:formula="of:=IF([.F306]&lt;0.000001;[.G305]+2+1/[.$H$2];[.G305]+1/[.$H$2])" office:value-type="float" office:value="10.1" calcext:value-type="float">
            <text:p>10,1</text:p>
          </table:table-cell>
          <table:table-cell table:number-columns-repeated="4"/>
          <table:table-cell table:formula="of:=SUM(MOD(SUM([.L305]-[.L$2];[.T$2]);[.R$2]-[.L$2]);[.L$2])" office:value-type="time" office:time-value="PT16H39M59.999999999S" calcext:value-type="time">
            <text:p>16:40:00</text:p>
          </table:table-cell>
          <table:table-cell table:formula="of:=IF([.L306]&lt;[.L305];[.M305]+[.H$2];[.M305])" office:value-type="float" office:value="360" calcext:value-type="float">
            <text:p>360</text:p>
          </table:table-cell>
          <table:table-cell table:formula="of:=OFFSET([.C$4];[.M306];0)" office:value-type="float" office:value="43757" calcext:value-type="float">
            <text:p>43757</text:p>
          </table:table-cell>
          <table:table-cell table:formula="of:=[.L306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06];0)&lt;=[.O3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7T16:00:20.35878" calcext:value-type="date">
            <text:p>2019-10-17 16:00:20</text:p>
          </table:table-cell>
          <table:table-cell table:style-name="ce7" table:formula="of:=[.A307]" office:value-type="date" office:date-value="2019-10-17T16:00:20.35878" calcext:value-type="date">
            <text:p>2019-10-17 16:00:20</text:p>
          </table:table-cell>
          <table:table-cell table:formula="of:=TRUNC([.A307])" office:value-type="float" office:value="43755" calcext:value-type="float">
            <text:p>43755</text:p>
          </table:table-cell>
          <table:table-cell table:style-name="ce12" table:formula="of:=[.B307]-[.C307]" office:value-type="date" office:date-value="1899-12-30T16:00:20.35877967719" calcext:value-type="date">
            <text:p>12/30/99 04:00 PM</text:p>
          </table:table-cell>
          <table:table-cell table:formula="of:=MOD([.E306]-[.$E$2];[.$H$2])+1+[.$E$2]" office:value-type="float" office:value="195" calcext:value-type="float">
            <text:p>195</text:p>
          </table:table-cell>
          <table:table-cell table:formula="of:=MOD([.F306]+1/[.$H$2];5)" office:value-type="float" office:value="0.133333333333317" calcext:value-type="float">
            <text:p>0,133333333333317</text:p>
          </table:table-cell>
          <table:table-cell table:formula="of:=IF([.F307]&lt;0.000001;[.G306]+2+1/[.$H$2];[.G306]+1/[.$H$2])" office:value-type="float" office:value="10.1333333333333" calcext:value-type="float">
            <text:p>10,1333333333333</text:p>
          </table:table-cell>
          <table:table-cell table:number-columns-repeated="4"/>
          <table:table-cell table:formula="of:=SUM(MOD(SUM([.L306]-[.L$2];[.T$2]);[.R$2]-[.L$2]);[.L$2])" office:value-type="time" office:time-value="PT16H49M59.999999999S" calcext:value-type="time">
            <text:p>16:50:00</text:p>
          </table:table-cell>
          <table:table-cell table:formula="of:=IF([.L307]&lt;[.L306];[.M306]+[.H$2];[.M306])" office:value-type="float" office:value="360" calcext:value-type="float">
            <text:p>360</text:p>
          </table:table-cell>
          <table:table-cell table:formula="of:=OFFSET([.C$4];[.M307];0)" office:value-type="float" office:value="43757" calcext:value-type="float">
            <text:p>43757</text:p>
          </table:table-cell>
          <table:table-cell table:formula="of:=[.L307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07];0)&lt;=[.O3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7T16:06:05.184093" calcext:value-type="date">
            <text:p>2019-10-17 16:06:05</text:p>
          </table:table-cell>
          <table:table-cell table:style-name="ce7" table:formula="of:=[.A308]" office:value-type="date" office:date-value="2019-10-17T16:06:05.184093" calcext:value-type="date">
            <text:p>2019-10-17 16:06:05</text:p>
          </table:table-cell>
          <table:table-cell table:formula="of:=TRUNC([.A308])" office:value-type="float" office:value="43755" calcext:value-type="float">
            <text:p>43755</text:p>
          </table:table-cell>
          <table:table-cell table:style-name="ce12" table:formula="of:=[.B308]-[.C308]" office:value-type="date" office:date-value="1899-12-30T16:06:05.1840926148" calcext:value-type="date">
            <text:p>12/30/99 04:06 PM</text:p>
          </table:table-cell>
          <table:table-cell table:formula="of:=MOD([.E307]-[.$E$2];[.$H$2])+1+[.$E$2]" office:value-type="float" office:value="196" calcext:value-type="float">
            <text:p>196</text:p>
          </table:table-cell>
          <table:table-cell table:formula="of:=MOD([.F307]+1/[.$H$2];5)" office:value-type="float" office:value="0.166666666666651" calcext:value-type="float">
            <text:p>0,166666666666651</text:p>
          </table:table-cell>
          <table:table-cell table:formula="of:=IF([.F308]&lt;0.000001;[.G307]+2+1/[.$H$2];[.G307]+1/[.$H$2])" office:value-type="float" office:value="10.1666666666666" calcext:value-type="float">
            <text:p>10,1666666666666</text:p>
          </table:table-cell>
          <table:table-cell table:number-columns-repeated="4"/>
          <table:table-cell table:formula="of:=SUM(MOD(SUM([.L307]-[.L$2];[.T$2]);[.R$2]-[.L$2]);[.L$2])" office:value-type="time" office:time-value="PT16H59M59.999999999S" calcext:value-type="time">
            <text:p>17:00:00</text:p>
          </table:table-cell>
          <table:table-cell table:formula="of:=IF([.L308]&lt;[.L307];[.M307]+[.H$2];[.M307])" office:value-type="float" office:value="360" calcext:value-type="float">
            <text:p>360</text:p>
          </table:table-cell>
          <table:table-cell table:formula="of:=OFFSET([.C$4];[.M308];0)" office:value-type="float" office:value="43757" calcext:value-type="float">
            <text:p>43757</text:p>
          </table:table-cell>
          <table:table-cell table:formula="of:=[.L308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08];0)&lt;=[.O3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7T16:02:51.307533" calcext:value-type="date">
            <text:p>2019-10-17 16:02:51</text:p>
          </table:table-cell>
          <table:table-cell table:style-name="ce7" table:formula="of:=[.A309]" office:value-type="date" office:date-value="2019-10-17T16:02:51.307533" calcext:value-type="date">
            <text:p>2019-10-17 16:02:51</text:p>
          </table:table-cell>
          <table:table-cell table:formula="of:=TRUNC([.A309])" office:value-type="float" office:value="43755" calcext:value-type="float">
            <text:p>43755</text:p>
          </table:table-cell>
          <table:table-cell table:style-name="ce12" table:formula="of:=[.B309]-[.C309]" office:value-type="date" office:date-value="1899-12-30T16:02:51.30753281526" calcext:value-type="date">
            <text:p>12/30/99 04:02 PM</text:p>
          </table:table-cell>
          <table:table-cell table:formula="of:=MOD([.E308]-[.$E$2];[.$H$2])+1+[.$E$2]" office:value-type="float" office:value="197" calcext:value-type="float">
            <text:p>197</text:p>
          </table:table-cell>
          <table:table-cell table:formula="of:=MOD([.F308]+1/[.$H$2];5)" office:value-type="float" office:value="0.199999999999984" calcext:value-type="float">
            <text:p>0,199999999999984</text:p>
          </table:table-cell>
          <table:table-cell table:formula="of:=IF([.F309]&lt;0.000001;[.G308]+2+1/[.$H$2];[.G308]+1/[.$H$2])" office:value-type="float" office:value="10.2" calcext:value-type="float">
            <text:p>10,2</text:p>
          </table:table-cell>
          <table:table-cell table:number-columns-repeated="4"/>
          <table:table-cell table:formula="of:=SUM(MOD(SUM([.L308]-[.L$2];[.T$2]);[.R$2]-[.L$2]);[.L$2])" office:value-type="time" office:time-value="PT17H09M59.999999999S" calcext:value-type="time">
            <text:p>17:10:00</text:p>
          </table:table-cell>
          <table:table-cell table:formula="of:=IF([.L309]&lt;[.L308];[.M308]+[.H$2];[.M308])" office:value-type="float" office:value="360" calcext:value-type="float">
            <text:p>360</text:p>
          </table:table-cell>
          <table:table-cell table:formula="of:=OFFSET([.C$4];[.M309];0)" office:value-type="float" office:value="43757" calcext:value-type="float">
            <text:p>43757</text:p>
          </table:table-cell>
          <table:table-cell table:formula="of:=[.L309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09];0)&lt;=[.O3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7T16:13:39.918231" calcext:value-type="date">
            <text:p>2019-10-17 16:13:40</text:p>
          </table:table-cell>
          <table:table-cell table:style-name="ce7" table:formula="of:=[.A310]" office:value-type="date" office:date-value="2019-10-17T16:13:39.918231" calcext:value-type="date">
            <text:p>2019-10-17 16:13:40</text:p>
          </table:table-cell>
          <table:table-cell table:formula="of:=TRUNC([.A310])" office:value-type="float" office:value="43755" calcext:value-type="float">
            <text:p>43755</text:p>
          </table:table-cell>
          <table:table-cell table:style-name="ce12" table:formula="of:=[.B310]-[.C310]" office:value-type="date" office:date-value="1899-12-30T16:13:39.91823092103" calcext:value-type="date">
            <text:p>12/30/99 04:13 PM</text:p>
          </table:table-cell>
          <table:table-cell table:formula="of:=MOD([.E309]-[.$E$2];[.$H$2])+1+[.$E$2]" office:value-type="float" office:value="198" calcext:value-type="float">
            <text:p>198</text:p>
          </table:table-cell>
          <table:table-cell table:formula="of:=MOD([.F309]+1/[.$H$2];5)" office:value-type="float" office:value="0.233333333333317" calcext:value-type="float">
            <text:p>0,233333333333317</text:p>
          </table:table-cell>
          <table:table-cell table:formula="of:=IF([.F310]&lt;0.000001;[.G309]+2+1/[.$H$2];[.G309]+1/[.$H$2])" office:value-type="float" office:value="10.2333333333333" calcext:value-type="float">
            <text:p>10,2333333333333</text:p>
          </table:table-cell>
          <table:table-cell table:number-columns-repeated="4"/>
          <table:table-cell table:formula="of:=SUM(MOD(SUM([.L309]-[.L$2];[.T$2]);[.R$2]-[.L$2]);[.L$2])" office:value-type="time" office:time-value="PT17H19M59.999999999S" calcext:value-type="time">
            <text:p>17:20:00</text:p>
          </table:table-cell>
          <table:table-cell table:formula="of:=IF([.L310]&lt;[.L309];[.M309]+[.H$2];[.M309])" office:value-type="float" office:value="360" calcext:value-type="float">
            <text:p>360</text:p>
          </table:table-cell>
          <table:table-cell table:formula="of:=OFFSET([.C$4];[.M310];0)" office:value-type="float" office:value="43757" calcext:value-type="float">
            <text:p>43757</text:p>
          </table:table-cell>
          <table:table-cell table:formula="of:=[.L310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10];0)&lt;=[.O3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7T16:10:37.728856" calcext:value-type="date">
            <text:p>2019-10-17 16:10:38</text:p>
          </table:table-cell>
          <table:table-cell table:style-name="ce7" table:formula="of:=[.A311]" office:value-type="date" office:date-value="2019-10-17T16:10:37.728856" calcext:value-type="date">
            <text:p>2019-10-17 16:10:38</text:p>
          </table:table-cell>
          <table:table-cell table:formula="of:=TRUNC([.A311])" office:value-type="float" office:value="43755" calcext:value-type="float">
            <text:p>43755</text:p>
          </table:table-cell>
          <table:table-cell table:style-name="ce12" table:formula="of:=[.B311]-[.C311]" office:value-type="date" office:date-value="1899-12-30T16:10:37.72885627113" calcext:value-type="date">
            <text:p>12/30/99 04:10 PM</text:p>
          </table:table-cell>
          <table:table-cell table:formula="of:=MOD([.E310]-[.$E$2];[.$H$2])+1+[.$E$2]" office:value-type="float" office:value="199" calcext:value-type="float">
            <text:p>199</text:p>
          </table:table-cell>
          <table:table-cell table:formula="of:=MOD([.F310]+1/[.$H$2];5)" office:value-type="float" office:value="0.26666666666665" calcext:value-type="float">
            <text:p>0,26666666666665</text:p>
          </table:table-cell>
          <table:table-cell table:formula="of:=IF([.F311]&lt;0.000001;[.G310]+2+1/[.$H$2];[.G310]+1/[.$H$2])" office:value-type="float" office:value="10.2666666666666" calcext:value-type="float">
            <text:p>10,2666666666666</text:p>
          </table:table-cell>
          <table:table-cell table:number-columns-repeated="4"/>
          <table:table-cell table:formula="of:=SUM(MOD(SUM([.L310]-[.L$2];[.T$2]);[.R$2]-[.L$2]);[.L$2])" office:value-type="time" office:time-value="PT17H29M59.999999999S" calcext:value-type="time">
            <text:p>17:30:00</text:p>
          </table:table-cell>
          <table:table-cell table:formula="of:=IF([.L311]&lt;[.L310];[.M310]+[.H$2];[.M310])" office:value-type="float" office:value="360" calcext:value-type="float">
            <text:p>360</text:p>
          </table:table-cell>
          <table:table-cell table:formula="of:=OFFSET([.C$4];[.M311];0)" office:value-type="float" office:value="43757" calcext:value-type="float">
            <text:p>43757</text:p>
          </table:table-cell>
          <table:table-cell table:formula="of:=[.L311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11];0)&lt;=[.O3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7T16:03:14.204568" calcext:value-type="date">
            <text:p>2019-10-17 16:03:14</text:p>
          </table:table-cell>
          <table:table-cell table:style-name="ce7" table:formula="of:=[.A312]" office:value-type="date" office:date-value="2019-10-17T16:03:14.204568" calcext:value-type="date">
            <text:p>2019-10-17 16:03:14</text:p>
          </table:table-cell>
          <table:table-cell table:formula="of:=TRUNC([.A312])" office:value-type="float" office:value="43755" calcext:value-type="float">
            <text:p>43755</text:p>
          </table:table-cell>
          <table:table-cell table:style-name="ce12" table:formula="of:=[.B312]-[.C312]" office:value-type="date" office:date-value="1899-12-30T16:03:14.20456776861" calcext:value-type="date">
            <text:p>12/30/99 04:03 PM</text:p>
          </table:table-cell>
          <table:table-cell table:formula="of:=MOD([.E311]-[.$E$2];[.$H$2])+1+[.$E$2]" office:value-type="float" office:value="200" calcext:value-type="float">
            <text:p>200</text:p>
          </table:table-cell>
          <table:table-cell table:formula="of:=MOD([.F311]+1/[.$H$2];5)" office:value-type="float" office:value="0.299999999999984" calcext:value-type="float">
            <text:p>0,299999999999984</text:p>
          </table:table-cell>
          <table:table-cell table:formula="of:=IF([.F312]&lt;0.000001;[.G311]+2+1/[.$H$2];[.G311]+1/[.$H$2])" office:value-type="float" office:value="10.3" calcext:value-type="float">
            <text:p>10,3</text:p>
          </table:table-cell>
          <table:table-cell table:number-columns-repeated="4"/>
          <table:table-cell table:formula="of:=SUM(MOD(SUM([.L311]-[.L$2];[.T$2]);[.R$2]-[.L$2]);[.L$2])" office:value-type="time" office:time-value="PT17H39M59.999999999S" calcext:value-type="time">
            <text:p>17:40:00</text:p>
          </table:table-cell>
          <table:table-cell table:formula="of:=IF([.L312]&lt;[.L311];[.M311]+[.H$2];[.M311])" office:value-type="float" office:value="360" calcext:value-type="float">
            <text:p>360</text:p>
          </table:table-cell>
          <table:table-cell table:formula="of:=OFFSET([.C$4];[.M312];0)" office:value-type="float" office:value="43757" calcext:value-type="float">
            <text:p>43757</text:p>
          </table:table-cell>
          <table:table-cell table:formula="of:=[.L312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12];0)&lt;=[.O3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7T15:47:35.873406" calcext:value-type="date">
            <text:p>2019-10-17 15:47:36</text:p>
          </table:table-cell>
          <table:table-cell table:style-name="ce7" table:formula="of:=[.A313]" office:value-type="date" office:date-value="2019-10-17T15:47:35.873406" calcext:value-type="date">
            <text:p>2019-10-17 15:47:36</text:p>
          </table:table-cell>
          <table:table-cell table:formula="of:=TRUNC([.A313])" office:value-type="float" office:value="43755" calcext:value-type="float">
            <text:p>43755</text:p>
          </table:table-cell>
          <table:table-cell table:style-name="ce12" table:formula="of:=[.B313]-[.C313]" office:value-type="date" office:date-value="1899-12-30T15:47:35.87340581696" calcext:value-type="date">
            <text:p>12/30/99 03:47 PM</text:p>
          </table:table-cell>
          <table:table-cell table:formula="of:=MOD([.E312]-[.$E$2];[.$H$2])+1+[.$E$2]" office:value-type="float" office:value="201" calcext:value-type="float">
            <text:p>201</text:p>
          </table:table-cell>
          <table:table-cell table:formula="of:=MOD([.F312]+1/[.$H$2];5)" office:value-type="float" office:value="0.333333333333317" calcext:value-type="float">
            <text:p>0,333333333333317</text:p>
          </table:table-cell>
          <table:table-cell table:formula="of:=IF([.F313]&lt;0.000001;[.G312]+2+1/[.$H$2];[.G312]+1/[.$H$2])" office:value-type="float" office:value="10.3333333333333" calcext:value-type="float">
            <text:p>10,3333333333333</text:p>
          </table:table-cell>
          <table:table-cell table:number-columns-repeated="4"/>
          <table:table-cell table:formula="of:=SUM(MOD(SUM([.L312]-[.L$2];[.T$2]);[.R$2]-[.L$2]);[.L$2])" office:value-type="time" office:time-value="PT17H49M59.999999999S" calcext:value-type="time">
            <text:p>17:50:00</text:p>
          </table:table-cell>
          <table:table-cell table:formula="of:=IF([.L313]&lt;[.L312];[.M312]+[.H$2];[.M312])" office:value-type="float" office:value="360" calcext:value-type="float">
            <text:p>360</text:p>
          </table:table-cell>
          <table:table-cell table:formula="of:=OFFSET([.C$4];[.M313];0)" office:value-type="float" office:value="43757" calcext:value-type="float">
            <text:p>43757</text:p>
          </table:table-cell>
          <table:table-cell table:formula="of:=[.L313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13];0)&lt;=[.O3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7T15:57:42.543285" calcext:value-type="date">
            <text:p>2019-10-17 15:57:43</text:p>
          </table:table-cell>
          <table:table-cell table:style-name="ce7" table:formula="of:=[.A314]" office:value-type="date" office:date-value="2019-10-17T15:57:42.543285" calcext:value-type="date">
            <text:p>2019-10-17 15:57:43</text:p>
          </table:table-cell>
          <table:table-cell table:formula="of:=TRUNC([.A314])" office:value-type="float" office:value="43755" calcext:value-type="float">
            <text:p>43755</text:p>
          </table:table-cell>
          <table:table-cell table:style-name="ce12" table:formula="of:=[.B314]-[.C314]" office:value-type="date" office:date-value="1899-12-30T15:57:42.54328459036" calcext:value-type="date">
            <text:p>12/30/99 03:57 PM</text:p>
          </table:table-cell>
          <table:table-cell table:formula="of:=MOD([.E313]-[.$E$2];[.$H$2])+1+[.$E$2]" office:value-type="float" office:value="202" calcext:value-type="float">
            <text:p>202</text:p>
          </table:table-cell>
          <table:table-cell table:formula="of:=MOD([.F313]+1/[.$H$2];5)" office:value-type="float" office:value="0.36666666666665" calcext:value-type="float">
            <text:p>0,36666666666665</text:p>
          </table:table-cell>
          <table:table-cell table:formula="of:=IF([.F314]&lt;0.000001;[.G313]+2+1/[.$H$2];[.G313]+1/[.$H$2])" office:value-type="float" office:value="10.3666666666666" calcext:value-type="float">
            <text:p>10,3666666666666</text:p>
          </table:table-cell>
          <table:table-cell table:number-columns-repeated="4"/>
          <table:table-cell table:formula="of:=SUM(MOD(SUM([.L313]-[.L$2];[.T$2]);[.R$2]-[.L$2]);[.L$2])" office:value-type="time" office:time-value="PT17H59M59.999999999S" calcext:value-type="time">
            <text:p>18:00:00</text:p>
          </table:table-cell>
          <table:table-cell table:formula="of:=IF([.L314]&lt;[.L313];[.M313]+[.H$2];[.M313])" office:value-type="float" office:value="360" calcext:value-type="float">
            <text:p>360</text:p>
          </table:table-cell>
          <table:table-cell table:formula="of:=OFFSET([.C$4];[.M314];0)" office:value-type="float" office:value="43757" calcext:value-type="float">
            <text:p>43757</text:p>
          </table:table-cell>
          <table:table-cell table:formula="of:=[.L314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14];0)&lt;=[.O3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7T16:00:55.230214" calcext:value-type="date">
            <text:p>2019-10-17 16:00:55</text:p>
          </table:table-cell>
          <table:table-cell table:style-name="ce7" table:formula="of:=[.A315]" office:value-type="date" office:date-value="2019-10-17T16:00:55.230214" calcext:value-type="date">
            <text:p>2019-10-17 16:00:55</text:p>
          </table:table-cell>
          <table:table-cell table:formula="of:=TRUNC([.A315])" office:value-type="float" office:value="43755" calcext:value-type="float">
            <text:p>43755</text:p>
          </table:table-cell>
          <table:table-cell table:style-name="ce12" table:formula="of:=[.B315]-[.C315]" office:value-type="date" office:date-value="1899-12-30T16:00:55.23021407425" calcext:value-type="date">
            <text:p>12/30/99 04:00 PM</text:p>
          </table:table-cell>
          <table:table-cell table:formula="of:=MOD([.E314]-[.$E$2];[.$H$2])+1+[.$E$2]" office:value-type="float" office:value="203" calcext:value-type="float">
            <text:p>203</text:p>
          </table:table-cell>
          <table:table-cell table:formula="of:=MOD([.F314]+1/[.$H$2];5)" office:value-type="float" office:value="0.399999999999984" calcext:value-type="float">
            <text:p>0,399999999999984</text:p>
          </table:table-cell>
          <table:table-cell table:formula="of:=IF([.F315]&lt;0.000001;[.G314]+2+1/[.$H$2];[.G314]+1/[.$H$2])" office:value-type="float" office:value="10.4" calcext:value-type="float">
            <text:p>10,4</text:p>
          </table:table-cell>
          <table:table-cell table:number-columns-repeated="4"/>
          <table:table-cell table:formula="of:=SUM(MOD(SUM([.L314]-[.L$2];[.T$2]);[.R$2]-[.L$2]);[.L$2])" office:value-type="time" office:time-value="PT14H09M59.999999999S" calcext:value-type="time">
            <text:p>14:10:00</text:p>
          </table:table-cell>
          <table:table-cell table:formula="of:=IF([.L315]&lt;[.L314];[.M314]+[.H$2];[.M314])" office:value-type="float" office:value="390" calcext:value-type="float">
            <text:p>390</text:p>
          </table:table-cell>
          <table:table-cell table:formula="of:=OFFSET([.C$4];[.M315];0)" office:value-type="float" office:value="43758" calcext:value-type="float">
            <text:p>43758</text:p>
          </table:table-cell>
          <table:table-cell table:formula="of:=[.L315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15];0)&lt;=[.O3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7T16:04:02.192803" calcext:value-type="date">
            <text:p>2019-10-17 16:04:02</text:p>
          </table:table-cell>
          <table:table-cell table:style-name="ce7" table:formula="of:=[.A316]" office:value-type="date" office:date-value="2019-10-17T16:04:02.192803" calcext:value-type="date">
            <text:p>2019-10-17 16:04:02</text:p>
          </table:table-cell>
          <table:table-cell table:formula="of:=TRUNC([.A316])" office:value-type="float" office:value="43755" calcext:value-type="float">
            <text:p>43755</text:p>
          </table:table-cell>
          <table:table-cell table:style-name="ce12" table:formula="of:=[.B316]-[.C316]" office:value-type="date" office:date-value="1899-12-30T16:04:02.19280325342" calcext:value-type="date">
            <text:p>12/30/99 04:04 PM</text:p>
          </table:table-cell>
          <table:table-cell table:formula="of:=MOD([.E315]-[.$E$2];[.$H$2])+1+[.$E$2]" office:value-type="float" office:value="204" calcext:value-type="float">
            <text:p>204</text:p>
          </table:table-cell>
          <table:table-cell table:formula="of:=MOD([.F315]+1/[.$H$2];5)" office:value-type="float" office:value="0.433333333333317" calcext:value-type="float">
            <text:p>0,433333333333317</text:p>
          </table:table-cell>
          <table:table-cell table:formula="of:=IF([.F316]&lt;0.000001;[.G315]+2+1/[.$H$2];[.G315]+1/[.$H$2])" office:value-type="float" office:value="10.4333333333333" calcext:value-type="float">
            <text:p>10,4333333333333</text:p>
          </table:table-cell>
          <table:table-cell table:number-columns-repeated="4"/>
          <table:table-cell table:formula="of:=SUM(MOD(SUM([.L315]-[.L$2];[.T$2]);[.R$2]-[.L$2]);[.L$2])" office:value-type="time" office:time-value="PT14H19M59.999999999S" calcext:value-type="time">
            <text:p>14:20:00</text:p>
          </table:table-cell>
          <table:table-cell table:formula="of:=IF([.L316]&lt;[.L315];[.M315]+[.H$2];[.M315])" office:value-type="float" office:value="390" calcext:value-type="float">
            <text:p>390</text:p>
          </table:table-cell>
          <table:table-cell table:formula="of:=OFFSET([.C$4];[.M316];0)" office:value-type="float" office:value="43758" calcext:value-type="float">
            <text:p>43758</text:p>
          </table:table-cell>
          <table:table-cell table:formula="of:=[.L316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16];0)&lt;=[.O3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7T16:06:25.662212" calcext:value-type="date">
            <text:p>2019-10-17 16:06:26</text:p>
          </table:table-cell>
          <table:table-cell table:style-name="ce7" table:formula="of:=[.A317]" office:value-type="date" office:date-value="2019-10-17T16:06:25.662212" calcext:value-type="date">
            <text:p>2019-10-17 16:06:26</text:p>
          </table:table-cell>
          <table:table-cell table:formula="of:=TRUNC([.A317])" office:value-type="float" office:value="43755" calcext:value-type="float">
            <text:p>43755</text:p>
          </table:table-cell>
          <table:table-cell table:style-name="ce12" table:formula="of:=[.B317]-[.C317]" office:value-type="date" office:date-value="1899-12-30T16:06:25.66221215297" calcext:value-type="date">
            <text:p>12/30/99 04:06 PM</text:p>
          </table:table-cell>
          <table:table-cell table:formula="of:=MOD([.E316]-[.$E$2];[.$H$2])+1+[.$E$2]" office:value-type="float" office:value="205" calcext:value-type="float">
            <text:p>205</text:p>
          </table:table-cell>
          <table:table-cell table:formula="of:=MOD([.F316]+1/[.$H$2];5)" office:value-type="float" office:value="0.46666666666665" calcext:value-type="float">
            <text:p>0,46666666666665</text:p>
          </table:table-cell>
          <table:table-cell table:formula="of:=IF([.F317]&lt;0.000001;[.G316]+2+1/[.$H$2];[.G316]+1/[.$H$2])" office:value-type="float" office:value="10.4666666666666" calcext:value-type="float">
            <text:p>10,4666666666666</text:p>
          </table:table-cell>
          <table:table-cell table:number-columns-repeated="4"/>
          <table:table-cell table:formula="of:=SUM(MOD(SUM([.L316]-[.L$2];[.T$2]);[.R$2]-[.L$2]);[.L$2])" office:value-type="time" office:time-value="PT14H29M59.999999999S" calcext:value-type="time">
            <text:p>14:30:00</text:p>
          </table:table-cell>
          <table:table-cell table:formula="of:=IF([.L317]&lt;[.L316];[.M316]+[.H$2];[.M316])" office:value-type="float" office:value="390" calcext:value-type="float">
            <text:p>390</text:p>
          </table:table-cell>
          <table:table-cell table:formula="of:=OFFSET([.C$4];[.M317];0)" office:value-type="float" office:value="43758" calcext:value-type="float">
            <text:p>43758</text:p>
          </table:table-cell>
          <table:table-cell table:formula="of:=[.L317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17];0)&lt;=[.O3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7T16:10:14.391956" calcext:value-type="date">
            <text:p>2019-10-17 16:10:14</text:p>
          </table:table-cell>
          <table:table-cell table:style-name="ce7" table:formula="of:=[.A318]" office:value-type="date" office:date-value="2019-10-17T16:10:14.391956" calcext:value-type="date">
            <text:p>2019-10-17 16:10:14</text:p>
          </table:table-cell>
          <table:table-cell table:formula="of:=TRUNC([.A318])" office:value-type="float" office:value="43755" calcext:value-type="float">
            <text:p>43755</text:p>
          </table:table-cell>
          <table:table-cell table:style-name="ce12" table:formula="of:=[.B318]-[.C318]" office:value-type="date" office:date-value="1899-12-30T16:10:14.39195622224" calcext:value-type="date">
            <text:p>12/30/99 04:10 PM</text:p>
          </table:table-cell>
          <table:table-cell table:formula="of:=MOD([.E317]-[.$E$2];[.$H$2])+1+[.$E$2]" office:value-type="float" office:value="206" calcext:value-type="float">
            <text:p>206</text:p>
          </table:table-cell>
          <table:table-cell table:formula="of:=MOD([.F317]+1/[.$H$2];5)" office:value-type="float" office:value="0.499999999999984" calcext:value-type="float">
            <text:p>0,499999999999984</text:p>
          </table:table-cell>
          <table:table-cell table:formula="of:=IF([.F318]&lt;0.000001;[.G317]+2+1/[.$H$2];[.G317]+1/[.$H$2])" office:value-type="float" office:value="10.5" calcext:value-type="float">
            <text:p>10,5</text:p>
          </table:table-cell>
          <table:table-cell table:number-columns-repeated="4"/>
          <table:table-cell table:formula="of:=SUM(MOD(SUM([.L317]-[.L$2];[.T$2]);[.R$2]-[.L$2]);[.L$2])" office:value-type="time" office:time-value="PT14H39M59.999999999S" calcext:value-type="time">
            <text:p>14:40:00</text:p>
          </table:table-cell>
          <table:table-cell table:formula="of:=IF([.L318]&lt;[.L317];[.M317]+[.H$2];[.M317])" office:value-type="float" office:value="390" calcext:value-type="float">
            <text:p>390</text:p>
          </table:table-cell>
          <table:table-cell table:formula="of:=OFFSET([.C$4];[.M318];0)" office:value-type="float" office:value="43758" calcext:value-type="float">
            <text:p>43758</text:p>
          </table:table-cell>
          <table:table-cell table:formula="of:=[.L318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18];0)&lt;=[.O3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7T15:53:34.354562" calcext:value-type="date">
            <text:p>2019-10-17 15:53:34</text:p>
          </table:table-cell>
          <table:table-cell table:style-name="ce7" table:formula="of:=[.A319]" office:value-type="date" office:date-value="2019-10-17T15:53:34.354562" calcext:value-type="date">
            <text:p>2019-10-17 15:53:34</text:p>
          </table:table-cell>
          <table:table-cell table:formula="of:=TRUNC([.A319])" office:value-type="float" office:value="43755" calcext:value-type="float">
            <text:p>43755</text:p>
          </table:table-cell>
          <table:table-cell table:style-name="ce12" table:formula="of:=[.B319]-[.C319]" office:value-type="date" office:date-value="1899-12-30T15:53:34.35456213076" calcext:value-type="date">
            <text:p>12/30/99 03:53 PM</text:p>
          </table:table-cell>
          <table:table-cell table:formula="of:=MOD([.E318]-[.$E$2];[.$H$2])+1+[.$E$2]" office:value-type="float" office:value="207" calcext:value-type="float">
            <text:p>207</text:p>
          </table:table-cell>
          <table:table-cell table:formula="of:=MOD([.F318]+1/[.$H$2];5)" office:value-type="float" office:value="0.533333333333317" calcext:value-type="float">
            <text:p>0,533333333333317</text:p>
          </table:table-cell>
          <table:table-cell table:formula="of:=IF([.F319]&lt;0.000001;[.G318]+2+1/[.$H$2];[.G318]+1/[.$H$2])" office:value-type="float" office:value="10.5333333333333" calcext:value-type="float">
            <text:p>10,5333333333333</text:p>
          </table:table-cell>
          <table:table-cell table:number-columns-repeated="4"/>
          <table:table-cell table:formula="of:=SUM(MOD(SUM([.L318]-[.L$2];[.T$2]);[.R$2]-[.L$2]);[.L$2])" office:value-type="time" office:time-value="PT14H49M59.999999999S" calcext:value-type="time">
            <text:p>14:50:00</text:p>
          </table:table-cell>
          <table:table-cell table:formula="of:=IF([.L319]&lt;[.L318];[.M318]+[.H$2];[.M318])" office:value-type="float" office:value="390" calcext:value-type="float">
            <text:p>390</text:p>
          </table:table-cell>
          <table:table-cell table:formula="of:=OFFSET([.C$4];[.M319];0)" office:value-type="float" office:value="43758" calcext:value-type="float">
            <text:p>43758</text:p>
          </table:table-cell>
          <table:table-cell table:formula="of:=[.L319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19];0)&lt;=[.O3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7T15:54:01.163421" calcext:value-type="date">
            <text:p>2019-10-17 15:54:01</text:p>
          </table:table-cell>
          <table:table-cell table:style-name="ce7" table:formula="of:=[.A320]" office:value-type="date" office:date-value="2019-10-17T15:54:01.163421" calcext:value-type="date">
            <text:p>2019-10-17 15:54:01</text:p>
          </table:table-cell>
          <table:table-cell table:formula="of:=TRUNC([.A320])" office:value-type="float" office:value="43755" calcext:value-type="float">
            <text:p>43755</text:p>
          </table:table-cell>
          <table:table-cell table:style-name="ce12" table:formula="of:=[.B320]-[.C320]" office:value-type="date" office:date-value="1899-12-30T15:54:01.16342144553" calcext:value-type="date">
            <text:p>12/30/99 03:54 PM</text:p>
          </table:table-cell>
          <table:table-cell table:formula="of:=MOD([.E319]-[.$E$2];[.$H$2])+1+[.$E$2]" office:value-type="float" office:value="208" calcext:value-type="float">
            <text:p>208</text:p>
          </table:table-cell>
          <table:table-cell table:formula="of:=MOD([.F319]+1/[.$H$2];5)" office:value-type="float" office:value="0.56666666666665" calcext:value-type="float">
            <text:p>0,56666666666665</text:p>
          </table:table-cell>
          <table:table-cell table:formula="of:=IF([.F320]&lt;0.000001;[.G319]+2+1/[.$H$2];[.G319]+1/[.$H$2])" office:value-type="float" office:value="10.5666666666666" calcext:value-type="float">
            <text:p>10,5666666666666</text:p>
          </table:table-cell>
          <table:table-cell table:number-columns-repeated="4"/>
          <table:table-cell table:formula="of:=SUM(MOD(SUM([.L319]-[.L$2];[.T$2]);[.R$2]-[.L$2]);[.L$2])" office:value-type="time" office:time-value="PT14H59M59.999999999S" calcext:value-type="time">
            <text:p>15:00:00</text:p>
          </table:table-cell>
          <table:table-cell table:formula="of:=IF([.L320]&lt;[.L319];[.M319]+[.H$2];[.M319])" office:value-type="float" office:value="390" calcext:value-type="float">
            <text:p>390</text:p>
          </table:table-cell>
          <table:table-cell table:formula="of:=OFFSET([.C$4];[.M320];0)" office:value-type="float" office:value="43758" calcext:value-type="float">
            <text:p>43758</text:p>
          </table:table-cell>
          <table:table-cell table:formula="of:=[.L320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20];0)&lt;=[.O3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7T15:45:45.753364" calcext:value-type="date">
            <text:p>2019-10-17 15:45:46</text:p>
          </table:table-cell>
          <table:table-cell table:style-name="ce7" table:formula="of:=[.A321]" office:value-type="date" office:date-value="2019-10-17T15:45:45.753364" calcext:value-type="date">
            <text:p>2019-10-17 15:45:46</text:p>
          </table:table-cell>
          <table:table-cell table:formula="of:=TRUNC([.A321])" office:value-type="float" office:value="43755" calcext:value-type="float">
            <text:p>43755</text:p>
          </table:table-cell>
          <table:table-cell table:style-name="ce12" table:formula="of:=[.B321]-[.C321]" office:value-type="date" office:date-value="1899-12-30T15:45:45.75336403213" calcext:value-type="date">
            <text:p>12/30/99 03:45 PM</text:p>
          </table:table-cell>
          <table:table-cell table:formula="of:=MOD([.E320]-[.$E$2];[.$H$2])+1+[.$E$2]" office:value-type="float" office:value="209" calcext:value-type="float">
            <text:p>209</text:p>
          </table:table-cell>
          <table:table-cell table:formula="of:=MOD([.F320]+1/[.$H$2];5)" office:value-type="float" office:value="0.599999999999984" calcext:value-type="float">
            <text:p>0,599999999999984</text:p>
          </table:table-cell>
          <table:table-cell table:formula="of:=IF([.F321]&lt;0.000001;[.G320]+2+1/[.$H$2];[.G320]+1/[.$H$2])" office:value-type="float" office:value="10.6" calcext:value-type="float">
            <text:p>10,6</text:p>
          </table:table-cell>
          <table:table-cell table:number-columns-repeated="4"/>
          <table:table-cell table:formula="of:=SUM(MOD(SUM([.L320]-[.L$2];[.T$2]);[.R$2]-[.L$2]);[.L$2])" office:value-type="time" office:time-value="PT15H09M59.999999999S" calcext:value-type="time">
            <text:p>15:10:00</text:p>
          </table:table-cell>
          <table:table-cell table:formula="of:=IF([.L321]&lt;[.L320];[.M320]+[.H$2];[.M320])" office:value-type="float" office:value="390" calcext:value-type="float">
            <text:p>390</text:p>
          </table:table-cell>
          <table:table-cell table:formula="of:=OFFSET([.C$4];[.M321];0)" office:value-type="float" office:value="43758" calcext:value-type="float">
            <text:p>43758</text:p>
          </table:table-cell>
          <table:table-cell table:formula="of:=[.L321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21];0)&lt;=[.O3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7T15:42:38.464834" calcext:value-type="date">
            <text:p>2019-10-17 15:42:38</text:p>
          </table:table-cell>
          <table:table-cell table:style-name="ce7" table:formula="of:=[.A322]" office:value-type="date" office:date-value="2019-10-17T15:42:38.464834" calcext:value-type="date">
            <text:p>2019-10-17 15:42:38</text:p>
          </table:table-cell>
          <table:table-cell table:formula="of:=TRUNC([.A322])" office:value-type="float" office:value="43755" calcext:value-type="float">
            <text:p>43755</text:p>
          </table:table-cell>
          <table:table-cell table:style-name="ce12" table:formula="of:=[.B322]-[.C322]" office:value-type="date" office:date-value="1899-12-30T15:42:38.46483365167" calcext:value-type="date">
            <text:p>12/30/99 03:42 PM</text:p>
          </table:table-cell>
          <table:table-cell table:formula="of:=MOD([.E321]-[.$E$2];[.$H$2])+1+[.$E$2]" office:value-type="float" office:value="210" calcext:value-type="float">
            <text:p>210</text:p>
          </table:table-cell>
          <table:table-cell table:formula="of:=MOD([.F321]+1/[.$H$2];5)" office:value-type="float" office:value="0.633333333333317" calcext:value-type="float">
            <text:p>0,633333333333317</text:p>
          </table:table-cell>
          <table:table-cell table:formula="of:=IF([.F322]&lt;0.000001;[.G321]+2+1/[.$H$2];[.G321]+1/[.$H$2])" office:value-type="float" office:value="10.6333333333333" calcext:value-type="float">
            <text:p>10,6333333333333</text:p>
          </table:table-cell>
          <table:table-cell table:number-columns-repeated="4"/>
          <table:table-cell table:formula="of:=SUM(MOD(SUM([.L321]-[.L$2];[.T$2]);[.R$2]-[.L$2]);[.L$2])" office:value-type="time" office:time-value="PT15H19M59.999999999S" calcext:value-type="time">
            <text:p>15:20:00</text:p>
          </table:table-cell>
          <table:table-cell table:formula="of:=IF([.L322]&lt;[.L321];[.M321]+[.H$2];[.M321])" office:value-type="float" office:value="390" calcext:value-type="float">
            <text:p>390</text:p>
          </table:table-cell>
          <table:table-cell table:formula="of:=OFFSET([.C$4];[.M322];0)" office:value-type="float" office:value="43758" calcext:value-type="float">
            <text:p>43758</text:p>
          </table:table-cell>
          <table:table-cell table:formula="of:=[.L322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22];0)&lt;=[.O3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7T15:50:13.829472" calcext:value-type="date">
            <text:p>2019-10-17 15:50:14</text:p>
          </table:table-cell>
          <table:table-cell table:style-name="ce7" table:formula="of:=[.A323]" office:value-type="date" office:date-value="2019-10-17T15:50:13.829472" calcext:value-type="date">
            <text:p>2019-10-17 15:50:14</text:p>
          </table:table-cell>
          <table:table-cell table:formula="of:=TRUNC([.A323])" office:value-type="float" office:value="43755" calcext:value-type="float">
            <text:p>43755</text:p>
          </table:table-cell>
          <table:table-cell table:style-name="ce12" table:formula="of:=[.B323]-[.C323]" office:value-type="date" office:date-value="1899-12-30T15:50:13.82947233506" calcext:value-type="date">
            <text:p>12/30/99 03:50 PM</text:p>
          </table:table-cell>
          <table:table-cell table:formula="of:=MOD([.E322]-[.$E$2];[.$H$2])+1+[.$E$2]" office:value-type="float" office:value="211" calcext:value-type="float">
            <text:p>211</text:p>
          </table:table-cell>
          <table:table-cell table:formula="of:=MOD([.F322]+1/[.$H$2];5)" office:value-type="float" office:value="0.66666666666665" calcext:value-type="float">
            <text:p>0,66666666666665</text:p>
          </table:table-cell>
          <table:table-cell table:formula="of:=IF([.F323]&lt;0.000001;[.G322]+2+1/[.$H$2];[.G322]+1/[.$H$2])" office:value-type="float" office:value="10.6666666666666" calcext:value-type="float">
            <text:p>10,6666666666666</text:p>
          </table:table-cell>
          <table:table-cell table:number-columns-repeated="4"/>
          <table:table-cell table:formula="of:=SUM(MOD(SUM([.L322]-[.L$2];[.T$2]);[.R$2]-[.L$2]);[.L$2])" office:value-type="time" office:time-value="PT15H29M59.999999999S" calcext:value-type="time">
            <text:p>15:30:00</text:p>
          </table:table-cell>
          <table:table-cell table:formula="of:=IF([.L323]&lt;[.L322];[.M322]+[.H$2];[.M322])" office:value-type="float" office:value="390" calcext:value-type="float">
            <text:p>390</text:p>
          </table:table-cell>
          <table:table-cell table:formula="of:=OFFSET([.C$4];[.M323];0)" office:value-type="float" office:value="43758" calcext:value-type="float">
            <text:p>43758</text:p>
          </table:table-cell>
          <table:table-cell table:formula="of:=[.L323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23];0)&lt;=[.O3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7T15:54:28.937769" calcext:value-type="date">
            <text:p>2019-10-17 15:54:29</text:p>
          </table:table-cell>
          <table:table-cell table:style-name="ce7" table:formula="of:=[.A324]" office:value-type="date" office:date-value="2019-10-17T15:54:28.937769" calcext:value-type="date">
            <text:p>2019-10-17 15:54:29</text:p>
          </table:table-cell>
          <table:table-cell table:formula="of:=TRUNC([.A324])" office:value-type="float" office:value="43755" calcext:value-type="float">
            <text:p>43755</text:p>
          </table:table-cell>
          <table:table-cell table:style-name="ce12" table:formula="of:=[.B324]-[.C324]" office:value-type="date" office:date-value="1899-12-30T15:54:28.93776850775" calcext:value-type="date">
            <text:p>12/30/99 03:54 PM</text:p>
          </table:table-cell>
          <table:table-cell table:formula="of:=MOD([.E323]-[.$E$2];[.$H$2])+1+[.$E$2]" office:value-type="float" office:value="212" calcext:value-type="float">
            <text:p>212</text:p>
          </table:table-cell>
          <table:table-cell table:formula="of:=MOD([.F323]+1/[.$H$2];5)" office:value-type="float" office:value="0.699999999999984" calcext:value-type="float">
            <text:p>0,699999999999984</text:p>
          </table:table-cell>
          <table:table-cell table:formula="of:=IF([.F324]&lt;0.000001;[.G323]+2+1/[.$H$2];[.G323]+1/[.$H$2])" office:value-type="float" office:value="10.7" calcext:value-type="float">
            <text:p>10,7</text:p>
          </table:table-cell>
          <table:table-cell table:number-columns-repeated="4"/>
          <table:table-cell table:formula="of:=SUM(MOD(SUM([.L323]-[.L$2];[.T$2]);[.R$2]-[.L$2]);[.L$2])" office:value-type="time" office:time-value="PT15H39M59.999999999S" calcext:value-type="time">
            <text:p>15:40:00</text:p>
          </table:table-cell>
          <table:table-cell table:formula="of:=IF([.L324]&lt;[.L323];[.M323]+[.H$2];[.M323])" office:value-type="float" office:value="390" calcext:value-type="float">
            <text:p>390</text:p>
          </table:table-cell>
          <table:table-cell table:formula="of:=OFFSET([.C$4];[.M324];0)" office:value-type="float" office:value="43758" calcext:value-type="float">
            <text:p>43758</text:p>
          </table:table-cell>
          <table:table-cell table:formula="of:=[.L324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24];0)&lt;=[.O3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7T16:09:15.947178" calcext:value-type="date">
            <text:p>2019-10-17 16:09:16</text:p>
          </table:table-cell>
          <table:table-cell table:style-name="ce7" table:formula="of:=[.A325]" office:value-type="date" office:date-value="2019-10-17T16:09:15.947178" calcext:value-type="date">
            <text:p>2019-10-17 16:09:16</text:p>
          </table:table-cell>
          <table:table-cell table:formula="of:=TRUNC([.A325])" office:value-type="float" office:value="43755" calcext:value-type="float">
            <text:p>43755</text:p>
          </table:table-cell>
          <table:table-cell table:style-name="ce12" table:formula="of:=[.B325]-[.C325]" office:value-type="date" office:date-value="1899-12-30T16:09:15.94717792701" calcext:value-type="date">
            <text:p>12/30/99 04:09 PM</text:p>
          </table:table-cell>
          <table:table-cell table:formula="of:=MOD([.E324]-[.$E$2];[.$H$2])+1+[.$E$2]" office:value-type="float" office:value="213" calcext:value-type="float">
            <text:p>213</text:p>
          </table:table-cell>
          <table:table-cell table:formula="of:=MOD([.F324]+1/[.$H$2];5)" office:value-type="float" office:value="0.733333333333317" calcext:value-type="float">
            <text:p>0,733333333333317</text:p>
          </table:table-cell>
          <table:table-cell table:formula="of:=IF([.F325]&lt;0.000001;[.G324]+2+1/[.$H$2];[.G324]+1/[.$H$2])" office:value-type="float" office:value="10.7333333333333" calcext:value-type="float">
            <text:p>10,7333333333333</text:p>
          </table:table-cell>
          <table:table-cell table:number-columns-repeated="4"/>
          <table:table-cell table:formula="of:=SUM(MOD(SUM([.L324]-[.L$2];[.T$2]);[.R$2]-[.L$2]);[.L$2])" office:value-type="time" office:time-value="PT15H49M59.999999999S" calcext:value-type="time">
            <text:p>15:50:00</text:p>
          </table:table-cell>
          <table:table-cell table:formula="of:=IF([.L325]&lt;[.L324];[.M324]+[.H$2];[.M324])" office:value-type="float" office:value="390" calcext:value-type="float">
            <text:p>390</text:p>
          </table:table-cell>
          <table:table-cell table:formula="of:=OFFSET([.C$4];[.M325];0)" office:value-type="float" office:value="43758" calcext:value-type="float">
            <text:p>43758</text:p>
          </table:table-cell>
          <table:table-cell table:formula="of:=[.L325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25];0)&lt;=[.O3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7T15:37:46.983712" calcext:value-type="date">
            <text:p>2019-10-17 15:37:47</text:p>
          </table:table-cell>
          <table:table-cell table:style-name="ce7" table:formula="of:=[.A326]" office:value-type="date" office:date-value="2019-10-17T15:37:46.983712" calcext:value-type="date">
            <text:p>2019-10-17 15:37:47</text:p>
          </table:table-cell>
          <table:table-cell table:formula="of:=TRUNC([.A326])" office:value-type="float" office:value="43755" calcext:value-type="float">
            <text:p>43755</text:p>
          </table:table-cell>
          <table:table-cell table:style-name="ce12" table:formula="of:=[.B326]-[.C326]" office:value-type="date" office:date-value="1899-12-30T15:37:46.98371248785" calcext:value-type="date">
            <text:p>12/30/99 03:37 PM</text:p>
          </table:table-cell>
          <table:table-cell table:formula="of:=MOD([.E325]-[.$E$2];[.$H$2])+1+[.$E$2]" office:value-type="float" office:value="214" calcext:value-type="float">
            <text:p>214</text:p>
          </table:table-cell>
          <table:table-cell table:formula="of:=MOD([.F325]+1/[.$H$2];5)" office:value-type="float" office:value="0.76666666666665" calcext:value-type="float">
            <text:p>0,76666666666665</text:p>
          </table:table-cell>
          <table:table-cell table:formula="of:=IF([.F326]&lt;0.000001;[.G325]+2+1/[.$H$2];[.G325]+1/[.$H$2])" office:value-type="float" office:value="10.7666666666666" calcext:value-type="float">
            <text:p>10,7666666666666</text:p>
          </table:table-cell>
          <table:table-cell table:number-columns-repeated="4"/>
          <table:table-cell table:formula="of:=SUM(MOD(SUM([.L325]-[.L$2];[.T$2]);[.R$2]-[.L$2]);[.L$2])" office:value-type="time" office:time-value="PT15H59M59.999999999S" calcext:value-type="time">
            <text:p>16:00:00</text:p>
          </table:table-cell>
          <table:table-cell table:formula="of:=IF([.L326]&lt;[.L325];[.M325]+[.H$2];[.M325])" office:value-type="float" office:value="390" calcext:value-type="float">
            <text:p>390</text:p>
          </table:table-cell>
          <table:table-cell table:formula="of:=OFFSET([.C$4];[.M326];0)" office:value-type="float" office:value="43758" calcext:value-type="float">
            <text:p>43758</text:p>
          </table:table-cell>
          <table:table-cell table:formula="of:=[.L326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26];0)&lt;=[.O3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7T15:57:19.455732" calcext:value-type="date">
            <text:p>2019-10-17 15:57:19</text:p>
          </table:table-cell>
          <table:table-cell table:style-name="ce7" table:formula="of:=[.A327]" office:value-type="date" office:date-value="2019-10-17T15:57:19.455732" calcext:value-type="date">
            <text:p>2019-10-17 15:57:19</text:p>
          </table:table-cell>
          <table:table-cell table:formula="of:=TRUNC([.A327])" office:value-type="float" office:value="43755" calcext:value-type="float">
            <text:p>43755</text:p>
          </table:table-cell>
          <table:table-cell table:style-name="ce12" table:formula="of:=[.B327]-[.C327]" office:value-type="date" office:date-value="1899-12-30T15:57:19.45573191158" calcext:value-type="date">
            <text:p>12/30/99 03:57 PM</text:p>
          </table:table-cell>
          <table:table-cell table:formula="of:=MOD([.E326]-[.$E$2];[.$H$2])+1+[.$E$2]" office:value-type="float" office:value="215" calcext:value-type="float">
            <text:p>215</text:p>
          </table:table-cell>
          <table:table-cell table:formula="of:=MOD([.F326]+1/[.$H$2];5)" office:value-type="float" office:value="0.799999999999984" calcext:value-type="float">
            <text:p>0,799999999999984</text:p>
          </table:table-cell>
          <table:table-cell table:formula="of:=IF([.F327]&lt;0.000001;[.G326]+2+1/[.$H$2];[.G326]+1/[.$H$2])" office:value-type="float" office:value="10.8" calcext:value-type="float">
            <text:p>10,8</text:p>
          </table:table-cell>
          <table:table-cell table:number-columns-repeated="4"/>
          <table:table-cell table:formula="of:=SUM(MOD(SUM([.L326]-[.L$2];[.T$2]);[.R$2]-[.L$2]);[.L$2])" office:value-type="time" office:time-value="PT16H09M59.999999999S" calcext:value-type="time">
            <text:p>16:10:00</text:p>
          </table:table-cell>
          <table:table-cell table:formula="of:=IF([.L327]&lt;[.L326];[.M326]+[.H$2];[.M326])" office:value-type="float" office:value="390" calcext:value-type="float">
            <text:p>390</text:p>
          </table:table-cell>
          <table:table-cell table:formula="of:=OFFSET([.C$4];[.M327];0)" office:value-type="float" office:value="43758" calcext:value-type="float">
            <text:p>43758</text:p>
          </table:table-cell>
          <table:table-cell table:formula="of:=[.L327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327];0)&lt;=[.O3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7T16:00:16.586539" calcext:value-type="date">
            <text:p>2019-10-17 16:00:17</text:p>
          </table:table-cell>
          <table:table-cell table:style-name="ce7" table:formula="of:=[.A328]" office:value-type="date" office:date-value="2019-10-17T16:00:16.586539" calcext:value-type="date">
            <text:p>2019-10-17 16:00:17</text:p>
          </table:table-cell>
          <table:table-cell table:formula="of:=TRUNC([.A328])" office:value-type="float" office:value="43755" calcext:value-type="float">
            <text:p>43755</text:p>
          </table:table-cell>
          <table:table-cell table:style-name="ce12" table:formula="of:=[.B328]-[.C328]" office:value-type="date" office:date-value="1899-12-30T16:00:16.58653914928" calcext:value-type="date">
            <text:p>12/30/99 04:00 PM</text:p>
          </table:table-cell>
          <table:table-cell table:formula="of:=MOD([.E327]-[.$E$2];[.$H$2])+1+[.$E$2]" office:value-type="float" office:value="216" calcext:value-type="float">
            <text:p>216</text:p>
          </table:table-cell>
          <table:table-cell table:formula="of:=MOD([.F327]+1/[.$H$2];5)" office:value-type="float" office:value="0.833333333333317" calcext:value-type="float">
            <text:p>0,833333333333317</text:p>
          </table:table-cell>
          <table:table-cell table:formula="of:=IF([.F328]&lt;0.000001;[.G327]+2+1/[.$H$2];[.G327]+1/[.$H$2])" office:value-type="float" office:value="10.8333333333333" calcext:value-type="float">
            <text:p>10,8333333333333</text:p>
          </table:table-cell>
          <table:table-cell table:number-columns-repeated="4"/>
          <table:table-cell table:formula="of:=SUM(MOD(SUM([.L327]-[.L$2];[.T$2]);[.R$2]-[.L$2]);[.L$2])" office:value-type="time" office:time-value="PT16H19M59.999999999S" calcext:value-type="time">
            <text:p>16:20:00</text:p>
          </table:table-cell>
          <table:table-cell table:formula="of:=IF([.L328]&lt;[.L327];[.M327]+[.H$2];[.M327])" office:value-type="float" office:value="390" calcext:value-type="float">
            <text:p>390</text:p>
          </table:table-cell>
          <table:table-cell table:formula="of:=OFFSET([.C$4];[.M328];0)" office:value-type="float" office:value="43758" calcext:value-type="float">
            <text:p>43758</text:p>
          </table:table-cell>
          <table:table-cell table:formula="of:=[.L328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28];0)&lt;=[.O3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7T16:06:21.28571" calcext:value-type="date">
            <text:p>2019-10-17 16:06:21</text:p>
          </table:table-cell>
          <table:table-cell table:style-name="ce7" table:formula="of:=[.A329]" office:value-type="date" office:date-value="2019-10-17T16:06:21.28571" calcext:value-type="date">
            <text:p>2019-10-17 16:06:21</text:p>
          </table:table-cell>
          <table:table-cell table:formula="of:=TRUNC([.A329])" office:value-type="float" office:value="43755" calcext:value-type="float">
            <text:p>43755</text:p>
          </table:table-cell>
          <table:table-cell table:style-name="ce12" table:formula="of:=[.B329]-[.C329]" office:value-type="date" office:date-value="1899-12-30T16:06:21.2857095385" calcext:value-type="date">
            <text:p>12/30/99 04:06 PM</text:p>
          </table:table-cell>
          <table:table-cell table:formula="of:=MOD([.E328]-[.$E$2];[.$H$2])+1+[.$E$2]" office:value-type="float" office:value="217" calcext:value-type="float">
            <text:p>217</text:p>
          </table:table-cell>
          <table:table-cell table:formula="of:=MOD([.F328]+1/[.$H$2];5)" office:value-type="float" office:value="0.86666666666665" calcext:value-type="float">
            <text:p>0,86666666666665</text:p>
          </table:table-cell>
          <table:table-cell table:formula="of:=IF([.F329]&lt;0.000001;[.G328]+2+1/[.$H$2];[.G328]+1/[.$H$2])" office:value-type="float" office:value="10.8666666666666" calcext:value-type="float">
            <text:p>10,8666666666666</text:p>
          </table:table-cell>
          <table:table-cell table:number-columns-repeated="4"/>
          <table:table-cell table:formula="of:=SUM(MOD(SUM([.L328]-[.L$2];[.T$2]);[.R$2]-[.L$2]);[.L$2])" office:value-type="time" office:time-value="PT16H29M59.999999999S" calcext:value-type="time">
            <text:p>16:30:00</text:p>
          </table:table-cell>
          <table:table-cell table:formula="of:=IF([.L329]&lt;[.L328];[.M328]+[.H$2];[.M328])" office:value-type="float" office:value="390" calcext:value-type="float">
            <text:p>390</text:p>
          </table:table-cell>
          <table:table-cell table:formula="of:=OFFSET([.C$4];[.M329];0)" office:value-type="float" office:value="43758" calcext:value-type="float">
            <text:p>43758</text:p>
          </table:table-cell>
          <table:table-cell table:formula="of:=[.L329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29];0)&lt;=[.O3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7T16:03:42.522425" calcext:value-type="date">
            <text:p>2019-10-17 16:03:43</text:p>
          </table:table-cell>
          <table:table-cell table:style-name="ce7" table:formula="of:=[.A330]" office:value-type="date" office:date-value="2019-10-17T16:03:42.522425" calcext:value-type="date">
            <text:p>2019-10-17 16:03:43</text:p>
          </table:table-cell>
          <table:table-cell table:formula="of:=TRUNC([.A330])" office:value-type="float" office:value="43755" calcext:value-type="float">
            <text:p>43755</text:p>
          </table:table-cell>
          <table:table-cell table:style-name="ce12" table:formula="of:=[.B330]-[.C330]" office:value-type="date" office:date-value="1899-12-30T16:03:42.52242488321" calcext:value-type="date">
            <text:p>12/30/99 04:03 PM</text:p>
          </table:table-cell>
          <table:table-cell table:formula="of:=MOD([.E329]-[.$E$2];[.$H$2])+1+[.$E$2]" office:value-type="float" office:value="218" calcext:value-type="float">
            <text:p>218</text:p>
          </table:table-cell>
          <table:table-cell table:formula="of:=MOD([.F329]+1/[.$H$2];5)" office:value-type="float" office:value="0.899999999999984" calcext:value-type="float">
            <text:p>0,899999999999984</text:p>
          </table:table-cell>
          <table:table-cell table:formula="of:=IF([.F330]&lt;0.000001;[.G329]+2+1/[.$H$2];[.G329]+1/[.$H$2])" office:value-type="float" office:value="10.9" calcext:value-type="float">
            <text:p>10,9</text:p>
          </table:table-cell>
          <table:table-cell table:number-columns-repeated="4"/>
          <table:table-cell table:formula="of:=SUM(MOD(SUM([.L329]-[.L$2];[.T$2]);[.R$2]-[.L$2]);[.L$2])" office:value-type="time" office:time-value="PT16H39M59.999999999S" calcext:value-type="time">
            <text:p>16:40:00</text:p>
          </table:table-cell>
          <table:table-cell table:formula="of:=IF([.L330]&lt;[.L329];[.M329]+[.H$2];[.M329])" office:value-type="float" office:value="390" calcext:value-type="float">
            <text:p>390</text:p>
          </table:table-cell>
          <table:table-cell table:formula="of:=OFFSET([.C$4];[.M330];0)" office:value-type="float" office:value="43758" calcext:value-type="float">
            <text:p>43758</text:p>
          </table:table-cell>
          <table:table-cell table:formula="of:=[.L330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30];0)&lt;=[.O3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7T16:21:04.209341" calcext:value-type="date">
            <text:p>2019-10-17 16:21:04</text:p>
          </table:table-cell>
          <table:table-cell table:style-name="ce7" table:formula="of:=[.A331]" office:value-type="date" office:date-value="2019-10-17T16:21:04.209341" calcext:value-type="date">
            <text:p>2019-10-17 16:21:04</text:p>
          </table:table-cell>
          <table:table-cell table:formula="of:=TRUNC([.A331])" office:value-type="float" office:value="43755" calcext:value-type="float">
            <text:p>43755</text:p>
          </table:table-cell>
          <table:table-cell table:style-name="ce12" table:formula="of:=[.B331]-[.C331]" office:value-type="date" office:date-value="1899-12-30T16:21:04.20934097841" calcext:value-type="date">
            <text:p>12/30/99 04:21 PM</text:p>
          </table:table-cell>
          <table:table-cell table:formula="of:=MOD([.E330]-[.$E$2];[.$H$2])+1+[.$E$2]" office:value-type="float" office:value="219" calcext:value-type="float">
            <text:p>219</text:p>
          </table:table-cell>
          <table:table-cell table:formula="of:=MOD([.F330]+1/[.$H$2];5)" office:value-type="float" office:value="0.933333333333317" calcext:value-type="float">
            <text:p>0,933333333333317</text:p>
          </table:table-cell>
          <table:table-cell table:formula="of:=IF([.F331]&lt;0.000001;[.G330]+2+1/[.$H$2];[.G330]+1/[.$H$2])" office:value-type="float" office:value="10.9333333333333" calcext:value-type="float">
            <text:p>10,9333333333333</text:p>
          </table:table-cell>
          <table:table-cell table:number-columns-repeated="4"/>
          <table:table-cell table:formula="of:=SUM(MOD(SUM([.L330]-[.L$2];[.T$2]);[.R$2]-[.L$2]);[.L$2])" office:value-type="time" office:time-value="PT16H49M59.999999999S" calcext:value-type="time">
            <text:p>16:50:00</text:p>
          </table:table-cell>
          <table:table-cell table:formula="of:=IF([.L331]&lt;[.L330];[.M330]+[.H$2];[.M330])" office:value-type="float" office:value="390" calcext:value-type="float">
            <text:p>390</text:p>
          </table:table-cell>
          <table:table-cell table:formula="of:=OFFSET([.C$4];[.M331];0)" office:value-type="float" office:value="43758" calcext:value-type="float">
            <text:p>43758</text:p>
          </table:table-cell>
          <table:table-cell table:formula="of:=[.L331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31];0)&lt;=[.O3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7T16:16:47.00616" calcext:value-type="date">
            <text:p>2019-10-17 16:16:47</text:p>
          </table:table-cell>
          <table:table-cell table:style-name="ce7" table:formula="of:=[.A332]" office:value-type="date" office:date-value="2019-10-17T16:16:47.00616" calcext:value-type="date">
            <text:p>2019-10-17 16:16:47</text:p>
          </table:table-cell>
          <table:table-cell table:formula="of:=TRUNC([.A332])" office:value-type="float" office:value="43755" calcext:value-type="float">
            <text:p>43755</text:p>
          </table:table-cell>
          <table:table-cell table:style-name="ce12" table:formula="of:=[.B332]-[.C332]" office:value-type="date" office:date-value="1899-12-30T16:16:47.00615951791" calcext:value-type="date">
            <text:p>12/30/99 04:16 PM</text:p>
          </table:table-cell>
          <table:table-cell table:formula="of:=MOD([.E331]-[.$E$2];[.$H$2])+1+[.$E$2]" office:value-type="float" office:value="220" calcext:value-type="float">
            <text:p>220</text:p>
          </table:table-cell>
          <table:table-cell table:formula="of:=MOD([.F331]+1/[.$H$2];5)" office:value-type="float" office:value="0.96666666666665" calcext:value-type="float">
            <text:p>0,96666666666665</text:p>
          </table:table-cell>
          <table:table-cell table:formula="of:=IF([.F332]&lt;0.000001;[.G331]+2+1/[.$H$2];[.G331]+1/[.$H$2])" office:value-type="float" office:value="10.9666666666666" calcext:value-type="float">
            <text:p>10,9666666666666</text:p>
          </table:table-cell>
          <table:table-cell table:number-columns-repeated="4"/>
          <table:table-cell table:formula="of:=SUM(MOD(SUM([.L331]-[.L$2];[.T$2]);[.R$2]-[.L$2]);[.L$2])" office:value-type="time" office:time-value="PT16H59M59.999999999S" calcext:value-type="time">
            <text:p>17:00:00</text:p>
          </table:table-cell>
          <table:table-cell table:formula="of:=IF([.L332]&lt;[.L331];[.M331]+[.H$2];[.M331])" office:value-type="float" office:value="390" calcext:value-type="float">
            <text:p>390</text:p>
          </table:table-cell>
          <table:table-cell table:formula="of:=OFFSET([.C$4];[.M332];0)" office:value-type="float" office:value="43758" calcext:value-type="float">
            <text:p>43758</text:p>
          </table:table-cell>
          <table:table-cell table:formula="of:=[.L332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32];0)&lt;=[.O3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8T15:47:36.752483" calcext:value-type="date">
            <text:p>2019-10-18 15:47:37</text:p>
          </table:table-cell>
          <table:table-cell table:style-name="ce7" table:formula="of:=[.A333]" office:value-type="date" office:date-value="2019-10-18T15:47:36.752483" calcext:value-type="date">
            <text:p>2019-10-18 15:47:37</text:p>
          </table:table-cell>
          <table:table-cell table:formula="of:=TRUNC([.A333])" office:value-type="float" office:value="43756" calcext:value-type="float">
            <text:p>43756</text:p>
          </table:table-cell>
          <table:table-cell table:style-name="ce12" table:formula="of:=[.B333]-[.C333]" office:value-type="date" office:date-value="1899-12-30T15:47:36.75248347688" calcext:value-type="date">
            <text:p>12/30/99 03:47 PM</text:p>
          </table:table-cell>
          <table:table-cell table:formula="of:=MOD([.E332]-[.$E$2];[.$H$2])+1+[.$E$2]" office:value-type="float" office:value="191" calcext:value-type="float">
            <text:p>191</text:p>
          </table:table-cell>
          <table:table-cell table:formula="of:=MOD([.F332]+1/[.$H$2];5)" office:value-type="float" office:value="0.999999999999984" calcext:value-type="float">
            <text:p>0,999999999999984</text:p>
          </table:table-cell>
          <table:table-cell table:formula="of:=IF([.F333]&lt;0.000001;[.G332]+2+1/[.$H$2];[.G332]+1/[.$H$2])" office:value-type="float" office:value="11" calcext:value-type="float">
            <text:p>11</text:p>
          </table:table-cell>
          <table:table-cell table:number-columns-repeated="4"/>
          <table:table-cell table:formula="of:=SUM(MOD(SUM([.L332]-[.L$2];[.T$2]);[.R$2]-[.L$2]);[.L$2])" office:value-type="time" office:time-value="PT17H09M59.999999999S" calcext:value-type="time">
            <text:p>17:10:00</text:p>
          </table:table-cell>
          <table:table-cell table:formula="of:=IF([.L333]&lt;[.L332];[.M332]+[.H$2];[.M332])" office:value-type="float" office:value="390" calcext:value-type="float">
            <text:p>390</text:p>
          </table:table-cell>
          <table:table-cell table:formula="of:=OFFSET([.C$4];[.M333];0)" office:value-type="float" office:value="43758" calcext:value-type="float">
            <text:p>43758</text:p>
          </table:table-cell>
          <table:table-cell table:formula="of:=[.L333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33];0)&lt;=[.O3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18T16:05:26.475092" calcext:value-type="date">
            <text:p>2019-10-18 16:05:26</text:p>
          </table:table-cell>
          <table:table-cell table:style-name="ce7" table:formula="of:=[.A334]" office:value-type="date" office:date-value="2019-10-18T16:05:26.475092" calcext:value-type="date">
            <text:p>2019-10-18 16:05:26</text:p>
          </table:table-cell>
          <table:table-cell table:formula="of:=TRUNC([.A334])" office:value-type="float" office:value="43756" calcext:value-type="float">
            <text:p>43756</text:p>
          </table:table-cell>
          <table:table-cell table:style-name="ce12" table:formula="of:=[.B334]-[.C334]" office:value-type="date" office:date-value="1899-12-30T16:05:26.47509165108" calcext:value-type="date">
            <text:p>12/30/99 04:05 PM</text:p>
          </table:table-cell>
          <table:table-cell table:formula="of:=MOD([.E333]-[.$E$2];[.$H$2])+1+[.$E$2]" office:value-type="float" office:value="192" calcext:value-type="float">
            <text:p>192</text:p>
          </table:table-cell>
          <table:table-cell table:formula="of:=MOD([.F333]+1/[.$H$2];5)" office:value-type="float" office:value="1.03333333333332" calcext:value-type="float">
            <text:p>1,03333333333332</text:p>
          </table:table-cell>
          <table:table-cell table:formula="of:=IF([.F334]&lt;0.000001;[.G333]+2+1/[.$H$2];[.G333]+1/[.$H$2])" office:value-type="float" office:value="11.0333333333333" calcext:value-type="float">
            <text:p>11,0333333333333</text:p>
          </table:table-cell>
          <table:table-cell table:number-columns-repeated="4"/>
          <table:table-cell table:formula="of:=SUM(MOD(SUM([.L333]-[.L$2];[.T$2]);[.R$2]-[.L$2]);[.L$2])" office:value-type="time" office:time-value="PT17H19M59.999999999S" calcext:value-type="time">
            <text:p>17:20:00</text:p>
          </table:table-cell>
          <table:table-cell table:formula="of:=IF([.L334]&lt;[.L333];[.M333]+[.H$2];[.M333])" office:value-type="float" office:value="390" calcext:value-type="float">
            <text:p>390</text:p>
          </table:table-cell>
          <table:table-cell table:formula="of:=OFFSET([.C$4];[.M334];0)" office:value-type="float" office:value="43758" calcext:value-type="float">
            <text:p>43758</text:p>
          </table:table-cell>
          <table:table-cell table:formula="of:=[.L334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34];0)&lt;=[.O3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18T15:31:10.441185" calcext:value-type="date">
            <text:p>2019-10-18 15:31:10</text:p>
          </table:table-cell>
          <table:table-cell table:style-name="ce7" table:formula="of:=[.A335]" office:value-type="date" office:date-value="2019-10-18T15:31:10.441185" calcext:value-type="date">
            <text:p>2019-10-18 15:31:10</text:p>
          </table:table-cell>
          <table:table-cell table:formula="of:=TRUNC([.A335])" office:value-type="float" office:value="43756" calcext:value-type="float">
            <text:p>43756</text:p>
          </table:table-cell>
          <table:table-cell table:style-name="ce12" table:formula="of:=[.B335]-[.C335]" office:value-type="date" office:date-value="1899-12-30T15:31:10.44118484482" calcext:value-type="date">
            <text:p>12/30/99 03:31 PM</text:p>
          </table:table-cell>
          <table:table-cell table:formula="of:=MOD([.E334]-[.$E$2];[.$H$2])+1+[.$E$2]" office:value-type="float" office:value="193" calcext:value-type="float">
            <text:p>193</text:p>
          </table:table-cell>
          <table:table-cell table:formula="of:=MOD([.F334]+1/[.$H$2];5)" office:value-type="float" office:value="1.06666666666665" calcext:value-type="float">
            <text:p>1,06666666666665</text:p>
          </table:table-cell>
          <table:table-cell table:formula="of:=IF([.F335]&lt;0.000001;[.G334]+2+1/[.$H$2];[.G334]+1/[.$H$2])" office:value-type="float" office:value="11.0666666666666" calcext:value-type="float">
            <text:p>11,0666666666666</text:p>
          </table:table-cell>
          <table:table-cell table:number-columns-repeated="4"/>
          <table:table-cell table:formula="of:=SUM(MOD(SUM([.L334]-[.L$2];[.T$2]);[.R$2]-[.L$2]);[.L$2])" office:value-type="time" office:time-value="PT17H29M59.999999999S" calcext:value-type="time">
            <text:p>17:30:00</text:p>
          </table:table-cell>
          <table:table-cell table:formula="of:=IF([.L335]&lt;[.L334];[.M334]+[.H$2];[.M334])" office:value-type="float" office:value="390" calcext:value-type="float">
            <text:p>390</text:p>
          </table:table-cell>
          <table:table-cell table:formula="of:=OFFSET([.C$4];[.M335];0)" office:value-type="float" office:value="43758" calcext:value-type="float">
            <text:p>43758</text:p>
          </table:table-cell>
          <table:table-cell table:formula="of:=[.L335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35];0)&lt;=[.O3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18T16:41:55.419033" calcext:value-type="date">
            <text:p>2019-10-18 16:41:55</text:p>
          </table:table-cell>
          <table:table-cell table:style-name="ce7" table:formula="of:=[.A336]" office:value-type="date" office:date-value="2019-10-18T16:41:55.419033" calcext:value-type="date">
            <text:p>2019-10-18 16:41:55</text:p>
          </table:table-cell>
          <table:table-cell table:formula="of:=TRUNC([.A336])" office:value-type="float" office:value="43756" calcext:value-type="float">
            <text:p>43756</text:p>
          </table:table-cell>
          <table:table-cell table:style-name="ce12" table:formula="of:=[.B336]-[.C336]" office:value-type="date" office:date-value="1899-12-30T16:41:55.41903305333" calcext:value-type="date">
            <text:p>12/30/99 04:41 PM</text:p>
          </table:table-cell>
          <table:table-cell table:formula="of:=MOD([.E335]-[.$E$2];[.$H$2])+1+[.$E$2]" office:value-type="float" office:value="194" calcext:value-type="float">
            <text:p>194</text:p>
          </table:table-cell>
          <table:table-cell table:formula="of:=MOD([.F335]+1/[.$H$2];5)" office:value-type="float" office:value="1.09999999999998" calcext:value-type="float">
            <text:p>1,09999999999998</text:p>
          </table:table-cell>
          <table:table-cell table:formula="of:=IF([.F336]&lt;0.000001;[.G335]+2+1/[.$H$2];[.G335]+1/[.$H$2])" office:value-type="float" office:value="11.1" calcext:value-type="float">
            <text:p>11,1</text:p>
          </table:table-cell>
          <table:table-cell table:number-columns-repeated="4"/>
          <table:table-cell table:formula="of:=SUM(MOD(SUM([.L335]-[.L$2];[.T$2]);[.R$2]-[.L$2]);[.L$2])" office:value-type="time" office:time-value="PT17H39M59.999999999S" calcext:value-type="time">
            <text:p>17:40:00</text:p>
          </table:table-cell>
          <table:table-cell table:formula="of:=IF([.L336]&lt;[.L335];[.M335]+[.H$2];[.M335])" office:value-type="float" office:value="390" calcext:value-type="float">
            <text:p>390</text:p>
          </table:table-cell>
          <table:table-cell table:formula="of:=OFFSET([.C$4];[.M336];0)" office:value-type="float" office:value="43758" calcext:value-type="float">
            <text:p>43758</text:p>
          </table:table-cell>
          <table:table-cell table:formula="of:=[.L336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36];0)&lt;=[.O3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18T15:39:46.229728" calcext:value-type="date">
            <text:p>2019-10-18 15:39:46</text:p>
          </table:table-cell>
          <table:table-cell table:style-name="ce7" table:formula="of:=[.A337]" office:value-type="date" office:date-value="2019-10-18T15:39:46.229728" calcext:value-type="date">
            <text:p>2019-10-18 15:39:46</text:p>
          </table:table-cell>
          <table:table-cell table:formula="of:=TRUNC([.A337])" office:value-type="float" office:value="43756" calcext:value-type="float">
            <text:p>43756</text:p>
          </table:table-cell>
          <table:table-cell table:style-name="ce12" table:formula="of:=[.B337]-[.C337]" office:value-type="date" office:date-value="1899-12-30T15:39:46.22972758021" calcext:value-type="date">
            <text:p>12/30/99 03:39 PM</text:p>
          </table:table-cell>
          <table:table-cell table:formula="of:=MOD([.E336]-[.$E$2];[.$H$2])+1+[.$E$2]" office:value-type="float" office:value="195" calcext:value-type="float">
            <text:p>195</text:p>
          </table:table-cell>
          <table:table-cell table:formula="of:=MOD([.F336]+1/[.$H$2];5)" office:value-type="float" office:value="1.13333333333332" calcext:value-type="float">
            <text:p>1,13333333333332</text:p>
          </table:table-cell>
          <table:table-cell table:formula="of:=IF([.F337]&lt;0.000001;[.G336]+2+1/[.$H$2];[.G336]+1/[.$H$2])" office:value-type="float" office:value="11.1333333333333" calcext:value-type="float">
            <text:p>11,1333333333333</text:p>
          </table:table-cell>
          <table:table-cell table:number-columns-repeated="4"/>
          <table:table-cell table:formula="of:=SUM(MOD(SUM([.L336]-[.L$2];[.T$2]);[.R$2]-[.L$2]);[.L$2])" office:value-type="time" office:time-value="PT17H49M59.999999999S" calcext:value-type="time">
            <text:p>17:50:00</text:p>
          </table:table-cell>
          <table:table-cell table:formula="of:=IF([.L337]&lt;[.L336];[.M336]+[.H$2];[.M336])" office:value-type="float" office:value="390" calcext:value-type="float">
            <text:p>390</text:p>
          </table:table-cell>
          <table:table-cell table:formula="of:=OFFSET([.C$4];[.M337];0)" office:value-type="float" office:value="43758" calcext:value-type="float">
            <text:p>43758</text:p>
          </table:table-cell>
          <table:table-cell table:formula="of:=[.L337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37];0)&lt;=[.O3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18T16:02:21.172746" calcext:value-type="date">
            <text:p>2019-10-18 16:02:21</text:p>
          </table:table-cell>
          <table:table-cell table:style-name="ce7" table:formula="of:=[.A338]" office:value-type="date" office:date-value="2019-10-18T16:02:21.172746" calcext:value-type="date">
            <text:p>2019-10-18 16:02:21</text:p>
          </table:table-cell>
          <table:table-cell table:formula="of:=TRUNC([.A338])" office:value-type="float" office:value="43756" calcext:value-type="float">
            <text:p>43756</text:p>
          </table:table-cell>
          <table:table-cell table:style-name="ce12" table:formula="of:=[.B338]-[.C338]" office:value-type="date" office:date-value="1899-12-30T16:02:21.17274605669" calcext:value-type="date">
            <text:p>12/30/99 04:02 PM</text:p>
          </table:table-cell>
          <table:table-cell table:formula="of:=MOD([.E337]-[.$E$2];[.$H$2])+1+[.$E$2]" office:value-type="float" office:value="196" calcext:value-type="float">
            <text:p>196</text:p>
          </table:table-cell>
          <table:table-cell table:formula="of:=MOD([.F337]+1/[.$H$2];5)" office:value-type="float" office:value="1.16666666666665" calcext:value-type="float">
            <text:p>1,16666666666665</text:p>
          </table:table-cell>
          <table:table-cell table:formula="of:=IF([.F338]&lt;0.000001;[.G337]+2+1/[.$H$2];[.G337]+1/[.$H$2])" office:value-type="float" office:value="11.1666666666666" calcext:value-type="float">
            <text:p>11,1666666666666</text:p>
          </table:table-cell>
          <table:table-cell table:number-columns-repeated="4"/>
          <table:table-cell table:formula="of:=SUM(MOD(SUM([.L337]-[.L$2];[.T$2]);[.R$2]-[.L$2]);[.L$2])" office:value-type="time" office:time-value="PT17H59M59.999999999S" calcext:value-type="time">
            <text:p>18:00:00</text:p>
          </table:table-cell>
          <table:table-cell table:formula="of:=IF([.L338]&lt;[.L337];[.M337]+[.H$2];[.M337])" office:value-type="float" office:value="390" calcext:value-type="float">
            <text:p>390</text:p>
          </table:table-cell>
          <table:table-cell table:formula="of:=OFFSET([.C$4];[.M338];0)" office:value-type="float" office:value="43758" calcext:value-type="float">
            <text:p>43758</text:p>
          </table:table-cell>
          <table:table-cell table:formula="of:=[.L338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38];0)&lt;=[.O3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18T15:56:15.6184" calcext:value-type="date">
            <text:p>2019-10-18 15:56:16</text:p>
          </table:table-cell>
          <table:table-cell table:style-name="ce7" table:formula="of:=[.A339]" office:value-type="date" office:date-value="2019-10-18T15:56:15.6184" calcext:value-type="date">
            <text:p>2019-10-18 15:56:16</text:p>
          </table:table-cell>
          <table:table-cell table:formula="of:=TRUNC([.A339])" office:value-type="float" office:value="43756" calcext:value-type="float">
            <text:p>43756</text:p>
          </table:table-cell>
          <table:table-cell table:style-name="ce12" table:formula="of:=[.B339]-[.C339]" office:value-type="date" office:date-value="1899-12-30T15:56:15.61840026174" calcext:value-type="date">
            <text:p>12/30/99 03:56 PM</text:p>
          </table:table-cell>
          <table:table-cell table:formula="of:=MOD([.E338]-[.$E$2];[.$H$2])+1+[.$E$2]" office:value-type="float" office:value="197" calcext:value-type="float">
            <text:p>197</text:p>
          </table:table-cell>
          <table:table-cell table:formula="of:=MOD([.F338]+1/[.$H$2];5)" office:value-type="float" office:value="1.19999999999998" calcext:value-type="float">
            <text:p>1,19999999999998</text:p>
          </table:table-cell>
          <table:table-cell table:formula="of:=IF([.F339]&lt;0.000001;[.G338]+2+1/[.$H$2];[.G338]+1/[.$H$2])" office:value-type="float" office:value="11.2" calcext:value-type="float">
            <text:p>11,2</text:p>
          </table:table-cell>
          <table:table-cell table:number-columns-repeated="4"/>
          <table:table-cell table:formula="of:=SUM(MOD(SUM([.L338]-[.L$2];[.T$2]);[.R$2]-[.L$2]);[.L$2])" office:value-type="time" office:time-value="PT14H09M59.999999999S" calcext:value-type="time">
            <text:p>14:10:00</text:p>
          </table:table-cell>
          <table:table-cell table:formula="of:=IF([.L339]&lt;[.L338];[.M338]+[.H$2];[.M338])" office:value-type="float" office:value="420" calcext:value-type="float">
            <text:p>420</text:p>
          </table:table-cell>
          <table:table-cell table:formula="of:=OFFSET([.C$4];[.M339];0)" office:value-type="float" office:value="43759" calcext:value-type="float">
            <text:p>43759</text:p>
          </table:table-cell>
          <table:table-cell table:formula="of:=[.L339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39];0)&lt;=[.O3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18T15:58:38.628169" calcext:value-type="date">
            <text:p>2019-10-18 15:58:39</text:p>
          </table:table-cell>
          <table:table-cell table:style-name="ce7" table:formula="of:=[.A340]" office:value-type="date" office:date-value="2019-10-18T15:58:38.628169" calcext:value-type="date">
            <text:p>2019-10-18 15:58:39</text:p>
          </table:table-cell>
          <table:table-cell table:formula="of:=TRUNC([.A340])" office:value-type="float" office:value="43756" calcext:value-type="float">
            <text:p>43756</text:p>
          </table:table-cell>
          <table:table-cell table:style-name="ce12" table:formula="of:=[.B340]-[.C340]" office:value-type="date" office:date-value="1899-12-30T15:58:38.62816885114" calcext:value-type="date">
            <text:p>12/30/99 03:58 PM</text:p>
          </table:table-cell>
          <table:table-cell table:formula="of:=MOD([.E339]-[.$E$2];[.$H$2])+1+[.$E$2]" office:value-type="float" office:value="198" calcext:value-type="float">
            <text:p>198</text:p>
          </table:table-cell>
          <table:table-cell table:formula="of:=MOD([.F339]+1/[.$H$2];5)" office:value-type="float" office:value="1.23333333333332" calcext:value-type="float">
            <text:p>1,23333333333332</text:p>
          </table:table-cell>
          <table:table-cell table:formula="of:=IF([.F340]&lt;0.000001;[.G339]+2+1/[.$H$2];[.G339]+1/[.$H$2])" office:value-type="float" office:value="11.2333333333333" calcext:value-type="float">
            <text:p>11,2333333333333</text:p>
          </table:table-cell>
          <table:table-cell table:number-columns-repeated="4"/>
          <table:table-cell table:formula="of:=SUM(MOD(SUM([.L339]-[.L$2];[.T$2]);[.R$2]-[.L$2]);[.L$2])" office:value-type="time" office:time-value="PT14H19M59.999999999S" calcext:value-type="time">
            <text:p>14:20:00</text:p>
          </table:table-cell>
          <table:table-cell table:formula="of:=IF([.L340]&lt;[.L339];[.M339]+[.H$2];[.M339])" office:value-type="float" office:value="420" calcext:value-type="float">
            <text:p>420</text:p>
          </table:table-cell>
          <table:table-cell table:formula="of:=OFFSET([.C$4];[.M340];0)" office:value-type="float" office:value="43759" calcext:value-type="float">
            <text:p>43759</text:p>
          </table:table-cell>
          <table:table-cell table:formula="of:=[.L340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40];0)&lt;=[.O3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18T16:07:54.950447" calcext:value-type="date">
            <text:p>2019-10-18 16:07:55</text:p>
          </table:table-cell>
          <table:table-cell table:style-name="ce7" table:formula="of:=[.A341]" office:value-type="date" office:date-value="2019-10-18T16:07:54.950447" calcext:value-type="date">
            <text:p>2019-10-18 16:07:55</text:p>
          </table:table-cell>
          <table:table-cell table:formula="of:=TRUNC([.A341])" office:value-type="float" office:value="43756" calcext:value-type="float">
            <text:p>43756</text:p>
          </table:table-cell>
          <table:table-cell table:style-name="ce12" table:formula="of:=[.B341]-[.C341]" office:value-type="date" office:date-value="1899-12-30T16:07:54.95044742245" calcext:value-type="date">
            <text:p>12/30/99 04:07 PM</text:p>
          </table:table-cell>
          <table:table-cell table:formula="of:=MOD([.E340]-[.$E$2];[.$H$2])+1+[.$E$2]" office:value-type="float" office:value="199" calcext:value-type="float">
            <text:p>199</text:p>
          </table:table-cell>
          <table:table-cell table:formula="of:=MOD([.F340]+1/[.$H$2];5)" office:value-type="float" office:value="1.26666666666665" calcext:value-type="float">
            <text:p>1,26666666666665</text:p>
          </table:table-cell>
          <table:table-cell table:formula="of:=IF([.F341]&lt;0.000001;[.G340]+2+1/[.$H$2];[.G340]+1/[.$H$2])" office:value-type="float" office:value="11.2666666666666" calcext:value-type="float">
            <text:p>11,2666666666666</text:p>
          </table:table-cell>
          <table:table-cell table:number-columns-repeated="4"/>
          <table:table-cell table:formula="of:=SUM(MOD(SUM([.L340]-[.L$2];[.T$2]);[.R$2]-[.L$2]);[.L$2])" office:value-type="time" office:time-value="PT14H29M59.999999999S" calcext:value-type="time">
            <text:p>14:30:00</text:p>
          </table:table-cell>
          <table:table-cell table:formula="of:=IF([.L341]&lt;[.L340];[.M340]+[.H$2];[.M340])" office:value-type="float" office:value="420" calcext:value-type="float">
            <text:p>420</text:p>
          </table:table-cell>
          <table:table-cell table:formula="of:=OFFSET([.C$4];[.M341];0)" office:value-type="float" office:value="43759" calcext:value-type="float">
            <text:p>43759</text:p>
          </table:table-cell>
          <table:table-cell table:formula="of:=[.L341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41];0)&lt;=[.O3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18T15:56:45.163516" calcext:value-type="date">
            <text:p>2019-10-18 15:56:45</text:p>
          </table:table-cell>
          <table:table-cell table:style-name="ce7" table:formula="of:=[.A342]" office:value-type="date" office:date-value="2019-10-18T15:56:45.163516" calcext:value-type="date">
            <text:p>2019-10-18 15:56:45</text:p>
          </table:table-cell>
          <table:table-cell table:formula="of:=TRUNC([.A342])" office:value-type="float" office:value="43756" calcext:value-type="float">
            <text:p>43756</text:p>
          </table:table-cell>
          <table:table-cell table:style-name="ce12" table:formula="of:=[.B342]-[.C342]" office:value-type="date" office:date-value="1899-12-30T15:56:45.16351573169" calcext:value-type="date">
            <text:p>12/30/99 03:56 PM</text:p>
          </table:table-cell>
          <table:table-cell table:formula="of:=MOD([.E341]-[.$E$2];[.$H$2])+1+[.$E$2]" office:value-type="float" office:value="200" calcext:value-type="float">
            <text:p>200</text:p>
          </table:table-cell>
          <table:table-cell table:formula="of:=MOD([.F341]+1/[.$H$2];5)" office:value-type="float" office:value="1.29999999999998" calcext:value-type="float">
            <text:p>1,29999999999998</text:p>
          </table:table-cell>
          <table:table-cell table:formula="of:=IF([.F342]&lt;0.000001;[.G341]+2+1/[.$H$2];[.G341]+1/[.$H$2])" office:value-type="float" office:value="11.3" calcext:value-type="float">
            <text:p>11,3</text:p>
          </table:table-cell>
          <table:table-cell table:number-columns-repeated="4"/>
          <table:table-cell table:formula="of:=SUM(MOD(SUM([.L341]-[.L$2];[.T$2]);[.R$2]-[.L$2]);[.L$2])" office:value-type="time" office:time-value="PT14H39M59.999999999S" calcext:value-type="time">
            <text:p>14:40:00</text:p>
          </table:table-cell>
          <table:table-cell table:formula="of:=IF([.L342]&lt;[.L341];[.M341]+[.H$2];[.M341])" office:value-type="float" office:value="420" calcext:value-type="float">
            <text:p>420</text:p>
          </table:table-cell>
          <table:table-cell table:formula="of:=OFFSET([.C$4];[.M342];0)" office:value-type="float" office:value="43759" calcext:value-type="float">
            <text:p>43759</text:p>
          </table:table-cell>
          <table:table-cell table:formula="of:=[.L342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42];0)&lt;=[.O3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18T15:52:57.884476" calcext:value-type="date">
            <text:p>2019-10-18 15:52:58</text:p>
          </table:table-cell>
          <table:table-cell table:style-name="ce7" table:formula="of:=[.A343]" office:value-type="date" office:date-value="2019-10-18T15:52:57.884476" calcext:value-type="date">
            <text:p>2019-10-18 15:52:58</text:p>
          </table:table-cell>
          <table:table-cell table:formula="of:=TRUNC([.A343])" office:value-type="float" office:value="43756" calcext:value-type="float">
            <text:p>43756</text:p>
          </table:table-cell>
          <table:table-cell table:style-name="ce12" table:formula="of:=[.B343]-[.C343]" office:value-type="date" office:date-value="1899-12-30T15:52:57.8844760498" calcext:value-type="date">
            <text:p>12/30/99 03:52 PM</text:p>
          </table:table-cell>
          <table:table-cell table:formula="of:=MOD([.E342]-[.$E$2];[.$H$2])+1+[.$E$2]" office:value-type="float" office:value="201" calcext:value-type="float">
            <text:p>201</text:p>
          </table:table-cell>
          <table:table-cell table:formula="of:=MOD([.F342]+1/[.$H$2];5)" office:value-type="float" office:value="1.33333333333332" calcext:value-type="float">
            <text:p>1,33333333333332</text:p>
          </table:table-cell>
          <table:table-cell table:formula="of:=IF([.F343]&lt;0.000001;[.G342]+2+1/[.$H$2];[.G342]+1/[.$H$2])" office:value-type="float" office:value="11.3333333333333" calcext:value-type="float">
            <text:p>11,3333333333333</text:p>
          </table:table-cell>
          <table:table-cell table:number-columns-repeated="4"/>
          <table:table-cell table:formula="of:=SUM(MOD(SUM([.L342]-[.L$2];[.T$2]);[.R$2]-[.L$2]);[.L$2])" office:value-type="time" office:time-value="PT14H49M59.999999999S" calcext:value-type="time">
            <text:p>14:50:00</text:p>
          </table:table-cell>
          <table:table-cell table:formula="of:=IF([.L343]&lt;[.L342];[.M342]+[.H$2];[.M342])" office:value-type="float" office:value="420" calcext:value-type="float">
            <text:p>420</text:p>
          </table:table-cell>
          <table:table-cell table:formula="of:=OFFSET([.C$4];[.M343];0)" office:value-type="float" office:value="43759" calcext:value-type="float">
            <text:p>43759</text:p>
          </table:table-cell>
          <table:table-cell table:formula="of:=[.L343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43];0)&lt;=[.O3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18T15:19:41.914937" calcext:value-type="date">
            <text:p>2019-10-18 15:19:42</text:p>
          </table:table-cell>
          <table:table-cell table:style-name="ce7" table:formula="of:=[.A344]" office:value-type="date" office:date-value="2019-10-18T15:19:41.914937" calcext:value-type="date">
            <text:p>2019-10-18 15:19:42</text:p>
          </table:table-cell>
          <table:table-cell table:formula="of:=TRUNC([.A344])" office:value-type="float" office:value="43756" calcext:value-type="float">
            <text:p>43756</text:p>
          </table:table-cell>
          <table:table-cell table:style-name="ce12" table:formula="of:=[.B344]-[.C344]" office:value-type="date" office:date-value="1899-12-30T15:19:41.91493679769" calcext:value-type="date">
            <text:p>12/30/99 03:19 PM</text:p>
          </table:table-cell>
          <table:table-cell table:formula="of:=MOD([.E343]-[.$E$2];[.$H$2])+1+[.$E$2]" office:value-type="float" office:value="202" calcext:value-type="float">
            <text:p>202</text:p>
          </table:table-cell>
          <table:table-cell table:formula="of:=MOD([.F343]+1/[.$H$2];5)" office:value-type="float" office:value="1.36666666666665" calcext:value-type="float">
            <text:p>1,36666666666665</text:p>
          </table:table-cell>
          <table:table-cell table:formula="of:=IF([.F344]&lt;0.000001;[.G343]+2+1/[.$H$2];[.G343]+1/[.$H$2])" office:value-type="float" office:value="11.3666666666666" calcext:value-type="float">
            <text:p>11,3666666666666</text:p>
          </table:table-cell>
          <table:table-cell table:number-columns-repeated="4"/>
          <table:table-cell table:formula="of:=SUM(MOD(SUM([.L343]-[.L$2];[.T$2]);[.R$2]-[.L$2]);[.L$2])" office:value-type="time" office:time-value="PT14H59M59.999999999S" calcext:value-type="time">
            <text:p>15:00:00</text:p>
          </table:table-cell>
          <table:table-cell table:formula="of:=IF([.L344]&lt;[.L343];[.M343]+[.H$2];[.M343])" office:value-type="float" office:value="420" calcext:value-type="float">
            <text:p>420</text:p>
          </table:table-cell>
          <table:table-cell table:formula="of:=OFFSET([.C$4];[.M344];0)" office:value-type="float" office:value="43759" calcext:value-type="float">
            <text:p>43759</text:p>
          </table:table-cell>
          <table:table-cell table:formula="of:=[.L344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44];0)&lt;=[.O3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18T15:30:12.023582" calcext:value-type="date">
            <text:p>2019-10-18 15:30:12</text:p>
          </table:table-cell>
          <table:table-cell table:style-name="ce7" table:formula="of:=[.A345]" office:value-type="date" office:date-value="2019-10-18T15:30:12.023582" calcext:value-type="date">
            <text:p>2019-10-18 15:30:12</text:p>
          </table:table-cell>
          <table:table-cell table:formula="of:=TRUNC([.A345])" office:value-type="float" office:value="43756" calcext:value-type="float">
            <text:p>43756</text:p>
          </table:table-cell>
          <table:table-cell table:style-name="ce12" table:formula="of:=[.B345]-[.C345]" office:value-type="date" office:date-value="1899-12-30T15:30:12.02358151786" calcext:value-type="date">
            <text:p>12/30/99 03:30 PM</text:p>
          </table:table-cell>
          <table:table-cell table:formula="of:=MOD([.E344]-[.$E$2];[.$H$2])+1+[.$E$2]" office:value-type="float" office:value="203" calcext:value-type="float">
            <text:p>203</text:p>
          </table:table-cell>
          <table:table-cell table:formula="of:=MOD([.F344]+1/[.$H$2];5)" office:value-type="float" office:value="1.39999999999998" calcext:value-type="float">
            <text:p>1,39999999999998</text:p>
          </table:table-cell>
          <table:table-cell table:formula="of:=IF([.F345]&lt;0.000001;[.G344]+2+1/[.$H$2];[.G344]+1/[.$H$2])" office:value-type="float" office:value="11.4" calcext:value-type="float">
            <text:p>11,4</text:p>
          </table:table-cell>
          <table:table-cell table:number-columns-repeated="4"/>
          <table:table-cell table:formula="of:=SUM(MOD(SUM([.L344]-[.L$2];[.T$2]);[.R$2]-[.L$2]);[.L$2])" office:value-type="time" office:time-value="PT15H09M59.999999999S" calcext:value-type="time">
            <text:p>15:10:00</text:p>
          </table:table-cell>
          <table:table-cell table:formula="of:=IF([.L345]&lt;[.L344];[.M344]+[.H$2];[.M344])" office:value-type="float" office:value="420" calcext:value-type="float">
            <text:p>420</text:p>
          </table:table-cell>
          <table:table-cell table:formula="of:=OFFSET([.C$4];[.M345];0)" office:value-type="float" office:value="43759" calcext:value-type="float">
            <text:p>43759</text:p>
          </table:table-cell>
          <table:table-cell table:formula="of:=[.L345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45];0)&lt;=[.O3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18T16:09:09.684917" calcext:value-type="date">
            <text:p>2019-10-18 16:09:10</text:p>
          </table:table-cell>
          <table:table-cell table:style-name="ce7" table:formula="of:=[.A346]" office:value-type="date" office:date-value="2019-10-18T16:09:09.684917" calcext:value-type="date">
            <text:p>2019-10-18 16:09:10</text:p>
          </table:table-cell>
          <table:table-cell table:formula="of:=TRUNC([.A346])" office:value-type="float" office:value="43756" calcext:value-type="float">
            <text:p>43756</text:p>
          </table:table-cell>
          <table:table-cell table:style-name="ce12" table:formula="of:=[.B346]-[.C346]" office:value-type="date" office:date-value="1899-12-30T16:09:09.68491683248" calcext:value-type="date">
            <text:p>12/30/99 04:09 PM</text:p>
          </table:table-cell>
          <table:table-cell table:formula="of:=MOD([.E345]-[.$E$2];[.$H$2])+1+[.$E$2]" office:value-type="float" office:value="204" calcext:value-type="float">
            <text:p>204</text:p>
          </table:table-cell>
          <table:table-cell table:formula="of:=MOD([.F345]+1/[.$H$2];5)" office:value-type="float" office:value="1.43333333333332" calcext:value-type="float">
            <text:p>1,43333333333332</text:p>
          </table:table-cell>
          <table:table-cell table:formula="of:=IF([.F346]&lt;0.000001;[.G345]+2+1/[.$H$2];[.G345]+1/[.$H$2])" office:value-type="float" office:value="11.4333333333333" calcext:value-type="float">
            <text:p>11,4333333333333</text:p>
          </table:table-cell>
          <table:table-cell table:number-columns-repeated="4"/>
          <table:table-cell table:formula="of:=SUM(MOD(SUM([.L345]-[.L$2];[.T$2]);[.R$2]-[.L$2]);[.L$2])" office:value-type="time" office:time-value="PT15H19M59.999999999S" calcext:value-type="time">
            <text:p>15:20:00</text:p>
          </table:table-cell>
          <table:table-cell table:formula="of:=IF([.L346]&lt;[.L345];[.M345]+[.H$2];[.M345])" office:value-type="float" office:value="420" calcext:value-type="float">
            <text:p>420</text:p>
          </table:table-cell>
          <table:table-cell table:formula="of:=OFFSET([.C$4];[.M346];0)" office:value-type="float" office:value="43759" calcext:value-type="float">
            <text:p>43759</text:p>
          </table:table-cell>
          <table:table-cell table:formula="of:=[.L346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46];0)&lt;=[.O3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18T16:25:09.230926" calcext:value-type="date">
            <text:p>2019-10-18 16:25:09</text:p>
          </table:table-cell>
          <table:table-cell table:style-name="ce7" table:formula="of:=[.A347]" office:value-type="date" office:date-value="2019-10-18T16:25:09.230926" calcext:value-type="date">
            <text:p>2019-10-18 16:25:09</text:p>
          </table:table-cell>
          <table:table-cell table:formula="of:=TRUNC([.A347])" office:value-type="float" office:value="43756" calcext:value-type="float">
            <text:p>43756</text:p>
          </table:table-cell>
          <table:table-cell table:style-name="ce12" table:formula="of:=[.B347]-[.C347]" office:value-type="date" office:date-value="1899-12-30T16:25:09.23092612065" calcext:value-type="date">
            <text:p>12/30/99 04:25 PM</text:p>
          </table:table-cell>
          <table:table-cell table:formula="of:=MOD([.E346]-[.$E$2];[.$H$2])+1+[.$E$2]" office:value-type="float" office:value="205" calcext:value-type="float">
            <text:p>205</text:p>
          </table:table-cell>
          <table:table-cell table:formula="of:=MOD([.F346]+1/[.$H$2];5)" office:value-type="float" office:value="1.46666666666665" calcext:value-type="float">
            <text:p>1,46666666666665</text:p>
          </table:table-cell>
          <table:table-cell table:formula="of:=IF([.F347]&lt;0.000001;[.G346]+2+1/[.$H$2];[.G346]+1/[.$H$2])" office:value-type="float" office:value="11.4666666666666" calcext:value-type="float">
            <text:p>11,4666666666666</text:p>
          </table:table-cell>
          <table:table-cell table:number-columns-repeated="4"/>
          <table:table-cell table:formula="of:=SUM(MOD(SUM([.L346]-[.L$2];[.T$2]);[.R$2]-[.L$2]);[.L$2])" office:value-type="time" office:time-value="PT15H29M59.999999999S" calcext:value-type="time">
            <text:p>15:30:00</text:p>
          </table:table-cell>
          <table:table-cell table:formula="of:=IF([.L347]&lt;[.L346];[.M346]+[.H$2];[.M346])" office:value-type="float" office:value="420" calcext:value-type="float">
            <text:p>420</text:p>
          </table:table-cell>
          <table:table-cell table:formula="of:=OFFSET([.C$4];[.M347];0)" office:value-type="float" office:value="43759" calcext:value-type="float">
            <text:p>43759</text:p>
          </table:table-cell>
          <table:table-cell table:formula="of:=[.L347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47];0)&lt;=[.O3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18T16:07:12.293453" calcext:value-type="date">
            <text:p>2019-10-18 16:07:12</text:p>
          </table:table-cell>
          <table:table-cell table:style-name="ce7" table:formula="of:=[.A348]" office:value-type="date" office:date-value="2019-10-18T16:07:12.293453" calcext:value-type="date">
            <text:p>2019-10-18 16:07:12</text:p>
          </table:table-cell>
          <table:table-cell table:formula="of:=TRUNC([.A348])" office:value-type="float" office:value="43756" calcext:value-type="float">
            <text:p>43756</text:p>
          </table:table-cell>
          <table:table-cell table:style-name="ce12" table:formula="of:=[.B348]-[.C348]" office:value-type="date" office:date-value="1899-12-30T16:07:12.29345313739" calcext:value-type="date">
            <text:p>12/30/99 04:07 PM</text:p>
          </table:table-cell>
          <table:table-cell table:formula="of:=MOD([.E347]-[.$E$2];[.$H$2])+1+[.$E$2]" office:value-type="float" office:value="206" calcext:value-type="float">
            <text:p>206</text:p>
          </table:table-cell>
          <table:table-cell table:formula="of:=MOD([.F347]+1/[.$H$2];5)" office:value-type="float" office:value="1.49999999999999" calcext:value-type="float">
            <text:p>1,49999999999999</text:p>
          </table:table-cell>
          <table:table-cell table:formula="of:=IF([.F348]&lt;0.000001;[.G347]+2+1/[.$H$2];[.G347]+1/[.$H$2])" office:value-type="float" office:value="11.5" calcext:value-type="float">
            <text:p>11,5</text:p>
          </table:table-cell>
          <table:table-cell table:number-columns-repeated="4"/>
          <table:table-cell table:formula="of:=SUM(MOD(SUM([.L347]-[.L$2];[.T$2]);[.R$2]-[.L$2]);[.L$2])" office:value-type="time" office:time-value="PT15H39M59.999999999S" calcext:value-type="time">
            <text:p>15:40:00</text:p>
          </table:table-cell>
          <table:table-cell table:formula="of:=IF([.L348]&lt;[.L347];[.M347]+[.H$2];[.M347])" office:value-type="float" office:value="420" calcext:value-type="float">
            <text:p>420</text:p>
          </table:table-cell>
          <table:table-cell table:formula="of:=OFFSET([.C$4];[.M348];0)" office:value-type="float" office:value="43759" calcext:value-type="float">
            <text:p>43759</text:p>
          </table:table-cell>
          <table:table-cell table:formula="of:=[.L348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48];0)&lt;=[.O3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18T15:57:51.981182" calcext:value-type="date">
            <text:p>2019-10-18 15:57:52</text:p>
          </table:table-cell>
          <table:table-cell table:style-name="ce7" table:formula="of:=[.A349]" office:value-type="date" office:date-value="2019-10-18T15:57:51.981182" calcext:value-type="date">
            <text:p>2019-10-18 15:57:52</text:p>
          </table:table-cell>
          <table:table-cell table:formula="of:=TRUNC([.A349])" office:value-type="float" office:value="43756" calcext:value-type="float">
            <text:p>43756</text:p>
          </table:table-cell>
          <table:table-cell table:style-name="ce12" table:formula="of:=[.B349]-[.C349]" office:value-type="date" office:date-value="1899-12-30T15:57:51.98118225206" calcext:value-type="date">
            <text:p>12/30/99 03:57 PM</text:p>
          </table:table-cell>
          <table:table-cell table:formula="of:=MOD([.E348]-[.$E$2];[.$H$2])+1+[.$E$2]" office:value-type="float" office:value="207" calcext:value-type="float">
            <text:p>207</text:p>
          </table:table-cell>
          <table:table-cell table:formula="of:=MOD([.F348]+1/[.$H$2];5)" office:value-type="float" office:value="1.53333333333332" calcext:value-type="float">
            <text:p>1,53333333333332</text:p>
          </table:table-cell>
          <table:table-cell table:formula="of:=IF([.F349]&lt;0.000001;[.G348]+2+1/[.$H$2];[.G348]+1/[.$H$2])" office:value-type="float" office:value="11.5333333333333" calcext:value-type="float">
            <text:p>11,5333333333333</text:p>
          </table:table-cell>
          <table:table-cell table:number-columns-repeated="4"/>
          <table:table-cell table:formula="of:=SUM(MOD(SUM([.L348]-[.L$2];[.T$2]);[.R$2]-[.L$2]);[.L$2])" office:value-type="time" office:time-value="PT15H49M59.999999999S" calcext:value-type="time">
            <text:p>15:50:00</text:p>
          </table:table-cell>
          <table:table-cell table:formula="of:=IF([.L349]&lt;[.L348];[.M348]+[.H$2];[.M348])" office:value-type="float" office:value="420" calcext:value-type="float">
            <text:p>420</text:p>
          </table:table-cell>
          <table:table-cell table:formula="of:=OFFSET([.C$4];[.M349];0)" office:value-type="float" office:value="43759" calcext:value-type="float">
            <text:p>43759</text:p>
          </table:table-cell>
          <table:table-cell table:formula="of:=[.L349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49];0)&lt;=[.O3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18T16:23:06.216289" calcext:value-type="date">
            <text:p>2019-10-18 16:23:06</text:p>
          </table:table-cell>
          <table:table-cell table:style-name="ce7" table:formula="of:=[.A350]" office:value-type="date" office:date-value="2019-10-18T16:23:06.216289" calcext:value-type="date">
            <text:p>2019-10-18 16:23:06</text:p>
          </table:table-cell>
          <table:table-cell table:formula="of:=TRUNC([.A350])" office:value-type="float" office:value="43756" calcext:value-type="float">
            <text:p>43756</text:p>
          </table:table-cell>
          <table:table-cell table:style-name="ce12" table:formula="of:=[.B350]-[.C350]" office:value-type="date" office:date-value="1899-12-30T16:23:06.21628896799" calcext:value-type="date">
            <text:p>12/30/99 04:23 PM</text:p>
          </table:table-cell>
          <table:table-cell table:formula="of:=MOD([.E349]-[.$E$2];[.$H$2])+1+[.$E$2]" office:value-type="float" office:value="208" calcext:value-type="float">
            <text:p>208</text:p>
          </table:table-cell>
          <table:table-cell table:formula="of:=MOD([.F349]+1/[.$H$2];5)" office:value-type="float" office:value="1.56666666666665" calcext:value-type="float">
            <text:p>1,56666666666665</text:p>
          </table:table-cell>
          <table:table-cell table:formula="of:=IF([.F350]&lt;0.000001;[.G349]+2+1/[.$H$2];[.G349]+1/[.$H$2])" office:value-type="float" office:value="11.5666666666666" calcext:value-type="float">
            <text:p>11,5666666666666</text:p>
          </table:table-cell>
          <table:table-cell table:number-columns-repeated="4"/>
          <table:table-cell table:formula="of:=SUM(MOD(SUM([.L349]-[.L$2];[.T$2]);[.R$2]-[.L$2]);[.L$2])" office:value-type="time" office:time-value="PT15H59M59.999999999S" calcext:value-type="time">
            <text:p>16:00:00</text:p>
          </table:table-cell>
          <table:table-cell table:formula="of:=IF([.L350]&lt;[.L349];[.M349]+[.H$2];[.M349])" office:value-type="float" office:value="420" calcext:value-type="float">
            <text:p>420</text:p>
          </table:table-cell>
          <table:table-cell table:formula="of:=OFFSET([.C$4];[.M350];0)" office:value-type="float" office:value="43759" calcext:value-type="float">
            <text:p>43759</text:p>
          </table:table-cell>
          <table:table-cell table:formula="of:=[.L350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50];0)&lt;=[.O3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18T15:53:03.713875" calcext:value-type="date">
            <text:p>2019-10-18 15:53:04</text:p>
          </table:table-cell>
          <table:table-cell table:style-name="ce7" table:formula="of:=[.A351]" office:value-type="date" office:date-value="2019-10-18T15:53:03.713875" calcext:value-type="date">
            <text:p>2019-10-18 15:53:04</text:p>
          </table:table-cell>
          <table:table-cell table:formula="of:=TRUNC([.A351])" office:value-type="float" office:value="43756" calcext:value-type="float">
            <text:p>43756</text:p>
          </table:table-cell>
          <table:table-cell table:style-name="ce12" table:formula="of:=[.B351]-[.C351]" office:value-type="date" office:date-value="1899-12-30T15:53:03.71387450024" calcext:value-type="date">
            <text:p>12/30/99 03:53 PM</text:p>
          </table:table-cell>
          <table:table-cell table:formula="of:=MOD([.E350]-[.$E$2];[.$H$2])+1+[.$E$2]" office:value-type="float" office:value="209" calcext:value-type="float">
            <text:p>209</text:p>
          </table:table-cell>
          <table:table-cell table:formula="of:=MOD([.F350]+1/[.$H$2];5)" office:value-type="float" office:value="1.59999999999999" calcext:value-type="float">
            <text:p>1,59999999999999</text:p>
          </table:table-cell>
          <table:table-cell table:formula="of:=IF([.F351]&lt;0.000001;[.G350]+2+1/[.$H$2];[.G350]+1/[.$H$2])" office:value-type="float" office:value="11.6" calcext:value-type="float">
            <text:p>11,6</text:p>
          </table:table-cell>
          <table:table-cell table:number-columns-repeated="4"/>
          <table:table-cell table:formula="of:=SUM(MOD(SUM([.L350]-[.L$2];[.T$2]);[.R$2]-[.L$2]);[.L$2])" office:value-type="time" office:time-value="PT16H09M59.999999999S" calcext:value-type="time">
            <text:p>16:10:00</text:p>
          </table:table-cell>
          <table:table-cell table:formula="of:=IF([.L351]&lt;[.L350];[.M350]+[.H$2];[.M350])" office:value-type="float" office:value="420" calcext:value-type="float">
            <text:p>420</text:p>
          </table:table-cell>
          <table:table-cell table:formula="of:=OFFSET([.C$4];[.M351];0)" office:value-type="float" office:value="43759" calcext:value-type="float">
            <text:p>43759</text:p>
          </table:table-cell>
          <table:table-cell table:formula="of:=[.L351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351];0)&lt;=[.O3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18T16:00:57.185324" calcext:value-type="date">
            <text:p>2019-10-18 16:00:57</text:p>
          </table:table-cell>
          <table:table-cell table:style-name="ce7" table:formula="of:=[.A352]" office:value-type="date" office:date-value="2019-10-18T16:00:57.185324" calcext:value-type="date">
            <text:p>2019-10-18 16:00:57</text:p>
          </table:table-cell>
          <table:table-cell table:formula="of:=TRUNC([.A352])" office:value-type="float" office:value="43756" calcext:value-type="float">
            <text:p>43756</text:p>
          </table:table-cell>
          <table:table-cell table:style-name="ce12" table:formula="of:=[.B352]-[.C352]" office:value-type="date" office:date-value="1899-12-30T16:00:57.18532442115" calcext:value-type="date">
            <text:p>12/30/99 04:00 PM</text:p>
          </table:table-cell>
          <table:table-cell table:formula="of:=MOD([.E351]-[.$E$2];[.$H$2])+1+[.$E$2]" office:value-type="float" office:value="210" calcext:value-type="float">
            <text:p>210</text:p>
          </table:table-cell>
          <table:table-cell table:formula="of:=MOD([.F351]+1/[.$H$2];5)" office:value-type="float" office:value="1.63333333333332" calcext:value-type="float">
            <text:p>1,63333333333332</text:p>
          </table:table-cell>
          <table:table-cell table:formula="of:=IF([.F352]&lt;0.000001;[.G351]+2+1/[.$H$2];[.G351]+1/[.$H$2])" office:value-type="float" office:value="11.6333333333333" calcext:value-type="float">
            <text:p>11,6333333333333</text:p>
          </table:table-cell>
          <table:table-cell table:number-columns-repeated="4"/>
          <table:table-cell table:formula="of:=SUM(MOD(SUM([.L351]-[.L$2];[.T$2]);[.R$2]-[.L$2]);[.L$2])" office:value-type="time" office:time-value="PT16H19M59.999999999S" calcext:value-type="time">
            <text:p>16:20:00</text:p>
          </table:table-cell>
          <table:table-cell table:formula="of:=IF([.L352]&lt;[.L351];[.M351]+[.H$2];[.M351])" office:value-type="float" office:value="420" calcext:value-type="float">
            <text:p>420</text:p>
          </table:table-cell>
          <table:table-cell table:formula="of:=OFFSET([.C$4];[.M352];0)" office:value-type="float" office:value="43759" calcext:value-type="float">
            <text:p>43759</text:p>
          </table:table-cell>
          <table:table-cell table:formula="of:=[.L352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52];0)&lt;=[.O3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18T15:38:22.834213" calcext:value-type="date">
            <text:p>2019-10-18 15:38:23</text:p>
          </table:table-cell>
          <table:table-cell table:style-name="ce7" table:formula="of:=[.A353]" office:value-type="date" office:date-value="2019-10-18T15:38:22.834213" calcext:value-type="date">
            <text:p>2019-10-18 15:38:23</text:p>
          </table:table-cell>
          <table:table-cell table:formula="of:=TRUNC([.A353])" office:value-type="float" office:value="43756" calcext:value-type="float">
            <text:p>43756</text:p>
          </table:table-cell>
          <table:table-cell table:style-name="ce12" table:formula="of:=[.B353]-[.C353]" office:value-type="date" office:date-value="1899-12-30T15:38:22.83421268687" calcext:value-type="date">
            <text:p>12/30/99 03:38 PM</text:p>
          </table:table-cell>
          <table:table-cell table:formula="of:=MOD([.E352]-[.$E$2];[.$H$2])+1+[.$E$2]" office:value-type="float" office:value="211" calcext:value-type="float">
            <text:p>211</text:p>
          </table:table-cell>
          <table:table-cell table:formula="of:=MOD([.F352]+1/[.$H$2];5)" office:value-type="float" office:value="1.66666666666665" calcext:value-type="float">
            <text:p>1,66666666666665</text:p>
          </table:table-cell>
          <table:table-cell table:formula="of:=IF([.F353]&lt;0.000001;[.G352]+2+1/[.$H$2];[.G352]+1/[.$H$2])" office:value-type="float" office:value="11.6666666666666" calcext:value-type="float">
            <text:p>11,6666666666666</text:p>
          </table:table-cell>
          <table:table-cell table:number-columns-repeated="4"/>
          <table:table-cell table:formula="of:=SUM(MOD(SUM([.L352]-[.L$2];[.T$2]);[.R$2]-[.L$2]);[.L$2])" office:value-type="time" office:time-value="PT16H29M59.999999999S" calcext:value-type="time">
            <text:p>16:30:00</text:p>
          </table:table-cell>
          <table:table-cell table:formula="of:=IF([.L353]&lt;[.L352];[.M352]+[.H$2];[.M352])" office:value-type="float" office:value="420" calcext:value-type="float">
            <text:p>420</text:p>
          </table:table-cell>
          <table:table-cell table:formula="of:=OFFSET([.C$4];[.M353];0)" office:value-type="float" office:value="43759" calcext:value-type="float">
            <text:p>43759</text:p>
          </table:table-cell>
          <table:table-cell table:formula="of:=[.L353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53];0)&lt;=[.O3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18T15:46:52.935523" calcext:value-type="date">
            <text:p>2019-10-18 15:46:53</text:p>
          </table:table-cell>
          <table:table-cell table:style-name="ce7" table:formula="of:=[.A354]" office:value-type="date" office:date-value="2019-10-18T15:46:52.935523" calcext:value-type="date">
            <text:p>2019-10-18 15:46:53</text:p>
          </table:table-cell>
          <table:table-cell table:formula="of:=TRUNC([.A354])" office:value-type="float" office:value="43756" calcext:value-type="float">
            <text:p>43756</text:p>
          </table:table-cell>
          <table:table-cell table:style-name="ce12" table:formula="of:=[.B354]-[.C354]" office:value-type="date" office:date-value="1899-12-30T15:46:52.93552264106" calcext:value-type="date">
            <text:p>12/30/99 03:46 PM</text:p>
          </table:table-cell>
          <table:table-cell table:formula="of:=MOD([.E353]-[.$E$2];[.$H$2])+1+[.$E$2]" office:value-type="float" office:value="212" calcext:value-type="float">
            <text:p>212</text:p>
          </table:table-cell>
          <table:table-cell table:formula="of:=MOD([.F353]+1/[.$H$2];5)" office:value-type="float" office:value="1.69999999999999" calcext:value-type="float">
            <text:p>1,69999999999999</text:p>
          </table:table-cell>
          <table:table-cell table:formula="of:=IF([.F354]&lt;0.000001;[.G353]+2+1/[.$H$2];[.G353]+1/[.$H$2])" office:value-type="float" office:value="11.7" calcext:value-type="float">
            <text:p>11,7</text:p>
          </table:table-cell>
          <table:table-cell table:number-columns-repeated="4"/>
          <table:table-cell table:formula="of:=SUM(MOD(SUM([.L353]-[.L$2];[.T$2]);[.R$2]-[.L$2]);[.L$2])" office:value-type="time" office:time-value="PT16H39M59.999999999S" calcext:value-type="time">
            <text:p>16:40:00</text:p>
          </table:table-cell>
          <table:table-cell table:formula="of:=IF([.L354]&lt;[.L353];[.M353]+[.H$2];[.M353])" office:value-type="float" office:value="420" calcext:value-type="float">
            <text:p>420</text:p>
          </table:table-cell>
          <table:table-cell table:formula="of:=OFFSET([.C$4];[.M354];0)" office:value-type="float" office:value="43759" calcext:value-type="float">
            <text:p>43759</text:p>
          </table:table-cell>
          <table:table-cell table:formula="of:=[.L354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54];0)&lt;=[.O3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18T15:40:53.570198" calcext:value-type="date">
            <text:p>2019-10-18 15:40:54</text:p>
          </table:table-cell>
          <table:table-cell table:style-name="ce7" table:formula="of:=[.A355]" office:value-type="date" office:date-value="2019-10-18T15:40:53.570198" calcext:value-type="date">
            <text:p>2019-10-18 15:40:54</text:p>
          </table:table-cell>
          <table:table-cell table:formula="of:=TRUNC([.A355])" office:value-type="float" office:value="43756" calcext:value-type="float">
            <text:p>43756</text:p>
          </table:table-cell>
          <table:table-cell table:style-name="ce12" table:formula="of:=[.B355]-[.C355]" office:value-type="date" office:date-value="1899-12-30T15:40:53.57019791845" calcext:value-type="date">
            <text:p>12/30/99 03:40 PM</text:p>
          </table:table-cell>
          <table:table-cell table:formula="of:=MOD([.E354]-[.$E$2];[.$H$2])+1+[.$E$2]" office:value-type="float" office:value="213" calcext:value-type="float">
            <text:p>213</text:p>
          </table:table-cell>
          <table:table-cell table:formula="of:=MOD([.F354]+1/[.$H$2];5)" office:value-type="float" office:value="1.73333333333332" calcext:value-type="float">
            <text:p>1,73333333333332</text:p>
          </table:table-cell>
          <table:table-cell table:formula="of:=IF([.F355]&lt;0.000001;[.G354]+2+1/[.$H$2];[.G354]+1/[.$H$2])" office:value-type="float" office:value="11.7333333333333" calcext:value-type="float">
            <text:p>11,7333333333333</text:p>
          </table:table-cell>
          <table:table-cell table:number-columns-repeated="4"/>
          <table:table-cell table:formula="of:=SUM(MOD(SUM([.L354]-[.L$2];[.T$2]);[.R$2]-[.L$2]);[.L$2])" office:value-type="time" office:time-value="PT16H49M59.999999999S" calcext:value-type="time">
            <text:p>16:50:00</text:p>
          </table:table-cell>
          <table:table-cell table:formula="of:=IF([.L355]&lt;[.L354];[.M354]+[.H$2];[.M354])" office:value-type="float" office:value="420" calcext:value-type="float">
            <text:p>420</text:p>
          </table:table-cell>
          <table:table-cell table:formula="of:=OFFSET([.C$4];[.M355];0)" office:value-type="float" office:value="43759" calcext:value-type="float">
            <text:p>43759</text:p>
          </table:table-cell>
          <table:table-cell table:formula="of:=[.L355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55];0)&lt;=[.O3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18T15:48:53.208932" calcext:value-type="date">
            <text:p>2019-10-18 15:48:53</text:p>
          </table:table-cell>
          <table:table-cell table:style-name="ce7" table:formula="of:=[.A356]" office:value-type="date" office:date-value="2019-10-18T15:48:53.208932" calcext:value-type="date">
            <text:p>2019-10-18 15:48:53</text:p>
          </table:table-cell>
          <table:table-cell table:formula="of:=TRUNC([.A356])" office:value-type="float" office:value="43756" calcext:value-type="float">
            <text:p>43756</text:p>
          </table:table-cell>
          <table:table-cell table:style-name="ce12" table:formula="of:=[.B356]-[.C356]" office:value-type="date" office:date-value="1899-12-30T15:48:53.20893233176" calcext:value-type="date">
            <text:p>12/30/99 03:48 PM</text:p>
          </table:table-cell>
          <table:table-cell table:formula="of:=MOD([.E355]-[.$E$2];[.$H$2])+1+[.$E$2]" office:value-type="float" office:value="214" calcext:value-type="float">
            <text:p>214</text:p>
          </table:table-cell>
          <table:table-cell table:formula="of:=MOD([.F355]+1/[.$H$2];5)" office:value-type="float" office:value="1.76666666666665" calcext:value-type="float">
            <text:p>1,76666666666665</text:p>
          </table:table-cell>
          <table:table-cell table:formula="of:=IF([.F356]&lt;0.000001;[.G355]+2+1/[.$H$2];[.G355]+1/[.$H$2])" office:value-type="float" office:value="11.7666666666666" calcext:value-type="float">
            <text:p>11,7666666666666</text:p>
          </table:table-cell>
          <table:table-cell table:number-columns-repeated="4"/>
          <table:table-cell table:formula="of:=SUM(MOD(SUM([.L355]-[.L$2];[.T$2]);[.R$2]-[.L$2]);[.L$2])" office:value-type="time" office:time-value="PT16H59M59.999999999S" calcext:value-type="time">
            <text:p>17:00:00</text:p>
          </table:table-cell>
          <table:table-cell table:formula="of:=IF([.L356]&lt;[.L355];[.M355]+[.H$2];[.M355])" office:value-type="float" office:value="420" calcext:value-type="float">
            <text:p>420</text:p>
          </table:table-cell>
          <table:table-cell table:formula="of:=OFFSET([.C$4];[.M356];0)" office:value-type="float" office:value="43759" calcext:value-type="float">
            <text:p>43759</text:p>
          </table:table-cell>
          <table:table-cell table:formula="of:=[.L356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56];0)&lt;=[.O3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18T16:00:26.16185" calcext:value-type="date">
            <text:p>2019-10-18 16:00:26</text:p>
          </table:table-cell>
          <table:table-cell table:style-name="ce7" table:formula="of:=[.A357]" office:value-type="date" office:date-value="2019-10-18T16:00:26.16185" calcext:value-type="date">
            <text:p>2019-10-18 16:00:26</text:p>
          </table:table-cell>
          <table:table-cell table:formula="of:=TRUNC([.A357])" office:value-type="float" office:value="43756" calcext:value-type="float">
            <text:p>43756</text:p>
          </table:table-cell>
          <table:table-cell table:style-name="ce12" table:formula="of:=[.B357]-[.C357]" office:value-type="date" office:date-value="1899-12-30T16:00:26.16184994113" calcext:value-type="date">
            <text:p>12/30/99 04:00 PM</text:p>
          </table:table-cell>
          <table:table-cell table:formula="of:=MOD([.E356]-[.$E$2];[.$H$2])+1+[.$E$2]" office:value-type="float" office:value="215" calcext:value-type="float">
            <text:p>215</text:p>
          </table:table-cell>
          <table:table-cell table:formula="of:=MOD([.F356]+1/[.$H$2];5)" office:value-type="float" office:value="1.79999999999999" calcext:value-type="float">
            <text:p>1,79999999999999</text:p>
          </table:table-cell>
          <table:table-cell table:formula="of:=IF([.F357]&lt;0.000001;[.G356]+2+1/[.$H$2];[.G356]+1/[.$H$2])" office:value-type="float" office:value="11.8" calcext:value-type="float">
            <text:p>11,8</text:p>
          </table:table-cell>
          <table:table-cell table:number-columns-repeated="4"/>
          <table:table-cell table:formula="of:=SUM(MOD(SUM([.L356]-[.L$2];[.T$2]);[.R$2]-[.L$2]);[.L$2])" office:value-type="time" office:time-value="PT17H09M59.999999999S" calcext:value-type="time">
            <text:p>17:10:00</text:p>
          </table:table-cell>
          <table:table-cell table:formula="of:=IF([.L357]&lt;[.L356];[.M356]+[.H$2];[.M356])" office:value-type="float" office:value="420" calcext:value-type="float">
            <text:p>420</text:p>
          </table:table-cell>
          <table:table-cell table:formula="of:=OFFSET([.C$4];[.M357];0)" office:value-type="float" office:value="43759" calcext:value-type="float">
            <text:p>43759</text:p>
          </table:table-cell>
          <table:table-cell table:formula="of:=[.L357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57];0)&lt;=[.O3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18T16:04:08.343918" calcext:value-type="date">
            <text:p>2019-10-18 16:04:08</text:p>
          </table:table-cell>
          <table:table-cell table:style-name="ce7" table:formula="of:=[.A358]" office:value-type="date" office:date-value="2019-10-18T16:04:08.343918" calcext:value-type="date">
            <text:p>2019-10-18 16:04:08</text:p>
          </table:table-cell>
          <table:table-cell table:formula="of:=TRUNC([.A358])" office:value-type="float" office:value="43756" calcext:value-type="float">
            <text:p>43756</text:p>
          </table:table-cell>
          <table:table-cell table:style-name="ce12" table:formula="of:=[.B358]-[.C358]" office:value-type="date" office:date-value="1899-12-30T16:04:08.34391842596" calcext:value-type="date">
            <text:p>12/30/99 04:04 PM</text:p>
          </table:table-cell>
          <table:table-cell table:formula="of:=MOD([.E357]-[.$E$2];[.$H$2])+1+[.$E$2]" office:value-type="float" office:value="216" calcext:value-type="float">
            <text:p>216</text:p>
          </table:table-cell>
          <table:table-cell table:formula="of:=MOD([.F357]+1/[.$H$2];5)" office:value-type="float" office:value="1.83333333333332" calcext:value-type="float">
            <text:p>1,83333333333332</text:p>
          </table:table-cell>
          <table:table-cell table:formula="of:=IF([.F358]&lt;0.000001;[.G357]+2+1/[.$H$2];[.G357]+1/[.$H$2])" office:value-type="float" office:value="11.8333333333333" calcext:value-type="float">
            <text:p>11,8333333333333</text:p>
          </table:table-cell>
          <table:table-cell table:number-columns-repeated="4"/>
          <table:table-cell table:formula="of:=SUM(MOD(SUM([.L357]-[.L$2];[.T$2]);[.R$2]-[.L$2]);[.L$2])" office:value-type="time" office:time-value="PT17H19M59.999999999S" calcext:value-type="time">
            <text:p>17:20:00</text:p>
          </table:table-cell>
          <table:table-cell table:formula="of:=IF([.L358]&lt;[.L357];[.M357]+[.H$2];[.M357])" office:value-type="float" office:value="420" calcext:value-type="float">
            <text:p>420</text:p>
          </table:table-cell>
          <table:table-cell table:formula="of:=OFFSET([.C$4];[.M358];0)" office:value-type="float" office:value="43759" calcext:value-type="float">
            <text:p>43759</text:p>
          </table:table-cell>
          <table:table-cell table:formula="of:=[.L358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58];0)&lt;=[.O3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18T15:32:43.500097" calcext:value-type="date">
            <text:p>2019-10-18 15:32:44</text:p>
          </table:table-cell>
          <table:table-cell table:style-name="ce7" table:formula="of:=[.A359]" office:value-type="date" office:date-value="2019-10-18T15:32:43.500097" calcext:value-type="date">
            <text:p>2019-10-18 15:32:44</text:p>
          </table:table-cell>
          <table:table-cell table:formula="of:=TRUNC([.A359])" office:value-type="float" office:value="43756" calcext:value-type="float">
            <text:p>43756</text:p>
          </table:table-cell>
          <table:table-cell table:style-name="ce12" table:formula="of:=[.B359]-[.C359]" office:value-type="date" office:date-value="1899-12-30T15:32:43.50009657908" calcext:value-type="date">
            <text:p>12/30/99 03:32 PM</text:p>
          </table:table-cell>
          <table:table-cell table:formula="of:=MOD([.E358]-[.$E$2];[.$H$2])+1+[.$E$2]" office:value-type="float" office:value="217" calcext:value-type="float">
            <text:p>217</text:p>
          </table:table-cell>
          <table:table-cell table:formula="of:=MOD([.F358]+1/[.$H$2];5)" office:value-type="float" office:value="1.86666666666665" calcext:value-type="float">
            <text:p>1,86666666666665</text:p>
          </table:table-cell>
          <table:table-cell table:formula="of:=IF([.F359]&lt;0.000001;[.G358]+2+1/[.$H$2];[.G358]+1/[.$H$2])" office:value-type="float" office:value="11.8666666666666" calcext:value-type="float">
            <text:p>11,8666666666666</text:p>
          </table:table-cell>
          <table:table-cell table:number-columns-repeated="4"/>
          <table:table-cell table:formula="of:=SUM(MOD(SUM([.L358]-[.L$2];[.T$2]);[.R$2]-[.L$2]);[.L$2])" office:value-type="time" office:time-value="PT17H29M59.999999999S" calcext:value-type="time">
            <text:p>17:30:00</text:p>
          </table:table-cell>
          <table:table-cell table:formula="of:=IF([.L359]&lt;[.L358];[.M358]+[.H$2];[.M358])" office:value-type="float" office:value="420" calcext:value-type="float">
            <text:p>420</text:p>
          </table:table-cell>
          <table:table-cell table:formula="of:=OFFSET([.C$4];[.M359];0)" office:value-type="float" office:value="43759" calcext:value-type="float">
            <text:p>43759</text:p>
          </table:table-cell>
          <table:table-cell table:formula="of:=[.L359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59];0)&lt;=[.O3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18T16:10:15.968996" calcext:value-type="date">
            <text:p>2019-10-18 16:10:16</text:p>
          </table:table-cell>
          <table:table-cell table:style-name="ce7" table:formula="of:=[.A360]" office:value-type="date" office:date-value="2019-10-18T16:10:15.968996" calcext:value-type="date">
            <text:p>2019-10-18 16:10:16</text:p>
          </table:table-cell>
          <table:table-cell table:formula="of:=TRUNC([.A360])" office:value-type="float" office:value="43756" calcext:value-type="float">
            <text:p>43756</text:p>
          </table:table-cell>
          <table:table-cell table:style-name="ce12" table:formula="of:=[.B360]-[.C360]" office:value-type="date" office:date-value="1899-12-30T16:10:15.96899642609" calcext:value-type="date">
            <text:p>12/30/99 04:10 PM</text:p>
          </table:table-cell>
          <table:table-cell table:formula="of:=MOD([.E359]-[.$E$2];[.$H$2])+1+[.$E$2]" office:value-type="float" office:value="218" calcext:value-type="float">
            <text:p>218</text:p>
          </table:table-cell>
          <table:table-cell table:formula="of:=MOD([.F359]+1/[.$H$2];5)" office:value-type="float" office:value="1.89999999999999" calcext:value-type="float">
            <text:p>1,89999999999999</text:p>
          </table:table-cell>
          <table:table-cell table:formula="of:=IF([.F360]&lt;0.000001;[.G359]+2+1/[.$H$2];[.G359]+1/[.$H$2])" office:value-type="float" office:value="11.9" calcext:value-type="float">
            <text:p>11,9</text:p>
          </table:table-cell>
          <table:table-cell table:number-columns-repeated="4"/>
          <table:table-cell table:formula="of:=SUM(MOD(SUM([.L359]-[.L$2];[.T$2]);[.R$2]-[.L$2]);[.L$2])" office:value-type="time" office:time-value="PT17H39M59.999999999S" calcext:value-type="time">
            <text:p>17:40:00</text:p>
          </table:table-cell>
          <table:table-cell table:formula="of:=IF([.L360]&lt;[.L359];[.M359]+[.H$2];[.M359])" office:value-type="float" office:value="420" calcext:value-type="float">
            <text:p>420</text:p>
          </table:table-cell>
          <table:table-cell table:formula="of:=OFFSET([.C$4];[.M360];0)" office:value-type="float" office:value="43759" calcext:value-type="float">
            <text:p>43759</text:p>
          </table:table-cell>
          <table:table-cell table:formula="of:=[.L360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60];0)&lt;=[.O3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18T15:55:31.201622" calcext:value-type="date">
            <text:p>2019-10-18 15:55:31</text:p>
          </table:table-cell>
          <table:table-cell table:style-name="ce7" table:formula="of:=[.A361]" office:value-type="date" office:date-value="2019-10-18T15:55:31.201622" calcext:value-type="date">
            <text:p>2019-10-18 15:55:31</text:p>
          </table:table-cell>
          <table:table-cell table:formula="of:=TRUNC([.A361])" office:value-type="float" office:value="43756" calcext:value-type="float">
            <text:p>43756</text:p>
          </table:table-cell>
          <table:table-cell table:style-name="ce12" table:formula="of:=[.B361]-[.C361]" office:value-type="date" office:date-value="1899-12-30T15:55:31.2016218435" calcext:value-type="date">
            <text:p>12/30/99 03:55 PM</text:p>
          </table:table-cell>
          <table:table-cell table:formula="of:=MOD([.E360]-[.$E$2];[.$H$2])+1+[.$E$2]" office:value-type="float" office:value="219" calcext:value-type="float">
            <text:p>219</text:p>
          </table:table-cell>
          <table:table-cell table:formula="of:=MOD([.F360]+1/[.$H$2];5)" office:value-type="float" office:value="1.93333333333332" calcext:value-type="float">
            <text:p>1,93333333333332</text:p>
          </table:table-cell>
          <table:table-cell table:formula="of:=IF([.F361]&lt;0.000001;[.G360]+2+1/[.$H$2];[.G360]+1/[.$H$2])" office:value-type="float" office:value="11.9333333333333" calcext:value-type="float">
            <text:p>11,9333333333333</text:p>
          </table:table-cell>
          <table:table-cell table:number-columns-repeated="4"/>
          <table:table-cell table:formula="of:=SUM(MOD(SUM([.L360]-[.L$2];[.T$2]);[.R$2]-[.L$2]);[.L$2])" office:value-type="time" office:time-value="PT17H49M59.999999999S" calcext:value-type="time">
            <text:p>17:50:00</text:p>
          </table:table-cell>
          <table:table-cell table:formula="of:=IF([.L361]&lt;[.L360];[.M360]+[.H$2];[.M360])" office:value-type="float" office:value="420" calcext:value-type="float">
            <text:p>420</text:p>
          </table:table-cell>
          <table:table-cell table:formula="of:=OFFSET([.C$4];[.M361];0)" office:value-type="float" office:value="43759" calcext:value-type="float">
            <text:p>43759</text:p>
          </table:table-cell>
          <table:table-cell table:formula="of:=[.L361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61];0)&lt;=[.O3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18T15:36:01.899003" calcext:value-type="date">
            <text:p>2019-10-18 15:36:02</text:p>
          </table:table-cell>
          <table:table-cell table:style-name="ce7" table:formula="of:=[.A362]" office:value-type="date" office:date-value="2019-10-18T15:36:01.899003" calcext:value-type="date">
            <text:p>2019-10-18 15:36:02</text:p>
          </table:table-cell>
          <table:table-cell table:formula="of:=TRUNC([.A362])" office:value-type="float" office:value="43756" calcext:value-type="float">
            <text:p>43756</text:p>
          </table:table-cell>
          <table:table-cell table:style-name="ce12" table:formula="of:=[.B362]-[.C362]" office:value-type="date" office:date-value="1899-12-30T15:36:01.89900347963" calcext:value-type="date">
            <text:p>12/30/99 03:36 PM</text:p>
          </table:table-cell>
          <table:table-cell table:formula="of:=MOD([.E361]-[.$E$2];[.$H$2])+1+[.$E$2]" office:value-type="float" office:value="220" calcext:value-type="float">
            <text:p>220</text:p>
          </table:table-cell>
          <table:table-cell table:formula="of:=MOD([.F361]+1/[.$H$2];5)" office:value-type="float" office:value="1.96666666666665" calcext:value-type="float">
            <text:p>1,96666666666665</text:p>
          </table:table-cell>
          <table:table-cell table:formula="of:=IF([.F362]&lt;0.000001;[.G361]+2+1/[.$H$2];[.G361]+1/[.$H$2])" office:value-type="float" office:value="11.9666666666666" calcext:value-type="float">
            <text:p>11,9666666666666</text:p>
          </table:table-cell>
          <table:table-cell table:number-columns-repeated="4"/>
          <table:table-cell table:formula="of:=SUM(MOD(SUM([.L361]-[.L$2];[.T$2]);[.R$2]-[.L$2]);[.L$2])" office:value-type="time" office:time-value="PT17H59M59.999999999S" calcext:value-type="time">
            <text:p>18:00:00</text:p>
          </table:table-cell>
          <table:table-cell table:formula="of:=IF([.L362]&lt;[.L361];[.M361]+[.H$2];[.M361])" office:value-type="float" office:value="420" calcext:value-type="float">
            <text:p>420</text:p>
          </table:table-cell>
          <table:table-cell table:formula="of:=OFFSET([.C$4];[.M362];0)" office:value-type="float" office:value="43759" calcext:value-type="float">
            <text:p>43759</text:p>
          </table:table-cell>
          <table:table-cell table:formula="of:=[.L362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62];0)&lt;=[.O3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19T15:54:46.434573" calcext:value-type="date">
            <text:p>2019-10-19 15:54:46</text:p>
          </table:table-cell>
          <table:table-cell table:style-name="ce7" table:formula="of:=[.A363]" office:value-type="date" office:date-value="2019-10-19T15:54:46.434573" calcext:value-type="date">
            <text:p>2019-10-19 15:54:46</text:p>
          </table:table-cell>
          <table:table-cell table:formula="of:=TRUNC([.A363])" office:value-type="float" office:value="43757" calcext:value-type="float">
            <text:p>43757</text:p>
          </table:table-cell>
          <table:table-cell table:style-name="ce12" table:formula="of:=[.B363]-[.C363]" office:value-type="date" office:date-value="1899-12-30T15:54:46.43457312137" calcext:value-type="date">
            <text:p>12/30/99 03:54 PM</text:p>
          </table:table-cell>
          <table:table-cell table:formula="of:=MOD([.E362]-[.$E$2];[.$H$2])+1+[.$E$2]" office:value-type="float" office:value="191" calcext:value-type="float">
            <text:p>191</text:p>
          </table:table-cell>
          <table:table-cell table:formula="of:=MOD([.F362]+1/[.$H$2];5)" office:value-type="float" office:value="1.99999999999999" calcext:value-type="float">
            <text:p>1,99999999999999</text:p>
          </table:table-cell>
          <table:table-cell table:formula="of:=IF([.F363]&lt;0.000001;[.G362]+2+1/[.$H$2];[.G362]+1/[.$H$2])" office:value-type="float" office:value="12" calcext:value-type="float">
            <text:p>12</text:p>
          </table:table-cell>
          <table:table-cell table:number-columns-repeated="4"/>
          <table:table-cell table:formula="of:=SUM(MOD(SUM([.L362]-[.L$2];[.T$2]);[.R$2]-[.L$2]);[.L$2])" office:value-type="time" office:time-value="PT14H09M59.999999999S" calcext:value-type="time">
            <text:p>14:10:00</text:p>
          </table:table-cell>
          <table:table-cell table:formula="of:=IF([.L363]&lt;[.L362];[.M362]+[.H$2];[.M362])" office:value-type="float" office:value="450" calcext:value-type="float">
            <text:p>450</text:p>
          </table:table-cell>
          <table:table-cell table:formula="of:=OFFSET([.C$4];[.M363];0)" office:value-type="float" office:value="43760" calcext:value-type="float">
            <text:p>43760</text:p>
          </table:table-cell>
          <table:table-cell table:formula="of:=[.L363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63];0)&lt;=[.O3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19T16:11:05.093463" calcext:value-type="date">
            <text:p>2019-10-19 16:11:05</text:p>
          </table:table-cell>
          <table:table-cell table:style-name="ce7" table:formula="of:=[.A364]" office:value-type="date" office:date-value="2019-10-19T16:11:05.093463" calcext:value-type="date">
            <text:p>2019-10-19 16:11:05</text:p>
          </table:table-cell>
          <table:table-cell table:formula="of:=TRUNC([.A364])" office:value-type="float" office:value="43757" calcext:value-type="float">
            <text:p>43757</text:p>
          </table:table-cell>
          <table:table-cell table:style-name="ce12" table:formula="of:=[.B364]-[.C364]" office:value-type="date" office:date-value="1899-12-30T16:11:05.09346279781" calcext:value-type="date">
            <text:p>12/30/99 04:11 PM</text:p>
          </table:table-cell>
          <table:table-cell table:formula="of:=MOD([.E363]-[.$E$2];[.$H$2])+1+[.$E$2]" office:value-type="float" office:value="192" calcext:value-type="float">
            <text:p>192</text:p>
          </table:table-cell>
          <table:table-cell table:formula="of:=MOD([.F363]+1/[.$H$2];5)" office:value-type="float" office:value="2.03333333333332" calcext:value-type="float">
            <text:p>2,03333333333332</text:p>
          </table:table-cell>
          <table:table-cell table:formula="of:=IF([.F364]&lt;0.000001;[.G363]+2+1/[.$H$2];[.G363]+1/[.$H$2])" office:value-type="float" office:value="12.0333333333333" calcext:value-type="float">
            <text:p>12,0333333333333</text:p>
          </table:table-cell>
          <table:table-cell table:number-columns-repeated="4"/>
          <table:table-cell table:formula="of:=SUM(MOD(SUM([.L363]-[.L$2];[.T$2]);[.R$2]-[.L$2]);[.L$2])" office:value-type="time" office:time-value="PT14H19M59.999999999S" calcext:value-type="time">
            <text:p>14:20:00</text:p>
          </table:table-cell>
          <table:table-cell table:formula="of:=IF([.L364]&lt;[.L363];[.M363]+[.H$2];[.M363])" office:value-type="float" office:value="450" calcext:value-type="float">
            <text:p>450</text:p>
          </table:table-cell>
          <table:table-cell table:formula="of:=OFFSET([.C$4];[.M364];0)" office:value-type="float" office:value="43760" calcext:value-type="float">
            <text:p>43760</text:p>
          </table:table-cell>
          <table:table-cell table:formula="of:=[.L364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64];0)&lt;=[.O3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19T15:44:24.810835" calcext:value-type="date">
            <text:p>2019-10-19 15:44:25</text:p>
          </table:table-cell>
          <table:table-cell table:style-name="ce7" table:formula="of:=[.A365]" office:value-type="date" office:date-value="2019-10-19T15:44:24.810835" calcext:value-type="date">
            <text:p>2019-10-19 15:44:25</text:p>
          </table:table-cell>
          <table:table-cell table:formula="of:=TRUNC([.A365])" office:value-type="float" office:value="43757" calcext:value-type="float">
            <text:p>43757</text:p>
          </table:table-cell>
          <table:table-cell table:style-name="ce12" table:formula="of:=[.B365]-[.C365]" office:value-type="date" office:date-value="1899-12-30T15:44:24.81083510444" calcext:value-type="date">
            <text:p>12/30/99 03:44 PM</text:p>
          </table:table-cell>
          <table:table-cell table:formula="of:=MOD([.E364]-[.$E$2];[.$H$2])+1+[.$E$2]" office:value-type="float" office:value="193" calcext:value-type="float">
            <text:p>193</text:p>
          </table:table-cell>
          <table:table-cell table:formula="of:=MOD([.F364]+1/[.$H$2];5)" office:value-type="float" office:value="2.06666666666665" calcext:value-type="float">
            <text:p>2,06666666666665</text:p>
          </table:table-cell>
          <table:table-cell table:formula="of:=IF([.F365]&lt;0.000001;[.G364]+2+1/[.$H$2];[.G364]+1/[.$H$2])" office:value-type="float" office:value="12.0666666666666" calcext:value-type="float">
            <text:p>12,0666666666666</text:p>
          </table:table-cell>
          <table:table-cell table:number-columns-repeated="4"/>
          <table:table-cell table:formula="of:=SUM(MOD(SUM([.L364]-[.L$2];[.T$2]);[.R$2]-[.L$2]);[.L$2])" office:value-type="time" office:time-value="PT14H29M59.999999999S" calcext:value-type="time">
            <text:p>14:30:00</text:p>
          </table:table-cell>
          <table:table-cell table:formula="of:=IF([.L365]&lt;[.L364];[.M364]+[.H$2];[.M364])" office:value-type="float" office:value="450" calcext:value-type="float">
            <text:p>450</text:p>
          </table:table-cell>
          <table:table-cell table:formula="of:=OFFSET([.C$4];[.M365];0)" office:value-type="float" office:value="43760" calcext:value-type="float">
            <text:p>43760</text:p>
          </table:table-cell>
          <table:table-cell table:formula="of:=[.L365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65];0)&lt;=[.O3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19T16:09:00.07275" calcext:value-type="date">
            <text:p>2019-10-19 16:09:00</text:p>
          </table:table-cell>
          <table:table-cell table:style-name="ce7" table:formula="of:=[.A366]" office:value-type="date" office:date-value="2019-10-19T16:09:00.07275" calcext:value-type="date">
            <text:p>2019-10-19 16:09:00</text:p>
          </table:table-cell>
          <table:table-cell table:formula="of:=TRUNC([.A366])" office:value-type="float" office:value="43757" calcext:value-type="float">
            <text:p>43757</text:p>
          </table:table-cell>
          <table:table-cell table:style-name="ce12" table:formula="of:=[.B366]-[.C366]" office:value-type="date" office:date-value="1899-12-30T16:09:00.07274997421" calcext:value-type="date">
            <text:p>12/30/99 04:09 PM</text:p>
          </table:table-cell>
          <table:table-cell table:formula="of:=MOD([.E365]-[.$E$2];[.$H$2])+1+[.$E$2]" office:value-type="float" office:value="194" calcext:value-type="float">
            <text:p>194</text:p>
          </table:table-cell>
          <table:table-cell table:formula="of:=MOD([.F365]+1/[.$H$2];5)" office:value-type="float" office:value="2.09999999999999" calcext:value-type="float">
            <text:p>2,09999999999999</text:p>
          </table:table-cell>
          <table:table-cell table:formula="of:=IF([.F366]&lt;0.000001;[.G365]+2+1/[.$H$2];[.G365]+1/[.$H$2])" office:value-type="float" office:value="12.1" calcext:value-type="float">
            <text:p>12,1</text:p>
          </table:table-cell>
          <table:table-cell table:number-columns-repeated="4"/>
          <table:table-cell table:formula="of:=SUM(MOD(SUM([.L365]-[.L$2];[.T$2]);[.R$2]-[.L$2]);[.L$2])" office:value-type="time" office:time-value="PT14H39M59.999999999S" calcext:value-type="time">
            <text:p>14:40:00</text:p>
          </table:table-cell>
          <table:table-cell table:formula="of:=IF([.L366]&lt;[.L365];[.M365]+[.H$2];[.M365])" office:value-type="float" office:value="450" calcext:value-type="float">
            <text:p>450</text:p>
          </table:table-cell>
          <table:table-cell table:formula="of:=OFFSET([.C$4];[.M366];0)" office:value-type="float" office:value="43760" calcext:value-type="float">
            <text:p>43760</text:p>
          </table:table-cell>
          <table:table-cell table:formula="of:=[.L366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66];0)&lt;=[.O3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19T15:14:18.939324" calcext:value-type="date">
            <text:p>2019-10-19 15:14:19</text:p>
          </table:table-cell>
          <table:table-cell table:style-name="ce7" table:formula="of:=[.A367]" office:value-type="date" office:date-value="2019-10-19T15:14:18.939324" calcext:value-type="date">
            <text:p>2019-10-19 15:14:19</text:p>
          </table:table-cell>
          <table:table-cell table:formula="of:=TRUNC([.A367])" office:value-type="float" office:value="43757" calcext:value-type="float">
            <text:p>43757</text:p>
          </table:table-cell>
          <table:table-cell table:style-name="ce12" table:formula="of:=[.B367]-[.C367]" office:value-type="date" office:date-value="1899-12-30T15:14:18.93932366744" calcext:value-type="date">
            <text:p>12/30/99 03:14 PM</text:p>
          </table:table-cell>
          <table:table-cell table:formula="of:=MOD([.E366]-[.$E$2];[.$H$2])+1+[.$E$2]" office:value-type="float" office:value="195" calcext:value-type="float">
            <text:p>195</text:p>
          </table:table-cell>
          <table:table-cell table:formula="of:=MOD([.F366]+1/[.$H$2];5)" office:value-type="float" office:value="2.13333333333332" calcext:value-type="float">
            <text:p>2,13333333333332</text:p>
          </table:table-cell>
          <table:table-cell table:formula="of:=IF([.F367]&lt;0.000001;[.G366]+2+1/[.$H$2];[.G366]+1/[.$H$2])" office:value-type="float" office:value="12.1333333333333" calcext:value-type="float">
            <text:p>12,1333333333333</text:p>
          </table:table-cell>
          <table:table-cell table:number-columns-repeated="4"/>
          <table:table-cell table:formula="of:=SUM(MOD(SUM([.L366]-[.L$2];[.T$2]);[.R$2]-[.L$2]);[.L$2])" office:value-type="time" office:time-value="PT14H49M59.999999999S" calcext:value-type="time">
            <text:p>14:50:00</text:p>
          </table:table-cell>
          <table:table-cell table:formula="of:=IF([.L367]&lt;[.L366];[.M366]+[.H$2];[.M366])" office:value-type="float" office:value="450" calcext:value-type="float">
            <text:p>450</text:p>
          </table:table-cell>
          <table:table-cell table:formula="of:=OFFSET([.C$4];[.M367];0)" office:value-type="float" office:value="43760" calcext:value-type="float">
            <text:p>43760</text:p>
          </table:table-cell>
          <table:table-cell table:formula="of:=[.L367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67];0)&lt;=[.O3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19T16:05:41.248184" calcext:value-type="date">
            <text:p>2019-10-19 16:05:41</text:p>
          </table:table-cell>
          <table:table-cell table:style-name="ce7" table:formula="of:=[.A368]" office:value-type="date" office:date-value="2019-10-19T16:05:41.248184" calcext:value-type="date">
            <text:p>2019-10-19 16:05:41</text:p>
          </table:table-cell>
          <table:table-cell table:formula="of:=TRUNC([.A368])" office:value-type="float" office:value="43757" calcext:value-type="float">
            <text:p>43757</text:p>
          </table:table-cell>
          <table:table-cell table:style-name="ce12" table:formula="of:=[.B368]-[.C368]" office:value-type="date" office:date-value="1899-12-30T16:05:41.24818404671" calcext:value-type="date">
            <text:p>12/30/99 04:05 PM</text:p>
          </table:table-cell>
          <table:table-cell table:formula="of:=MOD([.E367]-[.$E$2];[.$H$2])+1+[.$E$2]" office:value-type="float" office:value="196" calcext:value-type="float">
            <text:p>196</text:p>
          </table:table-cell>
          <table:table-cell table:formula="of:=MOD([.F367]+1/[.$H$2];5)" office:value-type="float" office:value="2.16666666666665" calcext:value-type="float">
            <text:p>2,16666666666665</text:p>
          </table:table-cell>
          <table:table-cell table:formula="of:=IF([.F368]&lt;0.000001;[.G367]+2+1/[.$H$2];[.G367]+1/[.$H$2])" office:value-type="float" office:value="12.1666666666666" calcext:value-type="float">
            <text:p>12,1666666666666</text:p>
          </table:table-cell>
          <table:table-cell table:number-columns-repeated="4"/>
          <table:table-cell table:formula="of:=SUM(MOD(SUM([.L367]-[.L$2];[.T$2]);[.R$2]-[.L$2]);[.L$2])" office:value-type="time" office:time-value="PT14H59M59.999999999S" calcext:value-type="time">
            <text:p>15:00:00</text:p>
          </table:table-cell>
          <table:table-cell table:formula="of:=IF([.L368]&lt;[.L367];[.M367]+[.H$2];[.M367])" office:value-type="float" office:value="450" calcext:value-type="float">
            <text:p>450</text:p>
          </table:table-cell>
          <table:table-cell table:formula="of:=OFFSET([.C$4];[.M368];0)" office:value-type="float" office:value="43760" calcext:value-type="float">
            <text:p>43760</text:p>
          </table:table-cell>
          <table:table-cell table:formula="of:=[.L368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68];0)&lt;=[.O3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19T16:11:45.064714" calcext:value-type="date">
            <text:p>2019-10-19 16:11:45</text:p>
          </table:table-cell>
          <table:table-cell table:style-name="ce7" table:formula="of:=[.A369]" office:value-type="date" office:date-value="2019-10-19T16:11:45.064714" calcext:value-type="date">
            <text:p>2019-10-19 16:11:45</text:p>
          </table:table-cell>
          <table:table-cell table:formula="of:=TRUNC([.A369])" office:value-type="float" office:value="43757" calcext:value-type="float">
            <text:p>43757</text:p>
          </table:table-cell>
          <table:table-cell table:style-name="ce12" table:formula="of:=[.B369]-[.C369]" office:value-type="date" office:date-value="1899-12-30T16:11:45.06471425761" calcext:value-type="date">
            <text:p>12/30/99 04:11 PM</text:p>
          </table:table-cell>
          <table:table-cell table:formula="of:=MOD([.E368]-[.$E$2];[.$H$2])+1+[.$E$2]" office:value-type="float" office:value="197" calcext:value-type="float">
            <text:p>197</text:p>
          </table:table-cell>
          <table:table-cell table:formula="of:=MOD([.F368]+1/[.$H$2];5)" office:value-type="float" office:value="2.19999999999999" calcext:value-type="float">
            <text:p>2,19999999999999</text:p>
          </table:table-cell>
          <table:table-cell table:formula="of:=IF([.F369]&lt;0.000001;[.G368]+2+1/[.$H$2];[.G368]+1/[.$H$2])" office:value-type="float" office:value="12.2" calcext:value-type="float">
            <text:p>12,2</text:p>
          </table:table-cell>
          <table:table-cell table:number-columns-repeated="4"/>
          <table:table-cell table:formula="of:=SUM(MOD(SUM([.L368]-[.L$2];[.T$2]);[.R$2]-[.L$2]);[.L$2])" office:value-type="time" office:time-value="PT15H09M59.999999999S" calcext:value-type="time">
            <text:p>15:10:00</text:p>
          </table:table-cell>
          <table:table-cell table:formula="of:=IF([.L369]&lt;[.L368];[.M368]+[.H$2];[.M368])" office:value-type="float" office:value="450" calcext:value-type="float">
            <text:p>450</text:p>
          </table:table-cell>
          <table:table-cell table:formula="of:=OFFSET([.C$4];[.M369];0)" office:value-type="float" office:value="43760" calcext:value-type="float">
            <text:p>43760</text:p>
          </table:table-cell>
          <table:table-cell table:formula="of:=[.L369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69];0)&lt;=[.O3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19T16:00:36.924804" calcext:value-type="date">
            <text:p>2019-10-19 16:00:37</text:p>
          </table:table-cell>
          <table:table-cell table:style-name="ce7" table:formula="of:=[.A370]" office:value-type="date" office:date-value="2019-10-19T16:00:36.924804" calcext:value-type="date">
            <text:p>2019-10-19 16:00:37</text:p>
          </table:table-cell>
          <table:table-cell table:formula="of:=TRUNC([.A370])" office:value-type="float" office:value="43757" calcext:value-type="float">
            <text:p>43757</text:p>
          </table:table-cell>
          <table:table-cell table:style-name="ce12" table:formula="of:=[.B370]-[.C370]" office:value-type="date" office:date-value="1899-12-30T16:00:36.92480390891" calcext:value-type="date">
            <text:p>12/30/99 04:00 PM</text:p>
          </table:table-cell>
          <table:table-cell table:formula="of:=MOD([.E369]-[.$E$2];[.$H$2])+1+[.$E$2]" office:value-type="float" office:value="198" calcext:value-type="float">
            <text:p>198</text:p>
          </table:table-cell>
          <table:table-cell table:formula="of:=MOD([.F369]+1/[.$H$2];5)" office:value-type="float" office:value="2.23333333333332" calcext:value-type="float">
            <text:p>2,23333333333332</text:p>
          </table:table-cell>
          <table:table-cell table:formula="of:=IF([.F370]&lt;0.000001;[.G369]+2+1/[.$H$2];[.G369]+1/[.$H$2])" office:value-type="float" office:value="12.2333333333333" calcext:value-type="float">
            <text:p>12,2333333333333</text:p>
          </table:table-cell>
          <table:table-cell table:number-columns-repeated="4"/>
          <table:table-cell table:formula="of:=SUM(MOD(SUM([.L369]-[.L$2];[.T$2]);[.R$2]-[.L$2]);[.L$2])" office:value-type="time" office:time-value="PT15H19M59.999999999S" calcext:value-type="time">
            <text:p>15:20:00</text:p>
          </table:table-cell>
          <table:table-cell table:formula="of:=IF([.L370]&lt;[.L369];[.M369]+[.H$2];[.M369])" office:value-type="float" office:value="450" calcext:value-type="float">
            <text:p>450</text:p>
          </table:table-cell>
          <table:table-cell table:formula="of:=OFFSET([.C$4];[.M370];0)" office:value-type="float" office:value="43760" calcext:value-type="float">
            <text:p>43760</text:p>
          </table:table-cell>
          <table:table-cell table:formula="of:=[.L370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70];0)&lt;=[.O3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19T15:40:37.155304" calcext:value-type="date">
            <text:p>2019-10-19 15:40:37</text:p>
          </table:table-cell>
          <table:table-cell table:style-name="ce7" table:formula="of:=[.A371]" office:value-type="date" office:date-value="2019-10-19T15:40:37.155304" calcext:value-type="date">
            <text:p>2019-10-19 15:40:37</text:p>
          </table:table-cell>
          <table:table-cell table:formula="of:=TRUNC([.A371])" office:value-type="float" office:value="43757" calcext:value-type="float">
            <text:p>43757</text:p>
          </table:table-cell>
          <table:table-cell table:style-name="ce12" table:formula="of:=[.B371]-[.C371]" office:value-type="date" office:date-value="1899-12-30T15:40:37.15530380141" calcext:value-type="date">
            <text:p>12/30/99 03:40 PM</text:p>
          </table:table-cell>
          <table:table-cell table:formula="of:=MOD([.E370]-[.$E$2];[.$H$2])+1+[.$E$2]" office:value-type="float" office:value="199" calcext:value-type="float">
            <text:p>199</text:p>
          </table:table-cell>
          <table:table-cell table:formula="of:=MOD([.F370]+1/[.$H$2];5)" office:value-type="float" office:value="2.26666666666665" calcext:value-type="float">
            <text:p>2,26666666666665</text:p>
          </table:table-cell>
          <table:table-cell table:formula="of:=IF([.F371]&lt;0.000001;[.G370]+2+1/[.$H$2];[.G370]+1/[.$H$2])" office:value-type="float" office:value="12.2666666666666" calcext:value-type="float">
            <text:p>12,2666666666666</text:p>
          </table:table-cell>
          <table:table-cell table:number-columns-repeated="4"/>
          <table:table-cell table:formula="of:=SUM(MOD(SUM([.L370]-[.L$2];[.T$2]);[.R$2]-[.L$2]);[.L$2])" office:value-type="time" office:time-value="PT15H29M59.999999999S" calcext:value-type="time">
            <text:p>15:30:00</text:p>
          </table:table-cell>
          <table:table-cell table:formula="of:=IF([.L371]&lt;[.L370];[.M370]+[.H$2];[.M370])" office:value-type="float" office:value="450" calcext:value-type="float">
            <text:p>450</text:p>
          </table:table-cell>
          <table:table-cell table:formula="of:=OFFSET([.C$4];[.M371];0)" office:value-type="float" office:value="43760" calcext:value-type="float">
            <text:p>43760</text:p>
          </table:table-cell>
          <table:table-cell table:formula="of:=[.L371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71];0)&lt;=[.O3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19T16:16:35.543209" calcext:value-type="date">
            <text:p>2019-10-19 16:16:36</text:p>
          </table:table-cell>
          <table:table-cell table:style-name="ce7" table:formula="of:=[.A372]" office:value-type="date" office:date-value="2019-10-19T16:16:35.543209" calcext:value-type="date">
            <text:p>2019-10-19 16:16:36</text:p>
          </table:table-cell>
          <table:table-cell table:formula="of:=TRUNC([.A372])" office:value-type="float" office:value="43757" calcext:value-type="float">
            <text:p>43757</text:p>
          </table:table-cell>
          <table:table-cell table:style-name="ce12" table:formula="of:=[.B372]-[.C372]" office:value-type="date" office:date-value="1899-12-30T16:16:35.54320934694" calcext:value-type="date">
            <text:p>12/30/99 04:16 PM</text:p>
          </table:table-cell>
          <table:table-cell table:formula="of:=MOD([.E371]-[.$E$2];[.$H$2])+1+[.$E$2]" office:value-type="float" office:value="200" calcext:value-type="float">
            <text:p>200</text:p>
          </table:table-cell>
          <table:table-cell table:formula="of:=MOD([.F371]+1/[.$H$2];5)" office:value-type="float" office:value="2.29999999999999" calcext:value-type="float">
            <text:p>2,29999999999999</text:p>
          </table:table-cell>
          <table:table-cell table:formula="of:=IF([.F372]&lt;0.000001;[.G371]+2+1/[.$H$2];[.G371]+1/[.$H$2])" office:value-type="float" office:value="12.3" calcext:value-type="float">
            <text:p>12,3</text:p>
          </table:table-cell>
          <table:table-cell table:number-columns-repeated="4"/>
          <table:table-cell table:formula="of:=SUM(MOD(SUM([.L371]-[.L$2];[.T$2]);[.R$2]-[.L$2]);[.L$2])" office:value-type="time" office:time-value="PT15H39M59.999999999S" calcext:value-type="time">
            <text:p>15:40:00</text:p>
          </table:table-cell>
          <table:table-cell table:formula="of:=IF([.L372]&lt;[.L371];[.M371]+[.H$2];[.M371])" office:value-type="float" office:value="450" calcext:value-type="float">
            <text:p>450</text:p>
          </table:table-cell>
          <table:table-cell table:formula="of:=OFFSET([.C$4];[.M372];0)" office:value-type="float" office:value="43760" calcext:value-type="float">
            <text:p>43760</text:p>
          </table:table-cell>
          <table:table-cell table:formula="of:=[.L372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72];0)&lt;=[.O3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19T15:35:55.345291" calcext:value-type="date">
            <text:p>2019-10-19 15:35:55</text:p>
          </table:table-cell>
          <table:table-cell table:style-name="ce7" table:formula="of:=[.A373]" office:value-type="date" office:date-value="2019-10-19T15:35:55.345291" calcext:value-type="date">
            <text:p>2019-10-19 15:35:55</text:p>
          </table:table-cell>
          <table:table-cell table:formula="of:=TRUNC([.A373])" office:value-type="float" office:value="43757" calcext:value-type="float">
            <text:p>43757</text:p>
          </table:table-cell>
          <table:table-cell table:style-name="ce12" table:formula="of:=[.B373]-[.C373]" office:value-type="date" office:date-value="1899-12-30T15:35:55.34529103898" calcext:value-type="date">
            <text:p>12/30/99 03:35 PM</text:p>
          </table:table-cell>
          <table:table-cell table:formula="of:=MOD([.E372]-[.$E$2];[.$H$2])+1+[.$E$2]" office:value-type="float" office:value="201" calcext:value-type="float">
            <text:p>201</text:p>
          </table:table-cell>
          <table:table-cell table:formula="of:=MOD([.F372]+1/[.$H$2];5)" office:value-type="float" office:value="2.33333333333332" calcext:value-type="float">
            <text:p>2,33333333333332</text:p>
          </table:table-cell>
          <table:table-cell table:formula="of:=IF([.F373]&lt;0.000001;[.G372]+2+1/[.$H$2];[.G372]+1/[.$H$2])" office:value-type="float" office:value="12.3333333333333" calcext:value-type="float">
            <text:p>12,3333333333333</text:p>
          </table:table-cell>
          <table:table-cell table:number-columns-repeated="4"/>
          <table:table-cell table:formula="of:=SUM(MOD(SUM([.L372]-[.L$2];[.T$2]);[.R$2]-[.L$2]);[.L$2])" office:value-type="time" office:time-value="PT15H49M59.999999999S" calcext:value-type="time">
            <text:p>15:50:00</text:p>
          </table:table-cell>
          <table:table-cell table:formula="of:=IF([.L373]&lt;[.L372];[.M372]+[.H$2];[.M372])" office:value-type="float" office:value="450" calcext:value-type="float">
            <text:p>450</text:p>
          </table:table-cell>
          <table:table-cell table:formula="of:=OFFSET([.C$4];[.M373];0)" office:value-type="float" office:value="43760" calcext:value-type="float">
            <text:p>43760</text:p>
          </table:table-cell>
          <table:table-cell table:formula="of:=[.L373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73];0)&lt;=[.O3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19T16:00:21.654765" calcext:value-type="date">
            <text:p>2019-10-19 16:00:22</text:p>
          </table:table-cell>
          <table:table-cell table:style-name="ce7" table:formula="of:=[.A374]" office:value-type="date" office:date-value="2019-10-19T16:00:21.654765" calcext:value-type="date">
            <text:p>2019-10-19 16:00:22</text:p>
          </table:table-cell>
          <table:table-cell table:formula="of:=TRUNC([.A374])" office:value-type="float" office:value="43757" calcext:value-type="float">
            <text:p>43757</text:p>
          </table:table-cell>
          <table:table-cell table:style-name="ce12" table:formula="of:=[.B374]-[.C374]" office:value-type="date" office:date-value="1899-12-30T16:00:21.65476502851" calcext:value-type="date">
            <text:p>12/30/99 04:00 PM</text:p>
          </table:table-cell>
          <table:table-cell table:formula="of:=MOD([.E373]-[.$E$2];[.$H$2])+1+[.$E$2]" office:value-type="float" office:value="202" calcext:value-type="float">
            <text:p>202</text:p>
          </table:table-cell>
          <table:table-cell table:formula="of:=MOD([.F373]+1/[.$H$2];5)" office:value-type="float" office:value="2.36666666666665" calcext:value-type="float">
            <text:p>2,36666666666665</text:p>
          </table:table-cell>
          <table:table-cell table:formula="of:=IF([.F374]&lt;0.000001;[.G373]+2+1/[.$H$2];[.G373]+1/[.$H$2])" office:value-type="float" office:value="12.3666666666666" calcext:value-type="float">
            <text:p>12,3666666666666</text:p>
          </table:table-cell>
          <table:table-cell table:number-columns-repeated="4"/>
          <table:table-cell table:formula="of:=SUM(MOD(SUM([.L373]-[.L$2];[.T$2]);[.R$2]-[.L$2]);[.L$2])" office:value-type="time" office:time-value="PT15H59M59.999999999S" calcext:value-type="time">
            <text:p>16:00:00</text:p>
          </table:table-cell>
          <table:table-cell table:formula="of:=IF([.L374]&lt;[.L373];[.M373]+[.H$2];[.M373])" office:value-type="float" office:value="450" calcext:value-type="float">
            <text:p>450</text:p>
          </table:table-cell>
          <table:table-cell table:formula="of:=OFFSET([.C$4];[.M374];0)" office:value-type="float" office:value="43760" calcext:value-type="float">
            <text:p>43760</text:p>
          </table:table-cell>
          <table:table-cell table:formula="of:=[.L374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74];0)&lt;=[.O3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19T15:48:27.964373" calcext:value-type="date">
            <text:p>2019-10-19 15:48:28</text:p>
          </table:table-cell>
          <table:table-cell table:style-name="ce7" table:formula="of:=[.A375]" office:value-type="date" office:date-value="2019-10-19T15:48:27.964373" calcext:value-type="date">
            <text:p>2019-10-19 15:48:28</text:p>
          </table:table-cell>
          <table:table-cell table:formula="of:=TRUNC([.A375])" office:value-type="float" office:value="43757" calcext:value-type="float">
            <text:p>43757</text:p>
          </table:table-cell>
          <table:table-cell table:style-name="ce12" table:formula="of:=[.B375]-[.C375]" office:value-type="date" office:date-value="1899-12-30T15:48:27.96437314712" calcext:value-type="date">
            <text:p>12/30/99 03:48 PM</text:p>
          </table:table-cell>
          <table:table-cell table:formula="of:=MOD([.E374]-[.$E$2];[.$H$2])+1+[.$E$2]" office:value-type="float" office:value="203" calcext:value-type="float">
            <text:p>203</text:p>
          </table:table-cell>
          <table:table-cell table:formula="of:=MOD([.F374]+1/[.$H$2];5)" office:value-type="float" office:value="2.39999999999999" calcext:value-type="float">
            <text:p>2,39999999999999</text:p>
          </table:table-cell>
          <table:table-cell table:formula="of:=IF([.F375]&lt;0.000001;[.G374]+2+1/[.$H$2];[.G374]+1/[.$H$2])" office:value-type="float" office:value="12.4" calcext:value-type="float">
            <text:p>12,4</text:p>
          </table:table-cell>
          <table:table-cell table:number-columns-repeated="4"/>
          <table:table-cell table:formula="of:=SUM(MOD(SUM([.L374]-[.L$2];[.T$2]);[.R$2]-[.L$2]);[.L$2])" office:value-type="time" office:time-value="PT16H09M59.999999999S" calcext:value-type="time">
            <text:p>16:10:00</text:p>
          </table:table-cell>
          <table:table-cell table:formula="of:=IF([.L375]&lt;[.L374];[.M374]+[.H$2];[.M374])" office:value-type="float" office:value="450" calcext:value-type="float">
            <text:p>450</text:p>
          </table:table-cell>
          <table:table-cell table:formula="of:=OFFSET([.C$4];[.M375];0)" office:value-type="float" office:value="43760" calcext:value-type="float">
            <text:p>43760</text:p>
          </table:table-cell>
          <table:table-cell table:formula="of:=[.L375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375];0)&lt;=[.O3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19T16:06:43.440879" calcext:value-type="date">
            <text:p>2019-10-19 16:06:43</text:p>
          </table:table-cell>
          <table:table-cell table:style-name="ce7" table:formula="of:=[.A376]" office:value-type="date" office:date-value="2019-10-19T16:06:43.440879" calcext:value-type="date">
            <text:p>2019-10-19 16:06:43</text:p>
          </table:table-cell>
          <table:table-cell table:formula="of:=TRUNC([.A376])" office:value-type="float" office:value="43757" calcext:value-type="float">
            <text:p>43757</text:p>
          </table:table-cell>
          <table:table-cell table:style-name="ce12" table:formula="of:=[.B376]-[.C376]" office:value-type="date" office:date-value="1899-12-30T16:06:43.44087942503" calcext:value-type="date">
            <text:p>12/30/99 04:06 PM</text:p>
          </table:table-cell>
          <table:table-cell table:formula="of:=MOD([.E375]-[.$E$2];[.$H$2])+1+[.$E$2]" office:value-type="float" office:value="204" calcext:value-type="float">
            <text:p>204</text:p>
          </table:table-cell>
          <table:table-cell table:formula="of:=MOD([.F375]+1/[.$H$2];5)" office:value-type="float" office:value="2.43333333333332" calcext:value-type="float">
            <text:p>2,43333333333332</text:p>
          </table:table-cell>
          <table:table-cell table:formula="of:=IF([.F376]&lt;0.000001;[.G375]+2+1/[.$H$2];[.G375]+1/[.$H$2])" office:value-type="float" office:value="12.4333333333333" calcext:value-type="float">
            <text:p>12,4333333333333</text:p>
          </table:table-cell>
          <table:table-cell table:number-columns-repeated="4"/>
          <table:table-cell table:formula="of:=SUM(MOD(SUM([.L375]-[.L$2];[.T$2]);[.R$2]-[.L$2]);[.L$2])" office:value-type="time" office:time-value="PT16H19M59.999999999S" calcext:value-type="time">
            <text:p>16:20:00</text:p>
          </table:table-cell>
          <table:table-cell table:formula="of:=IF([.L376]&lt;[.L375];[.M375]+[.H$2];[.M375])" office:value-type="float" office:value="450" calcext:value-type="float">
            <text:p>450</text:p>
          </table:table-cell>
          <table:table-cell table:formula="of:=OFFSET([.C$4];[.M376];0)" office:value-type="float" office:value="43760" calcext:value-type="float">
            <text:p>43760</text:p>
          </table:table-cell>
          <table:table-cell table:formula="of:=[.L376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76];0)&lt;=[.O3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19T15:39:14.967227" calcext:value-type="date">
            <text:p>2019-10-19 15:39:15</text:p>
          </table:table-cell>
          <table:table-cell table:style-name="ce7" table:formula="of:=[.A377]" office:value-type="date" office:date-value="2019-10-19T15:39:14.967227" calcext:value-type="date">
            <text:p>2019-10-19 15:39:15</text:p>
          </table:table-cell>
          <table:table-cell table:formula="of:=TRUNC([.A377])" office:value-type="float" office:value="43757" calcext:value-type="float">
            <text:p>43757</text:p>
          </table:table-cell>
          <table:table-cell table:style-name="ce12" table:formula="of:=[.B377]-[.C377]" office:value-type="date" office:date-value="1899-12-30T15:39:14.96722678654" calcext:value-type="date">
            <text:p>12/30/99 03:39 PM</text:p>
          </table:table-cell>
          <table:table-cell table:formula="of:=MOD([.E376]-[.$E$2];[.$H$2])+1+[.$E$2]" office:value-type="float" office:value="205" calcext:value-type="float">
            <text:p>205</text:p>
          </table:table-cell>
          <table:table-cell table:formula="of:=MOD([.F376]+1/[.$H$2];5)" office:value-type="float" office:value="2.46666666666665" calcext:value-type="float">
            <text:p>2,46666666666665</text:p>
          </table:table-cell>
          <table:table-cell table:formula="of:=IF([.F377]&lt;0.000001;[.G376]+2+1/[.$H$2];[.G376]+1/[.$H$2])" office:value-type="float" office:value="12.4666666666666" calcext:value-type="float">
            <text:p>12,4666666666666</text:p>
          </table:table-cell>
          <table:table-cell table:number-columns-repeated="4"/>
          <table:table-cell table:formula="of:=SUM(MOD(SUM([.L376]-[.L$2];[.T$2]);[.R$2]-[.L$2]);[.L$2])" office:value-type="time" office:time-value="PT16H29M59.999999999S" calcext:value-type="time">
            <text:p>16:30:00</text:p>
          </table:table-cell>
          <table:table-cell table:formula="of:=IF([.L377]&lt;[.L376];[.M376]+[.H$2];[.M376])" office:value-type="float" office:value="450" calcext:value-type="float">
            <text:p>450</text:p>
          </table:table-cell>
          <table:table-cell table:formula="of:=OFFSET([.C$4];[.M377];0)" office:value-type="float" office:value="43760" calcext:value-type="float">
            <text:p>43760</text:p>
          </table:table-cell>
          <table:table-cell table:formula="of:=[.L377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77];0)&lt;=[.O3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8]))" office:value-type="date" office:date-value="2019-10-19T15:53:12.065033" calcext:value-type="date">
            <text:p>2019-10-19 15:53:12</text:p>
          </table:table-cell>
          <table:table-cell table:style-name="ce7" table:formula="of:=[.A378]" office:value-type="date" office:date-value="2019-10-19T15:53:12.065033" calcext:value-type="date">
            <text:p>2019-10-19 15:53:12</text:p>
          </table:table-cell>
          <table:table-cell table:formula="of:=TRUNC([.A378])" office:value-type="float" office:value="43757" calcext:value-type="float">
            <text:p>43757</text:p>
          </table:table-cell>
          <table:table-cell table:style-name="ce12" table:formula="of:=[.B378]-[.C378]" office:value-type="date" office:date-value="1899-12-30T15:53:12.0650330605" calcext:value-type="date">
            <text:p>12/30/99 03:53 PM</text:p>
          </table:table-cell>
          <table:table-cell table:formula="of:=MOD([.E377]-[.$E$2];[.$H$2])+1+[.$E$2]" office:value-type="float" office:value="206" calcext:value-type="float">
            <text:p>206</text:p>
          </table:table-cell>
          <table:table-cell table:formula="of:=MOD([.F377]+1/[.$H$2];5)" office:value-type="float" office:value="2.49999999999998" calcext:value-type="float">
            <text:p>2,49999999999998</text:p>
          </table:table-cell>
          <table:table-cell table:formula="of:=IF([.F378]&lt;0.000001;[.G377]+2+1/[.$H$2];[.G377]+1/[.$H$2])" office:value-type="float" office:value="12.5" calcext:value-type="float">
            <text:p>12,5</text:p>
          </table:table-cell>
          <table:table-cell table:number-columns-repeated="4"/>
          <table:table-cell table:formula="of:=SUM(MOD(SUM([.L377]-[.L$2];[.T$2]);[.R$2]-[.L$2]);[.L$2])" office:value-type="time" office:time-value="PT16H39M59.999999999S" calcext:value-type="time">
            <text:p>16:40:00</text:p>
          </table:table-cell>
          <table:table-cell table:formula="of:=IF([.L378]&lt;[.L377];[.M377]+[.H$2];[.M377])" office:value-type="float" office:value="450" calcext:value-type="float">
            <text:p>450</text:p>
          </table:table-cell>
          <table:table-cell table:formula="of:=OFFSET([.C$4];[.M378];0)" office:value-type="float" office:value="43760" calcext:value-type="float">
            <text:p>43760</text:p>
          </table:table-cell>
          <table:table-cell table:formula="of:=[.L378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78];0)&lt;=[.O3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9]))" office:value-type="date" office:date-value="2019-10-19T15:59:10.68073" calcext:value-type="date">
            <text:p>2019-10-19 15:59:11</text:p>
          </table:table-cell>
          <table:table-cell table:style-name="ce7" table:formula="of:=[.A379]" office:value-type="date" office:date-value="2019-10-19T15:59:10.68073" calcext:value-type="date">
            <text:p>2019-10-19 15:59:11</text:p>
          </table:table-cell>
          <table:table-cell table:formula="of:=TRUNC([.A379])" office:value-type="float" office:value="43757" calcext:value-type="float">
            <text:p>43757</text:p>
          </table:table-cell>
          <table:table-cell table:style-name="ce12" table:formula="of:=[.B379]-[.C379]" office:value-type="date" office:date-value="1899-12-30T15:59:10.68073023576" calcext:value-type="date">
            <text:p>12/30/99 03:59 PM</text:p>
          </table:table-cell>
          <table:table-cell table:formula="of:=MOD([.E378]-[.$E$2];[.$H$2])+1+[.$E$2]" office:value-type="float" office:value="207" calcext:value-type="float">
            <text:p>207</text:p>
          </table:table-cell>
          <table:table-cell table:formula="of:=MOD([.F378]+1/[.$H$2];5)" office:value-type="float" office:value="2.53333333333332" calcext:value-type="float">
            <text:p>2,53333333333332</text:p>
          </table:table-cell>
          <table:table-cell table:formula="of:=IF([.F379]&lt;0.000001;[.G378]+2+1/[.$H$2];[.G378]+1/[.$H$2])" office:value-type="float" office:value="12.5333333333333" calcext:value-type="float">
            <text:p>12,5333333333333</text:p>
          </table:table-cell>
          <table:table-cell table:number-columns-repeated="4"/>
          <table:table-cell table:formula="of:=SUM(MOD(SUM([.L378]-[.L$2];[.T$2]);[.R$2]-[.L$2]);[.L$2])" office:value-type="time" office:time-value="PT16H49M59.999999999S" calcext:value-type="time">
            <text:p>16:50:00</text:p>
          </table:table-cell>
          <table:table-cell table:formula="of:=IF([.L379]&lt;[.L378];[.M378]+[.H$2];[.M378])" office:value-type="float" office:value="450" calcext:value-type="float">
            <text:p>450</text:p>
          </table:table-cell>
          <table:table-cell table:formula="of:=OFFSET([.C$4];[.M379];0)" office:value-type="float" office:value="43760" calcext:value-type="float">
            <text:p>43760</text:p>
          </table:table-cell>
          <table:table-cell table:formula="of:=[.L379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79];0)&lt;=[.O3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0]))" office:value-type="date" office:date-value="2019-10-19T15:45:21.366116" calcext:value-type="date">
            <text:p>2019-10-19 15:45:21</text:p>
          </table:table-cell>
          <table:table-cell table:style-name="ce7" table:formula="of:=[.A380]" office:value-type="date" office:date-value="2019-10-19T15:45:21.366116" calcext:value-type="date">
            <text:p>2019-10-19 15:45:21</text:p>
          </table:table-cell>
          <table:table-cell table:formula="of:=TRUNC([.A380])" office:value-type="float" office:value="43757" calcext:value-type="float">
            <text:p>43757</text:p>
          </table:table-cell>
          <table:table-cell table:style-name="ce12" table:formula="of:=[.B380]-[.C380]" office:value-type="date" office:date-value="1899-12-30T15:45:21.36611638125" calcext:value-type="date">
            <text:p>12/30/99 03:45 PM</text:p>
          </table:table-cell>
          <table:table-cell table:formula="of:=MOD([.E379]-[.$E$2];[.$H$2])+1+[.$E$2]" office:value-type="float" office:value="208" calcext:value-type="float">
            <text:p>208</text:p>
          </table:table-cell>
          <table:table-cell table:formula="of:=MOD([.F379]+1/[.$H$2];5)" office:value-type="float" office:value="2.56666666666665" calcext:value-type="float">
            <text:p>2,56666666666665</text:p>
          </table:table-cell>
          <table:table-cell table:formula="of:=IF([.F380]&lt;0.000001;[.G379]+2+1/[.$H$2];[.G379]+1/[.$H$2])" office:value-type="float" office:value="12.5666666666666" calcext:value-type="float">
            <text:p>12,5666666666666</text:p>
          </table:table-cell>
          <table:table-cell table:number-columns-repeated="4"/>
          <table:table-cell table:formula="of:=SUM(MOD(SUM([.L379]-[.L$2];[.T$2]);[.R$2]-[.L$2]);[.L$2])" office:value-type="time" office:time-value="PT16H59M59.999999999S" calcext:value-type="time">
            <text:p>17:00:00</text:p>
          </table:table-cell>
          <table:table-cell table:formula="of:=IF([.L380]&lt;[.L379];[.M379]+[.H$2];[.M379])" office:value-type="float" office:value="450" calcext:value-type="float">
            <text:p>450</text:p>
          </table:table-cell>
          <table:table-cell table:formula="of:=OFFSET([.C$4];[.M380];0)" office:value-type="float" office:value="43760" calcext:value-type="float">
            <text:p>43760</text:p>
          </table:table-cell>
          <table:table-cell table:formula="of:=[.L380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80];0)&lt;=[.O3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1]))" office:value-type="date" office:date-value="2019-10-19T16:40:25.951144" calcext:value-type="date">
            <text:p>2019-10-19 16:40:26</text:p>
          </table:table-cell>
          <table:table-cell table:style-name="ce7" table:formula="of:=[.A381]" office:value-type="date" office:date-value="2019-10-19T16:40:25.951144" calcext:value-type="date">
            <text:p>2019-10-19 16:40:26</text:p>
          </table:table-cell>
          <table:table-cell table:formula="of:=TRUNC([.A381])" office:value-type="float" office:value="43757" calcext:value-type="float">
            <text:p>43757</text:p>
          </table:table-cell>
          <table:table-cell table:style-name="ce12" table:formula="of:=[.B381]-[.C381]" office:value-type="date" office:date-value="1899-12-30T16:40:25.95114426222" calcext:value-type="date">
            <text:p>12/30/99 04:40 PM</text:p>
          </table:table-cell>
          <table:table-cell table:formula="of:=MOD([.E380]-[.$E$2];[.$H$2])+1+[.$E$2]" office:value-type="float" office:value="209" calcext:value-type="float">
            <text:p>209</text:p>
          </table:table-cell>
          <table:table-cell table:formula="of:=MOD([.F380]+1/[.$H$2];5)" office:value-type="float" office:value="2.59999999999998" calcext:value-type="float">
            <text:p>2,59999999999998</text:p>
          </table:table-cell>
          <table:table-cell table:formula="of:=IF([.F381]&lt;0.000001;[.G380]+2+1/[.$H$2];[.G380]+1/[.$H$2])" office:value-type="float" office:value="12.6" calcext:value-type="float">
            <text:p>12,6</text:p>
          </table:table-cell>
          <table:table-cell table:number-columns-repeated="4"/>
          <table:table-cell table:formula="of:=SUM(MOD(SUM([.L380]-[.L$2];[.T$2]);[.R$2]-[.L$2]);[.L$2])" office:value-type="time" office:time-value="PT17H09M59.999999999S" calcext:value-type="time">
            <text:p>17:10:00</text:p>
          </table:table-cell>
          <table:table-cell table:formula="of:=IF([.L381]&lt;[.L380];[.M380]+[.H$2];[.M380])" office:value-type="float" office:value="450" calcext:value-type="float">
            <text:p>450</text:p>
          </table:table-cell>
          <table:table-cell table:formula="of:=OFFSET([.C$4];[.M381];0)" office:value-type="float" office:value="43760" calcext:value-type="float">
            <text:p>43760</text:p>
          </table:table-cell>
          <table:table-cell table:formula="of:=[.L381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81];0)&lt;=[.O3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2]))" office:value-type="date" office:date-value="2019-10-19T15:57:48.97291" calcext:value-type="date">
            <text:p>2019-10-19 15:57:49</text:p>
          </table:table-cell>
          <table:table-cell table:style-name="ce7" table:formula="of:=[.A382]" office:value-type="date" office:date-value="2019-10-19T15:57:48.97291" calcext:value-type="date">
            <text:p>2019-10-19 15:57:49</text:p>
          </table:table-cell>
          <table:table-cell table:formula="of:=TRUNC([.A382])" office:value-type="float" office:value="43757" calcext:value-type="float">
            <text:p>43757</text:p>
          </table:table-cell>
          <table:table-cell table:style-name="ce12" table:formula="of:=[.B382]-[.C382]" office:value-type="date" office:date-value="1899-12-30T15:57:48.97290986963" calcext:value-type="date">
            <text:p>12/30/99 03:57 PM</text:p>
          </table:table-cell>
          <table:table-cell table:formula="of:=MOD([.E381]-[.$E$2];[.$H$2])+1+[.$E$2]" office:value-type="float" office:value="210" calcext:value-type="float">
            <text:p>210</text:p>
          </table:table-cell>
          <table:table-cell table:formula="of:=MOD([.F381]+1/[.$H$2];5)" office:value-type="float" office:value="2.63333333333332" calcext:value-type="float">
            <text:p>2,63333333333332</text:p>
          </table:table-cell>
          <table:table-cell table:formula="of:=IF([.F382]&lt;0.000001;[.G381]+2+1/[.$H$2];[.G381]+1/[.$H$2])" office:value-type="float" office:value="12.6333333333333" calcext:value-type="float">
            <text:p>12,6333333333333</text:p>
          </table:table-cell>
          <table:table-cell table:number-columns-repeated="4"/>
          <table:table-cell table:formula="of:=SUM(MOD(SUM([.L381]-[.L$2];[.T$2]);[.R$2]-[.L$2]);[.L$2])" office:value-type="time" office:time-value="PT17H19M59.999999999S" calcext:value-type="time">
            <text:p>17:20:00</text:p>
          </table:table-cell>
          <table:table-cell table:formula="of:=IF([.L382]&lt;[.L381];[.M381]+[.H$2];[.M381])" office:value-type="float" office:value="450" calcext:value-type="float">
            <text:p>450</text:p>
          </table:table-cell>
          <table:table-cell table:formula="of:=OFFSET([.C$4];[.M382];0)" office:value-type="float" office:value="43760" calcext:value-type="float">
            <text:p>43760</text:p>
          </table:table-cell>
          <table:table-cell table:formula="of:=[.L382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82];0)&lt;=[.O3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3]))" office:value-type="date" office:date-value="2019-10-19T15:51:55.322534" calcext:value-type="date">
            <text:p>2019-10-19 15:51:55</text:p>
          </table:table-cell>
          <table:table-cell table:style-name="ce7" table:formula="of:=[.A383]" office:value-type="date" office:date-value="2019-10-19T15:51:55.322534" calcext:value-type="date">
            <text:p>2019-10-19 15:51:55</text:p>
          </table:table-cell>
          <table:table-cell table:formula="of:=TRUNC([.A383])" office:value-type="float" office:value="43757" calcext:value-type="float">
            <text:p>43757</text:p>
          </table:table-cell>
          <table:table-cell table:style-name="ce12" table:formula="of:=[.B383]-[.C383]" office:value-type="date" office:date-value="1899-12-30T15:51:55.32253415789" calcext:value-type="date">
            <text:p>12/30/99 03:51 PM</text:p>
          </table:table-cell>
          <table:table-cell table:formula="of:=MOD([.E382]-[.$E$2];[.$H$2])+1+[.$E$2]" office:value-type="float" office:value="211" calcext:value-type="float">
            <text:p>211</text:p>
          </table:table-cell>
          <table:table-cell table:formula="of:=MOD([.F382]+1/[.$H$2];5)" office:value-type="float" office:value="2.66666666666665" calcext:value-type="float">
            <text:p>2,66666666666665</text:p>
          </table:table-cell>
          <table:table-cell table:formula="of:=IF([.F383]&lt;0.000001;[.G382]+2+1/[.$H$2];[.G382]+1/[.$H$2])" office:value-type="float" office:value="12.6666666666666" calcext:value-type="float">
            <text:p>12,6666666666666</text:p>
          </table:table-cell>
          <table:table-cell table:number-columns-repeated="4"/>
          <table:table-cell table:formula="of:=SUM(MOD(SUM([.L382]-[.L$2];[.T$2]);[.R$2]-[.L$2]);[.L$2])" office:value-type="time" office:time-value="PT17H29M59.999999999S" calcext:value-type="time">
            <text:p>17:30:00</text:p>
          </table:table-cell>
          <table:table-cell table:formula="of:=IF([.L383]&lt;[.L382];[.M382]+[.H$2];[.M382])" office:value-type="float" office:value="450" calcext:value-type="float">
            <text:p>450</text:p>
          </table:table-cell>
          <table:table-cell table:formula="of:=OFFSET([.C$4];[.M383];0)" office:value-type="float" office:value="43760" calcext:value-type="float">
            <text:p>43760</text:p>
          </table:table-cell>
          <table:table-cell table:formula="of:=[.L383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83];0)&lt;=[.O3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4]))" office:value-type="date" office:date-value="2019-10-19T15:50:41.811765" calcext:value-type="date">
            <text:p>2019-10-19 15:50:42</text:p>
          </table:table-cell>
          <table:table-cell table:style-name="ce7" table:formula="of:=[.A384]" office:value-type="date" office:date-value="2019-10-19T15:50:41.811765" calcext:value-type="date">
            <text:p>2019-10-19 15:50:42</text:p>
          </table:table-cell>
          <table:table-cell table:formula="of:=TRUNC([.A384])" office:value-type="float" office:value="43757" calcext:value-type="float">
            <text:p>43757</text:p>
          </table:table-cell>
          <table:table-cell table:style-name="ce12" table:formula="of:=[.B384]-[.C384]" office:value-type="date" office:date-value="1899-12-30T15:50:41.81176498532" calcext:value-type="date">
            <text:p>12/30/99 03:50 PM</text:p>
          </table:table-cell>
          <table:table-cell table:formula="of:=MOD([.E383]-[.$E$2];[.$H$2])+1+[.$E$2]" office:value-type="float" office:value="212" calcext:value-type="float">
            <text:p>212</text:p>
          </table:table-cell>
          <table:table-cell table:formula="of:=MOD([.F383]+1/[.$H$2];5)" office:value-type="float" office:value="2.69999999999998" calcext:value-type="float">
            <text:p>2,69999999999998</text:p>
          </table:table-cell>
          <table:table-cell table:formula="of:=IF([.F384]&lt;0.000001;[.G383]+2+1/[.$H$2];[.G383]+1/[.$H$2])" office:value-type="float" office:value="12.7" calcext:value-type="float">
            <text:p>12,7</text:p>
          </table:table-cell>
          <table:table-cell table:number-columns-repeated="4"/>
          <table:table-cell table:formula="of:=SUM(MOD(SUM([.L383]-[.L$2];[.T$2]);[.R$2]-[.L$2]);[.L$2])" office:value-type="time" office:time-value="PT17H39M59.999999999S" calcext:value-type="time">
            <text:p>17:40:00</text:p>
          </table:table-cell>
          <table:table-cell table:formula="of:=IF([.L384]&lt;[.L383];[.M383]+[.H$2];[.M383])" office:value-type="float" office:value="450" calcext:value-type="float">
            <text:p>450</text:p>
          </table:table-cell>
          <table:table-cell table:formula="of:=OFFSET([.C$4];[.M384];0)" office:value-type="float" office:value="43760" calcext:value-type="float">
            <text:p>43760</text:p>
          </table:table-cell>
          <table:table-cell table:formula="of:=[.L384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84];0)&lt;=[.O3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5]))" office:value-type="date" office:date-value="2019-10-19T15:54:11.005602" calcext:value-type="date">
            <text:p>2019-10-19 15:54:11</text:p>
          </table:table-cell>
          <table:table-cell table:style-name="ce7" table:formula="of:=[.A385]" office:value-type="date" office:date-value="2019-10-19T15:54:11.005602" calcext:value-type="date">
            <text:p>2019-10-19 15:54:11</text:p>
          </table:table-cell>
          <table:table-cell table:formula="of:=TRUNC([.A385])" office:value-type="float" office:value="43757" calcext:value-type="float">
            <text:p>43757</text:p>
          </table:table-cell>
          <table:table-cell table:style-name="ce12" table:formula="of:=[.B385]-[.C385]" office:value-type="date" office:date-value="1899-12-30T15:54:11.00560239516" calcext:value-type="date">
            <text:p>12/30/99 03:54 PM</text:p>
          </table:table-cell>
          <table:table-cell table:formula="of:=MOD([.E384]-[.$E$2];[.$H$2])+1+[.$E$2]" office:value-type="float" office:value="213" calcext:value-type="float">
            <text:p>213</text:p>
          </table:table-cell>
          <table:table-cell table:formula="of:=MOD([.F384]+1/[.$H$2];5)" office:value-type="float" office:value="2.73333333333332" calcext:value-type="float">
            <text:p>2,73333333333332</text:p>
          </table:table-cell>
          <table:table-cell table:formula="of:=IF([.F385]&lt;0.000001;[.G384]+2+1/[.$H$2];[.G384]+1/[.$H$2])" office:value-type="float" office:value="12.7333333333333" calcext:value-type="float">
            <text:p>12,7333333333333</text:p>
          </table:table-cell>
          <table:table-cell table:number-columns-repeated="4"/>
          <table:table-cell table:formula="of:=SUM(MOD(SUM([.L384]-[.L$2];[.T$2]);[.R$2]-[.L$2]);[.L$2])" office:value-type="time" office:time-value="PT17H49M59.999999999S" calcext:value-type="time">
            <text:p>17:50:00</text:p>
          </table:table-cell>
          <table:table-cell table:formula="of:=IF([.L385]&lt;[.L384];[.M384]+[.H$2];[.M384])" office:value-type="float" office:value="450" calcext:value-type="float">
            <text:p>450</text:p>
          </table:table-cell>
          <table:table-cell table:formula="of:=OFFSET([.C$4];[.M385];0)" office:value-type="float" office:value="43760" calcext:value-type="float">
            <text:p>43760</text:p>
          </table:table-cell>
          <table:table-cell table:formula="of:=[.L385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85];0)&lt;=[.O3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6]))" office:value-type="date" office:date-value="2019-10-19T15:39:22.759171" calcext:value-type="date">
            <text:p>2019-10-19 15:39:23</text:p>
          </table:table-cell>
          <table:table-cell table:style-name="ce7" table:formula="of:=[.A386]" office:value-type="date" office:date-value="2019-10-19T15:39:22.759171" calcext:value-type="date">
            <text:p>2019-10-19 15:39:23</text:p>
          </table:table-cell>
          <table:table-cell table:formula="of:=TRUNC([.A386])" office:value-type="float" office:value="43757" calcext:value-type="float">
            <text:p>43757</text:p>
          </table:table-cell>
          <table:table-cell table:style-name="ce12" table:formula="of:=[.B386]-[.C386]" office:value-type="date" office:date-value="1899-12-30T15:39:22.75917117018" calcext:value-type="date">
            <text:p>12/30/99 03:39 PM</text:p>
          </table:table-cell>
          <table:table-cell table:formula="of:=MOD([.E385]-[.$E$2];[.$H$2])+1+[.$E$2]" office:value-type="float" office:value="214" calcext:value-type="float">
            <text:p>214</text:p>
          </table:table-cell>
          <table:table-cell table:formula="of:=MOD([.F385]+1/[.$H$2];5)" office:value-type="float" office:value="2.76666666666665" calcext:value-type="float">
            <text:p>2,76666666666665</text:p>
          </table:table-cell>
          <table:table-cell table:formula="of:=IF([.F386]&lt;0.000001;[.G385]+2+1/[.$H$2];[.G385]+1/[.$H$2])" office:value-type="float" office:value="12.7666666666666" calcext:value-type="float">
            <text:p>12,7666666666666</text:p>
          </table:table-cell>
          <table:table-cell table:number-columns-repeated="4"/>
          <table:table-cell table:formula="of:=SUM(MOD(SUM([.L385]-[.L$2];[.T$2]);[.R$2]-[.L$2]);[.L$2])" office:value-type="time" office:time-value="PT17H59M59.999999999S" calcext:value-type="time">
            <text:p>18:00:00</text:p>
          </table:table-cell>
          <table:table-cell table:formula="of:=IF([.L386]&lt;[.L385];[.M385]+[.H$2];[.M385])" office:value-type="float" office:value="450" calcext:value-type="float">
            <text:p>450</text:p>
          </table:table-cell>
          <table:table-cell table:formula="of:=OFFSET([.C$4];[.M386];0)" office:value-type="float" office:value="43760" calcext:value-type="float">
            <text:p>43760</text:p>
          </table:table-cell>
          <table:table-cell table:formula="of:=[.L386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86];0)&lt;=[.O3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7]))" office:value-type="date" office:date-value="2019-10-19T16:08:31.952619" calcext:value-type="date">
            <text:p>2019-10-19 16:08:32</text:p>
          </table:table-cell>
          <table:table-cell table:style-name="ce7" table:formula="of:=[.A387]" office:value-type="date" office:date-value="2019-10-19T16:08:31.952619" calcext:value-type="date">
            <text:p>2019-10-19 16:08:32</text:p>
          </table:table-cell>
          <table:table-cell table:formula="of:=TRUNC([.A387])" office:value-type="float" office:value="43757" calcext:value-type="float">
            <text:p>43757</text:p>
          </table:table-cell>
          <table:table-cell table:style-name="ce12" table:formula="of:=[.B387]-[.C387]" office:value-type="date" office:date-value="1899-12-30T16:08:31.95261923131" calcext:value-type="date">
            <text:p>12/30/99 04:08 PM</text:p>
          </table:table-cell>
          <table:table-cell table:formula="of:=MOD([.E386]-[.$E$2];[.$H$2])+1+[.$E$2]" office:value-type="float" office:value="215" calcext:value-type="float">
            <text:p>215</text:p>
          </table:table-cell>
          <table:table-cell table:formula="of:=MOD([.F386]+1/[.$H$2];5)" office:value-type="float" office:value="2.79999999999998" calcext:value-type="float">
            <text:p>2,79999999999998</text:p>
          </table:table-cell>
          <table:table-cell table:formula="of:=IF([.F387]&lt;0.000001;[.G386]+2+1/[.$H$2];[.G386]+1/[.$H$2])" office:value-type="float" office:value="12.8" calcext:value-type="float">
            <text:p>12,8</text:p>
          </table:table-cell>
          <table:table-cell table:number-columns-repeated="4"/>
          <table:table-cell table:formula="of:=SUM(MOD(SUM([.L386]-[.L$2];[.T$2]);[.R$2]-[.L$2]);[.L$2])" office:value-type="time" office:time-value="PT14H09M59.999999999S" calcext:value-type="time">
            <text:p>14:10:00</text:p>
          </table:table-cell>
          <table:table-cell table:formula="of:=IF([.L387]&lt;[.L386];[.M386]+[.H$2];[.M386])" office:value-type="float" office:value="480" calcext:value-type="float">
            <text:p>480</text:p>
          </table:table-cell>
          <table:table-cell table:formula="of:=OFFSET([.C$4];[.M387];0)" office:value-type="float" office:value="43761" calcext:value-type="float">
            <text:p>43761</text:p>
          </table:table-cell>
          <table:table-cell table:formula="of:=[.L387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87];0)&lt;=[.O3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8]))" office:value-type="date" office:date-value="2019-10-19T15:58:38.184707" calcext:value-type="date">
            <text:p>2019-10-19 15:58:38</text:p>
          </table:table-cell>
          <table:table-cell table:style-name="ce7" table:formula="of:=[.A388]" office:value-type="date" office:date-value="2019-10-19T15:58:38.184707" calcext:value-type="date">
            <text:p>2019-10-19 15:58:38</text:p>
          </table:table-cell>
          <table:table-cell table:formula="of:=TRUNC([.A388])" office:value-type="float" office:value="43757" calcext:value-type="float">
            <text:p>43757</text:p>
          </table:table-cell>
          <table:table-cell table:style-name="ce12" table:formula="of:=[.B388]-[.C388]" office:value-type="date" office:date-value="1899-12-30T15:58:38.18470729049" calcext:value-type="date">
            <text:p>12/30/99 03:58 PM</text:p>
          </table:table-cell>
          <table:table-cell table:formula="of:=MOD([.E387]-[.$E$2];[.$H$2])+1+[.$E$2]" office:value-type="float" office:value="216" calcext:value-type="float">
            <text:p>216</text:p>
          </table:table-cell>
          <table:table-cell table:formula="of:=MOD([.F387]+1/[.$H$2];5)" office:value-type="float" office:value="2.83333333333332" calcext:value-type="float">
            <text:p>2,83333333333332</text:p>
          </table:table-cell>
          <table:table-cell table:formula="of:=IF([.F388]&lt;0.000001;[.G387]+2+1/[.$H$2];[.G387]+1/[.$H$2])" office:value-type="float" office:value="12.8333333333333" calcext:value-type="float">
            <text:p>12,8333333333333</text:p>
          </table:table-cell>
          <table:table-cell table:number-columns-repeated="4"/>
          <table:table-cell table:formula="of:=SUM(MOD(SUM([.L387]-[.L$2];[.T$2]);[.R$2]-[.L$2]);[.L$2])" office:value-type="time" office:time-value="PT14H19M59.999999999S" calcext:value-type="time">
            <text:p>14:20:00</text:p>
          </table:table-cell>
          <table:table-cell table:formula="of:=IF([.L388]&lt;[.L387];[.M387]+[.H$2];[.M387])" office:value-type="float" office:value="480" calcext:value-type="float">
            <text:p>480</text:p>
          </table:table-cell>
          <table:table-cell table:formula="of:=OFFSET([.C$4];[.M388];0)" office:value-type="float" office:value="43761" calcext:value-type="float">
            <text:p>43761</text:p>
          </table:table-cell>
          <table:table-cell table:formula="of:=[.L388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88];0)&lt;=[.O3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9]))" office:value-type="date" office:date-value="2019-10-19T16:00:32.173929" calcext:value-type="date">
            <text:p>2019-10-19 16:00:32</text:p>
          </table:table-cell>
          <table:table-cell table:style-name="ce7" table:formula="of:=[.A389]" office:value-type="date" office:date-value="2019-10-19T16:00:32.173929" calcext:value-type="date">
            <text:p>2019-10-19 16:00:32</text:p>
          </table:table-cell>
          <table:table-cell table:formula="of:=TRUNC([.A389])" office:value-type="float" office:value="43757" calcext:value-type="float">
            <text:p>43757</text:p>
          </table:table-cell>
          <table:table-cell table:style-name="ce12" table:formula="of:=[.B389]-[.C389]" office:value-type="date" office:date-value="1899-12-30T16:00:32.17392945662" calcext:value-type="date">
            <text:p>12/30/99 04:00 PM</text:p>
          </table:table-cell>
          <table:table-cell table:formula="of:=MOD([.E388]-[.$E$2];[.$H$2])+1+[.$E$2]" office:value-type="float" office:value="217" calcext:value-type="float">
            <text:p>217</text:p>
          </table:table-cell>
          <table:table-cell table:formula="of:=MOD([.F388]+1/[.$H$2];5)" office:value-type="float" office:value="2.86666666666665" calcext:value-type="float">
            <text:p>2,86666666666665</text:p>
          </table:table-cell>
          <table:table-cell table:formula="of:=IF([.F389]&lt;0.000001;[.G388]+2+1/[.$H$2];[.G388]+1/[.$H$2])" office:value-type="float" office:value="12.8666666666666" calcext:value-type="float">
            <text:p>12,8666666666666</text:p>
          </table:table-cell>
          <table:table-cell table:number-columns-repeated="4"/>
          <table:table-cell table:formula="of:=SUM(MOD(SUM([.L388]-[.L$2];[.T$2]);[.R$2]-[.L$2]);[.L$2])" office:value-type="time" office:time-value="PT14H29M59.999999999S" calcext:value-type="time">
            <text:p>14:30:00</text:p>
          </table:table-cell>
          <table:table-cell table:formula="of:=IF([.L389]&lt;[.L388];[.M388]+[.H$2];[.M388])" office:value-type="float" office:value="480" calcext:value-type="float">
            <text:p>480</text:p>
          </table:table-cell>
          <table:table-cell table:formula="of:=OFFSET([.C$4];[.M389];0)" office:value-type="float" office:value="43761" calcext:value-type="float">
            <text:p>43761</text:p>
          </table:table-cell>
          <table:table-cell table:formula="of:=[.L389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89];0)&lt;=[.O3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0]))" office:value-type="date" office:date-value="2019-10-19T15:50:37.311527" calcext:value-type="date">
            <text:p>2019-10-19 15:50:37</text:p>
          </table:table-cell>
          <table:table-cell table:style-name="ce7" table:formula="of:=[.A390]" office:value-type="date" office:date-value="2019-10-19T15:50:37.311527" calcext:value-type="date">
            <text:p>2019-10-19 15:50:37</text:p>
          </table:table-cell>
          <table:table-cell table:formula="of:=TRUNC([.A390])" office:value-type="float" office:value="43757" calcext:value-type="float">
            <text:p>43757</text:p>
          </table:table-cell>
          <table:table-cell table:style-name="ce12" table:formula="of:=[.B390]-[.C390]" office:value-type="date" office:date-value="1899-12-30T15:50:37.31152662076" calcext:value-type="date">
            <text:p>12/30/99 03:50 PM</text:p>
          </table:table-cell>
          <table:table-cell table:formula="of:=MOD([.E389]-[.$E$2];[.$H$2])+1+[.$E$2]" office:value-type="float" office:value="218" calcext:value-type="float">
            <text:p>218</text:p>
          </table:table-cell>
          <table:table-cell table:formula="of:=MOD([.F389]+1/[.$H$2];5)" office:value-type="float" office:value="2.89999999999998" calcext:value-type="float">
            <text:p>2,89999999999998</text:p>
          </table:table-cell>
          <table:table-cell table:formula="of:=IF([.F390]&lt;0.000001;[.G389]+2+1/[.$H$2];[.G389]+1/[.$H$2])" office:value-type="float" office:value="12.9" calcext:value-type="float">
            <text:p>12,9</text:p>
          </table:table-cell>
          <table:table-cell table:number-columns-repeated="4"/>
          <table:table-cell table:formula="of:=SUM(MOD(SUM([.L389]-[.L$2];[.T$2]);[.R$2]-[.L$2]);[.L$2])" office:value-type="time" office:time-value="PT14H39M59.999999999S" calcext:value-type="time">
            <text:p>14:40:00</text:p>
          </table:table-cell>
          <table:table-cell table:formula="of:=IF([.L390]&lt;[.L389];[.M389]+[.H$2];[.M389])" office:value-type="float" office:value="480" calcext:value-type="float">
            <text:p>480</text:p>
          </table:table-cell>
          <table:table-cell table:formula="of:=OFFSET([.C$4];[.M390];0)" office:value-type="float" office:value="43761" calcext:value-type="float">
            <text:p>43761</text:p>
          </table:table-cell>
          <table:table-cell table:formula="of:=[.L390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90];0)&lt;=[.O3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1]))" office:value-type="date" office:date-value="2019-10-19T16:17:28.254311" calcext:value-type="date">
            <text:p>2019-10-19 16:17:28</text:p>
          </table:table-cell>
          <table:table-cell table:style-name="ce7" table:formula="of:=[.A391]" office:value-type="date" office:date-value="2019-10-19T16:17:28.254311" calcext:value-type="date">
            <text:p>2019-10-19 16:17:28</text:p>
          </table:table-cell>
          <table:table-cell table:formula="of:=TRUNC([.A391])" office:value-type="float" office:value="43757" calcext:value-type="float">
            <text:p>43757</text:p>
          </table:table-cell>
          <table:table-cell table:style-name="ce12" table:formula="of:=[.B391]-[.C391]" office:value-type="date" office:date-value="1899-12-30T16:17:28.25431136414" calcext:value-type="date">
            <text:p>12/30/99 04:17 PM</text:p>
          </table:table-cell>
          <table:table-cell table:formula="of:=MOD([.E390]-[.$E$2];[.$H$2])+1+[.$E$2]" office:value-type="float" office:value="219" calcext:value-type="float">
            <text:p>219</text:p>
          </table:table-cell>
          <table:table-cell table:formula="of:=MOD([.F390]+1/[.$H$2];5)" office:value-type="float" office:value="2.93333333333332" calcext:value-type="float">
            <text:p>2,93333333333332</text:p>
          </table:table-cell>
          <table:table-cell table:formula="of:=IF([.F391]&lt;0.000001;[.G390]+2+1/[.$H$2];[.G390]+1/[.$H$2])" office:value-type="float" office:value="12.9333333333333" calcext:value-type="float">
            <text:p>12,9333333333333</text:p>
          </table:table-cell>
          <table:table-cell table:number-columns-repeated="4"/>
          <table:table-cell table:formula="of:=SUM(MOD(SUM([.L390]-[.L$2];[.T$2]);[.R$2]-[.L$2]);[.L$2])" office:value-type="time" office:time-value="PT14H49M59.999999999S" calcext:value-type="time">
            <text:p>14:50:00</text:p>
          </table:table-cell>
          <table:table-cell table:formula="of:=IF([.L391]&lt;[.L390];[.M390]+[.H$2];[.M390])" office:value-type="float" office:value="480" calcext:value-type="float">
            <text:p>480</text:p>
          </table:table-cell>
          <table:table-cell table:formula="of:=OFFSET([.C$4];[.M391];0)" office:value-type="float" office:value="43761" calcext:value-type="float">
            <text:p>43761</text:p>
          </table:table-cell>
          <table:table-cell table:formula="of:=[.L391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91];0)&lt;=[.O3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2]))" office:value-type="date" office:date-value="2019-10-19T16:11:35.447708" calcext:value-type="date">
            <text:p>2019-10-19 16:11:35</text:p>
          </table:table-cell>
          <table:table-cell table:style-name="ce7" table:formula="of:=[.A392]" office:value-type="date" office:date-value="2019-10-19T16:11:35.447708" calcext:value-type="date">
            <text:p>2019-10-19 16:11:35</text:p>
          </table:table-cell>
          <table:table-cell table:formula="of:=TRUNC([.A392])" office:value-type="float" office:value="43757" calcext:value-type="float">
            <text:p>43757</text:p>
          </table:table-cell>
          <table:table-cell table:style-name="ce12" table:formula="of:=[.B392]-[.C392]" office:value-type="date" office:date-value="1899-12-30T16:11:35.44770810753" calcext:value-type="date">
            <text:p>12/30/99 04:11 PM</text:p>
          </table:table-cell>
          <table:table-cell table:formula="of:=MOD([.E391]-[.$E$2];[.$H$2])+1+[.$E$2]" office:value-type="float" office:value="220" calcext:value-type="float">
            <text:p>220</text:p>
          </table:table-cell>
          <table:table-cell table:formula="of:=MOD([.F391]+1/[.$H$2];5)" office:value-type="float" office:value="2.96666666666665" calcext:value-type="float">
            <text:p>2,96666666666665</text:p>
          </table:table-cell>
          <table:table-cell table:formula="of:=IF([.F392]&lt;0.000001;[.G391]+2+1/[.$H$2];[.G391]+1/[.$H$2])" office:value-type="float" office:value="12.9666666666666" calcext:value-type="float">
            <text:p>12,9666666666666</text:p>
          </table:table-cell>
          <table:table-cell table:number-columns-repeated="4"/>
          <table:table-cell table:formula="of:=SUM(MOD(SUM([.L391]-[.L$2];[.T$2]);[.R$2]-[.L$2]);[.L$2])" office:value-type="time" office:time-value="PT14H59M59.999999999S" calcext:value-type="time">
            <text:p>15:00:00</text:p>
          </table:table-cell>
          <table:table-cell table:formula="of:=IF([.L392]&lt;[.L391];[.M391]+[.H$2];[.M391])" office:value-type="float" office:value="480" calcext:value-type="float">
            <text:p>480</text:p>
          </table:table-cell>
          <table:table-cell table:formula="of:=OFFSET([.C$4];[.M392];0)" office:value-type="float" office:value="43761" calcext:value-type="float">
            <text:p>43761</text:p>
          </table:table-cell>
          <table:table-cell table:formula="of:=[.L392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92];0)&lt;=[.O3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3]))" office:value-type="date" office:date-value="2019-10-20T15:52:19.081423" calcext:value-type="date">
            <text:p>2019-10-20 15:52:19</text:p>
          </table:table-cell>
          <table:table-cell table:style-name="ce7" table:formula="of:=[.A393]" office:value-type="date" office:date-value="2019-10-20T15:52:19.081423" calcext:value-type="date">
            <text:p>2019-10-20 15:52:19</text:p>
          </table:table-cell>
          <table:table-cell table:formula="of:=TRUNC([.A393])" office:value-type="float" office:value="43758" calcext:value-type="float">
            <text:p>43758</text:p>
          </table:table-cell>
          <table:table-cell table:style-name="ce12" table:formula="of:=[.B393]-[.C393]" office:value-type="date" office:date-value="1899-12-30T15:52:19.08142321743" calcext:value-type="date">
            <text:p>12/30/99 03:52 PM</text:p>
          </table:table-cell>
          <table:table-cell table:formula="of:=MOD([.E392]-[.$E$2];[.$H$2])+1+[.$E$2]" office:value-type="float" office:value="191" calcext:value-type="float">
            <text:p>191</text:p>
          </table:table-cell>
          <table:table-cell table:formula="of:=MOD([.F392]+1/[.$H$2];5)" office:value-type="float" office:value="2.99999999999998" calcext:value-type="float">
            <text:p>2,99999999999998</text:p>
          </table:table-cell>
          <table:table-cell table:formula="of:=IF([.F393]&lt;0.000001;[.G392]+2+1/[.$H$2];[.G392]+1/[.$H$2])" office:value-type="float" office:value="13" calcext:value-type="float">
            <text:p>13</text:p>
          </table:table-cell>
          <table:table-cell table:number-columns-repeated="4"/>
          <table:table-cell table:formula="of:=SUM(MOD(SUM([.L392]-[.L$2];[.T$2]);[.R$2]-[.L$2]);[.L$2])" office:value-type="time" office:time-value="PT15H09M59.999999999S" calcext:value-type="time">
            <text:p>15:10:00</text:p>
          </table:table-cell>
          <table:table-cell table:formula="of:=IF([.L393]&lt;[.L392];[.M392]+[.H$2];[.M392])" office:value-type="float" office:value="480" calcext:value-type="float">
            <text:p>480</text:p>
          </table:table-cell>
          <table:table-cell table:formula="of:=OFFSET([.C$4];[.M393];0)" office:value-type="float" office:value="43761" calcext:value-type="float">
            <text:p>43761</text:p>
          </table:table-cell>
          <table:table-cell table:formula="of:=[.L393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93];0)&lt;=[.O3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4]))" office:value-type="date" office:date-value="2019-10-20T15:58:12.761929" calcext:value-type="date">
            <text:p>2019-10-20 15:58:13</text:p>
          </table:table-cell>
          <table:table-cell table:style-name="ce7" table:formula="of:=[.A394]" office:value-type="date" office:date-value="2019-10-20T15:58:12.761929" calcext:value-type="date">
            <text:p>2019-10-20 15:58:13</text:p>
          </table:table-cell>
          <table:table-cell table:formula="of:=TRUNC([.A394])" office:value-type="float" office:value="43758" calcext:value-type="float">
            <text:p>43758</text:p>
          </table:table-cell>
          <table:table-cell table:style-name="ce12" table:formula="of:=[.B394]-[.C394]" office:value-type="date" office:date-value="1899-12-30T15:58:12.7619285183" calcext:value-type="date">
            <text:p>12/30/99 03:58 PM</text:p>
          </table:table-cell>
          <table:table-cell table:formula="of:=MOD([.E393]-[.$E$2];[.$H$2])+1+[.$E$2]" office:value-type="float" office:value="192" calcext:value-type="float">
            <text:p>192</text:p>
          </table:table-cell>
          <table:table-cell table:formula="of:=MOD([.F393]+1/[.$H$2];5)" office:value-type="float" office:value="3.03333333333332" calcext:value-type="float">
            <text:p>3,03333333333332</text:p>
          </table:table-cell>
          <table:table-cell table:formula="of:=IF([.F394]&lt;0.000001;[.G393]+2+1/[.$H$2];[.G393]+1/[.$H$2])" office:value-type="float" office:value="13.0333333333333" calcext:value-type="float">
            <text:p>13,0333333333333</text:p>
          </table:table-cell>
          <table:table-cell table:number-columns-repeated="4"/>
          <table:table-cell table:formula="of:=SUM(MOD(SUM([.L393]-[.L$2];[.T$2]);[.R$2]-[.L$2]);[.L$2])" office:value-type="time" office:time-value="PT15H19M59.999999999S" calcext:value-type="time">
            <text:p>15:20:00</text:p>
          </table:table-cell>
          <table:table-cell table:formula="of:=IF([.L394]&lt;[.L393];[.M393]+[.H$2];[.M393])" office:value-type="float" office:value="480" calcext:value-type="float">
            <text:p>480</text:p>
          </table:table-cell>
          <table:table-cell table:formula="of:=OFFSET([.C$4];[.M394];0)" office:value-type="float" office:value="43761" calcext:value-type="float">
            <text:p>43761</text:p>
          </table:table-cell>
          <table:table-cell table:formula="of:=[.L394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94];0)&lt;=[.O3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5]))" office:value-type="date" office:date-value="2019-10-20T16:03:25.026731" calcext:value-type="date">
            <text:p>2019-10-20 16:03:25</text:p>
          </table:table-cell>
          <table:table-cell table:style-name="ce7" table:formula="of:=[.A395]" office:value-type="date" office:date-value="2019-10-20T16:03:25.026731" calcext:value-type="date">
            <text:p>2019-10-20 16:03:25</text:p>
          </table:table-cell>
          <table:table-cell table:formula="of:=TRUNC([.A395])" office:value-type="float" office:value="43758" calcext:value-type="float">
            <text:p>43758</text:p>
          </table:table-cell>
          <table:table-cell table:style-name="ce12" table:formula="of:=[.B395]-[.C395]" office:value-type="date" office:date-value="1899-12-30T16:03:25.02673108131" calcext:value-type="date">
            <text:p>12/30/99 04:03 PM</text:p>
          </table:table-cell>
          <table:table-cell table:formula="of:=MOD([.E394]-[.$E$2];[.$H$2])+1+[.$E$2]" office:value-type="float" office:value="193" calcext:value-type="float">
            <text:p>193</text:p>
          </table:table-cell>
          <table:table-cell table:formula="of:=MOD([.F394]+1/[.$H$2];5)" office:value-type="float" office:value="3.06666666666665" calcext:value-type="float">
            <text:p>3,06666666666665</text:p>
          </table:table-cell>
          <table:table-cell table:formula="of:=IF([.F395]&lt;0.000001;[.G394]+2+1/[.$H$2];[.G394]+1/[.$H$2])" office:value-type="float" office:value="13.0666666666666" calcext:value-type="float">
            <text:p>13,0666666666666</text:p>
          </table:table-cell>
          <table:table-cell table:number-columns-repeated="4"/>
          <table:table-cell table:formula="of:=SUM(MOD(SUM([.L394]-[.L$2];[.T$2]);[.R$2]-[.L$2]);[.L$2])" office:value-type="time" office:time-value="PT15H29M59.999999999S" calcext:value-type="time">
            <text:p>15:30:00</text:p>
          </table:table-cell>
          <table:table-cell table:formula="of:=IF([.L395]&lt;[.L394];[.M394]+[.H$2];[.M394])" office:value-type="float" office:value="480" calcext:value-type="float">
            <text:p>480</text:p>
          </table:table-cell>
          <table:table-cell table:formula="of:=OFFSET([.C$4];[.M395];0)" office:value-type="float" office:value="43761" calcext:value-type="float">
            <text:p>43761</text:p>
          </table:table-cell>
          <table:table-cell table:formula="of:=[.L395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95];0)&lt;=[.O3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6]))" office:value-type="date" office:date-value="2019-10-20T16:07:05.369996" calcext:value-type="date">
            <text:p>2019-10-20 16:07:05</text:p>
          </table:table-cell>
          <table:table-cell table:style-name="ce7" table:formula="of:=[.A396]" office:value-type="date" office:date-value="2019-10-20T16:07:05.369996" calcext:value-type="date">
            <text:p>2019-10-20 16:07:05</text:p>
          </table:table-cell>
          <table:table-cell table:formula="of:=TRUNC([.A396])" office:value-type="float" office:value="43758" calcext:value-type="float">
            <text:p>43758</text:p>
          </table:table-cell>
          <table:table-cell table:style-name="ce12" table:formula="of:=[.B396]-[.C396]" office:value-type="date" office:date-value="1899-12-30T16:07:05.3699962981" calcext:value-type="date">
            <text:p>12/30/99 04:07 PM</text:p>
          </table:table-cell>
          <table:table-cell table:formula="of:=MOD([.E395]-[.$E$2];[.$H$2])+1+[.$E$2]" office:value-type="float" office:value="194" calcext:value-type="float">
            <text:p>194</text:p>
          </table:table-cell>
          <table:table-cell table:formula="of:=MOD([.F395]+1/[.$H$2];5)" office:value-type="float" office:value="3.09999999999998" calcext:value-type="float">
            <text:p>3,09999999999998</text:p>
          </table:table-cell>
          <table:table-cell table:formula="of:=IF([.F396]&lt;0.000001;[.G395]+2+1/[.$H$2];[.G395]+1/[.$H$2])" office:value-type="float" office:value="13.1" calcext:value-type="float">
            <text:p>13,1</text:p>
          </table:table-cell>
          <table:table-cell table:number-columns-repeated="4"/>
          <table:table-cell table:formula="of:=SUM(MOD(SUM([.L395]-[.L$2];[.T$2]);[.R$2]-[.L$2]);[.L$2])" office:value-type="time" office:time-value="PT15H39M59.999999999S" calcext:value-type="time">
            <text:p>15:40:00</text:p>
          </table:table-cell>
          <table:table-cell table:formula="of:=IF([.L396]&lt;[.L395];[.M395]+[.H$2];[.M395])" office:value-type="float" office:value="480" calcext:value-type="float">
            <text:p>480</text:p>
          </table:table-cell>
          <table:table-cell table:formula="of:=OFFSET([.C$4];[.M396];0)" office:value-type="float" office:value="43761" calcext:value-type="float">
            <text:p>43761</text:p>
          </table:table-cell>
          <table:table-cell table:formula="of:=[.L396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96];0)&lt;=[.O3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7]))" office:value-type="date" office:date-value="2019-10-20T16:25:42.378671" calcext:value-type="date">
            <text:p>2019-10-20 16:25:42</text:p>
          </table:table-cell>
          <table:table-cell table:style-name="ce7" table:formula="of:=[.A397]" office:value-type="date" office:date-value="2019-10-20T16:25:42.378671" calcext:value-type="date">
            <text:p>2019-10-20 16:25:42</text:p>
          </table:table-cell>
          <table:table-cell table:formula="of:=TRUNC([.A397])" office:value-type="float" office:value="43758" calcext:value-type="float">
            <text:p>43758</text:p>
          </table:table-cell>
          <table:table-cell table:style-name="ce12" table:formula="of:=[.B397]-[.C397]" office:value-type="date" office:date-value="1899-12-30T16:25:42.37867116462" calcext:value-type="date">
            <text:p>12/30/99 04:25 PM</text:p>
          </table:table-cell>
          <table:table-cell table:formula="of:=MOD([.E396]-[.$E$2];[.$H$2])+1+[.$E$2]" office:value-type="float" office:value="195" calcext:value-type="float">
            <text:p>195</text:p>
          </table:table-cell>
          <table:table-cell table:formula="of:=MOD([.F396]+1/[.$H$2];5)" office:value-type="float" office:value="3.13333333333332" calcext:value-type="float">
            <text:p>3,13333333333332</text:p>
          </table:table-cell>
          <table:table-cell table:formula="of:=IF([.F397]&lt;0.000001;[.G396]+2+1/[.$H$2];[.G396]+1/[.$H$2])" office:value-type="float" office:value="13.1333333333333" calcext:value-type="float">
            <text:p>13,1333333333333</text:p>
          </table:table-cell>
          <table:table-cell table:number-columns-repeated="4"/>
          <table:table-cell table:formula="of:=SUM(MOD(SUM([.L396]-[.L$2];[.T$2]);[.R$2]-[.L$2]);[.L$2])" office:value-type="time" office:time-value="PT15H49M59.999999999S" calcext:value-type="time">
            <text:p>15:50:00</text:p>
          </table:table-cell>
          <table:table-cell table:formula="of:=IF([.L397]&lt;[.L396];[.M396]+[.H$2];[.M396])" office:value-type="float" office:value="480" calcext:value-type="float">
            <text:p>480</text:p>
          </table:table-cell>
          <table:table-cell table:formula="of:=OFFSET([.C$4];[.M397];0)" office:value-type="float" office:value="43761" calcext:value-type="float">
            <text:p>43761</text:p>
          </table:table-cell>
          <table:table-cell table:formula="of:=[.L397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97];0)&lt;=[.O3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8]))" office:value-type="date" office:date-value="2019-10-20T16:25:02.825804" calcext:value-type="date">
            <text:p>2019-10-20 16:25:03</text:p>
          </table:table-cell>
          <table:table-cell table:style-name="ce7" table:formula="of:=[.A398]" office:value-type="date" office:date-value="2019-10-20T16:25:02.825804" calcext:value-type="date">
            <text:p>2019-10-20 16:25:03</text:p>
          </table:table-cell>
          <table:table-cell table:formula="of:=TRUNC([.A398])" office:value-type="float" office:value="43758" calcext:value-type="float">
            <text:p>43758</text:p>
          </table:table-cell>
          <table:table-cell table:style-name="ce12" table:formula="of:=[.B398]-[.C398]" office:value-type="date" office:date-value="1899-12-30T16:25:02.82580407802" calcext:value-type="date">
            <text:p>12/30/99 04:25 PM</text:p>
          </table:table-cell>
          <table:table-cell table:formula="of:=MOD([.E397]-[.$E$2];[.$H$2])+1+[.$E$2]" office:value-type="float" office:value="196" calcext:value-type="float">
            <text:p>196</text:p>
          </table:table-cell>
          <table:table-cell table:formula="of:=MOD([.F397]+1/[.$H$2];5)" office:value-type="float" office:value="3.16666666666665" calcext:value-type="float">
            <text:p>3,16666666666665</text:p>
          </table:table-cell>
          <table:table-cell table:formula="of:=IF([.F398]&lt;0.000001;[.G397]+2+1/[.$H$2];[.G397]+1/[.$H$2])" office:value-type="float" office:value="13.1666666666666" calcext:value-type="float">
            <text:p>13,1666666666666</text:p>
          </table:table-cell>
          <table:table-cell table:number-columns-repeated="4"/>
          <table:table-cell table:formula="of:=SUM(MOD(SUM([.L397]-[.L$2];[.T$2]);[.R$2]-[.L$2]);[.L$2])" office:value-type="time" office:time-value="PT15H59M59.999999999S" calcext:value-type="time">
            <text:p>16:00:00</text:p>
          </table:table-cell>
          <table:table-cell table:formula="of:=IF([.L398]&lt;[.L397];[.M397]+[.H$2];[.M397])" office:value-type="float" office:value="480" calcext:value-type="float">
            <text:p>480</text:p>
          </table:table-cell>
          <table:table-cell table:formula="of:=OFFSET([.C$4];[.M398];0)" office:value-type="float" office:value="43761" calcext:value-type="float">
            <text:p>43761</text:p>
          </table:table-cell>
          <table:table-cell table:formula="of:=[.L398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98];0)&lt;=[.O3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9]))" office:value-type="date" office:date-value="2019-10-20T15:41:32.001216" calcext:value-type="date">
            <text:p>2019-10-20 15:41:32</text:p>
          </table:table-cell>
          <table:table-cell table:style-name="ce7" table:formula="of:=[.A399]" office:value-type="date" office:date-value="2019-10-20T15:41:32.001216" calcext:value-type="date">
            <text:p>2019-10-20 15:41:32</text:p>
          </table:table-cell>
          <table:table-cell table:formula="of:=TRUNC([.A399])" office:value-type="float" office:value="43758" calcext:value-type="float">
            <text:p>43758</text:p>
          </table:table-cell>
          <table:table-cell table:style-name="ce12" table:formula="of:=[.B399]-[.C399]" office:value-type="date" office:date-value="1899-12-30T15:41:32.00121557806" calcext:value-type="date">
            <text:p>12/30/99 03:41 PM</text:p>
          </table:table-cell>
          <table:table-cell table:formula="of:=MOD([.E398]-[.$E$2];[.$H$2])+1+[.$E$2]" office:value-type="float" office:value="197" calcext:value-type="float">
            <text:p>197</text:p>
          </table:table-cell>
          <table:table-cell table:formula="of:=MOD([.F398]+1/[.$H$2];5)" office:value-type="float" office:value="3.19999999999998" calcext:value-type="float">
            <text:p>3,19999999999998</text:p>
          </table:table-cell>
          <table:table-cell table:formula="of:=IF([.F399]&lt;0.000001;[.G398]+2+1/[.$H$2];[.G398]+1/[.$H$2])" office:value-type="float" office:value="13.2" calcext:value-type="float">
            <text:p>13,2</text:p>
          </table:table-cell>
          <table:table-cell table:number-columns-repeated="4"/>
          <table:table-cell table:formula="of:=SUM(MOD(SUM([.L398]-[.L$2];[.T$2]);[.R$2]-[.L$2]);[.L$2])" office:value-type="time" office:time-value="PT16H09M59.999999999S" calcext:value-type="time">
            <text:p>16:10:00</text:p>
          </table:table-cell>
          <table:table-cell table:formula="of:=IF([.L399]&lt;[.L398];[.M398]+[.H$2];[.M398])" office:value-type="float" office:value="480" calcext:value-type="float">
            <text:p>480</text:p>
          </table:table-cell>
          <table:table-cell table:formula="of:=OFFSET([.C$4];[.M399];0)" office:value-type="float" office:value="43761" calcext:value-type="float">
            <text:p>43761</text:p>
          </table:table-cell>
          <table:table-cell table:formula="of:=[.L399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399];0)&lt;=[.O3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0]))" office:value-type="date" office:date-value="2019-10-20T15:55:56.254182" calcext:value-type="date">
            <text:p>2019-10-20 15:55:56</text:p>
          </table:table-cell>
          <table:table-cell table:style-name="ce7" table:formula="of:=[.A400]" office:value-type="date" office:date-value="2019-10-20T15:55:56.254182" calcext:value-type="date">
            <text:p>2019-10-20 15:55:56</text:p>
          </table:table-cell>
          <table:table-cell table:formula="of:=TRUNC([.A400])" office:value-type="float" office:value="43758" calcext:value-type="float">
            <text:p>43758</text:p>
          </table:table-cell>
          <table:table-cell table:style-name="ce12" table:formula="of:=[.B400]-[.C400]" office:value-type="date" office:date-value="1899-12-30T15:55:56.25418222044" calcext:value-type="date">
            <text:p>12/30/99 03:55 PM</text:p>
          </table:table-cell>
          <table:table-cell table:formula="of:=MOD([.E399]-[.$E$2];[.$H$2])+1+[.$E$2]" office:value-type="float" office:value="198" calcext:value-type="float">
            <text:p>198</text:p>
          </table:table-cell>
          <table:table-cell table:formula="of:=MOD([.F399]+1/[.$H$2];5)" office:value-type="float" office:value="3.23333333333332" calcext:value-type="float">
            <text:p>3,23333333333332</text:p>
          </table:table-cell>
          <table:table-cell table:formula="of:=IF([.F400]&lt;0.000001;[.G399]+2+1/[.$H$2];[.G399]+1/[.$H$2])" office:value-type="float" office:value="13.2333333333333" calcext:value-type="float">
            <text:p>13,2333333333333</text:p>
          </table:table-cell>
          <table:table-cell table:number-columns-repeated="4"/>
          <table:table-cell table:formula="of:=SUM(MOD(SUM([.L399]-[.L$2];[.T$2]);[.R$2]-[.L$2]);[.L$2])" office:value-type="time" office:time-value="PT16H19M59.999999999S" calcext:value-type="time">
            <text:p>16:20:00</text:p>
          </table:table-cell>
          <table:table-cell table:formula="of:=IF([.L400]&lt;[.L399];[.M399]+[.H$2];[.M399])" office:value-type="float" office:value="480" calcext:value-type="float">
            <text:p>480</text:p>
          </table:table-cell>
          <table:table-cell table:formula="of:=OFFSET([.C$4];[.M400];0)" office:value-type="float" office:value="43761" calcext:value-type="float">
            <text:p>43761</text:p>
          </table:table-cell>
          <table:table-cell table:formula="of:=[.L400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00];0)&lt;=[.O4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1]))" office:value-type="date" office:date-value="2019-10-20T15:55:19.906957" calcext:value-type="date">
            <text:p>2019-10-20 15:55:20</text:p>
          </table:table-cell>
          <table:table-cell table:style-name="ce7" table:formula="of:=[.A401]" office:value-type="date" office:date-value="2019-10-20T15:55:19.906957" calcext:value-type="date">
            <text:p>2019-10-20 15:55:20</text:p>
          </table:table-cell>
          <table:table-cell table:formula="of:=TRUNC([.A401])" office:value-type="float" office:value="43758" calcext:value-type="float">
            <text:p>43758</text:p>
          </table:table-cell>
          <table:table-cell table:style-name="ce12" table:formula="of:=[.B401]-[.C401]" office:value-type="date" office:date-value="1899-12-30T15:55:19.90695681889" calcext:value-type="date">
            <text:p>12/30/99 03:55 PM</text:p>
          </table:table-cell>
          <table:table-cell table:formula="of:=MOD([.E400]-[.$E$2];[.$H$2])+1+[.$E$2]" office:value-type="float" office:value="199" calcext:value-type="float">
            <text:p>199</text:p>
          </table:table-cell>
          <table:table-cell table:formula="of:=MOD([.F400]+1/[.$H$2];5)" office:value-type="float" office:value="3.26666666666665" calcext:value-type="float">
            <text:p>3,26666666666665</text:p>
          </table:table-cell>
          <table:table-cell table:formula="of:=IF([.F401]&lt;0.000001;[.G400]+2+1/[.$H$2];[.G400]+1/[.$H$2])" office:value-type="float" office:value="13.2666666666666" calcext:value-type="float">
            <text:p>13,2666666666666</text:p>
          </table:table-cell>
          <table:table-cell table:number-columns-repeated="4"/>
          <table:table-cell table:formula="of:=SUM(MOD(SUM([.L400]-[.L$2];[.T$2]);[.R$2]-[.L$2]);[.L$2])" office:value-type="time" office:time-value="PT16H29M59.999999999S" calcext:value-type="time">
            <text:p>16:30:00</text:p>
          </table:table-cell>
          <table:table-cell table:formula="of:=IF([.L401]&lt;[.L400];[.M400]+[.H$2];[.M400])" office:value-type="float" office:value="480" calcext:value-type="float">
            <text:p>480</text:p>
          </table:table-cell>
          <table:table-cell table:formula="of:=OFFSET([.C$4];[.M401];0)" office:value-type="float" office:value="43761" calcext:value-type="float">
            <text:p>43761</text:p>
          </table:table-cell>
          <table:table-cell table:formula="of:=[.L401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01];0)&lt;=[.O4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2]))" office:value-type="date" office:date-value="2019-10-20T16:04:24.012874" calcext:value-type="date">
            <text:p>2019-10-20 16:04:24</text:p>
          </table:table-cell>
          <table:table-cell table:style-name="ce7" table:formula="of:=[.A402]" office:value-type="date" office:date-value="2019-10-20T16:04:24.012874" calcext:value-type="date">
            <text:p>2019-10-20 16:04:24</text:p>
          </table:table-cell>
          <table:table-cell table:formula="of:=TRUNC([.A402])" office:value-type="float" office:value="43758" calcext:value-type="float">
            <text:p>43758</text:p>
          </table:table-cell>
          <table:table-cell table:style-name="ce12" table:formula="of:=[.B402]-[.C402]" office:value-type="date" office:date-value="1899-12-30T16:04:24.01287449989" calcext:value-type="date">
            <text:p>12/30/99 04:04 PM</text:p>
          </table:table-cell>
          <table:table-cell table:formula="of:=MOD([.E401]-[.$E$2];[.$H$2])+1+[.$E$2]" office:value-type="float" office:value="200" calcext:value-type="float">
            <text:p>200</text:p>
          </table:table-cell>
          <table:table-cell table:formula="of:=MOD([.F401]+1/[.$H$2];5)" office:value-type="float" office:value="3.29999999999998" calcext:value-type="float">
            <text:p>3,29999999999998</text:p>
          </table:table-cell>
          <table:table-cell table:formula="of:=IF([.F402]&lt;0.000001;[.G401]+2+1/[.$H$2];[.G401]+1/[.$H$2])" office:value-type="float" office:value="13.3" calcext:value-type="float">
            <text:p>13,3</text:p>
          </table:table-cell>
          <table:table-cell table:number-columns-repeated="4"/>
          <table:table-cell table:formula="of:=SUM(MOD(SUM([.L401]-[.L$2];[.T$2]);[.R$2]-[.L$2]);[.L$2])" office:value-type="time" office:time-value="PT16H39M59.999999999S" calcext:value-type="time">
            <text:p>16:40:00</text:p>
          </table:table-cell>
          <table:table-cell table:formula="of:=IF([.L402]&lt;[.L401];[.M401]+[.H$2];[.M401])" office:value-type="float" office:value="480" calcext:value-type="float">
            <text:p>480</text:p>
          </table:table-cell>
          <table:table-cell table:formula="of:=OFFSET([.C$4];[.M402];0)" office:value-type="float" office:value="43761" calcext:value-type="float">
            <text:p>43761</text:p>
          </table:table-cell>
          <table:table-cell table:formula="of:=[.L402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02];0)&lt;=[.O4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3]))" office:value-type="date" office:date-value="2019-10-20T15:33:40.109982" calcext:value-type="date">
            <text:p>2019-10-20 15:33:40</text:p>
          </table:table-cell>
          <table:table-cell table:style-name="ce7" table:formula="of:=[.A403]" office:value-type="date" office:date-value="2019-10-20T15:33:40.109982" calcext:value-type="date">
            <text:p>2019-10-20 15:33:40</text:p>
          </table:table-cell>
          <table:table-cell table:formula="of:=TRUNC([.A403])" office:value-type="float" office:value="43758" calcext:value-type="float">
            <text:p>43758</text:p>
          </table:table-cell>
          <table:table-cell table:style-name="ce12" table:formula="of:=[.B403]-[.C403]" office:value-type="date" office:date-value="1899-12-30T15:33:40.10998176411" calcext:value-type="date">
            <text:p>12/30/99 03:33 PM</text:p>
          </table:table-cell>
          <table:table-cell table:formula="of:=MOD([.E402]-[.$E$2];[.$H$2])+1+[.$E$2]" office:value-type="float" office:value="201" calcext:value-type="float">
            <text:p>201</text:p>
          </table:table-cell>
          <table:table-cell table:formula="of:=MOD([.F402]+1/[.$H$2];5)" office:value-type="float" office:value="3.33333333333332" calcext:value-type="float">
            <text:p>3,33333333333332</text:p>
          </table:table-cell>
          <table:table-cell table:formula="of:=IF([.F403]&lt;0.000001;[.G402]+2+1/[.$H$2];[.G402]+1/[.$H$2])" office:value-type="float" office:value="13.3333333333333" calcext:value-type="float">
            <text:p>13,3333333333333</text:p>
          </table:table-cell>
          <table:table-cell table:number-columns-repeated="4"/>
          <table:table-cell table:formula="of:=SUM(MOD(SUM([.L402]-[.L$2];[.T$2]);[.R$2]-[.L$2]);[.L$2])" office:value-type="time" office:time-value="PT16H49M59.999999999S" calcext:value-type="time">
            <text:p>16:50:00</text:p>
          </table:table-cell>
          <table:table-cell table:formula="of:=IF([.L403]&lt;[.L402];[.M402]+[.H$2];[.M402])" office:value-type="float" office:value="480" calcext:value-type="float">
            <text:p>480</text:p>
          </table:table-cell>
          <table:table-cell table:formula="of:=OFFSET([.C$4];[.M403];0)" office:value-type="float" office:value="43761" calcext:value-type="float">
            <text:p>43761</text:p>
          </table:table-cell>
          <table:table-cell table:formula="of:=[.L403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03];0)&lt;=[.O4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4]))" office:value-type="date" office:date-value="2019-10-20T16:16:09.304571" calcext:value-type="date">
            <text:p>2019-10-20 16:16:09</text:p>
          </table:table-cell>
          <table:table-cell table:style-name="ce7" table:formula="of:=[.A404]" office:value-type="date" office:date-value="2019-10-20T16:16:09.304571" calcext:value-type="date">
            <text:p>2019-10-20 16:16:09</text:p>
          </table:table-cell>
          <table:table-cell table:formula="of:=TRUNC([.A404])" office:value-type="float" office:value="43758" calcext:value-type="float">
            <text:p>43758</text:p>
          </table:table-cell>
          <table:table-cell table:style-name="ce12" table:formula="of:=[.B404]-[.C404]" office:value-type="date" office:date-value="1899-12-30T16:16:09.30457111448" calcext:value-type="date">
            <text:p>12/30/99 04:16 PM</text:p>
          </table:table-cell>
          <table:table-cell table:formula="of:=MOD([.E403]-[.$E$2];[.$H$2])+1+[.$E$2]" office:value-type="float" office:value="202" calcext:value-type="float">
            <text:p>202</text:p>
          </table:table-cell>
          <table:table-cell table:formula="of:=MOD([.F403]+1/[.$H$2];5)" office:value-type="float" office:value="3.36666666666665" calcext:value-type="float">
            <text:p>3,36666666666665</text:p>
          </table:table-cell>
          <table:table-cell table:formula="of:=IF([.F404]&lt;0.000001;[.G403]+2+1/[.$H$2];[.G403]+1/[.$H$2])" office:value-type="float" office:value="13.3666666666666" calcext:value-type="float">
            <text:p>13,3666666666666</text:p>
          </table:table-cell>
          <table:table-cell table:number-columns-repeated="4"/>
          <table:table-cell table:formula="of:=SUM(MOD(SUM([.L403]-[.L$2];[.T$2]);[.R$2]-[.L$2]);[.L$2])" office:value-type="time" office:time-value="PT16H59M59.999999999S" calcext:value-type="time">
            <text:p>17:00:00</text:p>
          </table:table-cell>
          <table:table-cell table:formula="of:=IF([.L404]&lt;[.L403];[.M403]+[.H$2];[.M403])" office:value-type="float" office:value="480" calcext:value-type="float">
            <text:p>480</text:p>
          </table:table-cell>
          <table:table-cell table:formula="of:=OFFSET([.C$4];[.M404];0)" office:value-type="float" office:value="43761" calcext:value-type="float">
            <text:p>43761</text:p>
          </table:table-cell>
          <table:table-cell table:formula="of:=[.L404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404];0)&lt;=[.O4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5]))" office:value-type="date" office:date-value="2019-10-20T15:45:56.23738" calcext:value-type="date">
            <text:p>2019-10-20 15:45:56</text:p>
          </table:table-cell>
          <table:table-cell table:style-name="ce7" table:formula="of:=[.A405]" office:value-type="date" office:date-value="2019-10-20T15:45:56.23738" calcext:value-type="date">
            <text:p>2019-10-20 15:45:56</text:p>
          </table:table-cell>
          <table:table-cell table:formula="of:=TRUNC([.A405])" office:value-type="float" office:value="43758" calcext:value-type="float">
            <text:p>43758</text:p>
          </table:table-cell>
          <table:table-cell table:style-name="ce12" table:formula="of:=[.B405]-[.C405]" office:value-type="date" office:date-value="1899-12-30T15:45:56.23738041613" calcext:value-type="date">
            <text:p>12/30/99 03:45 PM</text:p>
          </table:table-cell>
          <table:table-cell table:formula="of:=MOD([.E404]-[.$E$2];[.$H$2])+1+[.$E$2]" office:value-type="float" office:value="203" calcext:value-type="float">
            <text:p>203</text:p>
          </table:table-cell>
          <table:table-cell table:formula="of:=MOD([.F404]+1/[.$H$2];5)" office:value-type="float" office:value="3.39999999999998" calcext:value-type="float">
            <text:p>3,39999999999998</text:p>
          </table:table-cell>
          <table:table-cell table:formula="of:=IF([.F405]&lt;0.000001;[.G404]+2+1/[.$H$2];[.G404]+1/[.$H$2])" office:value-type="float" office:value="13.4" calcext:value-type="float">
            <text:p>13,4</text:p>
          </table:table-cell>
          <table:table-cell table:number-columns-repeated="4"/>
          <table:table-cell table:formula="of:=SUM(MOD(SUM([.L404]-[.L$2];[.T$2]);[.R$2]-[.L$2]);[.L$2])" office:value-type="time" office:time-value="PT17H09M59.999999999S" calcext:value-type="time">
            <text:p>17:10:00</text:p>
          </table:table-cell>
          <table:table-cell table:formula="of:=IF([.L405]&lt;[.L404];[.M404]+[.H$2];[.M404])" office:value-type="float" office:value="480" calcext:value-type="float">
            <text:p>480</text:p>
          </table:table-cell>
          <table:table-cell table:formula="of:=OFFSET([.C$4];[.M405];0)" office:value-type="float" office:value="43761" calcext:value-type="float">
            <text:p>43761</text:p>
          </table:table-cell>
          <table:table-cell table:formula="of:=[.L405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05];0)&lt;=[.O4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6]))" office:value-type="date" office:date-value="2019-10-20T16:11:35.2505" calcext:value-type="date">
            <text:p>2019-10-20 16:11:35</text:p>
          </table:table-cell>
          <table:table-cell table:style-name="ce7" table:formula="of:=[.A406]" office:value-type="date" office:date-value="2019-10-20T16:11:35.2505" calcext:value-type="date">
            <text:p>2019-10-20 16:11:35</text:p>
          </table:table-cell>
          <table:table-cell table:formula="of:=TRUNC([.A406])" office:value-type="float" office:value="43758" calcext:value-type="float">
            <text:p>43758</text:p>
          </table:table-cell>
          <table:table-cell table:style-name="ce12" table:formula="of:=[.B406]-[.C406]" office:value-type="date" office:date-value="1899-12-30T16:11:35.25049973745" calcext:value-type="date">
            <text:p>12/30/99 04:11 PM</text:p>
          </table:table-cell>
          <table:table-cell table:formula="of:=MOD([.E405]-[.$E$2];[.$H$2])+1+[.$E$2]" office:value-type="float" office:value="204" calcext:value-type="float">
            <text:p>204</text:p>
          </table:table-cell>
          <table:table-cell table:formula="of:=MOD([.F405]+1/[.$H$2];5)" office:value-type="float" office:value="3.43333333333331" calcext:value-type="float">
            <text:p>3,43333333333331</text:p>
          </table:table-cell>
          <table:table-cell table:formula="of:=IF([.F406]&lt;0.000001;[.G405]+2+1/[.$H$2];[.G405]+1/[.$H$2])" office:value-type="float" office:value="13.4333333333333" calcext:value-type="float">
            <text:p>13,4333333333333</text:p>
          </table:table-cell>
          <table:table-cell table:number-columns-repeated="4"/>
          <table:table-cell table:formula="of:=SUM(MOD(SUM([.L405]-[.L$2];[.T$2]);[.R$2]-[.L$2]);[.L$2])" office:value-type="time" office:time-value="PT17H19M59.999999999S" calcext:value-type="time">
            <text:p>17:20:00</text:p>
          </table:table-cell>
          <table:table-cell table:formula="of:=IF([.L406]&lt;[.L405];[.M405]+[.H$2];[.M405])" office:value-type="float" office:value="480" calcext:value-type="float">
            <text:p>480</text:p>
          </table:table-cell>
          <table:table-cell table:formula="of:=OFFSET([.C$4];[.M406];0)" office:value-type="float" office:value="43761" calcext:value-type="float">
            <text:p>43761</text:p>
          </table:table-cell>
          <table:table-cell table:formula="of:=[.L406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06];0)&lt;=[.O4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7]))" office:value-type="date" office:date-value="2019-10-20T15:57:47.235001" calcext:value-type="date">
            <text:p>2019-10-20 15:57:47</text:p>
          </table:table-cell>
          <table:table-cell table:style-name="ce7" table:formula="of:=[.A407]" office:value-type="date" office:date-value="2019-10-20T15:57:47.235001" calcext:value-type="date">
            <text:p>2019-10-20 15:57:47</text:p>
          </table:table-cell>
          <table:table-cell table:formula="of:=TRUNC([.A407])" office:value-type="float" office:value="43758" calcext:value-type="float">
            <text:p>43758</text:p>
          </table:table-cell>
          <table:table-cell table:style-name="ce12" table:formula="of:=[.B407]-[.C407]" office:value-type="date" office:date-value="1899-12-30T15:57:47.2350006178" calcext:value-type="date">
            <text:p>12/30/99 03:57 PM</text:p>
          </table:table-cell>
          <table:table-cell table:formula="of:=MOD([.E406]-[.$E$2];[.$H$2])+1+[.$E$2]" office:value-type="float" office:value="205" calcext:value-type="float">
            <text:p>205</text:p>
          </table:table-cell>
          <table:table-cell table:formula="of:=MOD([.F406]+1/[.$H$2];5)" office:value-type="float" office:value="3.46666666666665" calcext:value-type="float">
            <text:p>3,46666666666665</text:p>
          </table:table-cell>
          <table:table-cell table:formula="of:=IF([.F407]&lt;0.000001;[.G406]+2+1/[.$H$2];[.G406]+1/[.$H$2])" office:value-type="float" office:value="13.4666666666666" calcext:value-type="float">
            <text:p>13,4666666666666</text:p>
          </table:table-cell>
          <table:table-cell table:number-columns-repeated="4"/>
          <table:table-cell table:formula="of:=SUM(MOD(SUM([.L406]-[.L$2];[.T$2]);[.R$2]-[.L$2]);[.L$2])" office:value-type="time" office:time-value="PT17H29M59.999999999S" calcext:value-type="time">
            <text:p>17:30:00</text:p>
          </table:table-cell>
          <table:table-cell table:formula="of:=IF([.L407]&lt;[.L406];[.M406]+[.H$2];[.M406])" office:value-type="float" office:value="480" calcext:value-type="float">
            <text:p>480</text:p>
          </table:table-cell>
          <table:table-cell table:formula="of:=OFFSET([.C$4];[.M407];0)" office:value-type="float" office:value="43761" calcext:value-type="float">
            <text:p>43761</text:p>
          </table:table-cell>
          <table:table-cell table:formula="of:=[.L407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07];0)&lt;=[.O4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8]))" office:value-type="date" office:date-value="2019-10-20T16:08:58.748406" calcext:value-type="date">
            <text:p>2019-10-20 16:08:59</text:p>
          </table:table-cell>
          <table:table-cell table:style-name="ce7" table:formula="of:=[.A408]" office:value-type="date" office:date-value="2019-10-20T16:08:58.748406" calcext:value-type="date">
            <text:p>2019-10-20 16:08:59</text:p>
          </table:table-cell>
          <table:table-cell table:formula="of:=TRUNC([.A408])" office:value-type="float" office:value="43758" calcext:value-type="float">
            <text:p>43758</text:p>
          </table:table-cell>
          <table:table-cell table:style-name="ce12" table:formula="of:=[.B408]-[.C408]" office:value-type="date" office:date-value="1899-12-30T16:08:58.74840592034" calcext:value-type="date">
            <text:p>12/30/99 04:08 PM</text:p>
          </table:table-cell>
          <table:table-cell table:formula="of:=MOD([.E407]-[.$E$2];[.$H$2])+1+[.$E$2]" office:value-type="float" office:value="206" calcext:value-type="float">
            <text:p>206</text:p>
          </table:table-cell>
          <table:table-cell table:formula="of:=MOD([.F407]+1/[.$H$2];5)" office:value-type="float" office:value="3.49999999999998" calcext:value-type="float">
            <text:p>3,49999999999998</text:p>
          </table:table-cell>
          <table:table-cell table:formula="of:=IF([.F408]&lt;0.000001;[.G407]+2+1/[.$H$2];[.G407]+1/[.$H$2])" office:value-type="float" office:value="13.5" calcext:value-type="float">
            <text:p>13,5</text:p>
          </table:table-cell>
          <table:table-cell table:number-columns-repeated="4"/>
          <table:table-cell table:formula="of:=SUM(MOD(SUM([.L407]-[.L$2];[.T$2]);[.R$2]-[.L$2]);[.L$2])" office:value-type="time" office:time-value="PT17H39M59.999999999S" calcext:value-type="time">
            <text:p>17:40:00</text:p>
          </table:table-cell>
          <table:table-cell table:formula="of:=IF([.L408]&lt;[.L407];[.M407]+[.H$2];[.M407])" office:value-type="float" office:value="480" calcext:value-type="float">
            <text:p>480</text:p>
          </table:table-cell>
          <table:table-cell table:formula="of:=OFFSET([.C$4];[.M408];0)" office:value-type="float" office:value="43761" calcext:value-type="float">
            <text:p>43761</text:p>
          </table:table-cell>
          <table:table-cell table:formula="of:=[.L408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08];0)&lt;=[.O4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9]))" office:value-type="date" office:date-value="2019-10-20T15:56:50.253912" calcext:value-type="date">
            <text:p>2019-10-20 15:56:50</text:p>
          </table:table-cell>
          <table:table-cell table:style-name="ce7" table:formula="of:=[.A409]" office:value-type="date" office:date-value="2019-10-20T15:56:50.253912" calcext:value-type="date">
            <text:p>2019-10-20 15:56:50</text:p>
          </table:table-cell>
          <table:table-cell table:formula="of:=TRUNC([.A409])" office:value-type="float" office:value="43758" calcext:value-type="float">
            <text:p>43758</text:p>
          </table:table-cell>
          <table:table-cell table:style-name="ce12" table:formula="of:=[.B409]-[.C409]" office:value-type="date" office:date-value="1899-12-30T15:56:50.25391195435" calcext:value-type="date">
            <text:p>12/30/99 03:56 PM</text:p>
          </table:table-cell>
          <table:table-cell table:formula="of:=MOD([.E408]-[.$E$2];[.$H$2])+1+[.$E$2]" office:value-type="float" office:value="207" calcext:value-type="float">
            <text:p>207</text:p>
          </table:table-cell>
          <table:table-cell table:formula="of:=MOD([.F408]+1/[.$H$2];5)" office:value-type="float" office:value="3.53333333333331" calcext:value-type="float">
            <text:p>3,53333333333331</text:p>
          </table:table-cell>
          <table:table-cell table:formula="of:=IF([.F409]&lt;0.000001;[.G408]+2+1/[.$H$2];[.G408]+1/[.$H$2])" office:value-type="float" office:value="13.5333333333333" calcext:value-type="float">
            <text:p>13,5333333333333</text:p>
          </table:table-cell>
          <table:table-cell table:number-columns-repeated="4"/>
          <table:table-cell table:formula="of:=SUM(MOD(SUM([.L408]-[.L$2];[.T$2]);[.R$2]-[.L$2]);[.L$2])" office:value-type="time" office:time-value="PT17H49M59.999999999S" calcext:value-type="time">
            <text:p>17:50:00</text:p>
          </table:table-cell>
          <table:table-cell table:formula="of:=IF([.L409]&lt;[.L408];[.M408]+[.H$2];[.M408])" office:value-type="float" office:value="480" calcext:value-type="float">
            <text:p>480</text:p>
          </table:table-cell>
          <table:table-cell table:formula="of:=OFFSET([.C$4];[.M409];0)" office:value-type="float" office:value="43761" calcext:value-type="float">
            <text:p>43761</text:p>
          </table:table-cell>
          <table:table-cell table:formula="of:=[.L409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09];0)&lt;=[.O4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0]))" office:value-type="date" office:date-value="2019-10-20T15:41:22.822811" calcext:value-type="date">
            <text:p>2019-10-20 15:41:23</text:p>
          </table:table-cell>
          <table:table-cell table:style-name="ce7" table:formula="of:=[.A410]" office:value-type="date" office:date-value="2019-10-20T15:41:22.822811" calcext:value-type="date">
            <text:p>2019-10-20 15:41:23</text:p>
          </table:table-cell>
          <table:table-cell table:formula="of:=TRUNC([.A410])" office:value-type="float" office:value="43758" calcext:value-type="float">
            <text:p>43758</text:p>
          </table:table-cell>
          <table:table-cell table:style-name="ce12" table:formula="of:=[.B410]-[.C410]" office:value-type="date" office:date-value="1899-12-30T15:41:22.82281095162" calcext:value-type="date">
            <text:p>12/30/99 03:41 PM</text:p>
          </table:table-cell>
          <table:table-cell table:formula="of:=MOD([.E409]-[.$E$2];[.$H$2])+1+[.$E$2]" office:value-type="float" office:value="208" calcext:value-type="float">
            <text:p>208</text:p>
          </table:table-cell>
          <table:table-cell table:formula="of:=MOD([.F409]+1/[.$H$2];5)" office:value-type="float" office:value="3.56666666666665" calcext:value-type="float">
            <text:p>3,56666666666665</text:p>
          </table:table-cell>
          <table:table-cell table:formula="of:=IF([.F410]&lt;0.000001;[.G409]+2+1/[.$H$2];[.G409]+1/[.$H$2])" office:value-type="float" office:value="13.5666666666666" calcext:value-type="float">
            <text:p>13,5666666666666</text:p>
          </table:table-cell>
          <table:table-cell table:number-columns-repeated="4"/>
          <table:table-cell table:formula="of:=SUM(MOD(SUM([.L409]-[.L$2];[.T$2]);[.R$2]-[.L$2]);[.L$2])" office:value-type="time" office:time-value="PT17H59M59.999999999S" calcext:value-type="time">
            <text:p>18:00:00</text:p>
          </table:table-cell>
          <table:table-cell table:formula="of:=IF([.L410]&lt;[.L409];[.M409]+[.H$2];[.M409])" office:value-type="float" office:value="480" calcext:value-type="float">
            <text:p>480</text:p>
          </table:table-cell>
          <table:table-cell table:formula="of:=OFFSET([.C$4];[.M410];0)" office:value-type="float" office:value="43761" calcext:value-type="float">
            <text:p>43761</text:p>
          </table:table-cell>
          <table:table-cell table:formula="of:=[.L410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10];0)&lt;=[.O4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1]))" office:value-type="date" office:date-value="2019-10-20T16:07:59.015352" calcext:value-type="date">
            <text:p>2019-10-20 16:07:59</text:p>
          </table:table-cell>
          <table:table-cell table:style-name="ce7" table:formula="of:=[.A411]" office:value-type="date" office:date-value="2019-10-20T16:07:59.015352" calcext:value-type="date">
            <text:p>2019-10-20 16:07:59</text:p>
          </table:table-cell>
          <table:table-cell table:formula="of:=TRUNC([.A411])" office:value-type="float" office:value="43758" calcext:value-type="float">
            <text:p>43758</text:p>
          </table:table-cell>
          <table:table-cell table:style-name="ce12" table:formula="of:=[.B411]-[.C411]" office:value-type="date" office:date-value="1899-12-30T16:07:59.01535194833" calcext:value-type="date">
            <text:p>12/30/99 04:07 PM</text:p>
          </table:table-cell>
          <table:table-cell table:formula="of:=MOD([.E410]-[.$E$2];[.$H$2])+1+[.$E$2]" office:value-type="float" office:value="209" calcext:value-type="float">
            <text:p>209</text:p>
          </table:table-cell>
          <table:table-cell table:formula="of:=MOD([.F410]+1/[.$H$2];5)" office:value-type="float" office:value="3.59999999999998" calcext:value-type="float">
            <text:p>3,59999999999998</text:p>
          </table:table-cell>
          <table:table-cell table:formula="of:=IF([.F411]&lt;0.000001;[.G410]+2+1/[.$H$2];[.G410]+1/[.$H$2])" office:value-type="float" office:value="13.6" calcext:value-type="float">
            <text:p>13,6</text:p>
          </table:table-cell>
          <table:table-cell table:number-columns-repeated="4"/>
          <table:table-cell table:formula="of:=SUM(MOD(SUM([.L410]-[.L$2];[.T$2]);[.R$2]-[.L$2]);[.L$2])" office:value-type="time" office:time-value="PT14H09M59.999999999S" calcext:value-type="time">
            <text:p>14:10:00</text:p>
          </table:table-cell>
          <table:table-cell table:formula="of:=IF([.L411]&lt;[.L410];[.M410]+[.H$2];[.M410])" office:value-type="float" office:value="510" calcext:value-type="float">
            <text:p>510</text:p>
          </table:table-cell>
          <table:table-cell table:formula="of:=OFFSET([.C$4];[.M411];0)" office:value-type="float" office:value="43762" calcext:value-type="float">
            <text:p>43762</text:p>
          </table:table-cell>
          <table:table-cell table:formula="of:=[.L411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11];0)&lt;=[.O4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2]))" office:value-type="date" office:date-value="2019-10-20T15:44:20.015355" calcext:value-type="date">
            <text:p>2019-10-20 15:44:20</text:p>
          </table:table-cell>
          <table:table-cell table:style-name="ce7" table:formula="of:=[.A412]" office:value-type="date" office:date-value="2019-10-20T15:44:20.015355" calcext:value-type="date">
            <text:p>2019-10-20 15:44:20</text:p>
          </table:table-cell>
          <table:table-cell table:formula="of:=TRUNC([.A412])" office:value-type="float" office:value="43758" calcext:value-type="float">
            <text:p>43758</text:p>
          </table:table-cell>
          <table:table-cell table:style-name="ce12" table:formula="of:=[.B412]-[.C412]" office:value-type="date" office:date-value="1899-12-30T15:44:20.01535467803" calcext:value-type="date">
            <text:p>12/30/99 03:44 PM</text:p>
          </table:table-cell>
          <table:table-cell table:formula="of:=MOD([.E411]-[.$E$2];[.$H$2])+1+[.$E$2]" office:value-type="float" office:value="210" calcext:value-type="float">
            <text:p>210</text:p>
          </table:table-cell>
          <table:table-cell table:formula="of:=MOD([.F411]+1/[.$H$2];5)" office:value-type="float" office:value="3.63333333333331" calcext:value-type="float">
            <text:p>3,63333333333331</text:p>
          </table:table-cell>
          <table:table-cell table:formula="of:=IF([.F412]&lt;0.000001;[.G411]+2+1/[.$H$2];[.G411]+1/[.$H$2])" office:value-type="float" office:value="13.6333333333333" calcext:value-type="float">
            <text:p>13,6333333333333</text:p>
          </table:table-cell>
          <table:table-cell table:number-columns-repeated="4"/>
          <table:table-cell table:formula="of:=SUM(MOD(SUM([.L411]-[.L$2];[.T$2]);[.R$2]-[.L$2]);[.L$2])" office:value-type="time" office:time-value="PT14H19M59.999999999S" calcext:value-type="time">
            <text:p>14:20:00</text:p>
          </table:table-cell>
          <table:table-cell table:formula="of:=IF([.L412]&lt;[.L411];[.M411]+[.H$2];[.M411])" office:value-type="float" office:value="510" calcext:value-type="float">
            <text:p>510</text:p>
          </table:table-cell>
          <table:table-cell table:formula="of:=OFFSET([.C$4];[.M412];0)" office:value-type="float" office:value="43762" calcext:value-type="float">
            <text:p>43762</text:p>
          </table:table-cell>
          <table:table-cell table:formula="of:=[.L412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12];0)&lt;=[.O4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3]))" office:value-type="date" office:date-value="2019-10-20T16:13:35.26507" calcext:value-type="date">
            <text:p>2019-10-20 16:13:35</text:p>
          </table:table-cell>
          <table:table-cell table:style-name="ce7" table:formula="of:=[.A413]" office:value-type="date" office:date-value="2019-10-20T16:13:35.26507" calcext:value-type="date">
            <text:p>2019-10-20 16:13:35</text:p>
          </table:table-cell>
          <table:table-cell table:formula="of:=TRUNC([.A413])" office:value-type="float" office:value="43758" calcext:value-type="float">
            <text:p>43758</text:p>
          </table:table-cell>
          <table:table-cell table:style-name="ce12" table:formula="of:=[.B413]-[.C413]" office:value-type="date" office:date-value="1899-12-30T16:13:35.2650695527" calcext:value-type="date">
            <text:p>12/30/99 04:13 PM</text:p>
          </table:table-cell>
          <table:table-cell table:formula="of:=MOD([.E412]-[.$E$2];[.$H$2])+1+[.$E$2]" office:value-type="float" office:value="211" calcext:value-type="float">
            <text:p>211</text:p>
          </table:table-cell>
          <table:table-cell table:formula="of:=MOD([.F412]+1/[.$H$2];5)" office:value-type="float" office:value="3.66666666666665" calcext:value-type="float">
            <text:p>3,66666666666665</text:p>
          </table:table-cell>
          <table:table-cell table:formula="of:=IF([.F413]&lt;0.000001;[.G412]+2+1/[.$H$2];[.G412]+1/[.$H$2])" office:value-type="float" office:value="13.6666666666666" calcext:value-type="float">
            <text:p>13,6666666666666</text:p>
          </table:table-cell>
          <table:table-cell table:number-columns-repeated="4"/>
          <table:table-cell table:formula="of:=SUM(MOD(SUM([.L412]-[.L$2];[.T$2]);[.R$2]-[.L$2]);[.L$2])" office:value-type="time" office:time-value="PT14H29M59.999999999S" calcext:value-type="time">
            <text:p>14:30:00</text:p>
          </table:table-cell>
          <table:table-cell table:formula="of:=IF([.L413]&lt;[.L412];[.M412]+[.H$2];[.M412])" office:value-type="float" office:value="510" calcext:value-type="float">
            <text:p>510</text:p>
          </table:table-cell>
          <table:table-cell table:formula="of:=OFFSET([.C$4];[.M413];0)" office:value-type="float" office:value="43762" calcext:value-type="float">
            <text:p>43762</text:p>
          </table:table-cell>
          <table:table-cell table:formula="of:=[.L413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13];0)&lt;=[.O4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4]))" office:value-type="date" office:date-value="2019-10-20T16:00:00.384865" calcext:value-type="date">
            <text:p>2019-10-20 16:00:00</text:p>
          </table:table-cell>
          <table:table-cell table:style-name="ce7" table:formula="of:=[.A414]" office:value-type="date" office:date-value="2019-10-20T16:00:00.384865" calcext:value-type="date">
            <text:p>2019-10-20 16:00:00</text:p>
          </table:table-cell>
          <table:table-cell table:formula="of:=TRUNC([.A414])" office:value-type="float" office:value="43758" calcext:value-type="float">
            <text:p>43758</text:p>
          </table:table-cell>
          <table:table-cell table:style-name="ce12" table:formula="of:=[.B414]-[.C414]" office:value-type="date" office:date-value="1899-12-30T16:00:00.38486493286" calcext:value-type="date">
            <text:p>12/30/99 04:00 PM</text:p>
          </table:table-cell>
          <table:table-cell table:formula="of:=MOD([.E413]-[.$E$2];[.$H$2])+1+[.$E$2]" office:value-type="float" office:value="212" calcext:value-type="float">
            <text:p>212</text:p>
          </table:table-cell>
          <table:table-cell table:formula="of:=MOD([.F413]+1/[.$H$2];5)" office:value-type="float" office:value="3.69999999999998" calcext:value-type="float">
            <text:p>3,69999999999998</text:p>
          </table:table-cell>
          <table:table-cell table:formula="of:=IF([.F414]&lt;0.000001;[.G413]+2+1/[.$H$2];[.G413]+1/[.$H$2])" office:value-type="float" office:value="13.7" calcext:value-type="float">
            <text:p>13,7</text:p>
          </table:table-cell>
          <table:table-cell table:number-columns-repeated="4"/>
          <table:table-cell table:formula="of:=SUM(MOD(SUM([.L413]-[.L$2];[.T$2]);[.R$2]-[.L$2]);[.L$2])" office:value-type="time" office:time-value="PT14H39M59.999999999S" calcext:value-type="time">
            <text:p>14:40:00</text:p>
          </table:table-cell>
          <table:table-cell table:formula="of:=IF([.L414]&lt;[.L413];[.M413]+[.H$2];[.M413])" office:value-type="float" office:value="510" calcext:value-type="float">
            <text:p>510</text:p>
          </table:table-cell>
          <table:table-cell table:formula="of:=OFFSET([.C$4];[.M414];0)" office:value-type="float" office:value="43762" calcext:value-type="float">
            <text:p>43762</text:p>
          </table:table-cell>
          <table:table-cell table:formula="of:=[.L414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14];0)&lt;=[.O4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5]))" office:value-type="date" office:date-value="2019-10-20T15:46:56.263691" calcext:value-type="date">
            <text:p>2019-10-20 15:46:56</text:p>
          </table:table-cell>
          <table:table-cell table:style-name="ce7" table:formula="of:=[.A415]" office:value-type="date" office:date-value="2019-10-20T15:46:56.263691" calcext:value-type="date">
            <text:p>2019-10-20 15:46:56</text:p>
          </table:table-cell>
          <table:table-cell table:formula="of:=TRUNC([.A415])" office:value-type="float" office:value="43758" calcext:value-type="float">
            <text:p>43758</text:p>
          </table:table-cell>
          <table:table-cell table:style-name="ce12" table:formula="of:=[.B415]-[.C415]" office:value-type="date" office:date-value="1899-12-30T15:46:56.26369056758" calcext:value-type="date">
            <text:p>12/30/99 03:46 PM</text:p>
          </table:table-cell>
          <table:table-cell table:formula="of:=MOD([.E414]-[.$E$2];[.$H$2])+1+[.$E$2]" office:value-type="float" office:value="213" calcext:value-type="float">
            <text:p>213</text:p>
          </table:table-cell>
          <table:table-cell table:formula="of:=MOD([.F414]+1/[.$H$2];5)" office:value-type="float" office:value="3.73333333333331" calcext:value-type="float">
            <text:p>3,73333333333331</text:p>
          </table:table-cell>
          <table:table-cell table:formula="of:=IF([.F415]&lt;0.000001;[.G414]+2+1/[.$H$2];[.G414]+1/[.$H$2])" office:value-type="float" office:value="13.7333333333333" calcext:value-type="float">
            <text:p>13,7333333333333</text:p>
          </table:table-cell>
          <table:table-cell table:number-columns-repeated="4"/>
          <table:table-cell table:formula="of:=SUM(MOD(SUM([.L414]-[.L$2];[.T$2]);[.R$2]-[.L$2]);[.L$2])" office:value-type="time" office:time-value="PT14H49M59.999999999S" calcext:value-type="time">
            <text:p>14:50:00</text:p>
          </table:table-cell>
          <table:table-cell table:formula="of:=IF([.L415]&lt;[.L414];[.M414]+[.H$2];[.M414])" office:value-type="float" office:value="510" calcext:value-type="float">
            <text:p>510</text:p>
          </table:table-cell>
          <table:table-cell table:formula="of:=OFFSET([.C$4];[.M415];0)" office:value-type="float" office:value="43762" calcext:value-type="float">
            <text:p>43762</text:p>
          </table:table-cell>
          <table:table-cell table:formula="of:=[.L415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15];0)&lt;=[.O4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6]))" office:value-type="date" office:date-value="2019-10-20T15:49:32.533923" calcext:value-type="date">
            <text:p>2019-10-20 15:49:33</text:p>
          </table:table-cell>
          <table:table-cell table:style-name="ce7" table:formula="of:=[.A416]" office:value-type="date" office:date-value="2019-10-20T15:49:32.533923" calcext:value-type="date">
            <text:p>2019-10-20 15:49:33</text:p>
          </table:table-cell>
          <table:table-cell table:formula="of:=TRUNC([.A416])" office:value-type="float" office:value="43758" calcext:value-type="float">
            <text:p>43758</text:p>
          </table:table-cell>
          <table:table-cell table:style-name="ce12" table:formula="of:=[.B416]-[.C416]" office:value-type="date" office:date-value="1899-12-30T15:49:32.53392271232" calcext:value-type="date">
            <text:p>12/30/99 03:49 PM</text:p>
          </table:table-cell>
          <table:table-cell table:formula="of:=MOD([.E415]-[.$E$2];[.$H$2])+1+[.$E$2]" office:value-type="float" office:value="214" calcext:value-type="float">
            <text:p>214</text:p>
          </table:table-cell>
          <table:table-cell table:formula="of:=MOD([.F415]+1/[.$H$2];5)" office:value-type="float" office:value="3.76666666666665" calcext:value-type="float">
            <text:p>3,76666666666665</text:p>
          </table:table-cell>
          <table:table-cell table:formula="of:=IF([.F416]&lt;0.000001;[.G415]+2+1/[.$H$2];[.G415]+1/[.$H$2])" office:value-type="float" office:value="13.7666666666666" calcext:value-type="float">
            <text:p>13,7666666666666</text:p>
          </table:table-cell>
          <table:table-cell table:number-columns-repeated="4"/>
          <table:table-cell table:formula="of:=SUM(MOD(SUM([.L415]-[.L$2];[.T$2]);[.R$2]-[.L$2]);[.L$2])" office:value-type="time" office:time-value="PT14H59M59.999999999S" calcext:value-type="time">
            <text:p>15:00:00</text:p>
          </table:table-cell>
          <table:table-cell table:formula="of:=IF([.L416]&lt;[.L415];[.M415]+[.H$2];[.M415])" office:value-type="float" office:value="510" calcext:value-type="float">
            <text:p>510</text:p>
          </table:table-cell>
          <table:table-cell table:formula="of:=OFFSET([.C$4];[.M416];0)" office:value-type="float" office:value="43762" calcext:value-type="float">
            <text:p>43762</text:p>
          </table:table-cell>
          <table:table-cell table:formula="of:=[.L416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16];0)&lt;=[.O4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7]))" office:value-type="date" office:date-value="2019-10-20T16:14:26.161237" calcext:value-type="date">
            <text:p>2019-10-20 16:14:26</text:p>
          </table:table-cell>
          <table:table-cell table:style-name="ce7" table:formula="of:=[.A417]" office:value-type="date" office:date-value="2019-10-20T16:14:26.161237" calcext:value-type="date">
            <text:p>2019-10-20 16:14:26</text:p>
          </table:table-cell>
          <table:table-cell table:formula="of:=TRUNC([.A417])" office:value-type="float" office:value="43758" calcext:value-type="float">
            <text:p>43758</text:p>
          </table:table-cell>
          <table:table-cell table:style-name="ce12" table:formula="of:=[.B417]-[.C417]" office:value-type="date" office:date-value="1899-12-30T16:14:26.16123660933" calcext:value-type="date">
            <text:p>12/30/99 04:14 PM</text:p>
          </table:table-cell>
          <table:table-cell table:formula="of:=MOD([.E416]-[.$E$2];[.$H$2])+1+[.$E$2]" office:value-type="float" office:value="215" calcext:value-type="float">
            <text:p>215</text:p>
          </table:table-cell>
          <table:table-cell table:formula="of:=MOD([.F416]+1/[.$H$2];5)" office:value-type="float" office:value="3.79999999999998" calcext:value-type="float">
            <text:p>3,79999999999998</text:p>
          </table:table-cell>
          <table:table-cell table:formula="of:=IF([.F417]&lt;0.000001;[.G416]+2+1/[.$H$2];[.G416]+1/[.$H$2])" office:value-type="float" office:value="13.8" calcext:value-type="float">
            <text:p>13,8</text:p>
          </table:table-cell>
          <table:table-cell table:number-columns-repeated="4"/>
          <table:table-cell table:formula="of:=SUM(MOD(SUM([.L416]-[.L$2];[.T$2]);[.R$2]-[.L$2]);[.L$2])" office:value-type="time" office:time-value="PT15H09M59.999999999S" calcext:value-type="time">
            <text:p>15:10:00</text:p>
          </table:table-cell>
          <table:table-cell table:formula="of:=IF([.L417]&lt;[.L416];[.M416]+[.H$2];[.M416])" office:value-type="float" office:value="510" calcext:value-type="float">
            <text:p>510</text:p>
          </table:table-cell>
          <table:table-cell table:formula="of:=OFFSET([.C$4];[.M417];0)" office:value-type="float" office:value="43762" calcext:value-type="float">
            <text:p>43762</text:p>
          </table:table-cell>
          <table:table-cell table:formula="of:=[.L417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17];0)&lt;=[.O4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8]))" office:value-type="date" office:date-value="2019-10-20T16:03:24.591469" calcext:value-type="date">
            <text:p>2019-10-20 16:03:25</text:p>
          </table:table-cell>
          <table:table-cell table:style-name="ce7" table:formula="of:=[.A418]" office:value-type="date" office:date-value="2019-10-20T16:03:24.591469" calcext:value-type="date">
            <text:p>2019-10-20 16:03:25</text:p>
          </table:table-cell>
          <table:table-cell table:formula="of:=TRUNC([.A418])" office:value-type="float" office:value="43758" calcext:value-type="float">
            <text:p>43758</text:p>
          </table:table-cell>
          <table:table-cell table:style-name="ce12" table:formula="of:=[.B418]-[.C418]" office:value-type="date" office:date-value="1899-12-30T16:03:24.59146890789" calcext:value-type="date">
            <text:p>12/30/99 04:03 PM</text:p>
          </table:table-cell>
          <table:table-cell table:formula="of:=MOD([.E417]-[.$E$2];[.$H$2])+1+[.$E$2]" office:value-type="float" office:value="216" calcext:value-type="float">
            <text:p>216</text:p>
          </table:table-cell>
          <table:table-cell table:formula="of:=MOD([.F417]+1/[.$H$2];5)" office:value-type="float" office:value="3.83333333333331" calcext:value-type="float">
            <text:p>3,83333333333331</text:p>
          </table:table-cell>
          <table:table-cell table:formula="of:=IF([.F418]&lt;0.000001;[.G417]+2+1/[.$H$2];[.G417]+1/[.$H$2])" office:value-type="float" office:value="13.8333333333333" calcext:value-type="float">
            <text:p>13,8333333333333</text:p>
          </table:table-cell>
          <table:table-cell table:number-columns-repeated="4"/>
          <table:table-cell table:formula="of:=SUM(MOD(SUM([.L417]-[.L$2];[.T$2]);[.R$2]-[.L$2]);[.L$2])" office:value-type="time" office:time-value="PT15H19M59.999999999S" calcext:value-type="time">
            <text:p>15:20:00</text:p>
          </table:table-cell>
          <table:table-cell table:formula="of:=IF([.L418]&lt;[.L417];[.M417]+[.H$2];[.M417])" office:value-type="float" office:value="510" calcext:value-type="float">
            <text:p>510</text:p>
          </table:table-cell>
          <table:table-cell table:formula="of:=OFFSET([.C$4];[.M418];0)" office:value-type="float" office:value="43762" calcext:value-type="float">
            <text:p>43762</text:p>
          </table:table-cell>
          <table:table-cell table:formula="of:=[.L418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18];0)&lt;=[.O4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9]))" office:value-type="date" office:date-value="2019-10-20T16:06:46.625309" calcext:value-type="date">
            <text:p>2019-10-20 16:06:47</text:p>
          </table:table-cell>
          <table:table-cell table:style-name="ce7" table:formula="of:=[.A419]" office:value-type="date" office:date-value="2019-10-20T16:06:46.625309" calcext:value-type="date">
            <text:p>2019-10-20 16:06:47</text:p>
          </table:table-cell>
          <table:table-cell table:formula="of:=TRUNC([.A419])" office:value-type="float" office:value="43758" calcext:value-type="float">
            <text:p>43758</text:p>
          </table:table-cell>
          <table:table-cell table:style-name="ce12" table:formula="of:=[.B419]-[.C419]" office:value-type="date" office:date-value="1899-12-30T16:06:46.62530881818" calcext:value-type="date">
            <text:p>12/30/99 04:06 PM</text:p>
          </table:table-cell>
          <table:table-cell table:formula="of:=MOD([.E418]-[.$E$2];[.$H$2])+1+[.$E$2]" office:value-type="float" office:value="217" calcext:value-type="float">
            <text:p>217</text:p>
          </table:table-cell>
          <table:table-cell table:formula="of:=MOD([.F418]+1/[.$H$2];5)" office:value-type="float" office:value="3.86666666666665" calcext:value-type="float">
            <text:p>3,86666666666665</text:p>
          </table:table-cell>
          <table:table-cell table:formula="of:=IF([.F419]&lt;0.000001;[.G418]+2+1/[.$H$2];[.G418]+1/[.$H$2])" office:value-type="float" office:value="13.8666666666666" calcext:value-type="float">
            <text:p>13,8666666666666</text:p>
          </table:table-cell>
          <table:table-cell table:number-columns-repeated="4"/>
          <table:table-cell table:formula="of:=SUM(MOD(SUM([.L418]-[.L$2];[.T$2]);[.R$2]-[.L$2]);[.L$2])" office:value-type="time" office:time-value="PT15H29M59.999999999S" calcext:value-type="time">
            <text:p>15:30:00</text:p>
          </table:table-cell>
          <table:table-cell table:formula="of:=IF([.L419]&lt;[.L418];[.M418]+[.H$2];[.M418])" office:value-type="float" office:value="510" calcext:value-type="float">
            <text:p>510</text:p>
          </table:table-cell>
          <table:table-cell table:formula="of:=OFFSET([.C$4];[.M419];0)" office:value-type="float" office:value="43762" calcext:value-type="float">
            <text:p>43762</text:p>
          </table:table-cell>
          <table:table-cell table:formula="of:=[.L419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419];0)&lt;=[.O4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0]))" office:value-type="date" office:date-value="2019-10-20T15:51:36.873327" calcext:value-type="date">
            <text:p>2019-10-20 15:51:37</text:p>
          </table:table-cell>
          <table:table-cell table:style-name="ce7" table:formula="of:=[.A420]" office:value-type="date" office:date-value="2019-10-20T15:51:36.873327" calcext:value-type="date">
            <text:p>2019-10-20 15:51:37</text:p>
          </table:table-cell>
          <table:table-cell table:formula="of:=TRUNC([.A420])" office:value-type="float" office:value="43758" calcext:value-type="float">
            <text:p>43758</text:p>
          </table:table-cell>
          <table:table-cell table:style-name="ce12" table:formula="of:=[.B420]-[.C420]" office:value-type="date" office:date-value="1899-12-30T15:51:36.87332699541" calcext:value-type="date">
            <text:p>12/30/99 03:51 PM</text:p>
          </table:table-cell>
          <table:table-cell table:formula="of:=MOD([.E419]-[.$E$2];[.$H$2])+1+[.$E$2]" office:value-type="float" office:value="218" calcext:value-type="float">
            <text:p>218</text:p>
          </table:table-cell>
          <table:table-cell table:formula="of:=MOD([.F419]+1/[.$H$2];5)" office:value-type="float" office:value="3.89999999999998" calcext:value-type="float">
            <text:p>3,89999999999998</text:p>
          </table:table-cell>
          <table:table-cell table:formula="of:=IF([.F420]&lt;0.000001;[.G419]+2+1/[.$H$2];[.G419]+1/[.$H$2])" office:value-type="float" office:value="13.9" calcext:value-type="float">
            <text:p>13,9</text:p>
          </table:table-cell>
          <table:table-cell table:number-columns-repeated="4"/>
          <table:table-cell table:formula="of:=SUM(MOD(SUM([.L419]-[.L$2];[.T$2]);[.R$2]-[.L$2]);[.L$2])" office:value-type="time" office:time-value="PT15H39M59.999999999S" calcext:value-type="time">
            <text:p>15:40:00</text:p>
          </table:table-cell>
          <table:table-cell table:formula="of:=IF([.L420]&lt;[.L419];[.M419]+[.H$2];[.M419])" office:value-type="float" office:value="510" calcext:value-type="float">
            <text:p>510</text:p>
          </table:table-cell>
          <table:table-cell table:formula="of:=OFFSET([.C$4];[.M420];0)" office:value-type="float" office:value="43762" calcext:value-type="float">
            <text:p>43762</text:p>
          </table:table-cell>
          <table:table-cell table:formula="of:=[.L420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20];0)&lt;=[.O4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1]))" office:value-type="date" office:date-value="2019-10-20T15:54:41.440237" calcext:value-type="date">
            <text:p>2019-10-20 15:54:41</text:p>
          </table:table-cell>
          <table:table-cell table:style-name="ce7" table:formula="of:=[.A421]" office:value-type="date" office:date-value="2019-10-20T15:54:41.440237" calcext:value-type="date">
            <text:p>2019-10-20 15:54:41</text:p>
          </table:table-cell>
          <table:table-cell table:formula="of:=TRUNC([.A421])" office:value-type="float" office:value="43758" calcext:value-type="float">
            <text:p>43758</text:p>
          </table:table-cell>
          <table:table-cell table:style-name="ce12" table:formula="of:=[.B421]-[.C421]" office:value-type="date" office:date-value="1899-12-30T15:54:41.44023665227" calcext:value-type="date">
            <text:p>12/30/99 03:54 PM</text:p>
          </table:table-cell>
          <table:table-cell table:formula="of:=MOD([.E420]-[.$E$2];[.$H$2])+1+[.$E$2]" office:value-type="float" office:value="219" calcext:value-type="float">
            <text:p>219</text:p>
          </table:table-cell>
          <table:table-cell table:formula="of:=MOD([.F420]+1/[.$H$2];5)" office:value-type="float" office:value="3.93333333333331" calcext:value-type="float">
            <text:p>3,93333333333331</text:p>
          </table:table-cell>
          <table:table-cell table:formula="of:=IF([.F421]&lt;0.000001;[.G420]+2+1/[.$H$2];[.G420]+1/[.$H$2])" office:value-type="float" office:value="13.9333333333333" calcext:value-type="float">
            <text:p>13,9333333333333</text:p>
          </table:table-cell>
          <table:table-cell table:number-columns-repeated="4"/>
          <table:table-cell table:formula="of:=SUM(MOD(SUM([.L420]-[.L$2];[.T$2]);[.R$2]-[.L$2]);[.L$2])" office:value-type="time" office:time-value="PT15H49M59.999999999S" calcext:value-type="time">
            <text:p>15:50:00</text:p>
          </table:table-cell>
          <table:table-cell table:formula="of:=IF([.L421]&lt;[.L420];[.M420]+[.H$2];[.M420])" office:value-type="float" office:value="510" calcext:value-type="float">
            <text:p>510</text:p>
          </table:table-cell>
          <table:table-cell table:formula="of:=OFFSET([.C$4];[.M421];0)" office:value-type="float" office:value="43762" calcext:value-type="float">
            <text:p>43762</text:p>
          </table:table-cell>
          <table:table-cell table:formula="of:=[.L421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21];0)&lt;=[.O4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2]))" office:value-type="date" office:date-value="2019-10-20T16:00:10.166382" calcext:value-type="date">
            <text:p>2019-10-20 16:00:10</text:p>
          </table:table-cell>
          <table:table-cell table:style-name="ce7" table:formula="of:=[.A422]" office:value-type="date" office:date-value="2019-10-20T16:00:10.166382" calcext:value-type="date">
            <text:p>2019-10-20 16:00:10</text:p>
          </table:table-cell>
          <table:table-cell table:formula="of:=TRUNC([.A422])" office:value-type="float" office:value="43758" calcext:value-type="float">
            <text:p>43758</text:p>
          </table:table-cell>
          <table:table-cell table:style-name="ce12" table:formula="of:=[.B422]-[.C422]" office:value-type="date" office:date-value="1899-12-30T16:00:10.16638248693" calcext:value-type="date">
            <text:p>12/30/99 04:00 PM</text:p>
          </table:table-cell>
          <table:table-cell table:formula="of:=MOD([.E421]-[.$E$2];[.$H$2])+1+[.$E$2]" office:value-type="float" office:value="220" calcext:value-type="float">
            <text:p>220</text:p>
          </table:table-cell>
          <table:table-cell table:formula="of:=MOD([.F421]+1/[.$H$2];5)" office:value-type="float" office:value="3.96666666666665" calcext:value-type="float">
            <text:p>3,96666666666665</text:p>
          </table:table-cell>
          <table:table-cell table:formula="of:=IF([.F422]&lt;0.000001;[.G421]+2+1/[.$H$2];[.G421]+1/[.$H$2])" office:value-type="float" office:value="13.9666666666666" calcext:value-type="float">
            <text:p>13,9666666666666</text:p>
          </table:table-cell>
          <table:table-cell table:number-columns-repeated="4"/>
          <table:table-cell table:formula="of:=SUM(MOD(SUM([.L421]-[.L$2];[.T$2]);[.R$2]-[.L$2]);[.L$2])" office:value-type="time" office:time-value="PT15H59M59.999999999S" calcext:value-type="time">
            <text:p>16:00:00</text:p>
          </table:table-cell>
          <table:table-cell table:formula="of:=IF([.L422]&lt;[.L421];[.M421]+[.H$2];[.M421])" office:value-type="float" office:value="510" calcext:value-type="float">
            <text:p>510</text:p>
          </table:table-cell>
          <table:table-cell table:formula="of:=OFFSET([.C$4];[.M422];0)" office:value-type="float" office:value="43762" calcext:value-type="float">
            <text:p>43762</text:p>
          </table:table-cell>
          <table:table-cell table:formula="of:=[.L422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22];0)&lt;=[.O4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3]))" office:value-type="date" office:date-value="2019-10-21T15:50:59.719761" calcext:value-type="date">
            <text:p>2019-10-21 15:51:00</text:p>
          </table:table-cell>
          <table:table-cell table:style-name="ce7" table:formula="of:=[.A423]" office:value-type="date" office:date-value="2019-10-21T15:50:59.719761" calcext:value-type="date">
            <text:p>2019-10-21 15:51:00</text:p>
          </table:table-cell>
          <table:table-cell table:formula="of:=TRUNC([.A423])" office:value-type="float" office:value="43759" calcext:value-type="float">
            <text:p>43759</text:p>
          </table:table-cell>
          <table:table-cell table:style-name="ce12" table:formula="of:=[.B423]-[.C423]" office:value-type="date" office:date-value="1899-12-30T15:50:59.71976104192" calcext:value-type="date">
            <text:p>12/30/99 03:51 PM</text:p>
          </table:table-cell>
          <table:table-cell table:formula="of:=MOD([.E422]-[.$E$2];[.$H$2])+1+[.$E$2]" office:value-type="float" office:value="191" calcext:value-type="float">
            <text:p>191</text:p>
          </table:table-cell>
          <table:table-cell table:formula="of:=MOD([.F422]+1/[.$H$2];5)" office:value-type="float" office:value="3.99999999999998" calcext:value-type="float">
            <text:p>3,99999999999998</text:p>
          </table:table-cell>
          <table:table-cell table:formula="of:=IF([.F423]&lt;0.000001;[.G422]+2+1/[.$H$2];[.G422]+1/[.$H$2])" office:value-type="float" office:value="14" calcext:value-type="float">
            <text:p>14</text:p>
          </table:table-cell>
          <table:table-cell table:number-columns-repeated="4"/>
          <table:table-cell table:formula="of:=SUM(MOD(SUM([.L422]-[.L$2];[.T$2]);[.R$2]-[.L$2]);[.L$2])" office:value-type="time" office:time-value="PT16H09M59.999999999S" calcext:value-type="time">
            <text:p>16:10:00</text:p>
          </table:table-cell>
          <table:table-cell table:formula="of:=IF([.L423]&lt;[.L422];[.M422]+[.H$2];[.M422])" office:value-type="float" office:value="510" calcext:value-type="float">
            <text:p>510</text:p>
          </table:table-cell>
          <table:table-cell table:formula="of:=OFFSET([.C$4];[.M423];0)" office:value-type="float" office:value="43762" calcext:value-type="float">
            <text:p>43762</text:p>
          </table:table-cell>
          <table:table-cell table:formula="of:=[.L423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423];0)&lt;=[.O4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4]))" office:value-type="date" office:date-value="2019-10-21T16:05:32.416885" calcext:value-type="date">
            <text:p>2019-10-21 16:05:32</text:p>
          </table:table-cell>
          <table:table-cell table:style-name="ce7" table:formula="of:=[.A424]" office:value-type="date" office:date-value="2019-10-21T16:05:32.416885" calcext:value-type="date">
            <text:p>2019-10-21 16:05:32</text:p>
          </table:table-cell>
          <table:table-cell table:formula="of:=TRUNC([.A424])" office:value-type="float" office:value="43759" calcext:value-type="float">
            <text:p>43759</text:p>
          </table:table-cell>
          <table:table-cell table:style-name="ce12" table:formula="of:=[.B424]-[.C424]" office:value-type="date" office:date-value="1899-12-30T16:05:32.41688450798" calcext:value-type="date">
            <text:p>12/30/99 04:05 PM</text:p>
          </table:table-cell>
          <table:table-cell table:formula="of:=MOD([.E423]-[.$E$2];[.$H$2])+1+[.$E$2]" office:value-type="float" office:value="192" calcext:value-type="float">
            <text:p>192</text:p>
          </table:table-cell>
          <table:table-cell table:formula="of:=MOD([.F423]+1/[.$H$2];5)" office:value-type="float" office:value="4.03333333333331" calcext:value-type="float">
            <text:p>4,03333333333331</text:p>
          </table:table-cell>
          <table:table-cell table:formula="of:=IF([.F424]&lt;0.000001;[.G423]+2+1/[.$H$2];[.G423]+1/[.$H$2])" office:value-type="float" office:value="14.0333333333333" calcext:value-type="float">
            <text:p>14,0333333333333</text:p>
          </table:table-cell>
          <table:table-cell table:number-columns-repeated="4"/>
          <table:table-cell table:formula="of:=SUM(MOD(SUM([.L423]-[.L$2];[.T$2]);[.R$2]-[.L$2]);[.L$2])" office:value-type="time" office:time-value="PT16H19M59.999999999S" calcext:value-type="time">
            <text:p>16:20:00</text:p>
          </table:table-cell>
          <table:table-cell table:formula="of:=IF([.L424]&lt;[.L423];[.M423]+[.H$2];[.M423])" office:value-type="float" office:value="510" calcext:value-type="float">
            <text:p>510</text:p>
          </table:table-cell>
          <table:table-cell table:formula="of:=OFFSET([.C$4];[.M424];0)" office:value-type="float" office:value="43762" calcext:value-type="float">
            <text:p>43762</text:p>
          </table:table-cell>
          <table:table-cell table:formula="of:=[.L424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24];0)&lt;=[.O4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5]))" office:value-type="date" office:date-value="2019-10-21T16:00:00.596934" calcext:value-type="date">
            <text:p>2019-10-21 16:00:01</text:p>
          </table:table-cell>
          <table:table-cell table:style-name="ce7" table:formula="of:=[.A425]" office:value-type="date" office:date-value="2019-10-21T16:00:00.596934" calcext:value-type="date">
            <text:p>2019-10-21 16:00:01</text:p>
          </table:table-cell>
          <table:table-cell table:formula="of:=TRUNC([.A425])" office:value-type="float" office:value="43759" calcext:value-type="float">
            <text:p>43759</text:p>
          </table:table-cell>
          <table:table-cell table:style-name="ce12" table:formula="of:=[.B425]-[.C425]" office:value-type="date" office:date-value="1899-12-30T16:00:00.59693378862" calcext:value-type="date">
            <text:p>12/30/99 04:00 PM</text:p>
          </table:table-cell>
          <table:table-cell table:formula="of:=MOD([.E424]-[.$E$2];[.$H$2])+1+[.$E$2]" office:value-type="float" office:value="193" calcext:value-type="float">
            <text:p>193</text:p>
          </table:table-cell>
          <table:table-cell table:formula="of:=MOD([.F424]+1/[.$H$2];5)" office:value-type="float" office:value="4.06666666666665" calcext:value-type="float">
            <text:p>4,06666666666665</text:p>
          </table:table-cell>
          <table:table-cell table:formula="of:=IF([.F425]&lt;0.000001;[.G424]+2+1/[.$H$2];[.G424]+1/[.$H$2])" office:value-type="float" office:value="14.0666666666666" calcext:value-type="float">
            <text:p>14,0666666666666</text:p>
          </table:table-cell>
          <table:table-cell table:number-columns-repeated="4"/>
          <table:table-cell table:formula="of:=SUM(MOD(SUM([.L424]-[.L$2];[.T$2]);[.R$2]-[.L$2]);[.L$2])" office:value-type="time" office:time-value="PT16H29M59.999999999S" calcext:value-type="time">
            <text:p>16:30:00</text:p>
          </table:table-cell>
          <table:table-cell table:formula="of:=IF([.L425]&lt;[.L424];[.M424]+[.H$2];[.M424])" office:value-type="float" office:value="510" calcext:value-type="float">
            <text:p>510</text:p>
          </table:table-cell>
          <table:table-cell table:formula="of:=OFFSET([.C$4];[.M425];0)" office:value-type="float" office:value="43762" calcext:value-type="float">
            <text:p>43762</text:p>
          </table:table-cell>
          <table:table-cell table:formula="of:=[.L425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25];0)&lt;=[.O4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6]))" office:value-type="date" office:date-value="2019-10-21T15:53:59.230392" calcext:value-type="date">
            <text:p>2019-10-21 15:53:59</text:p>
          </table:table-cell>
          <table:table-cell table:style-name="ce7" table:formula="of:=[.A426]" office:value-type="date" office:date-value="2019-10-21T15:53:59.230392" calcext:value-type="date">
            <text:p>2019-10-21 15:53:59</text:p>
          </table:table-cell>
          <table:table-cell table:formula="of:=TRUNC([.A426])" office:value-type="float" office:value="43759" calcext:value-type="float">
            <text:p>43759</text:p>
          </table:table-cell>
          <table:table-cell table:style-name="ce12" table:formula="of:=[.B426]-[.C426]" office:value-type="date" office:date-value="1899-12-30T15:53:59.23039154615" calcext:value-type="date">
            <text:p>12/30/99 03:53 PM</text:p>
          </table:table-cell>
          <table:table-cell table:formula="of:=MOD([.E425]-[.$E$2];[.$H$2])+1+[.$E$2]" office:value-type="float" office:value="194" calcext:value-type="float">
            <text:p>194</text:p>
          </table:table-cell>
          <table:table-cell table:formula="of:=MOD([.F425]+1/[.$H$2];5)" office:value-type="float" office:value="4.09999999999998" calcext:value-type="float">
            <text:p>4,09999999999998</text:p>
          </table:table-cell>
          <table:table-cell table:formula="of:=IF([.F426]&lt;0.000001;[.G425]+2+1/[.$H$2];[.G425]+1/[.$H$2])" office:value-type="float" office:value="14.1" calcext:value-type="float">
            <text:p>14,1</text:p>
          </table:table-cell>
          <table:table-cell table:number-columns-repeated="4"/>
          <table:table-cell table:formula="of:=SUM(MOD(SUM([.L425]-[.L$2];[.T$2]);[.R$2]-[.L$2]);[.L$2])" office:value-type="time" office:time-value="PT16H39M59.999999999S" calcext:value-type="time">
            <text:p>16:40:00</text:p>
          </table:table-cell>
          <table:table-cell table:formula="of:=IF([.L426]&lt;[.L425];[.M425]+[.H$2];[.M425])" office:value-type="float" office:value="510" calcext:value-type="float">
            <text:p>510</text:p>
          </table:table-cell>
          <table:table-cell table:formula="of:=OFFSET([.C$4];[.M426];0)" office:value-type="float" office:value="43762" calcext:value-type="float">
            <text:p>43762</text:p>
          </table:table-cell>
          <table:table-cell table:formula="of:=[.L426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26];0)&lt;=[.O4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7]))" office:value-type="date" office:date-value="2019-10-21T16:06:55.067777" calcext:value-type="date">
            <text:p>2019-10-21 16:06:55</text:p>
          </table:table-cell>
          <table:table-cell table:style-name="ce7" table:formula="of:=[.A427]" office:value-type="date" office:date-value="2019-10-21T16:06:55.067777" calcext:value-type="date">
            <text:p>2019-10-21 16:06:55</text:p>
          </table:table-cell>
          <table:table-cell table:formula="of:=TRUNC([.A427])" office:value-type="float" office:value="43759" calcext:value-type="float">
            <text:p>43759</text:p>
          </table:table-cell>
          <table:table-cell table:style-name="ce12" table:formula="of:=[.B427]-[.C427]" office:value-type="date" office:date-value="1899-12-30T16:06:55.06777710747" calcext:value-type="date">
            <text:p>12/30/99 04:06 PM</text:p>
          </table:table-cell>
          <table:table-cell table:formula="of:=MOD([.E426]-[.$E$2];[.$H$2])+1+[.$E$2]" office:value-type="float" office:value="195" calcext:value-type="float">
            <text:p>195</text:p>
          </table:table-cell>
          <table:table-cell table:formula="of:=MOD([.F426]+1/[.$H$2];5)" office:value-type="float" office:value="4.13333333333331" calcext:value-type="float">
            <text:p>4,13333333333331</text:p>
          </table:table-cell>
          <table:table-cell table:formula="of:=IF([.F427]&lt;0.000001;[.G426]+2+1/[.$H$2];[.G426]+1/[.$H$2])" office:value-type="float" office:value="14.1333333333333" calcext:value-type="float">
            <text:p>14,1333333333333</text:p>
          </table:table-cell>
          <table:table-cell table:number-columns-repeated="4"/>
          <table:table-cell table:formula="of:=SUM(MOD(SUM([.L426]-[.L$2];[.T$2]);[.R$2]-[.L$2]);[.L$2])" office:value-type="time" office:time-value="PT16H49M59.999999999S" calcext:value-type="time">
            <text:p>16:50:00</text:p>
          </table:table-cell>
          <table:table-cell table:formula="of:=IF([.L427]&lt;[.L426];[.M426]+[.H$2];[.M426])" office:value-type="float" office:value="510" calcext:value-type="float">
            <text:p>510</text:p>
          </table:table-cell>
          <table:table-cell table:formula="of:=OFFSET([.C$4];[.M427];0)" office:value-type="float" office:value="43762" calcext:value-type="float">
            <text:p>43762</text:p>
          </table:table-cell>
          <table:table-cell table:formula="of:=[.L427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27];0)&lt;=[.O4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8]))" office:value-type="date" office:date-value="2019-10-21T15:51:35.005172" calcext:value-type="date">
            <text:p>2019-10-21 15:51:35</text:p>
          </table:table-cell>
          <table:table-cell table:style-name="ce7" table:formula="of:=[.A428]" office:value-type="date" office:date-value="2019-10-21T15:51:35.005172" calcext:value-type="date">
            <text:p>2019-10-21 15:51:35</text:p>
          </table:table-cell>
          <table:table-cell table:formula="of:=TRUNC([.A428])" office:value-type="float" office:value="43759" calcext:value-type="float">
            <text:p>43759</text:p>
          </table:table-cell>
          <table:table-cell table:style-name="ce12" table:formula="of:=[.B428]-[.C428]" office:value-type="date" office:date-value="1899-12-30T15:51:35.00517239794" calcext:value-type="date">
            <text:p>12/30/99 03:51 PM</text:p>
          </table:table-cell>
          <table:table-cell table:formula="of:=MOD([.E427]-[.$E$2];[.$H$2])+1+[.$E$2]" office:value-type="float" office:value="196" calcext:value-type="float">
            <text:p>196</text:p>
          </table:table-cell>
          <table:table-cell table:formula="of:=MOD([.F427]+1/[.$H$2];5)" office:value-type="float" office:value="4.16666666666665" calcext:value-type="float">
            <text:p>4,16666666666665</text:p>
          </table:table-cell>
          <table:table-cell table:formula="of:=IF([.F428]&lt;0.000001;[.G427]+2+1/[.$H$2];[.G427]+1/[.$H$2])" office:value-type="float" office:value="14.1666666666666" calcext:value-type="float">
            <text:p>14,1666666666666</text:p>
          </table:table-cell>
          <table:table-cell table:number-columns-repeated="4"/>
          <table:table-cell table:formula="of:=SUM(MOD(SUM([.L427]-[.L$2];[.T$2]);[.R$2]-[.L$2]);[.L$2])" office:value-type="time" office:time-value="PT16H59M59.999999999S" calcext:value-type="time">
            <text:p>17:00:00</text:p>
          </table:table-cell>
          <table:table-cell table:formula="of:=IF([.L428]&lt;[.L427];[.M427]+[.H$2];[.M427])" office:value-type="float" office:value="510" calcext:value-type="float">
            <text:p>510</text:p>
          </table:table-cell>
          <table:table-cell table:formula="of:=OFFSET([.C$4];[.M428];0)" office:value-type="float" office:value="43762" calcext:value-type="float">
            <text:p>43762</text:p>
          </table:table-cell>
          <table:table-cell table:formula="of:=[.L428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428];0)&lt;=[.O4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9]))" office:value-type="date" office:date-value="2019-10-21T15:45:42.764822" calcext:value-type="date">
            <text:p>2019-10-21 15:45:43</text:p>
          </table:table-cell>
          <table:table-cell table:style-name="ce7" table:formula="of:=[.A429]" office:value-type="date" office:date-value="2019-10-21T15:45:42.764822" calcext:value-type="date">
            <text:p>2019-10-21 15:45:43</text:p>
          </table:table-cell>
          <table:table-cell table:formula="of:=TRUNC([.A429])" office:value-type="float" office:value="43759" calcext:value-type="float">
            <text:p>43759</text:p>
          </table:table-cell>
          <table:table-cell table:style-name="ce12" table:formula="of:=[.B429]-[.C429]" office:value-type="date" office:date-value="1899-12-30T15:45:42.76482223067" calcext:value-type="date">
            <text:p>12/30/99 03:45 PM</text:p>
          </table:table-cell>
          <table:table-cell table:formula="of:=MOD([.E428]-[.$E$2];[.$H$2])+1+[.$E$2]" office:value-type="float" office:value="197" calcext:value-type="float">
            <text:p>197</text:p>
          </table:table-cell>
          <table:table-cell table:formula="of:=MOD([.F428]+1/[.$H$2];5)" office:value-type="float" office:value="4.19999999999998" calcext:value-type="float">
            <text:p>4,19999999999998</text:p>
          </table:table-cell>
          <table:table-cell table:formula="of:=IF([.F429]&lt;0.000001;[.G428]+2+1/[.$H$2];[.G428]+1/[.$H$2])" office:value-type="float" office:value="14.2" calcext:value-type="float">
            <text:p>14,2</text:p>
          </table:table-cell>
          <table:table-cell table:number-columns-repeated="4"/>
          <table:table-cell table:formula="of:=SUM(MOD(SUM([.L428]-[.L$2];[.T$2]);[.R$2]-[.L$2]);[.L$2])" office:value-type="time" office:time-value="PT17H09M59.999999999S" calcext:value-type="time">
            <text:p>17:10:00</text:p>
          </table:table-cell>
          <table:table-cell table:formula="of:=IF([.L429]&lt;[.L428];[.M428]+[.H$2];[.M428])" office:value-type="float" office:value="510" calcext:value-type="float">
            <text:p>510</text:p>
          </table:table-cell>
          <table:table-cell table:formula="of:=OFFSET([.C$4];[.M429];0)" office:value-type="float" office:value="43762" calcext:value-type="float">
            <text:p>43762</text:p>
          </table:table-cell>
          <table:table-cell table:formula="of:=[.L429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29];0)&lt;=[.O4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0]))" office:value-type="date" office:date-value="2019-10-21T16:18:16.615994" calcext:value-type="date">
            <text:p>2019-10-21 16:18:17</text:p>
          </table:table-cell>
          <table:table-cell table:style-name="ce7" table:formula="of:=[.A430]" office:value-type="date" office:date-value="2019-10-21T16:18:16.615994" calcext:value-type="date">
            <text:p>2019-10-21 16:18:17</text:p>
          </table:table-cell>
          <table:table-cell table:formula="of:=TRUNC([.A430])" office:value-type="float" office:value="43759" calcext:value-type="float">
            <text:p>43759</text:p>
          </table:table-cell>
          <table:table-cell table:style-name="ce12" table:formula="of:=[.B430]-[.C430]" office:value-type="date" office:date-value="1899-12-30T16:18:16.61599395331" calcext:value-type="date">
            <text:p>12/30/99 04:18 PM</text:p>
          </table:table-cell>
          <table:table-cell table:formula="of:=MOD([.E429]-[.$E$2];[.$H$2])+1+[.$E$2]" office:value-type="float" office:value="198" calcext:value-type="float">
            <text:p>198</text:p>
          </table:table-cell>
          <table:table-cell table:formula="of:=MOD([.F429]+1/[.$H$2];5)" office:value-type="float" office:value="4.23333333333331" calcext:value-type="float">
            <text:p>4,23333333333331</text:p>
          </table:table-cell>
          <table:table-cell table:formula="of:=IF([.F430]&lt;0.000001;[.G429]+2+1/[.$H$2];[.G429]+1/[.$H$2])" office:value-type="float" office:value="14.2333333333333" calcext:value-type="float">
            <text:p>14,2333333333333</text:p>
          </table:table-cell>
          <table:table-cell table:number-columns-repeated="4"/>
          <table:table-cell table:formula="of:=SUM(MOD(SUM([.L429]-[.L$2];[.T$2]);[.R$2]-[.L$2]);[.L$2])" office:value-type="time" office:time-value="PT17H19M59.999999999S" calcext:value-type="time">
            <text:p>17:20:00</text:p>
          </table:table-cell>
          <table:table-cell table:formula="of:=IF([.L430]&lt;[.L429];[.M429]+[.H$2];[.M429])" office:value-type="float" office:value="510" calcext:value-type="float">
            <text:p>510</text:p>
          </table:table-cell>
          <table:table-cell table:formula="of:=OFFSET([.C$4];[.M430];0)" office:value-type="float" office:value="43762" calcext:value-type="float">
            <text:p>43762</text:p>
          </table:table-cell>
          <table:table-cell table:formula="of:=[.L430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30];0)&lt;=[.O4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1]))" office:value-type="date" office:date-value="2019-10-21T15:58:33.462321" calcext:value-type="date">
            <text:p>2019-10-21 15:58:33</text:p>
          </table:table-cell>
          <table:table-cell table:style-name="ce7" table:formula="of:=[.A431]" office:value-type="date" office:date-value="2019-10-21T15:58:33.462321" calcext:value-type="date">
            <text:p>2019-10-21 15:58:33</text:p>
          </table:table-cell>
          <table:table-cell table:formula="of:=TRUNC([.A431])" office:value-type="float" office:value="43759" calcext:value-type="float">
            <text:p>43759</text:p>
          </table:table-cell>
          <table:table-cell table:style-name="ce12" table:formula="of:=[.B431]-[.C431]" office:value-type="date" office:date-value="1899-12-30T15:58:33.46232104115" calcext:value-type="date">
            <text:p>12/30/99 03:58 PM</text:p>
          </table:table-cell>
          <table:table-cell table:formula="of:=MOD([.E430]-[.$E$2];[.$H$2])+1+[.$E$2]" office:value-type="float" office:value="199" calcext:value-type="float">
            <text:p>199</text:p>
          </table:table-cell>
          <table:table-cell table:formula="of:=MOD([.F430]+1/[.$H$2];5)" office:value-type="float" office:value="4.26666666666665" calcext:value-type="float">
            <text:p>4,26666666666665</text:p>
          </table:table-cell>
          <table:table-cell table:formula="of:=IF([.F431]&lt;0.000001;[.G430]+2+1/[.$H$2];[.G430]+1/[.$H$2])" office:value-type="float" office:value="14.2666666666666" calcext:value-type="float">
            <text:p>14,2666666666666</text:p>
          </table:table-cell>
          <table:table-cell table:number-columns-repeated="4"/>
          <table:table-cell table:formula="of:=SUM(MOD(SUM([.L430]-[.L$2];[.T$2]);[.R$2]-[.L$2]);[.L$2])" office:value-type="time" office:time-value="PT17H29M59.999999999S" calcext:value-type="time">
            <text:p>17:30:00</text:p>
          </table:table-cell>
          <table:table-cell table:formula="of:=IF([.L431]&lt;[.L430];[.M430]+[.H$2];[.M430])" office:value-type="float" office:value="510" calcext:value-type="float">
            <text:p>510</text:p>
          </table:table-cell>
          <table:table-cell table:formula="of:=OFFSET([.C$4];[.M431];0)" office:value-type="float" office:value="43762" calcext:value-type="float">
            <text:p>43762</text:p>
          </table:table-cell>
          <table:table-cell table:formula="of:=[.L431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31];0)&lt;=[.O4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2]))" office:value-type="date" office:date-value="2019-10-21T15:56:38.103332" calcext:value-type="date">
            <text:p>2019-10-21 15:56:38</text:p>
          </table:table-cell>
          <table:table-cell table:style-name="ce7" table:formula="of:=[.A432]" office:value-type="date" office:date-value="2019-10-21T15:56:38.103332" calcext:value-type="date">
            <text:p>2019-10-21 15:56:38</text:p>
          </table:table-cell>
          <table:table-cell table:formula="of:=TRUNC([.A432])" office:value-type="float" office:value="43759" calcext:value-type="float">
            <text:p>43759</text:p>
          </table:table-cell>
          <table:table-cell table:style-name="ce12" table:formula="of:=[.B432]-[.C432]" office:value-type="date" office:date-value="1899-12-30T15:56:38.10333224013" calcext:value-type="date">
            <text:p>12/30/99 03:56 PM</text:p>
          </table:table-cell>
          <table:table-cell table:formula="of:=MOD([.E431]-[.$E$2];[.$H$2])+1+[.$E$2]" office:value-type="float" office:value="200" calcext:value-type="float">
            <text:p>200</text:p>
          </table:table-cell>
          <table:table-cell table:formula="of:=MOD([.F431]+1/[.$H$2];5)" office:value-type="float" office:value="4.29999999999998" calcext:value-type="float">
            <text:p>4,29999999999998</text:p>
          </table:table-cell>
          <table:table-cell table:formula="of:=IF([.F432]&lt;0.000001;[.G431]+2+1/[.$H$2];[.G431]+1/[.$H$2])" office:value-type="float" office:value="14.3" calcext:value-type="float">
            <text:p>14,3</text:p>
          </table:table-cell>
          <table:table-cell table:number-columns-repeated="4"/>
          <table:table-cell table:formula="of:=SUM(MOD(SUM([.L431]-[.L$2];[.T$2]);[.R$2]-[.L$2]);[.L$2])" office:value-type="time" office:time-value="PT17H39M59.999999999S" calcext:value-type="time">
            <text:p>17:40:00</text:p>
          </table:table-cell>
          <table:table-cell table:formula="of:=IF([.L432]&lt;[.L431];[.M431]+[.H$2];[.M431])" office:value-type="float" office:value="510" calcext:value-type="float">
            <text:p>510</text:p>
          </table:table-cell>
          <table:table-cell table:formula="of:=OFFSET([.C$4];[.M432];0)" office:value-type="float" office:value="43762" calcext:value-type="float">
            <text:p>43762</text:p>
          </table:table-cell>
          <table:table-cell table:formula="of:=[.L432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32];0)&lt;=[.O4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3]))" office:value-type="date" office:date-value="2019-10-21T15:54:07.333522" calcext:value-type="date">
            <text:p>2019-10-21 15:54:07</text:p>
          </table:table-cell>
          <table:table-cell table:style-name="ce7" table:formula="of:=[.A433]" office:value-type="date" office:date-value="2019-10-21T15:54:07.333522" calcext:value-type="date">
            <text:p>2019-10-21 15:54:07</text:p>
          </table:table-cell>
          <table:table-cell table:formula="of:=TRUNC([.A433])" office:value-type="float" office:value="43759" calcext:value-type="float">
            <text:p>43759</text:p>
          </table:table-cell>
          <table:table-cell table:style-name="ce12" table:formula="of:=[.B433]-[.C433]" office:value-type="date" office:date-value="1899-12-30T15:54:07.33352162875" calcext:value-type="date">
            <text:p>12/30/99 03:54 PM</text:p>
          </table:table-cell>
          <table:table-cell table:formula="of:=MOD([.E432]-[.$E$2];[.$H$2])+1+[.$E$2]" office:value-type="float" office:value="201" calcext:value-type="float">
            <text:p>201</text:p>
          </table:table-cell>
          <table:table-cell table:formula="of:=MOD([.F432]+1/[.$H$2];5)" office:value-type="float" office:value="4.33333333333331" calcext:value-type="float">
            <text:p>4,33333333333331</text:p>
          </table:table-cell>
          <table:table-cell table:formula="of:=IF([.F433]&lt;0.000001;[.G432]+2+1/[.$H$2];[.G432]+1/[.$H$2])" office:value-type="float" office:value="14.3333333333333" calcext:value-type="float">
            <text:p>14,3333333333333</text:p>
          </table:table-cell>
          <table:table-cell table:number-columns-repeated="4"/>
          <table:table-cell table:formula="of:=SUM(MOD(SUM([.L432]-[.L$2];[.T$2]);[.R$2]-[.L$2]);[.L$2])" office:value-type="time" office:time-value="PT17H49M59.999999999S" calcext:value-type="time">
            <text:p>17:50:00</text:p>
          </table:table-cell>
          <table:table-cell table:formula="of:=IF([.L433]&lt;[.L432];[.M432]+[.H$2];[.M432])" office:value-type="float" office:value="510" calcext:value-type="float">
            <text:p>510</text:p>
          </table:table-cell>
          <table:table-cell table:formula="of:=OFFSET([.C$4];[.M433];0)" office:value-type="float" office:value="43762" calcext:value-type="float">
            <text:p>43762</text:p>
          </table:table-cell>
          <table:table-cell table:formula="of:=[.L433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33];0)&lt;=[.O4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4]))" office:value-type="date" office:date-value="2019-10-21T15:56:04.020076" calcext:value-type="date">
            <text:p>2019-10-21 15:56:04</text:p>
          </table:table-cell>
          <table:table-cell table:style-name="ce7" table:formula="of:=[.A434]" office:value-type="date" office:date-value="2019-10-21T15:56:04.020076" calcext:value-type="date">
            <text:p>2019-10-21 15:56:04</text:p>
          </table:table-cell>
          <table:table-cell table:formula="of:=TRUNC([.A434])" office:value-type="float" office:value="43759" calcext:value-type="float">
            <text:p>43759</text:p>
          </table:table-cell>
          <table:table-cell table:style-name="ce12" table:formula="of:=[.B434]-[.C434]" office:value-type="date" office:date-value="1899-12-30T15:56:04.02007564902" calcext:value-type="date">
            <text:p>12/30/99 03:56 PM</text:p>
          </table:table-cell>
          <table:table-cell table:formula="of:=MOD([.E433]-[.$E$2];[.$H$2])+1+[.$E$2]" office:value-type="float" office:value="202" calcext:value-type="float">
            <text:p>202</text:p>
          </table:table-cell>
          <table:table-cell table:formula="of:=MOD([.F433]+1/[.$H$2];5)" office:value-type="float" office:value="4.36666666666665" calcext:value-type="float">
            <text:p>4,36666666666665</text:p>
          </table:table-cell>
          <table:table-cell table:formula="of:=IF([.F434]&lt;0.000001;[.G433]+2+1/[.$H$2];[.G433]+1/[.$H$2])" office:value-type="float" office:value="14.3666666666666" calcext:value-type="float">
            <text:p>14,3666666666666</text:p>
          </table:table-cell>
          <table:table-cell table:number-columns-repeated="4"/>
          <table:table-cell table:formula="of:=SUM(MOD(SUM([.L433]-[.L$2];[.T$2]);[.R$2]-[.L$2]);[.L$2])" office:value-type="time" office:time-value="PT17H59M59.999999999S" calcext:value-type="time">
            <text:p>18:00:00</text:p>
          </table:table-cell>
          <table:table-cell table:formula="of:=IF([.L434]&lt;[.L433];[.M433]+[.H$2];[.M433])" office:value-type="float" office:value="510" calcext:value-type="float">
            <text:p>510</text:p>
          </table:table-cell>
          <table:table-cell table:formula="of:=OFFSET([.C$4];[.M434];0)" office:value-type="float" office:value="43762" calcext:value-type="float">
            <text:p>43762</text:p>
          </table:table-cell>
          <table:table-cell table:formula="of:=[.L434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34];0)&lt;=[.O4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5]))" office:value-type="date" office:date-value="2019-10-21T15:30:28.15401" calcext:value-type="date">
            <text:p>2019-10-21 15:30:28</text:p>
          </table:table-cell>
          <table:table-cell table:style-name="ce7" table:formula="of:=[.A435]" office:value-type="date" office:date-value="2019-10-21T15:30:28.15401" calcext:value-type="date">
            <text:p>2019-10-21 15:30:28</text:p>
          </table:table-cell>
          <table:table-cell table:formula="of:=TRUNC([.A435])" office:value-type="float" office:value="43759" calcext:value-type="float">
            <text:p>43759</text:p>
          </table:table-cell>
          <table:table-cell table:style-name="ce12" table:formula="of:=[.B435]-[.C435]" office:value-type="date" office:date-value="1899-12-30T15:30:28.15400976688" calcext:value-type="date">
            <text:p>12/30/99 03:30 PM</text:p>
          </table:table-cell>
          <table:table-cell table:formula="of:=MOD([.E434]-[.$E$2];[.$H$2])+1+[.$E$2]" office:value-type="float" office:value="203" calcext:value-type="float">
            <text:p>203</text:p>
          </table:table-cell>
          <table:table-cell table:formula="of:=MOD([.F434]+1/[.$H$2];5)" office:value-type="float" office:value="4.39999999999998" calcext:value-type="float">
            <text:p>4,39999999999998</text:p>
          </table:table-cell>
          <table:table-cell table:formula="of:=IF([.F435]&lt;0.000001;[.G434]+2+1/[.$H$2];[.G434]+1/[.$H$2])" office:value-type="float" office:value="14.4" calcext:value-type="float">
            <text:p>14,4</text:p>
          </table:table-cell>
          <table:table-cell table:number-columns-repeated="4"/>
          <table:table-cell table:formula="of:=SUM(MOD(SUM([.L434]-[.L$2];[.T$2]);[.R$2]-[.L$2]);[.L$2])" office:value-type="time" office:time-value="PT14H09M59.999999999S" calcext:value-type="time">
            <text:p>14:10:00</text:p>
          </table:table-cell>
          <table:table-cell table:formula="of:=IF([.L435]&lt;[.L434];[.M434]+[.H$2];[.M434])" office:value-type="float" office:value="540" calcext:value-type="float">
            <text:p>540</text:p>
          </table:table-cell>
          <table:table-cell table:formula="of:=OFFSET([.C$4];[.M435];0)" office:value-type="float" office:value="43763" calcext:value-type="float">
            <text:p>43763</text:p>
          </table:table-cell>
          <table:table-cell table:formula="of:=[.L435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35];0)&lt;=[.O4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6]))" office:value-type="date" office:date-value="2019-10-21T15:54:22.327506" calcext:value-type="date">
            <text:p>2019-10-21 15:54:22</text:p>
          </table:table-cell>
          <table:table-cell table:style-name="ce7" table:formula="of:=[.A436]" office:value-type="date" office:date-value="2019-10-21T15:54:22.327506" calcext:value-type="date">
            <text:p>2019-10-21 15:54:22</text:p>
          </table:table-cell>
          <table:table-cell table:formula="of:=TRUNC([.A436])" office:value-type="float" office:value="43759" calcext:value-type="float">
            <text:p>43759</text:p>
          </table:table-cell>
          <table:table-cell table:style-name="ce12" table:formula="of:=[.B436]-[.C436]" office:value-type="date" office:date-value="1899-12-30T15:54:22.32750588097" calcext:value-type="date">
            <text:p>12/30/99 03:54 PM</text:p>
          </table:table-cell>
          <table:table-cell table:formula="of:=MOD([.E435]-[.$E$2];[.$H$2])+1+[.$E$2]" office:value-type="float" office:value="204" calcext:value-type="float">
            <text:p>204</text:p>
          </table:table-cell>
          <table:table-cell table:formula="of:=MOD([.F435]+1/[.$H$2];5)" office:value-type="float" office:value="4.43333333333331" calcext:value-type="float">
            <text:p>4,43333333333331</text:p>
          </table:table-cell>
          <table:table-cell table:formula="of:=IF([.F436]&lt;0.000001;[.G435]+2+1/[.$H$2];[.G435]+1/[.$H$2])" office:value-type="float" office:value="14.4333333333333" calcext:value-type="float">
            <text:p>14,4333333333333</text:p>
          </table:table-cell>
          <table:table-cell table:number-columns-repeated="4"/>
          <table:table-cell table:formula="of:=SUM(MOD(SUM([.L435]-[.L$2];[.T$2]);[.R$2]-[.L$2]);[.L$2])" office:value-type="time" office:time-value="PT14H19M59.999999999S" calcext:value-type="time">
            <text:p>14:20:00</text:p>
          </table:table-cell>
          <table:table-cell table:formula="of:=IF([.L436]&lt;[.L435];[.M435]+[.H$2];[.M435])" office:value-type="float" office:value="540" calcext:value-type="float">
            <text:p>540</text:p>
          </table:table-cell>
          <table:table-cell table:formula="of:=OFFSET([.C$4];[.M436];0)" office:value-type="float" office:value="43763" calcext:value-type="float">
            <text:p>43763</text:p>
          </table:table-cell>
          <table:table-cell table:formula="of:=[.L436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36];0)&lt;=[.O4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7]))" office:value-type="date" office:date-value="2019-10-21T16:10:23.376981" calcext:value-type="date">
            <text:p>2019-10-21 16:10:23</text:p>
          </table:table-cell>
          <table:table-cell table:style-name="ce7" table:formula="of:=[.A437]" office:value-type="date" office:date-value="2019-10-21T16:10:23.376981" calcext:value-type="date">
            <text:p>2019-10-21 16:10:23</text:p>
          </table:table-cell>
          <table:table-cell table:formula="of:=TRUNC([.A437])" office:value-type="float" office:value="43759" calcext:value-type="float">
            <text:p>43759</text:p>
          </table:table-cell>
          <table:table-cell table:style-name="ce12" table:formula="of:=[.B437]-[.C437]" office:value-type="date" office:date-value="1899-12-30T16:10:23.37698091287" calcext:value-type="date">
            <text:p>12/30/99 04:10 PM</text:p>
          </table:table-cell>
          <table:table-cell table:formula="of:=MOD([.E436]-[.$E$2];[.$H$2])+1+[.$E$2]" office:value-type="float" office:value="205" calcext:value-type="float">
            <text:p>205</text:p>
          </table:table-cell>
          <table:table-cell table:formula="of:=MOD([.F436]+1/[.$H$2];5)" office:value-type="float" office:value="4.46666666666664" calcext:value-type="float">
            <text:p>4,46666666666664</text:p>
          </table:table-cell>
          <table:table-cell table:formula="of:=IF([.F437]&lt;0.000001;[.G436]+2+1/[.$H$2];[.G436]+1/[.$H$2])" office:value-type="float" office:value="14.4666666666666" calcext:value-type="float">
            <text:p>14,4666666666666</text:p>
          </table:table-cell>
          <table:table-cell table:number-columns-repeated="4"/>
          <table:table-cell table:formula="of:=SUM(MOD(SUM([.L436]-[.L$2];[.T$2]);[.R$2]-[.L$2]);[.L$2])" office:value-type="time" office:time-value="PT14H29M59.999999999S" calcext:value-type="time">
            <text:p>14:30:00</text:p>
          </table:table-cell>
          <table:table-cell table:formula="of:=IF([.L437]&lt;[.L436];[.M436]+[.H$2];[.M436])" office:value-type="float" office:value="540" calcext:value-type="float">
            <text:p>540</text:p>
          </table:table-cell>
          <table:table-cell table:formula="of:=OFFSET([.C$4];[.M437];0)" office:value-type="float" office:value="43763" calcext:value-type="float">
            <text:p>43763</text:p>
          </table:table-cell>
          <table:table-cell table:formula="of:=[.L437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37];0)&lt;=[.O4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8]))" office:value-type="date" office:date-value="2019-10-21T16:25:39.656381" calcext:value-type="date">
            <text:p>2019-10-21 16:25:40</text:p>
          </table:table-cell>
          <table:table-cell table:style-name="ce7" table:formula="of:=[.A438]" office:value-type="date" office:date-value="2019-10-21T16:25:39.656381" calcext:value-type="date">
            <text:p>2019-10-21 16:25:40</text:p>
          </table:table-cell>
          <table:table-cell table:formula="of:=TRUNC([.A438])" office:value-type="float" office:value="43759" calcext:value-type="float">
            <text:p>43759</text:p>
          </table:table-cell>
          <table:table-cell table:style-name="ce12" table:formula="of:=[.B438]-[.C438]" office:value-type="date" office:date-value="1899-12-30T16:25:39.6563809365" calcext:value-type="date">
            <text:p>12/30/99 04:25 PM</text:p>
          </table:table-cell>
          <table:table-cell table:formula="of:=MOD([.E437]-[.$E$2];[.$H$2])+1+[.$E$2]" office:value-type="float" office:value="206" calcext:value-type="float">
            <text:p>206</text:p>
          </table:table-cell>
          <table:table-cell table:formula="of:=MOD([.F437]+1/[.$H$2];5)" office:value-type="float" office:value="4.49999999999998" calcext:value-type="float">
            <text:p>4,49999999999998</text:p>
          </table:table-cell>
          <table:table-cell table:formula="of:=IF([.F438]&lt;0.000001;[.G437]+2+1/[.$H$2];[.G437]+1/[.$H$2])" office:value-type="float" office:value="14.5" calcext:value-type="float">
            <text:p>14,5</text:p>
          </table:table-cell>
          <table:table-cell table:number-columns-repeated="4"/>
          <table:table-cell table:formula="of:=SUM(MOD(SUM([.L437]-[.L$2];[.T$2]);[.R$2]-[.L$2]);[.L$2])" office:value-type="time" office:time-value="PT14H39M59.999999999S" calcext:value-type="time">
            <text:p>14:40:00</text:p>
          </table:table-cell>
          <table:table-cell table:formula="of:=IF([.L438]&lt;[.L437];[.M437]+[.H$2];[.M437])" office:value-type="float" office:value="540" calcext:value-type="float">
            <text:p>540</text:p>
          </table:table-cell>
          <table:table-cell table:formula="of:=OFFSET([.C$4];[.M438];0)" office:value-type="float" office:value="43763" calcext:value-type="float">
            <text:p>43763</text:p>
          </table:table-cell>
          <table:table-cell table:formula="of:=[.L438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38];0)&lt;=[.O4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9]))" office:value-type="date" office:date-value="2019-10-21T15:42:34.233911" calcext:value-type="date">
            <text:p>2019-10-21 15:42:34</text:p>
          </table:table-cell>
          <table:table-cell table:style-name="ce7" table:formula="of:=[.A439]" office:value-type="date" office:date-value="2019-10-21T15:42:34.233911" calcext:value-type="date">
            <text:p>2019-10-21 15:42:34</text:p>
          </table:table-cell>
          <table:table-cell table:formula="of:=TRUNC([.A439])" office:value-type="float" office:value="43759" calcext:value-type="float">
            <text:p>43759</text:p>
          </table:table-cell>
          <table:table-cell table:style-name="ce12" table:formula="of:=[.B439]-[.C439]" office:value-type="date" office:date-value="1899-12-30T15:42:34.23391149379" calcext:value-type="date">
            <text:p>12/30/99 03:42 PM</text:p>
          </table:table-cell>
          <table:table-cell table:formula="of:=MOD([.E438]-[.$E$2];[.$H$2])+1+[.$E$2]" office:value-type="float" office:value="207" calcext:value-type="float">
            <text:p>207</text:p>
          </table:table-cell>
          <table:table-cell table:formula="of:=MOD([.F438]+1/[.$H$2];5)" office:value-type="float" office:value="4.53333333333331" calcext:value-type="float">
            <text:p>4,53333333333331</text:p>
          </table:table-cell>
          <table:table-cell table:formula="of:=IF([.F439]&lt;0.000001;[.G438]+2+1/[.$H$2];[.G438]+1/[.$H$2])" office:value-type="float" office:value="14.5333333333333" calcext:value-type="float">
            <text:p>14,5333333333333</text:p>
          </table:table-cell>
          <table:table-cell table:number-columns-repeated="4"/>
          <table:table-cell table:formula="of:=SUM(MOD(SUM([.L438]-[.L$2];[.T$2]);[.R$2]-[.L$2]);[.L$2])" office:value-type="time" office:time-value="PT14H49M59.999999999S" calcext:value-type="time">
            <text:p>14:50:00</text:p>
          </table:table-cell>
          <table:table-cell table:formula="of:=IF([.L439]&lt;[.L438];[.M438]+[.H$2];[.M438])" office:value-type="float" office:value="540" calcext:value-type="float">
            <text:p>540</text:p>
          </table:table-cell>
          <table:table-cell table:formula="of:=OFFSET([.C$4];[.M439];0)" office:value-type="float" office:value="43763" calcext:value-type="float">
            <text:p>43763</text:p>
          </table:table-cell>
          <table:table-cell table:formula="of:=[.L439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39];0)&lt;=[.O4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0]))" office:value-type="date" office:date-value="2019-10-21T16:03:44.15445" calcext:value-type="date">
            <text:p>2019-10-21 16:03:44</text:p>
          </table:table-cell>
          <table:table-cell table:style-name="ce7" table:formula="of:=[.A440]" office:value-type="date" office:date-value="2019-10-21T16:03:44.15445" calcext:value-type="date">
            <text:p>2019-10-21 16:03:44</text:p>
          </table:table-cell>
          <table:table-cell table:formula="of:=TRUNC([.A440])" office:value-type="float" office:value="43759" calcext:value-type="float">
            <text:p>43759</text:p>
          </table:table-cell>
          <table:table-cell table:style-name="ce12" table:formula="of:=[.B440]-[.C440]" office:value-type="date" office:date-value="1899-12-30T16:03:44.15444995277" calcext:value-type="date">
            <text:p>12/30/99 04:03 PM</text:p>
          </table:table-cell>
          <table:table-cell table:formula="of:=MOD([.E439]-[.$E$2];[.$H$2])+1+[.$E$2]" office:value-type="float" office:value="208" calcext:value-type="float">
            <text:p>208</text:p>
          </table:table-cell>
          <table:table-cell table:formula="of:=MOD([.F439]+1/[.$H$2];5)" office:value-type="float" office:value="4.56666666666664" calcext:value-type="float">
            <text:p>4,56666666666664</text:p>
          </table:table-cell>
          <table:table-cell table:formula="of:=IF([.F440]&lt;0.000001;[.G439]+2+1/[.$H$2];[.G439]+1/[.$H$2])" office:value-type="float" office:value="14.5666666666666" calcext:value-type="float">
            <text:p>14,5666666666666</text:p>
          </table:table-cell>
          <table:table-cell table:number-columns-repeated="4"/>
          <table:table-cell table:formula="of:=SUM(MOD(SUM([.L439]-[.L$2];[.T$2]);[.R$2]-[.L$2]);[.L$2])" office:value-type="time" office:time-value="PT14H59M59.999999999S" calcext:value-type="time">
            <text:p>15:00:00</text:p>
          </table:table-cell>
          <table:table-cell table:formula="of:=IF([.L440]&lt;[.L439];[.M439]+[.H$2];[.M439])" office:value-type="float" office:value="540" calcext:value-type="float">
            <text:p>540</text:p>
          </table:table-cell>
          <table:table-cell table:formula="of:=OFFSET([.C$4];[.M440];0)" office:value-type="float" office:value="43763" calcext:value-type="float">
            <text:p>43763</text:p>
          </table:table-cell>
          <table:table-cell table:formula="of:=[.L440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40];0)&lt;=[.O4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1]))" office:value-type="date" office:date-value="2019-10-21T15:48:03.751869" calcext:value-type="date">
            <text:p>2019-10-21 15:48:04</text:p>
          </table:table-cell>
          <table:table-cell table:style-name="ce7" table:formula="of:=[.A441]" office:value-type="date" office:date-value="2019-10-21T15:48:03.751869" calcext:value-type="date">
            <text:p>2019-10-21 15:48:04</text:p>
          </table:table-cell>
          <table:table-cell table:formula="of:=TRUNC([.A441])" office:value-type="float" office:value="43759" calcext:value-type="float">
            <text:p>43759</text:p>
          </table:table-cell>
          <table:table-cell table:style-name="ce12" table:formula="of:=[.B441]-[.C441]" office:value-type="date" office:date-value="1899-12-30T15:48:03.75186868943" calcext:value-type="date">
            <text:p>12/30/99 03:48 PM</text:p>
          </table:table-cell>
          <table:table-cell table:formula="of:=MOD([.E440]-[.$E$2];[.$H$2])+1+[.$E$2]" office:value-type="float" office:value="209" calcext:value-type="float">
            <text:p>209</text:p>
          </table:table-cell>
          <table:table-cell table:formula="of:=MOD([.F440]+1/[.$H$2];5)" office:value-type="float" office:value="4.59999999999998" calcext:value-type="float">
            <text:p>4,59999999999998</text:p>
          </table:table-cell>
          <table:table-cell table:formula="of:=IF([.F441]&lt;0.000001;[.G440]+2+1/[.$H$2];[.G440]+1/[.$H$2])" office:value-type="float" office:value="14.6" calcext:value-type="float">
            <text:p>14,6</text:p>
          </table:table-cell>
          <table:table-cell table:number-columns-repeated="4"/>
          <table:table-cell table:formula="of:=SUM(MOD(SUM([.L440]-[.L$2];[.T$2]);[.R$2]-[.L$2]);[.L$2])" office:value-type="time" office:time-value="PT15H09M59.999999999S" calcext:value-type="time">
            <text:p>15:10:00</text:p>
          </table:table-cell>
          <table:table-cell table:formula="of:=IF([.L441]&lt;[.L440];[.M440]+[.H$2];[.M440])" office:value-type="float" office:value="540" calcext:value-type="float">
            <text:p>540</text:p>
          </table:table-cell>
          <table:table-cell table:formula="of:=OFFSET([.C$4];[.M441];0)" office:value-type="float" office:value="43763" calcext:value-type="float">
            <text:p>43763</text:p>
          </table:table-cell>
          <table:table-cell table:formula="of:=[.L441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41];0)&lt;=[.O4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2]))" office:value-type="date" office:date-value="2019-10-21T16:08:16.29169" calcext:value-type="date">
            <text:p>2019-10-21 16:08:16</text:p>
          </table:table-cell>
          <table:table-cell table:style-name="ce7" table:formula="of:=[.A442]" office:value-type="date" office:date-value="2019-10-21T16:08:16.29169" calcext:value-type="date">
            <text:p>2019-10-21 16:08:16</text:p>
          </table:table-cell>
          <table:table-cell table:formula="of:=TRUNC([.A442])" office:value-type="float" office:value="43759" calcext:value-type="float">
            <text:p>43759</text:p>
          </table:table-cell>
          <table:table-cell table:style-name="ce12" table:formula="of:=[.B442]-[.C442]" office:value-type="date" office:date-value="1899-12-30T16:08:16.29169029649" calcext:value-type="date">
            <text:p>12/30/99 04:08 PM</text:p>
          </table:table-cell>
          <table:table-cell table:formula="of:=MOD([.E441]-[.$E$2];[.$H$2])+1+[.$E$2]" office:value-type="float" office:value="210" calcext:value-type="float">
            <text:p>210</text:p>
          </table:table-cell>
          <table:table-cell table:formula="of:=MOD([.F441]+1/[.$H$2];5)" office:value-type="float" office:value="4.63333333333331" calcext:value-type="float">
            <text:p>4,63333333333331</text:p>
          </table:table-cell>
          <table:table-cell table:formula="of:=IF([.F442]&lt;0.000001;[.G441]+2+1/[.$H$2];[.G441]+1/[.$H$2])" office:value-type="float" office:value="14.6333333333333" calcext:value-type="float">
            <text:p>14,6333333333333</text:p>
          </table:table-cell>
          <table:table-cell table:number-columns-repeated="4"/>
          <table:table-cell table:formula="of:=SUM(MOD(SUM([.L441]-[.L$2];[.T$2]);[.R$2]-[.L$2]);[.L$2])" office:value-type="time" office:time-value="PT15H19M59.999999999S" calcext:value-type="time">
            <text:p>15:20:00</text:p>
          </table:table-cell>
          <table:table-cell table:formula="of:=IF([.L442]&lt;[.L441];[.M441]+[.H$2];[.M441])" office:value-type="float" office:value="540" calcext:value-type="float">
            <text:p>540</text:p>
          </table:table-cell>
          <table:table-cell table:formula="of:=OFFSET([.C$4];[.M442];0)" office:value-type="float" office:value="43763" calcext:value-type="float">
            <text:p>43763</text:p>
          </table:table-cell>
          <table:table-cell table:formula="of:=[.L442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42];0)&lt;=[.O4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3]))" office:value-type="date" office:date-value="2019-10-21T15:36:19.043264" calcext:value-type="date">
            <text:p>2019-10-21 15:36:19</text:p>
          </table:table-cell>
          <table:table-cell table:style-name="ce7" table:formula="of:=[.A443]" office:value-type="date" office:date-value="2019-10-21T15:36:19.043264" calcext:value-type="date">
            <text:p>2019-10-21 15:36:19</text:p>
          </table:table-cell>
          <table:table-cell table:formula="of:=TRUNC([.A443])" office:value-type="float" office:value="43759" calcext:value-type="float">
            <text:p>43759</text:p>
          </table:table-cell>
          <table:table-cell table:style-name="ce12" table:formula="of:=[.B443]-[.C443]" office:value-type="date" office:date-value="1899-12-30T15:36:19.04326398857" calcext:value-type="date">
            <text:p>12/30/99 03:36 PM</text:p>
          </table:table-cell>
          <table:table-cell table:formula="of:=MOD([.E442]-[.$E$2];[.$H$2])+1+[.$E$2]" office:value-type="float" office:value="211" calcext:value-type="float">
            <text:p>211</text:p>
          </table:table-cell>
          <table:table-cell table:formula="of:=MOD([.F442]+1/[.$H$2];5)" office:value-type="float" office:value="4.66666666666664" calcext:value-type="float">
            <text:p>4,66666666666664</text:p>
          </table:table-cell>
          <table:table-cell table:formula="of:=IF([.F443]&lt;0.000001;[.G442]+2+1/[.$H$2];[.G442]+1/[.$H$2])" office:value-type="float" office:value="14.6666666666666" calcext:value-type="float">
            <text:p>14,6666666666666</text:p>
          </table:table-cell>
          <table:table-cell table:number-columns-repeated="4"/>
          <table:table-cell table:formula="of:=SUM(MOD(SUM([.L442]-[.L$2];[.T$2]);[.R$2]-[.L$2]);[.L$2])" office:value-type="time" office:time-value="PT15H29M59.999999999S" calcext:value-type="time">
            <text:p>15:30:00</text:p>
          </table:table-cell>
          <table:table-cell table:formula="of:=IF([.L443]&lt;[.L442];[.M442]+[.H$2];[.M442])" office:value-type="float" office:value="540" calcext:value-type="float">
            <text:p>540</text:p>
          </table:table-cell>
          <table:table-cell table:formula="of:=OFFSET([.C$4];[.M443];0)" office:value-type="float" office:value="43763" calcext:value-type="float">
            <text:p>43763</text:p>
          </table:table-cell>
          <table:table-cell table:formula="of:=[.L443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443];0)&lt;=[.O4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4]))" office:value-type="date" office:date-value="2019-10-21T15:57:02.103139" calcext:value-type="date">
            <text:p>2019-10-21 15:57:02</text:p>
          </table:table-cell>
          <table:table-cell table:style-name="ce7" table:formula="of:=[.A444]" office:value-type="date" office:date-value="2019-10-21T15:57:02.103139" calcext:value-type="date">
            <text:p>2019-10-21 15:57:02</text:p>
          </table:table-cell>
          <table:table-cell table:formula="of:=TRUNC([.A444])" office:value-type="float" office:value="43759" calcext:value-type="float">
            <text:p>43759</text:p>
          </table:table-cell>
          <table:table-cell table:style-name="ce12" table:formula="of:=[.B444]-[.C444]" office:value-type="date" office:date-value="1899-12-30T15:57:02.10313857067" calcext:value-type="date">
            <text:p>12/30/99 03:57 PM</text:p>
          </table:table-cell>
          <table:table-cell table:formula="of:=MOD([.E443]-[.$E$2];[.$H$2])+1+[.$E$2]" office:value-type="float" office:value="212" calcext:value-type="float">
            <text:p>212</text:p>
          </table:table-cell>
          <table:table-cell table:formula="of:=MOD([.F443]+1/[.$H$2];5)" office:value-type="float" office:value="4.69999999999998" calcext:value-type="float">
            <text:p>4,69999999999998</text:p>
          </table:table-cell>
          <table:table-cell table:formula="of:=IF([.F444]&lt;0.000001;[.G443]+2+1/[.$H$2];[.G443]+1/[.$H$2])" office:value-type="float" office:value="14.7" calcext:value-type="float">
            <text:p>14,7</text:p>
          </table:table-cell>
          <table:table-cell table:number-columns-repeated="4"/>
          <table:table-cell table:formula="of:=SUM(MOD(SUM([.L443]-[.L$2];[.T$2]);[.R$2]-[.L$2]);[.L$2])" office:value-type="time" office:time-value="PT15H39M59.999999999S" calcext:value-type="time">
            <text:p>15:40:00</text:p>
          </table:table-cell>
          <table:table-cell table:formula="of:=IF([.L444]&lt;[.L443];[.M443]+[.H$2];[.M443])" office:value-type="float" office:value="540" calcext:value-type="float">
            <text:p>540</text:p>
          </table:table-cell>
          <table:table-cell table:formula="of:=OFFSET([.C$4];[.M444];0)" office:value-type="float" office:value="43763" calcext:value-type="float">
            <text:p>43763</text:p>
          </table:table-cell>
          <table:table-cell table:formula="of:=[.L444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44];0)&lt;=[.O4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5]))" office:value-type="date" office:date-value="2019-10-21T15:54:30.8007" calcext:value-type="date">
            <text:p>2019-10-21 15:54:31</text:p>
          </table:table-cell>
          <table:table-cell table:style-name="ce7" table:formula="of:=[.A445]" office:value-type="date" office:date-value="2019-10-21T15:54:30.8007" calcext:value-type="date">
            <text:p>2019-10-21 15:54:31</text:p>
          </table:table-cell>
          <table:table-cell table:formula="of:=TRUNC([.A445])" office:value-type="float" office:value="43759" calcext:value-type="float">
            <text:p>43759</text:p>
          </table:table-cell>
          <table:table-cell table:style-name="ce12" table:formula="of:=[.B445]-[.C445]" office:value-type="date" office:date-value="1899-12-30T15:54:30.80069971271" calcext:value-type="date">
            <text:p>12/30/99 03:54 PM</text:p>
          </table:table-cell>
          <table:table-cell table:formula="of:=MOD([.E444]-[.$E$2];[.$H$2])+1+[.$E$2]" office:value-type="float" office:value="213" calcext:value-type="float">
            <text:p>213</text:p>
          </table:table-cell>
          <table:table-cell table:formula="of:=MOD([.F444]+1/[.$H$2];5)" office:value-type="float" office:value="4.73333333333331" calcext:value-type="float">
            <text:p>4,73333333333331</text:p>
          </table:table-cell>
          <table:table-cell table:formula="of:=IF([.F445]&lt;0.000001;[.G444]+2+1/[.$H$2];[.G444]+1/[.$H$2])" office:value-type="float" office:value="14.7333333333333" calcext:value-type="float">
            <text:p>14,7333333333333</text:p>
          </table:table-cell>
          <table:table-cell table:number-columns-repeated="4"/>
          <table:table-cell table:formula="of:=SUM(MOD(SUM([.L444]-[.L$2];[.T$2]);[.R$2]-[.L$2]);[.L$2])" office:value-type="time" office:time-value="PT15H49M59.999999999S" calcext:value-type="time">
            <text:p>15:50:00</text:p>
          </table:table-cell>
          <table:table-cell table:formula="of:=IF([.L445]&lt;[.L444];[.M444]+[.H$2];[.M444])" office:value-type="float" office:value="540" calcext:value-type="float">
            <text:p>540</text:p>
          </table:table-cell>
          <table:table-cell table:formula="of:=OFFSET([.C$4];[.M445];0)" office:value-type="float" office:value="43763" calcext:value-type="float">
            <text:p>43763</text:p>
          </table:table-cell>
          <table:table-cell table:formula="of:=[.L445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45];0)&lt;=[.O4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6]))" office:value-type="date" office:date-value="2019-10-21T15:47:39.59022" calcext:value-type="date">
            <text:p>2019-10-21 15:47:40</text:p>
          </table:table-cell>
          <table:table-cell table:style-name="ce7" table:formula="of:=[.A446]" office:value-type="date" office:date-value="2019-10-21T15:47:39.59022" calcext:value-type="date">
            <text:p>2019-10-21 15:47:40</text:p>
          </table:table-cell>
          <table:table-cell table:formula="of:=TRUNC([.A446])" office:value-type="float" office:value="43759" calcext:value-type="float">
            <text:p>43759</text:p>
          </table:table-cell>
          <table:table-cell table:style-name="ce12" table:formula="of:=[.B446]-[.C446]" office:value-type="date" office:date-value="1899-12-30T15:47:39.59021954332" calcext:value-type="date">
            <text:p>12/30/99 03:47 PM</text:p>
          </table:table-cell>
          <table:table-cell table:formula="of:=MOD([.E445]-[.$E$2];[.$H$2])+1+[.$E$2]" office:value-type="float" office:value="214" calcext:value-type="float">
            <text:p>214</text:p>
          </table:table-cell>
          <table:table-cell table:formula="of:=MOD([.F445]+1/[.$H$2];5)" office:value-type="float" office:value="4.76666666666664" calcext:value-type="float">
            <text:p>4,76666666666664</text:p>
          </table:table-cell>
          <table:table-cell table:formula="of:=IF([.F446]&lt;0.000001;[.G445]+2+1/[.$H$2];[.G445]+1/[.$H$2])" office:value-type="float" office:value="14.7666666666666" calcext:value-type="float">
            <text:p>14,7666666666666</text:p>
          </table:table-cell>
          <table:table-cell table:number-columns-repeated="4"/>
          <table:table-cell table:formula="of:=SUM(MOD(SUM([.L445]-[.L$2];[.T$2]);[.R$2]-[.L$2]);[.L$2])" office:value-type="time" office:time-value="PT15H59M59.999999999S" calcext:value-type="time">
            <text:p>16:00:00</text:p>
          </table:table-cell>
          <table:table-cell table:formula="of:=IF([.L446]&lt;[.L445];[.M445]+[.H$2];[.M445])" office:value-type="float" office:value="540" calcext:value-type="float">
            <text:p>540</text:p>
          </table:table-cell>
          <table:table-cell table:formula="of:=OFFSET([.C$4];[.M446];0)" office:value-type="float" office:value="43763" calcext:value-type="float">
            <text:p>43763</text:p>
          </table:table-cell>
          <table:table-cell table:formula="of:=[.L446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46];0)&lt;=[.O4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7]))" office:value-type="date" office:date-value="2019-10-21T16:14:36.341404" calcext:value-type="date">
            <text:p>2019-10-21 16:14:36</text:p>
          </table:table-cell>
          <table:table-cell table:style-name="ce7" table:formula="of:=[.A447]" office:value-type="date" office:date-value="2019-10-21T16:14:36.341404" calcext:value-type="date">
            <text:p>2019-10-21 16:14:36</text:p>
          </table:table-cell>
          <table:table-cell table:formula="of:=TRUNC([.A447])" office:value-type="float" office:value="43759" calcext:value-type="float">
            <text:p>43759</text:p>
          </table:table-cell>
          <table:table-cell table:style-name="ce12" table:formula="of:=[.B447]-[.C447]" office:value-type="date" office:date-value="1899-12-30T16:14:36.34140355512" calcext:value-type="date">
            <text:p>12/30/99 04:14 PM</text:p>
          </table:table-cell>
          <table:table-cell table:formula="of:=MOD([.E446]-[.$E$2];[.$H$2])+1+[.$E$2]" office:value-type="float" office:value="215" calcext:value-type="float">
            <text:p>215</text:p>
          </table:table-cell>
          <table:table-cell table:formula="of:=MOD([.F446]+1/[.$H$2];5)" office:value-type="float" office:value="4.79999999999998" calcext:value-type="float">
            <text:p>4,79999999999998</text:p>
          </table:table-cell>
          <table:table-cell table:formula="of:=IF([.F447]&lt;0.000001;[.G446]+2+1/[.$H$2];[.G446]+1/[.$H$2])" office:value-type="float" office:value="14.8" calcext:value-type="float">
            <text:p>14,8</text:p>
          </table:table-cell>
          <table:table-cell table:number-columns-repeated="4"/>
          <table:table-cell table:formula="of:=SUM(MOD(SUM([.L446]-[.L$2];[.T$2]);[.R$2]-[.L$2]);[.L$2])" office:value-type="time" office:time-value="PT16H09M59.999999999S" calcext:value-type="time">
            <text:p>16:10:00</text:p>
          </table:table-cell>
          <table:table-cell table:formula="of:=IF([.L447]&lt;[.L446];[.M446]+[.H$2];[.M446])" office:value-type="float" office:value="540" calcext:value-type="float">
            <text:p>540</text:p>
          </table:table-cell>
          <table:table-cell table:formula="of:=OFFSET([.C$4];[.M447];0)" office:value-type="float" office:value="43763" calcext:value-type="float">
            <text:p>43763</text:p>
          </table:table-cell>
          <table:table-cell table:formula="of:=[.L447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447];0)&lt;=[.O4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8]))" office:value-type="date" office:date-value="2019-10-21T16:19:17.465028" calcext:value-type="date">
            <text:p>2019-10-21 16:19:17</text:p>
          </table:table-cell>
          <table:table-cell table:style-name="ce7" table:formula="of:=[.A448]" office:value-type="date" office:date-value="2019-10-21T16:19:17.465028" calcext:value-type="date">
            <text:p>2019-10-21 16:19:17</text:p>
          </table:table-cell>
          <table:table-cell table:formula="of:=TRUNC([.A448])" office:value-type="float" office:value="43759" calcext:value-type="float">
            <text:p>43759</text:p>
          </table:table-cell>
          <table:table-cell table:style-name="ce12" table:formula="of:=[.B448]-[.C448]" office:value-type="date" office:date-value="1899-12-30T16:19:17.46502771508" calcext:value-type="date">
            <text:p>12/30/99 04:19 PM</text:p>
          </table:table-cell>
          <table:table-cell table:formula="of:=MOD([.E447]-[.$E$2];[.$H$2])+1+[.$E$2]" office:value-type="float" office:value="216" calcext:value-type="float">
            <text:p>216</text:p>
          </table:table-cell>
          <table:table-cell table:formula="of:=MOD([.F447]+1/[.$H$2];5)" office:value-type="float" office:value="4.83333333333331" calcext:value-type="float">
            <text:p>4,83333333333331</text:p>
          </table:table-cell>
          <table:table-cell table:formula="of:=IF([.F448]&lt;0.000001;[.G447]+2+1/[.$H$2];[.G447]+1/[.$H$2])" office:value-type="float" office:value="14.8333333333333" calcext:value-type="float">
            <text:p>14,8333333333333</text:p>
          </table:table-cell>
          <table:table-cell table:number-columns-repeated="4"/>
          <table:table-cell table:formula="of:=SUM(MOD(SUM([.L447]-[.L$2];[.T$2]);[.R$2]-[.L$2]);[.L$2])" office:value-type="time" office:time-value="PT16H19M59.999999999S" calcext:value-type="time">
            <text:p>16:20:00</text:p>
          </table:table-cell>
          <table:table-cell table:formula="of:=IF([.L448]&lt;[.L447];[.M447]+[.H$2];[.M447])" office:value-type="float" office:value="540" calcext:value-type="float">
            <text:p>540</text:p>
          </table:table-cell>
          <table:table-cell table:formula="of:=OFFSET([.C$4];[.M448];0)" office:value-type="float" office:value="43763" calcext:value-type="float">
            <text:p>43763</text:p>
          </table:table-cell>
          <table:table-cell table:formula="of:=[.L448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48];0)&lt;=[.O4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9]))" office:value-type="date" office:date-value="2019-10-21T15:39:40.693692" calcext:value-type="date">
            <text:p>2019-10-21 15:39:41</text:p>
          </table:table-cell>
          <table:table-cell table:style-name="ce7" table:formula="of:=[.A449]" office:value-type="date" office:date-value="2019-10-21T15:39:40.693692" calcext:value-type="date">
            <text:p>2019-10-21 15:39:41</text:p>
          </table:table-cell>
          <table:table-cell table:formula="of:=TRUNC([.A449])" office:value-type="float" office:value="43759" calcext:value-type="float">
            <text:p>43759</text:p>
          </table:table-cell>
          <table:table-cell table:style-name="ce12" table:formula="of:=[.B449]-[.C449]" office:value-type="date" office:date-value="1899-12-30T15:39:40.69369154982" calcext:value-type="date">
            <text:p>12/30/99 03:39 PM</text:p>
          </table:table-cell>
          <table:table-cell table:formula="of:=MOD([.E448]-[.$E$2];[.$H$2])+1+[.$E$2]" office:value-type="float" office:value="217" calcext:value-type="float">
            <text:p>217</text:p>
          </table:table-cell>
          <table:table-cell table:formula="of:=MOD([.F448]+1/[.$H$2];5)" office:value-type="float" office:value="4.86666666666664" calcext:value-type="float">
            <text:p>4,86666666666664</text:p>
          </table:table-cell>
          <table:table-cell table:formula="of:=IF([.F449]&lt;0.000001;[.G448]+2+1/[.$H$2];[.G448]+1/[.$H$2])" office:value-type="float" office:value="14.8666666666666" calcext:value-type="float">
            <text:p>14,8666666666666</text:p>
          </table:table-cell>
          <table:table-cell table:number-columns-repeated="4"/>
          <table:table-cell table:formula="of:=SUM(MOD(SUM([.L448]-[.L$2];[.T$2]);[.R$2]-[.L$2]);[.L$2])" office:value-type="time" office:time-value="PT16H29M59.999999999S" calcext:value-type="time">
            <text:p>16:30:00</text:p>
          </table:table-cell>
          <table:table-cell table:formula="of:=IF([.L449]&lt;[.L448];[.M448]+[.H$2];[.M448])" office:value-type="float" office:value="540" calcext:value-type="float">
            <text:p>540</text:p>
          </table:table-cell>
          <table:table-cell table:formula="of:=OFFSET([.C$4];[.M449];0)" office:value-type="float" office:value="43763" calcext:value-type="float">
            <text:p>43763</text:p>
          </table:table-cell>
          <table:table-cell table:formula="of:=[.L449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49];0)&lt;=[.O4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0]))" office:value-type="date" office:date-value="2019-10-21T16:17:19.150662" calcext:value-type="date">
            <text:p>2019-10-21 16:17:19</text:p>
          </table:table-cell>
          <table:table-cell table:style-name="ce7" table:formula="of:=[.A450]" office:value-type="date" office:date-value="2019-10-21T16:17:19.150662" calcext:value-type="date">
            <text:p>2019-10-21 16:17:19</text:p>
          </table:table-cell>
          <table:table-cell table:formula="of:=TRUNC([.A450])" office:value-type="float" office:value="43759" calcext:value-type="float">
            <text:p>43759</text:p>
          </table:table-cell>
          <table:table-cell table:style-name="ce12" table:formula="of:=[.B450]-[.C450]" office:value-type="date" office:date-value="1899-12-30T16:17:19.15066241752" calcext:value-type="date">
            <text:p>12/30/99 04:17 PM</text:p>
          </table:table-cell>
          <table:table-cell table:formula="of:=MOD([.E449]-[.$E$2];[.$H$2])+1+[.$E$2]" office:value-type="float" office:value="218" calcext:value-type="float">
            <text:p>218</text:p>
          </table:table-cell>
          <table:table-cell table:formula="of:=MOD([.F449]+1/[.$H$2];5)" office:value-type="float" office:value="4.89999999999998" calcext:value-type="float">
            <text:p>4,89999999999998</text:p>
          </table:table-cell>
          <table:table-cell table:formula="of:=IF([.F450]&lt;0.000001;[.G449]+2+1/[.$H$2];[.G449]+1/[.$H$2])" office:value-type="float" office:value="14.9" calcext:value-type="float">
            <text:p>14,9</text:p>
          </table:table-cell>
          <table:table-cell table:number-columns-repeated="4"/>
          <table:table-cell table:formula="of:=SUM(MOD(SUM([.L449]-[.L$2];[.T$2]);[.R$2]-[.L$2]);[.L$2])" office:value-type="time" office:time-value="PT16H39M59.999999999S" calcext:value-type="time">
            <text:p>16:40:00</text:p>
          </table:table-cell>
          <table:table-cell table:formula="of:=IF([.L450]&lt;[.L449];[.M449]+[.H$2];[.M449])" office:value-type="float" office:value="540" calcext:value-type="float">
            <text:p>540</text:p>
          </table:table-cell>
          <table:table-cell table:formula="of:=OFFSET([.C$4];[.M450];0)" office:value-type="float" office:value="43763" calcext:value-type="float">
            <text:p>43763</text:p>
          </table:table-cell>
          <table:table-cell table:formula="of:=[.L450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50];0)&lt;=[.O4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1]))" office:value-type="date" office:date-value="2019-10-21T16:09:41.364537" calcext:value-type="date">
            <text:p>2019-10-21 16:09:41</text:p>
          </table:table-cell>
          <table:table-cell table:style-name="ce7" table:formula="of:=[.A451]" office:value-type="date" office:date-value="2019-10-21T16:09:41.364537" calcext:value-type="date">
            <text:p>2019-10-21 16:09:41</text:p>
          </table:table-cell>
          <table:table-cell table:formula="of:=TRUNC([.A451])" office:value-type="float" office:value="43759" calcext:value-type="float">
            <text:p>43759</text:p>
          </table:table-cell>
          <table:table-cell table:style-name="ce12" table:formula="of:=[.B451]-[.C451]" office:value-type="date" office:date-value="1899-12-30T16:09:41.36453717016" calcext:value-type="date">
            <text:p>12/30/99 04:09 PM</text:p>
          </table:table-cell>
          <table:table-cell table:formula="of:=MOD([.E450]-[.$E$2];[.$H$2])+1+[.$E$2]" office:value-type="float" office:value="219" calcext:value-type="float">
            <text:p>219</text:p>
          </table:table-cell>
          <table:table-cell table:formula="of:=MOD([.F450]+1/[.$H$2];5)" office:value-type="float" office:value="4.93333333333331" calcext:value-type="float">
            <text:p>4,93333333333331</text:p>
          </table:table-cell>
          <table:table-cell table:formula="of:=IF([.F451]&lt;0.000001;[.G450]+2+1/[.$H$2];[.G450]+1/[.$H$2])" office:value-type="float" office:value="14.9333333333333" calcext:value-type="float">
            <text:p>14,9333333333333</text:p>
          </table:table-cell>
          <table:table-cell table:number-columns-repeated="4"/>
          <table:table-cell table:formula="of:=SUM(MOD(SUM([.L450]-[.L$2];[.T$2]);[.R$2]-[.L$2]);[.L$2])" office:value-type="time" office:time-value="PT16H49M59.999999999S" calcext:value-type="time">
            <text:p>16:50:00</text:p>
          </table:table-cell>
          <table:table-cell table:formula="of:=IF([.L451]&lt;[.L450];[.M450]+[.H$2];[.M450])" office:value-type="float" office:value="540" calcext:value-type="float">
            <text:p>540</text:p>
          </table:table-cell>
          <table:table-cell table:formula="of:=OFFSET([.C$4];[.M451];0)" office:value-type="float" office:value="43763" calcext:value-type="float">
            <text:p>43763</text:p>
          </table:table-cell>
          <table:table-cell table:formula="of:=[.L451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51];0)&lt;=[.O4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2]))" office:value-type="date" office:date-value="2019-10-21T16:02:22.829201" calcext:value-type="date">
            <text:p>2019-10-21 16:02:23</text:p>
          </table:table-cell>
          <table:table-cell table:style-name="ce7" table:formula="of:=[.A452]" office:value-type="date" office:date-value="2019-10-21T16:02:22.829201" calcext:value-type="date">
            <text:p>2019-10-21 16:02:23</text:p>
          </table:table-cell>
          <table:table-cell table:formula="of:=TRUNC([.A452])" office:value-type="float" office:value="43759" calcext:value-type="float">
            <text:p>43759</text:p>
          </table:table-cell>
          <table:table-cell table:style-name="ce12" table:formula="of:=[.B452]-[.C452]" office:value-type="date" office:date-value="1899-12-30T16:02:22.82920081168" calcext:value-type="date">
            <text:p>12/30/99 04:02 PM</text:p>
          </table:table-cell>
          <table:table-cell table:formula="of:=MOD([.E451]-[.$E$2];[.$H$2])+1+[.$E$2]" office:value-type="float" office:value="220" calcext:value-type="float">
            <text:p>220</text:p>
          </table:table-cell>
          <table:table-cell table:formula="of:=MOD([.F451]+1/[.$H$2];5)" office:value-type="float" office:value="4.96666666666664" calcext:value-type="float">
            <text:p>4,96666666666664</text:p>
          </table:table-cell>
          <table:table-cell table:formula="of:=IF([.F452]&lt;0.000001;[.G451]+2+1/[.$H$2];[.G451]+1/[.$H$2])" office:value-type="float" office:value="14.9666666666666" calcext:value-type="float">
            <text:p>14,9666666666666</text:p>
          </table:table-cell>
          <table:table-cell table:number-columns-repeated="4"/>
          <table:table-cell table:formula="of:=SUM(MOD(SUM([.L451]-[.L$2];[.T$2]);[.R$2]-[.L$2]);[.L$2])" office:value-type="time" office:time-value="PT16H59M59.999999999S" calcext:value-type="time">
            <text:p>17:00:00</text:p>
          </table:table-cell>
          <table:table-cell table:formula="of:=IF([.L452]&lt;[.L451];[.M451]+[.H$2];[.M451])" office:value-type="float" office:value="540" calcext:value-type="float">
            <text:p>540</text:p>
          </table:table-cell>
          <table:table-cell table:formula="of:=OFFSET([.C$4];[.M452];0)" office:value-type="float" office:value="43763" calcext:value-type="float">
            <text:p>43763</text:p>
          </table:table-cell>
          <table:table-cell table:formula="of:=[.L452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452];0)&lt;=[.O4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3]))" office:value-type="date" office:date-value="2019-10-22T15:58:56.475957" calcext:value-type="date">
            <text:p>2019-10-22 15:58:56</text:p>
          </table:table-cell>
          <table:table-cell table:style-name="ce7" table:formula="of:=[.A453]" office:value-type="date" office:date-value="2019-10-22T15:58:56.475957" calcext:value-type="date">
            <text:p>2019-10-22 15:58:56</text:p>
          </table:table-cell>
          <table:table-cell table:formula="of:=TRUNC([.A453])" office:value-type="float" office:value="43760" calcext:value-type="float">
            <text:p>43760</text:p>
          </table:table-cell>
          <table:table-cell table:style-name="ce12" table:formula="of:=[.B453]-[.C453]" office:value-type="date" office:date-value="1899-12-30T15:58:56.47595727816" calcext:value-type="date">
            <text:p>12/30/99 03:58 PM</text:p>
          </table:table-cell>
          <table:table-cell table:formula="of:=MOD([.E452]-[.$E$2];[.$H$2])+1+[.$E$2]" office:value-type="float" office:value="191" calcext:value-type="float">
            <text:p>191</text:p>
          </table:table-cell>
          <table:table-cell table:formula="of:=MOD([.F452]+1/[.$H$2];5)" office:value-type="float" office:value="4.99999999999998" calcext:value-type="float">
            <text:p>4,99999999999998</text:p>
          </table:table-cell>
          <table:table-cell table:formula="of:=IF([.F453]&lt;0.000001;[.G452]+2+1/[.$H$2];[.G452]+1/[.$H$2])" office:value-type="float" office:value="15" calcext:value-type="float">
            <text:p>15</text:p>
          </table:table-cell>
          <table:table-cell table:number-columns-repeated="4"/>
          <table:table-cell table:formula="of:=SUM(MOD(SUM([.L452]-[.L$2];[.T$2]);[.R$2]-[.L$2]);[.L$2])" office:value-type="time" office:time-value="PT17H09M59.999999999S" calcext:value-type="time">
            <text:p>17:10:00</text:p>
          </table:table-cell>
          <table:table-cell table:formula="of:=IF([.L453]&lt;[.L452];[.M452]+[.H$2];[.M452])" office:value-type="float" office:value="540" calcext:value-type="float">
            <text:p>540</text:p>
          </table:table-cell>
          <table:table-cell table:formula="of:=OFFSET([.C$4];[.M453];0)" office:value-type="float" office:value="43763" calcext:value-type="float">
            <text:p>43763</text:p>
          </table:table-cell>
          <table:table-cell table:formula="of:=[.L453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53];0)&lt;=[.O4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4]))" office:value-type="date" office:date-value="2019-10-22T15:35:10.52692" calcext:value-type="date">
            <text:p>2019-10-22 15:35:11</text:p>
          </table:table-cell>
          <table:table-cell table:style-name="ce7" table:formula="of:=[.A454]" office:value-type="date" office:date-value="2019-10-22T15:35:10.52692" calcext:value-type="date">
            <text:p>2019-10-22 15:35:11</text:p>
          </table:table-cell>
          <table:table-cell table:formula="of:=TRUNC([.A454])" office:value-type="float" office:value="43760" calcext:value-type="float">
            <text:p>43760</text:p>
          </table:table-cell>
          <table:table-cell table:style-name="ce12" table:formula="of:=[.B454]-[.C454]" office:value-type="date" office:date-value="1899-12-30T15:35:10.52691992372" calcext:value-type="date">
            <text:p>12/30/99 03:35 PM</text:p>
          </table:table-cell>
          <table:table-cell table:formula="of:=MOD([.E453]-[.$E$2];[.$H$2])+1+[.$E$2]" office:value-type="float" office:value="192" calcext:value-type="float">
            <text:p>192</text:p>
          </table:table-cell>
          <table:table-cell table:formula="of:=MOD([.F453]+1/[.$H$2];5)" office:value-type="float" office:value="0.0333333333333092" calcext:value-type="float">
            <text:p>0,033333333333309</text:p>
          </table:table-cell>
          <table:table-cell table:formula="of:=IF([.F454]&lt;0.000001;[.G453]+2+1/[.$H$2];[.G453]+1/[.$H$2])" office:value-type="float" office:value="15.0333333333333" calcext:value-type="float">
            <text:p>15,0333333333333</text:p>
          </table:table-cell>
          <table:table-cell table:number-columns-repeated="4"/>
          <table:table-cell table:formula="of:=SUM(MOD(SUM([.L453]-[.L$2];[.T$2]);[.R$2]-[.L$2]);[.L$2])" office:value-type="time" office:time-value="PT17H19M59.999999999S" calcext:value-type="time">
            <text:p>17:20:00</text:p>
          </table:table-cell>
          <table:table-cell table:formula="of:=IF([.L454]&lt;[.L453];[.M453]+[.H$2];[.M453])" office:value-type="float" office:value="540" calcext:value-type="float">
            <text:p>540</text:p>
          </table:table-cell>
          <table:table-cell table:formula="of:=OFFSET([.C$4];[.M454];0)" office:value-type="float" office:value="43763" calcext:value-type="float">
            <text:p>43763</text:p>
          </table:table-cell>
          <table:table-cell table:formula="of:=[.L454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54];0)&lt;=[.O4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5]))" office:value-type="date" office:date-value="2019-10-22T15:56:52.170913" calcext:value-type="date">
            <text:p>2019-10-22 15:56:52</text:p>
          </table:table-cell>
          <table:table-cell table:style-name="ce7" table:formula="of:=[.A455]" office:value-type="date" office:date-value="2019-10-22T15:56:52.170913" calcext:value-type="date">
            <text:p>2019-10-22 15:56:52</text:p>
          </table:table-cell>
          <table:table-cell table:formula="of:=TRUNC([.A455])" office:value-type="float" office:value="43760" calcext:value-type="float">
            <text:p>43760</text:p>
          </table:table-cell>
          <table:table-cell table:style-name="ce12" table:formula="of:=[.B455]-[.C455]" office:value-type="date" office:date-value="1899-12-30T15:56:52.17091334984" calcext:value-type="date">
            <text:p>12/30/99 03:56 PM</text:p>
          </table:table-cell>
          <table:table-cell table:formula="of:=MOD([.E454]-[.$E$2];[.$H$2])+1+[.$E$2]" office:value-type="float" office:value="193" calcext:value-type="float">
            <text:p>193</text:p>
          </table:table-cell>
          <table:table-cell table:formula="of:=MOD([.F454]+1/[.$H$2];5)" office:value-type="float" office:value="0.0666666666666426" calcext:value-type="float">
            <text:p>0,066666666666643</text:p>
          </table:table-cell>
          <table:table-cell table:formula="of:=IF([.F455]&lt;0.000001;[.G454]+2+1/[.$H$2];[.G454]+1/[.$H$2])" office:value-type="float" office:value="15.0666666666666" calcext:value-type="float">
            <text:p>15,0666666666666</text:p>
          </table:table-cell>
          <table:table-cell table:number-columns-repeated="4"/>
          <table:table-cell table:formula="of:=SUM(MOD(SUM([.L454]-[.L$2];[.T$2]);[.R$2]-[.L$2]);[.L$2])" office:value-type="time" office:time-value="PT17H29M59.999999999S" calcext:value-type="time">
            <text:p>17:30:00</text:p>
          </table:table-cell>
          <table:table-cell table:formula="of:=IF([.L455]&lt;[.L454];[.M454]+[.H$2];[.M454])" office:value-type="float" office:value="540" calcext:value-type="float">
            <text:p>540</text:p>
          </table:table-cell>
          <table:table-cell table:formula="of:=OFFSET([.C$4];[.M455];0)" office:value-type="float" office:value="43763" calcext:value-type="float">
            <text:p>43763</text:p>
          </table:table-cell>
          <table:table-cell table:formula="of:=[.L455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55];0)&lt;=[.O4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6]))" office:value-type="date" office:date-value="2019-10-22T15:54:57.390717" calcext:value-type="date">
            <text:p>2019-10-22 15:54:57</text:p>
          </table:table-cell>
          <table:table-cell table:style-name="ce7" table:formula="of:=[.A456]" office:value-type="date" office:date-value="2019-10-22T15:54:57.390717" calcext:value-type="date">
            <text:p>2019-10-22 15:54:57</text:p>
          </table:table-cell>
          <table:table-cell table:formula="of:=TRUNC([.A456])" office:value-type="float" office:value="43760" calcext:value-type="float">
            <text:p>43760</text:p>
          </table:table-cell>
          <table:table-cell table:style-name="ce12" table:formula="of:=[.B456]-[.C456]" office:value-type="date" office:date-value="1899-12-30T15:54:57.39071717486" calcext:value-type="date">
            <text:p>12/30/99 03:54 PM</text:p>
          </table:table-cell>
          <table:table-cell table:formula="of:=MOD([.E455]-[.$E$2];[.$H$2])+1+[.$E$2]" office:value-type="float" office:value="194" calcext:value-type="float">
            <text:p>194</text:p>
          </table:table-cell>
          <table:table-cell table:formula="of:=MOD([.F455]+1/[.$H$2];5)" office:value-type="float" office:value="0.0999999999999759" calcext:value-type="float">
            <text:p>0,099999999999976</text:p>
          </table:table-cell>
          <table:table-cell table:formula="of:=IF([.F456]&lt;0.000001;[.G455]+2+1/[.$H$2];[.G455]+1/[.$H$2])" office:value-type="float" office:value="15.1" calcext:value-type="float">
            <text:p>15,1</text:p>
          </table:table-cell>
          <table:table-cell table:number-columns-repeated="4"/>
          <table:table-cell table:formula="of:=SUM(MOD(SUM([.L455]-[.L$2];[.T$2]);[.R$2]-[.L$2]);[.L$2])" office:value-type="time" office:time-value="PT17H39M59.999999999S" calcext:value-type="time">
            <text:p>17:40:00</text:p>
          </table:table-cell>
          <table:table-cell table:formula="of:=IF([.L456]&lt;[.L455];[.M455]+[.H$2];[.M455])" office:value-type="float" office:value="540" calcext:value-type="float">
            <text:p>540</text:p>
          </table:table-cell>
          <table:table-cell table:formula="of:=OFFSET([.C$4];[.M456];0)" office:value-type="float" office:value="43763" calcext:value-type="float">
            <text:p>43763</text:p>
          </table:table-cell>
          <table:table-cell table:formula="of:=[.L456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56];0)&lt;=[.O4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7]))" office:value-type="date" office:date-value="2019-10-22T16:15:47.053157" calcext:value-type="date">
            <text:p>2019-10-22 16:15:47</text:p>
          </table:table-cell>
          <table:table-cell table:style-name="ce7" table:formula="of:=[.A457]" office:value-type="date" office:date-value="2019-10-22T16:15:47.053157" calcext:value-type="date">
            <text:p>2019-10-22 16:15:47</text:p>
          </table:table-cell>
          <table:table-cell table:formula="of:=TRUNC([.A457])" office:value-type="float" office:value="43760" calcext:value-type="float">
            <text:p>43760</text:p>
          </table:table-cell>
          <table:table-cell table:style-name="ce12" table:formula="of:=[.B457]-[.C457]" office:value-type="date" office:date-value="1899-12-30T16:15:47.05315665342" calcext:value-type="date">
            <text:p>12/30/99 04:15 PM</text:p>
          </table:table-cell>
          <table:table-cell table:formula="of:=MOD([.E456]-[.$E$2];[.$H$2])+1+[.$E$2]" office:value-type="float" office:value="195" calcext:value-type="float">
            <text:p>195</text:p>
          </table:table-cell>
          <table:table-cell table:formula="of:=MOD([.F456]+1/[.$H$2];5)" office:value-type="float" office:value="0.133333333333309" calcext:value-type="float">
            <text:p>0,133333333333309</text:p>
          </table:table-cell>
          <table:table-cell table:formula="of:=IF([.F457]&lt;0.000001;[.G456]+2+1/[.$H$2];[.G456]+1/[.$H$2])" office:value-type="float" office:value="15.1333333333333" calcext:value-type="float">
            <text:p>15,1333333333333</text:p>
          </table:table-cell>
          <table:table-cell table:number-columns-repeated="4"/>
          <table:table-cell table:formula="of:=SUM(MOD(SUM([.L456]-[.L$2];[.T$2]);[.R$2]-[.L$2]);[.L$2])" office:value-type="time" office:time-value="PT17H49M59.999999999S" calcext:value-type="time">
            <text:p>17:50:00</text:p>
          </table:table-cell>
          <table:table-cell table:formula="of:=IF([.L457]&lt;[.L456];[.M456]+[.H$2];[.M456])" office:value-type="float" office:value="540" calcext:value-type="float">
            <text:p>540</text:p>
          </table:table-cell>
          <table:table-cell table:formula="of:=OFFSET([.C$4];[.M457];0)" office:value-type="float" office:value="43763" calcext:value-type="float">
            <text:p>43763</text:p>
          </table:table-cell>
          <table:table-cell table:formula="of:=[.L457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57];0)&lt;=[.O4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8]))" office:value-type="date" office:date-value="2019-10-22T16:23:38.875793" calcext:value-type="date">
            <text:p>2019-10-22 16:23:39</text:p>
          </table:table-cell>
          <table:table-cell table:style-name="ce7" table:formula="of:=[.A458]" office:value-type="date" office:date-value="2019-10-22T16:23:38.875793" calcext:value-type="date">
            <text:p>2019-10-22 16:23:39</text:p>
          </table:table-cell>
          <table:table-cell table:formula="of:=TRUNC([.A458])" office:value-type="float" office:value="43760" calcext:value-type="float">
            <text:p>43760</text:p>
          </table:table-cell>
          <table:table-cell table:style-name="ce12" table:formula="of:=[.B458]-[.C458]" office:value-type="date" office:date-value="1899-12-30T16:23:38.87579297181" calcext:value-type="date">
            <text:p>12/30/99 04:23 PM</text:p>
          </table:table-cell>
          <table:table-cell table:formula="of:=MOD([.E457]-[.$E$2];[.$H$2])+1+[.$E$2]" office:value-type="float" office:value="196" calcext:value-type="float">
            <text:p>196</text:p>
          </table:table-cell>
          <table:table-cell table:formula="of:=MOD([.F457]+1/[.$H$2];5)" office:value-type="float" office:value="0.166666666666643" calcext:value-type="float">
            <text:p>0,166666666666643</text:p>
          </table:table-cell>
          <table:table-cell table:formula="of:=IF([.F458]&lt;0.000001;[.G457]+2+1/[.$H$2];[.G457]+1/[.$H$2])" office:value-type="float" office:value="15.1666666666666" calcext:value-type="float">
            <text:p>15,1666666666666</text:p>
          </table:table-cell>
          <table:table-cell table:number-columns-repeated="4"/>
          <table:table-cell table:formula="of:=SUM(MOD(SUM([.L457]-[.L$2];[.T$2]);[.R$2]-[.L$2]);[.L$2])" office:value-type="time" office:time-value="PT17H59M59.999999999S" calcext:value-type="time">
            <text:p>18:00:00</text:p>
          </table:table-cell>
          <table:table-cell table:formula="of:=IF([.L458]&lt;[.L457];[.M457]+[.H$2];[.M457])" office:value-type="float" office:value="540" calcext:value-type="float">
            <text:p>540</text:p>
          </table:table-cell>
          <table:table-cell table:formula="of:=OFFSET([.C$4];[.M458];0)" office:value-type="float" office:value="43763" calcext:value-type="float">
            <text:p>43763</text:p>
          </table:table-cell>
          <table:table-cell table:formula="of:=[.L458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58];0)&lt;=[.O4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9]))" office:value-type="date" office:date-value="2019-10-22T15:53:17.90089" calcext:value-type="date">
            <text:p>2019-10-22 15:53:18</text:p>
          </table:table-cell>
          <table:table-cell table:style-name="ce7" table:formula="of:=[.A459]" office:value-type="date" office:date-value="2019-10-22T15:53:17.90089" calcext:value-type="date">
            <text:p>2019-10-22 15:53:18</text:p>
          </table:table-cell>
          <table:table-cell table:formula="of:=TRUNC([.A459])" office:value-type="float" office:value="43760" calcext:value-type="float">
            <text:p>43760</text:p>
          </table:table-cell>
          <table:table-cell table:style-name="ce12" table:formula="of:=[.B459]-[.C459]" office:value-type="date" office:date-value="1899-12-30T15:53:17.90088955779" calcext:value-type="date">
            <text:p>12/30/99 03:53 PM</text:p>
          </table:table-cell>
          <table:table-cell table:formula="of:=MOD([.E458]-[.$E$2];[.$H$2])+1+[.$E$2]" office:value-type="float" office:value="197" calcext:value-type="float">
            <text:p>197</text:p>
          </table:table-cell>
          <table:table-cell table:formula="of:=MOD([.F458]+1/[.$H$2];5)" office:value-type="float" office:value="0.199999999999976" calcext:value-type="float">
            <text:p>0,199999999999976</text:p>
          </table:table-cell>
          <table:table-cell table:formula="of:=IF([.F459]&lt;0.000001;[.G458]+2+1/[.$H$2];[.G458]+1/[.$H$2])" office:value-type="float" office:value="15.2" calcext:value-type="float">
            <text:p>15,2</text:p>
          </table:table-cell>
          <table:table-cell table:number-columns-repeated="4"/>
          <table:table-cell table:formula="of:=SUM(MOD(SUM([.L458]-[.L$2];[.T$2]);[.R$2]-[.L$2]);[.L$2])" office:value-type="time" office:time-value="PT14H09M59.999999999S" calcext:value-type="time">
            <text:p>14:10:00</text:p>
          </table:table-cell>
          <table:table-cell table:formula="of:=IF([.L459]&lt;[.L458];[.M458]+[.H$2];[.M458])" office:value-type="float" office:value="570" calcext:value-type="float">
            <text:p>570</text:p>
          </table:table-cell>
          <table:table-cell table:formula="of:=OFFSET([.C$4];[.M459];0)" office:value-type="float" office:value="43764" calcext:value-type="float">
            <text:p>43764</text:p>
          </table:table-cell>
          <table:table-cell table:formula="of:=[.L459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59];0)&lt;=[.O4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0]))" office:value-type="date" office:date-value="2019-10-22T16:07:53.608764" calcext:value-type="date">
            <text:p>2019-10-22 16:07:54</text:p>
          </table:table-cell>
          <table:table-cell table:style-name="ce7" table:formula="of:=[.A460]" office:value-type="date" office:date-value="2019-10-22T16:07:53.608764" calcext:value-type="date">
            <text:p>2019-10-22 16:07:54</text:p>
          </table:table-cell>
          <table:table-cell table:formula="of:=TRUNC([.A460])" office:value-type="float" office:value="43760" calcext:value-type="float">
            <text:p>43760</text:p>
          </table:table-cell>
          <table:table-cell table:style-name="ce12" table:formula="of:=[.B460]-[.C460]" office:value-type="date" office:date-value="1899-12-30T16:07:53.60876351595" calcext:value-type="date">
            <text:p>12/30/99 04:07 PM</text:p>
          </table:table-cell>
          <table:table-cell table:formula="of:=MOD([.E459]-[.$E$2];[.$H$2])+1+[.$E$2]" office:value-type="float" office:value="198" calcext:value-type="float">
            <text:p>198</text:p>
          </table:table-cell>
          <table:table-cell table:formula="of:=MOD([.F459]+1/[.$H$2];5)" office:value-type="float" office:value="0.233333333333309" calcext:value-type="float">
            <text:p>0,233333333333309</text:p>
          </table:table-cell>
          <table:table-cell table:formula="of:=IF([.F460]&lt;0.000001;[.G459]+2+1/[.$H$2];[.G459]+1/[.$H$2])" office:value-type="float" office:value="15.2333333333333" calcext:value-type="float">
            <text:p>15,2333333333333</text:p>
          </table:table-cell>
          <table:table-cell table:number-columns-repeated="4"/>
          <table:table-cell table:formula="of:=SUM(MOD(SUM([.L459]-[.L$2];[.T$2]);[.R$2]-[.L$2]);[.L$2])" office:value-type="time" office:time-value="PT14H19M59.999999999S" calcext:value-type="time">
            <text:p>14:20:00</text:p>
          </table:table-cell>
          <table:table-cell table:formula="of:=IF([.L460]&lt;[.L459];[.M459]+[.H$2];[.M459])" office:value-type="float" office:value="570" calcext:value-type="float">
            <text:p>570</text:p>
          </table:table-cell>
          <table:table-cell table:formula="of:=OFFSET([.C$4];[.M460];0)" office:value-type="float" office:value="43764" calcext:value-type="float">
            <text:p>43764</text:p>
          </table:table-cell>
          <table:table-cell table:formula="of:=[.L460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60];0)&lt;=[.O4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1]))" office:value-type="date" office:date-value="2019-10-22T16:00:28.514525" calcext:value-type="date">
            <text:p>2019-10-22 16:00:29</text:p>
          </table:table-cell>
          <table:table-cell table:style-name="ce7" table:formula="of:=[.A461]" office:value-type="date" office:date-value="2019-10-22T16:00:28.514525" calcext:value-type="date">
            <text:p>2019-10-22 16:00:29</text:p>
          </table:table-cell>
          <table:table-cell table:formula="of:=TRUNC([.A461])" office:value-type="float" office:value="43760" calcext:value-type="float">
            <text:p>43760</text:p>
          </table:table-cell>
          <table:table-cell table:style-name="ce12" table:formula="of:=[.B461]-[.C461]" office:value-type="date" office:date-value="1899-12-30T16:00:28.51452464238" calcext:value-type="date">
            <text:p>12/30/99 04:00 PM</text:p>
          </table:table-cell>
          <table:table-cell table:formula="of:=MOD([.E460]-[.$E$2];[.$H$2])+1+[.$E$2]" office:value-type="float" office:value="199" calcext:value-type="float">
            <text:p>199</text:p>
          </table:table-cell>
          <table:table-cell table:formula="of:=MOD([.F460]+1/[.$H$2];5)" office:value-type="float" office:value="0.266666666666642" calcext:value-type="float">
            <text:p>0,266666666666642</text:p>
          </table:table-cell>
          <table:table-cell table:formula="of:=IF([.F461]&lt;0.000001;[.G460]+2+1/[.$H$2];[.G460]+1/[.$H$2])" office:value-type="float" office:value="15.2666666666666" calcext:value-type="float">
            <text:p>15,2666666666666</text:p>
          </table:table-cell>
          <table:table-cell table:number-columns-repeated="4"/>
          <table:table-cell table:formula="of:=SUM(MOD(SUM([.L460]-[.L$2];[.T$2]);[.R$2]-[.L$2]);[.L$2])" office:value-type="time" office:time-value="PT14H29M59.999999999S" calcext:value-type="time">
            <text:p>14:30:00</text:p>
          </table:table-cell>
          <table:table-cell table:formula="of:=IF([.L461]&lt;[.L460];[.M460]+[.H$2];[.M460])" office:value-type="float" office:value="570" calcext:value-type="float">
            <text:p>570</text:p>
          </table:table-cell>
          <table:table-cell table:formula="of:=OFFSET([.C$4];[.M461];0)" office:value-type="float" office:value="43764" calcext:value-type="float">
            <text:p>43764</text:p>
          </table:table-cell>
          <table:table-cell table:formula="of:=[.L461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61];0)&lt;=[.O4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2]))" office:value-type="date" office:date-value="2019-10-22T16:07:11.82717" calcext:value-type="date">
            <text:p>2019-10-22 16:07:12</text:p>
          </table:table-cell>
          <table:table-cell table:style-name="ce7" table:formula="of:=[.A462]" office:value-type="date" office:date-value="2019-10-22T16:07:11.82717" calcext:value-type="date">
            <text:p>2019-10-22 16:07:12</text:p>
          </table:table-cell>
          <table:table-cell table:formula="of:=TRUNC([.A462])" office:value-type="float" office:value="43760" calcext:value-type="float">
            <text:p>43760</text:p>
          </table:table-cell>
          <table:table-cell table:style-name="ce12" table:formula="of:=[.B462]-[.C462]" office:value-type="date" office:date-value="1899-12-30T16:07:11.82716995943" calcext:value-type="date">
            <text:p>12/30/99 04:07 PM</text:p>
          </table:table-cell>
          <table:table-cell table:formula="of:=MOD([.E461]-[.$E$2];[.$H$2])+1+[.$E$2]" office:value-type="float" office:value="200" calcext:value-type="float">
            <text:p>200</text:p>
          </table:table-cell>
          <table:table-cell table:formula="of:=MOD([.F461]+1/[.$H$2];5)" office:value-type="float" office:value="0.299999999999976" calcext:value-type="float">
            <text:p>0,299999999999976</text:p>
          </table:table-cell>
          <table:table-cell table:formula="of:=IF([.F462]&lt;0.000001;[.G461]+2+1/[.$H$2];[.G461]+1/[.$H$2])" office:value-type="float" office:value="15.3" calcext:value-type="float">
            <text:p>15,3</text:p>
          </table:table-cell>
          <table:table-cell table:number-columns-repeated="4"/>
          <table:table-cell table:formula="of:=SUM(MOD(SUM([.L461]-[.L$2];[.T$2]);[.R$2]-[.L$2]);[.L$2])" office:value-type="time" office:time-value="PT14H39M59.999999999S" calcext:value-type="time">
            <text:p>14:40:00</text:p>
          </table:table-cell>
          <table:table-cell table:formula="of:=IF([.L462]&lt;[.L461];[.M461]+[.H$2];[.M461])" office:value-type="float" office:value="570" calcext:value-type="float">
            <text:p>570</text:p>
          </table:table-cell>
          <table:table-cell table:formula="of:=OFFSET([.C$4];[.M462];0)" office:value-type="float" office:value="43764" calcext:value-type="float">
            <text:p>43764</text:p>
          </table:table-cell>
          <table:table-cell table:formula="of:=[.L462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62];0)&lt;=[.O4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3]))" office:value-type="date" office:date-value="2019-10-22T16:09:11.206085" calcext:value-type="date">
            <text:p>2019-10-22 16:09:11</text:p>
          </table:table-cell>
          <table:table-cell table:style-name="ce7" table:formula="of:=[.A463]" office:value-type="date" office:date-value="2019-10-22T16:09:11.206085" calcext:value-type="date">
            <text:p>2019-10-22 16:09:11</text:p>
          </table:table-cell>
          <table:table-cell table:formula="of:=TRUNC([.A463])" office:value-type="float" office:value="43760" calcext:value-type="float">
            <text:p>43760</text:p>
          </table:table-cell>
          <table:table-cell table:style-name="ce12" table:formula="of:=[.B463]-[.C463]" office:value-type="date" office:date-value="1899-12-30T16:09:11.20608452708" calcext:value-type="date">
            <text:p>12/30/99 04:09 PM</text:p>
          </table:table-cell>
          <table:table-cell table:formula="of:=MOD([.E462]-[.$E$2];[.$H$2])+1+[.$E$2]" office:value-type="float" office:value="201" calcext:value-type="float">
            <text:p>201</text:p>
          </table:table-cell>
          <table:table-cell table:formula="of:=MOD([.F462]+1/[.$H$2];5)" office:value-type="float" office:value="0.333333333333309" calcext:value-type="float">
            <text:p>0,333333333333309</text:p>
          </table:table-cell>
          <table:table-cell table:formula="of:=IF([.F463]&lt;0.000001;[.G462]+2+1/[.$H$2];[.G462]+1/[.$H$2])" office:value-type="float" office:value="15.3333333333333" calcext:value-type="float">
            <text:p>15,3333333333333</text:p>
          </table:table-cell>
          <table:table-cell table:number-columns-repeated="4"/>
          <table:table-cell table:formula="of:=SUM(MOD(SUM([.L462]-[.L$2];[.T$2]);[.R$2]-[.L$2]);[.L$2])" office:value-type="time" office:time-value="PT14H49M59.999999999S" calcext:value-type="time">
            <text:p>14:50:00</text:p>
          </table:table-cell>
          <table:table-cell table:formula="of:=IF([.L463]&lt;[.L462];[.M462]+[.H$2];[.M462])" office:value-type="float" office:value="570" calcext:value-type="float">
            <text:p>570</text:p>
          </table:table-cell>
          <table:table-cell table:formula="of:=OFFSET([.C$4];[.M463];0)" office:value-type="float" office:value="43764" calcext:value-type="float">
            <text:p>43764</text:p>
          </table:table-cell>
          <table:table-cell table:formula="of:=[.L463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63];0)&lt;=[.O4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4]))" office:value-type="date" office:date-value="2019-10-22T16:21:03.724773" calcext:value-type="date">
            <text:p>2019-10-22 16:21:04</text:p>
          </table:table-cell>
          <table:table-cell table:style-name="ce7" table:formula="of:=[.A464]" office:value-type="date" office:date-value="2019-10-22T16:21:03.724773" calcext:value-type="date">
            <text:p>2019-10-22 16:21:04</text:p>
          </table:table-cell>
          <table:table-cell table:formula="of:=TRUNC([.A464])" office:value-type="float" office:value="43760" calcext:value-type="float">
            <text:p>43760</text:p>
          </table:table-cell>
          <table:table-cell table:style-name="ce12" table:formula="of:=[.B464]-[.C464]" office:value-type="date" office:date-value="1899-12-30T16:21:03.72477309778" calcext:value-type="date">
            <text:p>12/30/99 04:21 PM</text:p>
          </table:table-cell>
          <table:table-cell table:formula="of:=MOD([.E463]-[.$E$2];[.$H$2])+1+[.$E$2]" office:value-type="float" office:value="202" calcext:value-type="float">
            <text:p>202</text:p>
          </table:table-cell>
          <table:table-cell table:formula="of:=MOD([.F463]+1/[.$H$2];5)" office:value-type="float" office:value="0.366666666666642" calcext:value-type="float">
            <text:p>0,366666666666642</text:p>
          </table:table-cell>
          <table:table-cell table:formula="of:=IF([.F464]&lt;0.000001;[.G463]+2+1/[.$H$2];[.G463]+1/[.$H$2])" office:value-type="float" office:value="15.3666666666666" calcext:value-type="float">
            <text:p>15,3666666666666</text:p>
          </table:table-cell>
          <table:table-cell table:number-columns-repeated="4"/>
          <table:table-cell table:formula="of:=SUM(MOD(SUM([.L463]-[.L$2];[.T$2]);[.R$2]-[.L$2]);[.L$2])" office:value-type="time" office:time-value="PT14H59M59.999999999S" calcext:value-type="time">
            <text:p>15:00:00</text:p>
          </table:table-cell>
          <table:table-cell table:formula="of:=IF([.L464]&lt;[.L463];[.M463]+[.H$2];[.M463])" office:value-type="float" office:value="570" calcext:value-type="float">
            <text:p>570</text:p>
          </table:table-cell>
          <table:table-cell table:formula="of:=OFFSET([.C$4];[.M464];0)" office:value-type="float" office:value="43764" calcext:value-type="float">
            <text:p>43764</text:p>
          </table:table-cell>
          <table:table-cell table:formula="of:=[.L464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64];0)&lt;=[.O4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5]))" office:value-type="date" office:date-value="2019-10-22T16:11:14.922427" calcext:value-type="date">
            <text:p>2019-10-22 16:11:15</text:p>
          </table:table-cell>
          <table:table-cell table:style-name="ce7" table:formula="of:=[.A465]" office:value-type="date" office:date-value="2019-10-22T16:11:14.922427" calcext:value-type="date">
            <text:p>2019-10-22 16:11:15</text:p>
          </table:table-cell>
          <table:table-cell table:formula="of:=TRUNC([.A465])" office:value-type="float" office:value="43760" calcext:value-type="float">
            <text:p>43760</text:p>
          </table:table-cell>
          <table:table-cell table:style-name="ce12" table:formula="of:=[.B465]-[.C465]" office:value-type="date" office:date-value="1899-12-30T16:11:14.92242716253" calcext:value-type="date">
            <text:p>12/30/99 04:11 PM</text:p>
          </table:table-cell>
          <table:table-cell table:formula="of:=MOD([.E464]-[.$E$2];[.$H$2])+1+[.$E$2]" office:value-type="float" office:value="203" calcext:value-type="float">
            <text:p>203</text:p>
          </table:table-cell>
          <table:table-cell table:formula="of:=MOD([.F464]+1/[.$H$2];5)" office:value-type="float" office:value="0.399999999999976" calcext:value-type="float">
            <text:p>0,399999999999976</text:p>
          </table:table-cell>
          <table:table-cell table:formula="of:=IF([.F465]&lt;0.000001;[.G464]+2+1/[.$H$2];[.G464]+1/[.$H$2])" office:value-type="float" office:value="15.4" calcext:value-type="float">
            <text:p>15,4</text:p>
          </table:table-cell>
          <table:table-cell table:number-columns-repeated="4"/>
          <table:table-cell table:formula="of:=SUM(MOD(SUM([.L464]-[.L$2];[.T$2]);[.R$2]-[.L$2]);[.L$2])" office:value-type="time" office:time-value="PT15H09M59.999999999S" calcext:value-type="time">
            <text:p>15:10:00</text:p>
          </table:table-cell>
          <table:table-cell table:formula="of:=IF([.L465]&lt;[.L464];[.M464]+[.H$2];[.M464])" office:value-type="float" office:value="570" calcext:value-type="float">
            <text:p>570</text:p>
          </table:table-cell>
          <table:table-cell table:formula="of:=OFFSET([.C$4];[.M465];0)" office:value-type="float" office:value="43764" calcext:value-type="float">
            <text:p>43764</text:p>
          </table:table-cell>
          <table:table-cell table:formula="of:=[.L465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65];0)&lt;=[.O4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6]))" office:value-type="date" office:date-value="2019-10-22T16:33:09.751126" calcext:value-type="date">
            <text:p>2019-10-22 16:33:10</text:p>
          </table:table-cell>
          <table:table-cell table:style-name="ce7" table:formula="of:=[.A466]" office:value-type="date" office:date-value="2019-10-22T16:33:09.751126" calcext:value-type="date">
            <text:p>2019-10-22 16:33:10</text:p>
          </table:table-cell>
          <table:table-cell table:formula="of:=TRUNC([.A466])" office:value-type="float" office:value="43760" calcext:value-type="float">
            <text:p>43760</text:p>
          </table:table-cell>
          <table:table-cell table:style-name="ce12" table:formula="of:=[.B466]-[.C466]" office:value-type="date" office:date-value="1899-12-30T16:33:09.751125779" calcext:value-type="date">
            <text:p>12/30/99 04:33 PM</text:p>
          </table:table-cell>
          <table:table-cell table:formula="of:=MOD([.E465]-[.$E$2];[.$H$2])+1+[.$E$2]" office:value-type="float" office:value="204" calcext:value-type="float">
            <text:p>204</text:p>
          </table:table-cell>
          <table:table-cell table:formula="of:=MOD([.F465]+1/[.$H$2];5)" office:value-type="float" office:value="0.433333333333309" calcext:value-type="float">
            <text:p>0,433333333333309</text:p>
          </table:table-cell>
          <table:table-cell table:formula="of:=IF([.F466]&lt;0.000001;[.G465]+2+1/[.$H$2];[.G465]+1/[.$H$2])" office:value-type="float" office:value="15.4333333333333" calcext:value-type="float">
            <text:p>15,4333333333333</text:p>
          </table:table-cell>
          <table:table-cell table:number-columns-repeated="4"/>
          <table:table-cell table:formula="of:=SUM(MOD(SUM([.L465]-[.L$2];[.T$2]);[.R$2]-[.L$2]);[.L$2])" office:value-type="time" office:time-value="PT15H19M59.999999999S" calcext:value-type="time">
            <text:p>15:20:00</text:p>
          </table:table-cell>
          <table:table-cell table:formula="of:=IF([.L466]&lt;[.L465];[.M465]+[.H$2];[.M465])" office:value-type="float" office:value="570" calcext:value-type="float">
            <text:p>570</text:p>
          </table:table-cell>
          <table:table-cell table:formula="of:=OFFSET([.C$4];[.M466];0)" office:value-type="float" office:value="43764" calcext:value-type="float">
            <text:p>43764</text:p>
          </table:table-cell>
          <table:table-cell table:formula="of:=[.L466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66];0)&lt;=[.O4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7]))" office:value-type="date" office:date-value="2019-10-22T15:59:07.531736" calcext:value-type="date">
            <text:p>2019-10-22 15:59:08</text:p>
          </table:table-cell>
          <table:table-cell table:style-name="ce7" table:formula="of:=[.A467]" office:value-type="date" office:date-value="2019-10-22T15:59:07.531736" calcext:value-type="date">
            <text:p>2019-10-22 15:59:08</text:p>
          </table:table-cell>
          <table:table-cell table:formula="of:=TRUNC([.A467])" office:value-type="float" office:value="43760" calcext:value-type="float">
            <text:p>43760</text:p>
          </table:table-cell>
          <table:table-cell table:style-name="ce12" table:formula="of:=[.B467]-[.C467]" office:value-type="date" office:date-value="1899-12-30T15:59:07.53173617646" calcext:value-type="date">
            <text:p>12/30/99 03:59 PM</text:p>
          </table:table-cell>
          <table:table-cell table:formula="of:=MOD([.E466]-[.$E$2];[.$H$2])+1+[.$E$2]" office:value-type="float" office:value="205" calcext:value-type="float">
            <text:p>205</text:p>
          </table:table-cell>
          <table:table-cell table:formula="of:=MOD([.F466]+1/[.$H$2];5)" office:value-type="float" office:value="0.466666666666642" calcext:value-type="float">
            <text:p>0,466666666666642</text:p>
          </table:table-cell>
          <table:table-cell table:formula="of:=IF([.F467]&lt;0.000001;[.G466]+2+1/[.$H$2];[.G466]+1/[.$H$2])" office:value-type="float" office:value="15.4666666666666" calcext:value-type="float">
            <text:p>15,4666666666666</text:p>
          </table:table-cell>
          <table:table-cell table:number-columns-repeated="4"/>
          <table:table-cell table:formula="of:=SUM(MOD(SUM([.L466]-[.L$2];[.T$2]);[.R$2]-[.L$2]);[.L$2])" office:value-type="time" office:time-value="PT15H29M59.999999999S" calcext:value-type="time">
            <text:p>15:30:00</text:p>
          </table:table-cell>
          <table:table-cell table:formula="of:=IF([.L467]&lt;[.L466];[.M466]+[.H$2];[.M466])" office:value-type="float" office:value="570" calcext:value-type="float">
            <text:p>570</text:p>
          </table:table-cell>
          <table:table-cell table:formula="of:=OFFSET([.C$4];[.M467];0)" office:value-type="float" office:value="43764" calcext:value-type="float">
            <text:p>43764</text:p>
          </table:table-cell>
          <table:table-cell table:formula="of:=[.L467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467];0)&lt;=[.O4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8]))" office:value-type="date" office:date-value="2019-10-22T15:27:31.967516" calcext:value-type="date">
            <text:p>2019-10-22 15:27:32</text:p>
          </table:table-cell>
          <table:table-cell table:style-name="ce7" table:formula="of:=[.A468]" office:value-type="date" office:date-value="2019-10-22T15:27:31.967516" calcext:value-type="date">
            <text:p>2019-10-22 15:27:32</text:p>
          </table:table-cell>
          <table:table-cell table:formula="of:=TRUNC([.A468])" office:value-type="float" office:value="43760" calcext:value-type="float">
            <text:p>43760</text:p>
          </table:table-cell>
          <table:table-cell table:style-name="ce12" table:formula="of:=[.B468]-[.C468]" office:value-type="date" office:date-value="1899-12-30T15:27:31.96751633193" calcext:value-type="date">
            <text:p>12/30/99 03:27 PM</text:p>
          </table:table-cell>
          <table:table-cell table:formula="of:=MOD([.E467]-[.$E$2];[.$H$2])+1+[.$E$2]" office:value-type="float" office:value="206" calcext:value-type="float">
            <text:p>206</text:p>
          </table:table-cell>
          <table:table-cell table:formula="of:=MOD([.F467]+1/[.$H$2];5)" office:value-type="float" office:value="0.499999999999976" calcext:value-type="float">
            <text:p>0,499999999999976</text:p>
          </table:table-cell>
          <table:table-cell table:formula="of:=IF([.F468]&lt;0.000001;[.G467]+2+1/[.$H$2];[.G467]+1/[.$H$2])" office:value-type="float" office:value="15.5" calcext:value-type="float">
            <text:p>15,5</text:p>
          </table:table-cell>
          <table:table-cell table:number-columns-repeated="4"/>
          <table:table-cell table:formula="of:=SUM(MOD(SUM([.L467]-[.L$2];[.T$2]);[.R$2]-[.L$2]);[.L$2])" office:value-type="time" office:time-value="PT15H39M59.999999999S" calcext:value-type="time">
            <text:p>15:40:00</text:p>
          </table:table-cell>
          <table:table-cell table:formula="of:=IF([.L468]&lt;[.L467];[.M467]+[.H$2];[.M467])" office:value-type="float" office:value="570" calcext:value-type="float">
            <text:p>570</text:p>
          </table:table-cell>
          <table:table-cell table:formula="of:=OFFSET([.C$4];[.M468];0)" office:value-type="float" office:value="43764" calcext:value-type="float">
            <text:p>43764</text:p>
          </table:table-cell>
          <table:table-cell table:formula="of:=[.L468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68];0)&lt;=[.O4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9]))" office:value-type="date" office:date-value="2019-10-22T16:14:51.570225" calcext:value-type="date">
            <text:p>2019-10-22 16:14:52</text:p>
          </table:table-cell>
          <table:table-cell table:style-name="ce7" table:formula="of:=[.A469]" office:value-type="date" office:date-value="2019-10-22T16:14:51.570225" calcext:value-type="date">
            <text:p>2019-10-22 16:14:52</text:p>
          </table:table-cell>
          <table:table-cell table:formula="of:=TRUNC([.A469])" office:value-type="float" office:value="43760" calcext:value-type="float">
            <text:p>43760</text:p>
          </table:table-cell>
          <table:table-cell table:style-name="ce12" table:formula="of:=[.B469]-[.C469]" office:value-type="date" office:date-value="1899-12-30T16:14:51.57022547442" calcext:value-type="date">
            <text:p>12/30/99 04:14 PM</text:p>
          </table:table-cell>
          <table:table-cell table:formula="of:=MOD([.E468]-[.$E$2];[.$H$2])+1+[.$E$2]" office:value-type="float" office:value="207" calcext:value-type="float">
            <text:p>207</text:p>
          </table:table-cell>
          <table:table-cell table:formula="of:=MOD([.F468]+1/[.$H$2];5)" office:value-type="float" office:value="0.533333333333309" calcext:value-type="float">
            <text:p>0,533333333333309</text:p>
          </table:table-cell>
          <table:table-cell table:formula="of:=IF([.F469]&lt;0.000001;[.G468]+2+1/[.$H$2];[.G468]+1/[.$H$2])" office:value-type="float" office:value="15.5333333333333" calcext:value-type="float">
            <text:p>15,5333333333333</text:p>
          </table:table-cell>
          <table:table-cell table:number-columns-repeated="4"/>
          <table:table-cell table:formula="of:=SUM(MOD(SUM([.L468]-[.L$2];[.T$2]);[.R$2]-[.L$2]);[.L$2])" office:value-type="time" office:time-value="PT15H49M59.999999999S" calcext:value-type="time">
            <text:p>15:50:00</text:p>
          </table:table-cell>
          <table:table-cell table:formula="of:=IF([.L469]&lt;[.L468];[.M468]+[.H$2];[.M468])" office:value-type="float" office:value="570" calcext:value-type="float">
            <text:p>570</text:p>
          </table:table-cell>
          <table:table-cell table:formula="of:=OFFSET([.C$4];[.M469];0)" office:value-type="float" office:value="43764" calcext:value-type="float">
            <text:p>43764</text:p>
          </table:table-cell>
          <table:table-cell table:formula="of:=[.L469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69];0)&lt;=[.O4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0]))" office:value-type="date" office:date-value="2019-10-22T15:47:19.820995" calcext:value-type="date">
            <text:p>2019-10-22 15:47:20</text:p>
          </table:table-cell>
          <table:table-cell table:style-name="ce7" table:formula="of:=[.A470]" office:value-type="date" office:date-value="2019-10-22T15:47:19.820995" calcext:value-type="date">
            <text:p>2019-10-22 15:47:20</text:p>
          </table:table-cell>
          <table:table-cell table:formula="of:=TRUNC([.A470])" office:value-type="float" office:value="43760" calcext:value-type="float">
            <text:p>43760</text:p>
          </table:table-cell>
          <table:table-cell table:style-name="ce12" table:formula="of:=[.B470]-[.C470]" office:value-type="date" office:date-value="1899-12-30T15:47:19.82099527493" calcext:value-type="date">
            <text:p>12/30/99 03:47 PM</text:p>
          </table:table-cell>
          <table:table-cell table:formula="of:=MOD([.E469]-[.$E$2];[.$H$2])+1+[.$E$2]" office:value-type="float" office:value="208" calcext:value-type="float">
            <text:p>208</text:p>
          </table:table-cell>
          <table:table-cell table:formula="of:=MOD([.F469]+1/[.$H$2];5)" office:value-type="float" office:value="0.566666666666642" calcext:value-type="float">
            <text:p>0,566666666666642</text:p>
          </table:table-cell>
          <table:table-cell table:formula="of:=IF([.F470]&lt;0.000001;[.G469]+2+1/[.$H$2];[.G469]+1/[.$H$2])" office:value-type="float" office:value="15.5666666666666" calcext:value-type="float">
            <text:p>15,5666666666666</text:p>
          </table:table-cell>
          <table:table-cell table:number-columns-repeated="4"/>
          <table:table-cell table:formula="of:=SUM(MOD(SUM([.L469]-[.L$2];[.T$2]);[.R$2]-[.L$2]);[.L$2])" office:value-type="time" office:time-value="PT15H59M59.999999999S" calcext:value-type="time">
            <text:p>16:00:00</text:p>
          </table:table-cell>
          <table:table-cell table:formula="of:=IF([.L470]&lt;[.L469];[.M469]+[.H$2];[.M469])" office:value-type="float" office:value="570" calcext:value-type="float">
            <text:p>570</text:p>
          </table:table-cell>
          <table:table-cell table:formula="of:=OFFSET([.C$4];[.M470];0)" office:value-type="float" office:value="43764" calcext:value-type="float">
            <text:p>43764</text:p>
          </table:table-cell>
          <table:table-cell table:formula="of:=[.L470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70];0)&lt;=[.O4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1]))" office:value-type="date" office:date-value="2019-10-22T15:59:37.749401" calcext:value-type="date">
            <text:p>2019-10-22 15:59:38</text:p>
          </table:table-cell>
          <table:table-cell table:style-name="ce7" table:formula="of:=[.A471]" office:value-type="date" office:date-value="2019-10-22T15:59:37.749401" calcext:value-type="date">
            <text:p>2019-10-22 15:59:38</text:p>
          </table:table-cell>
          <table:table-cell table:formula="of:=TRUNC([.A471])" office:value-type="float" office:value="43760" calcext:value-type="float">
            <text:p>43760</text:p>
          </table:table-cell>
          <table:table-cell table:style-name="ce12" table:formula="of:=[.B471]-[.C471]" office:value-type="date" office:date-value="1899-12-30T15:59:37.74940130766" calcext:value-type="date">
            <text:p>12/30/99 03:59 PM</text:p>
          </table:table-cell>
          <table:table-cell table:formula="of:=MOD([.E470]-[.$E$2];[.$H$2])+1+[.$E$2]" office:value-type="float" office:value="209" calcext:value-type="float">
            <text:p>209</text:p>
          </table:table-cell>
          <table:table-cell table:formula="of:=MOD([.F470]+1/[.$H$2];5)" office:value-type="float" office:value="0.599999999999976" calcext:value-type="float">
            <text:p>0,599999999999976</text:p>
          </table:table-cell>
          <table:table-cell table:formula="of:=IF([.F471]&lt;0.000001;[.G470]+2+1/[.$H$2];[.G470]+1/[.$H$2])" office:value-type="float" office:value="15.6" calcext:value-type="float">
            <text:p>15,6</text:p>
          </table:table-cell>
          <table:table-cell table:number-columns-repeated="4"/>
          <table:table-cell table:formula="of:=SUM(MOD(SUM([.L470]-[.L$2];[.T$2]);[.R$2]-[.L$2]);[.L$2])" office:value-type="time" office:time-value="PT16H09M59.999999999S" calcext:value-type="time">
            <text:p>16:10:00</text:p>
          </table:table-cell>
          <table:table-cell table:formula="of:=IF([.L471]&lt;[.L470];[.M470]+[.H$2];[.M470])" office:value-type="float" office:value="570" calcext:value-type="float">
            <text:p>570</text:p>
          </table:table-cell>
          <table:table-cell table:formula="of:=OFFSET([.C$4];[.M471];0)" office:value-type="float" office:value="43764" calcext:value-type="float">
            <text:p>43764</text:p>
          </table:table-cell>
          <table:table-cell table:formula="of:=[.L471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471];0)&lt;=[.O4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2]))" office:value-type="date" office:date-value="2019-10-22T15:59:40.287204" calcext:value-type="date">
            <text:p>2019-10-22 15:59:40</text:p>
          </table:table-cell>
          <table:table-cell table:style-name="ce7" table:formula="of:=[.A472]" office:value-type="date" office:date-value="2019-10-22T15:59:40.287204" calcext:value-type="date">
            <text:p>2019-10-22 15:59:40</text:p>
          </table:table-cell>
          <table:table-cell table:formula="of:=TRUNC([.A472])" office:value-type="float" office:value="43760" calcext:value-type="float">
            <text:p>43760</text:p>
          </table:table-cell>
          <table:table-cell table:style-name="ce12" table:formula="of:=[.B472]-[.C472]" office:value-type="date" office:date-value="1899-12-30T15:59:40.2872037515" calcext:value-type="date">
            <text:p>12/30/99 03:59 PM</text:p>
          </table:table-cell>
          <table:table-cell table:formula="of:=MOD([.E471]-[.$E$2];[.$H$2])+1+[.$E$2]" office:value-type="float" office:value="210" calcext:value-type="float">
            <text:p>210</text:p>
          </table:table-cell>
          <table:table-cell table:formula="of:=MOD([.F471]+1/[.$H$2];5)" office:value-type="float" office:value="0.633333333333309" calcext:value-type="float">
            <text:p>0,633333333333309</text:p>
          </table:table-cell>
          <table:table-cell table:formula="of:=IF([.F472]&lt;0.000001;[.G471]+2+1/[.$H$2];[.G471]+1/[.$H$2])" office:value-type="float" office:value="15.6333333333333" calcext:value-type="float">
            <text:p>15,6333333333333</text:p>
          </table:table-cell>
          <table:table-cell table:number-columns-repeated="4"/>
          <table:table-cell table:formula="of:=SUM(MOD(SUM([.L471]-[.L$2];[.T$2]);[.R$2]-[.L$2]);[.L$2])" office:value-type="time" office:time-value="PT16H19M59.999999999S" calcext:value-type="time">
            <text:p>16:20:00</text:p>
          </table:table-cell>
          <table:table-cell table:formula="of:=IF([.L472]&lt;[.L471];[.M471]+[.H$2];[.M471])" office:value-type="float" office:value="570" calcext:value-type="float">
            <text:p>570</text:p>
          </table:table-cell>
          <table:table-cell table:formula="of:=OFFSET([.C$4];[.M472];0)" office:value-type="float" office:value="43764" calcext:value-type="float">
            <text:p>43764</text:p>
          </table:table-cell>
          <table:table-cell table:formula="of:=[.L472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72];0)&lt;=[.O4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3]))" office:value-type="date" office:date-value="2019-10-22T16:05:37.338796" calcext:value-type="date">
            <text:p>2019-10-22 16:05:37</text:p>
          </table:table-cell>
          <table:table-cell table:style-name="ce7" table:formula="of:=[.A473]" office:value-type="date" office:date-value="2019-10-22T16:05:37.338796" calcext:value-type="date">
            <text:p>2019-10-22 16:05:37</text:p>
          </table:table-cell>
          <table:table-cell table:formula="of:=TRUNC([.A473])" office:value-type="float" office:value="43760" calcext:value-type="float">
            <text:p>43760</text:p>
          </table:table-cell>
          <table:table-cell table:style-name="ce12" table:formula="of:=[.B473]-[.C473]" office:value-type="date" office:date-value="1899-12-30T16:05:37.33879630454" calcext:value-type="date">
            <text:p>12/30/99 04:05 PM</text:p>
          </table:table-cell>
          <table:table-cell table:formula="of:=MOD([.E472]-[.$E$2];[.$H$2])+1+[.$E$2]" office:value-type="float" office:value="211" calcext:value-type="float">
            <text:p>211</text:p>
          </table:table-cell>
          <table:table-cell table:formula="of:=MOD([.F472]+1/[.$H$2];5)" office:value-type="float" office:value="0.666666666666642" calcext:value-type="float">
            <text:p>0,666666666666642</text:p>
          </table:table-cell>
          <table:table-cell table:formula="of:=IF([.F473]&lt;0.000001;[.G472]+2+1/[.$H$2];[.G472]+1/[.$H$2])" office:value-type="float" office:value="15.6666666666666" calcext:value-type="float">
            <text:p>15,6666666666666</text:p>
          </table:table-cell>
          <table:table-cell table:number-columns-repeated="4"/>
          <table:table-cell table:formula="of:=SUM(MOD(SUM([.L472]-[.L$2];[.T$2]);[.R$2]-[.L$2]);[.L$2])" office:value-type="time" office:time-value="PT16H29M59.999999999S" calcext:value-type="time">
            <text:p>16:30:00</text:p>
          </table:table-cell>
          <table:table-cell table:formula="of:=IF([.L473]&lt;[.L472];[.M472]+[.H$2];[.M472])" office:value-type="float" office:value="570" calcext:value-type="float">
            <text:p>570</text:p>
          </table:table-cell>
          <table:table-cell table:formula="of:=OFFSET([.C$4];[.M473];0)" office:value-type="float" office:value="43764" calcext:value-type="float">
            <text:p>43764</text:p>
          </table:table-cell>
          <table:table-cell table:formula="of:=[.L473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73];0)&lt;=[.O4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4]))" office:value-type="date" office:date-value="2019-10-22T15:42:38.362588" calcext:value-type="date">
            <text:p>2019-10-22 15:42:38</text:p>
          </table:table-cell>
          <table:table-cell table:style-name="ce7" table:formula="of:=[.A474]" office:value-type="date" office:date-value="2019-10-22T15:42:38.362588" calcext:value-type="date">
            <text:p>2019-10-22 15:42:38</text:p>
          </table:table-cell>
          <table:table-cell table:formula="of:=TRUNC([.A474])" office:value-type="float" office:value="43760" calcext:value-type="float">
            <text:p>43760</text:p>
          </table:table-cell>
          <table:table-cell table:style-name="ce12" table:formula="of:=[.B474]-[.C474]" office:value-type="date" office:date-value="1899-12-30T15:42:38.36258805357" calcext:value-type="date">
            <text:p>12/30/99 03:42 PM</text:p>
          </table:table-cell>
          <table:table-cell table:formula="of:=MOD([.E473]-[.$E$2];[.$H$2])+1+[.$E$2]" office:value-type="float" office:value="212" calcext:value-type="float">
            <text:p>212</text:p>
          </table:table-cell>
          <table:table-cell table:formula="of:=MOD([.F473]+1/[.$H$2];5)" office:value-type="float" office:value="0.699999999999976" calcext:value-type="float">
            <text:p>0,699999999999976</text:p>
          </table:table-cell>
          <table:table-cell table:formula="of:=IF([.F474]&lt;0.000001;[.G473]+2+1/[.$H$2];[.G473]+1/[.$H$2])" office:value-type="float" office:value="15.7" calcext:value-type="float">
            <text:p>15,7</text:p>
          </table:table-cell>
          <table:table-cell table:number-columns-repeated="4"/>
          <table:table-cell table:formula="of:=SUM(MOD(SUM([.L473]-[.L$2];[.T$2]);[.R$2]-[.L$2]);[.L$2])" office:value-type="time" office:time-value="PT16H39M59.999999999S" calcext:value-type="time">
            <text:p>16:40:00</text:p>
          </table:table-cell>
          <table:table-cell table:formula="of:=IF([.L474]&lt;[.L473];[.M473]+[.H$2];[.M473])" office:value-type="float" office:value="570" calcext:value-type="float">
            <text:p>570</text:p>
          </table:table-cell>
          <table:table-cell table:formula="of:=OFFSET([.C$4];[.M474];0)" office:value-type="float" office:value="43764" calcext:value-type="float">
            <text:p>43764</text:p>
          </table:table-cell>
          <table:table-cell table:formula="of:=[.L474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74];0)&lt;=[.O4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5]))" office:value-type="date" office:date-value="2019-10-22T16:01:34.201262" calcext:value-type="date">
            <text:p>2019-10-22 16:01:34</text:p>
          </table:table-cell>
          <table:table-cell table:style-name="ce7" table:formula="of:=[.A475]" office:value-type="date" office:date-value="2019-10-22T16:01:34.201262" calcext:value-type="date">
            <text:p>2019-10-22 16:01:34</text:p>
          </table:table-cell>
          <table:table-cell table:formula="of:=TRUNC([.A475])" office:value-type="float" office:value="43760" calcext:value-type="float">
            <text:p>43760</text:p>
          </table:table-cell>
          <table:table-cell table:style-name="ce12" table:formula="of:=[.B475]-[.C475]" office:value-type="date" office:date-value="1899-12-30T16:01:34.20126224868" calcext:value-type="date">
            <text:p>12/30/99 04:01 PM</text:p>
          </table:table-cell>
          <table:table-cell table:formula="of:=MOD([.E474]-[.$E$2];[.$H$2])+1+[.$E$2]" office:value-type="float" office:value="213" calcext:value-type="float">
            <text:p>213</text:p>
          </table:table-cell>
          <table:table-cell table:formula="of:=MOD([.F474]+1/[.$H$2];5)" office:value-type="float" office:value="0.733333333333309" calcext:value-type="float">
            <text:p>0,733333333333309</text:p>
          </table:table-cell>
          <table:table-cell table:formula="of:=IF([.F475]&lt;0.000001;[.G474]+2+1/[.$H$2];[.G474]+1/[.$H$2])" office:value-type="float" office:value="15.7333333333333" calcext:value-type="float">
            <text:p>15,7333333333333</text:p>
          </table:table-cell>
          <table:table-cell table:number-columns-repeated="4"/>
          <table:table-cell table:formula="of:=SUM(MOD(SUM([.L474]-[.L$2];[.T$2]);[.R$2]-[.L$2]);[.L$2])" office:value-type="time" office:time-value="PT16H49M59.999999999S" calcext:value-type="time">
            <text:p>16:50:00</text:p>
          </table:table-cell>
          <table:table-cell table:formula="of:=IF([.L475]&lt;[.L474];[.M474]+[.H$2];[.M474])" office:value-type="float" office:value="570" calcext:value-type="float">
            <text:p>570</text:p>
          </table:table-cell>
          <table:table-cell table:formula="of:=OFFSET([.C$4];[.M475];0)" office:value-type="float" office:value="43764" calcext:value-type="float">
            <text:p>43764</text:p>
          </table:table-cell>
          <table:table-cell table:formula="of:=[.L475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75];0)&lt;=[.O4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6]))" office:value-type="date" office:date-value="2019-10-22T15:41:19.380387" calcext:value-type="date">
            <text:p>2019-10-22 15:41:19</text:p>
          </table:table-cell>
          <table:table-cell table:style-name="ce7" table:formula="of:=[.A476]" office:value-type="date" office:date-value="2019-10-22T15:41:19.380387" calcext:value-type="date">
            <text:p>2019-10-22 15:41:19</text:p>
          </table:table-cell>
          <table:table-cell table:formula="of:=TRUNC([.A476])" office:value-type="float" office:value="43760" calcext:value-type="float">
            <text:p>43760</text:p>
          </table:table-cell>
          <table:table-cell table:style-name="ce12" table:formula="of:=[.B476]-[.C476]" office:value-type="date" office:date-value="1899-12-30T15:41:19.38038720749" calcext:value-type="date">
            <text:p>12/30/99 03:41 PM</text:p>
          </table:table-cell>
          <table:table-cell table:formula="of:=MOD([.E475]-[.$E$2];[.$H$2])+1+[.$E$2]" office:value-type="float" office:value="214" calcext:value-type="float">
            <text:p>214</text:p>
          </table:table-cell>
          <table:table-cell table:formula="of:=MOD([.F475]+1/[.$H$2];5)" office:value-type="float" office:value="0.766666666666642" calcext:value-type="float">
            <text:p>0,766666666666642</text:p>
          </table:table-cell>
          <table:table-cell table:formula="of:=IF([.F476]&lt;0.000001;[.G475]+2+1/[.$H$2];[.G475]+1/[.$H$2])" office:value-type="float" office:value="15.7666666666666" calcext:value-type="float">
            <text:p>15,7666666666666</text:p>
          </table:table-cell>
          <table:table-cell table:number-columns-repeated="4"/>
          <table:table-cell table:formula="of:=SUM(MOD(SUM([.L475]-[.L$2];[.T$2]);[.R$2]-[.L$2]);[.L$2])" office:value-type="time" office:time-value="PT16H59M59.999999999S" calcext:value-type="time">
            <text:p>17:00:00</text:p>
          </table:table-cell>
          <table:table-cell table:formula="of:=IF([.L476]&lt;[.L475];[.M475]+[.H$2];[.M475])" office:value-type="float" office:value="570" calcext:value-type="float">
            <text:p>570</text:p>
          </table:table-cell>
          <table:table-cell table:formula="of:=OFFSET([.C$4];[.M476];0)" office:value-type="float" office:value="43764" calcext:value-type="float">
            <text:p>43764</text:p>
          </table:table-cell>
          <table:table-cell table:formula="of:=[.L476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476];0)&lt;=[.O4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7]))" office:value-type="date" office:date-value="2019-10-22T16:00:35.742905" calcext:value-type="date">
            <text:p>2019-10-22 16:00:36</text:p>
          </table:table-cell>
          <table:table-cell table:style-name="ce7" table:formula="of:=[.A477]" office:value-type="date" office:date-value="2019-10-22T16:00:35.742905" calcext:value-type="date">
            <text:p>2019-10-22 16:00:36</text:p>
          </table:table-cell>
          <table:table-cell table:formula="of:=TRUNC([.A477])" office:value-type="float" office:value="43760" calcext:value-type="float">
            <text:p>43760</text:p>
          </table:table-cell>
          <table:table-cell table:style-name="ce12" table:formula="of:=[.B477]-[.C477]" office:value-type="date" office:date-value="1899-12-30T16:00:35.74290464167" calcext:value-type="date">
            <text:p>12/30/99 04:00 PM</text:p>
          </table:table-cell>
          <table:table-cell table:formula="of:=MOD([.E476]-[.$E$2];[.$H$2])+1+[.$E$2]" office:value-type="float" office:value="215" calcext:value-type="float">
            <text:p>215</text:p>
          </table:table-cell>
          <table:table-cell table:formula="of:=MOD([.F476]+1/[.$H$2];5)" office:value-type="float" office:value="0.799999999999976" calcext:value-type="float">
            <text:p>0,799999999999976</text:p>
          </table:table-cell>
          <table:table-cell table:formula="of:=IF([.F477]&lt;0.000001;[.G476]+2+1/[.$H$2];[.G476]+1/[.$H$2])" office:value-type="float" office:value="15.8" calcext:value-type="float">
            <text:p>15,8</text:p>
          </table:table-cell>
          <table:table-cell table:number-columns-repeated="4"/>
          <table:table-cell table:formula="of:=SUM(MOD(SUM([.L476]-[.L$2];[.T$2]);[.R$2]-[.L$2]);[.L$2])" office:value-type="time" office:time-value="PT17H09M59.999999999S" calcext:value-type="time">
            <text:p>17:10:00</text:p>
          </table:table-cell>
          <table:table-cell table:formula="of:=IF([.L477]&lt;[.L476];[.M476]+[.H$2];[.M476])" office:value-type="float" office:value="570" calcext:value-type="float">
            <text:p>570</text:p>
          </table:table-cell>
          <table:table-cell table:formula="of:=OFFSET([.C$4];[.M477];0)" office:value-type="float" office:value="43764" calcext:value-type="float">
            <text:p>43764</text:p>
          </table:table-cell>
          <table:table-cell table:formula="of:=[.L477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77];0)&lt;=[.O4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8]))" office:value-type="date" office:date-value="2019-10-22T15:45:57.046938" calcext:value-type="date">
            <text:p>2019-10-22 15:45:57</text:p>
          </table:table-cell>
          <table:table-cell table:style-name="ce7" table:formula="of:=[.A478]" office:value-type="date" office:date-value="2019-10-22T15:45:57.046938" calcext:value-type="date">
            <text:p>2019-10-22 15:45:57</text:p>
          </table:table-cell>
          <table:table-cell table:formula="of:=TRUNC([.A478])" office:value-type="float" office:value="43760" calcext:value-type="float">
            <text:p>43760</text:p>
          </table:table-cell>
          <table:table-cell table:style-name="ce12" table:formula="of:=[.B478]-[.C478]" office:value-type="date" office:date-value="1899-12-30T15:45:57.04693773296" calcext:value-type="date">
            <text:p>12/30/99 03:45 PM</text:p>
          </table:table-cell>
          <table:table-cell table:formula="of:=MOD([.E477]-[.$E$2];[.$H$2])+1+[.$E$2]" office:value-type="float" office:value="216" calcext:value-type="float">
            <text:p>216</text:p>
          </table:table-cell>
          <table:table-cell table:formula="of:=MOD([.F477]+1/[.$H$2];5)" office:value-type="float" office:value="0.833333333333309" calcext:value-type="float">
            <text:p>0,833333333333309</text:p>
          </table:table-cell>
          <table:table-cell table:formula="of:=IF([.F478]&lt;0.000001;[.G477]+2+1/[.$H$2];[.G477]+1/[.$H$2])" office:value-type="float" office:value="15.8333333333333" calcext:value-type="float">
            <text:p>15,8333333333333</text:p>
          </table:table-cell>
          <table:table-cell table:number-columns-repeated="4"/>
          <table:table-cell table:formula="of:=SUM(MOD(SUM([.L477]-[.L$2];[.T$2]);[.R$2]-[.L$2]);[.L$2])" office:value-type="time" office:time-value="PT17H19M59.999999999S" calcext:value-type="time">
            <text:p>17:20:00</text:p>
          </table:table-cell>
          <table:table-cell table:formula="of:=IF([.L478]&lt;[.L477];[.M477]+[.H$2];[.M477])" office:value-type="float" office:value="570" calcext:value-type="float">
            <text:p>570</text:p>
          </table:table-cell>
          <table:table-cell table:formula="of:=OFFSET([.C$4];[.M478];0)" office:value-type="float" office:value="43764" calcext:value-type="float">
            <text:p>43764</text:p>
          </table:table-cell>
          <table:table-cell table:formula="of:=[.L478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78];0)&lt;=[.O4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9]))" office:value-type="date" office:date-value="2019-10-22T16:03:03.716585" calcext:value-type="date">
            <text:p>2019-10-22 16:03:04</text:p>
          </table:table-cell>
          <table:table-cell table:style-name="ce7" table:formula="of:=[.A479]" office:value-type="date" office:date-value="2019-10-22T16:03:03.716585" calcext:value-type="date">
            <text:p>2019-10-22 16:03:04</text:p>
          </table:table-cell>
          <table:table-cell table:formula="of:=TRUNC([.A479])" office:value-type="float" office:value="43760" calcext:value-type="float">
            <text:p>43760</text:p>
          </table:table-cell>
          <table:table-cell table:style-name="ce12" table:formula="of:=[.B479]-[.C479]" office:value-type="date" office:date-value="1899-12-30T16:03:03.71658464894" calcext:value-type="date">
            <text:p>12/30/99 04:03 PM</text:p>
          </table:table-cell>
          <table:table-cell table:formula="of:=MOD([.E478]-[.$E$2];[.$H$2])+1+[.$E$2]" office:value-type="float" office:value="217" calcext:value-type="float">
            <text:p>217</text:p>
          </table:table-cell>
          <table:table-cell table:formula="of:=MOD([.F478]+1/[.$H$2];5)" office:value-type="float" office:value="0.866666666666642" calcext:value-type="float">
            <text:p>0,866666666666642</text:p>
          </table:table-cell>
          <table:table-cell table:formula="of:=IF([.F479]&lt;0.000001;[.G478]+2+1/[.$H$2];[.G478]+1/[.$H$2])" office:value-type="float" office:value="15.8666666666666" calcext:value-type="float">
            <text:p>15,8666666666666</text:p>
          </table:table-cell>
          <table:table-cell table:number-columns-repeated="4"/>
          <table:table-cell table:formula="of:=SUM(MOD(SUM([.L478]-[.L$2];[.T$2]);[.R$2]-[.L$2]);[.L$2])" office:value-type="time" office:time-value="PT17H29M59.999999999S" calcext:value-type="time">
            <text:p>17:30:00</text:p>
          </table:table-cell>
          <table:table-cell table:formula="of:=IF([.L479]&lt;[.L478];[.M478]+[.H$2];[.M478])" office:value-type="float" office:value="570" calcext:value-type="float">
            <text:p>570</text:p>
          </table:table-cell>
          <table:table-cell table:formula="of:=OFFSET([.C$4];[.M479];0)" office:value-type="float" office:value="43764" calcext:value-type="float">
            <text:p>43764</text:p>
          </table:table-cell>
          <table:table-cell table:formula="of:=[.L479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79];0)&lt;=[.O4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0]))" office:value-type="date" office:date-value="2019-10-22T16:19:06.362611" calcext:value-type="date">
            <text:p>2019-10-22 16:19:06</text:p>
          </table:table-cell>
          <table:table-cell table:style-name="ce7" table:formula="of:=[.A480]" office:value-type="date" office:date-value="2019-10-22T16:19:06.362611" calcext:value-type="date">
            <text:p>2019-10-22 16:19:06</text:p>
          </table:table-cell>
          <table:table-cell table:formula="of:=TRUNC([.A480])" office:value-type="float" office:value="43760" calcext:value-type="float">
            <text:p>43760</text:p>
          </table:table-cell>
          <table:table-cell table:style-name="ce12" table:formula="of:=[.B480]-[.C480]" office:value-type="date" office:date-value="1899-12-30T16:19:06.36261106934" calcext:value-type="date">
            <text:p>12/30/99 04:19 PM</text:p>
          </table:table-cell>
          <table:table-cell table:formula="of:=MOD([.E479]-[.$E$2];[.$H$2])+1+[.$E$2]" office:value-type="float" office:value="218" calcext:value-type="float">
            <text:p>218</text:p>
          </table:table-cell>
          <table:table-cell table:formula="of:=MOD([.F479]+1/[.$H$2];5)" office:value-type="float" office:value="0.899999999999976" calcext:value-type="float">
            <text:p>0,899999999999976</text:p>
          </table:table-cell>
          <table:table-cell table:formula="of:=IF([.F480]&lt;0.000001;[.G479]+2+1/[.$H$2];[.G479]+1/[.$H$2])" office:value-type="float" office:value="15.9" calcext:value-type="float">
            <text:p>15,9</text:p>
          </table:table-cell>
          <table:table-cell table:number-columns-repeated="4"/>
          <table:table-cell table:formula="of:=SUM(MOD(SUM([.L479]-[.L$2];[.T$2]);[.R$2]-[.L$2]);[.L$2])" office:value-type="time" office:time-value="PT17H39M59.999999999S" calcext:value-type="time">
            <text:p>17:40:00</text:p>
          </table:table-cell>
          <table:table-cell table:formula="of:=IF([.L480]&lt;[.L479];[.M479]+[.H$2];[.M479])" office:value-type="float" office:value="570" calcext:value-type="float">
            <text:p>570</text:p>
          </table:table-cell>
          <table:table-cell table:formula="of:=OFFSET([.C$4];[.M480];0)" office:value-type="float" office:value="43764" calcext:value-type="float">
            <text:p>43764</text:p>
          </table:table-cell>
          <table:table-cell table:formula="of:=[.L480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80];0)&lt;=[.O4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1]))" office:value-type="date" office:date-value="2019-10-22T15:47:05.550811" calcext:value-type="date">
            <text:p>2019-10-22 15:47:06</text:p>
          </table:table-cell>
          <table:table-cell table:style-name="ce7" table:formula="of:=[.A481]" office:value-type="date" office:date-value="2019-10-22T15:47:05.550811" calcext:value-type="date">
            <text:p>2019-10-22 15:47:06</text:p>
          </table:table-cell>
          <table:table-cell table:formula="of:=TRUNC([.A481])" office:value-type="float" office:value="43760" calcext:value-type="float">
            <text:p>43760</text:p>
          </table:table-cell>
          <table:table-cell table:style-name="ce12" table:formula="of:=[.B481]-[.C481]" office:value-type="date" office:date-value="1899-12-30T15:47:05.55081078317" calcext:value-type="date">
            <text:p>12/30/99 03:47 PM</text:p>
          </table:table-cell>
          <table:table-cell table:formula="of:=MOD([.E480]-[.$E$2];[.$H$2])+1+[.$E$2]" office:value-type="float" office:value="219" calcext:value-type="float">
            <text:p>219</text:p>
          </table:table-cell>
          <table:table-cell table:formula="of:=MOD([.F480]+1/[.$H$2];5)" office:value-type="float" office:value="0.933333333333309" calcext:value-type="float">
            <text:p>0,933333333333309</text:p>
          </table:table-cell>
          <table:table-cell table:formula="of:=IF([.F481]&lt;0.000001;[.G480]+2+1/[.$H$2];[.G480]+1/[.$H$2])" office:value-type="float" office:value="15.9333333333333" calcext:value-type="float">
            <text:p>15,9333333333333</text:p>
          </table:table-cell>
          <table:table-cell table:number-columns-repeated="4"/>
          <table:table-cell table:formula="of:=SUM(MOD(SUM([.L480]-[.L$2];[.T$2]);[.R$2]-[.L$2]);[.L$2])" office:value-type="time" office:time-value="PT17H49M59.999999999S" calcext:value-type="time">
            <text:p>17:50:00</text:p>
          </table:table-cell>
          <table:table-cell table:formula="of:=IF([.L481]&lt;[.L480];[.M480]+[.H$2];[.M480])" office:value-type="float" office:value="570" calcext:value-type="float">
            <text:p>570</text:p>
          </table:table-cell>
          <table:table-cell table:formula="of:=OFFSET([.C$4];[.M481];0)" office:value-type="float" office:value="43764" calcext:value-type="float">
            <text:p>43764</text:p>
          </table:table-cell>
          <table:table-cell table:formula="of:=[.L481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81];0)&lt;=[.O4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2]))" office:value-type="date" office:date-value="2019-10-22T16:09:31.098042" calcext:value-type="date">
            <text:p>2019-10-22 16:09:31</text:p>
          </table:table-cell>
          <table:table-cell table:style-name="ce7" table:formula="of:=[.A482]" office:value-type="date" office:date-value="2019-10-22T16:09:31.098042" calcext:value-type="date">
            <text:p>2019-10-22 16:09:31</text:p>
          </table:table-cell>
          <table:table-cell table:formula="of:=TRUNC([.A482])" office:value-type="float" office:value="43760" calcext:value-type="float">
            <text:p>43760</text:p>
          </table:table-cell>
          <table:table-cell table:style-name="ce12" table:formula="of:=[.B482]-[.C482]" office:value-type="date" office:date-value="1899-12-30T16:09:31.09804186039" calcext:value-type="date">
            <text:p>12/30/99 04:09 PM</text:p>
          </table:table-cell>
          <table:table-cell table:formula="of:=MOD([.E481]-[.$E$2];[.$H$2])+1+[.$E$2]" office:value-type="float" office:value="220" calcext:value-type="float">
            <text:p>220</text:p>
          </table:table-cell>
          <table:table-cell table:formula="of:=MOD([.F481]+1/[.$H$2];5)" office:value-type="float" office:value="0.966666666666642" calcext:value-type="float">
            <text:p>0,966666666666642</text:p>
          </table:table-cell>
          <table:table-cell table:formula="of:=IF([.F482]&lt;0.000001;[.G481]+2+1/[.$H$2];[.G481]+1/[.$H$2])" office:value-type="float" office:value="15.9666666666666" calcext:value-type="float">
            <text:p>15,9666666666666</text:p>
          </table:table-cell>
          <table:table-cell table:number-columns-repeated="4"/>
          <table:table-cell table:formula="of:=SUM(MOD(SUM([.L481]-[.L$2];[.T$2]);[.R$2]-[.L$2]);[.L$2])" office:value-type="time" office:time-value="PT17H59M59.999999999S" calcext:value-type="time">
            <text:p>18:00:00</text:p>
          </table:table-cell>
          <table:table-cell table:formula="of:=IF([.L482]&lt;[.L481];[.M481]+[.H$2];[.M481])" office:value-type="float" office:value="570" calcext:value-type="float">
            <text:p>570</text:p>
          </table:table-cell>
          <table:table-cell table:formula="of:=OFFSET([.C$4];[.M482];0)" office:value-type="float" office:value="43764" calcext:value-type="float">
            <text:p>43764</text:p>
          </table:table-cell>
          <table:table-cell table:formula="of:=[.L482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82];0)&lt;=[.O4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3]))" office:value-type="date" office:date-value="2019-10-23T15:30:22.99933" calcext:value-type="date">
            <text:p>2019-10-23 15:30:23</text:p>
          </table:table-cell>
          <table:table-cell table:style-name="ce7" table:formula="of:=[.A483]" office:value-type="date" office:date-value="2019-10-23T15:30:22.99933" calcext:value-type="date">
            <text:p>2019-10-23 15:30:23</text:p>
          </table:table-cell>
          <table:table-cell table:formula="of:=TRUNC([.A483])" office:value-type="float" office:value="43761" calcext:value-type="float">
            <text:p>43761</text:p>
          </table:table-cell>
          <table:table-cell table:style-name="ce12" table:formula="of:=[.B483]-[.C483]" office:value-type="date" office:date-value="1899-12-30T15:30:22.99933042377" calcext:value-type="date">
            <text:p>12/30/99 03:30 PM</text:p>
          </table:table-cell>
          <table:table-cell table:formula="of:=MOD([.E482]-[.$E$2];[.$H$2])+1+[.$E$2]" office:value-type="float" office:value="191" calcext:value-type="float">
            <text:p>191</text:p>
          </table:table-cell>
          <table:table-cell table:formula="of:=MOD([.F482]+1/[.$H$2];5)" office:value-type="float" office:value="0.999999999999976" calcext:value-type="float">
            <text:p>0,999999999999976</text:p>
          </table:table-cell>
          <table:table-cell table:formula="of:=IF([.F483]&lt;0.000001;[.G482]+2+1/[.$H$2];[.G482]+1/[.$H$2])" office:value-type="float" office:value="16" calcext:value-type="float">
            <text:p>16</text:p>
          </table:table-cell>
          <table:table-cell table:number-columns-repeated="4"/>
          <table:table-cell table:formula="of:=SUM(MOD(SUM([.L482]-[.L$2];[.T$2]);[.R$2]-[.L$2]);[.L$2])" office:value-type="time" office:time-value="PT14H09M59.999999999S" calcext:value-type="time">
            <text:p>14:10:00</text:p>
          </table:table-cell>
          <table:table-cell table:formula="of:=IF([.L483]&lt;[.L482];[.M482]+[.H$2];[.M482])" office:value-type="float" office:value="600" calcext:value-type="float">
            <text:p>600</text:p>
          </table:table-cell>
          <table:table-cell table:formula="of:=OFFSET([.C$4];[.M483];0)" office:value-type="float" office:value="43765" calcext:value-type="float">
            <text:p>43765</text:p>
          </table:table-cell>
          <table:table-cell table:formula="of:=[.L483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83];0)&lt;=[.O4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4]))" office:value-type="date" office:date-value="2019-10-23T15:39:51.327467" calcext:value-type="date">
            <text:p>2019-10-23 15:39:51</text:p>
          </table:table-cell>
          <table:table-cell table:style-name="ce7" table:formula="of:=[.A484]" office:value-type="date" office:date-value="2019-10-23T15:39:51.327467" calcext:value-type="date">
            <text:p>2019-10-23 15:39:51</text:p>
          </table:table-cell>
          <table:table-cell table:formula="of:=TRUNC([.A484])" office:value-type="float" office:value="43761" calcext:value-type="float">
            <text:p>43761</text:p>
          </table:table-cell>
          <table:table-cell table:style-name="ce12" table:formula="of:=[.B484]-[.C484]" office:value-type="date" office:date-value="1899-12-30T15:39:51.32746697869" calcext:value-type="date">
            <text:p>12/30/99 03:39 PM</text:p>
          </table:table-cell>
          <table:table-cell table:formula="of:=MOD([.E483]-[.$E$2];[.$H$2])+1+[.$E$2]" office:value-type="float" office:value="192" calcext:value-type="float">
            <text:p>192</text:p>
          </table:table-cell>
          <table:table-cell table:formula="of:=MOD([.F483]+1/[.$H$2];5)" office:value-type="float" office:value="1.03333333333331" calcext:value-type="float">
            <text:p>1,03333333333331</text:p>
          </table:table-cell>
          <table:table-cell table:formula="of:=IF([.F484]&lt;0.000001;[.G483]+2+1/[.$H$2];[.G483]+1/[.$H$2])" office:value-type="float" office:value="16.0333333333333" calcext:value-type="float">
            <text:p>16,0333333333333</text:p>
          </table:table-cell>
          <table:table-cell table:number-columns-repeated="4"/>
          <table:table-cell table:formula="of:=SUM(MOD(SUM([.L483]-[.L$2];[.T$2]);[.R$2]-[.L$2]);[.L$2])" office:value-type="time" office:time-value="PT14H19M59.999999999S" calcext:value-type="time">
            <text:p>14:20:00</text:p>
          </table:table-cell>
          <table:table-cell table:formula="of:=IF([.L484]&lt;[.L483];[.M483]+[.H$2];[.M483])" office:value-type="float" office:value="600" calcext:value-type="float">
            <text:p>600</text:p>
          </table:table-cell>
          <table:table-cell table:formula="of:=OFFSET([.C$4];[.M484];0)" office:value-type="float" office:value="43765" calcext:value-type="float">
            <text:p>43765</text:p>
          </table:table-cell>
          <table:table-cell table:formula="of:=[.L484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84];0)&lt;=[.O4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5]))" office:value-type="date" office:date-value="2019-10-23T16:02:16.875964" calcext:value-type="date">
            <text:p>2019-10-23 16:02:17</text:p>
          </table:table-cell>
          <table:table-cell table:style-name="ce7" table:formula="of:=[.A485]" office:value-type="date" office:date-value="2019-10-23T16:02:16.875964" calcext:value-type="date">
            <text:p>2019-10-23 16:02:17</text:p>
          </table:table-cell>
          <table:table-cell table:formula="of:=TRUNC([.A485])" office:value-type="float" office:value="43761" calcext:value-type="float">
            <text:p>43761</text:p>
          </table:table-cell>
          <table:table-cell table:style-name="ce12" table:formula="of:=[.B485]-[.C485]" office:value-type="date" office:date-value="1899-12-30T16:02:16.87596414238" calcext:value-type="date">
            <text:p>12/30/99 04:02 PM</text:p>
          </table:table-cell>
          <table:table-cell table:formula="of:=MOD([.E484]-[.$E$2];[.$H$2])+1+[.$E$2]" office:value-type="float" office:value="193" calcext:value-type="float">
            <text:p>193</text:p>
          </table:table-cell>
          <table:table-cell table:formula="of:=MOD([.F484]+1/[.$H$2];5)" office:value-type="float" office:value="1.06666666666664" calcext:value-type="float">
            <text:p>1,06666666666664</text:p>
          </table:table-cell>
          <table:table-cell table:formula="of:=IF([.F485]&lt;0.000001;[.G484]+2+1/[.$H$2];[.G484]+1/[.$H$2])" office:value-type="float" office:value="16.0666666666666" calcext:value-type="float">
            <text:p>16,0666666666666</text:p>
          </table:table-cell>
          <table:table-cell table:number-columns-repeated="4"/>
          <table:table-cell table:formula="of:=SUM(MOD(SUM([.L484]-[.L$2];[.T$2]);[.R$2]-[.L$2]);[.L$2])" office:value-type="time" office:time-value="PT14H29M59.999999999S" calcext:value-type="time">
            <text:p>14:30:00</text:p>
          </table:table-cell>
          <table:table-cell table:formula="of:=IF([.L485]&lt;[.L484];[.M484]+[.H$2];[.M484])" office:value-type="float" office:value="600" calcext:value-type="float">
            <text:p>600</text:p>
          </table:table-cell>
          <table:table-cell table:formula="of:=OFFSET([.C$4];[.M485];0)" office:value-type="float" office:value="43765" calcext:value-type="float">
            <text:p>43765</text:p>
          </table:table-cell>
          <table:table-cell table:formula="of:=[.L485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85];0)&lt;=[.O4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6]))" office:value-type="date" office:date-value="2019-10-23T16:07:58.618046" calcext:value-type="date">
            <text:p>2019-10-23 16:07:59</text:p>
          </table:table-cell>
          <table:table-cell table:style-name="ce7" table:formula="of:=[.A486]" office:value-type="date" office:date-value="2019-10-23T16:07:58.618046" calcext:value-type="date">
            <text:p>2019-10-23 16:07:59</text:p>
          </table:table-cell>
          <table:table-cell table:formula="of:=TRUNC([.A486])" office:value-type="float" office:value="43761" calcext:value-type="float">
            <text:p>43761</text:p>
          </table:table-cell>
          <table:table-cell table:style-name="ce12" table:formula="of:=[.B486]-[.C486]" office:value-type="date" office:date-value="1899-12-30T16:07:58.61804596614" calcext:value-type="date">
            <text:p>12/30/99 04:07 PM</text:p>
          </table:table-cell>
          <table:table-cell table:formula="of:=MOD([.E485]-[.$E$2];[.$H$2])+1+[.$E$2]" office:value-type="float" office:value="194" calcext:value-type="float">
            <text:p>194</text:p>
          </table:table-cell>
          <table:table-cell table:formula="of:=MOD([.F485]+1/[.$H$2];5)" office:value-type="float" office:value="1.09999999999998" calcext:value-type="float">
            <text:p>1,09999999999998</text:p>
          </table:table-cell>
          <table:table-cell table:formula="of:=IF([.F486]&lt;0.000001;[.G485]+2+1/[.$H$2];[.G485]+1/[.$H$2])" office:value-type="float" office:value="16.1" calcext:value-type="float">
            <text:p>16,1</text:p>
          </table:table-cell>
          <table:table-cell table:number-columns-repeated="4"/>
          <table:table-cell table:formula="of:=SUM(MOD(SUM([.L485]-[.L$2];[.T$2]);[.R$2]-[.L$2]);[.L$2])" office:value-type="time" office:time-value="PT14H39M59.999999999S" calcext:value-type="time">
            <text:p>14:40:00</text:p>
          </table:table-cell>
          <table:table-cell table:formula="of:=IF([.L486]&lt;[.L485];[.M485]+[.H$2];[.M485])" office:value-type="float" office:value="600" calcext:value-type="float">
            <text:p>600</text:p>
          </table:table-cell>
          <table:table-cell table:formula="of:=OFFSET([.C$4];[.M486];0)" office:value-type="float" office:value="43765" calcext:value-type="float">
            <text:p>43765</text:p>
          </table:table-cell>
          <table:table-cell table:formula="of:=[.L486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86];0)&lt;=[.O4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7]))" office:value-type="date" office:date-value="2019-10-23T16:18:54.359862" calcext:value-type="date">
            <text:p>2019-10-23 16:18:54</text:p>
          </table:table-cell>
          <table:table-cell table:style-name="ce7" table:formula="of:=[.A487]" office:value-type="date" office:date-value="2019-10-23T16:18:54.359862" calcext:value-type="date">
            <text:p>2019-10-23 16:18:54</text:p>
          </table:table-cell>
          <table:table-cell table:formula="of:=TRUNC([.A487])" office:value-type="float" office:value="43761" calcext:value-type="float">
            <text:p>43761</text:p>
          </table:table-cell>
          <table:table-cell table:style-name="ce12" table:formula="of:=[.B487]-[.C487]" office:value-type="date" office:date-value="1899-12-30T16:18:54.35986235272" calcext:value-type="date">
            <text:p>12/30/99 04:18 PM</text:p>
          </table:table-cell>
          <table:table-cell table:formula="of:=MOD([.E486]-[.$E$2];[.$H$2])+1+[.$E$2]" office:value-type="float" office:value="195" calcext:value-type="float">
            <text:p>195</text:p>
          </table:table-cell>
          <table:table-cell table:formula="of:=MOD([.F486]+1/[.$H$2];5)" office:value-type="float" office:value="1.13333333333331" calcext:value-type="float">
            <text:p>1,13333333333331</text:p>
          </table:table-cell>
          <table:table-cell table:formula="of:=IF([.F487]&lt;0.000001;[.G486]+2+1/[.$H$2];[.G486]+1/[.$H$2])" office:value-type="float" office:value="16.1333333333333" calcext:value-type="float">
            <text:p>16,1333333333333</text:p>
          </table:table-cell>
          <table:table-cell table:number-columns-repeated="4"/>
          <table:table-cell table:formula="of:=SUM(MOD(SUM([.L486]-[.L$2];[.T$2]);[.R$2]-[.L$2]);[.L$2])" office:value-type="time" office:time-value="PT14H49M59.999999999S" calcext:value-type="time">
            <text:p>14:50:00</text:p>
          </table:table-cell>
          <table:table-cell table:formula="of:=IF([.L487]&lt;[.L486];[.M486]+[.H$2];[.M486])" office:value-type="float" office:value="600" calcext:value-type="float">
            <text:p>600</text:p>
          </table:table-cell>
          <table:table-cell table:formula="of:=OFFSET([.C$4];[.M487];0)" office:value-type="float" office:value="43765" calcext:value-type="float">
            <text:p>43765</text:p>
          </table:table-cell>
          <table:table-cell table:formula="of:=[.L487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87];0)&lt;=[.O4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8]))" office:value-type="date" office:date-value="2019-10-23T16:13:09.571194" calcext:value-type="date">
            <text:p>2019-10-23 16:13:10</text:p>
          </table:table-cell>
          <table:table-cell table:style-name="ce7" table:formula="of:=[.A488]" office:value-type="date" office:date-value="2019-10-23T16:13:09.571194" calcext:value-type="date">
            <text:p>2019-10-23 16:13:10</text:p>
          </table:table-cell>
          <table:table-cell table:formula="of:=TRUNC([.A488])" office:value-type="float" office:value="43761" calcext:value-type="float">
            <text:p>43761</text:p>
          </table:table-cell>
          <table:table-cell table:style-name="ce12" table:formula="of:=[.B488]-[.C488]" office:value-type="date" office:date-value="1899-12-30T16:13:09.57119425759" calcext:value-type="date">
            <text:p>12/30/99 04:13 PM</text:p>
          </table:table-cell>
          <table:table-cell table:formula="of:=MOD([.E487]-[.$E$2];[.$H$2])+1+[.$E$2]" office:value-type="float" office:value="196" calcext:value-type="float">
            <text:p>196</text:p>
          </table:table-cell>
          <table:table-cell table:formula="of:=MOD([.F487]+1/[.$H$2];5)" office:value-type="float" office:value="1.16666666666664" calcext:value-type="float">
            <text:p>1,16666666666664</text:p>
          </table:table-cell>
          <table:table-cell table:formula="of:=IF([.F488]&lt;0.000001;[.G487]+2+1/[.$H$2];[.G487]+1/[.$H$2])" office:value-type="float" office:value="16.1666666666666" calcext:value-type="float">
            <text:p>16,1666666666666</text:p>
          </table:table-cell>
          <table:table-cell table:number-columns-repeated="4"/>
          <table:table-cell table:formula="of:=SUM(MOD(SUM([.L487]-[.L$2];[.T$2]);[.R$2]-[.L$2]);[.L$2])" office:value-type="time" office:time-value="PT14H59M59.999999999S" calcext:value-type="time">
            <text:p>15:00:00</text:p>
          </table:table-cell>
          <table:table-cell table:formula="of:=IF([.L488]&lt;[.L487];[.M487]+[.H$2];[.M487])" office:value-type="float" office:value="600" calcext:value-type="float">
            <text:p>600</text:p>
          </table:table-cell>
          <table:table-cell table:formula="of:=OFFSET([.C$4];[.M488];0)" office:value-type="float" office:value="43765" calcext:value-type="float">
            <text:p>43765</text:p>
          </table:table-cell>
          <table:table-cell table:formula="of:=[.L488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88];0)&lt;=[.O4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9]))" office:value-type="date" office:date-value="2019-10-23T15:28:42.694248" calcext:value-type="date">
            <text:p>2019-10-23 15:28:43</text:p>
          </table:table-cell>
          <table:table-cell table:style-name="ce7" table:formula="of:=[.A489]" office:value-type="date" office:date-value="2019-10-23T15:28:42.694248" calcext:value-type="date">
            <text:p>2019-10-23 15:28:43</text:p>
          </table:table-cell>
          <table:table-cell table:formula="of:=TRUNC([.A489])" office:value-type="float" office:value="43761" calcext:value-type="float">
            <text:p>43761</text:p>
          </table:table-cell>
          <table:table-cell table:style-name="ce12" table:formula="of:=[.B489]-[.C489]" office:value-type="date" office:date-value="1899-12-30T15:28:42.69424810074" calcext:value-type="date">
            <text:p>12/30/99 03:28 PM</text:p>
          </table:table-cell>
          <table:table-cell table:formula="of:=MOD([.E488]-[.$E$2];[.$H$2])+1+[.$E$2]" office:value-type="float" office:value="197" calcext:value-type="float">
            <text:p>197</text:p>
          </table:table-cell>
          <table:table-cell table:formula="of:=MOD([.F488]+1/[.$H$2];5)" office:value-type="float" office:value="1.19999999999998" calcext:value-type="float">
            <text:p>1,19999999999998</text:p>
          </table:table-cell>
          <table:table-cell table:formula="of:=IF([.F489]&lt;0.000001;[.G488]+2+1/[.$H$2];[.G488]+1/[.$H$2])" office:value-type="float" office:value="16.2" calcext:value-type="float">
            <text:p>16,2</text:p>
          </table:table-cell>
          <table:table-cell table:number-columns-repeated="4"/>
          <table:table-cell table:formula="of:=SUM(MOD(SUM([.L488]-[.L$2];[.T$2]);[.R$2]-[.L$2]);[.L$2])" office:value-type="time" office:time-value="PT15H09M59.999999999S" calcext:value-type="time">
            <text:p>15:10:00</text:p>
          </table:table-cell>
          <table:table-cell table:formula="of:=IF([.L489]&lt;[.L488];[.M488]+[.H$2];[.M488])" office:value-type="float" office:value="600" calcext:value-type="float">
            <text:p>600</text:p>
          </table:table-cell>
          <table:table-cell table:formula="of:=OFFSET([.C$4];[.M489];0)" office:value-type="float" office:value="43765" calcext:value-type="float">
            <text:p>43765</text:p>
          </table:table-cell>
          <table:table-cell table:formula="of:=[.L489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89];0)&lt;=[.O4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0]))" office:value-type="date" office:date-value="2019-10-23T16:15:27.916187" calcext:value-type="date">
            <text:p>2019-10-23 16:15:28</text:p>
          </table:table-cell>
          <table:table-cell table:style-name="ce7" table:formula="of:=[.A490]" office:value-type="date" office:date-value="2019-10-23T16:15:27.916187" calcext:value-type="date">
            <text:p>2019-10-23 16:15:28</text:p>
          </table:table-cell>
          <table:table-cell table:formula="of:=TRUNC([.A490])" office:value-type="float" office:value="43761" calcext:value-type="float">
            <text:p>43761</text:p>
          </table:table-cell>
          <table:table-cell table:style-name="ce12" table:formula="of:=[.B490]-[.C490]" office:value-type="date" office:date-value="1899-12-30T16:15:27.91618667543" calcext:value-type="date">
            <text:p>12/30/99 04:15 PM</text:p>
          </table:table-cell>
          <table:table-cell table:formula="of:=MOD([.E489]-[.$E$2];[.$H$2])+1+[.$E$2]" office:value-type="float" office:value="198" calcext:value-type="float">
            <text:p>198</text:p>
          </table:table-cell>
          <table:table-cell table:formula="of:=MOD([.F489]+1/[.$H$2];5)" office:value-type="float" office:value="1.23333333333331" calcext:value-type="float">
            <text:p>1,23333333333331</text:p>
          </table:table-cell>
          <table:table-cell table:formula="of:=IF([.F490]&lt;0.000001;[.G489]+2+1/[.$H$2];[.G489]+1/[.$H$2])" office:value-type="float" office:value="16.2333333333333" calcext:value-type="float">
            <text:p>16,2333333333333</text:p>
          </table:table-cell>
          <table:table-cell table:number-columns-repeated="4"/>
          <table:table-cell table:formula="of:=SUM(MOD(SUM([.L489]-[.L$2];[.T$2]);[.R$2]-[.L$2]);[.L$2])" office:value-type="time" office:time-value="PT15H19M59.999999999S" calcext:value-type="time">
            <text:p>15:20:00</text:p>
          </table:table-cell>
          <table:table-cell table:formula="of:=IF([.L490]&lt;[.L489];[.M489]+[.H$2];[.M489])" office:value-type="float" office:value="600" calcext:value-type="float">
            <text:p>600</text:p>
          </table:table-cell>
          <table:table-cell table:formula="of:=OFFSET([.C$4];[.M490];0)" office:value-type="float" office:value="43765" calcext:value-type="float">
            <text:p>43765</text:p>
          </table:table-cell>
          <table:table-cell table:formula="of:=[.L490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90];0)&lt;=[.O4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1]))" office:value-type="date" office:date-value="2019-10-23T16:16:12.065662" calcext:value-type="date">
            <text:p>2019-10-23 16:16:12</text:p>
          </table:table-cell>
          <table:table-cell table:style-name="ce7" table:formula="of:=[.A491]" office:value-type="date" office:date-value="2019-10-23T16:16:12.065662" calcext:value-type="date">
            <text:p>2019-10-23 16:16:12</text:p>
          </table:table-cell>
          <table:table-cell table:formula="of:=TRUNC([.A491])" office:value-type="float" office:value="43761" calcext:value-type="float">
            <text:p>43761</text:p>
          </table:table-cell>
          <table:table-cell table:style-name="ce12" table:formula="of:=[.B491]-[.C491]" office:value-type="date" office:date-value="1899-12-30T16:16:12.06566180103" calcext:value-type="date">
            <text:p>12/30/99 04:16 PM</text:p>
          </table:table-cell>
          <table:table-cell table:formula="of:=MOD([.E490]-[.$E$2];[.$H$2])+1+[.$E$2]" office:value-type="float" office:value="199" calcext:value-type="float">
            <text:p>199</text:p>
          </table:table-cell>
          <table:table-cell table:formula="of:=MOD([.F490]+1/[.$H$2];5)" office:value-type="float" office:value="1.26666666666664" calcext:value-type="float">
            <text:p>1,26666666666664</text:p>
          </table:table-cell>
          <table:table-cell table:formula="of:=IF([.F491]&lt;0.000001;[.G490]+2+1/[.$H$2];[.G490]+1/[.$H$2])" office:value-type="float" office:value="16.2666666666666" calcext:value-type="float">
            <text:p>16,2666666666666</text:p>
          </table:table-cell>
          <table:table-cell table:number-columns-repeated="4"/>
          <table:table-cell table:formula="of:=SUM(MOD(SUM([.L490]-[.L$2];[.T$2]);[.R$2]-[.L$2]);[.L$2])" office:value-type="time" office:time-value="PT15H29M59.999999999S" calcext:value-type="time">
            <text:p>15:30:00</text:p>
          </table:table-cell>
          <table:table-cell table:formula="of:=IF([.L491]&lt;[.L490];[.M490]+[.H$2];[.M490])" office:value-type="float" office:value="600" calcext:value-type="float">
            <text:p>600</text:p>
          </table:table-cell>
          <table:table-cell table:formula="of:=OFFSET([.C$4];[.M491];0)" office:value-type="float" office:value="43765" calcext:value-type="float">
            <text:p>43765</text:p>
          </table:table-cell>
          <table:table-cell table:formula="of:=[.L491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491];0)&lt;=[.O4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2]))" office:value-type="date" office:date-value="2019-10-23T16:01:18.31847" calcext:value-type="date">
            <text:p>2019-10-23 16:01:18</text:p>
          </table:table-cell>
          <table:table-cell table:style-name="ce7" table:formula="of:=[.A492]" office:value-type="date" office:date-value="2019-10-23T16:01:18.31847" calcext:value-type="date">
            <text:p>2019-10-23 16:01:18</text:p>
          </table:table-cell>
          <table:table-cell table:formula="of:=TRUNC([.A492])" office:value-type="float" office:value="43761" calcext:value-type="float">
            <text:p>43761</text:p>
          </table:table-cell>
          <table:table-cell table:style-name="ce12" table:formula="of:=[.B492]-[.C492]" office:value-type="date" office:date-value="1899-12-30T16:01:18.31847020425" calcext:value-type="date">
            <text:p>12/30/99 04:01 PM</text:p>
          </table:table-cell>
          <table:table-cell table:formula="of:=MOD([.E491]-[.$E$2];[.$H$2])+1+[.$E$2]" office:value-type="float" office:value="200" calcext:value-type="float">
            <text:p>200</text:p>
          </table:table-cell>
          <table:table-cell table:formula="of:=MOD([.F491]+1/[.$H$2];5)" office:value-type="float" office:value="1.29999999999998" calcext:value-type="float">
            <text:p>1,29999999999998</text:p>
          </table:table-cell>
          <table:table-cell table:formula="of:=IF([.F492]&lt;0.000001;[.G491]+2+1/[.$H$2];[.G491]+1/[.$H$2])" office:value-type="float" office:value="16.3" calcext:value-type="float">
            <text:p>16,3</text:p>
          </table:table-cell>
          <table:table-cell table:number-columns-repeated="4"/>
          <table:table-cell table:formula="of:=SUM(MOD(SUM([.L491]-[.L$2];[.T$2]);[.R$2]-[.L$2]);[.L$2])" office:value-type="time" office:time-value="PT15H39M59.999999999S" calcext:value-type="time">
            <text:p>15:40:00</text:p>
          </table:table-cell>
          <table:table-cell table:formula="of:=IF([.L492]&lt;[.L491];[.M491]+[.H$2];[.M491])" office:value-type="float" office:value="600" calcext:value-type="float">
            <text:p>600</text:p>
          </table:table-cell>
          <table:table-cell table:formula="of:=OFFSET([.C$4];[.M492];0)" office:value-type="float" office:value="43765" calcext:value-type="float">
            <text:p>43765</text:p>
          </table:table-cell>
          <table:table-cell table:formula="of:=[.L492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92];0)&lt;=[.O4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3]))" office:value-type="date" office:date-value="2019-10-23T15:46:21.493813" calcext:value-type="date">
            <text:p>2019-10-23 15:46:21</text:p>
          </table:table-cell>
          <table:table-cell table:style-name="ce7" table:formula="of:=[.A493]" office:value-type="date" office:date-value="2019-10-23T15:46:21.493813" calcext:value-type="date">
            <text:p>2019-10-23 15:46:21</text:p>
          </table:table-cell>
          <table:table-cell table:formula="of:=TRUNC([.A493])" office:value-type="float" office:value="43761" calcext:value-type="float">
            <text:p>43761</text:p>
          </table:table-cell>
          <table:table-cell table:style-name="ce12" table:formula="of:=[.B493]-[.C493]" office:value-type="date" office:date-value="1899-12-30T15:46:21.49381340481" calcext:value-type="date">
            <text:p>12/30/99 03:46 PM</text:p>
          </table:table-cell>
          <table:table-cell table:formula="of:=MOD([.E492]-[.$E$2];[.$H$2])+1+[.$E$2]" office:value-type="float" office:value="201" calcext:value-type="float">
            <text:p>201</text:p>
          </table:table-cell>
          <table:table-cell table:formula="of:=MOD([.F492]+1/[.$H$2];5)" office:value-type="float" office:value="1.33333333333331" calcext:value-type="float">
            <text:p>1,33333333333331</text:p>
          </table:table-cell>
          <table:table-cell table:formula="of:=IF([.F493]&lt;0.000001;[.G492]+2+1/[.$H$2];[.G492]+1/[.$H$2])" office:value-type="float" office:value="16.3333333333333" calcext:value-type="float">
            <text:p>16,3333333333333</text:p>
          </table:table-cell>
          <table:table-cell table:number-columns-repeated="4"/>
          <table:table-cell table:formula="of:=SUM(MOD(SUM([.L492]-[.L$2];[.T$2]);[.R$2]-[.L$2]);[.L$2])" office:value-type="time" office:time-value="PT15H49M59.999999999S" calcext:value-type="time">
            <text:p>15:50:00</text:p>
          </table:table-cell>
          <table:table-cell table:formula="of:=IF([.L493]&lt;[.L492];[.M492]+[.H$2];[.M492])" office:value-type="float" office:value="600" calcext:value-type="float">
            <text:p>600</text:p>
          </table:table-cell>
          <table:table-cell table:formula="of:=OFFSET([.C$4];[.M493];0)" office:value-type="float" office:value="43765" calcext:value-type="float">
            <text:p>43765</text:p>
          </table:table-cell>
          <table:table-cell table:formula="of:=[.L493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93];0)&lt;=[.O4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4]))" office:value-type="date" office:date-value="2019-10-23T16:28:11.838845" calcext:value-type="date">
            <text:p>2019-10-23 16:28:12</text:p>
          </table:table-cell>
          <table:table-cell table:style-name="ce7" table:formula="of:=[.A494]" office:value-type="date" office:date-value="2019-10-23T16:28:11.838845" calcext:value-type="date">
            <text:p>2019-10-23 16:28:12</text:p>
          </table:table-cell>
          <table:table-cell table:formula="of:=TRUNC([.A494])" office:value-type="float" office:value="43761" calcext:value-type="float">
            <text:p>43761</text:p>
          </table:table-cell>
          <table:table-cell table:style-name="ce12" table:formula="of:=[.B494]-[.C494]" office:value-type="date" office:date-value="1899-12-30T16:28:11.83884544764" calcext:value-type="date">
            <text:p>12/30/99 04:28 PM</text:p>
          </table:table-cell>
          <table:table-cell table:formula="of:=MOD([.E493]-[.$E$2];[.$H$2])+1+[.$E$2]" office:value-type="float" office:value="202" calcext:value-type="float">
            <text:p>202</text:p>
          </table:table-cell>
          <table:table-cell table:formula="of:=MOD([.F493]+1/[.$H$2];5)" office:value-type="float" office:value="1.36666666666664" calcext:value-type="float">
            <text:p>1,36666666666664</text:p>
          </table:table-cell>
          <table:table-cell table:formula="of:=IF([.F494]&lt;0.000001;[.G493]+2+1/[.$H$2];[.G493]+1/[.$H$2])" office:value-type="float" office:value="16.3666666666666" calcext:value-type="float">
            <text:p>16,3666666666666</text:p>
          </table:table-cell>
          <table:table-cell table:number-columns-repeated="4"/>
          <table:table-cell table:formula="of:=SUM(MOD(SUM([.L493]-[.L$2];[.T$2]);[.R$2]-[.L$2]);[.L$2])" office:value-type="time" office:time-value="PT15H59M59.999999999S" calcext:value-type="time">
            <text:p>16:00:00</text:p>
          </table:table-cell>
          <table:table-cell table:formula="of:=IF([.L494]&lt;[.L493];[.M493]+[.H$2];[.M493])" office:value-type="float" office:value="600" calcext:value-type="float">
            <text:p>600</text:p>
          </table:table-cell>
          <table:table-cell table:formula="of:=OFFSET([.C$4];[.M494];0)" office:value-type="float" office:value="43765" calcext:value-type="float">
            <text:p>43765</text:p>
          </table:table-cell>
          <table:table-cell table:formula="of:=[.L494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94];0)&lt;=[.O4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5]))" office:value-type="date" office:date-value="2019-10-23T16:00:03.574594" calcext:value-type="date">
            <text:p>2019-10-23 16:00:04</text:p>
          </table:table-cell>
          <table:table-cell table:style-name="ce7" table:formula="of:=[.A495]" office:value-type="date" office:date-value="2019-10-23T16:00:03.574594" calcext:value-type="date">
            <text:p>2019-10-23 16:00:04</text:p>
          </table:table-cell>
          <table:table-cell table:formula="of:=TRUNC([.A495])" office:value-type="float" office:value="43761" calcext:value-type="float">
            <text:p>43761</text:p>
          </table:table-cell>
          <table:table-cell table:style-name="ce12" table:formula="of:=[.B495]-[.C495]" office:value-type="date" office:date-value="1899-12-30T16:00:03.57459441293" calcext:value-type="date">
            <text:p>12/30/99 04:00 PM</text:p>
          </table:table-cell>
          <table:table-cell table:formula="of:=MOD([.E494]-[.$E$2];[.$H$2])+1+[.$E$2]" office:value-type="float" office:value="203" calcext:value-type="float">
            <text:p>203</text:p>
          </table:table-cell>
          <table:table-cell table:formula="of:=MOD([.F494]+1/[.$H$2];5)" office:value-type="float" office:value="1.39999999999998" calcext:value-type="float">
            <text:p>1,39999999999998</text:p>
          </table:table-cell>
          <table:table-cell table:formula="of:=IF([.F495]&lt;0.000001;[.G494]+2+1/[.$H$2];[.G494]+1/[.$H$2])" office:value-type="float" office:value="16.4" calcext:value-type="float">
            <text:p>16,4</text:p>
          </table:table-cell>
          <table:table-cell table:number-columns-repeated="4"/>
          <table:table-cell table:formula="of:=SUM(MOD(SUM([.L494]-[.L$2];[.T$2]);[.R$2]-[.L$2]);[.L$2])" office:value-type="time" office:time-value="PT16H09M59.999999999S" calcext:value-type="time">
            <text:p>16:10:00</text:p>
          </table:table-cell>
          <table:table-cell table:formula="of:=IF([.L495]&lt;[.L494];[.M494]+[.H$2];[.M494])" office:value-type="float" office:value="600" calcext:value-type="float">
            <text:p>600</text:p>
          </table:table-cell>
          <table:table-cell table:formula="of:=OFFSET([.C$4];[.M495];0)" office:value-type="float" office:value="43765" calcext:value-type="float">
            <text:p>43765</text:p>
          </table:table-cell>
          <table:table-cell table:formula="of:=[.L495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495];0)&lt;=[.O4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6]))" office:value-type="date" office:date-value="2019-10-23T16:26:57.792812" calcext:value-type="date">
            <text:p>2019-10-23 16:26:58</text:p>
          </table:table-cell>
          <table:table-cell table:style-name="ce7" table:formula="of:=[.A496]" office:value-type="date" office:date-value="2019-10-23T16:26:57.792812" calcext:value-type="date">
            <text:p>2019-10-23 16:26:58</text:p>
          </table:table-cell>
          <table:table-cell table:formula="of:=TRUNC([.A496])" office:value-type="float" office:value="43761" calcext:value-type="float">
            <text:p>43761</text:p>
          </table:table-cell>
          <table:table-cell table:style-name="ce12" table:formula="of:=[.B496]-[.C496]" office:value-type="date" office:date-value="1899-12-30T16:26:57.79281150084" calcext:value-type="date">
            <text:p>12/30/99 04:26 PM</text:p>
          </table:table-cell>
          <table:table-cell table:formula="of:=MOD([.E495]-[.$E$2];[.$H$2])+1+[.$E$2]" office:value-type="float" office:value="204" calcext:value-type="float">
            <text:p>204</text:p>
          </table:table-cell>
          <table:table-cell table:formula="of:=MOD([.F495]+1/[.$H$2];5)" office:value-type="float" office:value="1.43333333333331" calcext:value-type="float">
            <text:p>1,43333333333331</text:p>
          </table:table-cell>
          <table:table-cell table:formula="of:=IF([.F496]&lt;0.000001;[.G495]+2+1/[.$H$2];[.G495]+1/[.$H$2])" office:value-type="float" office:value="16.4333333333333" calcext:value-type="float">
            <text:p>16,4333333333333</text:p>
          </table:table-cell>
          <table:table-cell table:number-columns-repeated="4"/>
          <table:table-cell table:formula="of:=SUM(MOD(SUM([.L495]-[.L$2];[.T$2]);[.R$2]-[.L$2]);[.L$2])" office:value-type="time" office:time-value="PT16H19M59.999999999S" calcext:value-type="time">
            <text:p>16:20:00</text:p>
          </table:table-cell>
          <table:table-cell table:formula="of:=IF([.L496]&lt;[.L495];[.M495]+[.H$2];[.M495])" office:value-type="float" office:value="600" calcext:value-type="float">
            <text:p>600</text:p>
          </table:table-cell>
          <table:table-cell table:formula="of:=OFFSET([.C$4];[.M496];0)" office:value-type="float" office:value="43765" calcext:value-type="float">
            <text:p>43765</text:p>
          </table:table-cell>
          <table:table-cell table:formula="of:=[.L496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96];0)&lt;=[.O4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7]))" office:value-type="date" office:date-value="2019-10-23T16:29:05.899931" calcext:value-type="date">
            <text:p>2019-10-23 16:29:06</text:p>
          </table:table-cell>
          <table:table-cell table:style-name="ce7" table:formula="of:=[.A497]" office:value-type="date" office:date-value="2019-10-23T16:29:05.899931" calcext:value-type="date">
            <text:p>2019-10-23 16:29:06</text:p>
          </table:table-cell>
          <table:table-cell table:formula="of:=TRUNC([.A497])" office:value-type="float" office:value="43761" calcext:value-type="float">
            <text:p>43761</text:p>
          </table:table-cell>
          <table:table-cell table:style-name="ce12" table:formula="of:=[.B497]-[.C497]" office:value-type="date" office:date-value="1899-12-30T16:29:05.89993071277" calcext:value-type="date">
            <text:p>12/30/99 04:29 PM</text:p>
          </table:table-cell>
          <table:table-cell table:formula="of:=MOD([.E496]-[.$E$2];[.$H$2])+1+[.$E$2]" office:value-type="float" office:value="205" calcext:value-type="float">
            <text:p>205</text:p>
          </table:table-cell>
          <table:table-cell table:formula="of:=MOD([.F496]+1/[.$H$2];5)" office:value-type="float" office:value="1.46666666666664" calcext:value-type="float">
            <text:p>1,46666666666664</text:p>
          </table:table-cell>
          <table:table-cell table:formula="of:=IF([.F497]&lt;0.000001;[.G496]+2+1/[.$H$2];[.G496]+1/[.$H$2])" office:value-type="float" office:value="16.4666666666666" calcext:value-type="float">
            <text:p>16,4666666666666</text:p>
          </table:table-cell>
          <table:table-cell table:number-columns-repeated="4"/>
          <table:table-cell table:formula="of:=SUM(MOD(SUM([.L496]-[.L$2];[.T$2]);[.R$2]-[.L$2]);[.L$2])" office:value-type="time" office:time-value="PT16H29M59.999999999S" calcext:value-type="time">
            <text:p>16:30:00</text:p>
          </table:table-cell>
          <table:table-cell table:formula="of:=IF([.L497]&lt;[.L496];[.M496]+[.H$2];[.M496])" office:value-type="float" office:value="600" calcext:value-type="float">
            <text:p>600</text:p>
          </table:table-cell>
          <table:table-cell table:formula="of:=OFFSET([.C$4];[.M497];0)" office:value-type="float" office:value="43765" calcext:value-type="float">
            <text:p>43765</text:p>
          </table:table-cell>
          <table:table-cell table:formula="of:=[.L497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97];0)&lt;=[.O4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8]))" office:value-type="date" office:date-value="2019-10-23T15:49:21.358171" calcext:value-type="date">
            <text:p>2019-10-23 15:49:21</text:p>
          </table:table-cell>
          <table:table-cell table:style-name="ce7" table:formula="of:=[.A498]" office:value-type="date" office:date-value="2019-10-23T15:49:21.358171" calcext:value-type="date">
            <text:p>2019-10-23 15:49:21</text:p>
          </table:table-cell>
          <table:table-cell table:formula="of:=TRUNC([.A498])" office:value-type="float" office:value="43761" calcext:value-type="float">
            <text:p>43761</text:p>
          </table:table-cell>
          <table:table-cell table:style-name="ce12" table:formula="of:=[.B498]-[.C498]" office:value-type="date" office:date-value="1899-12-30T15:49:21.35817111935" calcext:value-type="date">
            <text:p>12/30/99 03:49 PM</text:p>
          </table:table-cell>
          <table:table-cell table:formula="of:=MOD([.E497]-[.$E$2];[.$H$2])+1+[.$E$2]" office:value-type="float" office:value="206" calcext:value-type="float">
            <text:p>206</text:p>
          </table:table-cell>
          <table:table-cell table:formula="of:=MOD([.F497]+1/[.$H$2];5)" office:value-type="float" office:value="1.49999999999998" calcext:value-type="float">
            <text:p>1,49999999999998</text:p>
          </table:table-cell>
          <table:table-cell table:formula="of:=IF([.F498]&lt;0.000001;[.G497]+2+1/[.$H$2];[.G497]+1/[.$H$2])" office:value-type="float" office:value="16.5" calcext:value-type="float">
            <text:p>16,5</text:p>
          </table:table-cell>
          <table:table-cell table:number-columns-repeated="4"/>
          <table:table-cell table:formula="of:=SUM(MOD(SUM([.L497]-[.L$2];[.T$2]);[.R$2]-[.L$2]);[.L$2])" office:value-type="time" office:time-value="PT16H39M59.999999999S" calcext:value-type="time">
            <text:p>16:40:00</text:p>
          </table:table-cell>
          <table:table-cell table:formula="of:=IF([.L498]&lt;[.L497];[.M497]+[.H$2];[.M497])" office:value-type="float" office:value="600" calcext:value-type="float">
            <text:p>600</text:p>
          </table:table-cell>
          <table:table-cell table:formula="of:=OFFSET([.C$4];[.M498];0)" office:value-type="float" office:value="43765" calcext:value-type="float">
            <text:p>43765</text:p>
          </table:table-cell>
          <table:table-cell table:formula="of:=[.L498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98];0)&lt;=[.O4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9]))" office:value-type="date" office:date-value="2019-10-23T16:23:17.733929" calcext:value-type="date">
            <text:p>2019-10-23 16:23:18</text:p>
          </table:table-cell>
          <table:table-cell table:style-name="ce7" table:formula="of:=[.A499]" office:value-type="date" office:date-value="2019-10-23T16:23:17.733929" calcext:value-type="date">
            <text:p>2019-10-23 16:23:18</text:p>
          </table:table-cell>
          <table:table-cell table:formula="of:=TRUNC([.A499])" office:value-type="float" office:value="43761" calcext:value-type="float">
            <text:p>43761</text:p>
          </table:table-cell>
          <table:table-cell table:style-name="ce12" table:formula="of:=[.B499]-[.C499]" office:value-type="date" office:date-value="1899-12-30T16:23:17.73392917123" calcext:value-type="date">
            <text:p>12/30/99 04:23 PM</text:p>
          </table:table-cell>
          <table:table-cell table:formula="of:=MOD([.E498]-[.$E$2];[.$H$2])+1+[.$E$2]" office:value-type="float" office:value="207" calcext:value-type="float">
            <text:p>207</text:p>
          </table:table-cell>
          <table:table-cell table:formula="of:=MOD([.F498]+1/[.$H$2];5)" office:value-type="float" office:value="1.53333333333331" calcext:value-type="float">
            <text:p>1,53333333333331</text:p>
          </table:table-cell>
          <table:table-cell table:formula="of:=IF([.F499]&lt;0.000001;[.G498]+2+1/[.$H$2];[.G498]+1/[.$H$2])" office:value-type="float" office:value="16.5333333333333" calcext:value-type="float">
            <text:p>16,5333333333333</text:p>
          </table:table-cell>
          <table:table-cell table:number-columns-repeated="4"/>
          <table:table-cell table:formula="of:=SUM(MOD(SUM([.L498]-[.L$2];[.T$2]);[.R$2]-[.L$2]);[.L$2])" office:value-type="time" office:time-value="PT16H49M59.999999999S" calcext:value-type="time">
            <text:p>16:50:00</text:p>
          </table:table-cell>
          <table:table-cell table:formula="of:=IF([.L499]&lt;[.L498];[.M498]+[.H$2];[.M498])" office:value-type="float" office:value="600" calcext:value-type="float">
            <text:p>600</text:p>
          </table:table-cell>
          <table:table-cell table:formula="of:=OFFSET([.C$4];[.M499];0)" office:value-type="float" office:value="43765" calcext:value-type="float">
            <text:p>43765</text:p>
          </table:table-cell>
          <table:table-cell table:formula="of:=[.L499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99];0)&lt;=[.O4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0]))" office:value-type="date" office:date-value="2019-10-23T16:20:33.690105" calcext:value-type="date">
            <text:p>2019-10-23 16:20:34</text:p>
          </table:table-cell>
          <table:table-cell table:style-name="ce7" table:formula="of:=[.A500]" office:value-type="date" office:date-value="2019-10-23T16:20:33.690105" calcext:value-type="date">
            <text:p>2019-10-23 16:20:34</text:p>
          </table:table-cell>
          <table:table-cell table:formula="of:=TRUNC([.A500])" office:value-type="float" office:value="43761" calcext:value-type="float">
            <text:p>43761</text:p>
          </table:table-cell>
          <table:table-cell table:style-name="ce12" table:formula="of:=[.B500]-[.C500]" office:value-type="date" office:date-value="1899-12-30T16:20:33.69010461029" calcext:value-type="date">
            <text:p>12/30/99 04:20 PM</text:p>
          </table:table-cell>
          <table:table-cell table:formula="of:=MOD([.E499]-[.$E$2];[.$H$2])+1+[.$E$2]" office:value-type="float" office:value="208" calcext:value-type="float">
            <text:p>208</text:p>
          </table:table-cell>
          <table:table-cell table:formula="of:=MOD([.F499]+1/[.$H$2];5)" office:value-type="float" office:value="1.56666666666664" calcext:value-type="float">
            <text:p>1,56666666666664</text:p>
          </table:table-cell>
          <table:table-cell table:formula="of:=IF([.F500]&lt;0.000001;[.G499]+2+1/[.$H$2];[.G499]+1/[.$H$2])" office:value-type="float" office:value="16.5666666666667" calcext:value-type="float">
            <text:p>16,5666666666667</text:p>
          </table:table-cell>
          <table:table-cell table:number-columns-repeated="4"/>
          <table:table-cell table:formula="of:=SUM(MOD(SUM([.L499]-[.L$2];[.T$2]);[.R$2]-[.L$2]);[.L$2])" office:value-type="time" office:time-value="PT16H59M59.999999999S" calcext:value-type="time">
            <text:p>17:00:00</text:p>
          </table:table-cell>
          <table:table-cell table:formula="of:=IF([.L500]&lt;[.L499];[.M499]+[.H$2];[.M499])" office:value-type="float" office:value="600" calcext:value-type="float">
            <text:p>600</text:p>
          </table:table-cell>
          <table:table-cell table:formula="of:=OFFSET([.C$4];[.M500];0)" office:value-type="float" office:value="43765" calcext:value-type="float">
            <text:p>43765</text:p>
          </table:table-cell>
          <table:table-cell table:formula="of:=[.L500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500];0)&lt;=[.O5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1]))" office:value-type="date" office:date-value="2019-10-23T15:58:18.224996" calcext:value-type="date">
            <text:p>2019-10-23 15:58:18</text:p>
          </table:table-cell>
          <table:table-cell table:style-name="ce7" table:formula="of:=[.A501]" office:value-type="date" office:date-value="2019-10-23T15:58:18.224996" calcext:value-type="date">
            <text:p>2019-10-23 15:58:18</text:p>
          </table:table-cell>
          <table:table-cell table:formula="of:=TRUNC([.A501])" office:value-type="float" office:value="43761" calcext:value-type="float">
            <text:p>43761</text:p>
          </table:table-cell>
          <table:table-cell table:style-name="ce12" table:formula="of:=[.B501]-[.C501]" office:value-type="date" office:date-value="1899-12-30T15:58:18.22499610018" calcext:value-type="date">
            <text:p>12/30/99 03:58 PM</text:p>
          </table:table-cell>
          <table:table-cell table:formula="of:=MOD([.E500]-[.$E$2];[.$H$2])+1+[.$E$2]" office:value-type="float" office:value="209" calcext:value-type="float">
            <text:p>209</text:p>
          </table:table-cell>
          <table:table-cell table:formula="of:=MOD([.F500]+1/[.$H$2];5)" office:value-type="float" office:value="1.59999999999998" calcext:value-type="float">
            <text:p>1,59999999999998</text:p>
          </table:table-cell>
          <table:table-cell table:formula="of:=IF([.F501]&lt;0.000001;[.G500]+2+1/[.$H$2];[.G500]+1/[.$H$2])" office:value-type="float" office:value="16.6" calcext:value-type="float">
            <text:p>16,6</text:p>
          </table:table-cell>
          <table:table-cell table:number-columns-repeated="4"/>
          <table:table-cell table:formula="of:=SUM(MOD(SUM([.L500]-[.L$2];[.T$2]);[.R$2]-[.L$2]);[.L$2])" office:value-type="time" office:time-value="PT17H09M59.999999999S" calcext:value-type="time">
            <text:p>17:10:00</text:p>
          </table:table-cell>
          <table:table-cell table:formula="of:=IF([.L501]&lt;[.L500];[.M500]+[.H$2];[.M500])" office:value-type="float" office:value="600" calcext:value-type="float">
            <text:p>600</text:p>
          </table:table-cell>
          <table:table-cell table:formula="of:=OFFSET([.C$4];[.M501];0)" office:value-type="float" office:value="43765" calcext:value-type="float">
            <text:p>43765</text:p>
          </table:table-cell>
          <table:table-cell table:formula="of:=[.L501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501];0)&lt;=[.O5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2]))" office:value-type="date" office:date-value="2019-10-23T16:05:13.644104" calcext:value-type="date">
            <text:p>2019-10-23 16:05:14</text:p>
          </table:table-cell>
          <table:table-cell table:style-name="ce7" table:formula="of:=[.A502]" office:value-type="date" office:date-value="2019-10-23T16:05:13.644104" calcext:value-type="date">
            <text:p>2019-10-23 16:05:14</text:p>
          </table:table-cell>
          <table:table-cell table:formula="of:=TRUNC([.A502])" office:value-type="float" office:value="43761" calcext:value-type="float">
            <text:p>43761</text:p>
          </table:table-cell>
          <table:table-cell table:style-name="ce12" table:formula="of:=[.B502]-[.C502]" office:value-type="date" office:date-value="1899-12-30T16:05:13.64410424139" calcext:value-type="date">
            <text:p>12/30/99 04:05 PM</text:p>
          </table:table-cell>
          <table:table-cell table:formula="of:=MOD([.E501]-[.$E$2];[.$H$2])+1+[.$E$2]" office:value-type="float" office:value="210" calcext:value-type="float">
            <text:p>210</text:p>
          </table:table-cell>
          <table:table-cell table:formula="of:=MOD([.F501]+1/[.$H$2];5)" office:value-type="float" office:value="1.63333333333331" calcext:value-type="float">
            <text:p>1,63333333333331</text:p>
          </table:table-cell>
          <table:table-cell table:formula="of:=IF([.F502]&lt;0.000001;[.G501]+2+1/[.$H$2];[.G501]+1/[.$H$2])" office:value-type="float" office:value="16.6333333333333" calcext:value-type="float">
            <text:p>16,6333333333333</text:p>
          </table:table-cell>
          <table:table-cell table:number-columns-repeated="4"/>
          <table:table-cell table:formula="of:=SUM(MOD(SUM([.L501]-[.L$2];[.T$2]);[.R$2]-[.L$2]);[.L$2])" office:value-type="time" office:time-value="PT17H19M59.999999999S" calcext:value-type="time">
            <text:p>17:20:00</text:p>
          </table:table-cell>
          <table:table-cell table:formula="of:=IF([.L502]&lt;[.L501];[.M501]+[.H$2];[.M501])" office:value-type="float" office:value="600" calcext:value-type="float">
            <text:p>600</text:p>
          </table:table-cell>
          <table:table-cell table:formula="of:=OFFSET([.C$4];[.M502];0)" office:value-type="float" office:value="43765" calcext:value-type="float">
            <text:p>43765</text:p>
          </table:table-cell>
          <table:table-cell table:formula="of:=[.L502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502];0)&lt;=[.O5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3]))" office:value-type="date" office:date-value="2019-10-23T15:55:24.06387" calcext:value-type="date">
            <text:p>2019-10-23 15:55:24</text:p>
          </table:table-cell>
          <table:table-cell table:style-name="ce7" table:formula="of:=[.A503]" office:value-type="date" office:date-value="2019-10-23T15:55:24.06387" calcext:value-type="date">
            <text:p>2019-10-23 15:55:24</text:p>
          </table:table-cell>
          <table:table-cell table:formula="of:=TRUNC([.A503])" office:value-type="float" office:value="43761" calcext:value-type="float">
            <text:p>43761</text:p>
          </table:table-cell>
          <table:table-cell table:style-name="ce12" table:formula="of:=[.B503]-[.C503]" office:value-type="date" office:date-value="1899-12-30T15:55:24.06387012452" calcext:value-type="date">
            <text:p>12/30/99 03:55 PM</text:p>
          </table:table-cell>
          <table:table-cell table:formula="of:=MOD([.E502]-[.$E$2];[.$H$2])+1+[.$E$2]" office:value-type="float" office:value="211" calcext:value-type="float">
            <text:p>211</text:p>
          </table:table-cell>
          <table:table-cell table:formula="of:=MOD([.F502]+1/[.$H$2];5)" office:value-type="float" office:value="1.66666666666664" calcext:value-type="float">
            <text:p>1,66666666666664</text:p>
          </table:table-cell>
          <table:table-cell table:formula="of:=IF([.F503]&lt;0.000001;[.G502]+2+1/[.$H$2];[.G502]+1/[.$H$2])" office:value-type="float" office:value="16.6666666666667" calcext:value-type="float">
            <text:p>16,6666666666667</text:p>
          </table:table-cell>
          <table:table-cell table:number-columns-repeated="4"/>
          <table:table-cell table:formula="of:=SUM(MOD(SUM([.L502]-[.L$2];[.T$2]);[.R$2]-[.L$2]);[.L$2])" office:value-type="time" office:time-value="PT17H29M59.999999999S" calcext:value-type="time">
            <text:p>17:30:00</text:p>
          </table:table-cell>
          <table:table-cell table:formula="of:=IF([.L503]&lt;[.L502];[.M502]+[.H$2];[.M502])" office:value-type="float" office:value="600" calcext:value-type="float">
            <text:p>600</text:p>
          </table:table-cell>
          <table:table-cell table:formula="of:=OFFSET([.C$4];[.M503];0)" office:value-type="float" office:value="43765" calcext:value-type="float">
            <text:p>43765</text:p>
          </table:table-cell>
          <table:table-cell table:formula="of:=[.L503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503];0)&lt;=[.O5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4]))" office:value-type="date" office:date-value="2019-10-23T16:11:01.73986" calcext:value-type="date">
            <text:p>2019-10-23 16:11:02</text:p>
          </table:table-cell>
          <table:table-cell table:style-name="ce7" table:formula="of:=[.A504]" office:value-type="date" office:date-value="2019-10-23T16:11:01.73986" calcext:value-type="date">
            <text:p>2019-10-23 16:11:02</text:p>
          </table:table-cell>
          <table:table-cell table:formula="of:=TRUNC([.A504])" office:value-type="float" office:value="43761" calcext:value-type="float">
            <text:p>43761</text:p>
          </table:table-cell>
          <table:table-cell table:style-name="ce12" table:formula="of:=[.B504]-[.C504]" office:value-type="date" office:date-value="1899-12-30T16:11:01.73985998612" calcext:value-type="date">
            <text:p>12/30/99 04:11 PM</text:p>
          </table:table-cell>
          <table:table-cell table:formula="of:=MOD([.E503]-[.$E$2];[.$H$2])+1+[.$E$2]" office:value-type="float" office:value="212" calcext:value-type="float">
            <text:p>212</text:p>
          </table:table-cell>
          <table:table-cell table:formula="of:=MOD([.F503]+1/[.$H$2];5)" office:value-type="float" office:value="1.69999999999998" calcext:value-type="float">
            <text:p>1,69999999999998</text:p>
          </table:table-cell>
          <table:table-cell table:formula="of:=IF([.F504]&lt;0.000001;[.G503]+2+1/[.$H$2];[.G503]+1/[.$H$2])" office:value-type="float" office:value="16.7" calcext:value-type="float">
            <text:p>16,7</text:p>
          </table:table-cell>
          <table:table-cell table:number-columns-repeated="4"/>
          <table:table-cell table:formula="of:=SUM(MOD(SUM([.L503]-[.L$2];[.T$2]);[.R$2]-[.L$2]);[.L$2])" office:value-type="time" office:time-value="PT17H39M59.999999999S" calcext:value-type="time">
            <text:p>17:40:00</text:p>
          </table:table-cell>
          <table:table-cell table:formula="of:=IF([.L504]&lt;[.L503];[.M503]+[.H$2];[.M503])" office:value-type="float" office:value="600" calcext:value-type="float">
            <text:p>600</text:p>
          </table:table-cell>
          <table:table-cell table:formula="of:=OFFSET([.C$4];[.M504];0)" office:value-type="float" office:value="43765" calcext:value-type="float">
            <text:p>43765</text:p>
          </table:table-cell>
          <table:table-cell table:formula="of:=[.L504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504];0)&lt;=[.O5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5]))" office:value-type="date" office:date-value="2019-10-23T15:38:45.094517" calcext:value-type="date">
            <text:p>2019-10-23 15:38:45</text:p>
          </table:table-cell>
          <table:table-cell table:style-name="ce7" table:formula="of:=[.A505]" office:value-type="date" office:date-value="2019-10-23T15:38:45.094517" calcext:value-type="date">
            <text:p>2019-10-23 15:38:45</text:p>
          </table:table-cell>
          <table:table-cell table:formula="of:=TRUNC([.A505])" office:value-type="float" office:value="43761" calcext:value-type="float">
            <text:p>43761</text:p>
          </table:table-cell>
          <table:table-cell table:style-name="ce12" table:formula="of:=[.B505]-[.C505]" office:value-type="date" office:date-value="1899-12-30T15:38:45.09451741353" calcext:value-type="date">
            <text:p>12/30/99 03:38 PM</text:p>
          </table:table-cell>
          <table:table-cell table:formula="of:=MOD([.E504]-[.$E$2];[.$H$2])+1+[.$E$2]" office:value-type="float" office:value="213" calcext:value-type="float">
            <text:p>213</text:p>
          </table:table-cell>
          <table:table-cell table:formula="of:=MOD([.F504]+1/[.$H$2];5)" office:value-type="float" office:value="1.73333333333331" calcext:value-type="float">
            <text:p>1,73333333333331</text:p>
          </table:table-cell>
          <table:table-cell table:formula="of:=IF([.F505]&lt;0.000001;[.G504]+2+1/[.$H$2];[.G504]+1/[.$H$2])" office:value-type="float" office:value="16.7333333333333" calcext:value-type="float">
            <text:p>16,7333333333333</text:p>
          </table:table-cell>
          <table:table-cell table:number-columns-repeated="4"/>
          <table:table-cell table:formula="of:=SUM(MOD(SUM([.L504]-[.L$2];[.T$2]);[.R$2]-[.L$2]);[.L$2])" office:value-type="time" office:time-value="PT17H49M59.999999999S" calcext:value-type="time">
            <text:p>17:50:00</text:p>
          </table:table-cell>
          <table:table-cell table:formula="of:=IF([.L505]&lt;[.L504];[.M504]+[.H$2];[.M504])" office:value-type="float" office:value="600" calcext:value-type="float">
            <text:p>600</text:p>
          </table:table-cell>
          <table:table-cell table:formula="of:=OFFSET([.C$4];[.M505];0)" office:value-type="float" office:value="43765" calcext:value-type="float">
            <text:p>43765</text:p>
          </table:table-cell>
          <table:table-cell table:formula="of:=[.L505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505];0)&lt;=[.O5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6]))" office:value-type="date" office:date-value="2019-10-23T15:58:09.939363" calcext:value-type="date">
            <text:p>2019-10-23 15:58:10</text:p>
          </table:table-cell>
          <table:table-cell table:style-name="ce7" table:formula="of:=[.A506]" office:value-type="date" office:date-value="2019-10-23T15:58:09.939363" calcext:value-type="date">
            <text:p>2019-10-23 15:58:10</text:p>
          </table:table-cell>
          <table:table-cell table:formula="of:=TRUNC([.A506])" office:value-type="float" office:value="43761" calcext:value-type="float">
            <text:p>43761</text:p>
          </table:table-cell>
          <table:table-cell table:style-name="ce12" table:formula="of:=[.B506]-[.C506]" office:value-type="date" office:date-value="1899-12-30T15:58:09.93936285842" calcext:value-type="date">
            <text:p>12/30/99 03:58 PM</text:p>
          </table:table-cell>
          <table:table-cell table:formula="of:=MOD([.E505]-[.$E$2];[.$H$2])+1+[.$E$2]" office:value-type="float" office:value="214" calcext:value-type="float">
            <text:p>214</text:p>
          </table:table-cell>
          <table:table-cell table:formula="of:=MOD([.F505]+1/[.$H$2];5)" office:value-type="float" office:value="1.76666666666664" calcext:value-type="float">
            <text:p>1,76666666666664</text:p>
          </table:table-cell>
          <table:table-cell table:formula="of:=IF([.F506]&lt;0.000001;[.G505]+2+1/[.$H$2];[.G505]+1/[.$H$2])" office:value-type="float" office:value="16.7666666666667" calcext:value-type="float">
            <text:p>16,7666666666667</text:p>
          </table:table-cell>
          <table:table-cell table:number-columns-repeated="4"/>
          <table:table-cell table:formula="of:=SUM(MOD(SUM([.L505]-[.L$2];[.T$2]);[.R$2]-[.L$2]);[.L$2])" office:value-type="time" office:time-value="PT17H59M59.999999999S" calcext:value-type="time">
            <text:p>18:00:00</text:p>
          </table:table-cell>
          <table:table-cell table:formula="of:=IF([.L506]&lt;[.L505];[.M505]+[.H$2];[.M505])" office:value-type="float" office:value="600" calcext:value-type="float">
            <text:p>600</text:p>
          </table:table-cell>
          <table:table-cell table:formula="of:=OFFSET([.C$4];[.M506];0)" office:value-type="float" office:value="43765" calcext:value-type="float">
            <text:p>43765</text:p>
          </table:table-cell>
          <table:table-cell table:formula="of:=[.L506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506];0)&lt;=[.O5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7]))" office:value-type="date" office:date-value="2019-10-23T15:12:38.910485" calcext:value-type="date">
            <text:p>2019-10-23 15:12:39</text:p>
          </table:table-cell>
          <table:table-cell table:style-name="ce7" table:formula="of:=[.A507]" office:value-type="date" office:date-value="2019-10-23T15:12:38.910485" calcext:value-type="date">
            <text:p>2019-10-23 15:12:39</text:p>
          </table:table-cell>
          <table:table-cell table:formula="of:=TRUNC([.A507])" office:value-type="float" office:value="43761" calcext:value-type="float">
            <text:p>43761</text:p>
          </table:table-cell>
          <table:table-cell table:style-name="ce12" table:formula="of:=[.B507]-[.C507]" office:value-type="date" office:date-value="1899-12-30T15:12:38.91048519406" calcext:value-type="date">
            <text:p>12/30/99 03:12 PM</text:p>
          </table:table-cell>
          <table:table-cell table:formula="of:=MOD([.E506]-[.$E$2];[.$H$2])+1+[.$E$2]" office:value-type="float" office:value="215" calcext:value-type="float">
            <text:p>215</text:p>
          </table:table-cell>
          <table:table-cell table:formula="of:=MOD([.F506]+1/[.$H$2];5)" office:value-type="float" office:value="1.79999999999998" calcext:value-type="float">
            <text:p>1,79999999999998</text:p>
          </table:table-cell>
          <table:table-cell table:formula="of:=IF([.F507]&lt;0.000001;[.G506]+2+1/[.$H$2];[.G506]+1/[.$H$2])" office:value-type="float" office:value="16.8" calcext:value-type="float">
            <text:p>16,8</text:p>
          </table:table-cell>
          <table:table-cell table:number-columns-repeated="4"/>
          <table:table-cell table:formula="of:=SUM(MOD(SUM([.L506]-[.L$2];[.T$2]);[.R$2]-[.L$2]);[.L$2])" office:value-type="time" office:time-value="PT14H09M59.999999999S" calcext:value-type="time">
            <text:p>14:10:00</text:p>
          </table:table-cell>
          <table:table-cell table:formula="of:=IF([.L507]&lt;[.L506];[.M506]+[.H$2];[.M506])" office:value-type="float" office:value="630" calcext:value-type="float">
            <text:p>630</text:p>
          </table:table-cell>
          <table:table-cell table:formula="of:=OFFSET([.C$4];[.M507];0)" office:value-type="float" office:value="43766" calcext:value-type="float">
            <text:p>43766</text:p>
          </table:table-cell>
          <table:table-cell table:formula="of:=[.L507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507];0)&lt;=[.O50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8]))" office:value-type="date" office:date-value="2019-10-23T16:05:24.982618" calcext:value-type="date">
            <text:p>2019-10-23 16:05:25</text:p>
          </table:table-cell>
          <table:table-cell table:style-name="ce7" table:formula="of:=[.A508]" office:value-type="date" office:date-value="2019-10-23T16:05:24.982618" calcext:value-type="date">
            <text:p>2019-10-23 16:05:25</text:p>
          </table:table-cell>
          <table:table-cell table:formula="of:=TRUNC([.A508])" office:value-type="float" office:value="43761" calcext:value-type="float">
            <text:p>43761</text:p>
          </table:table-cell>
          <table:table-cell table:style-name="ce12" table:formula="of:=[.B508]-[.C508]" office:value-type="date" office:date-value="1899-12-30T16:05:24.98261772562" calcext:value-type="date">
            <text:p>12/30/99 04:05 PM</text:p>
          </table:table-cell>
          <table:table-cell table:formula="of:=MOD([.E507]-[.$E$2];[.$H$2])+1+[.$E$2]" office:value-type="float" office:value="216" calcext:value-type="float">
            <text:p>216</text:p>
          </table:table-cell>
          <table:table-cell table:formula="of:=MOD([.F507]+1/[.$H$2];5)" office:value-type="float" office:value="1.83333333333331" calcext:value-type="float">
            <text:p>1,83333333333331</text:p>
          </table:table-cell>
          <table:table-cell table:formula="of:=IF([.F508]&lt;0.000001;[.G507]+2+1/[.$H$2];[.G507]+1/[.$H$2])" office:value-type="float" office:value="16.8333333333333" calcext:value-type="float">
            <text:p>16,8333333333333</text:p>
          </table:table-cell>
          <table:table-cell table:number-columns-repeated="4"/>
          <table:table-cell table:formula="of:=SUM(MOD(SUM([.L507]-[.L$2];[.T$2]);[.R$2]-[.L$2]);[.L$2])" office:value-type="time" office:time-value="PT14H19M59.999999999S" calcext:value-type="time">
            <text:p>14:20:00</text:p>
          </table:table-cell>
          <table:table-cell table:formula="of:=IF([.L508]&lt;[.L507];[.M507]+[.H$2];[.M507])" office:value-type="float" office:value="630" calcext:value-type="float">
            <text:p>630</text:p>
          </table:table-cell>
          <table:table-cell table:formula="of:=OFFSET([.C$4];[.M508];0)" office:value-type="float" office:value="43766" calcext:value-type="float">
            <text:p>43766</text:p>
          </table:table-cell>
          <table:table-cell table:formula="of:=[.L508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508];0)&lt;=[.O5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9]))" office:value-type="date" office:date-value="2019-10-23T16:07:37.621203" calcext:value-type="date">
            <text:p>2019-10-23 16:07:38</text:p>
          </table:table-cell>
          <table:table-cell table:style-name="ce7" table:formula="of:=[.A509]" office:value-type="date" office:date-value="2019-10-23T16:07:37.621203" calcext:value-type="date">
            <text:p>2019-10-23 16:07:38</text:p>
          </table:table-cell>
          <table:table-cell table:formula="of:=TRUNC([.A509])" office:value-type="float" office:value="43761" calcext:value-type="float">
            <text:p>43761</text:p>
          </table:table-cell>
          <table:table-cell table:style-name="ce12" table:formula="of:=[.B509]-[.C509]" office:value-type="date" office:date-value="1899-12-30T16:07:37.62120313011" calcext:value-type="date">
            <text:p>12/30/99 04:07 PM</text:p>
          </table:table-cell>
          <table:table-cell table:formula="of:=MOD([.E508]-[.$E$2];[.$H$2])+1+[.$E$2]" office:value-type="float" office:value="217" calcext:value-type="float">
            <text:p>217</text:p>
          </table:table-cell>
          <table:table-cell table:formula="of:=MOD([.F508]+1/[.$H$2];5)" office:value-type="float" office:value="1.86666666666665" calcext:value-type="float">
            <text:p>1,86666666666665</text:p>
          </table:table-cell>
          <table:table-cell table:formula="of:=IF([.F509]&lt;0.000001;[.G508]+2+1/[.$H$2];[.G508]+1/[.$H$2])" office:value-type="float" office:value="16.8666666666667" calcext:value-type="float">
            <text:p>16,8666666666667</text:p>
          </table:table-cell>
          <table:table-cell table:number-columns-repeated="4"/>
          <table:table-cell table:formula="of:=SUM(MOD(SUM([.L508]-[.L$2];[.T$2]);[.R$2]-[.L$2]);[.L$2])" office:value-type="time" office:time-value="PT14H29M59.999999999S" calcext:value-type="time">
            <text:p>14:30:00</text:p>
          </table:table-cell>
          <table:table-cell table:formula="of:=IF([.L509]&lt;[.L508];[.M508]+[.H$2];[.M508])" office:value-type="float" office:value="630" calcext:value-type="float">
            <text:p>630</text:p>
          </table:table-cell>
          <table:table-cell table:formula="of:=OFFSET([.C$4];[.M509];0)" office:value-type="float" office:value="43766" calcext:value-type="float">
            <text:p>43766</text:p>
          </table:table-cell>
          <table:table-cell table:formula="of:=[.L509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509];0)&lt;=[.O5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0]))" office:value-type="date" office:date-value="2019-10-23T15:53:35.467217" calcext:value-type="date">
            <text:p>2019-10-23 15:53:35</text:p>
          </table:table-cell>
          <table:table-cell table:style-name="ce7" table:formula="of:=[.A510]" office:value-type="date" office:date-value="2019-10-23T15:53:35.467217" calcext:value-type="date">
            <text:p>2019-10-23 15:53:35</text:p>
          </table:table-cell>
          <table:table-cell table:formula="of:=TRUNC([.A510])" office:value-type="float" office:value="43761" calcext:value-type="float">
            <text:p>43761</text:p>
          </table:table-cell>
          <table:table-cell table:style-name="ce12" table:formula="of:=[.B510]-[.C510]" office:value-type="date" office:date-value="1899-12-30T15:53:35.46721702907" calcext:value-type="date">
            <text:p>12/30/99 03:53 PM</text:p>
          </table:table-cell>
          <table:table-cell table:formula="of:=MOD([.E509]-[.$E$2];[.$H$2])+1+[.$E$2]" office:value-type="float" office:value="218" calcext:value-type="float">
            <text:p>218</text:p>
          </table:table-cell>
          <table:table-cell table:formula="of:=MOD([.F509]+1/[.$H$2];5)" office:value-type="float" office:value="1.89999999999998" calcext:value-type="float">
            <text:p>1,89999999999998</text:p>
          </table:table-cell>
          <table:table-cell table:formula="of:=IF([.F510]&lt;0.000001;[.G509]+2+1/[.$H$2];[.G509]+1/[.$H$2])" office:value-type="float" office:value="16.9" calcext:value-type="float">
            <text:p>16,9</text:p>
          </table:table-cell>
          <table:table-cell table:number-columns-repeated="4"/>
          <table:table-cell table:formula="of:=SUM(MOD(SUM([.L509]-[.L$2];[.T$2]);[.R$2]-[.L$2]);[.L$2])" office:value-type="time" office:time-value="PT14H39M59.999999999S" calcext:value-type="time">
            <text:p>14:40:00</text:p>
          </table:table-cell>
          <table:table-cell table:formula="of:=IF([.L510]&lt;[.L509];[.M509]+[.H$2];[.M509])" office:value-type="float" office:value="630" calcext:value-type="float">
            <text:p>630</text:p>
          </table:table-cell>
          <table:table-cell table:formula="of:=OFFSET([.C$4];[.M510];0)" office:value-type="float" office:value="43766" calcext:value-type="float">
            <text:p>43766</text:p>
          </table:table-cell>
          <table:table-cell table:formula="of:=[.L510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510];0)&lt;=[.O5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1]))" office:value-type="date" office:date-value="2019-10-23T16:12:14.856212" calcext:value-type="date">
            <text:p>2019-10-23 16:12:15</text:p>
          </table:table-cell>
          <table:table-cell table:style-name="ce7" table:formula="of:=[.A511]" office:value-type="date" office:date-value="2019-10-23T16:12:14.856212" calcext:value-type="date">
            <text:p>2019-10-23 16:12:15</text:p>
          </table:table-cell>
          <table:table-cell table:formula="of:=TRUNC([.A511])" office:value-type="float" office:value="43761" calcext:value-type="float">
            <text:p>43761</text:p>
          </table:table-cell>
          <table:table-cell table:style-name="ce12" table:formula="of:=[.B511]-[.C511]" office:value-type="date" office:date-value="1899-12-30T16:12:14.85621178988" calcext:value-type="date">
            <text:p>12/30/99 04:12 PM</text:p>
          </table:table-cell>
          <table:table-cell table:formula="of:=MOD([.E510]-[.$E$2];[.$H$2])+1+[.$E$2]" office:value-type="float" office:value="219" calcext:value-type="float">
            <text:p>219</text:p>
          </table:table-cell>
          <table:table-cell table:formula="of:=MOD([.F510]+1/[.$H$2];5)" office:value-type="float" office:value="1.93333333333331" calcext:value-type="float">
            <text:p>1,93333333333331</text:p>
          </table:table-cell>
          <table:table-cell table:formula="of:=IF([.F511]&lt;0.000001;[.G510]+2+1/[.$H$2];[.G510]+1/[.$H$2])" office:value-type="float" office:value="16.9333333333333" calcext:value-type="float">
            <text:p>16,9333333333333</text:p>
          </table:table-cell>
          <table:table-cell table:number-columns-repeated="4"/>
          <table:table-cell table:formula="of:=SUM(MOD(SUM([.L510]-[.L$2];[.T$2]);[.R$2]-[.L$2]);[.L$2])" office:value-type="time" office:time-value="PT14H49M59.999999999S" calcext:value-type="time">
            <text:p>14:50:00</text:p>
          </table:table-cell>
          <table:table-cell table:formula="of:=IF([.L511]&lt;[.L510];[.M510]+[.H$2];[.M510])" office:value-type="float" office:value="630" calcext:value-type="float">
            <text:p>630</text:p>
          </table:table-cell>
          <table:table-cell table:formula="of:=OFFSET([.C$4];[.M511];0)" office:value-type="float" office:value="43766" calcext:value-type="float">
            <text:p>43766</text:p>
          </table:table-cell>
          <table:table-cell table:formula="of:=[.L511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511];0)&lt;=[.O5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2]))" office:value-type="date" office:date-value="2019-10-23T16:24:36.835373" calcext:value-type="date">
            <text:p>2019-10-23 16:24:37</text:p>
          </table:table-cell>
          <table:table-cell table:style-name="ce7" table:formula="of:=[.A512]" office:value-type="date" office:date-value="2019-10-23T16:24:36.835373" calcext:value-type="date">
            <text:p>2019-10-23 16:24:37</text:p>
          </table:table-cell>
          <table:table-cell table:formula="of:=TRUNC([.A512])" office:value-type="float" office:value="43761" calcext:value-type="float">
            <text:p>43761</text:p>
          </table:table-cell>
          <table:table-cell table:style-name="ce12" table:formula="of:=[.B512]-[.C512]" office:value-type="date" office:date-value="1899-12-30T16:24:36.83537348639" calcext:value-type="date">
            <text:p>12/30/99 04:24 PM</text:p>
          </table:table-cell>
          <table:table-cell table:formula="of:=MOD([.E511]-[.$E$2];[.$H$2])+1+[.$E$2]" office:value-type="float" office:value="220" calcext:value-type="float">
            <text:p>220</text:p>
          </table:table-cell>
          <table:table-cell table:formula="of:=MOD([.F511]+1/[.$H$2];5)" office:value-type="float" office:value="1.96666666666665" calcext:value-type="float">
            <text:p>1,96666666666665</text:p>
          </table:table-cell>
          <table:table-cell table:formula="of:=IF([.F512]&lt;0.000001;[.G511]+2+1/[.$H$2];[.G511]+1/[.$H$2])" office:value-type="float" office:value="16.9666666666667" calcext:value-type="float">
            <text:p>16,9666666666667</text:p>
          </table:table-cell>
          <table:table-cell table:number-columns-repeated="4"/>
          <table:table-cell table:formula="of:=SUM(MOD(SUM([.L511]-[.L$2];[.T$2]);[.R$2]-[.L$2]);[.L$2])" office:value-type="time" office:time-value="PT14H59M59.999999999S" calcext:value-type="time">
            <text:p>15:00:00</text:p>
          </table:table-cell>
          <table:table-cell table:formula="of:=IF([.L512]&lt;[.L511];[.M511]+[.H$2];[.M511])" office:value-type="float" office:value="630" calcext:value-type="float">
            <text:p>630</text:p>
          </table:table-cell>
          <table:table-cell table:formula="of:=OFFSET([.C$4];[.M512];0)" office:value-type="float" office:value="43766" calcext:value-type="float">
            <text:p>43766</text:p>
          </table:table-cell>
          <table:table-cell table:formula="of:=[.L512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512];0)&lt;=[.O5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3]))" office:value-type="date" office:date-value="2019-10-24T16:19:15.286482" calcext:value-type="date">
            <text:p>2019-10-24 16:19:15</text:p>
          </table:table-cell>
          <table:table-cell table:style-name="ce7" table:formula="of:=[.A513]" office:value-type="date" office:date-value="2019-10-24T16:19:15.286482" calcext:value-type="date">
            <text:p>2019-10-24 16:19:15</text:p>
          </table:table-cell>
          <table:table-cell table:formula="of:=TRUNC([.A513])" office:value-type="float" office:value="43762" calcext:value-type="float">
            <text:p>43762</text:p>
          </table:table-cell>
          <table:table-cell table:style-name="ce12" table:formula="of:=[.B513]-[.C513]" office:value-type="date" office:date-value="1899-12-30T16:19:15.28648202308" calcext:value-type="date">
            <text:p>12/30/99 04:19 PM</text:p>
          </table:table-cell>
          <table:table-cell table:formula="of:=MOD([.E512]-[.$E$2];[.$H$2])+1+[.$E$2]" office:value-type="float" office:value="191" calcext:value-type="float">
            <text:p>191</text:p>
          </table:table-cell>
          <table:table-cell table:formula="of:=MOD([.F512]+1/[.$H$2];5)" office:value-type="float" office:value="1.99999999999998" calcext:value-type="float">
            <text:p>1,99999999999998</text:p>
          </table:table-cell>
          <table:table-cell table:formula="of:=IF([.F513]&lt;0.000001;[.G512]+2+1/[.$H$2];[.G512]+1/[.$H$2])" office:value-type="float" office:value="17" calcext:value-type="float">
            <text:p>17</text:p>
          </table:table-cell>
          <table:table-cell table:number-columns-repeated="4"/>
          <table:table-cell table:formula="of:=SUM(MOD(SUM([.L512]-[.L$2];[.T$2]);[.R$2]-[.L$2]);[.L$2])" office:value-type="time" office:time-value="PT15H09M59.999999999S" calcext:value-type="time">
            <text:p>15:10:00</text:p>
          </table:table-cell>
          <table:table-cell table:formula="of:=IF([.L513]&lt;[.L512];[.M512]+[.H$2];[.M512])" office:value-type="float" office:value="630" calcext:value-type="float">
            <text:p>630</text:p>
          </table:table-cell>
          <table:table-cell table:formula="of:=OFFSET([.C$4];[.M513];0)" office:value-type="float" office:value="43766" calcext:value-type="float">
            <text:p>43766</text:p>
          </table:table-cell>
          <table:table-cell table:formula="of:=[.L513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513];0)&lt;=[.O5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4]))" office:value-type="date" office:date-value="2019-10-24T16:05:55.637324" calcext:value-type="date">
            <text:p>2019-10-24 16:05:56</text:p>
          </table:table-cell>
          <table:table-cell table:style-name="ce7" table:formula="of:=[.A514]" office:value-type="date" office:date-value="2019-10-24T16:05:55.637324" calcext:value-type="date">
            <text:p>2019-10-24 16:05:56</text:p>
          </table:table-cell>
          <table:table-cell table:formula="of:=TRUNC([.A514])" office:value-type="float" office:value="43762" calcext:value-type="float">
            <text:p>43762</text:p>
          </table:table-cell>
          <table:table-cell table:style-name="ce12" table:formula="of:=[.B514]-[.C514]" office:value-type="date" office:date-value="1899-12-30T16:05:55.63732408918" calcext:value-type="date">
            <text:p>12/30/99 04:05 PM</text:p>
          </table:table-cell>
          <table:table-cell table:formula="of:=MOD([.E513]-[.$E$2];[.$H$2])+1+[.$E$2]" office:value-type="float" office:value="192" calcext:value-type="float">
            <text:p>192</text:p>
          </table:table-cell>
          <table:table-cell table:formula="of:=MOD([.F513]+1/[.$H$2];5)" office:value-type="float" office:value="2.03333333333331" calcext:value-type="float">
            <text:p>2,03333333333331</text:p>
          </table:table-cell>
          <table:table-cell table:formula="of:=IF([.F514]&lt;0.000001;[.G513]+2+1/[.$H$2];[.G513]+1/[.$H$2])" office:value-type="float" office:value="17.0333333333333" calcext:value-type="float">
            <text:p>17,0333333333333</text:p>
          </table:table-cell>
          <table:table-cell table:number-columns-repeated="4"/>
          <table:table-cell table:formula="of:=SUM(MOD(SUM([.L513]-[.L$2];[.T$2]);[.R$2]-[.L$2]);[.L$2])" office:value-type="time" office:time-value="PT15H19M59.999999999S" calcext:value-type="time">
            <text:p>15:20:00</text:p>
          </table:table-cell>
          <table:table-cell table:formula="of:=IF([.L514]&lt;[.L513];[.M513]+[.H$2];[.M513])" office:value-type="float" office:value="630" calcext:value-type="float">
            <text:p>630</text:p>
          </table:table-cell>
          <table:table-cell table:formula="of:=OFFSET([.C$4];[.M514];0)" office:value-type="float" office:value="43766" calcext:value-type="float">
            <text:p>43766</text:p>
          </table:table-cell>
          <table:table-cell table:formula="of:=[.L514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514];0)&lt;=[.O5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5]))" office:value-type="date" office:date-value="2019-10-24T15:41:36.531107" calcext:value-type="date">
            <text:p>2019-10-24 15:41:37</text:p>
          </table:table-cell>
          <table:table-cell table:style-name="ce7" table:formula="of:=[.A515]" office:value-type="date" office:date-value="2019-10-24T15:41:36.531107" calcext:value-type="date">
            <text:p>2019-10-24 15:41:37</text:p>
          </table:table-cell>
          <table:table-cell table:formula="of:=TRUNC([.A515])" office:value-type="float" office:value="43762" calcext:value-type="float">
            <text:p>43762</text:p>
          </table:table-cell>
          <table:table-cell table:style-name="ce12" table:formula="of:=[.B515]-[.C515]" office:value-type="date" office:date-value="1899-12-30T15:41:36.53110702056" calcext:value-type="date">
            <text:p>12/30/99 03:41 PM</text:p>
          </table:table-cell>
          <table:table-cell table:formula="of:=MOD([.E514]-[.$E$2];[.$H$2])+1+[.$E$2]" office:value-type="float" office:value="193" calcext:value-type="float">
            <text:p>193</text:p>
          </table:table-cell>
          <table:table-cell table:formula="of:=MOD([.F514]+1/[.$H$2];5)" office:value-type="float" office:value="2.06666666666664" calcext:value-type="float">
            <text:p>2,06666666666664</text:p>
          </table:table-cell>
          <table:table-cell table:formula="of:=IF([.F515]&lt;0.000001;[.G514]+2+1/[.$H$2];[.G514]+1/[.$H$2])" office:value-type="float" office:value="17.0666666666667" calcext:value-type="float">
            <text:p>17,0666666666667</text:p>
          </table:table-cell>
          <table:table-cell table:number-columns-repeated="4"/>
          <table:table-cell table:formula="of:=SUM(MOD(SUM([.L514]-[.L$2];[.T$2]);[.R$2]-[.L$2]);[.L$2])" office:value-type="time" office:time-value="PT15H29M59.999999999S" calcext:value-type="time">
            <text:p>15:30:00</text:p>
          </table:table-cell>
          <table:table-cell table:formula="of:=IF([.L515]&lt;[.L514];[.M514]+[.H$2];[.M514])" office:value-type="float" office:value="630" calcext:value-type="float">
            <text:p>630</text:p>
          </table:table-cell>
          <table:table-cell table:formula="of:=OFFSET([.C$4];[.M515];0)" office:value-type="float" office:value="43766" calcext:value-type="float">
            <text:p>43766</text:p>
          </table:table-cell>
          <table:table-cell table:formula="of:=[.L515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515];0)&lt;=[.O5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6]))" office:value-type="date" office:date-value="2019-10-24T16:22:39.979452" calcext:value-type="date">
            <text:p>2019-10-24 16:22:40</text:p>
          </table:table-cell>
          <table:table-cell table:style-name="ce7" table:formula="of:=[.A516]" office:value-type="date" office:date-value="2019-10-24T16:22:39.979452" calcext:value-type="date">
            <text:p>2019-10-24 16:22:40</text:p>
          </table:table-cell>
          <table:table-cell table:formula="of:=TRUNC([.A516])" office:value-type="float" office:value="43762" calcext:value-type="float">
            <text:p>43762</text:p>
          </table:table-cell>
          <table:table-cell table:style-name="ce12" table:formula="of:=[.B516]-[.C516]" office:value-type="date" office:date-value="1899-12-30T16:22:39.97945242561" calcext:value-type="date">
            <text:p>12/30/99 04:22 PM</text:p>
          </table:table-cell>
          <table:table-cell table:formula="of:=MOD([.E515]-[.$E$2];[.$H$2])+1+[.$E$2]" office:value-type="float" office:value="194" calcext:value-type="float">
            <text:p>194</text:p>
          </table:table-cell>
          <table:table-cell table:formula="of:=MOD([.F515]+1/[.$H$2];5)" office:value-type="float" office:value="2.09999999999998" calcext:value-type="float">
            <text:p>2,09999999999998</text:p>
          </table:table-cell>
          <table:table-cell table:formula="of:=IF([.F516]&lt;0.000001;[.G515]+2+1/[.$H$2];[.G515]+1/[.$H$2])" office:value-type="float" office:value="17.1" calcext:value-type="float">
            <text:p>17,1</text:p>
          </table:table-cell>
          <table:table-cell table:number-columns-repeated="4"/>
          <table:table-cell table:formula="of:=SUM(MOD(SUM([.L515]-[.L$2];[.T$2]);[.R$2]-[.L$2]);[.L$2])" office:value-type="time" office:time-value="PT15H39M59.999999999S" calcext:value-type="time">
            <text:p>15:40:00</text:p>
          </table:table-cell>
          <table:table-cell table:formula="of:=IF([.L516]&lt;[.L515];[.M515]+[.H$2];[.M515])" office:value-type="float" office:value="630" calcext:value-type="float">
            <text:p>630</text:p>
          </table:table-cell>
          <table:table-cell table:formula="of:=OFFSET([.C$4];[.M516];0)" office:value-type="float" office:value="43766" calcext:value-type="float">
            <text:p>43766</text:p>
          </table:table-cell>
          <table:table-cell table:formula="of:=[.L516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516];0)&lt;=[.O5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7]))" office:value-type="date" office:date-value="2019-10-24T15:47:25.865414" calcext:value-type="date">
            <text:p>2019-10-24 15:47:26</text:p>
          </table:table-cell>
          <table:table-cell table:style-name="ce7" table:formula="of:=[.A517]" office:value-type="date" office:date-value="2019-10-24T15:47:25.865414" calcext:value-type="date">
            <text:p>2019-10-24 15:47:26</text:p>
          </table:table-cell>
          <table:table-cell table:formula="of:=TRUNC([.A517])" office:value-type="float" office:value="43762" calcext:value-type="float">
            <text:p>43762</text:p>
          </table:table-cell>
          <table:table-cell table:style-name="ce12" table:formula="of:=[.B517]-[.C517]" office:value-type="date" office:date-value="1899-12-30T15:47:25.86541405879" calcext:value-type="date">
            <text:p>12/30/99 03:47 PM</text:p>
          </table:table-cell>
          <table:table-cell table:formula="of:=MOD([.E516]-[.$E$2];[.$H$2])+1+[.$E$2]" office:value-type="float" office:value="195" calcext:value-type="float">
            <text:p>195</text:p>
          </table:table-cell>
          <table:table-cell table:formula="of:=MOD([.F516]+1/[.$H$2];5)" office:value-type="float" office:value="2.13333333333331" calcext:value-type="float">
            <text:p>2,13333333333331</text:p>
          </table:table-cell>
          <table:table-cell table:formula="of:=IF([.F517]&lt;0.000001;[.G516]+2+1/[.$H$2];[.G516]+1/[.$H$2])" office:value-type="float" office:value="17.1333333333333" calcext:value-type="float">
            <text:p>17,1333333333333</text:p>
          </table:table-cell>
          <table:table-cell table:number-columns-repeated="4"/>
          <table:table-cell table:formula="of:=SUM(MOD(SUM([.L516]-[.L$2];[.T$2]);[.R$2]-[.L$2]);[.L$2])" office:value-type="time" office:time-value="PT15H49M59.999999999S" calcext:value-type="time">
            <text:p>15:50:00</text:p>
          </table:table-cell>
          <table:table-cell table:formula="of:=IF([.L517]&lt;[.L516];[.M516]+[.H$2];[.M516])" office:value-type="float" office:value="630" calcext:value-type="float">
            <text:p>630</text:p>
          </table:table-cell>
          <table:table-cell table:formula="of:=OFFSET([.C$4];[.M517];0)" office:value-type="float" office:value="43766" calcext:value-type="float">
            <text:p>43766</text:p>
          </table:table-cell>
          <table:table-cell table:formula="of:=[.L517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517];0)&lt;=[.O5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8]))" office:value-type="date" office:date-value="2019-10-24T16:10:55.073758" calcext:value-type="date">
            <text:p>2019-10-24 16:10:55</text:p>
          </table:table-cell>
          <table:table-cell table:style-name="ce7" table:formula="of:=[.A518]" office:value-type="date" office:date-value="2019-10-24T16:10:55.073758" calcext:value-type="date">
            <text:p>2019-10-24 16:10:55</text:p>
          </table:table-cell>
          <table:table-cell table:formula="of:=TRUNC([.A518])" office:value-type="float" office:value="43762" calcext:value-type="float">
            <text:p>43762</text:p>
          </table:table-cell>
          <table:table-cell table:style-name="ce12" table:formula="of:=[.B518]-[.C518]" office:value-type="date" office:date-value="1899-12-30T16:10:55.07375816815" calcext:value-type="date">
            <text:p>12/30/99 04:10 PM</text:p>
          </table:table-cell>
          <table:table-cell table:formula="of:=MOD([.E517]-[.$E$2];[.$H$2])+1+[.$E$2]" office:value-type="float" office:value="196" calcext:value-type="float">
            <text:p>196</text:p>
          </table:table-cell>
          <table:table-cell table:formula="of:=MOD([.F517]+1/[.$H$2];5)" office:value-type="float" office:value="2.16666666666664" calcext:value-type="float">
            <text:p>2,16666666666664</text:p>
          </table:table-cell>
          <table:table-cell table:formula="of:=IF([.F518]&lt;0.000001;[.G517]+2+1/[.$H$2];[.G517]+1/[.$H$2])" office:value-type="float" office:value="17.1666666666667" calcext:value-type="float">
            <text:p>17,1666666666667</text:p>
          </table:table-cell>
          <table:table-cell table:number-columns-repeated="4"/>
          <table:table-cell table:formula="of:=SUM(MOD(SUM([.L517]-[.L$2];[.T$2]);[.R$2]-[.L$2]);[.L$2])" office:value-type="time" office:time-value="PT15H59M59.999999999S" calcext:value-type="time">
            <text:p>16:00:00</text:p>
          </table:table-cell>
          <table:table-cell table:formula="of:=IF([.L518]&lt;[.L517];[.M517]+[.H$2];[.M517])" office:value-type="float" office:value="630" calcext:value-type="float">
            <text:p>630</text:p>
          </table:table-cell>
          <table:table-cell table:formula="of:=OFFSET([.C$4];[.M518];0)" office:value-type="float" office:value="43766" calcext:value-type="float">
            <text:p>43766</text:p>
          </table:table-cell>
          <table:table-cell table:formula="of:=[.L518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518];0)&lt;=[.O5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9]))" office:value-type="date" office:date-value="2019-10-24T16:03:07.539882" calcext:value-type="date">
            <text:p>2019-10-24 16:03:08</text:p>
          </table:table-cell>
          <table:table-cell table:style-name="ce7" table:formula="of:=[.A519]" office:value-type="date" office:date-value="2019-10-24T16:03:07.539882" calcext:value-type="date">
            <text:p>2019-10-24 16:03:08</text:p>
          </table:table-cell>
          <table:table-cell table:formula="of:=TRUNC([.A519])" office:value-type="float" office:value="43762" calcext:value-type="float">
            <text:p>43762</text:p>
          </table:table-cell>
          <table:table-cell table:style-name="ce12" table:formula="of:=[.B519]-[.C519]" office:value-type="date" office:date-value="1899-12-30T16:03:07.53988228273" calcext:value-type="date">
            <text:p>12/30/99 04:03 PM</text:p>
          </table:table-cell>
          <table:table-cell table:formula="of:=MOD([.E518]-[.$E$2];[.$H$2])+1+[.$E$2]" office:value-type="float" office:value="197" calcext:value-type="float">
            <text:p>197</text:p>
          </table:table-cell>
          <table:table-cell table:formula="of:=MOD([.F518]+1/[.$H$2];5)" office:value-type="float" office:value="2.19999999999998" calcext:value-type="float">
            <text:p>2,19999999999998</text:p>
          </table:table-cell>
          <table:table-cell table:formula="of:=IF([.F519]&lt;0.000001;[.G518]+2+1/[.$H$2];[.G518]+1/[.$H$2])" office:value-type="float" office:value="17.2" calcext:value-type="float">
            <text:p>17,2</text:p>
          </table:table-cell>
          <table:table-cell table:number-columns-repeated="4"/>
          <table:table-cell table:formula="of:=SUM(MOD(SUM([.L518]-[.L$2];[.T$2]);[.R$2]-[.L$2]);[.L$2])" office:value-type="time" office:time-value="PT16H09M59.999999999S" calcext:value-type="time">
            <text:p>16:10:00</text:p>
          </table:table-cell>
          <table:table-cell table:formula="of:=IF([.L519]&lt;[.L518];[.M518]+[.H$2];[.M518])" office:value-type="float" office:value="630" calcext:value-type="float">
            <text:p>630</text:p>
          </table:table-cell>
          <table:table-cell table:formula="of:=OFFSET([.C$4];[.M519];0)" office:value-type="float" office:value="43766" calcext:value-type="float">
            <text:p>43766</text:p>
          </table:table-cell>
          <table:table-cell table:formula="of:=[.L519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519];0)&lt;=[.O5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0]))" office:value-type="date" office:date-value="2019-10-24T16:04:57.941859" calcext:value-type="date">
            <text:p>2019-10-24 16:04:58</text:p>
          </table:table-cell>
          <table:table-cell table:style-name="ce7" table:formula="of:=[.A520]" office:value-type="date" office:date-value="2019-10-24T16:04:57.941859" calcext:value-type="date">
            <text:p>2019-10-24 16:04:58</text:p>
          </table:table-cell>
          <table:table-cell table:formula="of:=TRUNC([.A520])" office:value-type="float" office:value="43762" calcext:value-type="float">
            <text:p>43762</text:p>
          </table:table-cell>
          <table:table-cell table:style-name="ce12" table:formula="of:=[.B520]-[.C520]" office:value-type="date" office:date-value="1899-12-30T16:04:57.94185901992" calcext:value-type="date">
            <text:p>12/30/99 04:04 PM</text:p>
          </table:table-cell>
          <table:table-cell table:formula="of:=MOD([.E519]-[.$E$2];[.$H$2])+1+[.$E$2]" office:value-type="float" office:value="198" calcext:value-type="float">
            <text:p>198</text:p>
          </table:table-cell>
          <table:table-cell table:formula="of:=MOD([.F519]+1/[.$H$2];5)" office:value-type="float" office:value="2.23333333333331" calcext:value-type="float">
            <text:p>2,23333333333331</text:p>
          </table:table-cell>
          <table:table-cell table:formula="of:=IF([.F520]&lt;0.000001;[.G519]+2+1/[.$H$2];[.G519]+1/[.$H$2])" office:value-type="float" office:value="17.2333333333334" calcext:value-type="float">
            <text:p>17,2333333333334</text:p>
          </table:table-cell>
          <table:table-cell table:number-columns-repeated="4"/>
          <table:table-cell table:formula="of:=SUM(MOD(SUM([.L519]-[.L$2];[.T$2]);[.R$2]-[.L$2]);[.L$2])" office:value-type="time" office:time-value="PT16H19M59.999999999S" calcext:value-type="time">
            <text:p>16:20:00</text:p>
          </table:table-cell>
          <table:table-cell table:formula="of:=IF([.L520]&lt;[.L519];[.M519]+[.H$2];[.M519])" office:value-type="float" office:value="630" calcext:value-type="float">
            <text:p>630</text:p>
          </table:table-cell>
          <table:table-cell table:formula="of:=OFFSET([.C$4];[.M520];0)" office:value-type="float" office:value="43766" calcext:value-type="float">
            <text:p>43766</text:p>
          </table:table-cell>
          <table:table-cell table:formula="of:=[.L520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520];0)&lt;=[.O5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1]))" office:value-type="date" office:date-value="2019-10-24T16:23:43.27929" calcext:value-type="date">
            <text:p>2019-10-24 16:23:43</text:p>
          </table:table-cell>
          <table:table-cell table:style-name="ce7" table:formula="of:=[.A521]" office:value-type="date" office:date-value="2019-10-24T16:23:43.27929" calcext:value-type="date">
            <text:p>2019-10-24 16:23:43</text:p>
          </table:table-cell>
          <table:table-cell table:formula="of:=TRUNC([.A521])" office:value-type="float" office:value="43762" calcext:value-type="float">
            <text:p>43762</text:p>
          </table:table-cell>
          <table:table-cell table:style-name="ce12" table:formula="of:=[.B521]-[.C521]" office:value-type="date" office:date-value="1899-12-30T16:23:43.27928950544" calcext:value-type="date">
            <text:p>12/30/99 04:23 PM</text:p>
          </table:table-cell>
          <table:table-cell table:formula="of:=MOD([.E520]-[.$E$2];[.$H$2])+1+[.$E$2]" office:value-type="float" office:value="199" calcext:value-type="float">
            <text:p>199</text:p>
          </table:table-cell>
          <table:table-cell table:formula="of:=MOD([.F520]+1/[.$H$2];5)" office:value-type="float" office:value="2.26666666666664" calcext:value-type="float">
            <text:p>2,26666666666664</text:p>
          </table:table-cell>
          <table:table-cell table:formula="of:=IF([.F521]&lt;0.000001;[.G520]+2+1/[.$H$2];[.G520]+1/[.$H$2])" office:value-type="float" office:value="17.2666666666667" calcext:value-type="float">
            <text:p>17,2666666666667</text:p>
          </table:table-cell>
          <table:table-cell table:number-columns-repeated="4"/>
          <table:table-cell table:formula="of:=SUM(MOD(SUM([.L520]-[.L$2];[.T$2]);[.R$2]-[.L$2]);[.L$2])" office:value-type="time" office:time-value="PT16H29M59.999999999S" calcext:value-type="time">
            <text:p>16:30:00</text:p>
          </table:table-cell>
          <table:table-cell table:formula="of:=IF([.L521]&lt;[.L520];[.M520]+[.H$2];[.M520])" office:value-type="float" office:value="630" calcext:value-type="float">
            <text:p>630</text:p>
          </table:table-cell>
          <table:table-cell table:formula="of:=OFFSET([.C$4];[.M521];0)" office:value-type="float" office:value="43766" calcext:value-type="float">
            <text:p>43766</text:p>
          </table:table-cell>
          <table:table-cell table:formula="of:=[.L521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521];0)&lt;=[.O5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2]))" office:value-type="date" office:date-value="2019-10-24T16:00:20.020186" calcext:value-type="date">
            <text:p>2019-10-24 16:00:20</text:p>
          </table:table-cell>
          <table:table-cell table:style-name="ce7" table:formula="of:=[.A522]" office:value-type="date" office:date-value="2019-10-24T16:00:20.020186" calcext:value-type="date">
            <text:p>2019-10-24 16:00:20</text:p>
          </table:table-cell>
          <table:table-cell table:formula="of:=TRUNC([.A522])" office:value-type="float" office:value="43762" calcext:value-type="float">
            <text:p>43762</text:p>
          </table:table-cell>
          <table:table-cell table:style-name="ce12" table:formula="of:=[.B522]-[.C522]" office:value-type="date" office:date-value="1899-12-30T16:00:20.02018641215" calcext:value-type="date">
            <text:p>12/30/99 04:00 PM</text:p>
          </table:table-cell>
          <table:table-cell table:formula="of:=MOD([.E521]-[.$E$2];[.$H$2])+1+[.$E$2]" office:value-type="float" office:value="200" calcext:value-type="float">
            <text:p>200</text:p>
          </table:table-cell>
          <table:table-cell table:formula="of:=MOD([.F521]+1/[.$H$2];5)" office:value-type="float" office:value="2.29999999999998" calcext:value-type="float">
            <text:p>2,29999999999998</text:p>
          </table:table-cell>
          <table:table-cell table:formula="of:=IF([.F522]&lt;0.000001;[.G521]+2+1/[.$H$2];[.G521]+1/[.$H$2])" office:value-type="float" office:value="17.3" calcext:value-type="float">
            <text:p>17,3</text:p>
          </table:table-cell>
          <table:table-cell table:number-columns-repeated="4"/>
          <table:table-cell table:formula="of:=SUM(MOD(SUM([.L521]-[.L$2];[.T$2]);[.R$2]-[.L$2]);[.L$2])" office:value-type="time" office:time-value="PT16H39M59.999999999S" calcext:value-type="time">
            <text:p>16:40:00</text:p>
          </table:table-cell>
          <table:table-cell table:formula="of:=IF([.L522]&lt;[.L521];[.M521]+[.H$2];[.M521])" office:value-type="float" office:value="630" calcext:value-type="float">
            <text:p>630</text:p>
          </table:table-cell>
          <table:table-cell table:formula="of:=OFFSET([.C$4];[.M522];0)" office:value-type="float" office:value="43766" calcext:value-type="float">
            <text:p>43766</text:p>
          </table:table-cell>
          <table:table-cell table:formula="of:=[.L522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522];0)&lt;=[.O5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3]))" office:value-type="date" office:date-value="2019-10-24T16:03:09.27856" calcext:value-type="date">
            <text:p>2019-10-24 16:03:09</text:p>
          </table:table-cell>
          <table:table-cell table:style-name="ce7" table:formula="of:=[.A523]" office:value-type="date" office:date-value="2019-10-24T16:03:09.27856" calcext:value-type="date">
            <text:p>2019-10-24 16:03:09</text:p>
          </table:table-cell>
          <table:table-cell table:formula="of:=TRUNC([.A523])" office:value-type="float" office:value="43762" calcext:value-type="float">
            <text:p>43762</text:p>
          </table:table-cell>
          <table:table-cell table:style-name="ce12" table:formula="of:=[.B523]-[.C523]" office:value-type="date" office:date-value="1899-12-30T16:03:09.27855973598" calcext:value-type="date">
            <text:p>12/30/99 04:03 PM</text:p>
          </table:table-cell>
          <table:table-cell table:formula="of:=MOD([.E522]-[.$E$2];[.$H$2])+1+[.$E$2]" office:value-type="float" office:value="201" calcext:value-type="float">
            <text:p>201</text:p>
          </table:table-cell>
          <table:table-cell table:formula="of:=MOD([.F522]+1/[.$H$2];5)" office:value-type="float" office:value="2.33333333333331" calcext:value-type="float">
            <text:p>2,33333333333331</text:p>
          </table:table-cell>
          <table:table-cell table:formula="of:=IF([.F523]&lt;0.000001;[.G522]+2+1/[.$H$2];[.G522]+1/[.$H$2])" office:value-type="float" office:value="17.3333333333334" calcext:value-type="float">
            <text:p>17,3333333333334</text:p>
          </table:table-cell>
          <table:table-cell table:number-columns-repeated="4"/>
          <table:table-cell table:formula="of:=SUM(MOD(SUM([.L522]-[.L$2];[.T$2]);[.R$2]-[.L$2]);[.L$2])" office:value-type="time" office:time-value="PT16H49M59.999999999S" calcext:value-type="time">
            <text:p>16:50:00</text:p>
          </table:table-cell>
          <table:table-cell table:formula="of:=IF([.L523]&lt;[.L522];[.M522]+[.H$2];[.M522])" office:value-type="float" office:value="630" calcext:value-type="float">
            <text:p>630</text:p>
          </table:table-cell>
          <table:table-cell table:formula="of:=OFFSET([.C$4];[.M523];0)" office:value-type="float" office:value="43766" calcext:value-type="float">
            <text:p>43766</text:p>
          </table:table-cell>
          <table:table-cell table:formula="of:=[.L523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523];0)&lt;=[.O5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4]))" office:value-type="date" office:date-value="2019-10-24T15:51:50.284612" calcext:value-type="date">
            <text:p>2019-10-24 15:51:50</text:p>
          </table:table-cell>
          <table:table-cell table:style-name="ce7" table:formula="of:=[.A524]" office:value-type="date" office:date-value="2019-10-24T15:51:50.284612" calcext:value-type="date">
            <text:p>2019-10-24 15:51:50</text:p>
          </table:table-cell>
          <table:table-cell table:formula="of:=TRUNC([.A524])" office:value-type="float" office:value="43762" calcext:value-type="float">
            <text:p>43762</text:p>
          </table:table-cell>
          <table:table-cell table:style-name="ce12" table:formula="of:=[.B524]-[.C524]" office:value-type="date" office:date-value="1899-12-30T15:51:50.28461200185" calcext:value-type="date">
            <text:p>12/30/99 03:51 PM</text:p>
          </table:table-cell>
          <table:table-cell table:formula="of:=MOD([.E523]-[.$E$2];[.$H$2])+1+[.$E$2]" office:value-type="float" office:value="202" calcext:value-type="float">
            <text:p>202</text:p>
          </table:table-cell>
          <table:table-cell table:formula="of:=MOD([.F523]+1/[.$H$2];5)" office:value-type="float" office:value="2.36666666666664" calcext:value-type="float">
            <text:p>2,36666666666664</text:p>
          </table:table-cell>
          <table:table-cell table:formula="of:=IF([.F524]&lt;0.000001;[.G523]+2+1/[.$H$2];[.G523]+1/[.$H$2])" office:value-type="float" office:value="17.3666666666667" calcext:value-type="float">
            <text:p>17,3666666666667</text:p>
          </table:table-cell>
          <table:table-cell table:number-columns-repeated="4"/>
          <table:table-cell table:formula="of:=SUM(MOD(SUM([.L523]-[.L$2];[.T$2]);[.R$2]-[.L$2]);[.L$2])" office:value-type="time" office:time-value="PT16H59M59.999999999S" calcext:value-type="time">
            <text:p>17:00:00</text:p>
          </table:table-cell>
          <table:table-cell table:formula="of:=IF([.L524]&lt;[.L523];[.M523]+[.H$2];[.M523])" office:value-type="float" office:value="630" calcext:value-type="float">
            <text:p>630</text:p>
          </table:table-cell>
          <table:table-cell table:formula="of:=OFFSET([.C$4];[.M524];0)" office:value-type="float" office:value="43766" calcext:value-type="float">
            <text:p>43766</text:p>
          </table:table-cell>
          <table:table-cell table:formula="of:=[.L524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524];0)&lt;=[.O5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5]))" office:value-type="date" office:date-value="2019-10-24T15:54:18.722219" calcext:value-type="date">
            <text:p>2019-10-24 15:54:19</text:p>
          </table:table-cell>
          <table:table-cell table:style-name="ce7" table:formula="of:=[.A525]" office:value-type="date" office:date-value="2019-10-24T15:54:18.722219" calcext:value-type="date">
            <text:p>2019-10-24 15:54:19</text:p>
          </table:table-cell>
          <table:table-cell table:formula="of:=TRUNC([.A525])" office:value-type="float" office:value="43762" calcext:value-type="float">
            <text:p>43762</text:p>
          </table:table-cell>
          <table:table-cell table:style-name="ce12" table:formula="of:=[.B525]-[.C525]" office:value-type="date" office:date-value="1899-12-30T15:54:18.7222190341" calcext:value-type="date">
            <text:p>12/30/99 03:54 PM</text:p>
          </table:table-cell>
          <table:table-cell table:formula="of:=MOD([.E524]-[.$E$2];[.$H$2])+1+[.$E$2]" office:value-type="float" office:value="203" calcext:value-type="float">
            <text:p>203</text:p>
          </table:table-cell>
          <table:table-cell table:formula="of:=MOD([.F524]+1/[.$H$2];5)" office:value-type="float" office:value="2.39999999999998" calcext:value-type="float">
            <text:p>2,39999999999998</text:p>
          </table:table-cell>
          <table:table-cell table:formula="of:=IF([.F525]&lt;0.000001;[.G524]+2+1/[.$H$2];[.G524]+1/[.$H$2])" office:value-type="float" office:value="17.4" calcext:value-type="float">
            <text:p>17,4</text:p>
          </table:table-cell>
          <table:table-cell table:number-columns-repeated="4"/>
          <table:table-cell table:formula="of:=SUM(MOD(SUM([.L524]-[.L$2];[.T$2]);[.R$2]-[.L$2]);[.L$2])" office:value-type="time" office:time-value="PT17H09M59.999999999S" calcext:value-type="time">
            <text:p>17:10:00</text:p>
          </table:table-cell>
          <table:table-cell table:formula="of:=IF([.L525]&lt;[.L524];[.M524]+[.H$2];[.M524])" office:value-type="float" office:value="630" calcext:value-type="float">
            <text:p>630</text:p>
          </table:table-cell>
          <table:table-cell table:formula="of:=OFFSET([.C$4];[.M525];0)" office:value-type="float" office:value="43766" calcext:value-type="float">
            <text:p>43766</text:p>
          </table:table-cell>
          <table:table-cell table:formula="of:=[.L525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525];0)&lt;=[.O5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6]))" office:value-type="date" office:date-value="2019-10-24T16:19:31.8001" calcext:value-type="date">
            <text:p>2019-10-24 16:19:32</text:p>
          </table:table-cell>
          <table:table-cell table:style-name="ce7" table:formula="of:=[.A526]" office:value-type="date" office:date-value="2019-10-24T16:19:31.8001" calcext:value-type="date">
            <text:p>2019-10-24 16:19:32</text:p>
          </table:table-cell>
          <table:table-cell table:formula="of:=TRUNC([.A526])" office:value-type="float" office:value="43762" calcext:value-type="float">
            <text:p>43762</text:p>
          </table:table-cell>
          <table:table-cell table:style-name="ce12" table:formula="of:=[.B526]-[.C526]" office:value-type="date" office:date-value="1899-12-30T16:19:31.8001000816" calcext:value-type="date">
            <text:p>12/30/99 04:19 PM</text:p>
          </table:table-cell>
          <table:table-cell table:formula="of:=MOD([.E525]-[.$E$2];[.$H$2])+1+[.$E$2]" office:value-type="float" office:value="204" calcext:value-type="float">
            <text:p>204</text:p>
          </table:table-cell>
          <table:table-cell table:formula="of:=MOD([.F525]+1/[.$H$2];5)" office:value-type="float" office:value="2.43333333333331" calcext:value-type="float">
            <text:p>2,43333333333331</text:p>
          </table:table-cell>
          <table:table-cell table:formula="of:=IF([.F526]&lt;0.000001;[.G525]+2+1/[.$H$2];[.G525]+1/[.$H$2])" office:value-type="float" office:value="17.4333333333334" calcext:value-type="float">
            <text:p>17,4333333333334</text:p>
          </table:table-cell>
          <table:table-cell table:number-columns-repeated="4"/>
          <table:table-cell table:formula="of:=SUM(MOD(SUM([.L525]-[.L$2];[.T$2]);[.R$2]-[.L$2]);[.L$2])" office:value-type="time" office:time-value="PT17H19M59.999999999S" calcext:value-type="time">
            <text:p>17:20:00</text:p>
          </table:table-cell>
          <table:table-cell table:formula="of:=IF([.L526]&lt;[.L525];[.M525]+[.H$2];[.M525])" office:value-type="float" office:value="630" calcext:value-type="float">
            <text:p>630</text:p>
          </table:table-cell>
          <table:table-cell table:formula="of:=OFFSET([.C$4];[.M526];0)" office:value-type="float" office:value="43766" calcext:value-type="float">
            <text:p>43766</text:p>
          </table:table-cell>
          <table:table-cell table:formula="of:=[.L526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526];0)&lt;=[.O5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7]))" office:value-type="date" office:date-value="2019-10-24T15:26:39.097475" calcext:value-type="date">
            <text:p>2019-10-24 15:26:39</text:p>
          </table:table-cell>
          <table:table-cell table:style-name="ce7" table:formula="of:=[.A527]" office:value-type="date" office:date-value="2019-10-24T15:26:39.097475" calcext:value-type="date">
            <text:p>2019-10-24 15:26:39</text:p>
          </table:table-cell>
          <table:table-cell table:formula="of:=TRUNC([.A527])" office:value-type="float" office:value="43762" calcext:value-type="float">
            <text:p>43762</text:p>
          </table:table-cell>
          <table:table-cell table:style-name="ce12" table:formula="of:=[.B527]-[.C527]" office:value-type="date" office:date-value="1899-12-30T15:26:39.09747457132" calcext:value-type="date">
            <text:p>12/30/99 03:26 PM</text:p>
          </table:table-cell>
          <table:table-cell table:formula="of:=MOD([.E526]-[.$E$2];[.$H$2])+1+[.$E$2]" office:value-type="float" office:value="205" calcext:value-type="float">
            <text:p>205</text:p>
          </table:table-cell>
          <table:table-cell table:formula="of:=MOD([.F526]+1/[.$H$2];5)" office:value-type="float" office:value="2.46666666666664" calcext:value-type="float">
            <text:p>2,46666666666664</text:p>
          </table:table-cell>
          <table:table-cell table:formula="of:=IF([.F527]&lt;0.000001;[.G526]+2+1/[.$H$2];[.G526]+1/[.$H$2])" office:value-type="float" office:value="17.4666666666667" calcext:value-type="float">
            <text:p>17,4666666666667</text:p>
          </table:table-cell>
          <table:table-cell table:number-columns-repeated="4"/>
          <table:table-cell table:formula="of:=SUM(MOD(SUM([.L526]-[.L$2];[.T$2]);[.R$2]-[.L$2]);[.L$2])" office:value-type="time" office:time-value="PT17H29M59.999999999S" calcext:value-type="time">
            <text:p>17:30:00</text:p>
          </table:table-cell>
          <table:table-cell table:formula="of:=IF([.L527]&lt;[.L526];[.M526]+[.H$2];[.M526])" office:value-type="float" office:value="630" calcext:value-type="float">
            <text:p>630</text:p>
          </table:table-cell>
          <table:table-cell table:formula="of:=OFFSET([.C$4];[.M527];0)" office:value-type="float" office:value="43766" calcext:value-type="float">
            <text:p>43766</text:p>
          </table:table-cell>
          <table:table-cell table:formula="of:=[.L527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527];0)&lt;=[.O5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8]))" office:value-type="date" office:date-value="2019-10-24T16:07:54.188932" calcext:value-type="date">
            <text:p>2019-10-24 16:07:54</text:p>
          </table:table-cell>
          <table:table-cell table:style-name="ce7" table:formula="of:=[.A528]" office:value-type="date" office:date-value="2019-10-24T16:07:54.188932" calcext:value-type="date">
            <text:p>2019-10-24 16:07:54</text:p>
          </table:table-cell>
          <table:table-cell table:formula="of:=TRUNC([.A528])" office:value-type="float" office:value="43762" calcext:value-type="float">
            <text:p>43762</text:p>
          </table:table-cell>
          <table:table-cell table:style-name="ce12" table:formula="of:=[.B528]-[.C528]" office:value-type="date" office:date-value="1899-12-30T16:07:54.1889316123" calcext:value-type="date">
            <text:p>12/30/99 04:07 PM</text:p>
          </table:table-cell>
          <table:table-cell table:formula="of:=MOD([.E527]-[.$E$2];[.$H$2])+1+[.$E$2]" office:value-type="float" office:value="206" calcext:value-type="float">
            <text:p>206</text:p>
          </table:table-cell>
          <table:table-cell table:formula="of:=MOD([.F527]+1/[.$H$2];5)" office:value-type="float" office:value="2.49999999999998" calcext:value-type="float">
            <text:p>2,49999999999998</text:p>
          </table:table-cell>
          <table:table-cell table:formula="of:=IF([.F528]&lt;0.000001;[.G527]+2+1/[.$H$2];[.G527]+1/[.$H$2])" office:value-type="float" office:value="17.5" calcext:value-type="float">
            <text:p>17,5</text:p>
          </table:table-cell>
          <table:table-cell table:number-columns-repeated="4"/>
          <table:table-cell table:formula="of:=SUM(MOD(SUM([.L527]-[.L$2];[.T$2]);[.R$2]-[.L$2]);[.L$2])" office:value-type="time" office:time-value="PT17H39M59.999999999S" calcext:value-type="time">
            <text:p>17:40:00</text:p>
          </table:table-cell>
          <table:table-cell table:formula="of:=IF([.L528]&lt;[.L527];[.M527]+[.H$2];[.M527])" office:value-type="float" office:value="630" calcext:value-type="float">
            <text:p>630</text:p>
          </table:table-cell>
          <table:table-cell table:formula="of:=OFFSET([.C$4];[.M528];0)" office:value-type="float" office:value="43766" calcext:value-type="float">
            <text:p>43766</text:p>
          </table:table-cell>
          <table:table-cell table:formula="of:=[.L528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528];0)&lt;=[.O5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9]))" office:value-type="date" office:date-value="2019-10-24T16:19:18.089644" calcext:value-type="date">
            <text:p>2019-10-24 16:19:18</text:p>
          </table:table-cell>
          <table:table-cell table:style-name="ce7" table:formula="of:=[.A529]" office:value-type="date" office:date-value="2019-10-24T16:19:18.089644" calcext:value-type="date">
            <text:p>2019-10-24 16:19:18</text:p>
          </table:table-cell>
          <table:table-cell table:formula="of:=TRUNC([.A529])" office:value-type="float" office:value="43762" calcext:value-type="float">
            <text:p>43762</text:p>
          </table:table-cell>
          <table:table-cell table:style-name="ce12" table:formula="of:=[.B529]-[.C529]" office:value-type="date" office:date-value="1899-12-30T16:19:18.08964399621" calcext:value-type="date">
            <text:p>12/30/99 04:19 PM</text:p>
          </table:table-cell>
          <table:table-cell table:formula="of:=MOD([.E528]-[.$E$2];[.$H$2])+1+[.$E$2]" office:value-type="float" office:value="207" calcext:value-type="float">
            <text:p>207</text:p>
          </table:table-cell>
          <table:table-cell table:formula="of:=MOD([.F528]+1/[.$H$2];5)" office:value-type="float" office:value="2.53333333333331" calcext:value-type="float">
            <text:p>2,53333333333331</text:p>
          </table:table-cell>
          <table:table-cell table:formula="of:=IF([.F529]&lt;0.000001;[.G528]+2+1/[.$H$2];[.G528]+1/[.$H$2])" office:value-type="float" office:value="17.5333333333334" calcext:value-type="float">
            <text:p>17,5333333333334</text:p>
          </table:table-cell>
          <table:table-cell table:number-columns-repeated="4"/>
          <table:table-cell table:formula="of:=SUM(MOD(SUM([.L528]-[.L$2];[.T$2]);[.R$2]-[.L$2]);[.L$2])" office:value-type="time" office:time-value="PT17H49M59.999999999S" calcext:value-type="time">
            <text:p>17:50:00</text:p>
          </table:table-cell>
          <table:table-cell table:formula="of:=IF([.L529]&lt;[.L528];[.M528]+[.H$2];[.M528])" office:value-type="float" office:value="630" calcext:value-type="float">
            <text:p>630</text:p>
          </table:table-cell>
          <table:table-cell table:formula="of:=OFFSET([.C$4];[.M529];0)" office:value-type="float" office:value="43766" calcext:value-type="float">
            <text:p>43766</text:p>
          </table:table-cell>
          <table:table-cell table:formula="of:=[.L529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529];0)&lt;=[.O5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0]))" office:value-type="date" office:date-value="2019-10-24T16:11:40.9351" calcext:value-type="date">
            <text:p>2019-10-24 16:11:41</text:p>
          </table:table-cell>
          <table:table-cell table:style-name="ce7" table:formula="of:=[.A530]" office:value-type="date" office:date-value="2019-10-24T16:11:40.9351" calcext:value-type="date">
            <text:p>2019-10-24 16:11:41</text:p>
          </table:table-cell>
          <table:table-cell table:formula="of:=TRUNC([.A530])" office:value-type="float" office:value="43762" calcext:value-type="float">
            <text:p>43762</text:p>
          </table:table-cell>
          <table:table-cell table:style-name="ce12" table:formula="of:=[.B530]-[.C530]" office:value-type="date" office:date-value="1899-12-30T16:11:40.93510039151" calcext:value-type="date">
            <text:p>12/30/99 04:11 PM</text:p>
          </table:table-cell>
          <table:table-cell table:formula="of:=MOD([.E529]-[.$E$2];[.$H$2])+1+[.$E$2]" office:value-type="float" office:value="208" calcext:value-type="float">
            <text:p>208</text:p>
          </table:table-cell>
          <table:table-cell table:formula="of:=MOD([.F529]+1/[.$H$2];5)" office:value-type="float" office:value="2.56666666666664" calcext:value-type="float">
            <text:p>2,56666666666664</text:p>
          </table:table-cell>
          <table:table-cell table:formula="of:=IF([.F530]&lt;0.000001;[.G529]+2+1/[.$H$2];[.G529]+1/[.$H$2])" office:value-type="float" office:value="17.5666666666667" calcext:value-type="float">
            <text:p>17,5666666666667</text:p>
          </table:table-cell>
          <table:table-cell table:number-columns-repeated="4"/>
          <table:table-cell table:formula="of:=SUM(MOD(SUM([.L529]-[.L$2];[.T$2]);[.R$2]-[.L$2]);[.L$2])" office:value-type="time" office:time-value="PT17H59M59.999999999S" calcext:value-type="time">
            <text:p>18:00:00</text:p>
          </table:table-cell>
          <table:table-cell table:formula="of:=IF([.L530]&lt;[.L529];[.M529]+[.H$2];[.M529])" office:value-type="float" office:value="630" calcext:value-type="float">
            <text:p>630</text:p>
          </table:table-cell>
          <table:table-cell table:formula="of:=OFFSET([.C$4];[.M530];0)" office:value-type="float" office:value="43766" calcext:value-type="float">
            <text:p>43766</text:p>
          </table:table-cell>
          <table:table-cell table:formula="of:=[.L530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530];0)&lt;=[.O5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1]))" office:value-type="date" office:date-value="2019-10-24T16:09:20.479246" calcext:value-type="date">
            <text:p>2019-10-24 16:09:20</text:p>
          </table:table-cell>
          <table:table-cell table:style-name="ce7" table:formula="of:=[.A531]" office:value-type="date" office:date-value="2019-10-24T16:09:20.479246" calcext:value-type="date">
            <text:p>2019-10-24 16:09:20</text:p>
          </table:table-cell>
          <table:table-cell table:formula="of:=TRUNC([.A531])" office:value-type="float" office:value="43762" calcext:value-type="float">
            <text:p>43762</text:p>
          </table:table-cell>
          <table:table-cell table:style-name="ce12" table:formula="of:=[.B531]-[.C531]" office:value-type="date" office:date-value="1899-12-30T16:09:20.47924635932" calcext:value-type="date">
            <text:p>12/30/99 04:09 PM</text:p>
          </table:table-cell>
          <table:table-cell table:formula="of:=MOD([.E530]-[.$E$2];[.$H$2])+1+[.$E$2]" office:value-type="float" office:value="209" calcext:value-type="float">
            <text:p>209</text:p>
          </table:table-cell>
          <table:table-cell table:formula="of:=MOD([.F530]+1/[.$H$2];5)" office:value-type="float" office:value="2.59999999999998" calcext:value-type="float">
            <text:p>2,59999999999998</text:p>
          </table:table-cell>
          <table:table-cell table:formula="of:=IF([.F531]&lt;0.000001;[.G530]+2+1/[.$H$2];[.G530]+1/[.$H$2])" office:value-type="float" office:value="17.6" calcext:value-type="float">
            <text:p>17,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2]))" office:value-type="date" office:date-value="2019-10-24T16:08:34.17096" calcext:value-type="date">
            <text:p>2019-10-24 16:08:34</text:p>
          </table:table-cell>
          <table:table-cell table:style-name="ce7" table:formula="of:=[.A532]" office:value-type="date" office:date-value="2019-10-24T16:08:34.17096" calcext:value-type="date">
            <text:p>2019-10-24 16:08:34</text:p>
          </table:table-cell>
          <table:table-cell table:formula="of:=TRUNC([.A532])" office:value-type="float" office:value="43762" calcext:value-type="float">
            <text:p>43762</text:p>
          </table:table-cell>
          <table:table-cell table:style-name="ce12" table:formula="of:=[.B532]-[.C532]" office:value-type="date" office:date-value="1899-12-30T16:08:34.17095989455" calcext:value-type="date">
            <text:p>12/30/99 04:08 PM</text:p>
          </table:table-cell>
          <table:table-cell table:formula="of:=MOD([.E531]-[.$E$2];[.$H$2])+1+[.$E$2]" office:value-type="float" office:value="210" calcext:value-type="float">
            <text:p>210</text:p>
          </table:table-cell>
          <table:table-cell table:formula="of:=MOD([.F531]+1/[.$H$2];5)" office:value-type="float" office:value="2.63333333333331" calcext:value-type="float">
            <text:p>2,63333333333331</text:p>
          </table:table-cell>
          <table:table-cell table:formula="of:=IF([.F532]&lt;0.000001;[.G531]+2+1/[.$H$2];[.G531]+1/[.$H$2])" office:value-type="float" office:value="17.6333333333334" calcext:value-type="float">
            <text:p>17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3]))" office:value-type="date" office:date-value="2019-10-24T16:01:10.614139" calcext:value-type="date">
            <text:p>2019-10-24 16:01:11</text:p>
          </table:table-cell>
          <table:table-cell table:style-name="ce7" table:formula="of:=[.A533]" office:value-type="date" office:date-value="2019-10-24T16:01:10.614139" calcext:value-type="date">
            <text:p>2019-10-24 16:01:11</text:p>
          </table:table-cell>
          <table:table-cell table:formula="of:=TRUNC([.A533])" office:value-type="float" office:value="43762" calcext:value-type="float">
            <text:p>43762</text:p>
          </table:table-cell>
          <table:table-cell table:style-name="ce12" table:formula="of:=[.B533]-[.C533]" office:value-type="date" office:date-value="1899-12-30T16:01:10.6141385017" calcext:value-type="date">
            <text:p>12/30/99 04:01 PM</text:p>
          </table:table-cell>
          <table:table-cell table:formula="of:=MOD([.E532]-[.$E$2];[.$H$2])+1+[.$E$2]" office:value-type="float" office:value="211" calcext:value-type="float">
            <text:p>211</text:p>
          </table:table-cell>
          <table:table-cell table:formula="of:=MOD([.F532]+1/[.$H$2];5)" office:value-type="float" office:value="2.66666666666664" calcext:value-type="float">
            <text:p>2,66666666666664</text:p>
          </table:table-cell>
          <table:table-cell table:formula="of:=IF([.F533]&lt;0.000001;[.G532]+2+1/[.$H$2];[.G532]+1/[.$H$2])" office:value-type="float" office:value="17.6666666666667" calcext:value-type="float">
            <text:p>17,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4]))" office:value-type="date" office:date-value="2019-10-24T16:22:31.097594" calcext:value-type="date">
            <text:p>2019-10-24 16:22:31</text:p>
          </table:table-cell>
          <table:table-cell table:style-name="ce7" table:formula="of:=[.A534]" office:value-type="date" office:date-value="2019-10-24T16:22:31.097594" calcext:value-type="date">
            <text:p>2019-10-24 16:22:31</text:p>
          </table:table-cell>
          <table:table-cell table:formula="of:=TRUNC([.A534])" office:value-type="float" office:value="43762" calcext:value-type="float">
            <text:p>43762</text:p>
          </table:table-cell>
          <table:table-cell table:style-name="ce12" table:formula="of:=[.B534]-[.C534]" office:value-type="date" office:date-value="1899-12-30T16:22:31.09759366605" calcext:value-type="date">
            <text:p>12/30/99 04:22 PM</text:p>
          </table:table-cell>
          <table:table-cell table:formula="of:=MOD([.E533]-[.$E$2];[.$H$2])+1+[.$E$2]" office:value-type="float" office:value="212" calcext:value-type="float">
            <text:p>212</text:p>
          </table:table-cell>
          <table:table-cell table:formula="of:=MOD([.F533]+1/[.$H$2];5)" office:value-type="float" office:value="2.69999999999998" calcext:value-type="float">
            <text:p>2,69999999999998</text:p>
          </table:table-cell>
          <table:table-cell table:formula="of:=IF([.F534]&lt;0.000001;[.G533]+2+1/[.$H$2];[.G533]+1/[.$H$2])" office:value-type="float" office:value="17.7" calcext:value-type="float">
            <text:p>17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5]))" office:value-type="date" office:date-value="2019-10-24T16:06:59.892116" calcext:value-type="date">
            <text:p>2019-10-24 16:07:00</text:p>
          </table:table-cell>
          <table:table-cell table:style-name="ce7" table:formula="of:=[.A535]" office:value-type="date" office:date-value="2019-10-24T16:06:59.892116" calcext:value-type="date">
            <text:p>2019-10-24 16:07:00</text:p>
          </table:table-cell>
          <table:table-cell table:formula="of:=TRUNC([.A535])" office:value-type="float" office:value="43762" calcext:value-type="float">
            <text:p>43762</text:p>
          </table:table-cell>
          <table:table-cell table:style-name="ce12" table:formula="of:=[.B535]-[.C535]" office:value-type="date" office:date-value="1899-12-30T16:06:59.8921160074" calcext:value-type="date">
            <text:p>12/30/99 04:07 PM</text:p>
          </table:table-cell>
          <table:table-cell table:formula="of:=MOD([.E534]-[.$E$2];[.$H$2])+1+[.$E$2]" office:value-type="float" office:value="213" calcext:value-type="float">
            <text:p>213</text:p>
          </table:table-cell>
          <table:table-cell table:formula="of:=MOD([.F534]+1/[.$H$2];5)" office:value-type="float" office:value="2.73333333333331" calcext:value-type="float">
            <text:p>2,73333333333331</text:p>
          </table:table-cell>
          <table:table-cell table:formula="of:=IF([.F535]&lt;0.000001;[.G534]+2+1/[.$H$2];[.G534]+1/[.$H$2])" office:value-type="float" office:value="17.7333333333334" calcext:value-type="float">
            <text:p>17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6]))" office:value-type="date" office:date-value="2019-10-24T15:56:47.064235" calcext:value-type="date">
            <text:p>2019-10-24 15:56:47</text:p>
          </table:table-cell>
          <table:table-cell table:style-name="ce7" table:formula="of:=[.A536]" office:value-type="date" office:date-value="2019-10-24T15:56:47.064235" calcext:value-type="date">
            <text:p>2019-10-24 15:56:47</text:p>
          </table:table-cell>
          <table:table-cell table:formula="of:=TRUNC([.A536])" office:value-type="float" office:value="43762" calcext:value-type="float">
            <text:p>43762</text:p>
          </table:table-cell>
          <table:table-cell table:style-name="ce12" table:formula="of:=[.B536]-[.C536]" office:value-type="date" office:date-value="1899-12-30T15:56:47.06423528027" calcext:value-type="date">
            <text:p>12/30/99 03:56 PM</text:p>
          </table:table-cell>
          <table:table-cell table:formula="of:=MOD([.E535]-[.$E$2];[.$H$2])+1+[.$E$2]" office:value-type="float" office:value="214" calcext:value-type="float">
            <text:p>214</text:p>
          </table:table-cell>
          <table:table-cell table:formula="of:=MOD([.F535]+1/[.$H$2];5)" office:value-type="float" office:value="2.76666666666664" calcext:value-type="float">
            <text:p>2,76666666666664</text:p>
          </table:table-cell>
          <table:table-cell table:formula="of:=IF([.F536]&lt;0.000001;[.G535]+2+1/[.$H$2];[.G535]+1/[.$H$2])" office:value-type="float" office:value="17.7666666666667" calcext:value-type="float">
            <text:p>17,7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7]))" office:value-type="date" office:date-value="2019-10-24T16:12:56.275783" calcext:value-type="date">
            <text:p>2019-10-24 16:12:56</text:p>
          </table:table-cell>
          <table:table-cell table:style-name="ce7" table:formula="of:=[.A537]" office:value-type="date" office:date-value="2019-10-24T16:12:56.275783" calcext:value-type="date">
            <text:p>2019-10-24 16:12:56</text:p>
          </table:table-cell>
          <table:table-cell table:formula="of:=TRUNC([.A537])" office:value-type="float" office:value="43762" calcext:value-type="float">
            <text:p>43762</text:p>
          </table:table-cell>
          <table:table-cell table:style-name="ce12" table:formula="of:=[.B537]-[.C537]" office:value-type="date" office:date-value="1899-12-30T16:12:56.27578319516" calcext:value-type="date">
            <text:p>12/30/99 04:12 PM</text:p>
          </table:table-cell>
          <table:table-cell table:formula="of:=MOD([.E536]-[.$E$2];[.$H$2])+1+[.$E$2]" office:value-type="float" office:value="215" calcext:value-type="float">
            <text:p>215</text:p>
          </table:table-cell>
          <table:table-cell table:formula="of:=MOD([.F536]+1/[.$H$2];5)" office:value-type="float" office:value="2.79999999999998" calcext:value-type="float">
            <text:p>2,79999999999998</text:p>
          </table:table-cell>
          <table:table-cell table:formula="of:=IF([.F537]&lt;0.000001;[.G536]+2+1/[.$H$2];[.G536]+1/[.$H$2])" office:value-type="float" office:value="17.8" calcext:value-type="float">
            <text:p>17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8]))" office:value-type="date" office:date-value="2019-10-24T15:46:11.203736" calcext:value-type="date">
            <text:p>2019-10-24 15:46:11</text:p>
          </table:table-cell>
          <table:table-cell table:style-name="ce7" table:formula="of:=[.A538]" office:value-type="date" office:date-value="2019-10-24T15:46:11.203736" calcext:value-type="date">
            <text:p>2019-10-24 15:46:11</text:p>
          </table:table-cell>
          <table:table-cell table:formula="of:=TRUNC([.A538])" office:value-type="float" office:value="43762" calcext:value-type="float">
            <text:p>43762</text:p>
          </table:table-cell>
          <table:table-cell table:style-name="ce12" table:formula="of:=[.B538]-[.C538]" office:value-type="date" office:date-value="1899-12-30T15:46:11.20373582002" calcext:value-type="date">
            <text:p>12/30/99 03:46 PM</text:p>
          </table:table-cell>
          <table:table-cell table:formula="of:=MOD([.E537]-[.$E$2];[.$H$2])+1+[.$E$2]" office:value-type="float" office:value="216" calcext:value-type="float">
            <text:p>216</text:p>
          </table:table-cell>
          <table:table-cell table:formula="of:=MOD([.F537]+1/[.$H$2];5)" office:value-type="float" office:value="2.83333333333331" calcext:value-type="float">
            <text:p>2,83333333333331</text:p>
          </table:table-cell>
          <table:table-cell table:formula="of:=IF([.F538]&lt;0.000001;[.G537]+2+1/[.$H$2];[.G537]+1/[.$H$2])" office:value-type="float" office:value="17.8333333333334" calcext:value-type="float">
            <text:p>17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9]))" office:value-type="date" office:date-value="2019-10-24T15:47:10.914385" calcext:value-type="date">
            <text:p>2019-10-24 15:47:11</text:p>
          </table:table-cell>
          <table:table-cell table:style-name="ce7" table:formula="of:=[.A539]" office:value-type="date" office:date-value="2019-10-24T15:47:10.914385" calcext:value-type="date">
            <text:p>2019-10-24 15:47:11</text:p>
          </table:table-cell>
          <table:table-cell table:formula="of:=TRUNC([.A539])" office:value-type="float" office:value="43762" calcext:value-type="float">
            <text:p>43762</text:p>
          </table:table-cell>
          <table:table-cell table:style-name="ce12" table:formula="of:=[.B539]-[.C539]" office:value-type="date" office:date-value="1899-12-30T15:47:10.91438496485" calcext:value-type="date">
            <text:p>12/30/99 03:47 PM</text:p>
          </table:table-cell>
          <table:table-cell table:formula="of:=MOD([.E538]-[.$E$2];[.$H$2])+1+[.$E$2]" office:value-type="float" office:value="217" calcext:value-type="float">
            <text:p>217</text:p>
          </table:table-cell>
          <table:table-cell table:formula="of:=MOD([.F538]+1/[.$H$2];5)" office:value-type="float" office:value="2.86666666666664" calcext:value-type="float">
            <text:p>2,86666666666664</text:p>
          </table:table-cell>
          <table:table-cell table:formula="of:=IF([.F539]&lt;0.000001;[.G538]+2+1/[.$H$2];[.G538]+1/[.$H$2])" office:value-type="float" office:value="17.8666666666667" calcext:value-type="float">
            <text:p>17,8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0]))" office:value-type="date" office:date-value="2019-10-24T16:18:59.010138" calcext:value-type="date">
            <text:p>2019-10-24 16:18:59</text:p>
          </table:table-cell>
          <table:table-cell table:style-name="ce7" table:formula="of:=[.A540]" office:value-type="date" office:date-value="2019-10-24T16:18:59.010138" calcext:value-type="date">
            <text:p>2019-10-24 16:18:59</text:p>
          </table:table-cell>
          <table:table-cell table:formula="of:=TRUNC([.A540])" office:value-type="float" office:value="43762" calcext:value-type="float">
            <text:p>43762</text:p>
          </table:table-cell>
          <table:table-cell table:style-name="ce12" table:formula="of:=[.B540]-[.C540]" office:value-type="date" office:date-value="1899-12-30T16:18:59.01013825089" calcext:value-type="date">
            <text:p>12/30/99 04:18 PM</text:p>
          </table:table-cell>
          <table:table-cell table:formula="of:=MOD([.E539]-[.$E$2];[.$H$2])+1+[.$E$2]" office:value-type="float" office:value="218" calcext:value-type="float">
            <text:p>218</text:p>
          </table:table-cell>
          <table:table-cell table:formula="of:=MOD([.F539]+1/[.$H$2];5)" office:value-type="float" office:value="2.89999999999998" calcext:value-type="float">
            <text:p>2,89999999999998</text:p>
          </table:table-cell>
          <table:table-cell table:formula="of:=IF([.F540]&lt;0.000001;[.G539]+2+1/[.$H$2];[.G539]+1/[.$H$2])" office:value-type="float" office:value="17.9" calcext:value-type="float">
            <text:p>17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1]))" office:value-type="date" office:date-value="2019-10-24T15:55:45.436269" calcext:value-type="date">
            <text:p>2019-10-24 15:55:45</text:p>
          </table:table-cell>
          <table:table-cell table:style-name="ce7" table:formula="of:=[.A541]" office:value-type="date" office:date-value="2019-10-24T15:55:45.436269" calcext:value-type="date">
            <text:p>2019-10-24 15:55:45</text:p>
          </table:table-cell>
          <table:table-cell table:formula="of:=TRUNC([.A541])" office:value-type="float" office:value="43762" calcext:value-type="float">
            <text:p>43762</text:p>
          </table:table-cell>
          <table:table-cell table:style-name="ce12" table:formula="of:=[.B541]-[.C541]" office:value-type="date" office:date-value="1899-12-30T15:55:45.43626853265" calcext:value-type="date">
            <text:p>12/30/99 03:55 PM</text:p>
          </table:table-cell>
          <table:table-cell table:formula="of:=MOD([.E540]-[.$E$2];[.$H$2])+1+[.$E$2]" office:value-type="float" office:value="219" calcext:value-type="float">
            <text:p>219</text:p>
          </table:table-cell>
          <table:table-cell table:formula="of:=MOD([.F540]+1/[.$H$2];5)" office:value-type="float" office:value="2.93333333333331" calcext:value-type="float">
            <text:p>2,93333333333331</text:p>
          </table:table-cell>
          <table:table-cell table:formula="of:=IF([.F541]&lt;0.000001;[.G540]+2+1/[.$H$2];[.G540]+1/[.$H$2])" office:value-type="float" office:value="17.9333333333334" calcext:value-type="float">
            <text:p>17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2]))" office:value-type="date" office:date-value="2019-10-24T15:58:05.774503" calcext:value-type="date">
            <text:p>2019-10-24 15:58:06</text:p>
          </table:table-cell>
          <table:table-cell table:style-name="ce7" table:formula="of:=[.A542]" office:value-type="date" office:date-value="2019-10-24T15:58:05.774503" calcext:value-type="date">
            <text:p>2019-10-24 15:58:06</text:p>
          </table:table-cell>
          <table:table-cell table:formula="of:=TRUNC([.A542])" office:value-type="float" office:value="43762" calcext:value-type="float">
            <text:p>43762</text:p>
          </table:table-cell>
          <table:table-cell table:style-name="ce12" table:formula="of:=[.B542]-[.C542]" office:value-type="date" office:date-value="1899-12-30T15:58:05.77450287994" calcext:value-type="date">
            <text:p>12/30/99 03:58 PM</text:p>
          </table:table-cell>
          <table:table-cell table:formula="of:=MOD([.E541]-[.$E$2];[.$H$2])+1+[.$E$2]" office:value-type="float" office:value="220" calcext:value-type="float">
            <text:p>220</text:p>
          </table:table-cell>
          <table:table-cell table:formula="of:=MOD([.F541]+1/[.$H$2];5)" office:value-type="float" office:value="2.96666666666664" calcext:value-type="float">
            <text:p>2,96666666666664</text:p>
          </table:table-cell>
          <table:table-cell table:formula="of:=IF([.F542]&lt;0.000001;[.G541]+2+1/[.$H$2];[.G541]+1/[.$H$2])" office:value-type="float" office:value="17.9666666666667" calcext:value-type="float">
            <text:p>17,9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3]))" office:value-type="date" office:date-value="2019-10-25T15:36:19.771211" calcext:value-type="date">
            <text:p>2019-10-25 15:36:20</text:p>
          </table:table-cell>
          <table:table-cell table:style-name="ce7" table:formula="of:=[.A543]" office:value-type="date" office:date-value="2019-10-25T15:36:19.771211" calcext:value-type="date">
            <text:p>2019-10-25 15:36:20</text:p>
          </table:table-cell>
          <table:table-cell table:formula="of:=TRUNC([.A543])" office:value-type="float" office:value="43763" calcext:value-type="float">
            <text:p>43763</text:p>
          </table:table-cell>
          <table:table-cell table:style-name="ce12" table:formula="of:=[.B543]-[.C543]" office:value-type="date" office:date-value="1899-12-30T15:36:19.77121090516" calcext:value-type="date">
            <text:p>12/30/99 03:36 PM</text:p>
          </table:table-cell>
          <table:table-cell table:formula="of:=MOD([.E542]-[.$E$2];[.$H$2])+1+[.$E$2]" office:value-type="float" office:value="191" calcext:value-type="float">
            <text:p>191</text:p>
          </table:table-cell>
          <table:table-cell table:formula="of:=MOD([.F542]+1/[.$H$2];5)" office:value-type="float" office:value="2.99999999999998" calcext:value-type="float">
            <text:p>2,99999999999998</text:p>
          </table:table-cell>
          <table:table-cell table:formula="of:=IF([.F543]&lt;0.000001;[.G542]+2+1/[.$H$2];[.G542]+1/[.$H$2])" office:value-type="float" office:value="18.0000000000001" calcext:value-type="float">
            <text:p>18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4]))" office:value-type="date" office:date-value="2019-10-25T16:07:59.273769" calcext:value-type="date">
            <text:p>2019-10-25 16:07:59</text:p>
          </table:table-cell>
          <table:table-cell table:style-name="ce7" table:formula="of:=[.A544]" office:value-type="date" office:date-value="2019-10-25T16:07:59.273769" calcext:value-type="date">
            <text:p>2019-10-25 16:07:59</text:p>
          </table:table-cell>
          <table:table-cell table:formula="of:=TRUNC([.A544])" office:value-type="float" office:value="43763" calcext:value-type="float">
            <text:p>43763</text:p>
          </table:table-cell>
          <table:table-cell table:style-name="ce12" table:formula="of:=[.B544]-[.C544]" office:value-type="date" office:date-value="1899-12-30T16:07:59.27376874723" calcext:value-type="date">
            <text:p>12/30/99 04:07 PM</text:p>
          </table:table-cell>
          <table:table-cell table:formula="of:=MOD([.E543]-[.$E$2];[.$H$2])+1+[.$E$2]" office:value-type="float" office:value="192" calcext:value-type="float">
            <text:p>192</text:p>
          </table:table-cell>
          <table:table-cell table:formula="of:=MOD([.F543]+1/[.$H$2];5)" office:value-type="float" office:value="3.03333333333331" calcext:value-type="float">
            <text:p>3,03333333333331</text:p>
          </table:table-cell>
          <table:table-cell table:formula="of:=IF([.F544]&lt;0.000001;[.G543]+2+1/[.$H$2];[.G543]+1/[.$H$2])" office:value-type="float" office:value="18.0333333333334" calcext:value-type="float">
            <text:p>18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5]))" office:value-type="date" office:date-value="2019-10-25T16:03:09.82022" calcext:value-type="date">
            <text:p>2019-10-25 16:03:10</text:p>
          </table:table-cell>
          <table:table-cell table:style-name="ce7" table:formula="of:=[.A545]" office:value-type="date" office:date-value="2019-10-25T16:03:09.82022" calcext:value-type="date">
            <text:p>2019-10-25 16:03:10</text:p>
          </table:table-cell>
          <table:table-cell table:formula="of:=TRUNC([.A545])" office:value-type="float" office:value="43763" calcext:value-type="float">
            <text:p>43763</text:p>
          </table:table-cell>
          <table:table-cell table:style-name="ce12" table:formula="of:=[.B545]-[.C545]" office:value-type="date" office:date-value="1899-12-30T16:03:09.82022032142" calcext:value-type="date">
            <text:p>12/30/99 04:03 PM</text:p>
          </table:table-cell>
          <table:table-cell table:formula="of:=MOD([.E544]-[.$E$2];[.$H$2])+1+[.$E$2]" office:value-type="float" office:value="193" calcext:value-type="float">
            <text:p>193</text:p>
          </table:table-cell>
          <table:table-cell table:formula="of:=MOD([.F544]+1/[.$H$2];5)" office:value-type="float" office:value="3.06666666666664" calcext:value-type="float">
            <text:p>3,06666666666664</text:p>
          </table:table-cell>
          <table:table-cell table:formula="of:=IF([.F545]&lt;0.000001;[.G544]+2+1/[.$H$2];[.G544]+1/[.$H$2])" office:value-type="float" office:value="18.0666666666667" calcext:value-type="float">
            <text:p>18,0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6]))" office:value-type="date" office:date-value="2019-10-25T15:55:48.141622" calcext:value-type="date">
            <text:p>2019-10-25 15:55:48</text:p>
          </table:table-cell>
          <table:table-cell table:style-name="ce7" table:formula="of:=[.A546]" office:value-type="date" office:date-value="2019-10-25T15:55:48.141622" calcext:value-type="date">
            <text:p>2019-10-25 15:55:48</text:p>
          </table:table-cell>
          <table:table-cell table:formula="of:=TRUNC([.A546])" office:value-type="float" office:value="43763" calcext:value-type="float">
            <text:p>43763</text:p>
          </table:table-cell>
          <table:table-cell table:style-name="ce12" table:formula="of:=[.B546]-[.C546]" office:value-type="date" office:date-value="1899-12-30T15:55:48.14162186813" calcext:value-type="date">
            <text:p>12/30/99 03:55 PM</text:p>
          </table:table-cell>
          <table:table-cell table:formula="of:=MOD([.E545]-[.$E$2];[.$H$2])+1+[.$E$2]" office:value-type="float" office:value="194" calcext:value-type="float">
            <text:p>194</text:p>
          </table:table-cell>
          <table:table-cell table:formula="of:=MOD([.F545]+1/[.$H$2];5)" office:value-type="float" office:value="3.09999999999997" calcext:value-type="float">
            <text:p>3,09999999999997</text:p>
          </table:table-cell>
          <table:table-cell table:formula="of:=IF([.F546]&lt;0.000001;[.G545]+2+1/[.$H$2];[.G545]+1/[.$H$2])" office:value-type="float" office:value="18.1000000000001" calcext:value-type="float">
            <text:p>18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7]))" office:value-type="date" office:date-value="2019-10-25T16:14:55.983902" calcext:value-type="date">
            <text:p>2019-10-25 16:14:56</text:p>
          </table:table-cell>
          <table:table-cell table:style-name="ce7" table:formula="of:=[.A547]" office:value-type="date" office:date-value="2019-10-25T16:14:55.983902" calcext:value-type="date">
            <text:p>2019-10-25 16:14:56</text:p>
          </table:table-cell>
          <table:table-cell table:formula="of:=TRUNC([.A547])" office:value-type="float" office:value="43763" calcext:value-type="float">
            <text:p>43763</text:p>
          </table:table-cell>
          <table:table-cell table:style-name="ce12" table:formula="of:=[.B547]-[.C547]" office:value-type="date" office:date-value="1899-12-30T16:14:55.98390224855" calcext:value-type="date">
            <text:p>12/30/99 04:14 PM</text:p>
          </table:table-cell>
          <table:table-cell table:formula="of:=MOD([.E546]-[.$E$2];[.$H$2])+1+[.$E$2]" office:value-type="float" office:value="195" calcext:value-type="float">
            <text:p>195</text:p>
          </table:table-cell>
          <table:table-cell table:formula="of:=MOD([.F546]+1/[.$H$2];5)" office:value-type="float" office:value="3.13333333333331" calcext:value-type="float">
            <text:p>3,13333333333331</text:p>
          </table:table-cell>
          <table:table-cell table:formula="of:=IF([.F547]&lt;0.000001;[.G546]+2+1/[.$H$2];[.G546]+1/[.$H$2])" office:value-type="float" office:value="18.1333333333334" calcext:value-type="float">
            <text:p>18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8]))" office:value-type="date" office:date-value="2019-10-25T16:17:09.563025" calcext:value-type="date">
            <text:p>2019-10-25 16:17:10</text:p>
          </table:table-cell>
          <table:table-cell table:style-name="ce7" table:formula="of:=[.A548]" office:value-type="date" office:date-value="2019-10-25T16:17:09.563025" calcext:value-type="date">
            <text:p>2019-10-25 16:17:10</text:p>
          </table:table-cell>
          <table:table-cell table:formula="of:=TRUNC([.A548])" office:value-type="float" office:value="43763" calcext:value-type="float">
            <text:p>43763</text:p>
          </table:table-cell>
          <table:table-cell table:style-name="ce12" table:formula="of:=[.B548]-[.C548]" office:value-type="date" office:date-value="1899-12-30T16:17:09.56302519888" calcext:value-type="date">
            <text:p>12/30/99 04:17 PM</text:p>
          </table:table-cell>
          <table:table-cell table:formula="of:=MOD([.E547]-[.$E$2];[.$H$2])+1+[.$E$2]" office:value-type="float" office:value="196" calcext:value-type="float">
            <text:p>196</text:p>
          </table:table-cell>
          <table:table-cell table:formula="of:=MOD([.F547]+1/[.$H$2];5)" office:value-type="float" office:value="3.16666666666664" calcext:value-type="float">
            <text:p>3,16666666666664</text:p>
          </table:table-cell>
          <table:table-cell table:formula="of:=IF([.F548]&lt;0.000001;[.G547]+2+1/[.$H$2];[.G547]+1/[.$H$2])" office:value-type="float" office:value="18.1666666666667" calcext:value-type="float">
            <text:p>18,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9]))" office:value-type="date" office:date-value="2019-10-25T16:14:25.047614" calcext:value-type="date">
            <text:p>2019-10-25 16:14:25</text:p>
          </table:table-cell>
          <table:table-cell table:style-name="ce7" table:formula="of:=[.A549]" office:value-type="date" office:date-value="2019-10-25T16:14:25.047614" calcext:value-type="date">
            <text:p>2019-10-25 16:14:25</text:p>
          </table:table-cell>
          <table:table-cell table:formula="of:=TRUNC([.A549])" office:value-type="float" office:value="43763" calcext:value-type="float">
            <text:p>43763</text:p>
          </table:table-cell>
          <table:table-cell table:style-name="ce12" table:formula="of:=[.B549]-[.C549]" office:value-type="date" office:date-value="1899-12-30T16:14:25.04761422984" calcext:value-type="date">
            <text:p>12/30/99 04:14 PM</text:p>
          </table:table-cell>
          <table:table-cell table:formula="of:=MOD([.E548]-[.$E$2];[.$H$2])+1+[.$E$2]" office:value-type="float" office:value="197" calcext:value-type="float">
            <text:p>197</text:p>
          </table:table-cell>
          <table:table-cell table:formula="of:=MOD([.F548]+1/[.$H$2];5)" office:value-type="float" office:value="3.19999999999997" calcext:value-type="float">
            <text:p>3,19999999999997</text:p>
          </table:table-cell>
          <table:table-cell table:formula="of:=IF([.F549]&lt;0.000001;[.G548]+2+1/[.$H$2];[.G548]+1/[.$H$2])" office:value-type="float" office:value="18.2000000000001" calcext:value-type="float">
            <text:p>18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0]))" office:value-type="date" office:date-value="2019-10-25T15:58:45.141806" calcext:value-type="date">
            <text:p>2019-10-25 15:58:45</text:p>
          </table:table-cell>
          <table:table-cell table:style-name="ce7" table:formula="of:=[.A550]" office:value-type="date" office:date-value="2019-10-25T15:58:45.141806" calcext:value-type="date">
            <text:p>2019-10-25 15:58:45</text:p>
          </table:table-cell>
          <table:table-cell table:formula="of:=TRUNC([.A550])" office:value-type="float" office:value="43763" calcext:value-type="float">
            <text:p>43763</text:p>
          </table:table-cell>
          <table:table-cell table:style-name="ce12" table:formula="of:=[.B550]-[.C550]" office:value-type="date" office:date-value="1899-12-30T15:58:45.1418059459" calcext:value-type="date">
            <text:p>12/30/99 03:58 PM</text:p>
          </table:table-cell>
          <table:table-cell table:formula="of:=MOD([.E549]-[.$E$2];[.$H$2])+1+[.$E$2]" office:value-type="float" office:value="198" calcext:value-type="float">
            <text:p>198</text:p>
          </table:table-cell>
          <table:table-cell table:formula="of:=MOD([.F549]+1/[.$H$2];5)" office:value-type="float" office:value="3.23333333333331" calcext:value-type="float">
            <text:p>3,23333333333331</text:p>
          </table:table-cell>
          <table:table-cell table:formula="of:=IF([.F550]&lt;0.000001;[.G549]+2+1/[.$H$2];[.G549]+1/[.$H$2])" office:value-type="float" office:value="18.2333333333334" calcext:value-type="float">
            <text:p>18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1]))" office:value-type="date" office:date-value="2019-10-25T16:00:54.558692" calcext:value-type="date">
            <text:p>2019-10-25 16:00:55</text:p>
          </table:table-cell>
          <table:table-cell table:style-name="ce7" table:formula="of:=[.A551]" office:value-type="date" office:date-value="2019-10-25T16:00:54.558692" calcext:value-type="date">
            <text:p>2019-10-25 16:00:55</text:p>
          </table:table-cell>
          <table:table-cell table:formula="of:=TRUNC([.A551])" office:value-type="float" office:value="43763" calcext:value-type="float">
            <text:p>43763</text:p>
          </table:table-cell>
          <table:table-cell table:style-name="ce12" table:formula="of:=[.B551]-[.C551]" office:value-type="date" office:date-value="1899-12-30T16:00:54.55869224388" calcext:value-type="date">
            <text:p>12/30/99 04:00 PM</text:p>
          </table:table-cell>
          <table:table-cell table:formula="of:=MOD([.E550]-[.$E$2];[.$H$2])+1+[.$E$2]" office:value-type="float" office:value="199" calcext:value-type="float">
            <text:p>199</text:p>
          </table:table-cell>
          <table:table-cell table:formula="of:=MOD([.F550]+1/[.$H$2];5)" office:value-type="float" office:value="3.26666666666664" calcext:value-type="float">
            <text:p>3,26666666666664</text:p>
          </table:table-cell>
          <table:table-cell table:formula="of:=IF([.F551]&lt;0.000001;[.G550]+2+1/[.$H$2];[.G550]+1/[.$H$2])" office:value-type="float" office:value="18.2666666666667" calcext:value-type="float">
            <text:p>18,2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2]))" office:value-type="date" office:date-value="2019-10-25T15:59:39.227239" calcext:value-type="date">
            <text:p>2019-10-25 15:59:39</text:p>
          </table:table-cell>
          <table:table-cell table:style-name="ce7" table:formula="of:=[.A552]" office:value-type="date" office:date-value="2019-10-25T15:59:39.227239" calcext:value-type="date">
            <text:p>2019-10-25 15:59:39</text:p>
          </table:table-cell>
          <table:table-cell table:formula="of:=TRUNC([.A552])" office:value-type="float" office:value="43763" calcext:value-type="float">
            <text:p>43763</text:p>
          </table:table-cell>
          <table:table-cell table:style-name="ce12" table:formula="of:=[.B552]-[.C552]" office:value-type="date" office:date-value="1899-12-30T15:59:39.22723917291" calcext:value-type="date">
            <text:p>12/30/99 03:59 PM</text:p>
          </table:table-cell>
          <table:table-cell table:formula="of:=MOD([.E551]-[.$E$2];[.$H$2])+1+[.$E$2]" office:value-type="float" office:value="200" calcext:value-type="float">
            <text:p>200</text:p>
          </table:table-cell>
          <table:table-cell table:formula="of:=MOD([.F551]+1/[.$H$2];5)" office:value-type="float" office:value="3.29999999999997" calcext:value-type="float">
            <text:p>3,29999999999997</text:p>
          </table:table-cell>
          <table:table-cell table:formula="of:=IF([.F552]&lt;0.000001;[.G551]+2+1/[.$H$2];[.G551]+1/[.$H$2])" office:value-type="float" office:value="18.3000000000001" calcext:value-type="float">
            <text:p>18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3]))" office:value-type="date" office:date-value="2019-10-25T16:11:41.57667" calcext:value-type="date">
            <text:p>2019-10-25 16:11:42</text:p>
          </table:table-cell>
          <table:table-cell table:style-name="ce7" table:formula="of:=[.A553]" office:value-type="date" office:date-value="2019-10-25T16:11:41.57667" calcext:value-type="date">
            <text:p>2019-10-25 16:11:42</text:p>
          </table:table-cell>
          <table:table-cell table:formula="of:=TRUNC([.A553])" office:value-type="float" office:value="43763" calcext:value-type="float">
            <text:p>43763</text:p>
          </table:table-cell>
          <table:table-cell table:style-name="ce12" table:formula="of:=[.B553]-[.C553]" office:value-type="date" office:date-value="1899-12-30T16:11:41.57666990999" calcext:value-type="date">
            <text:p>12/30/99 04:11 PM</text:p>
          </table:table-cell>
          <table:table-cell table:formula="of:=MOD([.E552]-[.$E$2];[.$H$2])+1+[.$E$2]" office:value-type="float" office:value="201" calcext:value-type="float">
            <text:p>201</text:p>
          </table:table-cell>
          <table:table-cell table:formula="of:=MOD([.F552]+1/[.$H$2];5)" office:value-type="float" office:value="3.33333333333331" calcext:value-type="float">
            <text:p>3,33333333333331</text:p>
          </table:table-cell>
          <table:table-cell table:formula="of:=IF([.F553]&lt;0.000001;[.G552]+2+1/[.$H$2];[.G552]+1/[.$H$2])" office:value-type="float" office:value="18.3333333333334" calcext:value-type="float">
            <text:p>18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4]))" office:value-type="date" office:date-value="2019-10-25T15:40:33.799356" calcext:value-type="date">
            <text:p>2019-10-25 15:40:34</text:p>
          </table:table-cell>
          <table:table-cell table:style-name="ce7" table:formula="of:=[.A554]" office:value-type="date" office:date-value="2019-10-25T15:40:33.799356" calcext:value-type="date">
            <text:p>2019-10-25 15:40:34</text:p>
          </table:table-cell>
          <table:table-cell table:formula="of:=TRUNC([.A554])" office:value-type="float" office:value="43763" calcext:value-type="float">
            <text:p>43763</text:p>
          </table:table-cell>
          <table:table-cell table:style-name="ce12" table:formula="of:=[.B554]-[.C554]" office:value-type="date" office:date-value="1899-12-30T15:40:33.7993561523" calcext:value-type="date">
            <text:p>12/30/99 03:40 PM</text:p>
          </table:table-cell>
          <table:table-cell table:formula="of:=MOD([.E553]-[.$E$2];[.$H$2])+1+[.$E$2]" office:value-type="float" office:value="202" calcext:value-type="float">
            <text:p>202</text:p>
          </table:table-cell>
          <table:table-cell table:formula="of:=MOD([.F553]+1/[.$H$2];5)" office:value-type="float" office:value="3.36666666666664" calcext:value-type="float">
            <text:p>3,36666666666664</text:p>
          </table:table-cell>
          <table:table-cell table:formula="of:=IF([.F554]&lt;0.000001;[.G553]+2+1/[.$H$2];[.G553]+1/[.$H$2])" office:value-type="float" office:value="18.3666666666667" calcext:value-type="float">
            <text:p>18,3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5]))" office:value-type="date" office:date-value="2019-10-25T15:57:45.152829" calcext:value-type="date">
            <text:p>2019-10-25 15:57:45</text:p>
          </table:table-cell>
          <table:table-cell table:style-name="ce7" table:formula="of:=[.A555]" office:value-type="date" office:date-value="2019-10-25T15:57:45.152829" calcext:value-type="date">
            <text:p>2019-10-25 15:57:45</text:p>
          </table:table-cell>
          <table:table-cell table:formula="of:=TRUNC([.A555])" office:value-type="float" office:value="43763" calcext:value-type="float">
            <text:p>43763</text:p>
          </table:table-cell>
          <table:table-cell table:style-name="ce12" table:formula="of:=[.B555]-[.C555]" office:value-type="date" office:date-value="1899-12-30T15:57:45.15282900073" calcext:value-type="date">
            <text:p>12/30/99 03:57 PM</text:p>
          </table:table-cell>
          <table:table-cell table:formula="of:=MOD([.E554]-[.$E$2];[.$H$2])+1+[.$E$2]" office:value-type="float" office:value="203" calcext:value-type="float">
            <text:p>203</text:p>
          </table:table-cell>
          <table:table-cell table:formula="of:=MOD([.F554]+1/[.$H$2];5)" office:value-type="float" office:value="3.39999999999997" calcext:value-type="float">
            <text:p>3,39999999999997</text:p>
          </table:table-cell>
          <table:table-cell table:formula="of:=IF([.F555]&lt;0.000001;[.G554]+2+1/[.$H$2];[.G554]+1/[.$H$2])" office:value-type="float" office:value="18.4000000000001" calcext:value-type="float">
            <text:p>18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6]))" office:value-type="date" office:date-value="2019-10-25T16:00:42.15524" calcext:value-type="date">
            <text:p>2019-10-25 16:00:42</text:p>
          </table:table-cell>
          <table:table-cell table:style-name="ce7" table:formula="of:=[.A556]" office:value-type="date" office:date-value="2019-10-25T16:00:42.15524" calcext:value-type="date">
            <text:p>2019-10-25 16:00:42</text:p>
          </table:table-cell>
          <table:table-cell table:formula="of:=TRUNC([.A556])" office:value-type="float" office:value="43763" calcext:value-type="float">
            <text:p>43763</text:p>
          </table:table-cell>
          <table:table-cell table:style-name="ce12" table:formula="of:=[.B556]-[.C556]" office:value-type="date" office:date-value="1899-12-30T16:00:42.15523973107" calcext:value-type="date">
            <text:p>12/30/99 04:00 PM</text:p>
          </table:table-cell>
          <table:table-cell table:formula="of:=MOD([.E555]-[.$E$2];[.$H$2])+1+[.$E$2]" office:value-type="float" office:value="204" calcext:value-type="float">
            <text:p>204</text:p>
          </table:table-cell>
          <table:table-cell table:formula="of:=MOD([.F555]+1/[.$H$2];5)" office:value-type="float" office:value="3.43333333333331" calcext:value-type="float">
            <text:p>3,43333333333331</text:p>
          </table:table-cell>
          <table:table-cell table:formula="of:=IF([.F556]&lt;0.000001;[.G555]+2+1/[.$H$2];[.G555]+1/[.$H$2])" office:value-type="float" office:value="18.4333333333334" calcext:value-type="float">
            <text:p>18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7]))" office:value-type="date" office:date-value="2019-10-25T16:15:01.946092" calcext:value-type="date">
            <text:p>2019-10-25 16:15:02</text:p>
          </table:table-cell>
          <table:table-cell table:style-name="ce7" table:formula="of:=[.A557]" office:value-type="date" office:date-value="2019-10-25T16:15:01.946092" calcext:value-type="date">
            <text:p>2019-10-25 16:15:02</text:p>
          </table:table-cell>
          <table:table-cell table:formula="of:=TRUNC([.A557])" office:value-type="float" office:value="43763" calcext:value-type="float">
            <text:p>43763</text:p>
          </table:table-cell>
          <table:table-cell table:style-name="ce12" table:formula="of:=[.B557]-[.C557]" office:value-type="date" office:date-value="1899-12-30T16:15:01.94609204773" calcext:value-type="date">
            <text:p>12/30/99 04:15 PM</text:p>
          </table:table-cell>
          <table:table-cell table:formula="of:=MOD([.E556]-[.$E$2];[.$H$2])+1+[.$E$2]" office:value-type="float" office:value="205" calcext:value-type="float">
            <text:p>205</text:p>
          </table:table-cell>
          <table:table-cell table:formula="of:=MOD([.F556]+1/[.$H$2];5)" office:value-type="float" office:value="3.46666666666664" calcext:value-type="float">
            <text:p>3,46666666666664</text:p>
          </table:table-cell>
          <table:table-cell table:formula="of:=IF([.F557]&lt;0.000001;[.G556]+2+1/[.$H$2];[.G556]+1/[.$H$2])" office:value-type="float" office:value="18.4666666666667" calcext:value-type="float">
            <text:p>18,4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8]))" office:value-type="date" office:date-value="2019-10-25T16:08:26.98291" calcext:value-type="date">
            <text:p>2019-10-25 16:08:27</text:p>
          </table:table-cell>
          <table:table-cell table:style-name="ce7" table:formula="of:=[.A558]" office:value-type="date" office:date-value="2019-10-25T16:08:26.98291" calcext:value-type="date">
            <text:p>2019-10-25 16:08:27</text:p>
          </table:table-cell>
          <table:table-cell table:formula="of:=TRUNC([.A558])" office:value-type="float" office:value="43763" calcext:value-type="float">
            <text:p>43763</text:p>
          </table:table-cell>
          <table:table-cell table:style-name="ce12" table:formula="of:=[.B558]-[.C558]" office:value-type="date" office:date-value="1899-12-30T16:08:26.98290984146" calcext:value-type="date">
            <text:p>12/30/99 04:08 PM</text:p>
          </table:table-cell>
          <table:table-cell table:formula="of:=MOD([.E557]-[.$E$2];[.$H$2])+1+[.$E$2]" office:value-type="float" office:value="206" calcext:value-type="float">
            <text:p>206</text:p>
          </table:table-cell>
          <table:table-cell table:formula="of:=MOD([.F557]+1/[.$H$2];5)" office:value-type="float" office:value="3.49999999999997" calcext:value-type="float">
            <text:p>3,49999999999997</text:p>
          </table:table-cell>
          <table:table-cell table:formula="of:=IF([.F558]&lt;0.000001;[.G557]+2+1/[.$H$2];[.G557]+1/[.$H$2])" office:value-type="float" office:value="18.5000000000001" calcext:value-type="float">
            <text:p>18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9]))" office:value-type="date" office:date-value="2019-10-25T15:55:26.169188" calcext:value-type="date">
            <text:p>2019-10-25 15:55:26</text:p>
          </table:table-cell>
          <table:table-cell table:style-name="ce7" table:formula="of:=[.A559]" office:value-type="date" office:date-value="2019-10-25T15:55:26.169188" calcext:value-type="date">
            <text:p>2019-10-25 15:55:26</text:p>
          </table:table-cell>
          <table:table-cell table:formula="of:=TRUNC([.A559])" office:value-type="float" office:value="43763" calcext:value-type="float">
            <text:p>43763</text:p>
          </table:table-cell>
          <table:table-cell table:style-name="ce12" table:formula="of:=[.B559]-[.C559]" office:value-type="date" office:date-value="1899-12-30T15:55:26.16918773856" calcext:value-type="date">
            <text:p>12/30/99 03:55 PM</text:p>
          </table:table-cell>
          <table:table-cell table:formula="of:=MOD([.E558]-[.$E$2];[.$H$2])+1+[.$E$2]" office:value-type="float" office:value="207" calcext:value-type="float">
            <text:p>207</text:p>
          </table:table-cell>
          <table:table-cell table:formula="of:=MOD([.F558]+1/[.$H$2];5)" office:value-type="float" office:value="3.53333333333331" calcext:value-type="float">
            <text:p>3,53333333333331</text:p>
          </table:table-cell>
          <table:table-cell table:formula="of:=IF([.F559]&lt;0.000001;[.G558]+2+1/[.$H$2];[.G558]+1/[.$H$2])" office:value-type="float" office:value="18.5333333333334" calcext:value-type="float">
            <text:p>18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0]))" office:value-type="date" office:date-value="2019-10-25T16:12:12.729777" calcext:value-type="date">
            <text:p>2019-10-25 16:12:13</text:p>
          </table:table-cell>
          <table:table-cell table:style-name="ce7" table:formula="of:=[.A560]" office:value-type="date" office:date-value="2019-10-25T16:12:12.729777" calcext:value-type="date">
            <text:p>2019-10-25 16:12:13</text:p>
          </table:table-cell>
          <table:table-cell table:formula="of:=TRUNC([.A560])" office:value-type="float" office:value="43763" calcext:value-type="float">
            <text:p>43763</text:p>
          </table:table-cell>
          <table:table-cell table:style-name="ce12" table:formula="of:=[.B560]-[.C560]" office:value-type="date" office:date-value="1899-12-30T16:12:12.72977743763" calcext:value-type="date">
            <text:p>12/30/99 04:12 PM</text:p>
          </table:table-cell>
          <table:table-cell table:formula="of:=MOD([.E559]-[.$E$2];[.$H$2])+1+[.$E$2]" office:value-type="float" office:value="208" calcext:value-type="float">
            <text:p>208</text:p>
          </table:table-cell>
          <table:table-cell table:formula="of:=MOD([.F559]+1/[.$H$2];5)" office:value-type="float" office:value="3.56666666666664" calcext:value-type="float">
            <text:p>3,56666666666664</text:p>
          </table:table-cell>
          <table:table-cell table:formula="of:=IF([.F560]&lt;0.000001;[.G559]+2+1/[.$H$2];[.G559]+1/[.$H$2])" office:value-type="float" office:value="18.5666666666667" calcext:value-type="float">
            <text:p>18,5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1]))" office:value-type="date" office:date-value="2019-10-25T16:02:02.041043" calcext:value-type="date">
            <text:p>2019-10-25 16:02:02</text:p>
          </table:table-cell>
          <table:table-cell table:style-name="ce7" table:formula="of:=[.A561]" office:value-type="date" office:date-value="2019-10-25T16:02:02.041043" calcext:value-type="date">
            <text:p>2019-10-25 16:02:02</text:p>
          </table:table-cell>
          <table:table-cell table:formula="of:=TRUNC([.A561])" office:value-type="float" office:value="43763" calcext:value-type="float">
            <text:p>43763</text:p>
          </table:table-cell>
          <table:table-cell table:style-name="ce12" table:formula="of:=[.B561]-[.C561]" office:value-type="date" office:date-value="1899-12-30T16:02:02.04104284756" calcext:value-type="date">
            <text:p>12/30/99 04:02 PM</text:p>
          </table:table-cell>
          <table:table-cell table:formula="of:=MOD([.E560]-[.$E$2];[.$H$2])+1+[.$E$2]" office:value-type="float" office:value="209" calcext:value-type="float">
            <text:p>209</text:p>
          </table:table-cell>
          <table:table-cell table:formula="of:=MOD([.F560]+1/[.$H$2];5)" office:value-type="float" office:value="3.59999999999997" calcext:value-type="float">
            <text:p>3,59999999999997</text:p>
          </table:table-cell>
          <table:table-cell table:formula="of:=IF([.F561]&lt;0.000001;[.G560]+2+1/[.$H$2];[.G560]+1/[.$H$2])" office:value-type="float" office:value="18.6000000000001" calcext:value-type="float">
            <text:p>18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2]))" office:value-type="date" office:date-value="2019-10-25T15:55:07.345326" calcext:value-type="date">
            <text:p>2019-10-25 15:55:07</text:p>
          </table:table-cell>
          <table:table-cell table:style-name="ce7" table:formula="of:=[.A562]" office:value-type="date" office:date-value="2019-10-25T15:55:07.345326" calcext:value-type="date">
            <text:p>2019-10-25 15:55:07</text:p>
          </table:table-cell>
          <table:table-cell table:formula="of:=TRUNC([.A562])" office:value-type="float" office:value="43763" calcext:value-type="float">
            <text:p>43763</text:p>
          </table:table-cell>
          <table:table-cell table:style-name="ce12" table:formula="of:=[.B562]-[.C562]" office:value-type="date" office:date-value="1899-12-30T15:55:07.34532647766" calcext:value-type="date">
            <text:p>12/30/99 03:55 PM</text:p>
          </table:table-cell>
          <table:table-cell table:formula="of:=MOD([.E561]-[.$E$2];[.$H$2])+1+[.$E$2]" office:value-type="float" office:value="210" calcext:value-type="float">
            <text:p>210</text:p>
          </table:table-cell>
          <table:table-cell table:formula="of:=MOD([.F561]+1/[.$H$2];5)" office:value-type="float" office:value="3.63333333333331" calcext:value-type="float">
            <text:p>3,63333333333331</text:p>
          </table:table-cell>
          <table:table-cell table:formula="of:=IF([.F562]&lt;0.000001;[.G561]+2+1/[.$H$2];[.G561]+1/[.$H$2])" office:value-type="float" office:value="18.6333333333334" calcext:value-type="float">
            <text:p>18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3]))" office:value-type="date" office:date-value="2019-10-25T16:06:38.03515" calcext:value-type="date">
            <text:p>2019-10-25 16:06:38</text:p>
          </table:table-cell>
          <table:table-cell table:style-name="ce7" table:formula="of:=[.A563]" office:value-type="date" office:date-value="2019-10-25T16:06:38.03515" calcext:value-type="date">
            <text:p>2019-10-25 16:06:38</text:p>
          </table:table-cell>
          <table:table-cell table:formula="of:=TRUNC([.A563])" office:value-type="float" office:value="43763" calcext:value-type="float">
            <text:p>43763</text:p>
          </table:table-cell>
          <table:table-cell table:style-name="ce12" table:formula="of:=[.B563]-[.C563]" office:value-type="date" office:date-value="1899-12-30T16:06:38.03515034728" calcext:value-type="date">
            <text:p>12/30/99 04:06 PM</text:p>
          </table:table-cell>
          <table:table-cell table:formula="of:=MOD([.E562]-[.$E$2];[.$H$2])+1+[.$E$2]" office:value-type="float" office:value="211" calcext:value-type="float">
            <text:p>211</text:p>
          </table:table-cell>
          <table:table-cell table:formula="of:=MOD([.F562]+1/[.$H$2];5)" office:value-type="float" office:value="3.66666666666664" calcext:value-type="float">
            <text:p>3,66666666666664</text:p>
          </table:table-cell>
          <table:table-cell table:formula="of:=IF([.F563]&lt;0.000001;[.G562]+2+1/[.$H$2];[.G562]+1/[.$H$2])" office:value-type="float" office:value="18.6666666666668" calcext:value-type="float">
            <text:p>18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4]))" office:value-type="date" office:date-value="2019-10-25T15:39:34.206366" calcext:value-type="date">
            <text:p>2019-10-25 15:39:34</text:p>
          </table:table-cell>
          <table:table-cell table:style-name="ce7" table:formula="of:=[.A564]" office:value-type="date" office:date-value="2019-10-25T15:39:34.206366" calcext:value-type="date">
            <text:p>2019-10-25 15:39:34</text:p>
          </table:table-cell>
          <table:table-cell table:formula="of:=TRUNC([.A564])" office:value-type="float" office:value="43763" calcext:value-type="float">
            <text:p>43763</text:p>
          </table:table-cell>
          <table:table-cell table:style-name="ce12" table:formula="of:=[.B564]-[.C564]" office:value-type="date" office:date-value="1899-12-30T15:39:34.20636629686" calcext:value-type="date">
            <text:p>12/30/99 03:39 PM</text:p>
          </table:table-cell>
          <table:table-cell table:formula="of:=MOD([.E563]-[.$E$2];[.$H$2])+1+[.$E$2]" office:value-type="float" office:value="212" calcext:value-type="float">
            <text:p>212</text:p>
          </table:table-cell>
          <table:table-cell table:formula="of:=MOD([.F563]+1/[.$H$2];5)" office:value-type="float" office:value="3.69999999999997" calcext:value-type="float">
            <text:p>3,69999999999997</text:p>
          </table:table-cell>
          <table:table-cell table:formula="of:=IF([.F564]&lt;0.000001;[.G563]+2+1/[.$H$2];[.G563]+1/[.$H$2])" office:value-type="float" office:value="18.7000000000001" calcext:value-type="float">
            <text:p>18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5]))" office:value-type="date" office:date-value="2019-10-25T15:57:02.61025" calcext:value-type="date">
            <text:p>2019-10-25 15:57:03</text:p>
          </table:table-cell>
          <table:table-cell table:style-name="ce7" table:formula="of:=[.A565]" office:value-type="date" office:date-value="2019-10-25T15:57:02.61025" calcext:value-type="date">
            <text:p>2019-10-25 15:57:03</text:p>
          </table:table-cell>
          <table:table-cell table:formula="of:=TRUNC([.A565])" office:value-type="float" office:value="43763" calcext:value-type="float">
            <text:p>43763</text:p>
          </table:table-cell>
          <table:table-cell table:style-name="ce12" table:formula="of:=[.B565]-[.C565]" office:value-type="date" office:date-value="1899-12-30T15:57:02.61024957988" calcext:value-type="date">
            <text:p>12/30/99 03:57 PM</text:p>
          </table:table-cell>
          <table:table-cell table:formula="of:=MOD([.E564]-[.$E$2];[.$H$2])+1+[.$E$2]" office:value-type="float" office:value="213" calcext:value-type="float">
            <text:p>213</text:p>
          </table:table-cell>
          <table:table-cell table:formula="of:=MOD([.F564]+1/[.$H$2];5)" office:value-type="float" office:value="3.73333333333331" calcext:value-type="float">
            <text:p>3,73333333333331</text:p>
          </table:table-cell>
          <table:table-cell table:formula="of:=IF([.F565]&lt;0.000001;[.G564]+2+1/[.$H$2];[.G564]+1/[.$H$2])" office:value-type="float" office:value="18.7333333333334" calcext:value-type="float">
            <text:p>18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6]))" office:value-type="date" office:date-value="2019-10-25T16:09:41.010184" calcext:value-type="date">
            <text:p>2019-10-25 16:09:41</text:p>
          </table:table-cell>
          <table:table-cell table:style-name="ce7" table:formula="of:=[.A566]" office:value-type="date" office:date-value="2019-10-25T16:09:41.010184" calcext:value-type="date">
            <text:p>2019-10-25 16:09:41</text:p>
          </table:table-cell>
          <table:table-cell table:formula="of:=TRUNC([.A566])" office:value-type="float" office:value="43763" calcext:value-type="float">
            <text:p>43763</text:p>
          </table:table-cell>
          <table:table-cell table:style-name="ce12" table:formula="of:=[.B566]-[.C566]" office:value-type="date" office:date-value="1899-12-30T16:09:41.01018446032" calcext:value-type="date">
            <text:p>12/30/99 04:09 PM</text:p>
          </table:table-cell>
          <table:table-cell table:formula="of:=MOD([.E565]-[.$E$2];[.$H$2])+1+[.$E$2]" office:value-type="float" office:value="214" calcext:value-type="float">
            <text:p>214</text:p>
          </table:table-cell>
          <table:table-cell table:formula="of:=MOD([.F565]+1/[.$H$2];5)" office:value-type="float" office:value="3.76666666666664" calcext:value-type="float">
            <text:p>3,76666666666664</text:p>
          </table:table-cell>
          <table:table-cell table:formula="of:=IF([.F566]&lt;0.000001;[.G565]+2+1/[.$H$2];[.G565]+1/[.$H$2])" office:value-type="float" office:value="18.7666666666668" calcext:value-type="float">
            <text:p>18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7]))" office:value-type="date" office:date-value="2019-10-25T15:51:57.16682" calcext:value-type="date">
            <text:p>2019-10-25 15:51:57</text:p>
          </table:table-cell>
          <table:table-cell table:style-name="ce7" table:formula="of:=[.A567]" office:value-type="date" office:date-value="2019-10-25T15:51:57.16682" calcext:value-type="date">
            <text:p>2019-10-25 15:51:57</text:p>
          </table:table-cell>
          <table:table-cell table:formula="of:=TRUNC([.A567])" office:value-type="float" office:value="43763" calcext:value-type="float">
            <text:p>43763</text:p>
          </table:table-cell>
          <table:table-cell table:style-name="ce12" table:formula="of:=[.B567]-[.C567]" office:value-type="date" office:date-value="1899-12-30T15:51:57.16681981925" calcext:value-type="date">
            <text:p>12/30/99 03:51 PM</text:p>
          </table:table-cell>
          <table:table-cell table:formula="of:=MOD([.E566]-[.$E$2];[.$H$2])+1+[.$E$2]" office:value-type="float" office:value="215" calcext:value-type="float">
            <text:p>215</text:p>
          </table:table-cell>
          <table:table-cell table:formula="of:=MOD([.F566]+1/[.$H$2];5)" office:value-type="float" office:value="3.79999999999997" calcext:value-type="float">
            <text:p>3,79999999999997</text:p>
          </table:table-cell>
          <table:table-cell table:formula="of:=IF([.F567]&lt;0.000001;[.G566]+2+1/[.$H$2];[.G566]+1/[.$H$2])" office:value-type="float" office:value="18.8000000000001" calcext:value-type="float">
            <text:p>18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8]))" office:value-type="date" office:date-value="2019-10-25T15:52:54.154109" calcext:value-type="date">
            <text:p>2019-10-25 15:52:54</text:p>
          </table:table-cell>
          <table:table-cell table:style-name="ce7" table:formula="of:=[.A568]" office:value-type="date" office:date-value="2019-10-25T15:52:54.154109" calcext:value-type="date">
            <text:p>2019-10-25 15:52:54</text:p>
          </table:table-cell>
          <table:table-cell table:formula="of:=TRUNC([.A568])" office:value-type="float" office:value="43763" calcext:value-type="float">
            <text:p>43763</text:p>
          </table:table-cell>
          <table:table-cell table:style-name="ce12" table:formula="of:=[.B568]-[.C568]" office:value-type="date" office:date-value="1899-12-30T15:52:54.15410878602" calcext:value-type="date">
            <text:p>12/30/99 03:52 PM</text:p>
          </table:table-cell>
          <table:table-cell table:formula="of:=MOD([.E567]-[.$E$2];[.$H$2])+1+[.$E$2]" office:value-type="float" office:value="216" calcext:value-type="float">
            <text:p>216</text:p>
          </table:table-cell>
          <table:table-cell table:formula="of:=MOD([.F567]+1/[.$H$2];5)" office:value-type="float" office:value="3.83333333333331" calcext:value-type="float">
            <text:p>3,83333333333331</text:p>
          </table:table-cell>
          <table:table-cell table:formula="of:=IF([.F568]&lt;0.000001;[.G567]+2+1/[.$H$2];[.G567]+1/[.$H$2])" office:value-type="float" office:value="18.8333333333334" calcext:value-type="float">
            <text:p>18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9]))" office:value-type="date" office:date-value="2019-10-25T15:26:28.750808" calcext:value-type="date">
            <text:p>2019-10-25 15:26:29</text:p>
          </table:table-cell>
          <table:table-cell table:style-name="ce7" table:formula="of:=[.A569]" office:value-type="date" office:date-value="2019-10-25T15:26:28.750808" calcext:value-type="date">
            <text:p>2019-10-25 15:26:29</text:p>
          </table:table-cell>
          <table:table-cell table:formula="of:=TRUNC([.A569])" office:value-type="float" office:value="43763" calcext:value-type="float">
            <text:p>43763</text:p>
          </table:table-cell>
          <table:table-cell table:style-name="ce12" table:formula="of:=[.B569]-[.C569]" office:value-type="date" office:date-value="1899-12-30T15:26:28.75080782454" calcext:value-type="date">
            <text:p>12/30/99 03:26 PM</text:p>
          </table:table-cell>
          <table:table-cell table:formula="of:=MOD([.E568]-[.$E$2];[.$H$2])+1+[.$E$2]" office:value-type="float" office:value="217" calcext:value-type="float">
            <text:p>217</text:p>
          </table:table-cell>
          <table:table-cell table:formula="of:=MOD([.F568]+1/[.$H$2];5)" office:value-type="float" office:value="3.86666666666664" calcext:value-type="float">
            <text:p>3,86666666666664</text:p>
          </table:table-cell>
          <table:table-cell table:formula="of:=IF([.F569]&lt;0.000001;[.G568]+2+1/[.$H$2];[.G568]+1/[.$H$2])" office:value-type="float" office:value="18.8666666666668" calcext:value-type="float">
            <text:p>18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0]))" office:value-type="date" office:date-value="2019-10-25T16:17:50.687607" calcext:value-type="date">
            <text:p>2019-10-25 16:17:51</text:p>
          </table:table-cell>
          <table:table-cell table:style-name="ce7" table:formula="of:=[.A570]" office:value-type="date" office:date-value="2019-10-25T16:17:50.687607" calcext:value-type="date">
            <text:p>2019-10-25 16:17:51</text:p>
          </table:table-cell>
          <table:table-cell table:formula="of:=TRUNC([.A570])" office:value-type="float" office:value="43763" calcext:value-type="float">
            <text:p>43763</text:p>
          </table:table-cell>
          <table:table-cell table:style-name="ce12" table:formula="of:=[.B570]-[.C570]" office:value-type="date" office:date-value="1899-12-30T16:17:50.6876072567" calcext:value-type="date">
            <text:p>12/30/99 04:17 PM</text:p>
          </table:table-cell>
          <table:table-cell table:formula="of:=MOD([.E569]-[.$E$2];[.$H$2])+1+[.$E$2]" office:value-type="float" office:value="218" calcext:value-type="float">
            <text:p>218</text:p>
          </table:table-cell>
          <table:table-cell table:formula="of:=MOD([.F569]+1/[.$H$2];5)" office:value-type="float" office:value="3.89999999999997" calcext:value-type="float">
            <text:p>3,89999999999997</text:p>
          </table:table-cell>
          <table:table-cell table:formula="of:=IF([.F570]&lt;0.000001;[.G569]+2+1/[.$H$2];[.G569]+1/[.$H$2])" office:value-type="float" office:value="18.9000000000001" calcext:value-type="float">
            <text:p>18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1]))" office:value-type="date" office:date-value="2019-10-25T15:46:04.945168" calcext:value-type="date">
            <text:p>2019-10-25 15:46:05</text:p>
          </table:table-cell>
          <table:table-cell table:style-name="ce7" table:formula="of:=[.A571]" office:value-type="date" office:date-value="2019-10-25T15:46:04.945168" calcext:value-type="date">
            <text:p>2019-10-25 15:46:05</text:p>
          </table:table-cell>
          <table:table-cell table:formula="of:=TRUNC([.A571])" office:value-type="float" office:value="43763" calcext:value-type="float">
            <text:p>43763</text:p>
          </table:table-cell>
          <table:table-cell table:style-name="ce12" table:formula="of:=[.B571]-[.C571]" office:value-type="date" office:date-value="1899-12-30T15:46:04.94516800158" calcext:value-type="date">
            <text:p>12/30/99 03:46 PM</text:p>
          </table:table-cell>
          <table:table-cell table:formula="of:=MOD([.E570]-[.$E$2];[.$H$2])+1+[.$E$2]" office:value-type="float" office:value="219" calcext:value-type="float">
            <text:p>219</text:p>
          </table:table-cell>
          <table:table-cell table:formula="of:=MOD([.F570]+1/[.$H$2];5)" office:value-type="float" office:value="3.93333333333331" calcext:value-type="float">
            <text:p>3,93333333333331</text:p>
          </table:table-cell>
          <table:table-cell table:formula="of:=IF([.F571]&lt;0.000001;[.G570]+2+1/[.$H$2];[.G570]+1/[.$H$2])" office:value-type="float" office:value="18.9333333333334" calcext:value-type="float">
            <text:p>18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2]))" office:value-type="date" office:date-value="2019-10-25T15:34:37.931595" calcext:value-type="date">
            <text:p>2019-10-25 15:34:38</text:p>
          </table:table-cell>
          <table:table-cell table:style-name="ce7" table:formula="of:=[.A572]" office:value-type="date" office:date-value="2019-10-25T15:34:37.931595" calcext:value-type="date">
            <text:p>2019-10-25 15:34:38</text:p>
          </table:table-cell>
          <table:table-cell table:formula="of:=TRUNC([.A572])" office:value-type="float" office:value="43763" calcext:value-type="float">
            <text:p>43763</text:p>
          </table:table-cell>
          <table:table-cell table:style-name="ce12" table:formula="of:=[.B572]-[.C572]" office:value-type="date" office:date-value="1899-12-30T15:34:37.93159468565" calcext:value-type="date">
            <text:p>12/30/99 03:34 PM</text:p>
          </table:table-cell>
          <table:table-cell table:formula="of:=MOD([.E571]-[.$E$2];[.$H$2])+1+[.$E$2]" office:value-type="float" office:value="220" calcext:value-type="float">
            <text:p>220</text:p>
          </table:table-cell>
          <table:table-cell table:formula="of:=MOD([.F571]+1/[.$H$2];5)" office:value-type="float" office:value="3.96666666666664" calcext:value-type="float">
            <text:p>3,96666666666664</text:p>
          </table:table-cell>
          <table:table-cell table:formula="of:=IF([.F572]&lt;0.000001;[.G571]+2+1/[.$H$2];[.G571]+1/[.$H$2])" office:value-type="float" office:value="18.9666666666668" calcext:value-type="float">
            <text:p>18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3]))" office:value-type="date" office:date-value="2019-10-26T16:31:45.728606" calcext:value-type="date">
            <text:p>2019-10-26 16:31:46</text:p>
          </table:table-cell>
          <table:table-cell table:style-name="ce7" table:formula="of:=[.A573]" office:value-type="date" office:date-value="2019-10-26T16:31:45.728606" calcext:value-type="date">
            <text:p>2019-10-26 16:31:46</text:p>
          </table:table-cell>
          <table:table-cell table:formula="of:=TRUNC([.A573])" office:value-type="float" office:value="43764" calcext:value-type="float">
            <text:p>43764</text:p>
          </table:table-cell>
          <table:table-cell table:style-name="ce12" table:formula="of:=[.B573]-[.C573]" office:value-type="date" office:date-value="1899-12-30T16:31:45.72860639077" calcext:value-type="date">
            <text:p>12/30/99 04:31 PM</text:p>
          </table:table-cell>
          <table:table-cell table:formula="of:=MOD([.E572]-[.$E$2];[.$H$2])+1+[.$E$2]" office:value-type="float" office:value="191" calcext:value-type="float">
            <text:p>191</text:p>
          </table:table-cell>
          <table:table-cell table:formula="of:=MOD([.F572]+1/[.$H$2];5)" office:value-type="float" office:value="3.99999999999997" calcext:value-type="float">
            <text:p>3,99999999999997</text:p>
          </table:table-cell>
          <table:table-cell table:formula="of:=IF([.F573]&lt;0.000001;[.G572]+2+1/[.$H$2];[.G572]+1/[.$H$2])" office:value-type="float" office:value="19.0000000000001" calcext:value-type="float">
            <text:p>19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4]))" office:value-type="date" office:date-value="2019-10-26T15:55:22.621486" calcext:value-type="date">
            <text:p>2019-10-26 15:55:23</text:p>
          </table:table-cell>
          <table:table-cell table:style-name="ce7" table:formula="of:=[.A574]" office:value-type="date" office:date-value="2019-10-26T15:55:22.621486" calcext:value-type="date">
            <text:p>2019-10-26 15:55:23</text:p>
          </table:table-cell>
          <table:table-cell table:formula="of:=TRUNC([.A574])" office:value-type="float" office:value="43764" calcext:value-type="float">
            <text:p>43764</text:p>
          </table:table-cell>
          <table:table-cell table:style-name="ce12" table:formula="of:=[.B574]-[.C574]" office:value-type="date" office:date-value="1899-12-30T15:55:22.62148645241" calcext:value-type="date">
            <text:p>12/30/99 03:55 PM</text:p>
          </table:table-cell>
          <table:table-cell table:formula="of:=MOD([.E573]-[.$E$2];[.$H$2])+1+[.$E$2]" office:value-type="float" office:value="192" calcext:value-type="float">
            <text:p>192</text:p>
          </table:table-cell>
          <table:table-cell table:formula="of:=MOD([.F573]+1/[.$H$2];5)" office:value-type="float" office:value="4.03333333333331" calcext:value-type="float">
            <text:p>4,03333333333331</text:p>
          </table:table-cell>
          <table:table-cell table:formula="of:=IF([.F574]&lt;0.000001;[.G573]+2+1/[.$H$2];[.G573]+1/[.$H$2])" office:value-type="float" office:value="19.0333333333334" calcext:value-type="float">
            <text:p>19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5]))" office:value-type="date" office:date-value="2019-10-26T16:03:08.717608" calcext:value-type="date">
            <text:p>2019-10-26 16:03:09</text:p>
          </table:table-cell>
          <table:table-cell table:style-name="ce7" table:formula="of:=[.A575]" office:value-type="date" office:date-value="2019-10-26T16:03:08.717608" calcext:value-type="date">
            <text:p>2019-10-26 16:03:09</text:p>
          </table:table-cell>
          <table:table-cell table:formula="of:=TRUNC([.A575])" office:value-type="float" office:value="43764" calcext:value-type="float">
            <text:p>43764</text:p>
          </table:table-cell>
          <table:table-cell table:style-name="ce12" table:formula="of:=[.B575]-[.C575]" office:value-type="date" office:date-value="1899-12-30T16:03:08.71760799084" calcext:value-type="date">
            <text:p>12/30/99 04:03 PM</text:p>
          </table:table-cell>
          <table:table-cell table:formula="of:=MOD([.E574]-[.$E$2];[.$H$2])+1+[.$E$2]" office:value-type="float" office:value="193" calcext:value-type="float">
            <text:p>193</text:p>
          </table:table-cell>
          <table:table-cell table:formula="of:=MOD([.F574]+1/[.$H$2];5)" office:value-type="float" office:value="4.06666666666664" calcext:value-type="float">
            <text:p>4,06666666666664</text:p>
          </table:table-cell>
          <table:table-cell table:formula="of:=IF([.F575]&lt;0.000001;[.G574]+2+1/[.$H$2];[.G574]+1/[.$H$2])" office:value-type="float" office:value="19.0666666666668" calcext:value-type="float">
            <text:p>19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6]))" office:value-type="date" office:date-value="2019-10-26T15:55:58.102264" calcext:value-type="date">
            <text:p>2019-10-26 15:55:58</text:p>
          </table:table-cell>
          <table:table-cell table:style-name="ce7" table:formula="of:=[.A576]" office:value-type="date" office:date-value="2019-10-26T15:55:58.102264" calcext:value-type="date">
            <text:p>2019-10-26 15:55:58</text:p>
          </table:table-cell>
          <table:table-cell table:formula="of:=TRUNC([.A576])" office:value-type="float" office:value="43764" calcext:value-type="float">
            <text:p>43764</text:p>
          </table:table-cell>
          <table:table-cell table:style-name="ce12" table:formula="of:=[.B576]-[.C576]" office:value-type="date" office:date-value="1899-12-30T15:55:58.10226362664" calcext:value-type="date">
            <text:p>12/30/99 03:55 PM</text:p>
          </table:table-cell>
          <table:table-cell table:formula="of:=MOD([.E575]-[.$E$2];[.$H$2])+1+[.$E$2]" office:value-type="float" office:value="194" calcext:value-type="float">
            <text:p>194</text:p>
          </table:table-cell>
          <table:table-cell table:formula="of:=MOD([.F575]+1/[.$H$2];5)" office:value-type="float" office:value="4.09999999999997" calcext:value-type="float">
            <text:p>4,09999999999997</text:p>
          </table:table-cell>
          <table:table-cell table:formula="of:=IF([.F576]&lt;0.000001;[.G575]+2+1/[.$H$2];[.G575]+1/[.$H$2])" office:value-type="float" office:value="19.1000000000001" calcext:value-type="float">
            <text:p>19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7]))" office:value-type="date" office:date-value="2019-10-26T15:44:47.552993" calcext:value-type="date">
            <text:p>2019-10-26 15:44:48</text:p>
          </table:table-cell>
          <table:table-cell table:style-name="ce7" table:formula="of:=[.A577]" office:value-type="date" office:date-value="2019-10-26T15:44:47.552993" calcext:value-type="date">
            <text:p>2019-10-26 15:44:48</text:p>
          </table:table-cell>
          <table:table-cell table:formula="of:=TRUNC([.A577])" office:value-type="float" office:value="43764" calcext:value-type="float">
            <text:p>43764</text:p>
          </table:table-cell>
          <table:table-cell table:style-name="ce12" table:formula="of:=[.B577]-[.C577]" office:value-type="date" office:date-value="1899-12-30T15:44:47.55299260374" calcext:value-type="date">
            <text:p>12/30/99 03:44 PM</text:p>
          </table:table-cell>
          <table:table-cell table:formula="of:=MOD([.E576]-[.$E$2];[.$H$2])+1+[.$E$2]" office:value-type="float" office:value="195" calcext:value-type="float">
            <text:p>195</text:p>
          </table:table-cell>
          <table:table-cell table:formula="of:=MOD([.F576]+1/[.$H$2];5)" office:value-type="float" office:value="4.1333333333333" calcext:value-type="float">
            <text:p>4,1333333333333</text:p>
          </table:table-cell>
          <table:table-cell table:formula="of:=IF([.F577]&lt;0.000001;[.G576]+2+1/[.$H$2];[.G576]+1/[.$H$2])" office:value-type="float" office:value="19.1333333333334" calcext:value-type="float">
            <text:p>19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8]))" office:value-type="date" office:date-value="2019-10-26T15:51:44.325197" calcext:value-type="date">
            <text:p>2019-10-26 15:51:44</text:p>
          </table:table-cell>
          <table:table-cell table:style-name="ce7" table:formula="of:=[.A578]" office:value-type="date" office:date-value="2019-10-26T15:51:44.325197" calcext:value-type="date">
            <text:p>2019-10-26 15:51:44</text:p>
          </table:table-cell>
          <table:table-cell table:formula="of:=TRUNC([.A578])" office:value-type="float" office:value="43764" calcext:value-type="float">
            <text:p>43764</text:p>
          </table:table-cell>
          <table:table-cell table:style-name="ce12" table:formula="of:=[.B578]-[.C578]" office:value-type="date" office:date-value="1899-12-30T15:51:44.32519703172" calcext:value-type="date">
            <text:p>12/30/99 03:51 PM</text:p>
          </table:table-cell>
          <table:table-cell table:formula="of:=MOD([.E577]-[.$E$2];[.$H$2])+1+[.$E$2]" office:value-type="float" office:value="196" calcext:value-type="float">
            <text:p>196</text:p>
          </table:table-cell>
          <table:table-cell table:formula="of:=MOD([.F577]+1/[.$H$2];5)" office:value-type="float" office:value="4.16666666666664" calcext:value-type="float">
            <text:p>4,16666666666664</text:p>
          </table:table-cell>
          <table:table-cell table:formula="of:=IF([.F578]&lt;0.000001;[.G577]+2+1/[.$H$2];[.G577]+1/[.$H$2])" office:value-type="float" office:value="19.1666666666668" calcext:value-type="float">
            <text:p>19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9]))" office:value-type="date" office:date-value="2019-10-26T15:58:40.18072" calcext:value-type="date">
            <text:p>2019-10-26 15:58:40</text:p>
          </table:table-cell>
          <table:table-cell table:style-name="ce7" table:formula="of:=[.A579]" office:value-type="date" office:date-value="2019-10-26T15:58:40.18072" calcext:value-type="date">
            <text:p>2019-10-26 15:58:40</text:p>
          </table:table-cell>
          <table:table-cell table:formula="of:=TRUNC([.A579])" office:value-type="float" office:value="43764" calcext:value-type="float">
            <text:p>43764</text:p>
          </table:table-cell>
          <table:table-cell table:style-name="ce12" table:formula="of:=[.B579]-[.C579]" office:value-type="date" office:date-value="1899-12-30T15:58:40.18072027713" calcext:value-type="date">
            <text:p>12/30/99 03:58 PM</text:p>
          </table:table-cell>
          <table:table-cell table:formula="of:=MOD([.E578]-[.$E$2];[.$H$2])+1+[.$E$2]" office:value-type="float" office:value="197" calcext:value-type="float">
            <text:p>197</text:p>
          </table:table-cell>
          <table:table-cell table:formula="of:=MOD([.F578]+1/[.$H$2];5)" office:value-type="float" office:value="4.19999999999997" calcext:value-type="float">
            <text:p>4,19999999999997</text:p>
          </table:table-cell>
          <table:table-cell table:formula="of:=IF([.F579]&lt;0.000001;[.G578]+2+1/[.$H$2];[.G578]+1/[.$H$2])" office:value-type="float" office:value="19.2000000000001" calcext:value-type="float">
            <text:p>19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0]))" office:value-type="date" office:date-value="2019-10-26T16:21:06.171485" calcext:value-type="date">
            <text:p>2019-10-26 16:21:06</text:p>
          </table:table-cell>
          <table:table-cell table:style-name="ce7" table:formula="of:=[.A580]" office:value-type="date" office:date-value="2019-10-26T16:21:06.171485" calcext:value-type="date">
            <text:p>2019-10-26 16:21:06</text:p>
          </table:table-cell>
          <table:table-cell table:formula="of:=TRUNC([.A580])" office:value-type="float" office:value="43764" calcext:value-type="float">
            <text:p>43764</text:p>
          </table:table-cell>
          <table:table-cell table:style-name="ce12" table:formula="of:=[.B580]-[.C580]" office:value-type="date" office:date-value="1899-12-30T16:21:06.17148520891" calcext:value-type="date">
            <text:p>12/30/99 04:21 PM</text:p>
          </table:table-cell>
          <table:table-cell table:formula="of:=MOD([.E579]-[.$E$2];[.$H$2])+1+[.$E$2]" office:value-type="float" office:value="198" calcext:value-type="float">
            <text:p>198</text:p>
          </table:table-cell>
          <table:table-cell table:formula="of:=MOD([.F579]+1/[.$H$2];5)" office:value-type="float" office:value="4.2333333333333" calcext:value-type="float">
            <text:p>4,2333333333333</text:p>
          </table:table-cell>
          <table:table-cell table:formula="of:=IF([.F580]&lt;0.000001;[.G579]+2+1/[.$H$2];[.G579]+1/[.$H$2])" office:value-type="float" office:value="19.2333333333334" calcext:value-type="float">
            <text:p>19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1]))" office:value-type="date" office:date-value="2019-10-26T15:53:25.377227" calcext:value-type="date">
            <text:p>2019-10-26 15:53:25</text:p>
          </table:table-cell>
          <table:table-cell table:style-name="ce7" table:formula="of:=[.A581]" office:value-type="date" office:date-value="2019-10-26T15:53:25.377227" calcext:value-type="date">
            <text:p>2019-10-26 15:53:25</text:p>
          </table:table-cell>
          <table:table-cell table:formula="of:=TRUNC([.A581])" office:value-type="float" office:value="43764" calcext:value-type="float">
            <text:p>43764</text:p>
          </table:table-cell>
          <table:table-cell table:style-name="ce12" table:formula="of:=[.B581]-[.C581]" office:value-type="date" office:date-value="1899-12-30T15:53:25.3772269981" calcext:value-type="date">
            <text:p>12/30/99 03:53 PM</text:p>
          </table:table-cell>
          <table:table-cell table:formula="of:=MOD([.E580]-[.$E$2];[.$H$2])+1+[.$E$2]" office:value-type="float" office:value="199" calcext:value-type="float">
            <text:p>199</text:p>
          </table:table-cell>
          <table:table-cell table:formula="of:=MOD([.F580]+1/[.$H$2];5)" office:value-type="float" office:value="4.26666666666664" calcext:value-type="float">
            <text:p>4,26666666666664</text:p>
          </table:table-cell>
          <table:table-cell table:formula="of:=IF([.F581]&lt;0.000001;[.G580]+2+1/[.$H$2];[.G580]+1/[.$H$2])" office:value-type="float" office:value="19.2666666666668" calcext:value-type="float">
            <text:p>19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2]))" office:value-type="date" office:date-value="2019-10-26T15:50:40.809754" calcext:value-type="date">
            <text:p>2019-10-26 15:50:41</text:p>
          </table:table-cell>
          <table:table-cell table:style-name="ce7" table:formula="of:=[.A582]" office:value-type="date" office:date-value="2019-10-26T15:50:40.809754" calcext:value-type="date">
            <text:p>2019-10-26 15:50:41</text:p>
          </table:table-cell>
          <table:table-cell table:formula="of:=TRUNC([.A582])" office:value-type="float" office:value="43764" calcext:value-type="float">
            <text:p>43764</text:p>
          </table:table-cell>
          <table:table-cell table:style-name="ce12" table:formula="of:=[.B582]-[.C582]" office:value-type="date" office:date-value="1899-12-30T15:50:40.80975372344" calcext:value-type="date">
            <text:p>12/30/99 03:50 PM</text:p>
          </table:table-cell>
          <table:table-cell table:formula="of:=MOD([.E581]-[.$E$2];[.$H$2])+1+[.$E$2]" office:value-type="float" office:value="200" calcext:value-type="float">
            <text:p>200</text:p>
          </table:table-cell>
          <table:table-cell table:formula="of:=MOD([.F581]+1/[.$H$2];5)" office:value-type="float" office:value="4.29999999999997" calcext:value-type="float">
            <text:p>4,29999999999997</text:p>
          </table:table-cell>
          <table:table-cell table:formula="of:=IF([.F582]&lt;0.000001;[.G581]+2+1/[.$H$2];[.G581]+1/[.$H$2])" office:value-type="float" office:value="19.3000000000001" calcext:value-type="float">
            <text:p>19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3]))" office:value-type="date" office:date-value="2019-10-26T15:31:12.046981" calcext:value-type="date">
            <text:p>2019-10-26 15:31:12</text:p>
          </table:table-cell>
          <table:table-cell table:style-name="ce7" table:formula="of:=[.A583]" office:value-type="date" office:date-value="2019-10-26T15:31:12.046981" calcext:value-type="date">
            <text:p>2019-10-26 15:31:12</text:p>
          </table:table-cell>
          <table:table-cell table:formula="of:=TRUNC([.A583])" office:value-type="float" office:value="43764" calcext:value-type="float">
            <text:p>43764</text:p>
          </table:table-cell>
          <table:table-cell table:style-name="ce12" table:formula="of:=[.B583]-[.C583]" office:value-type="date" office:date-value="1899-12-30T15:31:12.04698105343" calcext:value-type="date">
            <text:p>12/30/99 03:31 PM</text:p>
          </table:table-cell>
          <table:table-cell table:formula="of:=MOD([.E582]-[.$E$2];[.$H$2])+1+[.$E$2]" office:value-type="float" office:value="201" calcext:value-type="float">
            <text:p>201</text:p>
          </table:table-cell>
          <table:table-cell table:formula="of:=MOD([.F582]+1/[.$H$2];5)" office:value-type="float" office:value="4.3333333333333" calcext:value-type="float">
            <text:p>4,3333333333333</text:p>
          </table:table-cell>
          <table:table-cell table:formula="of:=IF([.F583]&lt;0.000001;[.G582]+2+1/[.$H$2];[.G582]+1/[.$H$2])" office:value-type="float" office:value="19.3333333333335" calcext:value-type="float">
            <text:p>19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4]))" office:value-type="date" office:date-value="2019-10-26T16:15:12.26463" calcext:value-type="date">
            <text:p>2019-10-26 16:15:12</text:p>
          </table:table-cell>
          <table:table-cell table:style-name="ce7" table:formula="of:=[.A584]" office:value-type="date" office:date-value="2019-10-26T16:15:12.26463" calcext:value-type="date">
            <text:p>2019-10-26 16:15:12</text:p>
          </table:table-cell>
          <table:table-cell table:formula="of:=TRUNC([.A584])" office:value-type="float" office:value="43764" calcext:value-type="float">
            <text:p>43764</text:p>
          </table:table-cell>
          <table:table-cell table:style-name="ce12" table:formula="of:=[.B584]-[.C584]" office:value-type="date" office:date-value="1899-12-30T16:15:12.2646301752" calcext:value-type="date">
            <text:p>12/30/99 04:15 PM</text:p>
          </table:table-cell>
          <table:table-cell table:formula="of:=MOD([.E583]-[.$E$2];[.$H$2])+1+[.$E$2]" office:value-type="float" office:value="202" calcext:value-type="float">
            <text:p>202</text:p>
          </table:table-cell>
          <table:table-cell table:formula="of:=MOD([.F583]+1/[.$H$2];5)" office:value-type="float" office:value="4.36666666666664" calcext:value-type="float">
            <text:p>4,36666666666664</text:p>
          </table:table-cell>
          <table:table-cell table:formula="of:=IF([.F584]&lt;0.000001;[.G583]+2+1/[.$H$2];[.G583]+1/[.$H$2])" office:value-type="float" office:value="19.3666666666668" calcext:value-type="float">
            <text:p>19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5]))" office:value-type="date" office:date-value="2019-10-26T16:11:00.275447" calcext:value-type="date">
            <text:p>2019-10-26 16:11:00</text:p>
          </table:table-cell>
          <table:table-cell table:style-name="ce7" table:formula="of:=[.A585]" office:value-type="date" office:date-value="2019-10-26T16:11:00.275447" calcext:value-type="date">
            <text:p>2019-10-26 16:11:00</text:p>
          </table:table-cell>
          <table:table-cell table:formula="of:=TRUNC([.A585])" office:value-type="float" office:value="43764" calcext:value-type="float">
            <text:p>43764</text:p>
          </table:table-cell>
          <table:table-cell table:style-name="ce12" table:formula="of:=[.B585]-[.C585]" office:value-type="date" office:date-value="1899-12-30T16:11:00.27544741519" calcext:value-type="date">
            <text:p>12/30/99 04:11 PM</text:p>
          </table:table-cell>
          <table:table-cell table:formula="of:=MOD([.E584]-[.$E$2];[.$H$2])+1+[.$E$2]" office:value-type="float" office:value="203" calcext:value-type="float">
            <text:p>203</text:p>
          </table:table-cell>
          <table:table-cell table:formula="of:=MOD([.F584]+1/[.$H$2];5)" office:value-type="float" office:value="4.39999999999997" calcext:value-type="float">
            <text:p>4,39999999999997</text:p>
          </table:table-cell>
          <table:table-cell table:formula="of:=IF([.F585]&lt;0.000001;[.G584]+2+1/[.$H$2];[.G584]+1/[.$H$2])" office:value-type="float" office:value="19.4000000000001" calcext:value-type="float">
            <text:p>19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6]))" office:value-type="date" office:date-value="2019-10-26T15:55:55.130646" calcext:value-type="date">
            <text:p>2019-10-26 15:55:55</text:p>
          </table:table-cell>
          <table:table-cell table:style-name="ce7" table:formula="of:=[.A586]" office:value-type="date" office:date-value="2019-10-26T15:55:55.130646" calcext:value-type="date">
            <text:p>2019-10-26 15:55:55</text:p>
          </table:table-cell>
          <table:table-cell table:formula="of:=TRUNC([.A586])" office:value-type="float" office:value="43764" calcext:value-type="float">
            <text:p>43764</text:p>
          </table:table-cell>
          <table:table-cell table:style-name="ce12" table:formula="of:=[.B586]-[.C586]" office:value-type="date" office:date-value="1899-12-30T15:55:55.13064551633" calcext:value-type="date">
            <text:p>12/30/99 03:55 PM</text:p>
          </table:table-cell>
          <table:table-cell table:formula="of:=MOD([.E585]-[.$E$2];[.$H$2])+1+[.$E$2]" office:value-type="float" office:value="204" calcext:value-type="float">
            <text:p>204</text:p>
          </table:table-cell>
          <table:table-cell table:formula="of:=MOD([.F585]+1/[.$H$2];5)" office:value-type="float" office:value="4.4333333333333" calcext:value-type="float">
            <text:p>4,4333333333333</text:p>
          </table:table-cell>
          <table:table-cell table:formula="of:=IF([.F586]&lt;0.000001;[.G585]+2+1/[.$H$2];[.G585]+1/[.$H$2])" office:value-type="float" office:value="19.4333333333335" calcext:value-type="float">
            <text:p>19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7]))" office:value-type="date" office:date-value="2019-10-26T16:04:10.817652" calcext:value-type="date">
            <text:p>2019-10-26 16:04:11</text:p>
          </table:table-cell>
          <table:table-cell table:style-name="ce7" table:formula="of:=[.A587]" office:value-type="date" office:date-value="2019-10-26T16:04:10.817652" calcext:value-type="date">
            <text:p>2019-10-26 16:04:11</text:p>
          </table:table-cell>
          <table:table-cell table:formula="of:=TRUNC([.A587])" office:value-type="float" office:value="43764" calcext:value-type="float">
            <text:p>43764</text:p>
          </table:table-cell>
          <table:table-cell table:style-name="ce12" table:formula="of:=[.B587]-[.C587]" office:value-type="date" office:date-value="1899-12-30T16:04:10.81765211653" calcext:value-type="date">
            <text:p>12/30/99 04:04 PM</text:p>
          </table:table-cell>
          <table:table-cell table:formula="of:=MOD([.E586]-[.$E$2];[.$H$2])+1+[.$E$2]" office:value-type="float" office:value="205" calcext:value-type="float">
            <text:p>205</text:p>
          </table:table-cell>
          <table:table-cell table:formula="of:=MOD([.F586]+1/[.$H$2];5)" office:value-type="float" office:value="4.46666666666664" calcext:value-type="float">
            <text:p>4,46666666666664</text:p>
          </table:table-cell>
          <table:table-cell table:formula="of:=IF([.F587]&lt;0.000001;[.G586]+2+1/[.$H$2];[.G586]+1/[.$H$2])" office:value-type="float" office:value="19.4666666666668" calcext:value-type="float">
            <text:p>19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8]))" office:value-type="date" office:date-value="2019-10-26T16:36:29.969799" calcext:value-type="date">
            <text:p>2019-10-26 16:36:30</text:p>
          </table:table-cell>
          <table:table-cell table:style-name="ce7" table:formula="of:=[.A588]" office:value-type="date" office:date-value="2019-10-26T16:36:29.969799" calcext:value-type="date">
            <text:p>2019-10-26 16:36:30</text:p>
          </table:table-cell>
          <table:table-cell table:formula="of:=TRUNC([.A588])" office:value-type="float" office:value="43764" calcext:value-type="float">
            <text:p>43764</text:p>
          </table:table-cell>
          <table:table-cell table:style-name="ce12" table:formula="of:=[.B588]-[.C588]" office:value-type="date" office:date-value="1899-12-30T16:36:29.9697993882" calcext:value-type="date">
            <text:p>12/30/99 04:36 PM</text:p>
          </table:table-cell>
          <table:table-cell table:formula="of:=MOD([.E587]-[.$E$2];[.$H$2])+1+[.$E$2]" office:value-type="float" office:value="206" calcext:value-type="float">
            <text:p>206</text:p>
          </table:table-cell>
          <table:table-cell table:formula="of:=MOD([.F587]+1/[.$H$2];5)" office:value-type="float" office:value="4.49999999999997" calcext:value-type="float">
            <text:p>4,49999999999997</text:p>
          </table:table-cell>
          <table:table-cell table:formula="of:=IF([.F588]&lt;0.000001;[.G587]+2+1/[.$H$2];[.G587]+1/[.$H$2])" office:value-type="float" office:value="19.5000000000001" calcext:value-type="float">
            <text:p>19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9]))" office:value-type="date" office:date-value="2019-10-26T15:43:13.085323" calcext:value-type="date">
            <text:p>2019-10-26 15:43:13</text:p>
          </table:table-cell>
          <table:table-cell table:style-name="ce7" table:formula="of:=[.A589]" office:value-type="date" office:date-value="2019-10-26T15:43:13.085323" calcext:value-type="date">
            <text:p>2019-10-26 15:43:13</text:p>
          </table:table-cell>
          <table:table-cell table:formula="of:=TRUNC([.A589])" office:value-type="float" office:value="43764" calcext:value-type="float">
            <text:p>43764</text:p>
          </table:table-cell>
          <table:table-cell table:style-name="ce12" table:formula="of:=[.B589]-[.C589]" office:value-type="date" office:date-value="1899-12-30T15:43:13.08532266878" calcext:value-type="date">
            <text:p>12/30/99 03:43 PM</text:p>
          </table:table-cell>
          <table:table-cell table:formula="of:=MOD([.E588]-[.$E$2];[.$H$2])+1+[.$E$2]" office:value-type="float" office:value="207" calcext:value-type="float">
            <text:p>207</text:p>
          </table:table-cell>
          <table:table-cell table:formula="of:=MOD([.F588]+1/[.$H$2];5)" office:value-type="float" office:value="4.5333333333333" calcext:value-type="float">
            <text:p>4,5333333333333</text:p>
          </table:table-cell>
          <table:table-cell table:formula="of:=IF([.F589]&lt;0.000001;[.G588]+2+1/[.$H$2];[.G588]+1/[.$H$2])" office:value-type="float" office:value="19.5333333333335" calcext:value-type="float">
            <text:p>19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0]))" office:value-type="date" office:date-value="2019-10-26T15:51:45.067424" calcext:value-type="date">
            <text:p>2019-10-26 15:51:45</text:p>
          </table:table-cell>
          <table:table-cell table:style-name="ce7" table:formula="of:=[.A590]" office:value-type="date" office:date-value="2019-10-26T15:51:45.067424" calcext:value-type="date">
            <text:p>2019-10-26 15:51:45</text:p>
          </table:table-cell>
          <table:table-cell table:formula="of:=TRUNC([.A590])" office:value-type="float" office:value="43764" calcext:value-type="float">
            <text:p>43764</text:p>
          </table:table-cell>
          <table:table-cell table:style-name="ce12" table:formula="of:=[.B590]-[.C590]" office:value-type="date" office:date-value="1899-12-30T15:51:45.06742419675" calcext:value-type="date">
            <text:p>12/30/99 03:51 PM</text:p>
          </table:table-cell>
          <table:table-cell table:formula="of:=MOD([.E589]-[.$E$2];[.$H$2])+1+[.$E$2]" office:value-type="float" office:value="208" calcext:value-type="float">
            <text:p>208</text:p>
          </table:table-cell>
          <table:table-cell table:formula="of:=MOD([.F589]+1/[.$H$2];5)" office:value-type="float" office:value="4.56666666666664" calcext:value-type="float">
            <text:p>4,56666666666664</text:p>
          </table:table-cell>
          <table:table-cell table:formula="of:=IF([.F590]&lt;0.000001;[.G589]+2+1/[.$H$2];[.G589]+1/[.$H$2])" office:value-type="float" office:value="19.5666666666668" calcext:value-type="float">
            <text:p>19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1]))" office:value-type="date" office:date-value="2019-10-26T15:54:57.193838" calcext:value-type="date">
            <text:p>2019-10-26 15:54:57</text:p>
          </table:table-cell>
          <table:table-cell table:style-name="ce7" table:formula="of:=[.A591]" office:value-type="date" office:date-value="2019-10-26T15:54:57.193838" calcext:value-type="date">
            <text:p>2019-10-26 15:54:57</text:p>
          </table:table-cell>
          <table:table-cell table:formula="of:=TRUNC([.A591])" office:value-type="float" office:value="43764" calcext:value-type="float">
            <text:p>43764</text:p>
          </table:table-cell>
          <table:table-cell table:style-name="ce12" table:formula="of:=[.B591]-[.C591]" office:value-type="date" office:date-value="1899-12-30T15:54:57.19383758493" calcext:value-type="date">
            <text:p>12/30/99 03:54 PM</text:p>
          </table:table-cell>
          <table:table-cell table:formula="of:=MOD([.E590]-[.$E$2];[.$H$2])+1+[.$E$2]" office:value-type="float" office:value="209" calcext:value-type="float">
            <text:p>209</text:p>
          </table:table-cell>
          <table:table-cell table:formula="of:=MOD([.F590]+1/[.$H$2];5)" office:value-type="float" office:value="4.59999999999997" calcext:value-type="float">
            <text:p>4,59999999999997</text:p>
          </table:table-cell>
          <table:table-cell table:formula="of:=IF([.F591]&lt;0.000001;[.G590]+2+1/[.$H$2];[.G590]+1/[.$H$2])" office:value-type="float" office:value="19.6000000000001" calcext:value-type="float">
            <text:p>19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2]))" office:value-type="date" office:date-value="2019-10-26T15:49:16.141705" calcext:value-type="date">
            <text:p>2019-10-26 15:49:16</text:p>
          </table:table-cell>
          <table:table-cell table:style-name="ce7" table:formula="of:=[.A592]" office:value-type="date" office:date-value="2019-10-26T15:49:16.141705" calcext:value-type="date">
            <text:p>2019-10-26 15:49:16</text:p>
          </table:table-cell>
          <table:table-cell table:formula="of:=TRUNC([.A592])" office:value-type="float" office:value="43764" calcext:value-type="float">
            <text:p>43764</text:p>
          </table:table-cell>
          <table:table-cell table:style-name="ce12" table:formula="of:=[.B592]-[.C592]" office:value-type="date" office:date-value="1899-12-30T15:49:16.14170499612" calcext:value-type="date">
            <text:p>12/30/99 03:49 PM</text:p>
          </table:table-cell>
          <table:table-cell table:formula="of:=MOD([.E591]-[.$E$2];[.$H$2])+1+[.$E$2]" office:value-type="float" office:value="210" calcext:value-type="float">
            <text:p>210</text:p>
          </table:table-cell>
          <table:table-cell table:formula="of:=MOD([.F591]+1/[.$H$2];5)" office:value-type="float" office:value="4.6333333333333" calcext:value-type="float">
            <text:p>4,6333333333333</text:p>
          </table:table-cell>
          <table:table-cell table:formula="of:=IF([.F592]&lt;0.000001;[.G591]+2+1/[.$H$2];[.G591]+1/[.$H$2])" office:value-type="float" office:value="19.6333333333335" calcext:value-type="float">
            <text:p>19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3]))" office:value-type="date" office:date-value="2019-10-26T15:29:21.675216" calcext:value-type="date">
            <text:p>2019-10-26 15:29:22</text:p>
          </table:table-cell>
          <table:table-cell table:style-name="ce7" table:formula="of:=[.A593]" office:value-type="date" office:date-value="2019-10-26T15:29:21.675216" calcext:value-type="date">
            <text:p>2019-10-26 15:29:22</text:p>
          </table:table-cell>
          <table:table-cell table:formula="of:=TRUNC([.A593])" office:value-type="float" office:value="43764" calcext:value-type="float">
            <text:p>43764</text:p>
          </table:table-cell>
          <table:table-cell table:style-name="ce12" table:formula="of:=[.B593]-[.C593]" office:value-type="date" office:date-value="1899-12-30T15:29:21.67521625757" calcext:value-type="date">
            <text:p>12/30/99 03:29 PM</text:p>
          </table:table-cell>
          <table:table-cell table:formula="of:=MOD([.E592]-[.$E$2];[.$H$2])+1+[.$E$2]" office:value-type="float" office:value="211" calcext:value-type="float">
            <text:p>211</text:p>
          </table:table-cell>
          <table:table-cell table:formula="of:=MOD([.F592]+1/[.$H$2];5)" office:value-type="float" office:value="4.66666666666664" calcext:value-type="float">
            <text:p>4,66666666666664</text:p>
          </table:table-cell>
          <table:table-cell table:formula="of:=IF([.F593]&lt;0.000001;[.G592]+2+1/[.$H$2];[.G592]+1/[.$H$2])" office:value-type="float" office:value="19.6666666666668" calcext:value-type="float">
            <text:p>19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4]))" office:value-type="date" office:date-value="2019-10-26T15:58:47.370182" calcext:value-type="date">
            <text:p>2019-10-26 15:58:47</text:p>
          </table:table-cell>
          <table:table-cell table:style-name="ce7" table:formula="of:=[.A594]" office:value-type="date" office:date-value="2019-10-26T15:58:47.370182" calcext:value-type="date">
            <text:p>2019-10-26 15:58:47</text:p>
          </table:table-cell>
          <table:table-cell table:formula="of:=TRUNC([.A594])" office:value-type="float" office:value="43764" calcext:value-type="float">
            <text:p>43764</text:p>
          </table:table-cell>
          <table:table-cell table:style-name="ce12" table:formula="of:=[.B594]-[.C594]" office:value-type="date" office:date-value="1899-12-30T15:58:47.37018163316" calcext:value-type="date">
            <text:p>12/30/99 03:58 PM</text:p>
          </table:table-cell>
          <table:table-cell table:formula="of:=MOD([.E593]-[.$E$2];[.$H$2])+1+[.$E$2]" office:value-type="float" office:value="212" calcext:value-type="float">
            <text:p>212</text:p>
          </table:table-cell>
          <table:table-cell table:formula="of:=MOD([.F593]+1/[.$H$2];5)" office:value-type="float" office:value="4.69999999999997" calcext:value-type="float">
            <text:p>4,69999999999997</text:p>
          </table:table-cell>
          <table:table-cell table:formula="of:=IF([.F594]&lt;0.000001;[.G593]+2+1/[.$H$2];[.G593]+1/[.$H$2])" office:value-type="float" office:value="19.7000000000001" calcext:value-type="float">
            <text:p>19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5]))" office:value-type="date" office:date-value="2019-10-26T15:58:41.055238" calcext:value-type="date">
            <text:p>2019-10-26 15:58:41</text:p>
          </table:table-cell>
          <table:table-cell table:style-name="ce7" table:formula="of:=[.A595]" office:value-type="date" office:date-value="2019-10-26T15:58:41.055238" calcext:value-type="date">
            <text:p>2019-10-26 15:58:41</text:p>
          </table:table-cell>
          <table:table-cell table:formula="of:=TRUNC([.A595])" office:value-type="float" office:value="43764" calcext:value-type="float">
            <text:p>43764</text:p>
          </table:table-cell>
          <table:table-cell table:style-name="ce12" table:formula="of:=[.B595]-[.C595]" office:value-type="date" office:date-value="1899-12-30T15:58:41.05523839127" calcext:value-type="date">
            <text:p>12/30/99 03:58 PM</text:p>
          </table:table-cell>
          <table:table-cell table:formula="of:=MOD([.E594]-[.$E$2];[.$H$2])+1+[.$E$2]" office:value-type="float" office:value="213" calcext:value-type="float">
            <text:p>213</text:p>
          </table:table-cell>
          <table:table-cell table:formula="of:=MOD([.F594]+1/[.$H$2];5)" office:value-type="float" office:value="4.7333333333333" calcext:value-type="float">
            <text:p>4,7333333333333</text:p>
          </table:table-cell>
          <table:table-cell table:formula="of:=IF([.F595]&lt;0.000001;[.G594]+2+1/[.$H$2];[.G594]+1/[.$H$2])" office:value-type="float" office:value="19.7333333333335" calcext:value-type="float">
            <text:p>19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6]))" office:value-type="date" office:date-value="2019-10-26T16:15:59.97715" calcext:value-type="date">
            <text:p>2019-10-26 16:16:00</text:p>
          </table:table-cell>
          <table:table-cell table:style-name="ce7" table:formula="of:=[.A596]" office:value-type="date" office:date-value="2019-10-26T16:15:59.97715" calcext:value-type="date">
            <text:p>2019-10-26 16:16:00</text:p>
          </table:table-cell>
          <table:table-cell table:formula="of:=TRUNC([.A596])" office:value-type="float" office:value="43764" calcext:value-type="float">
            <text:p>43764</text:p>
          </table:table-cell>
          <table:table-cell table:style-name="ce12" table:formula="of:=[.B596]-[.C596]" office:value-type="date" office:date-value="1899-12-30T16:15:59.97715049889" calcext:value-type="date">
            <text:p>12/30/99 04:16 PM</text:p>
          </table:table-cell>
          <table:table-cell table:formula="of:=MOD([.E595]-[.$E$2];[.$H$2])+1+[.$E$2]" office:value-type="float" office:value="214" calcext:value-type="float">
            <text:p>214</text:p>
          </table:table-cell>
          <table:table-cell table:formula="of:=MOD([.F595]+1/[.$H$2];5)" office:value-type="float" office:value="4.76666666666664" calcext:value-type="float">
            <text:p>4,76666666666664</text:p>
          </table:table-cell>
          <table:table-cell table:formula="of:=IF([.F596]&lt;0.000001;[.G595]+2+1/[.$H$2];[.G595]+1/[.$H$2])" office:value-type="float" office:value="19.7666666666668" calcext:value-type="float">
            <text:p>19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7]))" office:value-type="date" office:date-value="2019-10-26T15:42:29.174604" calcext:value-type="date">
            <text:p>2019-10-26 15:42:29</text:p>
          </table:table-cell>
          <table:table-cell table:style-name="ce7" table:formula="of:=[.A597]" office:value-type="date" office:date-value="2019-10-26T15:42:29.174604" calcext:value-type="date">
            <text:p>2019-10-26 15:42:29</text:p>
          </table:table-cell>
          <table:table-cell table:formula="of:=TRUNC([.A597])" office:value-type="float" office:value="43764" calcext:value-type="float">
            <text:p>43764</text:p>
          </table:table-cell>
          <table:table-cell table:style-name="ce12" table:formula="of:=[.B597]-[.C597]" office:value-type="date" office:date-value="1899-12-30T15:42:29.17460354045" calcext:value-type="date">
            <text:p>12/30/99 03:42 PM</text:p>
          </table:table-cell>
          <table:table-cell table:formula="of:=MOD([.E596]-[.$E$2];[.$H$2])+1+[.$E$2]" office:value-type="float" office:value="215" calcext:value-type="float">
            <text:p>215</text:p>
          </table:table-cell>
          <table:table-cell table:formula="of:=MOD([.F596]+1/[.$H$2];5)" office:value-type="float" office:value="4.79999999999997" calcext:value-type="float">
            <text:p>4,79999999999997</text:p>
          </table:table-cell>
          <table:table-cell table:formula="of:=IF([.F597]&lt;0.000001;[.G596]+2+1/[.$H$2];[.G596]+1/[.$H$2])" office:value-type="float" office:value="19.8000000000001" calcext:value-type="float">
            <text:p>19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8]))" office:value-type="date" office:date-value="2019-10-26T16:17:50.127334" calcext:value-type="date">
            <text:p>2019-10-26 16:17:50</text:p>
          </table:table-cell>
          <table:table-cell table:style-name="ce7" table:formula="of:=[.A598]" office:value-type="date" office:date-value="2019-10-26T16:17:50.127334" calcext:value-type="date">
            <text:p>2019-10-26 16:17:50</text:p>
          </table:table-cell>
          <table:table-cell table:formula="of:=TRUNC([.A598])" office:value-type="float" office:value="43764" calcext:value-type="float">
            <text:p>43764</text:p>
          </table:table-cell>
          <table:table-cell table:style-name="ce12" table:formula="of:=[.B598]-[.C598]" office:value-type="date" office:date-value="1899-12-30T16:17:50.12733381707" calcext:value-type="date">
            <text:p>12/30/99 04:17 PM</text:p>
          </table:table-cell>
          <table:table-cell table:formula="of:=MOD([.E597]-[.$E$2];[.$H$2])+1+[.$E$2]" office:value-type="float" office:value="216" calcext:value-type="float">
            <text:p>216</text:p>
          </table:table-cell>
          <table:table-cell table:formula="of:=MOD([.F597]+1/[.$H$2];5)" office:value-type="float" office:value="4.8333333333333" calcext:value-type="float">
            <text:p>4,8333333333333</text:p>
          </table:table-cell>
          <table:table-cell table:formula="of:=IF([.F598]&lt;0.000001;[.G597]+2+1/[.$H$2];[.G597]+1/[.$H$2])" office:value-type="float" office:value="19.8333333333335" calcext:value-type="float">
            <text:p>19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9]))" office:value-type="date" office:date-value="2019-10-26T16:16:44.460602" calcext:value-type="date">
            <text:p>2019-10-26 16:16:44</text:p>
          </table:table-cell>
          <table:table-cell table:style-name="ce7" table:formula="of:=[.A599]" office:value-type="date" office:date-value="2019-10-26T16:16:44.460602" calcext:value-type="date">
            <text:p>2019-10-26 16:16:44</text:p>
          </table:table-cell>
          <table:table-cell table:formula="of:=TRUNC([.A599])" office:value-type="float" office:value="43764" calcext:value-type="float">
            <text:p>43764</text:p>
          </table:table-cell>
          <table:table-cell table:style-name="ce12" table:formula="of:=[.B599]-[.C599]" office:value-type="date" office:date-value="1899-12-30T16:16:44.46060213726" calcext:value-type="date">
            <text:p>12/30/99 04:16 PM</text:p>
          </table:table-cell>
          <table:table-cell table:formula="of:=MOD([.E598]-[.$E$2];[.$H$2])+1+[.$E$2]" office:value-type="float" office:value="217" calcext:value-type="float">
            <text:p>217</text:p>
          </table:table-cell>
          <table:table-cell table:formula="of:=MOD([.F598]+1/[.$H$2];5)" office:value-type="float" office:value="4.86666666666664" calcext:value-type="float">
            <text:p>4,86666666666664</text:p>
          </table:table-cell>
          <table:table-cell table:formula="of:=IF([.F599]&lt;0.000001;[.G598]+2+1/[.$H$2];[.G598]+1/[.$H$2])" office:value-type="float" office:value="19.8666666666668" calcext:value-type="float">
            <text:p>19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0]))" office:value-type="date" office:date-value="2019-10-26T15:59:10.416895" calcext:value-type="date">
            <text:p>2019-10-26 15:59:10</text:p>
          </table:table-cell>
          <table:table-cell table:style-name="ce7" table:formula="of:=[.A600]" office:value-type="date" office:date-value="2019-10-26T15:59:10.416895" calcext:value-type="date">
            <text:p>2019-10-26 15:59:10</text:p>
          </table:table-cell>
          <table:table-cell table:formula="of:=TRUNC([.A600])" office:value-type="float" office:value="43764" calcext:value-type="float">
            <text:p>43764</text:p>
          </table:table-cell>
          <table:table-cell table:style-name="ce12" table:formula="of:=[.B600]-[.C600]" office:value-type="date" office:date-value="1899-12-30T15:59:10.41689516511" calcext:value-type="date">
            <text:p>12/30/99 03:59 PM</text:p>
          </table:table-cell>
          <table:table-cell table:formula="of:=MOD([.E599]-[.$E$2];[.$H$2])+1+[.$E$2]" office:value-type="float" office:value="218" calcext:value-type="float">
            <text:p>218</text:p>
          </table:table-cell>
          <table:table-cell table:formula="of:=MOD([.F599]+1/[.$H$2];5)" office:value-type="float" office:value="4.89999999999997" calcext:value-type="float">
            <text:p>4,89999999999997</text:p>
          </table:table-cell>
          <table:table-cell table:formula="of:=IF([.F600]&lt;0.000001;[.G599]+2+1/[.$H$2];[.G599]+1/[.$H$2])" office:value-type="float" office:value="19.9000000000001" calcext:value-type="float">
            <text:p>19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1]))" office:value-type="date" office:date-value="2019-10-26T16:16:26.764445" calcext:value-type="date">
            <text:p>2019-10-26 16:16:27</text:p>
          </table:table-cell>
          <table:table-cell table:style-name="ce7" table:formula="of:=[.A601]" office:value-type="date" office:date-value="2019-10-26T16:16:26.764445" calcext:value-type="date">
            <text:p>2019-10-26 16:16:27</text:p>
          </table:table-cell>
          <table:table-cell table:formula="of:=TRUNC([.A601])" office:value-type="float" office:value="43764" calcext:value-type="float">
            <text:p>43764</text:p>
          </table:table-cell>
          <table:table-cell table:style-name="ce12" table:formula="of:=[.B601]-[.C601]" office:value-type="date" office:date-value="1899-12-30T16:16:26.76444548182" calcext:value-type="date">
            <text:p>12/30/99 04:16 PM</text:p>
          </table:table-cell>
          <table:table-cell table:formula="of:=MOD([.E600]-[.$E$2];[.$H$2])+1+[.$E$2]" office:value-type="float" office:value="219" calcext:value-type="float">
            <text:p>219</text:p>
          </table:table-cell>
          <table:table-cell table:formula="of:=MOD([.F600]+1/[.$H$2];5)" office:value-type="float" office:value="4.9333333333333" calcext:value-type="float">
            <text:p>4,9333333333333</text:p>
          </table:table-cell>
          <table:table-cell table:formula="of:=IF([.F601]&lt;0.000001;[.G600]+2+1/[.$H$2];[.G600]+1/[.$H$2])" office:value-type="float" office:value="19.9333333333335" calcext:value-type="float">
            <text:p>19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2]))" office:value-type="date" office:date-value="2019-10-26T15:51:00.657751" calcext:value-type="date">
            <text:p>2019-10-26 15:51:01</text:p>
          </table:table-cell>
          <table:table-cell table:style-name="ce7" table:formula="of:=[.A602]" office:value-type="date" office:date-value="2019-10-26T15:51:00.657751" calcext:value-type="date">
            <text:p>2019-10-26 15:51:01</text:p>
          </table:table-cell>
          <table:table-cell table:formula="of:=TRUNC([.A602])" office:value-type="float" office:value="43764" calcext:value-type="float">
            <text:p>43764</text:p>
          </table:table-cell>
          <table:table-cell table:style-name="ce12" table:formula="of:=[.B602]-[.C602]" office:value-type="date" office:date-value="1899-12-30T15:51:00.65775132738" calcext:value-type="date">
            <text:p>12/30/99 03:51 PM</text:p>
          </table:table-cell>
          <table:table-cell table:formula="of:=MOD([.E601]-[.$E$2];[.$H$2])+1+[.$E$2]" office:value-type="float" office:value="220" calcext:value-type="float">
            <text:p>220</text:p>
          </table:table-cell>
          <table:table-cell table:formula="of:=MOD([.F601]+1/[.$H$2];5)" office:value-type="float" office:value="4.96666666666664" calcext:value-type="float">
            <text:p>4,96666666666664</text:p>
          </table:table-cell>
          <table:table-cell table:formula="of:=IF([.F602]&lt;0.000001;[.G601]+2+1/[.$H$2];[.G601]+1/[.$H$2])" office:value-type="float" office:value="19.9666666666668" calcext:value-type="float">
            <text:p>19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3]))" office:value-type="date" office:date-value="2019-10-27T15:44:39.618472" calcext:value-type="date">
            <text:p>2019-10-27 15:44:40</text:p>
          </table:table-cell>
          <table:table-cell table:style-name="ce7" table:formula="of:=[.A603]" office:value-type="date" office:date-value="2019-10-27T15:44:39.618472" calcext:value-type="date">
            <text:p>2019-10-27 15:44:40</text:p>
          </table:table-cell>
          <table:table-cell table:formula="of:=TRUNC([.A603])" office:value-type="float" office:value="43765" calcext:value-type="float">
            <text:p>43765</text:p>
          </table:table-cell>
          <table:table-cell table:style-name="ce12" table:formula="of:=[.B603]-[.C603]" office:value-type="date" office:date-value="1899-12-30T15:44:39.61847204715" calcext:value-type="date">
            <text:p>12/30/99 03:44 PM</text:p>
          </table:table-cell>
          <table:table-cell table:formula="of:=MOD([.E602]-[.$E$2];[.$H$2])+1+[.$E$2]" office:value-type="float" office:value="191" calcext:value-type="float">
            <text:p>191</text:p>
          </table:table-cell>
          <table:table-cell table:formula="of:=MOD([.F602]+1/[.$H$2];5)" office:value-type="float" office:value="4.99999999999997" calcext:value-type="float">
            <text:p>4,99999999999997</text:p>
          </table:table-cell>
          <table:table-cell table:formula="of:=IF([.F603]&lt;0.000001;[.G602]+2+1/[.$H$2];[.G602]+1/[.$H$2])" office:value-type="float" office:value="20.0000000000001" calcext:value-type="float">
            <text:p>20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4]))" office:value-type="date" office:date-value="2019-10-27T15:23:25.160666" calcext:value-type="date">
            <text:p>2019-10-27 15:23:25</text:p>
          </table:table-cell>
          <table:table-cell table:style-name="ce7" table:formula="of:=[.A604]" office:value-type="date" office:date-value="2019-10-27T15:23:25.160666" calcext:value-type="date">
            <text:p>2019-10-27 15:23:25</text:p>
          </table:table-cell>
          <table:table-cell table:formula="of:=TRUNC([.A604])" office:value-type="float" office:value="43765" calcext:value-type="float">
            <text:p>43765</text:p>
          </table:table-cell>
          <table:table-cell table:style-name="ce12" table:formula="of:=[.B604]-[.C604]" office:value-type="date" office:date-value="1899-12-30T15:23:25.16066628043" calcext:value-type="date">
            <text:p>12/30/99 03:23 PM</text:p>
          </table:table-cell>
          <table:table-cell table:formula="of:=MOD([.E603]-[.$E$2];[.$H$2])+1+[.$E$2]" office:value-type="float" office:value="192" calcext:value-type="float">
            <text:p>192</text:p>
          </table:table-cell>
          <table:table-cell table:formula="of:=MOD([.F603]+1/[.$H$2];5)" office:value-type="float" office:value="0.0333333333333012" calcext:value-type="float">
            <text:p>0,033333333333301</text:p>
          </table:table-cell>
          <table:table-cell table:formula="of:=IF([.F604]&lt;0.000001;[.G603]+2+1/[.$H$2];[.G603]+1/[.$H$2])" office:value-type="float" office:value="20.0333333333335" calcext:value-type="float">
            <text:p>20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5]))" office:value-type="date" office:date-value="2019-10-27T16:11:30.623399" calcext:value-type="date">
            <text:p>2019-10-27 16:11:31</text:p>
          </table:table-cell>
          <table:table-cell table:style-name="ce7" table:formula="of:=[.A605]" office:value-type="date" office:date-value="2019-10-27T16:11:30.623399" calcext:value-type="date">
            <text:p>2019-10-27 16:11:31</text:p>
          </table:table-cell>
          <table:table-cell table:formula="of:=TRUNC([.A605])" office:value-type="float" office:value="43765" calcext:value-type="float">
            <text:p>43765</text:p>
          </table:table-cell>
          <table:table-cell table:style-name="ce12" table:formula="of:=[.B605]-[.C605]" office:value-type="date" office:date-value="1899-12-30T16:11:30.62339938246" calcext:value-type="date">
            <text:p>12/30/99 04:11 PM</text:p>
          </table:table-cell>
          <table:table-cell table:formula="of:=MOD([.E604]-[.$E$2];[.$H$2])+1+[.$E$2]" office:value-type="float" office:value="193" calcext:value-type="float">
            <text:p>193</text:p>
          </table:table-cell>
          <table:table-cell table:formula="of:=MOD([.F604]+1/[.$H$2];5)" office:value-type="float" office:value="0.0666666666666346" calcext:value-type="float">
            <text:p>0,066666666666635</text:p>
          </table:table-cell>
          <table:table-cell table:formula="of:=IF([.F605]&lt;0.000001;[.G604]+2+1/[.$H$2];[.G604]+1/[.$H$2])" office:value-type="float" office:value="20.0666666666668" calcext:value-type="float">
            <text:p>20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6]))" office:value-type="date" office:date-value="2019-10-27T15:59:50.757965" calcext:value-type="date">
            <text:p>2019-10-27 15:59:51</text:p>
          </table:table-cell>
          <table:table-cell table:style-name="ce7" table:formula="of:=[.A606]" office:value-type="date" office:date-value="2019-10-27T15:59:50.757965" calcext:value-type="date">
            <text:p>2019-10-27 15:59:51</text:p>
          </table:table-cell>
          <table:table-cell table:formula="of:=TRUNC([.A606])" office:value-type="float" office:value="43765" calcext:value-type="float">
            <text:p>43765</text:p>
          </table:table-cell>
          <table:table-cell table:style-name="ce12" table:formula="of:=[.B606]-[.C606]" office:value-type="date" office:date-value="1899-12-30T15:59:50.75796520337" calcext:value-type="date">
            <text:p>12/30/99 03:59 PM</text:p>
          </table:table-cell>
          <table:table-cell table:formula="of:=MOD([.E605]-[.$E$2];[.$H$2])+1+[.$E$2]" office:value-type="float" office:value="194" calcext:value-type="float">
            <text:p>194</text:p>
          </table:table-cell>
          <table:table-cell table:formula="of:=MOD([.F605]+1/[.$H$2];5)" office:value-type="float" office:value="0.0999999999999679" calcext:value-type="float">
            <text:p>0,099999999999968</text:p>
          </table:table-cell>
          <table:table-cell table:formula="of:=IF([.F606]&lt;0.000001;[.G605]+2+1/[.$H$2];[.G605]+1/[.$H$2])" office:value-type="float" office:value="20.1000000000002" calcext:value-type="float">
            <text:p>20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7]))" office:value-type="date" office:date-value="2019-10-27T16:13:07.910658" calcext:value-type="date">
            <text:p>2019-10-27 16:13:08</text:p>
          </table:table-cell>
          <table:table-cell table:style-name="ce7" table:formula="of:=[.A607]" office:value-type="date" office:date-value="2019-10-27T16:13:07.910658" calcext:value-type="date">
            <text:p>2019-10-27 16:13:08</text:p>
          </table:table-cell>
          <table:table-cell table:formula="of:=TRUNC([.A607])" office:value-type="float" office:value="43765" calcext:value-type="float">
            <text:p>43765</text:p>
          </table:table-cell>
          <table:table-cell table:style-name="ce12" table:formula="of:=[.B607]-[.C607]" office:value-type="date" office:date-value="1899-12-30T16:13:07.9106577253" calcext:value-type="date">
            <text:p>12/30/99 04:13 PM</text:p>
          </table:table-cell>
          <table:table-cell table:formula="of:=MOD([.E606]-[.$E$2];[.$H$2])+1+[.$E$2]" office:value-type="float" office:value="195" calcext:value-type="float">
            <text:p>195</text:p>
          </table:table-cell>
          <table:table-cell table:formula="of:=MOD([.F606]+1/[.$H$2];5)" office:value-type="float" office:value="0.133333333333301" calcext:value-type="float">
            <text:p>0,133333333333301</text:p>
          </table:table-cell>
          <table:table-cell table:formula="of:=IF([.F607]&lt;0.000001;[.G606]+2+1/[.$H$2];[.G606]+1/[.$H$2])" office:value-type="float" office:value="20.1333333333335" calcext:value-type="float">
            <text:p>20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8]))" office:value-type="date" office:date-value="2019-10-27T16:02:00.791947" calcext:value-type="date">
            <text:p>2019-10-27 16:02:01</text:p>
          </table:table-cell>
          <table:table-cell table:style-name="ce7" table:formula="of:=[.A608]" office:value-type="date" office:date-value="2019-10-27T16:02:00.791947" calcext:value-type="date">
            <text:p>2019-10-27 16:02:01</text:p>
          </table:table-cell>
          <table:table-cell table:formula="of:=TRUNC([.A608])" office:value-type="float" office:value="43765" calcext:value-type="float">
            <text:p>43765</text:p>
          </table:table-cell>
          <table:table-cell table:style-name="ce12" table:formula="of:=[.B608]-[.C608]" office:value-type="date" office:date-value="1899-12-30T16:02:00.79194670077" calcext:value-type="date">
            <text:p>12/30/99 04:02 PM</text:p>
          </table:table-cell>
          <table:table-cell table:formula="of:=MOD([.E607]-[.$E$2];[.$H$2])+1+[.$E$2]" office:value-type="float" office:value="196" calcext:value-type="float">
            <text:p>196</text:p>
          </table:table-cell>
          <table:table-cell table:formula="of:=MOD([.F607]+1/[.$H$2];5)" office:value-type="float" office:value="0.166666666666635" calcext:value-type="float">
            <text:p>0,166666666666635</text:p>
          </table:table-cell>
          <table:table-cell table:formula="of:=IF([.F608]&lt;0.000001;[.G607]+2+1/[.$H$2];[.G607]+1/[.$H$2])" office:value-type="float" office:value="20.1666666666668" calcext:value-type="float">
            <text:p>20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9]))" office:value-type="date" office:date-value="2019-10-27T15:48:09.051355" calcext:value-type="date">
            <text:p>2019-10-27 15:48:09</text:p>
          </table:table-cell>
          <table:table-cell table:style-name="ce7" table:formula="of:=[.A609]" office:value-type="date" office:date-value="2019-10-27T15:48:09.051355" calcext:value-type="date">
            <text:p>2019-10-27 15:48:09</text:p>
          </table:table-cell>
          <table:table-cell table:formula="of:=TRUNC([.A609])" office:value-type="float" office:value="43765" calcext:value-type="float">
            <text:p>43765</text:p>
          </table:table-cell>
          <table:table-cell table:style-name="ce12" table:formula="of:=[.B609]-[.C609]" office:value-type="date" office:date-value="1899-12-30T15:48:09.05135525856" calcext:value-type="date">
            <text:p>12/30/99 03:48 PM</text:p>
          </table:table-cell>
          <table:table-cell table:formula="of:=MOD([.E608]-[.$E$2];[.$H$2])+1+[.$E$2]" office:value-type="float" office:value="197" calcext:value-type="float">
            <text:p>197</text:p>
          </table:table-cell>
          <table:table-cell table:formula="of:=MOD([.F608]+1/[.$H$2];5)" office:value-type="float" office:value="0.199999999999968" calcext:value-type="float">
            <text:p>0,199999999999968</text:p>
          </table:table-cell>
          <table:table-cell table:formula="of:=IF([.F609]&lt;0.000001;[.G608]+2+1/[.$H$2];[.G608]+1/[.$H$2])" office:value-type="float" office:value="20.2000000000002" calcext:value-type="float">
            <text:p>20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0]))" office:value-type="date" office:date-value="2019-10-27T16:11:57.852012" calcext:value-type="date">
            <text:p>2019-10-27 16:11:58</text:p>
          </table:table-cell>
          <table:table-cell table:style-name="ce7" table:formula="of:=[.A610]" office:value-type="date" office:date-value="2019-10-27T16:11:57.852012" calcext:value-type="date">
            <text:p>2019-10-27 16:11:58</text:p>
          </table:table-cell>
          <table:table-cell table:formula="of:=TRUNC([.A610])" office:value-type="float" office:value="43765" calcext:value-type="float">
            <text:p>43765</text:p>
          </table:table-cell>
          <table:table-cell table:style-name="ce12" table:formula="of:=[.B610]-[.C610]" office:value-type="date" office:date-value="1899-12-30T16:11:57.8520122543" calcext:value-type="date">
            <text:p>12/30/99 04:11 PM</text:p>
          </table:table-cell>
          <table:table-cell table:formula="of:=MOD([.E609]-[.$E$2];[.$H$2])+1+[.$E$2]" office:value-type="float" office:value="198" calcext:value-type="float">
            <text:p>198</text:p>
          </table:table-cell>
          <table:table-cell table:formula="of:=MOD([.F609]+1/[.$H$2];5)" office:value-type="float" office:value="0.233333333333301" calcext:value-type="float">
            <text:p>0,233333333333301</text:p>
          </table:table-cell>
          <table:table-cell table:formula="of:=IF([.F610]&lt;0.000001;[.G609]+2+1/[.$H$2];[.G609]+1/[.$H$2])" office:value-type="float" office:value="20.2333333333335" calcext:value-type="float">
            <text:p>20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1]))" office:value-type="date" office:date-value="2019-10-27T16:00:05.737787" calcext:value-type="date">
            <text:p>2019-10-27 16:00:06</text:p>
          </table:table-cell>
          <table:table-cell table:style-name="ce7" table:formula="of:=[.A611]" office:value-type="date" office:date-value="2019-10-27T16:00:05.737787" calcext:value-type="date">
            <text:p>2019-10-27 16:00:06</text:p>
          </table:table-cell>
          <table:table-cell table:formula="of:=TRUNC([.A611])" office:value-type="float" office:value="43765" calcext:value-type="float">
            <text:p>43765</text:p>
          </table:table-cell>
          <table:table-cell table:style-name="ce12" table:formula="of:=[.B611]-[.C611]" office:value-type="date" office:date-value="1899-12-30T16:00:05.73778676335" calcext:value-type="date">
            <text:p>12/30/99 04:00 PM</text:p>
          </table:table-cell>
          <table:table-cell table:formula="of:=MOD([.E610]-[.$E$2];[.$H$2])+1+[.$E$2]" office:value-type="float" office:value="199" calcext:value-type="float">
            <text:p>199</text:p>
          </table:table-cell>
          <table:table-cell table:formula="of:=MOD([.F610]+1/[.$H$2];5)" office:value-type="float" office:value="0.266666666666634" calcext:value-type="float">
            <text:p>0,266666666666634</text:p>
          </table:table-cell>
          <table:table-cell table:formula="of:=IF([.F611]&lt;0.000001;[.G610]+2+1/[.$H$2];[.G610]+1/[.$H$2])" office:value-type="float" office:value="20.2666666666668" calcext:value-type="float">
            <text:p>20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2]))" office:value-type="date" office:date-value="2019-10-27T15:53:25.271273" calcext:value-type="date">
            <text:p>2019-10-27 15:53:25</text:p>
          </table:table-cell>
          <table:table-cell table:style-name="ce7" table:formula="of:=[.A612]" office:value-type="date" office:date-value="2019-10-27T15:53:25.271273" calcext:value-type="date">
            <text:p>2019-10-27 15:53:25</text:p>
          </table:table-cell>
          <table:table-cell table:formula="of:=TRUNC([.A612])" office:value-type="float" office:value="43765" calcext:value-type="float">
            <text:p>43765</text:p>
          </table:table-cell>
          <table:table-cell table:style-name="ce12" table:formula="of:=[.B612]-[.C612]" office:value-type="date" office:date-value="1899-12-30T15:53:25.27127303649" calcext:value-type="date">
            <text:p>12/30/99 03:53 PM</text:p>
          </table:table-cell>
          <table:table-cell table:formula="of:=MOD([.E611]-[.$E$2];[.$H$2])+1+[.$E$2]" office:value-type="float" office:value="200" calcext:value-type="float">
            <text:p>200</text:p>
          </table:table-cell>
          <table:table-cell table:formula="of:=MOD([.F611]+1/[.$H$2];5)" office:value-type="float" office:value="0.299999999999968" calcext:value-type="float">
            <text:p>0,299999999999968</text:p>
          </table:table-cell>
          <table:table-cell table:formula="of:=IF([.F612]&lt;0.000001;[.G611]+2+1/[.$H$2];[.G611]+1/[.$H$2])" office:value-type="float" office:value="20.3000000000002" calcext:value-type="float">
            <text:p>20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3]))" office:value-type="date" office:date-value="2019-10-27T16:07:31.688203" calcext:value-type="date">
            <text:p>2019-10-27 16:07:32</text:p>
          </table:table-cell>
          <table:table-cell table:style-name="ce7" table:formula="of:=[.A613]" office:value-type="date" office:date-value="2019-10-27T16:07:31.688203" calcext:value-type="date">
            <text:p>2019-10-27 16:07:32</text:p>
          </table:table-cell>
          <table:table-cell table:formula="of:=TRUNC([.A613])" office:value-type="float" office:value="43765" calcext:value-type="float">
            <text:p>43765</text:p>
          </table:table-cell>
          <table:table-cell table:style-name="ce12" table:formula="of:=[.B613]-[.C613]" office:value-type="date" office:date-value="1899-12-30T16:07:31.68820309918" calcext:value-type="date">
            <text:p>12/30/99 04:07 PM</text:p>
          </table:table-cell>
          <table:table-cell table:formula="of:=MOD([.E612]-[.$E$2];[.$H$2])+1+[.$E$2]" office:value-type="float" office:value="201" calcext:value-type="float">
            <text:p>201</text:p>
          </table:table-cell>
          <table:table-cell table:formula="of:=MOD([.F612]+1/[.$H$2];5)" office:value-type="float" office:value="0.333333333333301" calcext:value-type="float">
            <text:p>0,333333333333301</text:p>
          </table:table-cell>
          <table:table-cell table:formula="of:=IF([.F613]&lt;0.000001;[.G612]+2+1/[.$H$2];[.G612]+1/[.$H$2])" office:value-type="float" office:value="20.3333333333335" calcext:value-type="float">
            <text:p>20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4]))" office:value-type="date" office:date-value="2019-10-27T15:47:15.971429" calcext:value-type="date">
            <text:p>2019-10-27 15:47:16</text:p>
          </table:table-cell>
          <table:table-cell table:style-name="ce7" table:formula="of:=[.A614]" office:value-type="date" office:date-value="2019-10-27T15:47:15.971429" calcext:value-type="date">
            <text:p>2019-10-27 15:47:16</text:p>
          </table:table-cell>
          <table:table-cell table:formula="of:=TRUNC([.A614])" office:value-type="float" office:value="43765" calcext:value-type="float">
            <text:p>43765</text:p>
          </table:table-cell>
          <table:table-cell table:style-name="ce12" table:formula="of:=[.B614]-[.C614]" office:value-type="date" office:date-value="1899-12-30T15:47:15.9714291757" calcext:value-type="date">
            <text:p>12/30/99 03:47 PM</text:p>
          </table:table-cell>
          <table:table-cell table:formula="of:=MOD([.E613]-[.$E$2];[.$H$2])+1+[.$E$2]" office:value-type="float" office:value="202" calcext:value-type="float">
            <text:p>202</text:p>
          </table:table-cell>
          <table:table-cell table:formula="of:=MOD([.F613]+1/[.$H$2];5)" office:value-type="float" office:value="0.366666666666634" calcext:value-type="float">
            <text:p>0,366666666666634</text:p>
          </table:table-cell>
          <table:table-cell table:formula="of:=IF([.F614]&lt;0.000001;[.G613]+2+1/[.$H$2];[.G613]+1/[.$H$2])" office:value-type="float" office:value="20.3666666666668" calcext:value-type="float">
            <text:p>20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5]))" office:value-type="date" office:date-value="2019-10-27T15:38:55.607257" calcext:value-type="date">
            <text:p>2019-10-27 15:38:56</text:p>
          </table:table-cell>
          <table:table-cell table:style-name="ce7" table:formula="of:=[.A615]" office:value-type="date" office:date-value="2019-10-27T15:38:55.607257" calcext:value-type="date">
            <text:p>2019-10-27 15:38:56</text:p>
          </table:table-cell>
          <table:table-cell table:formula="of:=TRUNC([.A615])" office:value-type="float" office:value="43765" calcext:value-type="float">
            <text:p>43765</text:p>
          </table:table-cell>
          <table:table-cell table:style-name="ce12" table:formula="of:=[.B615]-[.C615]" office:value-type="date" office:date-value="1899-12-30T15:38:55.60725711286" calcext:value-type="date">
            <text:p>12/30/99 03:38 PM</text:p>
          </table:table-cell>
          <table:table-cell table:formula="of:=MOD([.E614]-[.$E$2];[.$H$2])+1+[.$E$2]" office:value-type="float" office:value="203" calcext:value-type="float">
            <text:p>203</text:p>
          </table:table-cell>
          <table:table-cell table:formula="of:=MOD([.F614]+1/[.$H$2];5)" office:value-type="float" office:value="0.399999999999968" calcext:value-type="float">
            <text:p>0,399999999999968</text:p>
          </table:table-cell>
          <table:table-cell table:formula="of:=IF([.F615]&lt;0.000001;[.G614]+2+1/[.$H$2];[.G614]+1/[.$H$2])" office:value-type="float" office:value="20.4000000000002" calcext:value-type="float">
            <text:p>20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6]))" office:value-type="date" office:date-value="2019-10-27T16:18:36.984786" calcext:value-type="date">
            <text:p>2019-10-27 16:18:37</text:p>
          </table:table-cell>
          <table:table-cell table:style-name="ce7" table:formula="of:=[.A616]" office:value-type="date" office:date-value="2019-10-27T16:18:36.984786" calcext:value-type="date">
            <text:p>2019-10-27 16:18:37</text:p>
          </table:table-cell>
          <table:table-cell table:formula="of:=TRUNC([.A616])" office:value-type="float" office:value="43765" calcext:value-type="float">
            <text:p>43765</text:p>
          </table:table-cell>
          <table:table-cell table:style-name="ce12" table:formula="of:=[.B616]-[.C616]" office:value-type="date" office:date-value="1899-12-30T16:18:36.98478623293" calcext:value-type="date">
            <text:p>12/30/99 04:18 PM</text:p>
          </table:table-cell>
          <table:table-cell table:formula="of:=MOD([.E615]-[.$E$2];[.$H$2])+1+[.$E$2]" office:value-type="float" office:value="204" calcext:value-type="float">
            <text:p>204</text:p>
          </table:table-cell>
          <table:table-cell table:formula="of:=MOD([.F615]+1/[.$H$2];5)" office:value-type="float" office:value="0.433333333333301" calcext:value-type="float">
            <text:p>0,433333333333301</text:p>
          </table:table-cell>
          <table:table-cell table:formula="of:=IF([.F616]&lt;0.000001;[.G615]+2+1/[.$H$2];[.G615]+1/[.$H$2])" office:value-type="float" office:value="20.4333333333335" calcext:value-type="float">
            <text:p>20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7]))" office:value-type="date" office:date-value="2019-10-27T16:04:09.569022" calcext:value-type="date">
            <text:p>2019-10-27 16:04:10</text:p>
          </table:table-cell>
          <table:table-cell table:style-name="ce7" table:formula="of:=[.A617]" office:value-type="date" office:date-value="2019-10-27T16:04:09.569022" calcext:value-type="date">
            <text:p>2019-10-27 16:04:10</text:p>
          </table:table-cell>
          <table:table-cell table:formula="of:=TRUNC([.A617])" office:value-type="float" office:value="43765" calcext:value-type="float">
            <text:p>43765</text:p>
          </table:table-cell>
          <table:table-cell table:style-name="ce12" table:formula="of:=[.B617]-[.C617]" office:value-type="date" office:date-value="1899-12-30T16:04:09.56902179401" calcext:value-type="date">
            <text:p>12/30/99 04:04 PM</text:p>
          </table:table-cell>
          <table:table-cell table:formula="of:=MOD([.E616]-[.$E$2];[.$H$2])+1+[.$E$2]" office:value-type="float" office:value="205" calcext:value-type="float">
            <text:p>205</text:p>
          </table:table-cell>
          <table:table-cell table:formula="of:=MOD([.F616]+1/[.$H$2];5)" office:value-type="float" office:value="0.466666666666634" calcext:value-type="float">
            <text:p>0,466666666666634</text:p>
          </table:table-cell>
          <table:table-cell table:formula="of:=IF([.F617]&lt;0.000001;[.G616]+2+1/[.$H$2];[.G616]+1/[.$H$2])" office:value-type="float" office:value="20.4666666666668" calcext:value-type="float">
            <text:p>20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8]))" office:value-type="date" office:date-value="2019-10-27T16:01:33.537871" calcext:value-type="date">
            <text:p>2019-10-27 16:01:34</text:p>
          </table:table-cell>
          <table:table-cell table:style-name="ce7" table:formula="of:=[.A618]" office:value-type="date" office:date-value="2019-10-27T16:01:33.537871" calcext:value-type="date">
            <text:p>2019-10-27 16:01:34</text:p>
          </table:table-cell>
          <table:table-cell table:formula="of:=TRUNC([.A618])" office:value-type="float" office:value="43765" calcext:value-type="float">
            <text:p>43765</text:p>
          </table:table-cell>
          <table:table-cell table:style-name="ce12" table:formula="of:=[.B618]-[.C618]" office:value-type="date" office:date-value="1899-12-30T16:01:33.53787065484" calcext:value-type="date">
            <text:p>12/30/99 04:01 PM</text:p>
          </table:table-cell>
          <table:table-cell table:formula="of:=MOD([.E617]-[.$E$2];[.$H$2])+1+[.$E$2]" office:value-type="float" office:value="206" calcext:value-type="float">
            <text:p>206</text:p>
          </table:table-cell>
          <table:table-cell table:formula="of:=MOD([.F617]+1/[.$H$2];5)" office:value-type="float" office:value="0.499999999999968" calcext:value-type="float">
            <text:p>0,499999999999968</text:p>
          </table:table-cell>
          <table:table-cell table:formula="of:=IF([.F618]&lt;0.000001;[.G617]+2+1/[.$H$2];[.G617]+1/[.$H$2])" office:value-type="float" office:value="20.5000000000002" calcext:value-type="float">
            <text:p>20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9]))" office:value-type="date" office:date-value="2019-10-27T15:43:59.297653" calcext:value-type="date">
            <text:p>2019-10-27 15:43:59</text:p>
          </table:table-cell>
          <table:table-cell table:style-name="ce7" table:formula="of:=[.A619]" office:value-type="date" office:date-value="2019-10-27T15:43:59.297653" calcext:value-type="date">
            <text:p>2019-10-27 15:43:59</text:p>
          </table:table-cell>
          <table:table-cell table:formula="of:=TRUNC([.A619])" office:value-type="float" office:value="43765" calcext:value-type="float">
            <text:p>43765</text:p>
          </table:table-cell>
          <table:table-cell table:style-name="ce12" table:formula="of:=[.B619]-[.C619]" office:value-type="date" office:date-value="1899-12-30T15:43:59.29765310604" calcext:value-type="date">
            <text:p>12/30/99 03:43 PM</text:p>
          </table:table-cell>
          <table:table-cell table:formula="of:=MOD([.E618]-[.$E$2];[.$H$2])+1+[.$E$2]" office:value-type="float" office:value="207" calcext:value-type="float">
            <text:p>207</text:p>
          </table:table-cell>
          <table:table-cell table:formula="of:=MOD([.F618]+1/[.$H$2];5)" office:value-type="float" office:value="0.533333333333301" calcext:value-type="float">
            <text:p>0,533333333333301</text:p>
          </table:table-cell>
          <table:table-cell table:formula="of:=IF([.F619]&lt;0.000001;[.G618]+2+1/[.$H$2];[.G618]+1/[.$H$2])" office:value-type="float" office:value="20.5333333333335" calcext:value-type="float">
            <text:p>20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0]))" office:value-type="date" office:date-value="2019-10-27T16:07:46.60579" calcext:value-type="date">
            <text:p>2019-10-27 16:07:47</text:p>
          </table:table-cell>
          <table:table-cell table:style-name="ce7" table:formula="of:=[.A620]" office:value-type="date" office:date-value="2019-10-27T16:07:46.60579" calcext:value-type="date">
            <text:p>2019-10-27 16:07:47</text:p>
          </table:table-cell>
          <table:table-cell table:formula="of:=TRUNC([.A620])" office:value-type="float" office:value="43765" calcext:value-type="float">
            <text:p>43765</text:p>
          </table:table-cell>
          <table:table-cell table:style-name="ce12" table:formula="of:=[.B620]-[.C620]" office:value-type="date" office:date-value="1899-12-30T16:07:46.60578965675" calcext:value-type="date">
            <text:p>12/30/99 04:07 PM</text:p>
          </table:table-cell>
          <table:table-cell table:formula="of:=MOD([.E619]-[.$E$2];[.$H$2])+1+[.$E$2]" office:value-type="float" office:value="208" calcext:value-type="float">
            <text:p>208</text:p>
          </table:table-cell>
          <table:table-cell table:formula="of:=MOD([.F619]+1/[.$H$2];5)" office:value-type="float" office:value="0.566666666666634" calcext:value-type="float">
            <text:p>0,566666666666634</text:p>
          </table:table-cell>
          <table:table-cell table:formula="of:=IF([.F620]&lt;0.000001;[.G619]+2+1/[.$H$2];[.G619]+1/[.$H$2])" office:value-type="float" office:value="20.5666666666668" calcext:value-type="float">
            <text:p>20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1]))" office:value-type="date" office:date-value="2019-10-27T16:01:02.660999" calcext:value-type="date">
            <text:p>2019-10-27 16:01:03</text:p>
          </table:table-cell>
          <table:table-cell table:style-name="ce7" table:formula="of:=[.A621]" office:value-type="date" office:date-value="2019-10-27T16:01:02.660999" calcext:value-type="date">
            <text:p>2019-10-27 16:01:03</text:p>
          </table:table-cell>
          <table:table-cell table:formula="of:=TRUNC([.A621])" office:value-type="float" office:value="43765" calcext:value-type="float">
            <text:p>43765</text:p>
          </table:table-cell>
          <table:table-cell table:style-name="ce12" table:formula="of:=[.B621]-[.C621]" office:value-type="date" office:date-value="1899-12-30T16:01:02.66099943314" calcext:value-type="date">
            <text:p>12/30/99 04:01 PM</text:p>
          </table:table-cell>
          <table:table-cell table:formula="of:=MOD([.E620]-[.$E$2];[.$H$2])+1+[.$E$2]" office:value-type="float" office:value="209" calcext:value-type="float">
            <text:p>209</text:p>
          </table:table-cell>
          <table:table-cell table:formula="of:=MOD([.F620]+1/[.$H$2];5)" office:value-type="float" office:value="0.599999999999968" calcext:value-type="float">
            <text:p>0,599999999999968</text:p>
          </table:table-cell>
          <table:table-cell table:formula="of:=IF([.F621]&lt;0.000001;[.G620]+2+1/[.$H$2];[.G620]+1/[.$H$2])" office:value-type="float" office:value="20.6000000000002" calcext:value-type="float">
            <text:p>20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2]))" office:value-type="date" office:date-value="2019-10-27T16:03:41.660101" calcext:value-type="date">
            <text:p>2019-10-27 16:03:42</text:p>
          </table:table-cell>
          <table:table-cell table:style-name="ce7" table:formula="of:=[.A622]" office:value-type="date" office:date-value="2019-10-27T16:03:41.660101" calcext:value-type="date">
            <text:p>2019-10-27 16:03:42</text:p>
          </table:table-cell>
          <table:table-cell table:formula="of:=TRUNC([.A622])" office:value-type="float" office:value="43765" calcext:value-type="float">
            <text:p>43765</text:p>
          </table:table-cell>
          <table:table-cell table:style-name="ce12" table:formula="of:=[.B622]-[.C622]" office:value-type="date" office:date-value="1899-12-30T16:03:41.66010055225" calcext:value-type="date">
            <text:p>12/30/99 04:03 PM</text:p>
          </table:table-cell>
          <table:table-cell table:formula="of:=MOD([.E621]-[.$E$2];[.$H$2])+1+[.$E$2]" office:value-type="float" office:value="210" calcext:value-type="float">
            <text:p>210</text:p>
          </table:table-cell>
          <table:table-cell table:formula="of:=MOD([.F621]+1/[.$H$2];5)" office:value-type="float" office:value="0.633333333333301" calcext:value-type="float">
            <text:p>0,633333333333301</text:p>
          </table:table-cell>
          <table:table-cell table:formula="of:=IF([.F622]&lt;0.000001;[.G621]+2+1/[.$H$2];[.G621]+1/[.$H$2])" office:value-type="float" office:value="20.6333333333335" calcext:value-type="float">
            <text:p>20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3]))" office:value-type="date" office:date-value="2019-10-27T16:10:45.989326" calcext:value-type="date">
            <text:p>2019-10-27 16:10:46</text:p>
          </table:table-cell>
          <table:table-cell table:style-name="ce7" table:formula="of:=[.A623]" office:value-type="date" office:date-value="2019-10-27T16:10:45.989326" calcext:value-type="date">
            <text:p>2019-10-27 16:10:46</text:p>
          </table:table-cell>
          <table:table-cell table:formula="of:=TRUNC([.A623])" office:value-type="float" office:value="43765" calcext:value-type="float">
            <text:p>43765</text:p>
          </table:table-cell>
          <table:table-cell table:style-name="ce12" table:formula="of:=[.B623]-[.C623]" office:value-type="date" office:date-value="1899-12-30T16:10:45.98932620138" calcext:value-type="date">
            <text:p>12/30/99 04:10 PM</text:p>
          </table:table-cell>
          <table:table-cell table:formula="of:=MOD([.E622]-[.$E$2];[.$H$2])+1+[.$E$2]" office:value-type="float" office:value="211" calcext:value-type="float">
            <text:p>211</text:p>
          </table:table-cell>
          <table:table-cell table:formula="of:=MOD([.F622]+1/[.$H$2];5)" office:value-type="float" office:value="0.666666666666634" calcext:value-type="float">
            <text:p>0,666666666666634</text:p>
          </table:table-cell>
          <table:table-cell table:formula="of:=IF([.F623]&lt;0.000001;[.G622]+2+1/[.$H$2];[.G622]+1/[.$H$2])" office:value-type="float" office:value="20.6666666666668" calcext:value-type="float">
            <text:p>20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4]))" office:value-type="date" office:date-value="2019-10-27T16:00:54.980812" calcext:value-type="date">
            <text:p>2019-10-27 16:00:55</text:p>
          </table:table-cell>
          <table:table-cell table:style-name="ce7" table:formula="of:=[.A624]" office:value-type="date" office:date-value="2019-10-27T16:00:54.980812" calcext:value-type="date">
            <text:p>2019-10-27 16:00:55</text:p>
          </table:table-cell>
          <table:table-cell table:formula="of:=TRUNC([.A624])" office:value-type="float" office:value="43765" calcext:value-type="float">
            <text:p>43765</text:p>
          </table:table-cell>
          <table:table-cell table:style-name="ce12" table:formula="of:=[.B624]-[.C624]" office:value-type="date" office:date-value="1899-12-30T16:00:54.98081201222" calcext:value-type="date">
            <text:p>12/30/99 04:00 PM</text:p>
          </table:table-cell>
          <table:table-cell table:formula="of:=MOD([.E623]-[.$E$2];[.$H$2])+1+[.$E$2]" office:value-type="float" office:value="212" calcext:value-type="float">
            <text:p>212</text:p>
          </table:table-cell>
          <table:table-cell table:formula="of:=MOD([.F623]+1/[.$H$2];5)" office:value-type="float" office:value="0.699999999999968" calcext:value-type="float">
            <text:p>0,699999999999968</text:p>
          </table:table-cell>
          <table:table-cell table:formula="of:=IF([.F624]&lt;0.000001;[.G623]+2+1/[.$H$2];[.G623]+1/[.$H$2])" office:value-type="float" office:value="20.7000000000002" calcext:value-type="float">
            <text:p>20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5]))" office:value-type="date" office:date-value="2019-10-27T15:40:01.365437" calcext:value-type="date">
            <text:p>2019-10-27 15:40:01</text:p>
          </table:table-cell>
          <table:table-cell table:style-name="ce7" table:formula="of:=[.A625]" office:value-type="date" office:date-value="2019-10-27T15:40:01.365437" calcext:value-type="date">
            <text:p>2019-10-27 15:40:01</text:p>
          </table:table-cell>
          <table:table-cell table:formula="of:=TRUNC([.A625])" office:value-type="float" office:value="43765" calcext:value-type="float">
            <text:p>43765</text:p>
          </table:table-cell>
          <table:table-cell table:style-name="ce12" table:formula="of:=[.B625]-[.C625]" office:value-type="date" office:date-value="1899-12-30T15:40:01.36543682311" calcext:value-type="date">
            <text:p>12/30/99 03:40 PM</text:p>
          </table:table-cell>
          <table:table-cell table:formula="of:=MOD([.E624]-[.$E$2];[.$H$2])+1+[.$E$2]" office:value-type="float" office:value="213" calcext:value-type="float">
            <text:p>213</text:p>
          </table:table-cell>
          <table:table-cell table:formula="of:=MOD([.F624]+1/[.$H$2];5)" office:value-type="float" office:value="0.733333333333301" calcext:value-type="float">
            <text:p>0,733333333333301</text:p>
          </table:table-cell>
          <table:table-cell table:formula="of:=IF([.F625]&lt;0.000001;[.G624]+2+1/[.$H$2];[.G624]+1/[.$H$2])" office:value-type="float" office:value="20.7333333333335" calcext:value-type="float">
            <text:p>20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6]))" office:value-type="date" office:date-value="2019-10-27T16:11:37.826698" calcext:value-type="date">
            <text:p>2019-10-27 16:11:38</text:p>
          </table:table-cell>
          <table:table-cell table:style-name="ce7" table:formula="of:=[.A626]" office:value-type="date" office:date-value="2019-10-27T16:11:37.826698" calcext:value-type="date">
            <text:p>2019-10-27 16:11:38</text:p>
          </table:table-cell>
          <table:table-cell table:formula="of:=TRUNC([.A626])" office:value-type="float" office:value="43765" calcext:value-type="float">
            <text:p>43765</text:p>
          </table:table-cell>
          <table:table-cell table:style-name="ce12" table:formula="of:=[.B626]-[.C626]" office:value-type="date" office:date-value="1899-12-30T16:11:37.82669779379" calcext:value-type="date">
            <text:p>12/30/99 04:11 PM</text:p>
          </table:table-cell>
          <table:table-cell table:formula="of:=MOD([.E625]-[.$E$2];[.$H$2])+1+[.$E$2]" office:value-type="float" office:value="214" calcext:value-type="float">
            <text:p>214</text:p>
          </table:table-cell>
          <table:table-cell table:formula="of:=MOD([.F625]+1/[.$H$2];5)" office:value-type="float" office:value="0.766666666666634" calcext:value-type="float">
            <text:p>0,766666666666634</text:p>
          </table:table-cell>
          <table:table-cell table:formula="of:=IF([.F626]&lt;0.000001;[.G625]+2+1/[.$H$2];[.G625]+1/[.$H$2])" office:value-type="float" office:value="20.7666666666669" calcext:value-type="float">
            <text:p>20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7]))" office:value-type="date" office:date-value="2019-10-27T15:51:08.041551" calcext:value-type="date">
            <text:p>2019-10-27 15:51:08</text:p>
          </table:table-cell>
          <table:table-cell table:style-name="ce7" table:formula="of:=[.A627]" office:value-type="date" office:date-value="2019-10-27T15:51:08.041551" calcext:value-type="date">
            <text:p>2019-10-27 15:51:08</text:p>
          </table:table-cell>
          <table:table-cell table:formula="of:=TRUNC([.A627])" office:value-type="float" office:value="43765" calcext:value-type="float">
            <text:p>43765</text:p>
          </table:table-cell>
          <table:table-cell table:style-name="ce12" table:formula="of:=[.B627]-[.C627]" office:value-type="date" office:date-value="1899-12-30T15:51:08.04155129939" calcext:value-type="date">
            <text:p>12/30/99 03:51 PM</text:p>
          </table:table-cell>
          <table:table-cell table:formula="of:=MOD([.E626]-[.$E$2];[.$H$2])+1+[.$E$2]" office:value-type="float" office:value="215" calcext:value-type="float">
            <text:p>215</text:p>
          </table:table-cell>
          <table:table-cell table:formula="of:=MOD([.F626]+1/[.$H$2];5)" office:value-type="float" office:value="0.799999999999968" calcext:value-type="float">
            <text:p>0,799999999999968</text:p>
          </table:table-cell>
          <table:table-cell table:formula="of:=IF([.F627]&lt;0.000001;[.G626]+2+1/[.$H$2];[.G626]+1/[.$H$2])" office:value-type="float" office:value="20.8000000000002" calcext:value-type="float">
            <text:p>20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8]))" office:value-type="date" office:date-value="2019-10-27T16:23:57.117063" calcext:value-type="date">
            <text:p>2019-10-27 16:23:57</text:p>
          </table:table-cell>
          <table:table-cell table:style-name="ce7" table:formula="of:=[.A628]" office:value-type="date" office:date-value="2019-10-27T16:23:57.117063" calcext:value-type="date">
            <text:p>2019-10-27 16:23:57</text:p>
          </table:table-cell>
          <table:table-cell table:formula="of:=TRUNC([.A628])" office:value-type="float" office:value="43765" calcext:value-type="float">
            <text:p>43765</text:p>
          </table:table-cell>
          <table:table-cell table:style-name="ce12" table:formula="of:=[.B628]-[.C628]" office:value-type="date" office:date-value="1899-12-30T16:23:57.11706271861" calcext:value-type="date">
            <text:p>12/30/99 04:23 PM</text:p>
          </table:table-cell>
          <table:table-cell table:formula="of:=MOD([.E627]-[.$E$2];[.$H$2])+1+[.$E$2]" office:value-type="float" office:value="216" calcext:value-type="float">
            <text:p>216</text:p>
          </table:table-cell>
          <table:table-cell table:formula="of:=MOD([.F627]+1/[.$H$2];5)" office:value-type="float" office:value="0.833333333333301" calcext:value-type="float">
            <text:p>0,833333333333301</text:p>
          </table:table-cell>
          <table:table-cell table:formula="of:=IF([.F628]&lt;0.000001;[.G627]+2+1/[.$H$2];[.G627]+1/[.$H$2])" office:value-type="float" office:value="20.8333333333335" calcext:value-type="float">
            <text:p>20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9]))" office:value-type="date" office:date-value="2019-10-27T16:03:51.157443" calcext:value-type="date">
            <text:p>2019-10-27 16:03:51</text:p>
          </table:table-cell>
          <table:table-cell table:style-name="ce7" table:formula="of:=[.A629]" office:value-type="date" office:date-value="2019-10-27T16:03:51.157443" calcext:value-type="date">
            <text:p>2019-10-27 16:03:51</text:p>
          </table:table-cell>
          <table:table-cell table:formula="of:=TRUNC([.A629])" office:value-type="float" office:value="43765" calcext:value-type="float">
            <text:p>43765</text:p>
          </table:table-cell>
          <table:table-cell table:style-name="ce12" table:formula="of:=[.B629]-[.C629]" office:value-type="date" office:date-value="1899-12-30T16:03:51.15744329989" calcext:value-type="date">
            <text:p>12/30/99 04:03 PM</text:p>
          </table:table-cell>
          <table:table-cell table:formula="of:=MOD([.E628]-[.$E$2];[.$H$2])+1+[.$E$2]" office:value-type="float" office:value="217" calcext:value-type="float">
            <text:p>217</text:p>
          </table:table-cell>
          <table:table-cell table:formula="of:=MOD([.F628]+1/[.$H$2];5)" office:value-type="float" office:value="0.866666666666634" calcext:value-type="float">
            <text:p>0,866666666666634</text:p>
          </table:table-cell>
          <table:table-cell table:formula="of:=IF([.F629]&lt;0.000001;[.G628]+2+1/[.$H$2];[.G628]+1/[.$H$2])" office:value-type="float" office:value="20.8666666666669" calcext:value-type="float">
            <text:p>20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0]))" office:value-type="date" office:date-value="2019-10-27T15:23:32.211904" calcext:value-type="date">
            <text:p>2019-10-27 15:23:32</text:p>
          </table:table-cell>
          <table:table-cell table:style-name="ce7" table:formula="of:=[.A630]" office:value-type="date" office:date-value="2019-10-27T15:23:32.211904" calcext:value-type="date">
            <text:p>2019-10-27 15:23:32</text:p>
          </table:table-cell>
          <table:table-cell table:formula="of:=TRUNC([.A630])" office:value-type="float" office:value="43765" calcext:value-type="float">
            <text:p>43765</text:p>
          </table:table-cell>
          <table:table-cell table:style-name="ce12" table:formula="of:=[.B630]-[.C630]" office:value-type="date" office:date-value="1899-12-30T15:23:32.21190355718" calcext:value-type="date">
            <text:p>12/30/99 03:23 PM</text:p>
          </table:table-cell>
          <table:table-cell table:formula="of:=MOD([.E629]-[.$E$2];[.$H$2])+1+[.$E$2]" office:value-type="float" office:value="218" calcext:value-type="float">
            <text:p>218</text:p>
          </table:table-cell>
          <table:table-cell table:formula="of:=MOD([.F629]+1/[.$H$2];5)" office:value-type="float" office:value="0.899999999999968" calcext:value-type="float">
            <text:p>0,899999999999968</text:p>
          </table:table-cell>
          <table:table-cell table:formula="of:=IF([.F630]&lt;0.000001;[.G629]+2+1/[.$H$2];[.G629]+1/[.$H$2])" office:value-type="float" office:value="20.9000000000002" calcext:value-type="float">
            <text:p>20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1]))" office:value-type="date" office:date-value="2019-10-27T15:53:03.972315" calcext:value-type="date">
            <text:p>2019-10-27 15:53:04</text:p>
          </table:table-cell>
          <table:table-cell table:style-name="ce7" table:formula="of:=[.A631]" office:value-type="date" office:date-value="2019-10-27T15:53:03.972315" calcext:value-type="date">
            <text:p>2019-10-27 15:53:04</text:p>
          </table:table-cell>
          <table:table-cell table:formula="of:=TRUNC([.A631])" office:value-type="float" office:value="43765" calcext:value-type="float">
            <text:p>43765</text:p>
          </table:table-cell>
          <table:table-cell table:style-name="ce12" table:formula="of:=[.B631]-[.C631]" office:value-type="date" office:date-value="1899-12-30T15:53:03.97231518757" calcext:value-type="date">
            <text:p>12/30/99 03:53 PM</text:p>
          </table:table-cell>
          <table:table-cell table:formula="of:=MOD([.E630]-[.$E$2];[.$H$2])+1+[.$E$2]" office:value-type="float" office:value="219" calcext:value-type="float">
            <text:p>219</text:p>
          </table:table-cell>
          <table:table-cell table:formula="of:=MOD([.F630]+1/[.$H$2];5)" office:value-type="float" office:value="0.933333333333301" calcext:value-type="float">
            <text:p>0,933333333333301</text:p>
          </table:table-cell>
          <table:table-cell table:formula="of:=IF([.F631]&lt;0.000001;[.G630]+2+1/[.$H$2];[.G630]+1/[.$H$2])" office:value-type="float" office:value="20.9333333333335" calcext:value-type="float">
            <text:p>20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2]))" office:value-type="date" office:date-value="2019-10-27T15:56:10.067942" calcext:value-type="date">
            <text:p>2019-10-27 15:56:10</text:p>
          </table:table-cell>
          <table:table-cell table:style-name="ce7" table:formula="of:=[.A632]" office:value-type="date" office:date-value="2019-10-27T15:56:10.067942" calcext:value-type="date">
            <text:p>2019-10-27 15:56:10</text:p>
          </table:table-cell>
          <table:table-cell table:formula="of:=TRUNC([.A632])" office:value-type="float" office:value="43765" calcext:value-type="float">
            <text:p>43765</text:p>
          </table:table-cell>
          <table:table-cell table:style-name="ce12" table:formula="of:=[.B632]-[.C632]" office:value-type="date" office:date-value="1899-12-30T15:56:10.06794190966" calcext:value-type="date">
            <text:p>12/30/99 03:56 PM</text:p>
          </table:table-cell>
          <table:table-cell table:formula="of:=MOD([.E631]-[.$E$2];[.$H$2])+1+[.$E$2]" office:value-type="float" office:value="220" calcext:value-type="float">
            <text:p>220</text:p>
          </table:table-cell>
          <table:table-cell table:formula="of:=MOD([.F631]+1/[.$H$2];5)" office:value-type="float" office:value="0.966666666666634" calcext:value-type="float">
            <text:p>0,966666666666634</text:p>
          </table:table-cell>
          <table:table-cell table:formula="of:=IF([.F632]&lt;0.000001;[.G631]+2+1/[.$H$2];[.G631]+1/[.$H$2])" office:value-type="float" office:value="20.9666666666669" calcext:value-type="float">
            <text:p>20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3]))" office:value-type="date" office:date-value="2019-10-28T16:45:57.41402" calcext:value-type="date">
            <text:p>2019-10-28 16:45:57</text:p>
          </table:table-cell>
          <table:table-cell table:style-name="ce7" table:formula="of:=[.A633]" office:value-type="date" office:date-value="2019-10-28T16:45:57.41402" calcext:value-type="date">
            <text:p>2019-10-28 16:45:57</text:p>
          </table:table-cell>
          <table:table-cell table:formula="of:=TRUNC([.A633])" office:value-type="float" office:value="43766" calcext:value-type="float">
            <text:p>43766</text:p>
          </table:table-cell>
          <table:table-cell table:style-name="ce12" table:formula="of:=[.B633]-[.C633]" office:value-type="date" office:date-value="1899-12-30T16:45:57.41402024869" calcext:value-type="date">
            <text:p>12/30/99 04:45 PM</text:p>
          </table:table-cell>
          <table:table-cell table:formula="of:=MOD([.E632]-[.$E$2];[.$H$2])+1+[.$E$2]" office:value-type="float" office:value="191" calcext:value-type="float">
            <text:p>191</text:p>
          </table:table-cell>
          <table:table-cell table:formula="of:=MOD([.F632]+1/[.$H$2];5)" office:value-type="float" office:value="0.999999999999968" calcext:value-type="float">
            <text:p>0,999999999999968</text:p>
          </table:table-cell>
          <table:table-cell table:formula="of:=IF([.F633]&lt;0.000001;[.G632]+2+1/[.$H$2];[.G632]+1/[.$H$2])" office:value-type="float" office:value="21.0000000000002" calcext:value-type="float">
            <text:p>21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4]))" office:value-type="date" office:date-value="2019-10-28T15:48:55.967133" calcext:value-type="date">
            <text:p>2019-10-28 15:48:56</text:p>
          </table:table-cell>
          <table:table-cell table:style-name="ce7" table:formula="of:=[.A634]" office:value-type="date" office:date-value="2019-10-28T15:48:55.967133" calcext:value-type="date">
            <text:p>2019-10-28 15:48:56</text:p>
          </table:table-cell>
          <table:table-cell table:formula="of:=TRUNC([.A634])" office:value-type="float" office:value="43766" calcext:value-type="float">
            <text:p>43766</text:p>
          </table:table-cell>
          <table:table-cell table:style-name="ce12" table:formula="of:=[.B634]-[.C634]" office:value-type="date" office:date-value="1899-12-30T15:48:55.967132519" calcext:value-type="date">
            <text:p>12/30/99 03:48 PM</text:p>
          </table:table-cell>
          <table:table-cell table:formula="of:=MOD([.E633]-[.$E$2];[.$H$2])+1+[.$E$2]" office:value-type="float" office:value="192" calcext:value-type="float">
            <text:p>192</text:p>
          </table:table-cell>
          <table:table-cell table:formula="of:=MOD([.F633]+1/[.$H$2];5)" office:value-type="float" office:value="1.0333333333333" calcext:value-type="float">
            <text:p>1,0333333333333</text:p>
          </table:table-cell>
          <table:table-cell table:formula="of:=IF([.F634]&lt;0.000001;[.G633]+2+1/[.$H$2];[.G633]+1/[.$H$2])" office:value-type="float" office:value="21.0333333333335" calcext:value-type="float">
            <text:p>21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5]))" office:value-type="date" office:date-value="2019-10-28T15:31:24.685961" calcext:value-type="date">
            <text:p>2019-10-28 15:31:25</text:p>
          </table:table-cell>
          <table:table-cell table:style-name="ce7" table:formula="of:=[.A635]" office:value-type="date" office:date-value="2019-10-28T15:31:24.685961" calcext:value-type="date">
            <text:p>2019-10-28 15:31:25</text:p>
          </table:table-cell>
          <table:table-cell table:formula="of:=TRUNC([.A635])" office:value-type="float" office:value="43766" calcext:value-type="float">
            <text:p>43766</text:p>
          </table:table-cell>
          <table:table-cell table:style-name="ce12" table:formula="of:=[.B635]-[.C635]" office:value-type="date" office:date-value="1899-12-30T15:31:24.68596148305" calcext:value-type="date">
            <text:p>12/30/99 03:31 PM</text:p>
          </table:table-cell>
          <table:table-cell table:formula="of:=MOD([.E634]-[.$E$2];[.$H$2])+1+[.$E$2]" office:value-type="float" office:value="193" calcext:value-type="float">
            <text:p>193</text:p>
          </table:table-cell>
          <table:table-cell table:formula="of:=MOD([.F634]+1/[.$H$2];5)" office:value-type="float" office:value="1.06666666666663" calcext:value-type="float">
            <text:p>1,06666666666663</text:p>
          </table:table-cell>
          <table:table-cell table:formula="of:=IF([.F635]&lt;0.000001;[.G634]+2+1/[.$H$2];[.G634]+1/[.$H$2])" office:value-type="float" office:value="21.0666666666669" calcext:value-type="float">
            <text:p>21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6]))" office:value-type="date" office:date-value="2019-10-28T15:12:59.395786" calcext:value-type="date">
            <text:p>2019-10-28 15:12:59</text:p>
          </table:table-cell>
          <table:table-cell table:style-name="ce7" table:formula="of:=[.A636]" office:value-type="date" office:date-value="2019-10-28T15:12:59.395786" calcext:value-type="date">
            <text:p>2019-10-28 15:12:59</text:p>
          </table:table-cell>
          <table:table-cell table:formula="of:=TRUNC([.A636])" office:value-type="float" office:value="43766" calcext:value-type="float">
            <text:p>43766</text:p>
          </table:table-cell>
          <table:table-cell table:style-name="ce12" table:formula="of:=[.B636]-[.C636]" office:value-type="date" office:date-value="1899-12-30T15:12:59.39578571822" calcext:value-type="date">
            <text:p>12/30/99 03:12 PM</text:p>
          </table:table-cell>
          <table:table-cell table:formula="of:=MOD([.E635]-[.$E$2];[.$H$2])+1+[.$E$2]" office:value-type="float" office:value="194" calcext:value-type="float">
            <text:p>194</text:p>
          </table:table-cell>
          <table:table-cell table:formula="of:=MOD([.F635]+1/[.$H$2];5)" office:value-type="float" office:value="1.09999999999997" calcext:value-type="float">
            <text:p>1,09999999999997</text:p>
          </table:table-cell>
          <table:table-cell table:formula="of:=IF([.F636]&lt;0.000001;[.G635]+2+1/[.$H$2];[.G635]+1/[.$H$2])" office:value-type="float" office:value="21.1000000000002" calcext:value-type="float">
            <text:p>21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7]))" office:value-type="date" office:date-value="2019-10-28T15:50:28.209438" calcext:value-type="date">
            <text:p>2019-10-28 15:50:28</text:p>
          </table:table-cell>
          <table:table-cell table:style-name="ce7" table:formula="of:=[.A637]" office:value-type="date" office:date-value="2019-10-28T15:50:28.209438" calcext:value-type="date">
            <text:p>2019-10-28 15:50:28</text:p>
          </table:table-cell>
          <table:table-cell table:formula="of:=TRUNC([.A637])" office:value-type="float" office:value="43766" calcext:value-type="float">
            <text:p>43766</text:p>
          </table:table-cell>
          <table:table-cell table:style-name="ce12" table:formula="of:=[.B637]-[.C637]" office:value-type="date" office:date-value="1899-12-30T15:50:28.20943796542" calcext:value-type="date">
            <text:p>12/30/99 03:50 PM</text:p>
          </table:table-cell>
          <table:table-cell table:formula="of:=MOD([.E636]-[.$E$2];[.$H$2])+1+[.$E$2]" office:value-type="float" office:value="195" calcext:value-type="float">
            <text:p>195</text:p>
          </table:table-cell>
          <table:table-cell table:formula="of:=MOD([.F636]+1/[.$H$2];5)" office:value-type="float" office:value="1.1333333333333" calcext:value-type="float">
            <text:p>1,1333333333333</text:p>
          </table:table-cell>
          <table:table-cell table:formula="of:=IF([.F637]&lt;0.000001;[.G636]+2+1/[.$H$2];[.G636]+1/[.$H$2])" office:value-type="float" office:value="21.1333333333335" calcext:value-type="float">
            <text:p>21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8]))" office:value-type="date" office:date-value="2019-10-28T16:14:43.697768" calcext:value-type="date">
            <text:p>2019-10-28 16:14:44</text:p>
          </table:table-cell>
          <table:table-cell table:style-name="ce7" table:formula="of:=[.A638]" office:value-type="date" office:date-value="2019-10-28T16:14:43.697768" calcext:value-type="date">
            <text:p>2019-10-28 16:14:44</text:p>
          </table:table-cell>
          <table:table-cell table:formula="of:=TRUNC([.A638])" office:value-type="float" office:value="43766" calcext:value-type="float">
            <text:p>43766</text:p>
          </table:table-cell>
          <table:table-cell table:style-name="ce12" table:formula="of:=[.B638]-[.C638]" office:value-type="date" office:date-value="1899-12-30T16:14:43.69776767213" calcext:value-type="date">
            <text:p>12/30/99 04:14 PM</text:p>
          </table:table-cell>
          <table:table-cell table:formula="of:=MOD([.E637]-[.$E$2];[.$H$2])+1+[.$E$2]" office:value-type="float" office:value="196" calcext:value-type="float">
            <text:p>196</text:p>
          </table:table-cell>
          <table:table-cell table:formula="of:=MOD([.F637]+1/[.$H$2];5)" office:value-type="float" office:value="1.16666666666663" calcext:value-type="float">
            <text:p>1,16666666666663</text:p>
          </table:table-cell>
          <table:table-cell table:formula="of:=IF([.F638]&lt;0.000001;[.G637]+2+1/[.$H$2];[.G637]+1/[.$H$2])" office:value-type="float" office:value="21.1666666666669" calcext:value-type="float">
            <text:p>21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9]))" office:value-type="date" office:date-value="2019-10-28T15:58:11.545811" calcext:value-type="date">
            <text:p>2019-10-28 15:58:12</text:p>
          </table:table-cell>
          <table:table-cell table:style-name="ce7" table:formula="of:=[.A639]" office:value-type="date" office:date-value="2019-10-28T15:58:11.545811" calcext:value-type="date">
            <text:p>2019-10-28 15:58:12</text:p>
          </table:table-cell>
          <table:table-cell table:formula="of:=TRUNC([.A639])" office:value-type="float" office:value="43766" calcext:value-type="float">
            <text:p>43766</text:p>
          </table:table-cell>
          <table:table-cell table:style-name="ce12" table:formula="of:=[.B639]-[.C639]" office:value-type="date" office:date-value="1899-12-30T15:58:11.54581096955" calcext:value-type="date">
            <text:p>12/30/99 03:58 PM</text:p>
          </table:table-cell>
          <table:table-cell table:formula="of:=MOD([.E638]-[.$E$2];[.$H$2])+1+[.$E$2]" office:value-type="float" office:value="197" calcext:value-type="float">
            <text:p>197</text:p>
          </table:table-cell>
          <table:table-cell table:formula="of:=MOD([.F638]+1/[.$H$2];5)" office:value-type="float" office:value="1.19999999999997" calcext:value-type="float">
            <text:p>1,19999999999997</text:p>
          </table:table-cell>
          <table:table-cell table:formula="of:=IF([.F639]&lt;0.000001;[.G638]+2+1/[.$H$2];[.G638]+1/[.$H$2])" office:value-type="float" office:value="21.2000000000002" calcext:value-type="float">
            <text:p>21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0]))" office:value-type="date" office:date-value="2019-10-28T16:22:02.694997" calcext:value-type="date">
            <text:p>2019-10-28 16:22:03</text:p>
          </table:table-cell>
          <table:table-cell table:style-name="ce7" table:formula="of:=[.A640]" office:value-type="date" office:date-value="2019-10-28T16:22:02.694997" calcext:value-type="date">
            <text:p>2019-10-28 16:22:03</text:p>
          </table:table-cell>
          <table:table-cell table:formula="of:=TRUNC([.A640])" office:value-type="float" office:value="43766" calcext:value-type="float">
            <text:p>43766</text:p>
          </table:table-cell>
          <table:table-cell table:style-name="ce12" table:formula="of:=[.B640]-[.C640]" office:value-type="date" office:date-value="1899-12-30T16:22:02.69499739632" calcext:value-type="date">
            <text:p>12/30/99 04:22 PM</text:p>
          </table:table-cell>
          <table:table-cell table:formula="of:=MOD([.E639]-[.$E$2];[.$H$2])+1+[.$E$2]" office:value-type="float" office:value="198" calcext:value-type="float">
            <text:p>198</text:p>
          </table:table-cell>
          <table:table-cell table:formula="of:=MOD([.F639]+1/[.$H$2];5)" office:value-type="float" office:value="1.2333333333333" calcext:value-type="float">
            <text:p>1,2333333333333</text:p>
          </table:table-cell>
          <table:table-cell table:formula="of:=IF([.F640]&lt;0.000001;[.G639]+2+1/[.$H$2];[.G639]+1/[.$H$2])" office:value-type="float" office:value="21.2333333333335" calcext:value-type="float">
            <text:p>21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1]))" office:value-type="date" office:date-value="2019-10-28T16:08:18.857464" calcext:value-type="date">
            <text:p>2019-10-28 16:08:19</text:p>
          </table:table-cell>
          <table:table-cell table:style-name="ce7" table:formula="of:=[.A641]" office:value-type="date" office:date-value="2019-10-28T16:08:18.857464" calcext:value-type="date">
            <text:p>2019-10-28 16:08:19</text:p>
          </table:table-cell>
          <table:table-cell table:formula="of:=TRUNC([.A641])" office:value-type="float" office:value="43766" calcext:value-type="float">
            <text:p>43766</text:p>
          </table:table-cell>
          <table:table-cell table:style-name="ce12" table:formula="of:=[.B641]-[.C641]" office:value-type="date" office:date-value="1899-12-30T16:08:18.85746357031" calcext:value-type="date">
            <text:p>12/30/99 04:08 PM</text:p>
          </table:table-cell>
          <table:table-cell table:formula="of:=MOD([.E640]-[.$E$2];[.$H$2])+1+[.$E$2]" office:value-type="float" office:value="199" calcext:value-type="float">
            <text:p>199</text:p>
          </table:table-cell>
          <table:table-cell table:formula="of:=MOD([.F640]+1/[.$H$2];5)" office:value-type="float" office:value="1.26666666666664" calcext:value-type="float">
            <text:p>1,26666666666664</text:p>
          </table:table-cell>
          <table:table-cell table:formula="of:=IF([.F641]&lt;0.000001;[.G640]+2+1/[.$H$2];[.G640]+1/[.$H$2])" office:value-type="float" office:value="21.2666666666669" calcext:value-type="float">
            <text:p>21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2]))" office:value-type="date" office:date-value="2019-10-28T15:57:47.418163" calcext:value-type="date">
            <text:p>2019-10-28 15:57:47</text:p>
          </table:table-cell>
          <table:table-cell table:style-name="ce7" table:formula="of:=[.A642]" office:value-type="date" office:date-value="2019-10-28T15:57:47.418163" calcext:value-type="date">
            <text:p>2019-10-28 15:57:47</text:p>
          </table:table-cell>
          <table:table-cell table:formula="of:=TRUNC([.A642])" office:value-type="float" office:value="43766" calcext:value-type="float">
            <text:p>43766</text:p>
          </table:table-cell>
          <table:table-cell table:style-name="ce12" table:formula="of:=[.B642]-[.C642]" office:value-type="date" office:date-value="1899-12-30T15:57:47.41816322319" calcext:value-type="date">
            <text:p>12/30/99 03:57 PM</text:p>
          </table:table-cell>
          <table:table-cell table:formula="of:=MOD([.E641]-[.$E$2];[.$H$2])+1+[.$E$2]" office:value-type="float" office:value="200" calcext:value-type="float">
            <text:p>200</text:p>
          </table:table-cell>
          <table:table-cell table:formula="of:=MOD([.F641]+1/[.$H$2];5)" office:value-type="float" office:value="1.29999999999997" calcext:value-type="float">
            <text:p>1,29999999999997</text:p>
          </table:table-cell>
          <table:table-cell table:formula="of:=IF([.F642]&lt;0.000001;[.G641]+2+1/[.$H$2];[.G641]+1/[.$H$2])" office:value-type="float" office:value="21.3000000000002" calcext:value-type="float">
            <text:p>21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3]))" office:value-type="date" office:date-value="2019-10-28T15:35:17.111558" calcext:value-type="date">
            <text:p>2019-10-28 15:35:17</text:p>
          </table:table-cell>
          <table:table-cell table:style-name="ce7" table:formula="of:=[.A643]" office:value-type="date" office:date-value="2019-10-28T15:35:17.111558" calcext:value-type="date">
            <text:p>2019-10-28 15:35:17</text:p>
          </table:table-cell>
          <table:table-cell table:formula="of:=TRUNC([.A643])" office:value-type="float" office:value="43766" calcext:value-type="float">
            <text:p>43766</text:p>
          </table:table-cell>
          <table:table-cell table:style-name="ce12" table:formula="of:=[.B643]-[.C643]" office:value-type="date" office:date-value="1899-12-30T15:35:17.11155844387" calcext:value-type="date">
            <text:p>12/30/99 03:35 PM</text:p>
          </table:table-cell>
          <table:table-cell table:formula="of:=MOD([.E642]-[.$E$2];[.$H$2])+1+[.$E$2]" office:value-type="float" office:value="201" calcext:value-type="float">
            <text:p>201</text:p>
          </table:table-cell>
          <table:table-cell table:formula="of:=MOD([.F642]+1/[.$H$2];5)" office:value-type="float" office:value="1.3333333333333" calcext:value-type="float">
            <text:p>1,3333333333333</text:p>
          </table:table-cell>
          <table:table-cell table:formula="of:=IF([.F643]&lt;0.000001;[.G642]+2+1/[.$H$2];[.G642]+1/[.$H$2])" office:value-type="float" office:value="21.3333333333335" calcext:value-type="float">
            <text:p>21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4]))" office:value-type="date" office:date-value="2019-10-28T15:47:45.864727" calcext:value-type="date">
            <text:p>2019-10-28 15:47:46</text:p>
          </table:table-cell>
          <table:table-cell table:style-name="ce7" table:formula="of:=[.A644]" office:value-type="date" office:date-value="2019-10-28T15:47:45.864727" calcext:value-type="date">
            <text:p>2019-10-28 15:47:46</text:p>
          </table:table-cell>
          <table:table-cell table:formula="of:=TRUNC([.A644])" office:value-type="float" office:value="43766" calcext:value-type="float">
            <text:p>43766</text:p>
          </table:table-cell>
          <table:table-cell table:style-name="ce12" table:formula="of:=[.B644]-[.C644]" office:value-type="date" office:date-value="1899-12-30T15:47:45.86472722702" calcext:value-type="date">
            <text:p>12/30/99 03:47 PM</text:p>
          </table:table-cell>
          <table:table-cell table:formula="of:=MOD([.E643]-[.$E$2];[.$H$2])+1+[.$E$2]" office:value-type="float" office:value="202" calcext:value-type="float">
            <text:p>202</text:p>
          </table:table-cell>
          <table:table-cell table:formula="of:=MOD([.F643]+1/[.$H$2];5)" office:value-type="float" office:value="1.36666666666664" calcext:value-type="float">
            <text:p>1,36666666666664</text:p>
          </table:table-cell>
          <table:table-cell table:formula="of:=IF([.F644]&lt;0.000001;[.G643]+2+1/[.$H$2];[.G643]+1/[.$H$2])" office:value-type="float" office:value="21.3666666666669" calcext:value-type="float">
            <text:p>21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5]))" office:value-type="date" office:date-value="2019-10-28T16:19:56.483882" calcext:value-type="date">
            <text:p>2019-10-28 16:19:56</text:p>
          </table:table-cell>
          <table:table-cell table:style-name="ce7" table:formula="of:=[.A645]" office:value-type="date" office:date-value="2019-10-28T16:19:56.483882" calcext:value-type="date">
            <text:p>2019-10-28 16:19:56</text:p>
          </table:table-cell>
          <table:table-cell table:formula="of:=TRUNC([.A645])" office:value-type="float" office:value="43766" calcext:value-type="float">
            <text:p>43766</text:p>
          </table:table-cell>
          <table:table-cell table:style-name="ce12" table:formula="of:=[.B645]-[.C645]" office:value-type="date" office:date-value="1899-12-30T16:19:56.48388165515" calcext:value-type="date">
            <text:p>12/30/99 04:19 PM</text:p>
          </table:table-cell>
          <table:table-cell table:formula="of:=MOD([.E644]-[.$E$2];[.$H$2])+1+[.$E$2]" office:value-type="float" office:value="203" calcext:value-type="float">
            <text:p>203</text:p>
          </table:table-cell>
          <table:table-cell table:formula="of:=MOD([.F644]+1/[.$H$2];5)" office:value-type="float" office:value="1.39999999999997" calcext:value-type="float">
            <text:p>1,39999999999997</text:p>
          </table:table-cell>
          <table:table-cell table:formula="of:=IF([.F645]&lt;0.000001;[.G644]+2+1/[.$H$2];[.G644]+1/[.$H$2])" office:value-type="float" office:value="21.4000000000002" calcext:value-type="float">
            <text:p>21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6]))" office:value-type="date" office:date-value="2019-10-28T16:04:28.558935" calcext:value-type="date">
            <text:p>2019-10-28 16:04:29</text:p>
          </table:table-cell>
          <table:table-cell table:style-name="ce7" table:formula="of:=[.A646]" office:value-type="date" office:date-value="2019-10-28T16:04:28.558935" calcext:value-type="date">
            <text:p>2019-10-28 16:04:29</text:p>
          </table:table-cell>
          <table:table-cell table:formula="of:=TRUNC([.A646])" office:value-type="float" office:value="43766" calcext:value-type="float">
            <text:p>43766</text:p>
          </table:table-cell>
          <table:table-cell table:style-name="ce12" table:formula="of:=[.B646]-[.C646]" office:value-type="date" office:date-value="1899-12-30T16:04:28.55893526226" calcext:value-type="date">
            <text:p>12/30/99 04:04 PM</text:p>
          </table:table-cell>
          <table:table-cell table:formula="of:=MOD([.E645]-[.$E$2];[.$H$2])+1+[.$E$2]" office:value-type="float" office:value="204" calcext:value-type="float">
            <text:p>204</text:p>
          </table:table-cell>
          <table:table-cell table:formula="of:=MOD([.F645]+1/[.$H$2];5)" office:value-type="float" office:value="1.4333333333333" calcext:value-type="float">
            <text:p>1,4333333333333</text:p>
          </table:table-cell>
          <table:table-cell table:formula="of:=IF([.F646]&lt;0.000001;[.G645]+2+1/[.$H$2];[.G645]+1/[.$H$2])" office:value-type="float" office:value="21.4333333333336" calcext:value-type="float">
            <text:p>21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7]))" office:value-type="date" office:date-value="2019-10-28T15:51:54.496896" calcext:value-type="date">
            <text:p>2019-10-28 15:51:54</text:p>
          </table:table-cell>
          <table:table-cell table:style-name="ce7" table:formula="of:=[.A647]" office:value-type="date" office:date-value="2019-10-28T15:51:54.496896" calcext:value-type="date">
            <text:p>2019-10-28 15:51:54</text:p>
          </table:table-cell>
          <table:table-cell table:formula="of:=TRUNC([.A647])" office:value-type="float" office:value="43766" calcext:value-type="float">
            <text:p>43766</text:p>
          </table:table-cell>
          <table:table-cell table:style-name="ce12" table:formula="of:=[.B647]-[.C647]" office:value-type="date" office:date-value="1899-12-30T15:51:54.49689615984" calcext:value-type="date">
            <text:p>12/30/99 03:51 PM</text:p>
          </table:table-cell>
          <table:table-cell table:formula="of:=MOD([.E646]-[.$E$2];[.$H$2])+1+[.$E$2]" office:value-type="float" office:value="205" calcext:value-type="float">
            <text:p>205</text:p>
          </table:table-cell>
          <table:table-cell table:formula="of:=MOD([.F646]+1/[.$H$2];5)" office:value-type="float" office:value="1.46666666666664" calcext:value-type="float">
            <text:p>1,46666666666664</text:p>
          </table:table-cell>
          <table:table-cell table:formula="of:=IF([.F647]&lt;0.000001;[.G646]+2+1/[.$H$2];[.G646]+1/[.$H$2])" office:value-type="float" office:value="21.4666666666669" calcext:value-type="float">
            <text:p>21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8]))" office:value-type="date" office:date-value="2019-10-28T15:35:24.421506" calcext:value-type="date">
            <text:p>2019-10-28 15:35:24</text:p>
          </table:table-cell>
          <table:table-cell table:style-name="ce7" table:formula="of:=[.A648]" office:value-type="date" office:date-value="2019-10-28T15:35:24.421506" calcext:value-type="date">
            <text:p>2019-10-28 15:35:24</text:p>
          </table:table-cell>
          <table:table-cell table:formula="of:=TRUNC([.A648])" office:value-type="float" office:value="43766" calcext:value-type="float">
            <text:p>43766</text:p>
          </table:table-cell>
          <table:table-cell table:style-name="ce12" table:formula="of:=[.B648]-[.C648]" office:value-type="date" office:date-value="1899-12-30T15:35:24.42150609568" calcext:value-type="date">
            <text:p>12/30/99 03:35 PM</text:p>
          </table:table-cell>
          <table:table-cell table:formula="of:=MOD([.E647]-[.$E$2];[.$H$2])+1+[.$E$2]" office:value-type="float" office:value="206" calcext:value-type="float">
            <text:p>206</text:p>
          </table:table-cell>
          <table:table-cell table:formula="of:=MOD([.F647]+1/[.$H$2];5)" office:value-type="float" office:value="1.49999999999997" calcext:value-type="float">
            <text:p>1,49999999999997</text:p>
          </table:table-cell>
          <table:table-cell table:formula="of:=IF([.F648]&lt;0.000001;[.G647]+2+1/[.$H$2];[.G647]+1/[.$H$2])" office:value-type="float" office:value="21.5000000000002" calcext:value-type="float">
            <text:p>21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9]))" office:value-type="date" office:date-value="2019-10-28T16:13:20.052474" calcext:value-type="date">
            <text:p>2019-10-28 16:13:20</text:p>
          </table:table-cell>
          <table:table-cell table:style-name="ce7" table:formula="of:=[.A649]" office:value-type="date" office:date-value="2019-10-28T16:13:20.052474" calcext:value-type="date">
            <text:p>2019-10-28 16:13:20</text:p>
          </table:table-cell>
          <table:table-cell table:formula="of:=TRUNC([.A649])" office:value-type="float" office:value="43766" calcext:value-type="float">
            <text:p>43766</text:p>
          </table:table-cell>
          <table:table-cell table:style-name="ce12" table:formula="of:=[.B649]-[.C649]" office:value-type="date" office:date-value="1899-12-30T16:13:20.05247415975" calcext:value-type="date">
            <text:p>12/30/99 04:13 PM</text:p>
          </table:table-cell>
          <table:table-cell table:formula="of:=MOD([.E648]-[.$E$2];[.$H$2])+1+[.$E$2]" office:value-type="float" office:value="207" calcext:value-type="float">
            <text:p>207</text:p>
          </table:table-cell>
          <table:table-cell table:formula="of:=MOD([.F648]+1/[.$H$2];5)" office:value-type="float" office:value="1.5333333333333" calcext:value-type="float">
            <text:p>1,5333333333333</text:p>
          </table:table-cell>
          <table:table-cell table:formula="of:=IF([.F649]&lt;0.000001;[.G648]+2+1/[.$H$2];[.G648]+1/[.$H$2])" office:value-type="float" office:value="21.5333333333336" calcext:value-type="float">
            <text:p>21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0]))" office:value-type="date" office:date-value="2019-10-28T16:07:41.897574" calcext:value-type="date">
            <text:p>2019-10-28 16:07:42</text:p>
          </table:table-cell>
          <table:table-cell table:style-name="ce7" table:formula="of:=[.A650]" office:value-type="date" office:date-value="2019-10-28T16:07:41.897574" calcext:value-type="date">
            <text:p>2019-10-28 16:07:42</text:p>
          </table:table-cell>
          <table:table-cell table:formula="of:=TRUNC([.A650])" office:value-type="float" office:value="43766" calcext:value-type="float">
            <text:p>43766</text:p>
          </table:table-cell>
          <table:table-cell table:style-name="ce12" table:formula="of:=[.B650]-[.C650]" office:value-type="date" office:date-value="1899-12-30T16:07:41.89757427201" calcext:value-type="date">
            <text:p>12/30/99 04:07 PM</text:p>
          </table:table-cell>
          <table:table-cell table:formula="of:=MOD([.E649]-[.$E$2];[.$H$2])+1+[.$E$2]" office:value-type="float" office:value="208" calcext:value-type="float">
            <text:p>208</text:p>
          </table:table-cell>
          <table:table-cell table:formula="of:=MOD([.F649]+1/[.$H$2];5)" office:value-type="float" office:value="1.56666666666664" calcext:value-type="float">
            <text:p>1,56666666666664</text:p>
          </table:table-cell>
          <table:table-cell table:formula="of:=IF([.F650]&lt;0.000001;[.G649]+2+1/[.$H$2];[.G649]+1/[.$H$2])" office:value-type="float" office:value="21.5666666666669" calcext:value-type="float">
            <text:p>21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1]))" office:value-type="date" office:date-value="2019-10-28T15:59:39.264427" calcext:value-type="date">
            <text:p>2019-10-28 15:59:39</text:p>
          </table:table-cell>
          <table:table-cell table:style-name="ce7" table:formula="of:=[.A651]" office:value-type="date" office:date-value="2019-10-28T15:59:39.264427" calcext:value-type="date">
            <text:p>2019-10-28 15:59:39</text:p>
          </table:table-cell>
          <table:table-cell table:formula="of:=TRUNC([.A651])" office:value-type="float" office:value="43766" calcext:value-type="float">
            <text:p>43766</text:p>
          </table:table-cell>
          <table:table-cell table:style-name="ce12" table:formula="of:=[.B651]-[.C651]" office:value-type="date" office:date-value="1899-12-30T15:59:39.26442653406" calcext:value-type="date">
            <text:p>12/30/99 03:59 PM</text:p>
          </table:table-cell>
          <table:table-cell table:formula="of:=MOD([.E650]-[.$E$2];[.$H$2])+1+[.$E$2]" office:value-type="float" office:value="209" calcext:value-type="float">
            <text:p>209</text:p>
          </table:table-cell>
          <table:table-cell table:formula="of:=MOD([.F650]+1/[.$H$2];5)" office:value-type="float" office:value="1.59999999999997" calcext:value-type="float">
            <text:p>1,59999999999997</text:p>
          </table:table-cell>
          <table:table-cell table:formula="of:=IF([.F651]&lt;0.000001;[.G650]+2+1/[.$H$2];[.G650]+1/[.$H$2])" office:value-type="float" office:value="21.6000000000002" calcext:value-type="float">
            <text:p>21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2]))" office:value-type="date" office:date-value="2019-10-28T16:09:40.034882" calcext:value-type="date">
            <text:p>2019-10-28 16:09:40</text:p>
          </table:table-cell>
          <table:table-cell table:style-name="ce7" table:formula="of:=[.A652]" office:value-type="date" office:date-value="2019-10-28T16:09:40.034882" calcext:value-type="date">
            <text:p>2019-10-28 16:09:40</text:p>
          </table:table-cell>
          <table:table-cell table:formula="of:=TRUNC([.A652])" office:value-type="float" office:value="43766" calcext:value-type="float">
            <text:p>43766</text:p>
          </table:table-cell>
          <table:table-cell table:style-name="ce12" table:formula="of:=[.B652]-[.C652]" office:value-type="date" office:date-value="1899-12-30T16:09:40.03488234244" calcext:value-type="date">
            <text:p>12/30/99 04:09 PM</text:p>
          </table:table-cell>
          <table:table-cell table:formula="of:=MOD([.E651]-[.$E$2];[.$H$2])+1+[.$E$2]" office:value-type="float" office:value="210" calcext:value-type="float">
            <text:p>210</text:p>
          </table:table-cell>
          <table:table-cell table:formula="of:=MOD([.F651]+1/[.$H$2];5)" office:value-type="float" office:value="1.6333333333333" calcext:value-type="float">
            <text:p>1,6333333333333</text:p>
          </table:table-cell>
          <table:table-cell table:formula="of:=IF([.F652]&lt;0.000001;[.G651]+2+1/[.$H$2];[.G651]+1/[.$H$2])" office:value-type="float" office:value="21.6333333333336" calcext:value-type="float">
            <text:p>21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3]))" office:value-type="date" office:date-value="2019-10-28T16:15:21.708931" calcext:value-type="date">
            <text:p>2019-10-28 16:15:22</text:p>
          </table:table-cell>
          <table:table-cell table:style-name="ce7" table:formula="of:=[.A653]" office:value-type="date" office:date-value="2019-10-28T16:15:21.708931" calcext:value-type="date">
            <text:p>2019-10-28 16:15:22</text:p>
          </table:table-cell>
          <table:table-cell table:formula="of:=TRUNC([.A653])" office:value-type="float" office:value="43766" calcext:value-type="float">
            <text:p>43766</text:p>
          </table:table-cell>
          <table:table-cell table:style-name="ce12" table:formula="of:=[.B653]-[.C653]" office:value-type="date" office:date-value="1899-12-30T16:15:21.70893056318" calcext:value-type="date">
            <text:p>12/30/99 04:15 PM</text:p>
          </table:table-cell>
          <table:table-cell table:formula="of:=MOD([.E652]-[.$E$2];[.$H$2])+1+[.$E$2]" office:value-type="float" office:value="211" calcext:value-type="float">
            <text:p>211</text:p>
          </table:table-cell>
          <table:table-cell table:formula="of:=MOD([.F652]+1/[.$H$2];5)" office:value-type="float" office:value="1.66666666666664" calcext:value-type="float">
            <text:p>1,66666666666664</text:p>
          </table:table-cell>
          <table:table-cell table:formula="of:=IF([.F653]&lt;0.000001;[.G652]+2+1/[.$H$2];[.G652]+1/[.$H$2])" office:value-type="float" office:value="21.6666666666669" calcext:value-type="float">
            <text:p>21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4]))" office:value-type="date" office:date-value="2019-10-28T16:07:05.838236" calcext:value-type="date">
            <text:p>2019-10-28 16:07:06</text:p>
          </table:table-cell>
          <table:table-cell table:style-name="ce7" table:formula="of:=[.A654]" office:value-type="date" office:date-value="2019-10-28T16:07:05.838236" calcext:value-type="date">
            <text:p>2019-10-28 16:07:06</text:p>
          </table:table-cell>
          <table:table-cell table:formula="of:=TRUNC([.A654])" office:value-type="float" office:value="43766" calcext:value-type="float">
            <text:p>43766</text:p>
          </table:table-cell>
          <table:table-cell table:style-name="ce12" table:formula="of:=[.B654]-[.C654]" office:value-type="date" office:date-value="1899-12-30T16:07:05.8382364409" calcext:value-type="date">
            <text:p>12/30/99 04:07 PM</text:p>
          </table:table-cell>
          <table:table-cell table:formula="of:=MOD([.E653]-[.$E$2];[.$H$2])+1+[.$E$2]" office:value-type="float" office:value="212" calcext:value-type="float">
            <text:p>212</text:p>
          </table:table-cell>
          <table:table-cell table:formula="of:=MOD([.F653]+1/[.$H$2];5)" office:value-type="float" office:value="1.69999999999997" calcext:value-type="float">
            <text:p>1,69999999999997</text:p>
          </table:table-cell>
          <table:table-cell table:formula="of:=IF([.F654]&lt;0.000001;[.G653]+2+1/[.$H$2];[.G653]+1/[.$H$2])" office:value-type="float" office:value="21.7000000000002" calcext:value-type="float">
            <text:p>21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5]))" office:value-type="date" office:date-value="2019-10-28T16:00:52.38823" calcext:value-type="date">
            <text:p>2019-10-28 16:00:52</text:p>
          </table:table-cell>
          <table:table-cell table:style-name="ce7" table:formula="of:=[.A655]" office:value-type="date" office:date-value="2019-10-28T16:00:52.38823" calcext:value-type="date">
            <text:p>2019-10-28 16:00:52</text:p>
          </table:table-cell>
          <table:table-cell table:formula="of:=TRUNC([.A655])" office:value-type="float" office:value="43766" calcext:value-type="float">
            <text:p>43766</text:p>
          </table:table-cell>
          <table:table-cell table:style-name="ce12" table:formula="of:=[.B655]-[.C655]" office:value-type="date" office:date-value="1899-12-30T16:00:52.3882296402" calcext:value-type="date">
            <text:p>12/30/99 04:00 PM</text:p>
          </table:table-cell>
          <table:table-cell table:formula="of:=MOD([.E654]-[.$E$2];[.$H$2])+1+[.$E$2]" office:value-type="float" office:value="213" calcext:value-type="float">
            <text:p>213</text:p>
          </table:table-cell>
          <table:table-cell table:formula="of:=MOD([.F654]+1/[.$H$2];5)" office:value-type="float" office:value="1.7333333333333" calcext:value-type="float">
            <text:p>1,7333333333333</text:p>
          </table:table-cell>
          <table:table-cell table:formula="of:=IF([.F655]&lt;0.000001;[.G654]+2+1/[.$H$2];[.G654]+1/[.$H$2])" office:value-type="float" office:value="21.7333333333336" calcext:value-type="float">
            <text:p>21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6]))" office:value-type="date" office:date-value="2019-10-28T16:22:06.352489" calcext:value-type="date">
            <text:p>2019-10-28 16:22:06</text:p>
          </table:table-cell>
          <table:table-cell table:style-name="ce7" table:formula="of:=[.A656]" office:value-type="date" office:date-value="2019-10-28T16:22:06.352489" calcext:value-type="date">
            <text:p>2019-10-28 16:22:06</text:p>
          </table:table-cell>
          <table:table-cell table:formula="of:=TRUNC([.A656])" office:value-type="float" office:value="43766" calcext:value-type="float">
            <text:p>43766</text:p>
          </table:table-cell>
          <table:table-cell table:style-name="ce12" table:formula="of:=[.B656]-[.C656]" office:value-type="date" office:date-value="1899-12-30T16:22:06.35248862207" calcext:value-type="date">
            <text:p>12/30/99 04:22 PM</text:p>
          </table:table-cell>
          <table:table-cell table:formula="of:=MOD([.E655]-[.$E$2];[.$H$2])+1+[.$E$2]" office:value-type="float" office:value="214" calcext:value-type="float">
            <text:p>214</text:p>
          </table:table-cell>
          <table:table-cell table:formula="of:=MOD([.F655]+1/[.$H$2];5)" office:value-type="float" office:value="1.76666666666664" calcext:value-type="float">
            <text:p>1,76666666666664</text:p>
          </table:table-cell>
          <table:table-cell table:formula="of:=IF([.F656]&lt;0.000001;[.G655]+2+1/[.$H$2];[.G655]+1/[.$H$2])" office:value-type="float" office:value="21.7666666666669" calcext:value-type="float">
            <text:p>21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7]))" office:value-type="date" office:date-value="2019-10-28T16:10:02.659923" calcext:value-type="date">
            <text:p>2019-10-28 16:10:03</text:p>
          </table:table-cell>
          <table:table-cell table:style-name="ce7" table:formula="of:=[.A657]" office:value-type="date" office:date-value="2019-10-28T16:10:02.659923" calcext:value-type="date">
            <text:p>2019-10-28 16:10:03</text:p>
          </table:table-cell>
          <table:table-cell table:formula="of:=TRUNC([.A657])" office:value-type="float" office:value="43766" calcext:value-type="float">
            <text:p>43766</text:p>
          </table:table-cell>
          <table:table-cell table:style-name="ce12" table:formula="of:=[.B657]-[.C657]" office:value-type="date" office:date-value="1899-12-30T16:10:02.65992307104" calcext:value-type="date">
            <text:p>12/30/99 04:10 PM</text:p>
          </table:table-cell>
          <table:table-cell table:formula="of:=MOD([.E656]-[.$E$2];[.$H$2])+1+[.$E$2]" office:value-type="float" office:value="215" calcext:value-type="float">
            <text:p>215</text:p>
          </table:table-cell>
          <table:table-cell table:formula="of:=MOD([.F656]+1/[.$H$2];5)" office:value-type="float" office:value="1.79999999999997" calcext:value-type="float">
            <text:p>1,79999999999997</text:p>
          </table:table-cell>
          <table:table-cell table:formula="of:=IF([.F657]&lt;0.000001;[.G656]+2+1/[.$H$2];[.G656]+1/[.$H$2])" office:value-type="float" office:value="21.8000000000002" calcext:value-type="float">
            <text:p>21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8]))" office:value-type="date" office:date-value="2019-10-28T16:06:43.459729" calcext:value-type="date">
            <text:p>2019-10-28 16:06:43</text:p>
          </table:table-cell>
          <table:table-cell table:style-name="ce7" table:formula="of:=[.A658]" office:value-type="date" office:date-value="2019-10-28T16:06:43.459729" calcext:value-type="date">
            <text:p>2019-10-28 16:06:43</text:p>
          </table:table-cell>
          <table:table-cell table:formula="of:=TRUNC([.A658])" office:value-type="float" office:value="43766" calcext:value-type="float">
            <text:p>43766</text:p>
          </table:table-cell>
          <table:table-cell table:style-name="ce12" table:formula="of:=[.B658]-[.C658]" office:value-type="date" office:date-value="1899-12-30T16:06:43.45972864889" calcext:value-type="date">
            <text:p>12/30/99 04:06 PM</text:p>
          </table:table-cell>
          <table:table-cell table:formula="of:=MOD([.E657]-[.$E$2];[.$H$2])+1+[.$E$2]" office:value-type="float" office:value="216" calcext:value-type="float">
            <text:p>216</text:p>
          </table:table-cell>
          <table:table-cell table:formula="of:=MOD([.F657]+1/[.$H$2];5)" office:value-type="float" office:value="1.8333333333333" calcext:value-type="float">
            <text:p>1,8333333333333</text:p>
          </table:table-cell>
          <table:table-cell table:formula="of:=IF([.F658]&lt;0.000001;[.G657]+2+1/[.$H$2];[.G657]+1/[.$H$2])" office:value-type="float" office:value="21.8333333333336" calcext:value-type="float">
            <text:p>21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9]))" office:value-type="date" office:date-value="2019-10-28T16:01:34.164451" calcext:value-type="date">
            <text:p>2019-10-28 16:01:34</text:p>
          </table:table-cell>
          <table:table-cell table:style-name="ce7" table:formula="of:=[.A659]" office:value-type="date" office:date-value="2019-10-28T16:01:34.164451" calcext:value-type="date">
            <text:p>2019-10-28 16:01:34</text:p>
          </table:table-cell>
          <table:table-cell table:formula="of:=TRUNC([.A659])" office:value-type="float" office:value="43766" calcext:value-type="float">
            <text:p>43766</text:p>
          </table:table-cell>
          <table:table-cell table:style-name="ce12" table:formula="of:=[.B659]-[.C659]" office:value-type="date" office:date-value="1899-12-30T16:01:34.16445144452" calcext:value-type="date">
            <text:p>12/30/99 04:01 PM</text:p>
          </table:table-cell>
          <table:table-cell table:formula="of:=MOD([.E658]-[.$E$2];[.$H$2])+1+[.$E$2]" office:value-type="float" office:value="217" calcext:value-type="float">
            <text:p>217</text:p>
          </table:table-cell>
          <table:table-cell table:formula="of:=MOD([.F658]+1/[.$H$2];5)" office:value-type="float" office:value="1.86666666666664" calcext:value-type="float">
            <text:p>1,86666666666664</text:p>
          </table:table-cell>
          <table:table-cell table:formula="of:=IF([.F659]&lt;0.000001;[.G658]+2+1/[.$H$2];[.G658]+1/[.$H$2])" office:value-type="float" office:value="21.8666666666669" calcext:value-type="float">
            <text:p>21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0]))" office:value-type="date" office:date-value="2019-10-28T15:59:30.48128" calcext:value-type="date">
            <text:p>2019-10-28 15:59:30</text:p>
          </table:table-cell>
          <table:table-cell table:style-name="ce7" table:formula="of:=[.A660]" office:value-type="date" office:date-value="2019-10-28T15:59:30.48128" calcext:value-type="date">
            <text:p>2019-10-28 15:59:30</text:p>
          </table:table-cell>
          <table:table-cell table:formula="of:=TRUNC([.A660])" office:value-type="float" office:value="43766" calcext:value-type="float">
            <text:p>43766</text:p>
          </table:table-cell>
          <table:table-cell table:style-name="ce12" table:formula="of:=[.B660]-[.C660]" office:value-type="date" office:date-value="1899-12-30T15:59:30.48127977178" calcext:value-type="date">
            <text:p>12/30/99 03:59 PM</text:p>
          </table:table-cell>
          <table:table-cell table:formula="of:=MOD([.E659]-[.$E$2];[.$H$2])+1+[.$E$2]" office:value-type="float" office:value="218" calcext:value-type="float">
            <text:p>218</text:p>
          </table:table-cell>
          <table:table-cell table:formula="of:=MOD([.F659]+1/[.$H$2];5)" office:value-type="float" office:value="1.89999999999997" calcext:value-type="float">
            <text:p>1,89999999999997</text:p>
          </table:table-cell>
          <table:table-cell table:formula="of:=IF([.F660]&lt;0.000001;[.G659]+2+1/[.$H$2];[.G659]+1/[.$H$2])" office:value-type="float" office:value="21.9000000000002" calcext:value-type="float">
            <text:p>21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1]))" office:value-type="date" office:date-value="2019-10-28T15:49:00.410454" calcext:value-type="date">
            <text:p>2019-10-28 15:49:00</text:p>
          </table:table-cell>
          <table:table-cell table:style-name="ce7" table:formula="of:=[.A661]" office:value-type="date" office:date-value="2019-10-28T15:49:00.410454" calcext:value-type="date">
            <text:p>2019-10-28 15:49:00</text:p>
          </table:table-cell>
          <table:table-cell table:formula="of:=TRUNC([.A661])" office:value-type="float" office:value="43766" calcext:value-type="float">
            <text:p>43766</text:p>
          </table:table-cell>
          <table:table-cell table:style-name="ce12" table:formula="of:=[.B661]-[.C661]" office:value-type="date" office:date-value="1899-12-30T15:49:00.41045357008" calcext:value-type="date">
            <text:p>12/30/99 03:49 PM</text:p>
          </table:table-cell>
          <table:table-cell table:formula="of:=MOD([.E660]-[.$E$2];[.$H$2])+1+[.$E$2]" office:value-type="float" office:value="219" calcext:value-type="float">
            <text:p>219</text:p>
          </table:table-cell>
          <table:table-cell table:formula="of:=MOD([.F660]+1/[.$H$2];5)" office:value-type="float" office:value="1.9333333333333" calcext:value-type="float">
            <text:p>1,9333333333333</text:p>
          </table:table-cell>
          <table:table-cell table:formula="of:=IF([.F661]&lt;0.000001;[.G660]+2+1/[.$H$2];[.G660]+1/[.$H$2])" office:value-type="float" office:value="21.9333333333336" calcext:value-type="float">
            <text:p>21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2]))" office:value-type="date" office:date-value="2019-10-28T16:13:56.318153" calcext:value-type="date">
            <text:p>2019-10-28 16:13:56</text:p>
          </table:table-cell>
          <table:table-cell table:style-name="ce7" table:formula="of:=[.A662]" office:value-type="date" office:date-value="2019-10-28T16:13:56.318153" calcext:value-type="date">
            <text:p>2019-10-28 16:13:56</text:p>
          </table:table-cell>
          <table:table-cell table:formula="of:=TRUNC([.A662])" office:value-type="float" office:value="43766" calcext:value-type="float">
            <text:p>43766</text:p>
          </table:table-cell>
          <table:table-cell table:style-name="ce12" table:formula="of:=[.B662]-[.C662]" office:value-type="date" office:date-value="1899-12-30T16:13:56.31815265398" calcext:value-type="date">
            <text:p>12/30/99 04:13 PM</text:p>
          </table:table-cell>
          <table:table-cell table:formula="of:=MOD([.E661]-[.$E$2];[.$H$2])+1+[.$E$2]" office:value-type="float" office:value="220" calcext:value-type="float">
            <text:p>220</text:p>
          </table:table-cell>
          <table:table-cell table:formula="of:=MOD([.F661]+1/[.$H$2];5)" office:value-type="float" office:value="1.96666666666664" calcext:value-type="float">
            <text:p>1,96666666666664</text:p>
          </table:table-cell>
          <table:table-cell table:formula="of:=IF([.F662]&lt;0.000001;[.G661]+2+1/[.$H$2];[.G661]+1/[.$H$2])" office:value-type="float" office:value="21.9666666666669" calcext:value-type="float">
            <text:p>21,9666666666669</text:p>
          </table:table-cell>
          <table:table-cell table:number-columns-repeated="13"/>
        </table:table-row>
        <table:table-row table:style-name="ro1" table:number-rows-repeated="96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08">
          <table:table-cell table:number-columns-repeated="20"/>
        </table:table-row>
        <table:table-row table:style-name="ro1" table:number-rows-repeated="41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7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20:32:48.130891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20:33:08.249161991</dc:date>
    <meta:editing-duration>PT5H10M41S</meta:editing-duration>
    <meta:editing-cycles>31</meta:editing-cycles>
    <meta:generator>LibreOffice/6.0.7.3$Linux_X86_64 LibreOffice_project/00m0$Build-3</meta:generator>
    <meta:document-statistic meta:table-count="1" meta:cell-count="7821" meta:object-count="0"/>
  </office:meta>
</office:document-meta>
</file>